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04cm"/>
    </style:style>
    <style:style style:name="co2" style:family="table-column">
      <style:table-column-properties fo:break-before="auto" style:column-width="7.407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6.073cm"/>
    </style:style>
    <style:style style:name="co5" style:family="table-column">
      <style:table-column-properties fo:break-before="auto" style:column-width="5.1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Extraversion</text:p>
          </table:table-cell>
          <table:table-cell table:style-name="ce1" office:value-type="string">
            <text:p>Neuroticism</text:p>
          </table:table-cell>
          <table:table-cell table:style-name="ce1" office:value-type="string">
            <text:p>Agreeableness</text:p>
          </table:table-cell>
          <table:table-cell table:style-name="ce1" office:value-type="string">
            <text:p>Conscientiousness</text:p>
          </table:table-cell>
          <table:table-cell table:style-name="ce1" office:value-type="string">
            <text:p>Openness</text:p>
          </table:table-cell>
        </table:table-row>
        <table:table-row table:style-name="ro2">
          <table:table-cell office:value-type="string">
            <text:p>examiner gainesville film</text:p>
          </table:table-cell>
          <table:table-cell table:number-columns-repeated="4" office:value-type="string">
            <text:p>propname propname propname</text:p>
          </table:table-cell>
        </table:table-row>
        <table:table-row table:style-name="ro2">
          <table:table-cell office:value-type="string">
            <text:p>film industry examiner</text:p>
          </table:table-cell>
          <table:table-cell office:value-type="string">
            <text:p>ha ha ha</text:p>
          </table:table-cell>
          <table:table-cell office:value-type="string">
            <text:p>examiner gainesville film</text:p>
          </table:table-cell>
          <table:table-cell office:value-type="string">
            <text:p>work until pm</text:p>
          </table:table-cell>
          <table:table-cell office:value-type="string">
            <text:p>examiner gainesville film</text:p>
          </table:table-cell>
        </table:table-row>
        <table:table-row table:style-name="ro2">
          <table:table-cell office:value-type="string">
            <text:p>gainesville film industry</text:p>
          </table:table-cell>
          <table:table-cell office:value-type="string">
            <text:p>la la la</text:p>
          </table:table-cell>
          <table:table-cell office:value-type="string">
            <text:p>film industry examiner</text:p>
          </table:table-cell>
          <table:table-cell office:value-type="string">
            <text:p>dont know how</text:p>
          </table:table-cell>
          <table:table-cell office:value-type="string">
            <text:p>film industry examiner</text:p>
          </table:table-cell>
        </table:table-row>
        <table:table-row table:style-name="ro2">
          <table:table-cell office:value-type="string">
            <text:p>examiner examiner gainesville</text:p>
          </table:table-cell>
          <table:table-cell office:value-type="string">
            <text:p>just got back</text:p>
          </table:table-cell>
          <table:table-cell office:value-type="string">
            <text:p>gainesville film industry</text:p>
          </table:table-cell>
          <table:table-cell office:value-type="string">
            <text:p>let me know</text:p>
          </table:table-cell>
          <table:table-cell office:value-type="string">
            <text:p>gainesville film industry</text:p>
          </table:table-cell>
        </table:table-row>
        <table:table-row table:style-name="ro2">
          <table:table-cell office:value-type="string">
            <text:p>propname propname propname</text:p>
          </table:table-cell>
          <table:table-cell office:value-type="string">
            <text:p>copy paste your</text:p>
          </table:table-cell>
          <table:table-cell office:value-type="string">
            <text:p>examiner examiner gainesville</text:p>
          </table:table-cell>
          <table:table-cell office:value-type="string">
            <text:p>thanks birthday wishes</text:p>
          </table:table-cell>
          <table:table-cell office:value-type="string">
            <text:p>examiner examiner gainesville</text:p>
          </table:table-cell>
        </table:table-row>
        <table:table-row table:style-name="ro2">
          <table:table-cell office:value-type="string">
            <text:p>work until pm</text:p>
          </table:table-cell>
          <table:table-cell office:value-type="string">
            <text:p>crap crap crap</text:p>
          </table:table-cell>
          <table:table-cell office:value-type="string">
            <text:p>work until pm</text:p>
          </table:table-cell>
          <table:table-cell office:value-type="string">
            <text:p>just keep swimming</text:p>
          </table:table-cell>
          <table:table-cell office:value-type="string">
            <text:p>downtown comedy club</text:p>
          </table:table-cell>
        </table:table-row>
        <table:table-row table:style-name="ro2">
          <table:table-cell office:value-type="string">
            <text:p>moist moist moist</text:p>
          </table:table-cell>
          <table:table-cell office:value-type="string">
            <text:p>cant wait till</text:p>
          </table:table-cell>
          <table:table-cell office:value-type="string">
            <text:p>moist moist moist</text:p>
          </table:table-cell>
          <table:table-cell office:value-type="string">
            <text:p>blah blah blah</text:p>
          </table:table-cell>
          <table:table-cell office:value-type="string">
            <text:p>dont know how</text:p>
          </table:table-cell>
        </table:table-row>
        <table:table-row table:style-name="ro2">
          <table:table-cell office:value-type="string">
            <text:p>everyone birthday wishes</text:p>
          </table:table-cell>
          <table:table-cell office:value-type="string">
            <text:p>put your status</text:p>
          </table:table-cell>
          <table:table-cell office:value-type="string">
            <text:p>let me know</text:p>
          </table:table-cell>
          <table:table-cell office:value-type="string">
            <text:p>please post your</text:p>
          </table:table-cell>
          <table:table-cell office:value-type="string">
            <text:p>post your status</text:p>
          </table:table-cell>
        </table:table-row>
        <table:table-row table:style-name="ro2">
          <table:table-cell office:value-type="string">
            <text:p>let me know</text:p>
          </table:table-cell>
          <table:table-cell office:value-type="string">
            <text:p>paste your status</text:p>
          </table:table-cell>
          <table:table-cell office:value-type="string">
            <text:p>dont know how</text:p>
          </table:table-cell>
          <table:table-cell office:value-type="string">
            <text:p>should go broke</text:p>
          </table:table-cell>
          <table:table-cell office:value-type="string">
            <text:p>work until pm</text:p>
          </table:table-cell>
        </table:table-row>
        <table:table-row table:style-name="ro2">
          <table:table-cell office:value-type="string">
            <text:p>dont know how</text:p>
          </table:table-cell>
          <table:table-cell office:value-type="string">
            <text:p>go go go</text:p>
          </table:table-cell>
          <table:table-cell office:value-type="string">
            <text:p>just got back</text:p>
          </table:table-cell>
          <table:table-cell office:value-type="string">
            <text:p>put your status</text:p>
          </table:table-cell>
          <table:table-cell office:value-type="string">
            <text:p>moist moist moist</text:p>
          </table:table-cell>
        </table:table-row>
        <table:table-row table:style-name="ro2">
          <table:table-cell office:value-type="string">
            <text:p>blah blah blah</text:p>
          </table:table-cell>
          <table:table-cell office:value-type="string">
            <text:p>go urbandictionary type</text:p>
          </table:table-cell>
          <table:table-cell office:value-type="string">
            <text:p>go go go</text:p>
          </table:table-cell>
          <table:table-cell office:value-type="string">
            <text:p>status rest day</text:p>
          </table:table-cell>
          <table:table-cell office:value-type="string">
            <text:p>just got back</text:p>
          </table:table-cell>
        </table:table-row>
        <table:table-row table:style-name="ro2">
          <table:table-cell office:value-type="string">
            <text:p>just keep swimming</text:p>
          </table:table-cell>
          <table:table-cell office:value-type="string">
            <text:p>urbandictionary type your</text:p>
          </table:table-cell>
          <table:table-cell office:value-type="string">
            <text:p>just keep swimming</text:p>
          </table:table-cell>
          <table:table-cell office:value-type="string">
            <text:p>post your status</text:p>
          </table:table-cell>
          <table:table-cell office:value-type="string">
            <text:p>let me know</text:p>
          </table:table-cell>
        </table:table-row>
        <table:table-row table:style-name="ro2">
          <table:table-cell office:value-type="string">
            <text:p>latest article examiner</text:p>
          </table:table-cell>
          <table:table-cell office:value-type="string">
            <text:p>type your first</text:p>
          </table:table-cell>
          <table:table-cell office:value-type="string">
            <text:p>blah blah blah</text:p>
          </table:table-cell>
          <table:table-cell office:value-type="string">
            <text:p>go broke because</text:p>
          </table:table-cell>
          <table:table-cell office:value-type="string">
            <text:p>blah blah blah</text:p>
          </table:table-cell>
        </table:table-row>
        <table:table-row table:style-name="ro2">
          <table:table-cell office:value-type="string">
            <text:p>thank everyone birthday</text:p>
          </table:table-cell>
          <table:table-cell office:value-type="string">
            <text:p>oh my god</text:p>
          </table:table-cell>
          <table:table-cell office:value-type="string">
            <text:p>put your status</text:p>
          </table:table-cell>
          <table:table-cell office:value-type="string">
            <text:p>broke because get</text:p>
          </table:table-cell>
          <table:table-cell office:value-type="string">
            <text:p>put your status</text:p>
          </table:table-cell>
        </table:table-row>
        <table:table-row table:style-name="ro2">
          <table:table-cell office:value-type="string">
            <text:p>article examiner examiner</text:p>
          </table:table-cell>
          <table:table-cell office:value-type="string">
            <text:p>make me happy</text:p>
          </table:table-cell>
          <table:table-cell office:value-type="string">
            <text:p>ask me question</text:p>
          </table:table-cell>
          <table:table-cell office:value-type="string">
            <text:p>should die because</text:p>
          </table:table-cell>
          <table:table-cell office:value-type="string">
            <text:p>go broke because</text:p>
          </table:table-cell>
        </table:table-row>
        <table:table-row table:style-name="ro2">
          <table:table-cell office:value-type="string">
            <text:p>my latest article</text:p>
          </table:table-cell>
          <table:table-cell office:value-type="string">
            <text:p>little glass vial</text:p>
          </table:table-cell>
          <table:table-cell office:value-type="string">
            <text:p>cant wait till</text:p>
          </table:table-cell>
          <table:table-cell office:value-type="string">
            <text:p>agree please post</text:p>
          </table:table-cell>
          <table:table-cell office:value-type="string">
            <text:p>should die because</text:p>
          </table:table-cell>
        </table:table-row>
        <table:table-row table:style-name="ro2">
          <table:table-cell office:value-type="string">
            <text:p>go state beat</text:p>
          </table:table-cell>
          <table:table-cell office:value-type="string">
            <text:p>keep australia day</text:p>
          </table:table-cell>
          <table:table-cell office:value-type="string">
            <text:p>trying figure out</text:p>
          </table:table-cell>
          <table:table-cell office:value-type="string">
            <text:p>your status rest</text:p>
          </table:table-cell>
          <table:table-cell office:value-type="string">
            <text:p>agree please post</text:p>
          </table:table-cell>
        </table:table-row>
        <table:table-row table:style-name="ro2">
          <table:table-cell office:value-type="string">
            <text:p>copy paste your</text:p>
          </table:table-cell>
          <table:table-cell office:value-type="string">
            <text:p>day wave going</text:p>
          </table:table-cell>
          <table:table-cell office:value-type="string">
            <text:p>thanks birthday wishes</text:p>
          </table:table-cell>
          <table:table-cell office:value-type="string">
            <text:p>because get sick</text:p>
          </table:table-cell>
          <table:table-cell office:value-type="string">
            <text:p>oh my god</text:p>
          </table:table-cell>
        </table:table-row>
        <table:table-row table:style-name="ro2">
          <table:table-cell office:value-type="string">
            <text:p>maybe thats why</text:p>
          </table:table-cell>
          <table:table-cell office:value-type="string">
            <text:p>australia day wave</text:p>
          </table:table-cell>
          <table:table-cell office:value-type="string">
            <text:p>latest article examiner</text:p>
          </table:table-cell>
          <table:table-cell office:value-type="string">
            <text:p>go state beat</text:p>
          </table:table-cell>
          <table:table-cell office:value-type="string">
            <text:p>please post your</text:p>
          </table:table-cell>
        </table:table-row>
        <table:table-row table:style-name="ro2">
          <table:table-cell office:value-type="string">
            <text:p>winter spring winter</text:p>
          </table:table-cell>
          <table:table-cell office:value-type="string">
            <text:p>dee dee dee</text:p>
          </table:table-cell>
          <table:table-cell office:value-type="string">
            <text:p>merry christmas everyone</text:p>
          </table:table-cell>
          <table:table-cell office:value-type="string">
            <text:p>die because cannot</text:p>
          </table:table-cell>
          <table:table-cell office:value-type="string">
            <text:p>should go broke</text:p>
          </table:table-cell>
        </table:table-row>
        <table:table-row table:style-name="ro2">
          <table:table-cell office:value-type="string">
            <text:p>feel much better</text:p>
          </table:table-cell>
          <table:table-cell office:value-type="string">
            <text:p>wish merry christmas</text:p>
          </table:table-cell>
          <table:table-cell office:value-type="string">
            <text:p>just finished watching</text:p>
          </table:table-cell>
          <table:table-cell office:value-type="string">
            <text:p>copy paste your</text:p>
          </table:table-cell>
          <table:table-cell office:value-type="string">
            <text:p>status rest day</text:p>
          </table:table-cell>
        </table:table-row>
        <table:table-row table:style-name="ro2">
          <table:table-cell office:value-type="string">
            <text:p>thank lord your</text:p>
          </table:table-cell>
          <table:table-cell office:value-type="string">
            <text:p>blonde blonde blonde</text:p>
          </table:table-cell>
          <table:table-cell table:number-columns-repeated="2" office:value-type="string">
            <text:p>first day school</text:p>
          </table:table-cell>
          <table:table-cell office:value-type="string">
            <text:p>broke because get</text:p>
          </table:table-cell>
        </table:table-row>
        <table:table-row table:style-name="ro2">
          <table:table-cell office:value-type="string">
            <text:p>finished post paragraph</text:p>
          </table:table-cell>
          <table:table-cell office:value-type="string">
            <text:p>status put first</text:p>
          </table:table-cell>
          <table:table-cell office:value-type="string">
            <text:p>article examiner examiner</text:p>
          </table:table-cell>
          <table:table-cell office:value-type="string">
            <text:p>because cannot afford</text:p>
          </table:table-cell>
          <table:table-cell office:value-type="string">
            <text:p>your status rest</text:p>
          </table:table-cell>
        </table:table-row>
        <table:table-row table:style-name="ro2">
          <table:table-cell office:value-type="string">
            <text:p>your own status</text:p>
          </table:table-cell>
          <table:table-cell office:value-type="string">
            <text:p>dont want go</text:p>
          </table:table-cell>
          <table:table-cell office:value-type="string">
            <text:p>my latest article</text:p>
          </table:table-cell>
          <table:table-cell office:value-type="string">
            <text:p>work work work</text:p>
          </table:table-cell>
          <table:table-cell office:value-type="string">
            <text:p>go go go</text:p>
          </table:table-cell>
        </table:table-row>
        <table:table-row table:style-name="ro2">
          <table:table-cell office:value-type="string">
            <text:p>first day school</text:p>
          </table:table-cell>
          <table:table-cell office:value-type="string">
            <text:p>im counting down</text:p>
          </table:table-cell>
          <table:table-cell office:value-type="string">
            <text:p>go state beat</text:p>
          </table:table-cell>
          <table:table-cell office:value-type="string">
            <text:p>maybe thats why</text:p>
          </table:table-cell>
          <table:table-cell office:value-type="string">
            <text:p>just keep swimming</text:p>
          </table:table-cell>
        </table:table-row>
        <table:table-row table:style-name="ro2">
          <table:table-cell office:value-type="string">
            <text:p>change your profile</text:p>
          </table:table-cell>
          <table:table-cell office:value-type="string">
            <text:p>cant wait get</text:p>
          </table:table-cell>
          <table:table-cell office:value-type="string">
            <text:p>everyone birthday wishes</text:p>
          </table:table-cell>
          <table:table-cell office:value-type="string">
            <text:p>ask me question</text:p>
          </table:table-cell>
          <table:table-cell office:value-type="string">
            <text:p>die because cannot</text:p>
          </table:table-cell>
        </table:table-row>
        <table:table-row table:style-name="ro2">
          <table:table-cell office:value-type="string">
            <text:p>nobel peace prize</text:p>
          </table:table-cell>
          <table:table-cell office:value-type="string">
            <text:p>cant wait see</text:p>
          </table:table-cell>
          <table:table-cell office:value-type="string">
            <text:p>crap crap crap</text:p>
          </table:table-cell>
          <table:table-cell office:value-type="string">
            <text:p>winter spring winter</text:p>
          </table:table-cell>
          <table:table-cell office:value-type="string">
            <text:p>because get sick</text:p>
          </table:table-cell>
        </table:table-row>
        <table:table-row table:style-name="ro2">
          <table:table-cell office:value-type="string">
            <text:p>having hard time</text:p>
          </table:table-cell>
          <table:table-cell office:value-type="string">
            <text:p>first copy paste</text:p>
          </table:table-cell>
          <table:table-cell office:value-type="string">
            <text:p>winter spring winter</text:p>
          </table:table-cell>
          <table:table-cell office:value-type="string">
            <text:p>health care should</text:p>
          </table:table-cell>
          <table:table-cell office:value-type="string">
            <text:p>everyone birthday wishes</text:p>
          </table:table-cell>
        </table:table-row>
        <table:table-row table:style-name="ro2">
          <table:table-cell office:value-type="string">
            <text:p>until pm then</text:p>
          </table:table-cell>
          <table:table-cell office:value-type="string">
            <text:p>first entry your</text:p>
          </table:table-cell>
          <table:table-cell office:value-type="string">
            <text:p>health care should</text:p>
          </table:table-cell>
          <table:table-cell office:value-type="string">
            <text:p>thank lord your</text:p>
          </table:table-cell>
          <table:table-cell office:value-type="string">
            <text:p>because cannot afford</text:p>
          </table:table-cell>
        </table:table-row>
        <table:table-row table:style-name="ro2">
          <table:table-cell office:value-type="string">
            <text:p>post paragraph your</text:p>
          </table:table-cell>
          <table:table-cell office:value-type="string">
            <text:p>your first copy</text:p>
          </table:table-cell>
          <table:table-cell office:value-type="string">
            <text:p>thank lord your</text:p>
          </table:table-cell>
          <table:table-cell office:value-type="string">
            <text:p>care should go</text:p>
          </table:table-cell>
          <table:table-cell office:value-type="string">
            <text:p>cant wait till</text:p>
          </table:table-cell>
        </table:table-row>
        <table:table-row table:style-name="ro2">
          <table:table-cell office:value-type="string">
            <text:p>just got home</text:p>
          </table:table-cell>
          <table:table-cell office:value-type="string">
            <text:p>merry christmas everyone</text:p>
          </table:table-cell>
          <table:table-cell office:value-type="string">
            <text:p>post your status</text:p>
          </table:table-cell>
          <table:table-cell office:value-type="string">
            <text:p>afford health care</text:p>
          </table:table-cell>
          <table:table-cell office:value-type="string">
            <text:p>health care should</text:p>
          </table:table-cell>
        </table:table-row>
        <table:table-row table:style-name="ro2">
          <table:table-cell office:value-type="string">
            <text:p>dont speak often</text:p>
          </table:table-cell>
          <table:table-cell office:value-type="string">
            <text:p>wish me luck</text:p>
          </table:table-cell>
          <table:table-cell office:value-type="string">
            <text:p>go broke because</text:p>
          </table:table-cell>
          <table:table-cell office:value-type="string">
            <text:p>nobel peace prize</text:p>
          </table:table-cell>
          <table:table-cell office:value-type="string">
            <text:p>trying figure out</text:p>
          </table:table-cell>
        </table:table-row>
        <table:table-row table:style-name="ro2">
          <table:table-cell office:value-type="string">
            <text:p>paragraph your own</text:p>
          </table:table-cell>
          <table:table-cell office:value-type="string">
            <text:p>your status know</text:p>
          </table:table-cell>
          <table:table-cell office:value-type="string">
            <text:p>die because cannot</text:p>
          </table:table-cell>
          <table:table-cell office:value-type="string">
            <text:p>having hard time</text:p>
          </table:table-cell>
          <table:table-cell office:value-type="string">
            <text:p>thanks birthday wishes</text:p>
          </table:table-cell>
        </table:table-row>
        <table:table-row table:style-name="ro2">
          <table:table-cell office:value-type="string">
            <text:p>own status youll</text:p>
          </table:table-cell>
          <table:table-cell office:value-type="string">
            <text:p>status know someone</text:p>
          </table:table-cell>
          <table:table-cell office:value-type="string">
            <text:p>should die because</text:p>
          </table:table-cell>
          <table:table-cell office:value-type="string">
            <text:p>until pm then</text:p>
          </table:table-cell>
          <table:table-cell office:value-type="string">
            <text:p>latest article examiner</text:p>
          </table:table-cell>
        </table:table-row>
        <table:table-row table:style-name="ro2">
          <table:table-cell office:value-type="string">
            <text:p>ha ha ha</text:p>
          </table:table-cell>
          <table:table-cell office:value-type="string">
            <text:p>your status see</text:p>
          </table:table-cell>
          <table:table-cell office:value-type="string">
            <text:p>agree please post</text:p>
          </table:table-cell>
          <table:table-cell office:value-type="string">
            <text:p>merry christmas everyone</text:p>
          </table:table-cell>
          <table:table-cell office:value-type="string">
            <text:p>comedy club tonight</text:p>
          </table:table-cell>
        </table:table-row>
        <table:table-row table:style-name="ro2">
          <table:table-cell office:value-type="string">
            <text:p>swimming just keep</text:p>
          </table:table-cell>
          <table:table-cell office:value-type="string">
            <text:p>good nights sleep</text:p>
          </table:table-cell>
          <table:table-cell office:value-type="string">
            <text:p>oh my god</text:p>
          </table:table-cell>
          <table:table-cell table:number-columns-repeated="2" office:value-type="string">
            <text:p>cannot afford health</text:p>
          </table:table-cell>
        </table:table-row>
        <table:table-row table:style-name="ro2">
          <table:table-cell office:value-type="string">
            <text:p>keep swimming just</text:p>
          </table:table-cell>
          <table:table-cell office:value-type="string">
            <text:p>your status put</text:p>
          </table:table-cell>
          <table:table-cell office:value-type="string">
            <text:p>cannot afford health</text:p>
          </table:table-cell>
          <table:table-cell office:value-type="string">
            <text:p>propname propname my</text:p>
          </table:table-cell>
          <table:table-cell office:value-type="string">
            <text:p>know youre jealous</text:p>
          </table:table-cell>
        </table:table-row>
        <table:table-row table:style-name="ro2">
          <table:table-cell office:value-type="string">
            <text:p>status youll surprised</text:p>
          </table:table-cell>
          <table:table-cell office:value-type="string">
            <text:p>put first entry</text:p>
          </table:table-cell>
          <table:table-cell office:value-type="string">
            <text:p>care should go</text:p>
          </table:table-cell>
          <table:table-cell office:value-type="string">
            <text:p>how many people</text:p>
          </table:table-cell>
          <table:table-cell office:value-type="string">
            <text:p>article examiner examiner</text:p>
          </table:table-cell>
        </table:table-row>
        <table:table-row table:style-name="ro2">
          <table:table-cell office:value-type="string">
            <text:p>mail msu edu</text:p>
          </table:table-cell>
          <table:table-cell office:value-type="string">
            <text:p>write bad romance</text:p>
          </table:table-cell>
          <table:table-cell office:value-type="string">
            <text:p>because get sick</text:p>
          </table:table-cell>
          <table:table-cell office:value-type="string">
            <text:p>swimming just keep</text:p>
          </table:table-cell>
          <table:table-cell office:value-type="string">
            <text:p>my latest article</text:p>
          </table:table-cell>
        </table:table-row>
        <table:table-row table:style-name="ro2">
          <table:table-cell office:value-type="string">
            <text:p>thinking about how</text:p>
          </table:table-cell>
          <table:table-cell office:value-type="string">
            <text:p>christmas wish merry</text:p>
          </table:table-cell>
          <table:table-cell office:value-type="string">
            <text:p>please post your</text:p>
          </table:table-cell>
          <table:table-cell office:value-type="string">
            <text:p>keep swimming just</text:p>
          </table:table-cell>
          <table:table-cell office:value-type="string">
            <text:p>care should go</text:p>
          </table:table-cell>
        </table:table-row>
        <table:table-row table:style-name="ro2">
          <table:table-cell office:value-type="string">
            <text:p>trying figure out</text:p>
          </table:table-cell>
          <table:table-cell office:value-type="string">
            <text:p>better making right</text:p>
          </table:table-cell>
          <table:table-cell office:value-type="string">
            <text:p>afford health care</text:p>
          </table:table-cell>
          <table:table-cell office:value-type="string">
            <text:p>me last night</text:p>
          </table:table-cell>
          <table:table-cell office:value-type="string">
            <text:p>go state beat</text:p>
          </table:table-cell>
        </table:table-row>
        <table:table-row table:style-name="ro2">
          <table:table-cell office:value-type="string">
            <text:p>im very happy</text:p>
          </table:table-cell>
          <table:table-cell office:value-type="string">
            <text:p>revenge me could</text:p>
          </table:table-cell>
          <table:table-cell office:value-type="string">
            <text:p>should go broke</text:p>
          </table:table-cell>
          <table:table-cell office:value-type="string">
            <text:p>mail msu edu</text:p>
          </table:table-cell>
          <table:table-cell office:value-type="string">
            <text:p>afford health care</text:p>
          </table:table-cell>
        </table:table-row>
        <table:table-row table:style-name="ro2">
          <table:table-cell office:value-type="string">
            <text:p>excited see propname</text:p>
          </table:table-cell>
          <table:table-cell office:value-type="string">
            <text:p>want your love</text:p>
          </table:table-cell>
          <table:table-cell office:value-type="string">
            <text:p>status rest day</text:p>
          </table:table-cell>
          <table:table-cell office:value-type="string">
            <text:p>eat ice cream</text:p>
          </table:table-cell>
          <table:table-cell office:value-type="string">
            <text:p>maybe thats why</text:p>
          </table:table-cell>
        </table:table-row>
        <table:table-row table:style-name="ro2">
          <table:table-cell office:value-type="string">
            <text:p>longest day ever</text:p>
          </table:table-cell>
          <table:table-cell office:value-type="string">
            <text:p>get better making</text:p>
          </table:table-cell>
          <table:table-cell office:value-type="string">
            <text:p>until pm then</text:p>
          </table:table-cell>
          <table:table-cell office:value-type="string">
            <text:p>hanging out propname</text:p>
          </table:table-cell>
          <table:table-cell office:value-type="string">
            <text:p>crap crap crap</text:p>
          </table:table-cell>
        </table:table-row>
        <table:table-row table:style-name="ro2">
          <table:table-cell office:value-type="string">
            <text:p>cant wait til</text:p>
          </table:table-cell>
          <table:table-cell office:value-type="string">
            <text:p>dm dm dm</text:p>
          </table:table-cell>
          <table:table-cell office:value-type="string">
            <text:p>broke because get</text:p>
          </table:table-cell>
          <table:table-cell office:value-type="string">
            <text:p>im very happy</text:p>
          </table:table-cell>
          <table:table-cell office:value-type="string">
            <text:p>winter spring winter</text:p>
          </table:table-cell>
        </table:table-row>
        <table:table-row table:style-name="ro2">
          <table:table-cell office:value-type="string">
            <text:p>surprised people remember</text:p>
          </table:table-cell>
          <table:table-cell office:value-type="string">
            <text:p>wave going keep</text:p>
          </table:table-cell>
          <table:table-cell office:value-type="string">
            <text:p>wish me luck</text:p>
          </table:table-cell>
          <table:table-cell office:value-type="string">
            <text:p>longest day ever</text:p>
          </table:table-cell>
          <table:table-cell office:value-type="string">
            <text:p>dont want go</text:p>
          </table:table-cell>
        </table:table-row>
        <table:table-row table:style-name="ro2">
          <table:table-cell office:value-type="string">
            <text:p>people remember about</text:p>
          </table:table-cell>
          <table:table-cell office:value-type="string">
            <text:p>rocky rocky rocky</text:p>
          </table:table-cell>
          <table:table-cell office:value-type="string">
            <text:p>last day work</text:p>
          </table:table-cell>
          <table:table-cell office:value-type="string">
            <text:p>get sick agree</text:p>
          </table:table-cell>
          <table:table-cell office:value-type="string">
            <text:p>cant wait get</text:p>
          </table:table-cell>
        </table:table-row>
        <table:table-row table:style-name="ro2">
          <table:table-cell office:value-type="string">
            <text:p>how come never</text:p>
          </table:table-cell>
          <table:table-cell office:value-type="string">
            <text:p>making right choice</text:p>
          </table:table-cell>
          <table:table-cell office:value-type="string">
            <text:p>your status rest</text:p>
          </table:table-cell>
          <table:table-cell office:value-type="string">
            <text:p>everyone birthday wishes</text:p>
          </table:table-cell>
          <table:table-cell office:value-type="string">
            <text:p>thank lord your</text:p>
          </table:table-cell>
        </table:table-row>
        <table:table-row table:style-name="ro2">
          <table:table-cell office:value-type="string">
            <text:p>working until pm</text:p>
          </table:table-cell>
          <table:table-cell office:value-type="string">
            <text:p>shall live vain</text:p>
          </table:table-cell>
          <table:table-cell office:value-type="string">
            <text:p>because cannot afford</text:p>
          </table:table-cell>
          <table:table-cell office:value-type="string">
            <text:p>doesnt wanna go</text:p>
          </table:table-cell>
          <table:table-cell office:value-type="string">
            <text:p>cant wait see</text:p>
          </table:table-cell>
        </table:table-row>
        <table:table-row table:style-name="ro2">
          <table:table-cell office:value-type="string">
            <text:p>post your status</text:p>
          </table:table-cell>
          <table:table-cell office:value-type="string">
            <text:p>mad mad mad</text:p>
          </table:table-cell>
          <table:table-cell office:value-type="string">
            <text:p>keep australia day</text:p>
          </table:table-cell>
          <table:table-cell office:value-type="string">
            <text:p>cant wait til</text:p>
          </table:table-cell>
          <table:table-cell office:value-type="string">
            <text:p>finished post paragraph</text:p>
          </table:table-cell>
        </table:table-row>
        <table:table-row table:style-name="ro2">
          <table:table-cell office:value-type="string">
            <text:p>youll surprised people</text:p>
          </table:table-cell>
          <table:table-cell office:value-type="string">
            <text:p>teenage dirtbag baby</text:p>
          </table:table-cell>
          <table:table-cell office:value-type="string">
            <text:p>australia day wave</text:p>
          </table:table-cell>
          <table:table-cell office:value-type="string">
            <text:p>cant wait friday</text:p>
          </table:table-cell>
          <table:table-cell office:value-type="string">
            <text:p>your own status</text:p>
          </table:table-cell>
        </table:table-row>
        <table:table-row table:style-name="ro2">
          <table:table-cell office:value-type="string">
            <text:p>tonight any takers</text:p>
          </table:table-cell>
          <table:table-cell office:value-type="string">
            <text:p>mad dash back</text:p>
          </table:table-cell>
          <table:table-cell office:value-type="string">
            <text:p>day wave going</text:p>
          </table:table-cell>
          <table:table-cell office:value-type="string">
            <text:p>me right now</text:p>
          </table:table-cell>
          <table:table-cell office:value-type="string">
            <text:p>merry christmas everyone</text:p>
          </table:table-cell>
        </table:table-row>
        <table:table-row table:style-name="ro2">
          <table:table-cell office:value-type="string">
            <text:p>please post comment</text:p>
          </table:table-cell>
          <table:table-cell office:value-type="string">
            <text:p>merry christmas wish</text:p>
          </table:table-cell>
          <table:table-cell office:value-type="string">
            <text:p>dee dee dee</text:p>
          </table:table-cell>
          <table:table-cell office:value-type="string">
            <text:p>how come never</text:p>
          </table:table-cell>
          <table:table-cell office:value-type="string">
            <text:p>your status know</text:p>
          </table:table-cell>
        </table:table-row>
        <table:table-row table:style-name="ro2">
          <table:table-cell office:value-type="string">
            <text:p>cant wait go</text:p>
          </table:table-cell>
          <table:table-cell office:value-type="string">
            <text:p>many stupid looking</text:p>
          </table:table-cell>
          <table:table-cell office:value-type="string">
            <text:p>swimming just keep</text:p>
          </table:table-cell>
          <table:table-cell office:value-type="string">
            <text:p>working until pm</text:p>
          </table:table-cell>
          <table:table-cell office:value-type="string">
            <text:p>see propname propname</text:p>
          </table:table-cell>
        </table:table-row>
        <table:table-row table:style-name="ro2">
          <table:table-cell office:value-type="string">
            <text:p>call me wanna</text:p>
          </table:table-cell>
          <table:table-cell office:value-type="string">
            <text:p>theyre chosen whites</text:p>
          </table:table-cell>
          <table:table-cell office:value-type="string">
            <text:p>keep swimming just</text:p>
          </table:table-cell>
          <table:table-cell office:value-type="string">
            <text:p>wii fit plus</text:p>
          </table:table-cell>
          <table:table-cell office:value-type="string">
            <text:p>first day school</text:p>
          </table:table-cell>
        </table:table-row>
        <table:table-row table:style-name="ro2">
          <table:table-cell office:value-type="string">
            <text:p>back real world</text:p>
          </table:table-cell>
          <table:table-cell office:value-type="string">
            <text:p>just teenage dirtbag</text:p>
          </table:table-cell>
          <table:table-cell office:value-type="string">
            <text:p>inbox any question</text:p>
          </table:table-cell>
          <table:table-cell office:value-type="string">
            <text:p>call me wanna</text:p>
          </table:table-cell>
          <table:table-cell office:value-type="string">
            <text:p>sick agree please</text:p>
          </table:table-cell>
        </table:table-row>
        <table:table-row table:style-name="ro2">
          <table:table-cell office:value-type="string">
            <text:p>makes me sad</text:p>
          </table:table-cell>
          <table:table-cell office:value-type="string">
            <text:p>wearing badge theyre</text:p>
          </table:table-cell>
          <table:table-cell office:value-type="string">
            <text:p>my inbox any</text:p>
          </table:table-cell>
          <table:table-cell office:value-type="string">
            <text:p>every once while</text:p>
          </table:table-cell>
          <table:table-cell office:value-type="string">
            <text:p>work work work</text:p>
          </table:table-cell>
        </table:table-row>
        <table:table-row table:style-name="ro2">
          <table:table-cell office:value-type="string">
            <text:p>like thank everyone</text:p>
          </table:table-cell>
          <table:table-cell office:value-type="string">
            <text:p>call someone speaks</text:p>
          </table:table-cell>
          <table:table-cell office:value-type="string">
            <text:p>mail msu edu</text:p>
          </table:table-cell>
          <table:table-cell office:value-type="string">
            <text:p>just finished watching</text:p>
          </table:table-cell>
          <table:table-cell office:value-type="string">
            <text:p>thank everyone birthday</text:p>
          </table:table-cell>
        </table:table-row>
        <table:table-row table:style-name="ro2">
          <table:table-cell office:value-type="string">
            <text:p>about how much</text:p>
          </table:table-cell>
          <table:table-cell office:value-type="string">
            <text:p>me could write</text:p>
          </table:table-cell>
          <table:table-cell office:value-type="string">
            <text:p>dont want go</text:p>
          </table:table-cell>
          <table:table-cell office:value-type="string">
            <text:p>sick agree please</text:p>
          </table:table-cell>
          <table:table-cell office:value-type="string">
            <text:p>get sick agree</text:p>
          </table:table-cell>
        </table:table-row>
        <table:table-row table:style-name="ro2">
          <table:table-cell office:value-type="string">
            <text:p>know youre jealous</text:p>
          </table:table-cell>
          <table:table-cell office:value-type="string">
            <text:p>facts then act</text:p>
          </table:table-cell>
          <table:table-cell office:value-type="string">
            <text:p>im counting down</text:p>
          </table:table-cell>
          <table:table-cell office:value-type="string">
            <text:p>hate being sick</text:p>
          </table:table-cell>
          <table:table-cell office:value-type="string">
            <text:p>until pm then</text:p>
          </table:table-cell>
        </table:table-row>
        <table:table-row table:style-name="ro2">
          <table:table-cell office:value-type="string">
            <text:p>waiting propname get</text:p>
          </table:table-cell>
          <table:table-cell office:value-type="string">
            <text:p>going keep australia</text:p>
          </table:table-cell>
          <table:table-cell office:value-type="string">
            <text:p>longest day ever</text:p>
          </table:table-cell>
          <table:table-cell office:value-type="string">
            <text:p>write bad romance</text:p>
          </table:table-cell>
          <table:table-cell office:value-type="string">
            <text:p>wish me luck</text:p>
          </table:table-cell>
        </table:table-row>
        <table:table-row table:style-name="ro2">
          <table:table-cell office:value-type="string">
            <text:p>anyone know where</text:p>
          </table:table-cell>
          <table:table-cell office:value-type="string">
            <text:p>check your time</text:p>
          </table:table-cell>
          <table:table-cell office:value-type="string">
            <text:p>cant wait see</text:p>
          </table:table-cell>
          <table:table-cell office:value-type="string">
            <text:p>revenge me could</text:p>
          </table:table-cell>
          <table:table-cell office:value-type="string">
            <text:p>last day work</text:p>
          </table:table-cell>
        </table:table-row>
        <table:table-row table:style-name="ro2">
          <table:table-cell office:value-type="string">
            <text:p>me right now</text:p>
          </table:table-cell>
          <table:table-cell office:value-type="string">
            <text:p>shoes just see</text:p>
          </table:table-cell>
          <table:table-cell office:value-type="string">
            <text:p>cant wait friday</text:p>
          </table:table-cell>
          <table:table-cell office:value-type="string">
            <text:p>want your love</text:p>
          </table:table-cell>
          <table:table-cell office:value-type="string">
            <text:p>post paragraph your</text:p>
          </table:table-cell>
        </table:table-row>
        <table:table-row table:style-name="ro2">
          <table:table-cell office:value-type="string">
            <text:p>tonight call me</text:p>
          </table:table-cell>
          <table:table-cell office:value-type="string">
            <text:p>es lo que</text:p>
          </table:table-cell>
          <table:table-cell office:value-type="string">
            <text:p>my bombay elvis</text:p>
          </table:table-cell>
          <table:table-cell office:value-type="string">
            <text:p>wilt thou change</text:p>
          </table:table-cell>
          <table:table-cell office:value-type="string">
            <text:p>status know someone</text:p>
          </table:table-cell>
        </table:table-row>
        <table:table-row table:style-name="ro2">
          <table:table-cell office:value-type="string">
            <text:p>about going home</text:p>
          </table:table-cell>
          <table:table-cell office:value-type="string">
            <text:p>badge theyre chosen</text:p>
          </table:table-cell>
          <table:table-cell office:value-type="string">
            <text:p>finished post paragraph</text:p>
          </table:table-cell>
          <table:table-cell office:value-type="string">
            <text:p>think can think</text:p>
          </table:table-cell>
          <table:table-cell office:value-type="string">
            <text:p>just got home</text:p>
          </table:table-cell>
        </table:table-row>
        <table:table-row table:style-name="ro2">
          <table:table-cell office:value-type="string">
            <text:p>see harry potter</text:p>
          </table:table-cell>
          <table:table-cell office:value-type="string">
            <text:p>asked your eyes</text:p>
          </table:table-cell>
          <table:table-cell office:value-type="string">
            <text:p>how come never</text:p>
          </table:table-cell>
          <table:table-cell office:value-type="string">
            <text:p>see propname wooo</text:p>
          </table:table-cell>
          <table:table-cell office:value-type="string">
            <text:p>dont speak often</text:p>
          </table:table-cell>
        </table:table-row>
        <table:table-row table:style-name="ro2">
          <table:table-cell office:value-type="string">
            <text:p>thanking everyone birthday</text:p>
          </table:table-cell>
          <table:table-cell office:value-type="string">
            <text:p>cave men win</text:p>
          </table:table-cell>
          <table:table-cell office:value-type="string">
            <text:p>working until pm</text:p>
          </table:table-cell>
          <table:table-cell office:value-type="string">
            <text:p>shall live vain</text:p>
          </table:table-cell>
          <table:table-cell office:value-type="string">
            <text:p>paragraph your own</text:p>
          </table:table-cell>
        </table:table-row>
        <table:table-row table:style-name="ro2">
          <table:table-cell office:value-type="string">
            <text:p>does anyone know</text:p>
          </table:table-cell>
          <table:table-cell office:value-type="string">
            <text:p>vial little glass</text:p>
          </table:table-cell>
          <table:table-cell office:value-type="string">
            <text:p>does anyone else</text:p>
          </table:table-cell>
          <table:table-cell office:value-type="string">
            <text:p>mad mad mad</text:p>
          </table:table-cell>
          <table:table-cell office:value-type="string">
            <text:p>how many people</text:p>
          </table:table-cell>
        </table:table-row>
        <table:table-row table:style-name="ro2">
          <table:table-cell office:value-type="string">
            <text:p>just realized how</text:p>
          </table:table-cell>
          <table:table-cell office:value-type="string">
            <text:p>da rest da</text:p>
          </table:table-cell>
          <table:table-cell office:value-type="string">
            <text:p>wii fit plus</text:p>
          </table:table-cell>
          <table:table-cell office:value-type="string">
            <text:p>too heavenly minded</text:p>
          </table:table-cell>
          <table:table-cell office:value-type="string">
            <text:p>own status youll</text:p>
          </table:table-cell>
        </table:table-row>
        <table:table-row table:style-name="ro2">
          <table:table-cell office:value-type="string">
            <text:p>often please post</text:p>
          </table:table-cell>
          <table:table-cell office:value-type="string">
            <text:p>face facts then</text:p>
          </table:table-cell>
          <table:table-cell office:value-type="string">
            <text:p>your own status</text:p>
          </table:table-cell>
          <table:table-cell office:value-type="string">
            <text:p>many fucked up</text:p>
          </table:table-cell>
          <table:table-cell office:value-type="string">
            <text:p>little glass vial</text:p>
          </table:table-cell>
        </table:table-row>
        <table:table-row table:style-name="ro2">
          <table:table-cell office:value-type="string">
            <text:p>speak often please</text:p>
          </table:table-cell>
          <table:table-cell office:value-type="string">
            <text:p>stupid looking dogs</text:p>
          </table:table-cell>
          <table:table-cell office:value-type="string">
            <text:p>urbandictionary type your</text:p>
          </table:table-cell>
          <table:table-cell office:value-type="string">
            <text:p>me could write</text:p>
          </table:table-cell>
          <table:table-cell office:value-type="string">
            <text:p>keep australia day</text:p>
          </table:table-cell>
        </table:table-row>
        <table:table-row table:style-name="ro2">
          <table:table-cell office:value-type="string">
            <text:p>how much missed</text:p>
          </table:table-cell>
          <table:table-cell office:value-type="string">
            <text:p>could write bad</text:p>
          </table:table-cell>
          <table:table-cell office:value-type="string">
            <text:p>see propname propname</text:p>
          </table:table-cell>
          <table:table-cell office:value-type="string">
            <text:p>please cover over</text:p>
          </table:table-cell>
          <table:table-cell office:value-type="string">
            <text:p>australia day wave</text:p>
          </table:table-cell>
        </table:table-row>
        <table:table-row table:style-name="ro2">
          <table:table-cell office:value-type="string">
            <text:p>me let me</text:p>
          </table:table-cell>
          <table:table-cell office:value-type="string">
            <text:p>glass vial little</text:p>
          </table:table-cell>
          <table:table-cell office:value-type="string">
            <text:p>call me wanna</text:p>
          </table:table-cell>
          <table:table-cell office:value-type="string">
            <text:p>gimme your eyes</text:p>
          </table:table-cell>
          <table:table-cell office:value-type="string">
            <text:p>day wave going</text:p>
          </table:table-cell>
        </table:table-row>
        <table:table-row table:style-name="ro2">
          <table:table-cell office:value-type="string">
            <text:p>write bad romance</text:p>
          </table:table-cell>
          <table:table-cell office:value-type="string">
            <text:p>house got job</text:p>
          </table:table-cell>
          <table:table-cell office:value-type="string">
            <text:p>dare put your</text:p>
          </table:table-cell>
          <table:table-cell office:value-type="string">
            <text:p>better than ya</text:p>
          </table:table-cell>
          <table:table-cell office:value-type="string">
            <text:p>dee dee dee</text:p>
          </table:table-cell>
        </table:table-row>
        <table:table-row table:style-name="ro2">
          <table:table-cell office:value-type="string">
            <text:p>better making right</text:p>
          </table:table-cell>
          <table:table-cell office:value-type="string">
            <text:p>thing take me</text:p>
          </table:table-cell>
          <table:table-cell office:value-type="string">
            <text:p>just found out</text:p>
          </table:table-cell>
          <table:table-cell office:value-type="string">
            <text:p>dont think dont</text:p>
          </table:table-cell>
          <table:table-cell office:value-type="string">
            <text:p>wish merry christmas</text:p>
          </table:table-cell>
        </table:table-row>
        <table:table-row table:style-name="ro2">
          <table:table-cell office:value-type="string">
            <text:p>revenge me could</text:p>
          </table:table-cell>
          <table:table-cell office:value-type="string">
            <text:p>propname asked your</text:p>
          </table:table-cell>
          <table:table-cell office:value-type="string">
            <text:p>sick agree please</text:p>
          </table:table-cell>
          <table:table-cell office:value-type="string">
            <text:p>piece fried chicken</text:p>
          </table:table-cell>
          <table:table-cell office:value-type="string">
            <text:p>blonde blonde blonde</text:p>
          </table:table-cell>
        </table:table-row>
        <table:table-row table:style-name="ro2">
          <table:table-cell office:value-type="string">
            <text:p>oh crap lets</text:p>
          </table:table-cell>
          <table:table-cell office:value-type="string">
            <text:p>night late goodbye</text:p>
          </table:table-cell>
          <table:table-cell office:value-type="string">
            <text:p>paste your status</text:p>
          </table:table-cell>
          <table:table-cell office:value-type="string">
            <text:p>es lo que</text:p>
          </table:table-cell>
          <table:table-cell office:value-type="string">
            <text:p>swimming just keep</text:p>
          </table:table-cell>
        </table:table-row>
        <table:table-row table:style-name="ro2">
          <table:table-cell office:value-type="string">
            <text:p>get better making</text:p>
          </table:table-cell>
          <table:table-cell office:value-type="string">
            <text:p>just wanna submarine</text:p>
          </table:table-cell>
          <table:table-cell office:value-type="string">
            <text:p>makes me sad</text:p>
          </table:table-cell>
          <table:table-cell office:value-type="string">
            <text:p>could write bad</text:p>
          </table:table-cell>
          <table:table-cell office:value-type="string">
            <text:p>keep swimming just</text:p>
          </table:table-cell>
        </table:table-row>
        <table:table-row table:style-name="ro2">
          <table:table-cell office:value-type="string">
            <text:p>shake shake shake</text:p>
          </table:table-cell>
          <table:table-cell office:value-type="string">
            <text:p>tennis doesnt get</text:p>
          </table:table-cell>
          <table:table-cell office:value-type="string">
            <text:p>work work work</text:p>
          </table:table-cell>
          <table:table-cell office:value-type="string">
            <text:p>happy happy happy</text:p>
          </table:table-cell>
          <table:table-cell office:value-type="string">
            <text:p>hold my arms</text:p>
          </table:table-cell>
        </table:table-row>
        <table:table-row table:style-name="ro2">
          <table:table-cell office:value-type="string">
            <text:p>see propname wooo</text:p>
          </table:table-cell>
          <table:table-cell office:value-type="string">
            <text:p>driving into night</text:p>
          </table:table-cell>
          <table:table-cell office:value-type="string">
            <text:p>thank everyone birthday</text:p>
          </table:table-cell>
          <table:table-cell office:value-type="string">
            <text:p>until my vacation</text:p>
          </table:table-cell>
          <table:table-cell office:value-type="string">
            <text:p>going see propname</text:p>
          </table:table-cell>
        </table:table-row>
        <table:table-row table:style-name="ro2">
          <table:table-cell office:value-type="string">
            <text:p>like corn bread</text:p>
          </table:table-cell>
          <table:table-cell office:value-type="string">
            <text:p>keep driving into</text:p>
          </table:table-cell>
          <table:table-cell office:value-type="string">
            <text:p>propname named after</text:p>
          </table:table-cell>
          <table:table-cell office:value-type="string">
            <text:p>worst since wwii</text:p>
          </table:table-cell>
          <table:table-cell office:value-type="string">
            <text:p>think im going</text:p>
          </table:table-cell>
        </table:table-row>
        <table:table-row table:style-name="ro2">
          <table:table-cell office:value-type="string">
            <text:p>please cover over</text:p>
          </table:table-cell>
          <table:table-cell office:value-type="string">
            <text:p>into night late</text:p>
          </table:table-cell>
          <table:table-cell office:value-type="string">
            <text:p>change your profile</text:p>
          </table:table-cell>
          <table:table-cell office:value-type="string">
            <text:p>snow snow snow</text:p>
          </table:table-cell>
          <table:table-cell office:value-type="string">
            <text:p>excited about seeing</text:p>
          </table:table-cell>
        </table:table-row>
        <table:table-row table:style-name="ro2">
          <table:table-cell office:value-type="string">
            <text:p>gimme your eyes</text:p>
          </table:table-cell>
          <table:table-cell office:value-type="string">
            <text:p>some people really</text:p>
          </table:table-cell>
          <table:table-cell office:value-type="string">
            <text:p>know youre jealous</text:p>
          </table:table-cell>
          <table:table-cell office:value-type="string">
            <text:p>go go go</text:p>
          </table:table-cell>
          <table:table-cell office:value-type="string">
            <text:p>status youll surprised</text:p>
          </table:table-cell>
        </table:table-row>
        <table:table-row table:style-name="ro2">
          <table:table-cell office:value-type="string">
            <text:p>better than ya</text:p>
          </table:table-cell>
          <table:table-cell office:value-type="string">
            <text:p>chocolate mousse torte</text:p>
          </table:table-cell>
          <table:table-cell office:value-type="string">
            <text:p>hanging out propname</text:p>
          </table:table-cell>
          <table:table-cell office:value-type="string">
            <text:p>going see propname</text:p>
          </table:table-cell>
          <table:table-cell office:value-type="string">
            <text:p>mail msu edu</text:p>
          </table:table-cell>
        </table:table-row>
        <table:table-row table:style-name="ro2">
          <table:table-cell office:value-type="string">
            <text:p>es lo que</text:p>
          </table:table-cell>
          <table:table-cell office:value-type="string">
            <text:p>propname named after</text:p>
          </table:table-cell>
          <table:table-cell office:value-type="string">
            <text:p>can ask me</text:p>
          </table:table-cell>
          <table:table-cell office:value-type="string">
            <text:p>can think can</text:p>
          </table:table-cell>
          <table:table-cell office:value-type="string">
            <text:p>im counting down</text:p>
          </table:table-cell>
        </table:table-row>
        <table:table-row table:style-name="ro2">
          <table:table-cell office:value-type="string">
            <text:p>get fired got</text:p>
          </table:table-cell>
          <table:table-cell office:value-type="string">
            <text:p>me last night</text:p>
          </table:table-cell>
          <table:table-cell office:value-type="string">
            <text:p>get sick agree</text:p>
          </table:table-cell>
          <table:table-cell office:value-type="string">
            <text:p>week until my</text:p>
          </table:table-cell>
          <table:table-cell office:value-type="string">
            <text:p>thinking about how</text:p>
          </table:table-cell>
        </table:table-row>
        <table:table-row table:style-name="ro2">
          <table:table-cell office:value-type="string">
            <text:p>happy happy happy</text:p>
          </table:table-cell>
          <table:table-cell office:value-type="string">
            <text:p>excited about seeing</text:p>
          </table:table-cell>
          <table:table-cell office:value-type="string">
            <text:p>tonight call me</text:p>
          </table:table-cell>
          <table:table-cell office:value-type="string">
            <text:p>happy halloween everyone</text:p>
          </table:table-cell>
          <table:table-cell office:value-type="string">
            <text:p>im very happy</text:p>
          </table:table-cell>
        </table:table-row>
        <table:table-row table:style-name="ro2">
          <table:table-cell office:value-type="string">
            <text:p>until my vacation</text:p>
          </table:table-cell>
          <table:table-cell office:value-type="string">
            <text:p>im going put</text:p>
          </table:table-cell>
          <table:table-cell office:value-type="string">
            <text:p>having hard time</text:p>
          </table:table-cell>
          <table:table-cell office:value-type="string">
            <text:p>hates writing papers</text:p>
          </table:table-cell>
          <table:table-cell office:value-type="string">
            <text:p>holy crap propname</text:p>
          </table:table-cell>
        </table:table-row>
        <table:table-row table:style-name="ro2">
          <table:table-cell office:value-type="string">
            <text:p>britney song britney</text:p>
          </table:table-cell>
          <table:table-cell office:value-type="string">
            <text:p>about how much</text:p>
          </table:table-cell>
          <table:table-cell office:value-type="string">
            <text:p>about first day</text:p>
          </table:table-cell>
          <table:table-cell office:value-type="string">
            <text:p>chocolate mousse torte</text:p>
          </table:table-cell>
          <table:table-cell office:value-type="string">
            <text:p>want join me</text:p>
          </table:table-cell>
        </table:table-row>
        <table:table-row table:style-name="ro2">
          <table:table-cell office:value-type="string">
            <text:p>worst since wwii</text:p>
          </table:table-cell>
          <table:table-cell office:value-type="string">
            <text:p>me how keith</text:p>
          </table:table-cell>
          <table:table-cell office:value-type="string">
            <text:p>post paragraph your</text:p>
          </table:table-cell>
          <table:table-cell office:value-type="string">
            <text:p>come visit me</text:p>
          </table:table-cell>
          <table:table-cell office:value-type="string">
            <text:p>excited see propname</text:p>
          </table:table-cell>
        </table:table-row>
        <table:table-row table:style-name="ro2">
          <table:table-cell office:value-type="string">
            <text:p>song britney song</text:p>
          </table:table-cell>
          <table:table-cell office:value-type="string">
            <text:p>up my neck</text:p>
          </table:table-cell>
          <table:table-cell office:value-type="string">
            <text:p>type your first</text:p>
          </table:table-cell>
          <table:table-cell office:value-type="string">
            <text:p>illegal drugs like</text:p>
          </table:table-cell>
          <table:table-cell office:value-type="string">
            <text:p>cant wait til</text:p>
          </table:table-cell>
        </table:table-row>
        <table:table-row table:style-name="ro2">
          <table:table-cell office:value-type="string">
            <text:p>go go go</text:p>
          </table:table-cell>
          <table:table-cell office:value-type="string">
            <text:p>write some my</text:p>
          </table:table-cell>
          <table:table-cell office:value-type="string">
            <text:p>just got home</text:p>
          </table:table-cell>
          <table:table-cell office:value-type="string">
            <text:p>even better get</text:p>
          </table:table-cell>
          <table:table-cell office:value-type="string">
            <text:p>surprised people remember</text:p>
          </table:table-cell>
        </table:table-row>
        <table:table-row table:style-name="ro2">
          <table:table-cell office:value-type="string">
            <text:p>can think can</text:p>
          </table:table-cell>
          <table:table-cell office:value-type="string">
            <text:p>my loving hubby</text:p>
          </table:table-cell>
          <table:table-cell office:value-type="string">
            <text:p>first day classes</text:p>
          </table:table-cell>
          <table:table-cell office:value-type="string">
            <text:p>flu vaccinations shortage</text:p>
          </table:table-cell>
          <table:table-cell office:value-type="string">
            <text:p>my bombay elvis</text:p>
          </table:table-cell>
        </table:table-row>
        <table:table-row table:style-name="ro2">
          <table:table-cell office:value-type="string">
            <text:p>week until my</text:p>
          </table:table-cell>
          <table:table-cell office:value-type="string">
            <text:p>left please re</text:p>
          </table:table-cell>
          <table:table-cell office:value-type="string">
            <text:p>copy paste your</text:p>
          </table:table-cell>
          <table:table-cell office:value-type="string">
            <text:p>careful contemplation turn</text:p>
          </table:table-cell>
          <table:table-cell office:value-type="string">
            <text:p>people remember about</text:p>
          </table:table-cell>
        </table:table-row>
        <table:table-row table:style-name="ro2">
          <table:table-cell office:value-type="string">
            <text:p>cthulhu eats your</text:p>
          </table:table-cell>
          <table:table-cell office:value-type="string">
            <text:p>time year again</text:p>
          </table:table-cell>
          <table:table-cell office:value-type="string">
            <text:p>dont speak often</text:p>
          </table:table-cell>
          <table:table-cell office:value-type="string">
            <text:p>bills op woot</text:p>
          </table:table-cell>
          <table:table-cell office:value-type="string">
            <text:p>go urbandictionary type</text:p>
          </table:table-cell>
        </table:table-row>
        <table:table-row table:style-name="ro2">
          <table:table-cell office:value-type="string">
            <text:p>want your love</text:p>
          </table:table-cell>
          <table:table-cell office:value-type="string">
            <text:p>holding propname light</text:p>
          </table:table-cell>
          <table:table-cell office:value-type="string">
            <text:p>paragraph your own</text:p>
          </table:table-cell>
          <table:table-cell office:value-type="string">
            <text:p>times my page</text:p>
          </table:table-cell>
          <table:table-cell office:value-type="string">
            <text:p>working until pm</text:p>
          </table:table-cell>
        </table:table-row>
        <table:table-row table:style-name="ro2">
          <table:table-cell office:value-type="string">
            <text:p>wilt thou change</text:p>
          </table:table-cell>
          <table:table-cell office:value-type="string">
            <text:p>free tomorrow between</text:p>
          </table:table-cell>
          <table:table-cell office:value-type="string">
            <text:p>some work done</text:p>
          </table:table-cell>
          <table:table-cell office:value-type="string">
            <text:p>tiger army ticket</text:p>
          </table:table-cell>
          <table:table-cell office:value-type="string">
            <text:p>youll surprised people</text:p>
          </table:table-cell>
        </table:table-row>
        <table:table-row table:style-name="ro2">
          <table:table-cell office:value-type="string">
            <text:p>might get loud</text:p>
          </table:table-cell>
          <table:table-cell office:value-type="string">
            <text:p>change your profile</text:p>
          </table:table-cell>
          <table:table-cell office:value-type="string">
            <text:p>propname propname my</text:p>
          </table:table-cell>
          <table:table-cell office:value-type="string">
            <text:p>up gift didnt</text:p>
          </table:table-cell>
          <table:table-cell office:value-type="string">
            <text:p>please post comment</text:p>
          </table:table-cell>
        </table:table-row>
        <table:table-row table:style-name="ro2">
          <table:table-cell office:value-type="string">
            <text:p>think can think</text:p>
          </table:table-cell>
          <table:table-cell office:value-type="string">
            <text:p>rest my life</text:p>
          </table:table-cell>
          <table:table-cell office:value-type="string">
            <text:p>own status youll</text:p>
          </table:table-cell>
          <table:table-cell office:value-type="string">
            <text:p>send address recovering</text:p>
          </table:table-cell>
          <table:table-cell office:value-type="string">
            <text:p>does anyone else</text:p>
          </table:table-cell>
        </table:table-row>
        <table:table-row table:style-name="ro2">
          <table:table-cell office:value-type="string">
            <text:p>cthulhumas cthulhumas cthulhu</text:p>
          </table:table-cell>
          <table:table-cell office:value-type="string">
            <text:p>know youre jealous</text:p>
          </table:table-cell>
          <table:table-cell office:value-type="string">
            <text:p>whutta whutta whutta</text:p>
          </table:table-cell>
          <table:table-cell office:value-type="string">
            <text:p>extra tiger army</text:p>
          </table:table-cell>
          <table:table-cell office:value-type="string">
            <text:p>see downtown comedy</text:p>
          </table:table-cell>
        </table:table-row>
        <table:table-row table:style-name="ro2">
          <table:table-cell office:value-type="string">
            <text:p>eats your brains</text:p>
          </table:table-cell>
          <table:table-cell office:value-type="string">
            <text:p>everyone should listen</text:p>
          </table:table-cell>
          <table:table-cell office:value-type="string">
            <text:p>dm dm dm</text:p>
          </table:table-cell>
          <table:table-cell office:value-type="string">
            <text:p>arent too proud</text:p>
          </table:table-cell>
          <table:table-cell office:value-type="string">
            <text:p>urbandictionary type your</text:p>
          </table:table-cell>
        </table:table-row>
        <table:table-row table:style-name="ro2">
          <table:table-cell office:value-type="string">
            <text:p>making right choice</text:p>
          </table:table-cell>
          <table:table-cell office:value-type="string">
            <text:p>hooker watching hug</text:p>
          </table:table-cell>
          <table:table-cell office:value-type="string">
            <text:p>shake shake shake</text:p>
          </table:table-cell>
          <table:table-cell office:value-type="string">
            <text:p>light end tunnel</text:p>
          </table:table-cell>
          <table:table-cell office:value-type="string">
            <text:p>call me wanna</text:p>
          </table:table-cell>
        </table:table-row>
        <table:table-row table:style-name="ro2">
          <table:table-cell office:value-type="string">
            <text:p>finish law school</text:p>
          </table:table-cell>
          <table:table-cell office:value-type="string">
            <text:p>without home go</text:p>
          </table:table-cell>
          <table:table-cell office:value-type="string">
            <text:p>like corn bread</text:p>
          </table:table-cell>
          <table:table-cell office:value-type="string">
            <text:p>open rising light</text:p>
          </table:table-cell>
          <table:table-cell office:value-type="string">
            <text:p>just found out</text:p>
          </table:table-cell>
        </table:table-row>
        <table:table-row table:style-name="ro2">
          <table:table-cell office:value-type="string">
            <text:p>yes ladies night</text:p>
          </table:table-cell>
          <table:table-cell office:value-type="string">
            <text:p>funny fit amazing</text:p>
          </table:table-cell>
          <table:table-cell office:value-type="string">
            <text:p>mad mad mad</text:p>
          </table:table-cell>
          <table:table-cell office:value-type="string">
            <text:p>back work until</text:p>
          </table:table-cell>
          <table:table-cell office:value-type="string">
            <text:p>just finished watching</text:p>
          </table:table-cell>
        </table:table-row>
        <table:table-row table:style-name="ro2">
          <table:table-cell office:value-type="string">
            <text:p>law school lawyer</text:p>
          </table:table-cell>
          <table:table-cell office:value-type="string">
            <text:p>some my book</text:p>
          </table:table-cell>
          <table:table-cell office:value-type="string">
            <text:p>teenage dirtbag baby</text:p>
          </table:table-cell>
          <table:table-cell office:value-type="string">
            <text:p>into image your</text:p>
          </table:table-cell>
          <table:table-cell office:value-type="string">
            <text:p>good nights sleep</text:p>
          </table:table-cell>
        </table:table-row>
        <table:table-row table:style-name="ro2">
          <table:table-cell office:value-type="string">
            <text:p>want finish law</text:p>
          </table:table-cell>
          <table:table-cell office:value-type="string">
            <text:p>how feel about</text:p>
          </table:table-cell>
          <table:table-cell office:value-type="string">
            <text:p>mad dash back</text:p>
          </table:table-cell>
          <table:table-cell office:value-type="string">
            <text:p>tonight anyone want</text:p>
          </table:table-cell>
          <table:table-cell office:value-type="string">
            <text:p>know someone related</text:p>
          </table:table-cell>
        </table:table-row>
        <table:table-row table:style-name="ro2">
          <table:table-cell office:value-type="string">
            <text:p>too heavenly minded</text:p>
          </table:table-cell>
          <table:table-cell office:value-type="string">
            <text:p>status see people</text:p>
          </table:table-cell>
          <table:table-cell office:value-type="string">
            <text:p>many stupid looking</text:p>
          </table:table-cell>
          <table:table-cell office:value-type="string">
            <text:p>best adhi whole</text:p>
          </table:table-cell>
          <table:table-cell office:value-type="string">
            <text:p>comedy club friday</text:p>
          </table:table-cell>
        </table:table-row>
        <table:table-row table:style-name="ro2">
          <table:table-cell office:value-type="string">
            <text:p>me could write</text:p>
          </table:table-cell>
          <table:table-cell office:value-type="string">
            <text:p>amazing tough cute</text:p>
          </table:table-cell>
          <table:table-cell office:value-type="string">
            <text:p>just teenage dirtbag</text:p>
          </table:table-cell>
          <table:table-cell office:value-type="string">
            <text:p>inbox any question</text:p>
          </table:table-cell>
          <table:table-cell office:value-type="string">
            <text:p>paste your status</text:p>
          </table:table-cell>
        </table:table-row>
        <table:table-row table:style-name="ro2">
          <table:table-cell office:value-type="string">
            <text:p>dont think dont</text:p>
          </table:table-cell>
          <table:table-cell office:value-type="string">
            <text:p>looking forward going</text:p>
          </table:table-cell>
          <table:table-cell office:value-type="string">
            <text:p>many fucked up</text:p>
          </table:table-cell>
          <table:table-cell office:value-type="string">
            <text:p>my inbox any</text:p>
          </table:table-cell>
          <table:table-cell office:value-type="string">
            <text:p>makes me sad</text:p>
          </table:table-cell>
        </table:table-row>
        <table:table-row table:style-name="ro2">
          <table:table-cell office:value-type="string">
            <text:p>could write bad</text:p>
          </table:table-cell>
          <table:table-cell office:value-type="string">
            <text:p>county animal shelter</text:p>
          </table:table-cell>
          <table:table-cell office:value-type="string">
            <text:p>call someone speaks</text:p>
          </table:table-cell>
          <table:table-cell office:value-type="string">
            <text:p>awesome slightly ridiculous</text:p>
          </table:table-cell>
          <table:table-cell office:value-type="string">
            <text:p>make me happy</text:p>
          </table:table-cell>
        </table:table-row>
        <table:table-row table:style-name="ro2">
          <table:table-cell office:value-type="string">
            <text:p>house got job</text:p>
          </table:table-cell>
          <table:table-cell office:value-type="string">
            <text:p>im discovering too</text:p>
          </table:table-cell>
          <table:table-cell office:value-type="string">
            <text:p>please cover over</text:p>
          </table:table-cell>
          <table:table-cell office:value-type="string">
            <text:p>hours can ask</text:p>
          </table:table-cell>
          <table:table-cell office:value-type="string">
            <text:p>propname named after</text:p>
          </table:table-cell>
        </table:table-row>
        <table:table-row table:style-name="ro2">
          <table:table-cell office:value-type="string">
            <text:p>didnt get fired</text:p>
          </table:table-cell>
          <table:table-cell office:value-type="string">
            <text:p>someone explain me</text:p>
          </table:table-cell>
          <table:table-cell office:value-type="string">
            <text:p>ha ha ha</text:p>
          </table:table-cell>
          <table:table-cell office:value-type="string">
            <text:p>adhi whole world</text:p>
          </table:table-cell>
          <table:table-cell office:value-type="string">
            <text:p>happy fathers day</text:p>
          </table:table-cell>
        </table:table-row>
        <table:table-row table:style-name="ro2">
          <table:table-cell office:value-type="string">
            <text:p>crap lets go</text:p>
          </table:table-cell>
          <table:table-cell office:value-type="string">
            <text:p>fight never stop</text:p>
          </table:table-cell>
          <table:table-cell office:value-type="string">
            <text:p>gimme your eyes</text:p>
          </table:table-cell>
          <table:table-cell office:value-type="string">
            <text:p>status youll surprised</text:p>
          </table:table-cell>
          <table:table-cell office:value-type="string">
            <text:p>someone related someone</text:p>
          </table:table-cell>
        </table:table-row>
        <table:table-row table:style-name="ro2">
          <table:table-cell office:value-type="string">
            <text:p>la la la</text:p>
          </table:table-cell>
          <table:table-cell office:value-type="string">
            <text:p>la vie en</text:p>
          </table:table-cell>
          <table:table-cell office:value-type="string">
            <text:p>check your time</text:p>
          </table:table-cell>
          <table:table-cell office:value-type="string">
            <text:p>my entire life</text:p>
          </table:table-cell>
          <table:table-cell office:value-type="string">
            <text:p>nobel peace prize</text:p>
          </table:table-cell>
        </table:table-row>
        <table:table-row table:style-name="ro2">
          <table:table-cell office:value-type="string">
            <text:p>some really great</text:p>
          </table:table-cell>
          <table:table-cell office:value-type="string">
            <text:p>propname last night</text:p>
          </table:table-cell>
          <table:table-cell office:value-type="string">
            <text:p>piece fried chicken</text:p>
          </table:table-cell>
          <table:table-cell office:value-type="string">
            <text:p>honest next hours</text:p>
          </table:table-cell>
          <table:table-cell office:value-type="string">
            <text:p>doesnt wanna go</text:p>
          </table:table-cell>
        </table:table-row>
        <table:table-row table:style-name="ro2">
          <table:table-cell office:value-type="string">
            <text:p>snow snow snow</text:p>
          </table:table-cell>
          <table:table-cell office:value-type="string">
            <text:p>between propname propname</text:p>
          </table:table-cell>
          <table:table-cell office:value-type="string">
            <text:p>get fired got</text:p>
          </table:table-cell>
          <table:table-cell office:value-type="string">
            <text:p>like pullman feels</text:p>
          </table:table-cell>
          <table:table-cell office:value-type="string">
            <text:p>much little time</text:p>
          </table:table-cell>
        </table:table-row>
        <table:table-row table:style-name="ro2">
          <table:table-cell office:value-type="string">
            <text:p>oh yes ladies</text:p>
          </table:table-cell>
          <table:table-cell office:value-type="string">
            <text:p>fight hardest battle</text:p>
          </table:table-cell>
          <table:table-cell office:value-type="string">
            <text:p>asked your eyes</text:p>
          </table:table-cell>
          <table:table-cell office:value-type="string">
            <text:p>can rise can</text:p>
          </table:table-cell>
          <table:table-cell office:value-type="string">
            <text:p>anyone want join</text:p>
          </table:table-cell>
        </table:table-row>
        <table:table-row table:style-name="ro2">
          <table:table-cell office:value-type="string">
            <text:p>going see propname</text:p>
          </table:table-cell>
          <table:table-cell office:value-type="string">
            <text:p>cut hair again</text:p>
          </table:table-cell>
          <table:table-cell office:value-type="string">
            <text:p>da rest da</text:p>
          </table:table-cell>
          <table:table-cell office:value-type="string">
            <text:p>pizza pizza bowl</text:p>
          </table:table-cell>
          <table:table-cell office:value-type="string">
            <text:p>having hard time</text:p>
          </table:table-cell>
        </table:table-row>
        <table:table-row table:style-name="ro2">
          <table:table-cell office:value-type="string">
            <text:p>cthulhumas cthulhu eats</text:p>
          </table:table-cell>
          <table:table-cell office:value-type="string">
            <text:p>gettin stuff done</text:p>
          </table:table-cell>
          <table:table-cell office:value-type="string">
            <text:p>stupid looking dogs</text:p>
          </table:table-cell>
          <table:table-cell office:value-type="string">
            <text:p>time year again</text:p>
          </table:table-cell>
          <table:table-cell office:value-type="string">
            <text:p>about first day</text:p>
          </table:table-cell>
        </table:table-row>
        <table:table-row table:style-name="ro2">
          <table:table-cell office:value-type="string">
            <text:p>fired got laid</text:p>
          </table:table-cell>
          <table:table-cell office:value-type="string">
            <text:p>going out dinner</text:p>
          </table:table-cell>
          <table:table-cell office:value-type="string">
            <text:p>thing take me</text:p>
          </table:table-cell>
          <table:table-cell office:value-type="string">
            <text:p>enjoying last day</text:p>
          </table:table-cell>
          <table:table-cell office:value-type="string">
            <text:p>harry potter movie</text:p>
          </table:table-cell>
        </table:table-row>
        <table:table-row table:style-name="ro2">
          <table:table-cell office:value-type="string">
            <text:p>hell empty devils</text:p>
          </table:table-cell>
          <table:table-cell office:value-type="string">
            <text:p>thinking about how</text:p>
          </table:table-cell>
          <table:table-cell office:value-type="string">
            <text:p>happy happy happy</text:p>
          </table:table-cell>
          <table:table-cell office:value-type="string">
            <text:p>tonights gonna good</text:p>
          </table:table-cell>
          <table:table-cell office:value-type="string">
            <text:p>please put your</text:p>
          </table:table-cell>
        </table:table-row>
        <table:table-row table:style-name="ro2">
          <table:table-cell office:value-type="string">
            <text:p>illegal drugs like</text:p>
          </table:table-cell>
          <table:table-cell office:value-type="string">
            <text:p>trying figure out</text:p>
          </table:table-cell>
          <table:table-cell office:value-type="string">
            <text:p>propname asked your</text:p>
          </table:table-cell>
          <table:table-cell office:value-type="string">
            <text:p>lets go state</text:p>
          </table:table-cell>
          <table:table-cell office:value-type="string">
            <text:p>often please post</text:p>
          </table:table-cell>
        </table:table-row>
        <table:table-row table:style-name="ro2">
          <table:table-cell office:value-type="string">
            <text:p>flu vaccinations shortage</text:p>
          </table:table-cell>
          <table:table-cell office:value-type="string">
            <text:p>human being can</text:p>
          </table:table-cell>
          <table:table-cell office:value-type="string">
            <text:p>get my pay</text:p>
          </table:table-cell>
          <table:table-cell office:value-type="string">
            <text:p>change your profile</text:p>
          </table:table-cell>
          <table:table-cell office:value-type="string">
            <text:p>type your first</text:p>
          </table:table-cell>
        </table:table-row>
        <table:table-row table:style-name="ro2">
          <table:table-cell office:value-type="string">
            <text:p>bills op woot</text:p>
          </table:table-cell>
          <table:table-cell office:value-type="string">
            <text:p>just finished my</text:p>
          </table:table-cell>
          <table:table-cell office:value-type="string">
            <text:p>wilt thou change</text:p>
          </table:table-cell>
          <table:table-cell office:value-type="string">
            <text:p>your holiness mold</text:p>
          </table:table-cell>
          <table:table-cell office:value-type="string">
            <text:p>anyone interested joining</text:p>
          </table:table-cell>
        </table:table-row>
        <table:table-row table:style-name="ro2">
          <table:table-cell office:value-type="string">
            <text:p>going see my</text:p>
          </table:table-cell>
          <table:table-cell office:value-type="string">
            <text:p>now heading bed</text:p>
          </table:table-cell>
          <table:table-cell office:value-type="string">
            <text:p>might get loud</text:p>
          </table:table-cell>
          <table:table-cell office:value-type="string">
            <text:p>day going awesome</text:p>
          </table:table-cell>
          <table:table-cell office:value-type="string">
            <text:p>first day classes</text:p>
          </table:table-cell>
        </table:table-row>
        <table:table-row table:style-name="ro2">
          <table:table-cell office:value-type="string">
            <text:p>job interview tomorrow</text:p>
          </table:table-cell>
          <table:table-cell office:value-type="string">
            <text:p>explain me how</text:p>
          </table:table-cell>
          <table:table-cell office:value-type="string">
            <text:p>wave going keep</text:p>
          </table:table-cell>
          <table:table-cell office:value-type="string">
            <text:p>wont go away</text:p>
          </table:table-cell>
          <table:table-cell office:value-type="string">
            <text:p>copy paste your</text:p>
          </table:table-cell>
        </table:table-row>
        <table:table-row table:style-name="ro2">
          <table:table-cell office:value-type="string">
            <text:p>well company best</text:p>
          </table:table-cell>
          <table:table-cell office:value-type="string">
            <text:p>first day high</text:p>
          </table:table-cell>
          <table:table-cell office:value-type="string">
            <text:p>shall live vain</text:p>
          </table:table-cell>
          <table:table-cell office:value-type="string">
            <text:p>hope love dont</text:p>
          </table:table-cell>
          <table:table-cell office:value-type="string">
            <text:p>speak often please</text:p>
          </table:table-cell>
        </table:table-row>
        <table:table-row table:style-name="ro2">
          <table:table-cell office:value-type="string">
            <text:p>me last night</text:p>
          </table:table-cell>
          <table:table-cell office:value-type="string">
            <text:p>else means fight</text:p>
          </table:table-cell>
          <table:table-cell office:value-type="string">
            <text:p>too heavenly minded</text:p>
          </table:table-cell>
          <table:table-cell office:value-type="string">
            <text:p>my horoscope today</text:p>
          </table:table-cell>
          <table:table-cell office:value-type="string">
            <text:p>wants go home</text:p>
          </table:table-cell>
        </table:table-row>
        <table:table-row table:style-name="ro2">
          <table:table-cell office:value-type="string">
            <text:p>open rising light</text:p>
          </table:table-cell>
          <table:table-cell office:value-type="string">
            <text:p>animal shelter closing</text:p>
          </table:table-cell>
          <table:table-cell office:value-type="string">
            <text:p>going keep australia</text:p>
          </table:table-cell>
          <table:table-cell office:value-type="string">
            <text:p>any question matter</text:p>
          </table:table-cell>
          <table:table-cell office:value-type="string">
            <text:p>leave me alone</text:p>
          </table:table-cell>
        </table:table-row>
        <table:table-row table:style-name="ro2">
          <table:table-cell office:value-type="string">
            <text:p>back work until</text:p>
          </table:table-cell>
          <table:table-cell office:value-type="string">
            <text:p>vie en rose</text:p>
          </table:table-cell>
          <table:table-cell office:value-type="string">
            <text:p>doors man can</text:p>
          </table:table-cell>
          <table:table-cell office:value-type="string">
            <text:p>expect see many</text:p>
          </table:table-cell>
          <table:table-cell office:value-type="string">
            <text:p>me let me</text:p>
          </table:table-cell>
        </table:table-row>
        <table:table-row table:style-name="ro2">
          <table:table-cell office:value-type="string">
            <text:p>tonight anyone want</text:p>
          </table:table-cell>
          <table:table-cell office:value-type="string">
            <text:p>know where can</text:p>
          </table:table-cell>
          <table:table-cell office:value-type="string">
            <text:p>house got job</text:p>
          </table:table-cell>
          <table:table-cell office:value-type="string">
            <text:p>too see questions</text:p>
          </table:table-cell>
          <table:table-cell office:value-type="string">
            <text:p>christmas wish merry</text:p>
          </table:table-cell>
        </table:table-row>
        <table:table-row table:style-name="ro2">
          <table:table-cell office:value-type="string">
            <text:p>best adhi whole</text:p>
          </table:table-cell>
          <table:table-cell office:value-type="string">
            <text:p>people rate crazy</text:p>
          </table:table-cell>
          <table:table-cell office:value-type="string">
            <text:p>didnt get fired</text:p>
          </table:table-cell>
          <table:table-cell office:value-type="string">
            <text:p>why does facebook</text:p>
          </table:table-cell>
          <table:table-cell office:value-type="string">
            <text:p>better making right</text:p>
          </table:table-cell>
        </table:table-row>
        <table:table-row table:style-name="ro2">
          <table:table-cell office:value-type="string">
            <text:p>cant wait till</text:p>
          </table:table-cell>
          <table:table-cell office:value-type="string">
            <text:p>adopt free tomorrow</text:p>
          </table:table-cell>
          <table:table-cell office:value-type="string">
            <text:p>some really great</text:p>
          </table:table-cell>
          <table:table-cell office:value-type="string">
            <text:p>youve finished post</text:p>
          </table:table-cell>
          <table:table-cell office:value-type="string">
            <text:p>whutta whutta whutta</text:p>
          </table:table-cell>
        </table:table-row>
        <table:table-row table:style-name="ro2">
          <table:table-cell office:value-type="string">
            <text:p>awesome slightly ridiculous</text:p>
          </table:table-cell>
          <table:table-cell office:value-type="string">
            <text:p>propname propname last</text:p>
          </table:table-cell>
          <table:table-cell office:value-type="string">
            <text:p>fired got laid</text:p>
          </table:table-cell>
          <table:table-cell office:value-type="string">
            <text:p>am feeling early</text:p>
          </table:table-cell>
          <table:table-cell office:value-type="string">
            <text:p>get better making</text:p>
          </table:table-cell>
        </table:table-row>
        <table:table-row table:style-name="ro2">
          <table:table-cell office:value-type="string">
            <text:p>my entire life</text:p>
          </table:table-cell>
          <table:table-cell office:value-type="string">
            <text:p>next two days</text:p>
          </table:table-cell>
          <table:table-cell office:value-type="string">
            <text:p>cant help smile</text:p>
          </table:table-cell>
          <table:table-cell office:value-type="string">
            <text:p>my hard drive</text:p>
          </table:table-cell>
          <table:table-cell office:value-type="string">
            <text:p>dm dm dm</text:p>
          </table:table-cell>
        </table:table-row>
        <table:table-row table:style-name="ro2">
          <table:table-cell office:value-type="string">
            <text:p>like pullman feels</text:p>
          </table:table-cell>
          <table:table-cell office:value-type="string">
            <text:p>save life cats</text:p>
          </table:table-cell>
          <table:table-cell office:value-type="string">
            <text:p>hell empty devils</text:p>
          </table:table-cell>
          <table:table-cell office:value-type="string">
            <text:p>orchids then propname</text:p>
          </table:table-cell>
          <table:table-cell office:value-type="string">
            <text:p>shake shake shake</text:p>
          </table:table-cell>
        </table:table-row>
        <table:table-row table:style-name="ro2">
          <table:table-cell office:value-type="string">
            <text:p>can rise can</text:p>
          </table:table-cell>
          <table:table-cell office:value-type="string">
            <text:p>wait til next</text:p>
          </table:table-cell>
          <table:table-cell office:value-type="string">
            <text:p>illegal drugs like</text:p>
          </table:table-cell>
          <table:table-cell office:value-type="string">
            <text:p>feel like shit</text:p>
          </table:table-cell>
          <table:table-cell office:value-type="string">
            <text:p>take propname out</text:p>
          </table:table-cell>
        </table:table-row>
        <table:table-row table:style-name="ro2">
          <table:table-cell office:value-type="string">
            <text:p>left please re</text:p>
          </table:table-cell>
          <table:table-cell office:value-type="string">
            <text:p>yourself world doing</text:p>
          </table:table-cell>
          <table:table-cell office:value-type="string">
            <text:p>even better get</text:p>
          </table:table-cell>
          <table:table-cell office:value-type="string">
            <text:p>paste your profile</text:p>
          </table:table-cell>
          <table:table-cell office:value-type="string">
            <text:p>see propname wooo</text:p>
          </table:table-cell>
        </table:table-row>
        <table:table-row table:style-name="ro2">
          <table:table-cell office:value-type="string">
            <text:p>everyone passed flying</text:p>
          </table:table-cell>
          <table:table-cell office:value-type="string">
            <text:p>know someone cancer</text:p>
          </table:table-cell>
          <table:table-cell office:value-type="string">
            <text:p>rock love propname</text:p>
          </table:table-cell>
          <table:table-cell office:value-type="string">
            <text:p>oh well guess</text:p>
          </table:table-cell>
          <table:table-cell office:value-type="string">
            <text:p>like corn bread</text:p>
          </table:table-cell>
        </table:table-row>
        <table:table-row table:style-name="ro2">
          <table:table-cell office:value-type="string">
            <text:p>my body doth</text:p>
          </table:table-cell>
          <table:table-cell office:value-type="string">
            <text:p>miles go before</text:p>
          </table:table-cell>
          <table:table-cell office:value-type="string">
            <text:p>flu vaccinations shortage</text:p>
          </table:table-cell>
          <table:table-cell office:value-type="string">
            <text:p>friends just copy</text:p>
          </table:table-cell>
          <table:table-cell office:value-type="string">
            <text:p>mad mad mad</text:p>
          </table:table-cell>
        </table:table-row>
        <table:table-row table:style-name="ro2">
          <table:table-cell office:value-type="string">
            <text:p>rest my life</text:p>
          </table:table-cell>
          <table:table-cell office:value-type="string">
            <text:p>too much too</text:p>
          </table:table-cell>
          <table:table-cell office:value-type="string">
            <text:p>bills op woot</text:p>
          </table:table-cell>
          <table:table-cell office:value-type="string">
            <text:p>dont want go</text:p>
          </table:table-cell>
          <table:table-cell office:value-type="string">
            <text:p>teenage dirtbag baby</text:p>
          </table:table-cell>
        </table:table-row>
        <table:table-row table:style-name="ro2">
          <table:table-cell office:value-type="string">
            <text:p>your holiness mold</text:p>
          </table:table-cell>
          <table:table-cell office:value-type="string">
            <text:p>how much love</text:p>
          </table:table-cell>
          <table:table-cell office:value-type="string">
            <text:p>gonna die young</text:p>
          </table:table-cell>
          <table:table-cell office:value-type="string">
            <text:p>fight never stop</text:p>
          </table:table-cell>
          <table:table-cell office:value-type="string">
            <text:p>mad dash back</text:p>
          </table:table-cell>
        </table:table-row>
        <table:table-row table:style-name="ro2">
          <table:table-cell office:value-type="string">
            <text:p>does anyone need</text:p>
          </table:table-cell>
          <table:table-cell office:value-type="string">
            <text:p>got into fight</text:p>
          </table:table-cell>
          <table:table-cell office:value-type="string">
            <text:p>going miss my</text:p>
          </table:table-cell>
          <table:table-cell office:value-type="string">
            <text:p>la vie en</text:p>
          </table:table-cell>
          <table:table-cell office:value-type="string">
            <text:p>merry christmas wish</text:p>
          </table:table-cell>
        </table:table-row>
        <table:table-row table:style-name="ro2">
          <table:table-cell office:value-type="string">
            <text:p>propname could ask</text:p>
          </table:table-cell>
          <table:table-cell office:value-type="string">
            <text:p>means fight hardest</text:p>
          </table:table-cell>
          <table:table-cell office:value-type="string">
            <text:p>just booked tickets</text:p>
          </table:table-cell>
          <table:table-cell office:value-type="string">
            <text:p>cant find any</text:p>
          </table:table-cell>
          <table:table-cell office:value-type="string">
            <text:p>many stupid looking</text:p>
          </table:table-cell>
        </table:table-row>
        <table:table-row table:style-name="ro2">
          <table:table-cell office:value-type="string">
            <text:p>wont go away</text:p>
          </table:table-cell>
          <table:table-cell office:value-type="string">
            <text:p>go save life</text:p>
          </table:table-cell>
          <table:table-cell office:value-type="string">
            <text:p>photoshoot timings out</text:p>
          </table:table-cell>
          <table:table-cell office:value-type="string">
            <text:p>help me back</text:p>
          </table:table-cell>
          <table:table-cell office:value-type="string">
            <text:p>theyre chosen whites</text:p>
          </table:table-cell>
        </table:table-row>
        <table:table-row table:style-name="ro2">
          <table:table-cell office:value-type="string">
            <text:p>first memory me</text:p>
          </table:table-cell>
          <table:table-cell office:value-type="string">
            <text:p>doing best night</text:p>
          </table:table-cell>
          <table:table-cell office:value-type="string">
            <text:p>think im going</text:p>
          </table:table-cell>
          <table:table-cell office:value-type="string">
            <text:p>company thieves ticket</text:p>
          </table:table-cell>
          <table:table-cell office:value-type="string">
            <text:p>just teenage dirtbag</text:p>
          </table:table-cell>
        </table:table-row>
        <table:table-row table:style-name="ro2">
          <table:table-cell office:value-type="string">
            <text:p>without home go</text:p>
          </table:table-cell>
          <table:table-cell office:value-type="string">
            <text:p>wont copy paste</text:p>
          </table:table-cell>
          <table:table-cell office:value-type="string">
            <text:p>well company best</text:p>
          </table:table-cell>
          <table:table-cell office:value-type="string">
            <text:p>know anyone can</text:p>
          </table:table-cell>
          <table:table-cell office:value-type="string">
            <text:p>many fucked up</text:p>
          </table:table-cell>
        </table:table-row>
        <table:table-row table:style-name="ro2">
          <table:table-cell office:value-type="string">
            <text:p>youve finished post</text:p>
          </table:table-cell>
          <table:table-cell office:value-type="string">
            <text:p>someone related someone</text:p>
          </table:table-cell>
          <table:table-cell office:value-type="string">
            <text:p>bombay elvis cupcakes</text:p>
          </table:table-cell>
          <table:table-cell office:value-type="string">
            <text:p>between propname propname</text:p>
          </table:table-cell>
          <table:table-cell office:value-type="string">
            <text:p>wearing badge theyre</text:p>
          </table:table-cell>
        </table:table-row>
        <table:table-row table:style-name="ro2">
          <table:table-cell office:value-type="string">
            <text:p>county animal shelter</text:p>
          </table:table-cell>
          <table:table-cell office:value-type="string">
            <text:p>euthanizing animals without</text:p>
          </table:table-cell>
          <table:table-cell office:value-type="string">
            <text:p>excited about seeing</text:p>
          </table:table-cell>
          <table:table-cell office:value-type="string">
            <text:p>ticket tomorrow night</text:p>
          </table:table-cell>
          <table:table-cell office:value-type="string">
            <text:p>call someone speaks</text:p>
          </table:table-cell>
        </table:table-row>
        <table:table-row table:style-name="ro2">
          <table:table-cell office:value-type="string">
            <text:p>feel like shit</text:p>
          </table:table-cell>
          <table:table-cell office:value-type="string">
            <text:p>tomorrow between euthanizing</text:p>
          </table:table-cell>
          <table:table-cell office:value-type="string">
            <text:p>open rising light</text:p>
          </table:table-cell>
          <table:table-cell office:value-type="string">
            <text:p>army medical center</text:p>
          </table:table-cell>
          <table:table-cell office:value-type="string">
            <text:p>please cover over</text:p>
          </table:table-cell>
        </table:table-row>
        <table:table-row table:style-name="ro2">
          <table:table-cell office:value-type="string">
            <text:p>home tomorrow propname</text:p>
          </table:table-cell>
          <table:table-cell office:value-type="string">
            <text:p>just told me</text:p>
          </table:table-cell>
          <table:table-cell office:value-type="string">
            <text:p>back work until</text:p>
          </table:table-cell>
          <table:table-cell office:value-type="string">
            <text:p>fight hardest battle</text:p>
          </table:table-cell>
          <table:table-cell office:value-type="string">
            <text:p>ha ha ha</text:p>
          </table:table-cell>
        </table:table-row>
        <table:table-row table:style-name="ro2">
          <table:table-cell office:value-type="string">
            <text:p>dont want go</text:p>
          </table:table-cell>
          <table:table-cell office:value-type="string">
            <text:p>im tired need</text:p>
          </table:table-cell>
          <table:table-cell office:value-type="string">
            <text:p>im going put</text:p>
          </table:table-cell>
          <table:table-cell office:value-type="string">
            <text:p>cut hair again</text:p>
          </table:table-cell>
          <table:table-cell office:value-type="string">
            <text:p>gimme your eyes</text:p>
          </table:table-cell>
        </table:table-row>
        <table:table-row table:style-name="ro2">
          <table:table-cell office:value-type="string">
            <text:p>fight never stop</text:p>
          </table:table-cell>
          <table:table-cell office:value-type="string">
            <text:p>nobel peace prize</text:p>
          </table:table-cell>
          <table:table-cell office:value-type="string">
            <text:p>best adhi whole</text:p>
          </table:table-cell>
          <table:table-cell office:value-type="string">
            <text:p>gettin stuff done</text:p>
          </table:table-cell>
          <table:table-cell office:value-type="string">
            <text:p>facts then act</text:p>
          </table:table-cell>
        </table:table-row>
        <table:table-row table:style-name="ro2">
          <table:table-cell office:value-type="string">
            <text:p>la vie en</text:p>
          </table:table-cell>
          <table:table-cell office:value-type="string">
            <text:p>can win game</text:p>
          </table:table-cell>
          <table:table-cell office:value-type="string">
            <text:p>awesome slightly ridiculous</text:p>
          </table:table-cell>
          <table:table-cell office:value-type="string">
            <text:p>gift didnt think</text:p>
          </table:table-cell>
          <table:table-cell office:value-type="string">
            <text:p>check your time</text:p>
          </table:table-cell>
        </table:table-row>
        <table:table-row table:style-name="ro2">
          <table:table-cell office:value-type="string">
            <text:p>im counting down</text:p>
          </table:table-cell>
          <table:table-cell office:value-type="string">
            <text:p>now ive learned</text:p>
          </table:table-cell>
          <table:table-cell office:value-type="string">
            <text:p>status youll surprised</text:p>
          </table:table-cell>
          <table:table-cell office:value-type="string">
            <text:p>see questions get</text:p>
          </table:table-cell>
          <table:table-cell office:value-type="string">
            <text:p>es lo que</text:p>
          </table:table-cell>
        </table:table-row>
        <table:table-row table:style-name="ro2">
          <table:table-cell office:value-type="string">
            <text:p>help me back</text:p>
          </table:table-cell>
          <table:table-cell office:value-type="string">
            <text:p>anyone know where</text:p>
          </table:table-cell>
          <table:table-cell office:value-type="string">
            <text:p>write some my</text:p>
          </table:table-cell>
          <table:table-cell office:value-type="string">
            <text:p>going bank get</text:p>
          </table:table-cell>
          <table:table-cell office:value-type="string">
            <text:p>get fired got</text:p>
          </table:table-cell>
        </table:table-row>
        <table:table-row table:style-name="ro2">
          <table:table-cell office:value-type="string">
            <text:p>company thieves ticket</text:p>
          </table:table-cell>
          <table:table-cell office:value-type="string">
            <text:p>cant wait til</text:p>
          </table:table-cell>
          <table:table-cell office:value-type="string">
            <text:p>like pullman feels</text:p>
          </table:table-cell>
          <table:table-cell office:value-type="string">
            <text:p>thinking about how</text:p>
          </table:table-cell>
          <table:table-cell office:value-type="string">
            <text:p>badge theyre chosen</text:p>
          </table:table-cell>
        </table:table-row>
        <table:table-row table:style-name="ro2">
          <table:table-cell office:value-type="string">
            <text:p>ticket tomorrow night</text:p>
          </table:table-cell>
          <table:table-cell office:value-type="string">
            <text:p>ginger lemon tea</text:p>
          </table:table-cell>
          <table:table-cell office:value-type="string">
            <text:p>left please re</text:p>
          </table:table-cell>
          <table:table-cell office:value-type="string">
            <text:p>trying figure out</text:p>
          </table:table-cell>
          <table:table-cell office:value-type="string">
            <text:p>asked your eyes</text:p>
          </table:table-cell>
        </table:table-row>
        <table:table-row table:style-name="ro2">
          <table:table-cell office:value-type="string">
            <text:p>army medical center</text:p>
          </table:table-cell>
          <table:table-cell office:value-type="string">
            <text:p>hour before devil</text:p>
          </table:table-cell>
          <table:table-cell office:value-type="string">
            <text:p>everyone passed flying</text:p>
          </table:table-cell>
          <table:table-cell office:value-type="string">
            <text:p>spring winter am</text:p>
          </table:table-cell>
          <table:table-cell office:value-type="string">
            <text:p>vial little glass</text:p>
          </table:table-cell>
        </table:table-row>
        <table:table-row table:style-name="ro2">
          <table:table-cell office:value-type="string">
            <text:p>night woke up</text:p>
          </table:table-cell>
          <table:table-cell office:value-type="string">
            <text:p>anyone know good</text:p>
          </table:table-cell>
          <table:table-cell office:value-type="string">
            <text:p>holding propname light</text:p>
          </table:table-cell>
          <table:table-cell office:value-type="string">
            <text:p>happy things coming</text:p>
          </table:table-cell>
          <table:table-cell office:value-type="string">
            <text:p>da rest da</text:p>
          </table:table-cell>
        </table:table-row>
        <table:table-row table:style-name="ro2">
          <table:table-cell office:value-type="string">
            <text:p>happy things coming</text:p>
          </table:table-cell>
          <table:table-cell office:value-type="string">
            <text:p>mean im discovering</text:p>
          </table:table-cell>
          <table:table-cell office:value-type="string">
            <text:p>my body doth</text:p>
          </table:table-cell>
          <table:table-cell office:value-type="string">
            <text:p>human being can</text:p>
          </table:table-cell>
          <table:table-cell office:value-type="string">
            <text:p>stupid looking dogs</text:p>
          </table:table-cell>
        </table:table-row>
        <table:table-row table:style-name="ro2">
          <table:table-cell office:value-type="string">
            <text:p>human being can</text:p>
          </table:table-cell>
          <table:table-cell office:value-type="string">
            <text:p>out my mind</text:p>
          </table:table-cell>
          <table:table-cell office:value-type="string">
            <text:p>enjoying last day</text:p>
          </table:table-cell>
          <table:table-cell office:value-type="string">
            <text:p>catch up sleep</text:p>
          </table:table-cell>
          <table:table-cell office:value-type="string">
            <text:p>glass vial little</text:p>
          </table:table-cell>
        </table:table-row>
        <table:table-row table:style-name="ro2">
          <table:table-cell office:value-type="string">
            <text:p>georgia avenue nw</text:p>
          </table:table-cell>
          <table:table-cell office:value-type="string">
            <text:p>best night day</text:p>
          </table:table-cell>
          <table:table-cell office:value-type="string">
            <text:p>rest my life</text:p>
          </table:table-cell>
          <table:table-cell office:value-type="string">
            <text:p>georgia avenue nw</text:p>
          </table:table-cell>
          <table:table-cell office:value-type="string">
            <text:p>super bowl super</text:p>
          </table:table-cell>
        </table:table-row>
        <table:table-row table:style-name="ro2">
          <table:table-cell office:value-type="string">
            <text:p>thunder down under</text:p>
          </table:table-cell>
          <table:table-cell office:value-type="string">
            <text:p>thanks birthday wishes</text:p>
          </table:table-cell>
          <table:table-cell office:value-type="string">
            <text:p>your holiness mold</text:p>
          </table:table-cell>
          <table:table-cell office:value-type="string">
            <text:p>thunder down under</text:p>
          </table:table-cell>
          <table:table-cell office:value-type="string">
            <text:p>thing take me</text:p>
          </table:table-cell>
        </table:table-row>
        <table:table-row table:style-name="ro2">
          <table:table-cell office:value-type="string">
            <text:p>worry child dont</text:p>
          </table:table-cell>
          <table:table-cell office:value-type="string">
            <text:p>hardest battle any</text:p>
          </table:table-cell>
          <table:table-cell office:value-type="string">
            <text:p>propname could ask</text:p>
          </table:table-cell>
          <table:table-cell office:value-type="string">
            <text:p>living phone come</text:p>
          </table:table-cell>
          <table:table-cell office:value-type="string">
            <text:p>happy happy happy</text:p>
          </table:table-cell>
        </table:table-row>
        <table:table-row table:style-name="ro2">
          <table:table-cell office:value-type="string">
            <text:p>feel free txt</text:p>
          </table:table-cell>
          <table:table-cell office:value-type="string">
            <text:p>theres flying hooker</text:p>
          </table:table-cell>
          <table:table-cell office:value-type="string">
            <text:p>wont go away</text:p>
          </table:table-cell>
          <table:table-cell office:value-type="string">
            <text:p>worry child dont</text:p>
          </table:table-cell>
          <table:table-cell office:value-type="string">
            <text:p>propname asked your</text:p>
          </table:table-cell>
        </table:table-row>
        <table:table-row table:style-name="ro2">
          <table:table-cell office:value-type="string">
            <text:p>animal shelter closing</text:p>
          </table:table-cell>
          <table:table-cell office:value-type="string">
            <text:p>into your status</text:p>
          </table:table-cell>
          <table:table-cell office:value-type="string">
            <text:p>everyone should listen</text:p>
          </table:table-cell>
          <table:table-cell office:value-type="string">
            <text:p>get tired first</text:p>
          </table:table-cell>
          <table:table-cell office:value-type="string">
            <text:p>tennis doesnt get</text:p>
          </table:table-cell>
        </table:table-row>
        <table:table-row table:style-name="ro2">
          <table:table-cell office:value-type="string">
            <text:p>vie en rose</text:p>
          </table:table-cell>
          <table:table-cell office:value-type="string">
            <text:p>today first time</text:p>
          </table:table-cell>
          <table:table-cell office:value-type="string">
            <text:p>without home go</text:p>
          </table:table-cell>
          <table:table-cell office:value-type="string">
            <text:p>my pumpkin spice</text:p>
          </table:table-cell>
          <table:table-cell office:value-type="string">
            <text:p>wilt thou change</text:p>
          </table:table-cell>
        </table:table-row>
        <table:table-row table:style-name="ro2">
          <table:table-cell office:value-type="string">
            <text:p>awaken sleeper let</text:p>
          </table:table-cell>
          <table:table-cell office:value-type="string">
            <text:p>counting down days</text:p>
          </table:table-cell>
          <table:table-cell office:value-type="string">
            <text:p>any question matter</text:p>
          </table:table-cell>
          <table:table-cell office:value-type="string">
            <text:p>fun run circles</text:p>
          </table:table-cell>
          <table:table-cell office:value-type="string">
            <text:p>might get loud</text:p>
          </table:table-cell>
        </table:table-row>
        <table:table-row table:style-name="ro2">
          <table:table-cell office:value-type="string">
            <text:p>my site page</text:p>
          </table:table-cell>
          <table:table-cell office:value-type="string">
            <text:p>battle any human</text:p>
          </table:table-cell>
          <table:table-cell office:value-type="string">
            <text:p>too see questions</text:p>
          </table:table-cell>
          <table:table-cell office:value-type="string">
            <text:p>my way chicago</text:p>
          </table:table-cell>
          <table:table-cell office:value-type="string">
            <text:p>carri re aux</text:p>
          </table:table-cell>
        </table:table-row>
        <table:table-row table:style-name="ro2">
          <table:table-cell office:value-type="string">
            <text:p>my phone holler</text:p>
          </table:table-cell>
          <table:table-cell office:value-type="string">
            <text:p>half hour before</text:p>
          </table:table-cell>
          <table:table-cell office:value-type="string">
            <text:p>first time ever</text:p>
          </table:table-cell>
          <table:table-cell office:value-type="string">
            <text:p>else means fight</text:p>
          </table:table-cell>
          <table:table-cell office:value-type="string">
            <text:p>cest qui le</text:p>
          </table:table-cell>
        </table:table-row>
        <table:table-row table:style-name="ro2">
          <table:table-cell office:value-type="string">
            <text:p>much longer than</text:p>
          </table:table-cell>
          <table:table-cell office:value-type="string">
            <text:p>can fight never</text:p>
          </table:table-cell>
          <table:table-cell office:value-type="string">
            <text:p>youve finished post</text:p>
          </table:table-cell>
          <table:table-cell office:value-type="string">
            <text:p>vie en rose</text:p>
          </table:table-cell>
          <table:table-cell office:value-type="string">
            <text:p>wave going keep</text:p>
          </table:table-cell>
        </table:table-row>
        <table:table-row table:style-name="ro2">
          <table:table-cell office:value-type="string">
            <text:p>back real life</text:p>
          </table:table-cell>
          <table:table-cell office:value-type="string">
            <text:p>please re post</text:p>
          </table:table-cell>
          <table:table-cell office:value-type="string">
            <text:p>my hard drive</text:p>
          </table:table-cell>
          <table:table-cell office:value-type="string">
            <text:p>awaken sleeper let</text:p>
          </table:table-cell>
          <table:table-cell office:value-type="string">
            <text:p>rocky rocky rocky</text:p>
          </table:table-cell>
        </table:table-row>
        <table:table-row table:style-name="ro2">
          <table:table-cell office:value-type="string">
            <text:p>cant believe shes</text:p>
          </table:table-cell>
          <table:table-cell office:value-type="string">
            <text:p>my fucking submarine</text:p>
          </table:table-cell>
          <table:table-cell office:value-type="string">
            <text:p>status put first</text:p>
          </table:table-cell>
          <table:table-cell office:value-type="string">
            <text:p>much longer than</text:p>
          </table:table-cell>
          <table:table-cell office:value-type="string">
            <text:p>making right choice</text:p>
          </table:table-cell>
        </table:table-row>
        <table:table-row table:style-name="ro2">
          <table:table-cell office:value-type="string">
            <text:p>cant wait get</text:p>
          </table:table-cell>
          <table:table-cell office:value-type="string">
            <text:p>montgomery county animal</text:p>
          </table:table-cell>
          <table:table-cell office:value-type="string">
            <text:p>county animal shelter</text:p>
          </table:table-cell>
          <table:table-cell office:value-type="string">
            <text:p>think fun run</text:p>
          </table:table-cell>
          <table:table-cell office:value-type="string">
            <text:p>shall live vain</text:p>
          </table:table-cell>
        </table:table-row>
        <table:table-row table:style-name="ro2">
          <table:table-cell office:value-type="string">
            <text:p>break fire build</text:p>
          </table:table-cell>
          <table:table-cell office:value-type="string">
            <text:p>cancer want christmas</text:p>
          </table:table-cell>
          <table:table-cell office:value-type="string">
            <text:p>feel like shit</text:p>
          </table:table-cell>
          <table:table-cell office:value-type="string">
            <text:p>can ask me</text:p>
          </table:table-cell>
          <table:table-cell office:value-type="string">
            <text:p>too heavenly minded</text:p>
          </table:table-cell>
        </table:table-row>
        <table:table-row table:style-name="ro2">
          <table:table-cell office:value-type="string">
            <text:p>adopt free tomorrow</text:p>
          </table:table-cell>
          <table:table-cell office:value-type="string">
            <text:p>post your status</text:p>
          </table:table-cell>
          <table:table-cell office:value-type="string">
            <text:p>please spread word</text:p>
          </table:table-cell>
          <table:table-cell office:value-type="string">
            <text:p>know where can</text:p>
          </table:table-cell>
          <table:table-cell office:value-type="string">
            <text:p>dans le hockey</text:p>
          </table:table-cell>
        </table:table-row>
        <table:table-row table:style-name="ro2">
          <table:table-cell office:value-type="string">
            <text:p>am sure how</text:p>
          </table:table-cell>
          <table:table-cell office:value-type="string">
            <text:p>soweto gospel choir</text:p>
          </table:table-cell>
          <table:table-cell office:value-type="string">
            <text:p>my two favorite</text:p>
          </table:table-cell>
          <table:table-cell office:value-type="string">
            <text:p>please bless our</text:p>
          </table:table-cell>
          <table:table-cell office:value-type="string">
            <text:p>dako nga truck</text:p>
          </table:table-cell>
        </table:table-row>
        <table:table-row table:style-name="ro2">
          <table:table-cell office:value-type="string">
            <text:p>under going bank</text:p>
          </table:table-cell>
          <table:table-cell office:value-type="string">
            <text:p>between euthanizing animals</text:p>
          </table:table-cell>
          <table:table-cell office:value-type="string">
            <text:p>eat ice cream</text:p>
          </table:table-cell>
          <table:table-cell office:value-type="string">
            <text:p>can rise above</text:p>
          </table:table-cell>
          <table:table-cell office:value-type="string">
            <text:p>going keep australia</text:p>
          </table:table-cell>
        </table:table-row>
        <table:table-row table:style-name="ro2">
          <table:table-cell office:value-type="string">
            <text:p>facebook experiment reading</text:p>
          </table:table-cell>
          <table:table-cell office:value-type="string">
            <text:p>seeing propname tonight</text:p>
          </table:table-cell>
          <table:table-cell office:value-type="string">
            <text:p>company thieves ticket</text:p>
          </table:table-cell>
          <table:table-cell office:value-type="string">
            <text:p>holiness mold into</text:p>
          </table:table-cell>
          <table:table-cell office:value-type="string">
            <text:p>hapit ko naligsan</text:p>
          </table:table-cell>
        </table:table-row>
        <table:table-row table:style-name="ro2">
          <table:table-cell office:value-type="string">
            <text:p>never seem shortage</text:p>
          </table:table-cell>
          <table:table-cell office:value-type="string">
            <text:p>make everybody else</text:p>
          </table:table-cell>
          <table:table-cell office:value-type="string">
            <text:p>ticket tomorrow night</text:p>
          </table:table-cell>
          <table:table-cell office:value-type="string">
            <text:p>feel much better</text:p>
          </table:table-cell>
          <table:table-cell office:value-type="string">
            <text:p>cave men win</text:p>
          </table:table-cell>
        </table:table-row>
        <table:table-row table:style-name="ro2">
          <table:table-cell office:value-type="string">
            <text:p>yourself world doing</text:p>
          </table:table-cell>
          <table:table-cell office:value-type="string">
            <text:p>wait see propname</text:p>
          </table:table-cell>
          <table:table-cell office:value-type="string">
            <text:p>night woke up</text:p>
          </table:table-cell>
          <table:table-cell office:value-type="string">
            <text:p>wake up gift</text:p>
          </table:table-cell>
          <table:table-cell office:value-type="string">
            <text:p>face facts then</text:p>
          </table:table-cell>
        </table:table-row>
        <table:table-row table:style-name="ro2">
          <table:table-cell office:value-type="string">
            <text:p>attempting finish page</text:p>
          </table:table-cell>
          <table:table-cell office:value-type="string">
            <text:p>lot like washington</text:p>
          </table:table-cell>
          <table:table-cell office:value-type="string">
            <text:p>play asian nanny</text:p>
          </table:table-cell>
          <table:table-cell office:value-type="string">
            <text:p>break fire build</text:p>
          </table:table-cell>
          <table:table-cell office:value-type="string">
            <text:p>ko naligsan sa</text:p>
          </table:table-cell>
        </table:table-row>
        <table:table-row table:style-name="ro2">
          <table:table-cell office:value-type="string">
            <text:p>why yes am</text:p>
          </table:table-cell>
          <table:table-cell office:value-type="string">
            <text:p>get car washed</text:p>
          </table:table-cell>
          <table:table-cell office:value-type="string">
            <text:p>now heading bed</text:p>
          </table:table-cell>
          <table:table-cell office:value-type="string">
            <text:p>completely honest next</text:p>
          </table:table-cell>
          <table:table-cell office:value-type="string">
            <text:p>didnt get fired</text:p>
          </table:table-cell>
        </table:table-row>
        <table:table-row table:style-name="ro2">
          <table:table-cell office:value-type="string">
            <text:p>let your mercy</text:p>
          </table:table-cell>
          <table:table-cell office:value-type="string">
            <text:p>stop fighting cummings</text:p>
          </table:table-cell>
          <table:table-cell office:value-type="string">
            <text:p>thunder down under</text:p>
          </table:table-cell>
          <table:table-cell office:value-type="string">
            <text:p>am sure how</text:p>
          </table:table-cell>
          <table:table-cell office:value-type="string">
            <text:p>just wanna submarine</text:p>
          </table:table-cell>
        </table:table-row>
        <table:table-row table:style-name="ro2">
          <table:table-cell office:value-type="string">
            <text:p>child dont worry</text:p>
          </table:table-cell>
          <table:table-cell office:value-type="string">
            <text:p>cavemen astronauts got</text:p>
          </table:table-cell>
          <table:table-cell office:value-type="string">
            <text:p>feel free txt</text:p>
          </table:table-cell>
          <table:table-cell office:value-type="string">
            <text:p>go school tomorrow</text:p>
          </table:table-cell>
          <table:table-cell office:value-type="string">
            <text:p>bowl super bowl</text:p>
          </table:table-cell>
        </table:table-row>
        <table:table-row table:style-name="ro2">
          <table:table-cell office:value-type="string">
            <text:p>doing best night</text:p>
          </table:table-cell>
          <table:table-cell office:value-type="string">
            <text:p>random hot funny</text:p>
          </table:table-cell>
          <table:table-cell office:value-type="string">
            <text:p>animal shelter closing</text:p>
          </table:table-cell>
          <table:table-cell office:value-type="string">
            <text:p>under going bank</text:p>
          </table:table-cell>
          <table:table-cell office:value-type="string">
            <text:p>la la la</text:p>
          </table:table-cell>
        </table:table-row>
        <table:table-row table:style-name="ro2">
          <table:table-cell office:value-type="string">
            <text:p>alarm still invincible</text:p>
          </table:table-cell>
          <table:table-cell office:value-type="string">
            <text:p>taking care propname</text:p>
          </table:table-cell>
          <table:table-cell office:value-type="string">
            <text:p>awaken sleeper let</text:p>
          </table:table-cell>
          <table:table-cell office:value-type="string">
            <text:p>seem shortage illegal</text:p>
          </table:table-cell>
          <table:table-cell office:value-type="string">
            <text:p>some really great</text:p>
          </table:table-cell>
        </table:table-row>
        <table:table-row table:style-name="ro2">
          <table:table-cell office:value-type="string">
            <text:p>want join me</text:p>
          </table:table-cell>
          <table:table-cell office:value-type="string">
            <text:p>make mistakes make</text:p>
          </table:table-cell>
          <table:table-cell office:value-type="string">
            <text:p>my site page</text:p>
          </table:table-cell>
          <table:table-cell office:value-type="string">
            <text:p>finish page paper</text:p>
          </table:table-cell>
          <table:table-cell office:value-type="string">
            <text:p>snow snow snow</text:p>
          </table:table-cell>
        </table:table-row>
        <table:table-row table:style-name="ro2">
          <table:table-cell office:value-type="string">
            <text:p>above madness propname</text:p>
          </table:table-cell>
          <table:table-cell office:value-type="string">
            <text:p>sleep last night</text:p>
          </table:table-cell>
          <table:table-cell office:value-type="string">
            <text:p>much longer than</text:p>
          </table:table-cell>
          <table:table-cell office:value-type="string">
            <text:p>forgot how much</text:p>
          </table:table-cell>
          <table:table-cell office:value-type="string">
            <text:p>fired got laid</text:p>
          </table:table-cell>
        </table:table-row>
        <table:table-row table:style-name="ro2">
          <table:table-cell office:value-type="string">
            <text:p>first time months</text:p>
          </table:table-cell>
          <table:table-cell office:value-type="string">
            <text:p>want christmas cure</text:p>
          </table:table-cell>
          <table:table-cell office:value-type="string">
            <text:p>think fun run</text:p>
          </table:table-cell>
          <table:table-cell office:value-type="string">
            <text:p>my way berkeley</text:p>
          </table:table-cell>
          <table:table-cell office:value-type="string">
            <text:p>cant help smile</text:p>
          </table:table-cell>
        </table:table-row>
        <table:table-row table:style-name="ro2">
          <table:table-cell office:value-type="string">
            <text:p>tomorrow between euthanizing</text:p>
          </table:table-cell>
          <table:table-cell office:value-type="string">
            <text:p>someone cancer want</text:p>
          </table:table-cell>
          <table:table-cell office:value-type="string">
            <text:p>det fusionx photoshoot</text:p>
          </table:table-cell>
          <table:table-cell office:value-type="string">
            <text:p>im lucky girl</text:p>
          </table:table-cell>
          <table:table-cell office:value-type="string">
            <text:p>hell empty devils</text:p>
          </table:table-cell>
        </table:table-row>
        <table:table-row table:style-name="ro2">
          <table:table-cell office:value-type="string">
            <text:p>happy holidays everyone</text:p>
          </table:table-cell>
          <table:table-cell office:value-type="string">
            <text:p>did ok my</text:p>
          </table:table-cell>
          <table:table-cell office:value-type="string">
            <text:p>cant wait get</text:p>
          </table:table-cell>
          <table:table-cell office:value-type="string">
            <text:p>pick up my</text:p>
          </table:table-cell>
          <table:table-cell office:value-type="string">
            <text:p>rock love propname</text:p>
          </table:table-cell>
        </table:table-row>
        <table:table-row table:style-name="ro2">
          <table:table-cell office:value-type="string">
            <text:p>my first exam</text:p>
          </table:table-cell>
          <table:table-cell office:value-type="string">
            <text:p>little upset about</text:p>
          </table:table-cell>
          <table:table-cell office:value-type="string">
            <text:p>break fire build</text:p>
          </table:table-cell>
          <table:table-cell office:value-type="string">
            <text:p>like crystal meth</text:p>
          </table:table-cell>
          <table:table-cell office:value-type="string">
            <text:p>bills op woot</text:p>
          </table:table-cell>
        </table:table-row>
        <table:table-row table:style-name="ro2">
          <table:table-cell office:value-type="string">
            <text:p>weekend dan test</text:p>
          </table:table-cell>
          <table:table-cell office:value-type="string">
            <text:p>dont know how</text:p>
          </table:table-cell>
          <table:table-cell office:value-type="string">
            <text:p>adopt free tomorrow</text:p>
          </table:table-cell>
          <table:table-cell office:value-type="string">
            <text:p>bank get some</text:p>
          </table:table-cell>
          <table:table-cell office:value-type="string">
            <text:p>gonna die young</text:p>
          </table:table-cell>
        </table:table-row>
        <table:table-row table:style-name="ro2">
          <table:table-cell office:value-type="string">
            <text:p>your profile pic</text:p>
          </table:table-cell>
          <table:table-cell office:value-type="string">
            <text:p>copy into your</text:p>
          </table:table-cell>
          <table:table-cell office:value-type="string">
            <text:p>under going bank</text:p>
          </table:table-cell>
          <table:table-cell office:value-type="string">
            <text:p>wait til next</text:p>
          </table:table-cell>
          <table:table-cell office:value-type="string">
            <text:p>going miss my</text:p>
          </table:table-cell>
        </table:table-row>
        <table:table-row table:style-name="ro2">
          <table:table-cell office:value-type="string">
            <text:p>come life dry</text:p>
          </table:table-cell>
          <table:table-cell office:value-type="string">
            <text:p>crazy marry talkative</text:p>
          </table:table-cell>
          <table:table-cell office:value-type="string">
            <text:p>im very happy</text:p>
          </table:table-cell>
          <table:table-cell office:value-type="string">
            <text:p>never seem shortage</text:p>
          </table:table-cell>
          <table:table-cell office:value-type="string">
            <text:p>grund type pokemon</text:p>
          </table:table-cell>
        </table:table-row>
        <table:table-row table:style-name="ro2">
          <table:table-cell office:value-type="string">
            <text:p>come think can</text:p>
          </table:table-cell>
          <table:table-cell office:value-type="string">
            <text:p>astronauts got into</text:p>
          </table:table-cell>
          <table:table-cell office:value-type="string">
            <text:p>never seem shortage</text:p>
          </table:table-cell>
          <table:table-cell office:value-type="string">
            <text:p>yourself world doing</text:p>
          </table:table-cell>
          <table:table-cell office:value-type="string">
            <text:p>well company best</text:p>
          </table:table-cell>
        </table:table-row>
        <table:table-row table:style-name="ro2">
          <table:table-cell office:value-type="string">
            <text:p>let our eyes</text:p>
          </table:table-cell>
          <table:table-cell office:value-type="string">
            <text:p>wake up morning</text:p>
          </table:table-cell>
          <table:table-cell table:number-columns-repeated="2" office:value-type="string">
            <text:p>attempting finish page</text:p>
          </table:table-cell>
          <table:table-cell office:value-type="string">
            <text:p>bombay elvis cupcakes</text:p>
          </table:table-cell>
        </table:table-row>
        <table:table-row table:style-name="ro2">
          <table:table-cell office:value-type="string">
            <text:p>turn year age</text:p>
          </table:table-cell>
          <table:table-cell office:value-type="string">
            <text:p>having bad day</text:p>
          </table:table-cell>
          <table:table-cell office:value-type="string">
            <text:p>get should interesting</text:p>
          </table:table-cell>
          <table:table-cell office:value-type="string">
            <text:p>state beat lions</text:p>
          </table:table-cell>
          <table:table-cell office:value-type="string">
            <text:p>open rising light</text:p>
          </table:table-cell>
        </table:table-row>
        <table:table-row table:style-name="ro2">
          <table:table-cell office:value-type="string">
            <text:p>thats can think</text:p>
          </table:table-cell>
          <table:table-cell office:value-type="string">
            <text:p>please put your</text:p>
          </table:table-cell>
          <table:table-cell office:value-type="string">
            <text:p>while running even</text:p>
          </table:table-cell>
          <table:table-cell office:value-type="string">
            <text:p>get should interesting</text:p>
          </table:table-cell>
          <table:table-cell office:value-type="string">
            <text:p>back work until</text:p>
          </table:table-cell>
        </table:table-row>
        <table:table-row table:style-name="ro2">
          <table:table-cell office:value-type="string">
            <text:p>cant wait friday</text:p>
          </table:table-cell>
          <table:table-cell office:value-type="string">
            <text:p>shelter closing tomorrow</text:p>
          </table:table-cell>
          <table:table-cell office:value-type="string">
            <text:p>me question only</text:p>
          </table:table-cell>
          <table:table-cell office:value-type="string">
            <text:p>while running even</text:p>
          </table:table-cell>
          <table:table-cell office:value-type="string">
            <text:p>im going put</text:p>
          </table:table-cell>
        </table:table-row>
        <table:table-row table:style-name="ro2">
          <table:table-cell office:value-type="string">
            <text:p>well guess gonna</text:p>
          </table:table-cell>
          <table:table-cell office:value-type="string">
            <text:p>guess well see</text:p>
          </table:table-cell>
          <table:table-cell office:value-type="string">
            <text:p>too much too</text:p>
          </table:table-cell>
          <table:table-cell office:value-type="string">
            <text:p>lord awaken sleeper</text:p>
          </table:table-cell>
          <table:table-cell office:value-type="string">
            <text:p>our st yr</text:p>
          </table:table-cell>
        </table:table-row>
        <table:table-row table:style-name="ro2">
          <table:table-cell office:value-type="string">
            <text:p>center georgia avenue</text:p>
          </table:table-cell>
          <table:table-cell office:value-type="string">
            <text:p>heaven half hour</text:p>
          </table:table-cell>
          <table:table-cell office:value-type="string">
            <text:p>find out im</text:p>
          </table:table-cell>
          <table:table-cell office:value-type="string">
            <text:p>me question only</text:p>
          </table:table-cell>
          <table:table-cell office:value-type="string">
            <text:p>tonight anyone want</text:p>
          </table:table-cell>
        </table:table-row>
        <table:table-row table:style-name="ro2">
          <table:table-cell office:value-type="string">
            <text:p>state mind am</text:p>
          </table:table-cell>
          <table:table-cell office:value-type="string">
            <text:p>where wild things</text:p>
          </table:table-cell>
          <table:table-cell office:value-type="string">
            <text:p>let your mercy</text:p>
          </table:table-cell>
          <table:table-cell office:value-type="string">
            <text:p>dec how come</text:p>
          </table:table-cell>
          <table:table-cell office:value-type="string">
            <text:p>me how keith</text:p>
          </table:table-cell>
        </table:table-row>
        <table:table-row table:style-name="ro2">
          <table:table-cell office:value-type="string">
            <text:p>nw washington pass</text:p>
          </table:table-cell>
          <table:table-cell office:value-type="string">
            <text:p>jacked up my</text:p>
          </table:table-cell>
          <table:table-cell office:value-type="string">
            <text:p>holy crap propname</text:p>
          </table:table-cell>
          <table:table-cell office:value-type="string">
            <text:p>happy lunar year</text:p>
          </table:table-cell>
          <table:table-cell office:value-type="string">
            <text:p>awesome slightly ridiculous</text:p>
          </table:table-cell>
        </table:table-row>
        <table:table-row table:style-name="ro2">
          <table:table-cell office:value-type="string">
            <text:p>whether dont speak</text:p>
          </table:table-cell>
          <table:table-cell office:value-type="string">
            <text:p>last day work</text:p>
          </table:table-cell>
          <table:table-cell office:value-type="string">
            <text:p>want join me</text:p>
          </table:table-cell>
          <table:table-cell office:value-type="string">
            <text:p>person today please</text:p>
          </table:table-cell>
          <table:table-cell office:value-type="string">
            <text:p>write some my</text:p>
          </table:table-cell>
        </table:table-row>
        <table:table-row table:style-name="ro2">
          <table:table-cell office:value-type="string">
            <text:p>come dal hook</text:p>
          </table:table-cell>
          <table:table-cell office:value-type="string">
            <text:p>consensus americans object</text:p>
          </table:table-cell>
          <table:table-cell office:value-type="string">
            <text:p>how change my</text:p>
          </table:table-cell>
          <table:table-cell office:value-type="string">
            <text:p>just copy paste</text:p>
          </table:table-cell>
          <table:table-cell office:value-type="string">
            <text:p>my entire life</text:p>
          </table:table-cell>
        </table:table-row>
        <table:table-row table:style-name="ro2">
          <table:table-cell office:value-type="string">
            <text:p>eyes burst open</text:p>
          </table:table-cell>
          <table:table-cell office:value-type="string">
            <text:p>merry christmas eve</text:p>
          </table:table-cell>
          <table:table-cell office:value-type="string">
            <text:p>though im sure</text:p>
          </table:table-cell>
          <table:table-cell office:value-type="string">
            <text:p>let your mercy</text:p>
          </table:table-cell>
          <table:table-cell office:value-type="string">
            <text:p>like pullman feels</text:p>
          </table:table-cell>
        </table:table-row>
        <table:table-row table:style-name="ro2">
          <table:table-cell office:value-type="string">
            <text:p>thanks birthday wishes</text:p>
          </table:table-cell>
          <table:table-cell office:value-type="string">
            <text:p>cats dogs left</text:p>
          </table:table-cell>
          <table:table-cell office:value-type="string">
            <text:p>excited see propname</text:p>
          </table:table-cell>
          <table:table-cell office:value-type="string">
            <text:p>means fight hardest</text:p>
          </table:table-cell>
          <table:table-cell office:value-type="string">
            <text:p>beta key salamat</text:p>
          </table:table-cell>
        </table:table-row>
        <table:table-row table:style-name="ro2">
          <table:table-cell office:value-type="string">
            <text:p>decided after some</text:p>
          </table:table-cell>
          <table:table-cell office:value-type="string">
            <text:p>may heaven half</text:p>
          </table:table-cell>
          <table:table-cell office:value-type="string">
            <text:p>tomorrow between euthanizing</text:p>
          </table:table-cell>
          <table:table-cell office:value-type="string">
            <text:p>make things worse</text:p>
          </table:table-cell>
          <table:table-cell office:value-type="string">
            <text:p>can rise can</text:p>
          </table:table-cell>
        </table:table-row>
        <table:table-row table:style-name="ro2">
          <table:table-cell office:value-type="string">
            <text:p>anyone else feel</text:p>
          </table:table-cell>
          <table:table-cell office:value-type="string">
            <text:p>world doing best</text:p>
          </table:table-cell>
          <table:table-cell office:value-type="string">
            <text:p>happy holidays everyone</text:p>
          </table:table-cell>
          <table:table-cell office:value-type="string">
            <text:p>child dont worry</text:p>
          </table:table-cell>
          <table:table-cell office:value-type="string">
            <text:p>left please re</text:p>
          </table:table-cell>
        </table:table-row>
        <table:table-row table:style-name="ro2">
          <table:table-cell office:value-type="string">
            <text:p>doesnt feel good</text:p>
          </table:table-cell>
          <table:table-cell office:value-type="string">
            <text:p>about being able</text:p>
          </table:table-cell>
          <table:table-cell office:value-type="string">
            <text:p>my first exam</text:p>
          </table:table-cell>
          <table:table-cell office:value-type="string">
            <text:p>study my first</text:p>
          </table:table-cell>
          <table:table-cell office:value-type="string">
            <text:p>everyone passed flying</text:p>
          </table:table-cell>
        </table:table-row>
        <table:table-row table:style-name="ro2">
          <table:table-cell office:value-type="string">
            <text:p>mercy wash let</text:p>
          </table:table-cell>
          <table:table-cell office:value-type="string">
            <text:p>into jazz band</text:p>
          </table:table-cell>
          <table:table-cell office:value-type="string">
            <text:p>crazy wrong can</text:p>
          </table:table-cell>
          <table:table-cell office:value-type="string">
            <text:p>your son break</text:p>
          </table:table-cell>
          <table:table-cell office:value-type="string">
            <text:p>winged cupid painted</text:p>
          </table:table-cell>
        </table:table-row>
        <table:table-row table:style-name="ro2">
          <table:table-cell office:value-type="string">
            <text:p>my life right</text:p>
          </table:table-cell>
          <table:table-cell office:value-type="string">
            <text:p>into fight win</text:p>
          </table:table-cell>
          <table:table-cell office:value-type="string">
            <text:p>weekend dan test</text:p>
          </table:table-cell>
          <table:table-cell office:value-type="string">
            <text:p>doing best night</text:p>
          </table:table-cell>
          <table:table-cell office:value-type="string">
            <text:p>holding propname light</text:p>
          </table:table-cell>
        </table:table-row>
        <table:table-row table:style-name="ro2">
          <table:table-cell office:value-type="string">
            <text:p>honestly dont know</text:p>
          </table:table-cell>
          <table:table-cell office:value-type="string">
            <text:p>see propname propname</text:p>
          </table:table-cell>
          <table:table-cell office:value-type="string">
            <text:p>than hours day</text:p>
          </table:table-cell>
          <table:table-cell office:value-type="string">
            <text:p>alarm still invincible</text:p>
          </table:table-cell>
          <table:table-cell office:value-type="string">
            <text:p>life make life</text:p>
          </table:table-cell>
        </table:table-row>
        <table:table-row table:style-name="ro2">
          <table:table-cell office:value-type="string">
            <text:p>home made pizza</text:p>
          </table:table-cell>
          <table:table-cell office:value-type="string">
            <text:p>any human being</text:p>
          </table:table-cell>
          <table:table-cell office:value-type="string">
            <text:p>cant wait try</text:p>
          </table:table-cell>
          <table:table-cell office:value-type="string">
            <text:p>ashes come life</text:p>
          </table:table-cell>
          <table:table-cell office:value-type="string">
            <text:p>my body doth</text:p>
          </table:table-cell>
        </table:table-row>
        <table:table-row table:style-name="ro2">
          <table:table-cell office:value-type="string">
            <text:p>battle any human</text:p>
          </table:table-cell>
          <table:table-cell office:value-type="string">
            <text:p>life cats dogs</text:p>
          </table:table-cell>
          <table:table-cell office:value-type="string">
            <text:p>your profile pic</text:p>
          </table:table-cell>
          <table:table-cell office:value-type="string">
            <text:p>want join me</text:p>
          </table:table-cell>
          <table:table-cell office:value-type="string">
            <text:p>needs find someone</text:p>
          </table:table-cell>
        </table:table-row>
        <table:table-row table:style-name="ro2">
          <table:table-cell office:value-type="string">
            <text:p>can fight never</text:p>
          </table:table-cell>
          <table:table-cell office:value-type="string">
            <text:p>thinks people should</text:p>
          </table:table-cell>
          <table:table-cell office:value-type="string">
            <text:p>come life dry</text:p>
          </table:table-cell>
          <table:table-cell office:value-type="string">
            <text:p>how change my</text:p>
          </table:table-cell>
          <table:table-cell office:value-type="string">
            <text:p>rest my life</text:p>
          </table:table-cell>
        </table:table-row>
        <table:table-row table:style-name="ro2">
          <table:table-cell office:value-type="string">
            <text:p>am missing something</text:p>
          </table:table-cell>
          <table:table-cell office:value-type="string">
            <text:p>cant wait my</text:p>
          </table:table-cell>
          <table:table-cell office:value-type="string">
            <text:p>come think can</text:p>
          </table:table-cell>
          <table:table-cell office:value-type="string">
            <text:p>above madness propname</text:p>
          </table:table-cell>
          <table:table-cell office:value-type="string">
            <text:p>get work done</text:p>
          </table:table-cell>
        </table:table-row>
        <table:table-row table:style-name="ro2">
          <table:table-cell office:value-type="string">
            <text:p>please re post</text:p>
          </table:table-cell>
          <table:table-cell office:value-type="string">
            <text:p>propname tomorrow night</text:p>
          </table:table-cell>
          <table:table-cell office:value-type="string">
            <text:p>let our eyes</text:p>
          </table:table-cell>
          <table:table-cell office:value-type="string">
            <text:p>helping great person</text:p>
          </table:table-cell>
          <table:table-cell office:value-type="string">
            <text:p>your holiness mold</text:p>
          </table:table-cell>
        </table:table-row>
        <table:table-row table:style-name="ro2">
          <table:table-cell office:value-type="string">
            <text:p>your friends just</text:p>
          </table:table-cell>
          <table:table-cell office:value-type="string">
            <text:p>propname can win</text:p>
          </table:table-cell>
          <table:table-cell office:value-type="string">
            <text:p>cant wait til</text:p>
          </table:table-cell>
          <table:table-cell office:value-type="string">
            <text:p>excited see propname</text:p>
          </table:table-cell>
          <table:table-cell office:value-type="string">
            <text:p>fais du bien</text:p>
          </table:table-cell>
        </table:table-row>
        <table:table-row table:style-name="ro2">
          <table:table-cell office:value-type="string">
            <text:p>can lift up</text:p>
          </table:table-cell>
          <table:table-cell office:value-type="string">
            <text:p>going hear propname</text:p>
          </table:table-cell>
          <table:table-cell office:value-type="string">
            <text:p>turn year age</text:p>
          </table:table-cell>
          <table:table-cell office:value-type="string">
            <text:p>very merry christmas</text:p>
          </table:table-cell>
          <table:table-cell office:value-type="string">
            <text:p>propname could ask</text:p>
          </table:table-cell>
        </table:table-row>
        <table:table-row table:style-name="ro2">
          <table:table-cell office:value-type="string">
            <text:p>very proud berkeley</text:p>
          </table:table-cell>
          <table:table-cell office:value-type="string">
            <text:p>pole class tonight</text:p>
          </table:table-cell>
          <table:table-cell office:value-type="string">
            <text:p>thats can think</text:p>
          </table:table-cell>
          <table:table-cell office:value-type="string">
            <text:p>down under going</text:p>
          </table:table-cell>
          <table:table-cell office:value-type="string">
            <text:p>wont go away</text:p>
          </table:table-cell>
        </table:table-row>
        <table:table-row table:style-name="ro2">
          <table:table-cell office:value-type="string">
            <text:p>crossing my fingers</text:p>
          </table:table-cell>
          <table:table-cell office:value-type="string">
            <text:p>first time today</text:p>
          </table:table-cell>
          <table:table-cell office:value-type="string">
            <text:p>someone else take</text:p>
          </table:table-cell>
          <table:table-cell office:value-type="string">
            <text:p>your profile expect</text:p>
          </table:table-cell>
          <table:table-cell office:value-type="string">
            <text:p>everyone should listen</text:p>
          </table:table-cell>
        </table:table-row>
        <table:table-row table:style-name="ro2">
          <table:table-cell office:value-type="string">
            <text:p>my darlin already</text:p>
          </table:table-cell>
          <table:table-cell office:value-type="string">
            <text:p>days im counting</text:p>
          </table:table-cell>
          <table:table-cell office:value-type="string">
            <text:p>well guess gonna</text:p>
          </table:table-cell>
          <table:table-cell office:value-type="string">
            <text:p>first time months</text:p>
          </table:table-cell>
          <table:table-cell office:value-type="string">
            <text:p>first memory me</text:p>
          </table:table-cell>
        </table:table-row>
        <table:table-row table:style-name="ro2">
          <table:table-cell office:value-type="string">
            <text:p>them home write</text:p>
          </table:table-cell>
          <table:table-cell office:value-type="string">
            <text:p>cant figure out</text:p>
          </table:table-cell>
          <table:table-cell office:value-type="string">
            <text:p>right about now</text:p>
          </table:table-cell>
          <table:table-cell office:value-type="string">
            <text:p>happy holidays everyone</text:p>
          </table:table-cell>
          <table:table-cell office:value-type="string">
            <text:p>without home go</text:p>
          </table:table-cell>
        </table:table-row>
        <table:table-row table:style-name="ro2">
          <table:table-cell office:value-type="string">
            <text:p>soweto gospel choir</text:p>
          </table:table-cell>
          <table:table-cell office:value-type="string">
            <text:p>animals without home</text:p>
          </table:table-cell>
          <table:table-cell office:value-type="string">
            <text:p>ginger lemon tea</text:p>
          </table:table-cell>
          <table:table-cell office:value-type="string">
            <text:p>my first exam</text:p>
          </table:table-cell>
          <table:table-cell office:value-type="string">
            <text:p>youve finished post</text:p>
          </table:table-cell>
        </table:table-row>
        <table:table-row table:style-name="ro2">
          <table:table-cell office:value-type="string">
            <text:p>between euthanizing animals</text:p>
          </table:table-cell>
          <table:table-cell office:value-type="string">
            <text:p>tired cant wait</text:p>
          </table:table-cell>
          <table:table-cell office:value-type="string">
            <text:p>still owe me</text:p>
          </table:table-cell>
          <table:table-cell office:value-type="string">
            <text:p>crazy wrong can</text:p>
          </table:table-cell>
          <table:table-cell office:value-type="string">
            <text:p>status put first</text:p>
          </table:table-cell>
        </table:table-row>
        <table:table-row table:style-name="ro2">
          <table:table-cell office:value-type="string">
            <text:p>make everybody else</text:p>
          </table:table-cell>
          <table:table-cell office:value-type="string">
            <text:p>tolkein lord rings</text:p>
          </table:table-cell>
          <table:table-cell office:value-type="string">
            <text:p>state mind am</text:p>
          </table:table-cell>
          <table:table-cell office:value-type="string">
            <text:p>than hours day</text:p>
          </table:table-cell>
          <table:table-cell office:value-type="string">
            <text:p>looking forward going</text:p>
          </table:table-cell>
        </table:table-row>
        <table:table-row table:style-name="ro2">
          <table:table-cell office:value-type="string">
            <text:p>see wake up</text:p>
          </table:table-cell>
          <table:table-cell office:value-type="string">
            <text:p>see people rate</text:p>
          </table:table-cell>
          <table:table-cell office:value-type="string">
            <text:p>circles around someone</text:p>
          </table:table-cell>
          <table:table-cell office:value-type="string">
            <text:p>our eyes burst</text:p>
          </table:table-cell>
          <table:table-cell office:value-type="string">
            <text:p>county animal shelter</text:p>
          </table:table-cell>
        </table:table-row>
        <table:table-row table:style-name="ro2">
          <table:table-cell office:value-type="string">
            <text:p>excited about going</text:p>
          </table:table-cell>
          <table:table-cell office:value-type="string">
            <text:p>closing tomorrow can</text:p>
          </table:table-cell>
          <table:table-cell office:value-type="string">
            <text:p>wishes everyone happy</text:p>
          </table:table-cell>
          <table:table-cell office:value-type="string">
            <text:p>come life dry</text:p>
          </table:table-cell>
          <table:table-cell office:value-type="string">
            <text:p>feel like shit</text:p>
          </table:table-cell>
        </table:table-row>
        <table:table-row table:style-name="ro2">
          <table:table-cell office:value-type="string">
            <text:p>propname propname wedding</text:p>
          </table:table-cell>
          <table:table-cell office:value-type="string">
            <text:p>object dont operate</text:p>
          </table:table-cell>
          <table:table-cell office:value-type="string">
            <text:p>mean im discovering</text:p>
          </table:table-cell>
          <table:table-cell office:value-type="string">
            <text:p>now ive learned</text:p>
          </table:table-cell>
          <table:table-cell office:value-type="string">
            <text:p>happy hour bad</text:p>
          </table:table-cell>
        </table:table-row>
        <table:table-row table:style-name="ro2">
          <table:table-cell office:value-type="string">
            <text:p>me laugh even</text:p>
          </table:table-cell>
          <table:table-cell office:value-type="string">
            <text:p>just found out</text:p>
          </table:table-cell>
          <table:table-cell office:value-type="string">
            <text:p>first copy paste</text:p>
          </table:table-cell>
          <table:table-cell office:value-type="string">
            <text:p>anyone know where</text:p>
          </table:table-cell>
          <table:table-cell office:value-type="string">
            <text:p>bananas unique nutrient</text:p>
          </table:table-cell>
        </table:table-row>
        <table:table-row table:style-name="ro2">
          <table:table-cell office:value-type="string">
            <text:p>hook me up</text:p>
          </table:table-cell>
          <table:table-cell office:value-type="string">
            <text:p>home go save</text:p>
          </table:table-cell>
          <table:table-cell office:value-type="string">
            <text:p>surprised people remember</text:p>
          </table:table-cell>
          <table:table-cell office:value-type="string">
            <text:p>let our eyes</text:p>
          </table:table-cell>
          <table:table-cell office:value-type="string">
            <text:p>fight never stop</text:p>
          </table:table-cell>
        </table:table-row>
        <table:table-row table:style-name="ro2">
          <table:table-cell office:value-type="string">
            <text:p>stop fighting cummings</text:p>
          </table:table-cell>
          <table:table-cell office:value-type="string">
            <text:p>jets jets jets</text:p>
          </table:table-cell>
          <table:table-cell office:value-type="string">
            <text:p>wish people understand</text:p>
          </table:table-cell>
          <table:table-cell office:value-type="string">
            <text:p>turn year age</text:p>
          </table:table-cell>
          <table:table-cell office:value-type="string">
            <text:p>propname dont make</text:p>
          </table:table-cell>
        </table:table-row>
        <table:table-row table:style-name="ro2">
          <table:table-cell office:value-type="string">
            <text:p>made me laugh</text:p>
          </table:table-cell>
          <table:table-cell office:value-type="string">
            <text:p>just finished watching</text:p>
          </table:table-cell>
          <table:table-cell office:value-type="string">
            <text:p>come dal hook</text:p>
          </table:table-cell>
          <table:table-cell office:value-type="string">
            <text:p>thats can think</text:p>
          </table:table-cell>
          <table:table-cell office:value-type="string">
            <text:p>pig whistle pm</text:p>
          </table:table-cell>
        </table:table-row>
        <table:table-row table:style-name="ro2">
          <table:table-cell office:value-type="string">
            <text:p>follow your heart</text:p>
          </table:table-cell>
          <table:table-cell office:value-type="string">
            <text:p>rate crazy marry</text:p>
          </table:table-cell>
          <table:table-cell office:value-type="string">
            <text:p>eyes burst open</text:p>
          </table:table-cell>
          <table:table-cell office:value-type="string">
            <text:p>well guess gonna</text:p>
          </table:table-cell>
          <table:table-cell office:value-type="string">
            <text:p>my two favorite</text:p>
          </table:table-cell>
        </table:table-row>
        <table:table-row table:style-name="ro2">
          <table:table-cell office:value-type="string">
            <text:p>contemplation turn year</text:p>
          </table:table-cell>
          <table:table-cell office:value-type="string">
            <text:p>day high school</text:p>
          </table:table-cell>
          <table:table-cell office:value-type="string">
            <text:p>decided after some</text:p>
          </table:table-cell>
          <table:table-cell office:value-type="string">
            <text:p>pullman feels like</text:p>
          </table:table-cell>
          <table:table-cell office:value-type="string">
            <text:p>facebook confirmed send</text:p>
          </table:table-cell>
        </table:table-row>
        <table:table-row table:style-name="ro2">
          <table:table-cell office:value-type="string">
            <text:p>drugs like crystal</text:p>
          </table:table-cell>
          <table:table-cell office:value-type="string">
            <text:p>tomorrow can adopt</text:p>
          </table:table-cell>
          <table:table-cell office:value-type="string">
            <text:p>anyone else feel</text:p>
          </table:table-cell>
          <table:table-cell office:value-type="string">
            <text:p>excited about first</text:p>
          </table:table-cell>
          <table:table-cell office:value-type="string">
            <text:p>movie me anymore</text:p>
          </table:table-cell>
        </table:table-row>
        <table:table-row table:style-name="ro2">
          <table:table-cell office:value-type="string">
            <text:p>some careful contemplation</text:p>
          </table:table-cell>
          <table:table-cell office:value-type="string">
            <text:p>sure how feel</text:p>
          </table:table-cell>
          <table:table-cell office:value-type="string">
            <text:p>dont know why</text:p>
          </table:table-cell>
          <table:table-cell office:value-type="string">
            <text:p>center georgia avenue</text:p>
          </table:table-cell>
          <table:table-cell office:value-type="string">
            <text:p>help me back</text:p>
          </table:table-cell>
        </table:table-row>
        <table:table-row table:style-name="ro2">
          <table:table-cell office:value-type="string">
            <text:p>crystal meth coke</text:p>
          </table:table-cell>
          <table:table-cell office:value-type="string">
            <text:p>know someone related</text:p>
          </table:table-cell>
          <table:table-cell office:value-type="string">
            <text:p>doesnt feel good</text:p>
          </table:table-cell>
          <table:table-cell office:value-type="string">
            <text:p>state mind am</text:p>
          </table:table-cell>
          <table:table-cell office:value-type="string">
            <text:p>company thieves ticket</text:p>
          </table:table-cell>
        </table:table-row>
        <table:table-row table:style-name="ro2">
          <table:table-cell office:value-type="string">
            <text:p>credit card roulette</text:p>
          </table:table-cell>
          <table:table-cell office:value-type="string">
            <text:p>spit hard oughta</text:p>
          </table:table-cell>
          <table:table-cell office:value-type="string">
            <text:p>people remember about</text:p>
          </table:table-cell>
          <table:table-cell office:value-type="string">
            <text:p>nw washington pass</text:p>
          </table:table-cell>
          <table:table-cell office:value-type="string">
            <text:p>ticket tomorrow night</text:p>
          </table:table-cell>
        </table:table-row>
        <table:table-row table:style-name="ro2">
          <table:table-cell office:value-type="string">
            <text:p>doth protest about</text:p>
          </table:table-cell>
          <table:table-cell office:value-type="string">
            <text:p>where can get</text:p>
          </table:table-cell>
          <table:table-cell office:value-type="string">
            <text:p>mercy wash let</text:p>
          </table:table-cell>
          <table:table-cell office:value-type="string">
            <text:p>hour before devil</text:p>
          </table:table-cell>
          <table:table-cell office:value-type="string">
            <text:p>anymore dont blame</text:p>
          </table:table-cell>
        </table:table-row>
        <table:table-row table:style-name="ro2">
          <table:table-cell office:value-type="string">
            <text:p>make mistakes make</text:p>
          </table:table-cell>
          <table:table-cell office:value-type="string">
            <text:p>got into jazz</text:p>
          </table:table-cell>
          <table:table-cell office:value-type="string">
            <text:p>go urbandictionary type</text:p>
          </table:table-cell>
          <table:table-cell office:value-type="string">
            <text:p>pm them home</text:p>
          </table:table-cell>
          <table:table-cell office:value-type="string">
            <text:p>night woke up</text:p>
          </table:table-cell>
        </table:table-row>
        <table:table-row table:style-name="ro2">
          <table:table-cell office:value-type="string">
            <text:p>just amazing weekend</text:p>
          </table:table-cell>
          <table:table-cell office:value-type="string">
            <text:p>everybody else means</text:p>
          </table:table-cell>
          <table:table-cell office:value-type="string">
            <text:p>ah like being</text:p>
          </table:table-cell>
          <table:table-cell office:value-type="string">
            <text:p>profile expect see</text:p>
          </table:table-cell>
          <table:table-cell office:value-type="string">
            <text:p>gi gutom ko</text:p>
          </table:table-cell>
        </table:table-row>
        <table:table-row table:style-name="ro2">
          <table:table-cell office:value-type="string">
            <text:p>just bought some</text:p>
          </table:table-cell>
          <table:table-cell office:value-type="string">
            <text:p>fit amazing tough</text:p>
          </table:table-cell>
          <table:table-cell office:value-type="string">
            <text:p>counting down days</text:p>
          </table:table-cell>
          <table:table-cell office:value-type="string">
            <text:p>circles around someone</text:p>
          </table:table-cell>
          <table:table-cell office:value-type="string">
            <text:p>cut hair again</text:p>
          </table:table-cell>
        </table:table-row>
        <table:table-row table:style-name="ro2">
          <table:table-cell office:value-type="string">
            <text:p>mold into image</text:p>
          </table:table-cell>
          <table:table-cell office:value-type="string">
            <text:p>go before sleeps</text:p>
          </table:table-cell>
          <table:table-cell office:value-type="string">
            <text:p>please re post</text:p>
          </table:table-cell>
          <table:table-cell office:value-type="string">
            <text:p>pass think how</text:p>
          </table:table-cell>
          <table:table-cell office:value-type="string">
            <text:p>ang pag lunod</text:p>
          </table:table-cell>
        </table:table-row>
        <table:table-row table:style-name="ro2">
          <table:table-cell office:value-type="string">
            <text:p>does anyone else</text:p>
          </table:table-cell>
          <table:table-cell office:value-type="string">
            <text:p>night day make</text:p>
          </table:table-cell>
          <table:table-cell office:value-type="string">
            <text:p>happy birthday propname</text:p>
          </table:table-cell>
          <table:table-cell office:value-type="string">
            <text:p>surprised people remember</text:p>
          </table:table-cell>
          <table:table-cell office:value-type="string">
            <text:p>happy things coming</text:p>
          </table:table-cell>
        </table:table-row>
        <table:table-row table:style-name="ro2">
          <table:table-cell office:value-type="string">
            <text:p>move back berkeley</text:p>
          </table:table-cell>
          <table:table-cell office:value-type="string">
            <text:p>spirits can strongbow</text:p>
          </table:table-cell>
          <table:table-cell office:value-type="string">
            <text:p>didnt take long</text:p>
          </table:table-cell>
          <table:table-cell office:value-type="string">
            <text:p>come dal hook</text:p>
          </table:table-cell>
          <table:table-cell office:value-type="string">
            <text:p>human being can</text:p>
          </table:table-cell>
        </table:table-row>
        <table:table-row table:style-name="ro2">
          <table:table-cell office:value-type="string">
            <text:p>watching movies propname</text:p>
          </table:table-cell>
          <table:table-cell office:value-type="string">
            <text:p>my little girl</text:p>
          </table:table-cell>
          <table:table-cell office:value-type="string">
            <text:p>my wish people</text:p>
          </table:table-cell>
          <table:table-cell office:value-type="string">
            <text:p>best night day</text:p>
          </table:table-cell>
          <table:table-cell office:value-type="string">
            <text:p>play asian nanny</text:p>
          </table:table-cell>
        </table:table-row>
        <table:table-row table:style-name="ro2">
          <table:table-cell office:value-type="string">
            <text:p>fever anyone welcome</text:p>
          </table:table-cell>
          <table:table-cell office:value-type="string">
            <text:p>just watched propname</text:p>
          </table:table-cell>
          <table:table-cell office:value-type="string">
            <text:p>dream last night</text:p>
          </table:table-cell>
          <table:table-cell office:value-type="string">
            <text:p>some american bills</text:p>
          </table:table-cell>
          <table:table-cell office:value-type="string">
            <text:p>now heading bed</text:p>
          </table:table-cell>
        </table:table-row>
        <table:table-row table:style-name="ro2">
          <table:table-cell office:value-type="string">
            <text:p>oh sweet sweet</text:p>
          </table:table-cell>
          <table:table-cell office:value-type="string">
            <text:p>entry your under</text:p>
          </table:table-cell>
          <table:table-cell office:value-type="string">
            <text:p>very proud berkeley</text:p>
          </table:table-cell>
          <table:table-cell office:value-type="string">
            <text:p>eyes burst open</text:p>
          </table:table-cell>
          <table:table-cell office:value-type="string">
            <text:p>under nah sigh</text:p>
          </table:table-cell>
        </table:table-row>
        <table:table-row table:style-name="ro2">
          <table:table-cell office:value-type="string">
            <text:p>go broke because</text:p>
          </table:table-cell>
          <table:table-cell office:value-type="string">
            <text:p>never stop fighting</text:p>
          </table:table-cell>
          <table:table-cell office:value-type="string">
            <text:p>books paperback swap</text:p>
          </table:table-cell>
          <table:table-cell office:value-type="string">
            <text:p>decided after some</text:p>
          </table:table-cell>
          <table:table-cell office:value-type="string">
            <text:p>my self esteem</text:p>
          </table:table-cell>
        </table:table-row>
        <table:table-row table:style-name="ro2">
          <table:table-cell office:value-type="string">
            <text:p>fire build ashes</text:p>
          </table:table-cell>
          <table:table-cell office:value-type="string">
            <text:p>marry talkative sarcastic</text:p>
          </table:table-cell>
          <table:table-cell office:value-type="string">
            <text:p>them home write</text:p>
          </table:table-cell>
          <table:table-cell office:value-type="string">
            <text:p>dont know why</text:p>
          </table:table-cell>
          <table:table-cell office:value-type="string">
            <text:p>thunder down under</text:p>
          </table:table-cell>
        </table:table-row>
        <table:table-row table:style-name="ro2">
          <table:table-cell office:value-type="string">
            <text:p>work then home</text:p>
          </table:table-cell>
          <table:table-cell office:value-type="string">
            <text:p>change my mind</text:p>
          </table:table-cell>
          <table:table-cell office:value-type="string">
            <text:p>youll surprised people</text:p>
          </table:table-cell>
          <table:table-cell office:value-type="string">
            <text:p>feeling early ish</text:p>
          </table:table-cell>
          <table:table-cell office:value-type="string">
            <text:p>worry child dont</text:p>
          </table:table-cell>
        </table:table-row>
        <table:table-row table:style-name="ro2">
          <table:table-cell office:value-type="string">
            <text:p>coming see me</text:p>
          </table:table-cell>
          <table:table-cell office:value-type="string">
            <text:p>hard oughta crime</text:p>
          </table:table-cell>
          <table:table-cell office:value-type="string">
            <text:p>between euthanizing animals</text:p>
          </table:table-cell>
          <table:table-cell office:value-type="string">
            <text:p>today please copy</text:p>
          </table:table-cell>
          <table:table-cell office:value-type="string">
            <text:p>feel free txt</text:p>
          </table:table-cell>
        </table:table-row>
        <table:table-row table:style-name="ro2">
          <table:table-cell office:value-type="string">
            <text:p>come save me</text:p>
          </table:table-cell>
          <table:table-cell office:value-type="string">
            <text:p>much too little</text:p>
          </table:table-cell>
          <table:table-cell office:value-type="string">
            <text:p>see wake up</text:p>
          </table:table-cell>
          <table:table-cell office:value-type="string">
            <text:p>just another day</text:p>
          </table:table-cell>
          <table:table-cell office:value-type="string">
            <text:p>first day high</text:p>
          </table:table-cell>
        </table:table-row>
        <table:table-row table:style-name="ro2">
          <table:table-cell office:value-type="string">
            <text:p>cant stop smiling</text:p>
          </table:table-cell>
          <table:table-cell office:value-type="string">
            <text:p>how many people</text:p>
          </table:table-cell>
          <table:table-cell office:value-type="string">
            <text:p>me question my</text:p>
          </table:table-cell>
          <table:table-cell office:value-type="string">
            <text:p>finished post paragraph</text:p>
          </table:table-cell>
          <table:table-cell office:value-type="string">
            <text:p>animal shelter closing</text:p>
          </table:table-cell>
        </table:table-row>
        <table:table-row table:style-name="ro2">
          <table:table-cell office:value-type="string">
            <text:p>things coming together</text:p>
          </table:table-cell>
          <table:table-cell office:value-type="string">
            <text:p>can someone explain</text:p>
          </table:table-cell>
          <table:table-cell office:value-type="string">
            <text:p>me laugh even</text:p>
          </table:table-cell>
          <table:table-cell office:value-type="string">
            <text:p>berkeley alumni go</text:p>
          </table:table-cell>
          <table:table-cell office:value-type="string">
            <text:p>awaken sleeper let</text:p>
          </table:table-cell>
        </table:table-row>
        <table:table-row table:style-name="ro2">
          <table:table-cell office:value-type="string">
            <text:p>comment memory me</text:p>
          </table:table-cell>
          <table:table-cell office:value-type="string">
            <text:p>dogs left please</text:p>
          </table:table-cell>
          <table:table-cell office:value-type="string">
            <text:p>next hours can</text:p>
          </table:table-cell>
          <table:table-cell office:value-type="string">
            <text:p>people remember about</text:p>
          </table:table-cell>
          <table:table-cell office:value-type="string">
            <text:p>my site page</text:p>
          </table:table-cell>
        </table:table-row>
        <table:table-row table:style-name="ro2">
          <table:table-cell office:value-type="string">
            <text:p>why come strong</text:p>
          </table:table-cell>
          <table:table-cell office:value-type="string">
            <text:p>nobody yourself world</text:p>
          </table:table-cell>
          <table:table-cell office:value-type="string">
            <text:p>hook me up</text:p>
          </table:table-cell>
          <table:table-cell office:value-type="string">
            <text:p>burst open rising</text:p>
          </table:table-cell>
          <table:table-cell office:value-type="string">
            <text:p>tonight tomorrow night</text:p>
          </table:table-cell>
        </table:table-row>
        <table:table-row table:style-name="ro2">
          <table:table-cell office:value-type="string">
            <text:p>proud berkeley alumni</text:p>
          </table:table-cell>
          <table:table-cell office:value-type="string">
            <text:p>can see my</text:p>
          </table:table-cell>
          <table:table-cell office:value-type="string">
            <text:p>made me laugh</text:p>
          </table:table-cell>
          <table:table-cell office:value-type="string">
            <text:p>mercy wash let</text:p>
          </table:table-cell>
          <table:table-cell office:value-type="string">
            <text:p>much longer than</text:p>
          </table:table-cell>
        </table:table-row>
        <table:table-row table:style-name="ro2">
          <table:table-cell office:value-type="string">
            <text:p>meth coke should</text:p>
          </table:table-cell>
          <table:table-cell office:value-type="string">
            <text:p>being can fight</text:p>
          </table:table-cell>
          <table:table-cell office:value-type="string">
            <text:p>contemplation turn year</text:p>
          </table:table-cell>
          <table:table-cell office:value-type="string">
            <text:p>hardest battle any</text:p>
          </table:table-cell>
          <table:table-cell office:value-type="string">
            <text:p>tinu od jud</text:p>
          </table:table-cell>
        </table:table-row>
        <table:table-row table:style-name="ro2">
          <table:table-cell office:value-type="string">
            <text:p>ready take propname</text:p>
          </table:table-cell>
          <table:table-cell office:value-type="string">
            <text:p>flying hooker watching</text:p>
          </table:table-cell>
          <table:table-cell office:value-type="string">
            <text:p>does facebook think</text:p>
          </table:table-cell>
          <table:table-cell office:value-type="string">
            <text:p>anyone want join</text:p>
          </table:table-cell>
          <table:table-cell office:value-type="string">
            <text:p>combination works synergistically</text:p>
          </table:table-cell>
        </table:table-row>
        <table:table-row table:style-name="ro2">
          <table:table-cell office:value-type="string">
            <text:p>think can handle</text:p>
          </table:table-cell>
          <table:table-cell office:value-type="string">
            <text:p>hot funny fit</text:p>
          </table:table-cell>
          <table:table-cell office:value-type="string">
            <text:p>drugs like crystal</text:p>
          </table:table-cell>
          <table:table-cell office:value-type="string">
            <text:p>my life right</text:p>
          </table:table-cell>
          <table:table-cell office:value-type="string">
            <text:p>break fire build</text:p>
          </table:table-cell>
        </table:table-row>
        <table:table-row table:style-name="ro2">
          <table:table-cell office:value-type="string">
            <text:p>just didnt know</text:p>
          </table:table-cell>
          <table:table-cell office:value-type="string">
            <text:p>day make everybody</text:p>
          </table:table-cell>
          <table:table-cell office:value-type="string">
            <text:p>tonight any takers</text:p>
          </table:table-cell>
          <table:table-cell office:value-type="string">
            <text:p>feel free contact</text:p>
          </table:table-cell>
          <table:table-cell office:value-type="string">
            <text:p>adopt free tomorrow</text:p>
          </table:table-cell>
        </table:table-row>
        <table:table-row table:style-name="ro2">
          <table:table-cell office:value-type="string">
            <text:p>your love your</text:p>
          </table:table-cell>
          <table:table-cell office:value-type="string">
            <text:p>hours sleep last</text:p>
          </table:table-cell>
          <table:table-cell office:value-type="string">
            <text:p>taking care propname</text:p>
          </table:table-cell>
          <table:table-cell office:value-type="string">
            <text:p>vaccinations shortage til</text:p>
          </table:table-cell>
          <table:table-cell office:value-type="string">
            <text:p>under going bank</text:p>
          </table:table-cell>
        </table:table-row>
        <table:table-row table:style-name="ro2">
          <table:table-cell office:value-type="string">
            <text:p>see propname propname</text:p>
          </table:table-cell>
          <table:table-cell office:value-type="string">
            <text:p>leave me alone</text:p>
          </table:table-cell>
          <table:table-cell office:value-type="string">
            <text:p>some careful contemplation</text:p>
          </table:table-cell>
          <table:table-cell office:value-type="string">
            <text:p>woot feeling my</text:p>
          </table:table-cell>
          <table:table-cell office:value-type="string">
            <text:p>facebook experiment reading</text:p>
          </table:table-cell>
        </table:table-row>
        <table:table-row table:style-name="ro2">
          <table:table-cell office:value-type="string">
            <text:p>get some american</text:p>
          </table:table-cell>
          <table:table-cell office:value-type="string">
            <text:p>ive come conclusion</text:p>
          </table:table-cell>
          <table:table-cell office:value-type="string">
            <text:p>crystal meth coke</text:p>
          </table:table-cell>
          <table:table-cell office:value-type="string">
            <text:p>light your spirit</text:p>
          </table:table-cell>
          <table:table-cell office:value-type="string">
            <text:p>yourself world doing</text:p>
          </table:table-cell>
        </table:table-row>
        <table:table-row table:style-name="ro2">
          <table:table-cell office:value-type="string">
            <text:p>lord your love</text:p>
          </table:table-cell>
          <table:table-cell office:value-type="string">
            <text:p>americans object dont</text:p>
          </table:table-cell>
          <table:table-cell office:value-type="string">
            <text:p>doth protest about</text:p>
          </table:table-cell>
          <table:table-cell office:value-type="string">
            <text:p>honestly dont know</text:p>
          </table:table-cell>
          <table:table-cell office:value-type="string">
            <text:p>attempting finish page</text:p>
          </table:table-cell>
        </table:table-row>
        <table:table-row table:style-name="ro2">
          <table:table-cell office:value-type="string">
            <text:p>thing night can</text:p>
          </table:table-cell>
          <table:table-cell office:value-type="string">
            <text:p>made my first</text:p>
          </table:table-cell>
          <table:table-cell office:value-type="string">
            <text:p>full honesty dare</text:p>
          </table:table-cell>
          <table:table-cell office:value-type="string">
            <text:p>home made pizza</text:p>
          </table:table-cell>
          <table:table-cell office:value-type="string">
            <text:p>miles go before</text:p>
          </table:table-cell>
        </table:table-row>
        <table:table-row table:style-name="ro2">
          <table:table-cell office:value-type="string">
            <text:p>why am still</text:p>
          </table:table-cell>
          <table:table-cell office:value-type="string">
            <text:p>figure out how</text:p>
          </table:table-cell>
          <table:table-cell office:value-type="string">
            <text:p>question matter how</text:p>
          </table:table-cell>
          <table:table-cell office:value-type="string">
            <text:p>hard time living</text:p>
          </table:table-cell>
          <table:table-cell office:value-type="string">
            <text:p>too much too</text:p>
          </table:table-cell>
        </table:table-row>
        <table:table-row table:style-name="ro2">
          <table:table-cell office:value-type="string">
            <text:p>nappy noo time</text:p>
          </table:table-cell>
          <table:table-cell office:value-type="string">
            <text:p>my first thought</text:p>
          </table:table-cell>
          <table:table-cell office:value-type="string">
            <text:p>just amazing weekend</text:p>
          </table:table-cell>
          <table:table-cell office:value-type="string">
            <text:p>tonight call me</text:p>
          </table:table-cell>
          <table:table-cell office:value-type="string">
            <text:p>please pray propname</text:p>
          </table:table-cell>
        </table:table-row>
        <table:table-row table:style-name="ro2">
          <table:table-cell office:value-type="string">
            <text:p>should die because</text:p>
          </table:table-cell>
          <table:table-cell office:value-type="string">
            <text:p>can adopt free</text:p>
          </table:table-cell>
          <table:table-cell office:value-type="string">
            <text:p>sleep last night</text:p>
          </table:table-cell>
          <table:table-cell office:value-type="string">
            <text:p>battle any human</text:p>
          </table:table-cell>
          <table:table-cell office:value-type="string">
            <text:p>director putting him</text:p>
          </table:table-cell>
        </table:table-row>
        <table:table-row table:style-name="ro2">
          <table:table-cell office:value-type="string">
            <text:p>awakening lord awaken</text:p>
          </table:table-cell>
          <table:table-cell office:value-type="string">
            <text:p>too little time</text:p>
          </table:table-cell>
          <table:table-cell office:value-type="string">
            <text:p>just bought some</text:p>
          </table:table-cell>
          <table:table-cell office:value-type="string">
            <text:p>half hour before</text:p>
          </table:table-cell>
          <table:table-cell office:value-type="string">
            <text:p>mind therefore winged</text:p>
          </table:table-cell>
        </table:table-row>
        <table:table-row table:style-name="ro2">
          <table:table-cell office:value-type="string">
            <text:p>agree please post</text:p>
          </table:table-cell>
          <table:table-cell office:value-type="string">
            <text:p>biggest sports fan</text:p>
          </table:table-cell>
          <table:table-cell office:value-type="string">
            <text:p>please post comment</text:p>
          </table:table-cell>
          <table:table-cell office:value-type="string">
            <text:p>can fight never</text:p>
          </table:table-cell>
          <table:table-cell office:value-type="string">
            <text:p>find out im</text:p>
          </table:table-cell>
        </table:table-row>
        <table:table-row table:style-name="ro2">
          <table:table-cell office:value-type="string">
            <text:p>going grab some</text:p>
          </table:table-cell>
          <table:table-cell office:value-type="string">
            <text:p>shoulder elbow knee</text:p>
          </table:table-cell>
          <table:table-cell office:value-type="string">
            <text:p>mold into image</text:p>
          </table:table-cell>
          <table:table-cell office:value-type="string">
            <text:p>am missing something</text:p>
          </table:table-cell>
          <table:table-cell office:value-type="string">
            <text:p>let your mercy</text:p>
          </table:table-cell>
        </table:table-row>
        <table:table-row table:style-name="ro2">
          <table:table-cell office:value-type="string">
            <text:p>come never seem</text:p>
          </table:table-cell>
          <table:table-cell office:value-type="string">
            <text:p>red could swear</text:p>
          </table:table-cell>
          <table:table-cell office:value-type="string">
            <text:p>move back berkeley</text:p>
          </table:table-cell>
          <table:table-cell office:value-type="string">
            <text:p>tickets thunder down</text:p>
          </table:table-cell>
          <table:table-cell office:value-type="string">
            <text:p>got into fight</text:p>
          </table:table-cell>
        </table:table-row>
        <table:table-row table:style-name="ro2">
          <table:table-cell office:value-type="string">
            <text:p>early ish op</text:p>
          </table:table-cell>
          <table:table-cell office:value-type="string">
            <text:p>every meal while</text:p>
          </table:table-cell>
          <table:table-cell office:value-type="string">
            <text:p>how find out</text:p>
          </table:table-cell>
          <table:table-cell office:value-type="string">
            <text:p>your friends just</text:p>
          </table:table-cell>
          <table:table-cell office:value-type="string">
            <text:p>child dont worry</text:p>
          </table:table-cell>
        </table:table-row>
        <table:table-row table:style-name="ro2">
          <table:table-cell office:value-type="string">
            <text:p>american bills op</text:p>
          </table:table-cell>
          <table:table-cell office:value-type="string">
            <text:p>empty quiet beautiful</text:p>
          </table:table-cell>
          <table:table-cell office:value-type="string">
            <text:p>fever anyone welcome</text:p>
          </table:table-cell>
          <table:table-cell office:value-type="string">
            <text:p>let your holiness</text:p>
          </table:table-cell>
          <table:table-cell office:value-type="string">
            <text:p>doing best night</text:p>
          </table:table-cell>
        </table:table-row>
        <table:table-row table:style-name="ro2">
          <table:table-cell office:value-type="string">
            <text:p>spring winter spring</text:p>
          </table:table-cell>
          <table:table-cell office:value-type="string">
            <text:p>yesterday wow im</text:p>
          </table:table-cell>
          <table:table-cell office:value-type="string">
            <text:p>figured out how</text:p>
          </table:table-cell>
          <table:table-cell office:value-type="string">
            <text:p>home write paper</text:p>
          </table:table-cell>
          <table:table-cell office:value-type="string">
            <text:p>carry movie me</text:p>
          </table:table-cell>
        </table:table-row>
        <table:table-row table:style-name="ro2">
          <table:table-cell office:value-type="string">
            <text:p>am going make</text:p>
          </table:table-cell>
          <table:table-cell office:value-type="string">
            <text:p>goes my gpa</text:p>
          </table:table-cell>
          <table:table-cell office:value-type="string">
            <text:p>fire build ashes</text:p>
          </table:table-cell>
          <table:table-cell office:value-type="string">
            <text:p>until pm them</text:p>
          </table:table-cell>
          <table:table-cell office:value-type="string">
            <text:p>above madness propname</text:p>
          </table:table-cell>
        </table:table-row>
        <table:table-row table:style-name="ro2">
          <table:table-cell office:value-type="string">
            <text:p>enough let me</text:p>
          </table:table-cell>
          <table:table-cell office:value-type="string">
            <text:p>grapefruit sort orangey</text:p>
          </table:table-cell>
          <table:table-cell office:value-type="string">
            <text:p>wake up morning</text:p>
          </table:table-cell>
          <table:table-cell office:value-type="string">
            <text:p>someone while running</text:p>
          </table:table-cell>
          <table:table-cell office:value-type="string">
            <text:p>though im sure</text:p>
          </table:table-cell>
        </table:table-row>
        <table:table-row table:style-name="ro2">
          <table:table-cell office:value-type="string">
            <text:p>write paper study</text:p>
          </table:table-cell>
          <table:table-cell office:value-type="string">
            <text:p>family landed california</text:p>
          </table:table-cell>
          <table:table-cell office:value-type="string">
            <text:p>work then home</text:p>
          </table:table-cell>
          <table:table-cell office:value-type="string">
            <text:p>can lift up</text:p>
          </table:table-cell>
          <table:table-cell office:value-type="string">
            <text:p>nice seeing everyone</text:p>
          </table:table-cell>
        </table:table-row>
        <table:table-row table:style-name="ro2">
          <table:table-cell office:value-type="string">
            <text:p>well everyone passed</text:p>
          </table:table-cell>
          <table:table-cell office:value-type="string">
            <text:p>pad infused musical</text:p>
          </table:table-cell>
          <table:table-cell office:value-type="string">
            <text:p>then copy paste</text:p>
          </table:table-cell>
          <table:table-cell office:value-type="string">
            <text:p>about first day</text:p>
          </table:table-cell>
          <table:table-cell office:value-type="string">
            <text:p>wont copy paste</text:p>
          </table:table-cell>
        </table:table-row>
        <table:table-row table:style-name="ro2">
          <table:table-cell office:value-type="string">
            <text:p>days im counting</text:p>
          </table:table-cell>
          <table:table-cell office:value-type="string">
            <text:p>happy halloween everyone</text:p>
          </table:table-cell>
          <table:table-cell office:value-type="string">
            <text:p>guess well see</text:p>
          </table:table-cell>
          <table:table-cell office:value-type="string">
            <text:p>very proud berkeley</text:p>
          </table:table-cell>
          <table:table-cell office:value-type="string">
            <text:p>longest day ever</text:p>
          </table:table-cell>
        </table:table-row>
        <table:table-row table:style-name="ro2">
          <table:table-cell office:value-type="string">
            <text:p>went well everyone</text:p>
          </table:table-cell>
          <table:table-cell office:value-type="string">
            <text:p>respond probably doesnt</text:p>
          </table:table-cell>
          <table:table-cell office:value-type="string">
            <text:p>packing packing packing</text:p>
          </table:table-cell>
          <table:table-cell office:value-type="string">
            <text:p>winter am noticing</text:p>
          </table:table-cell>
          <table:table-cell office:value-type="string">
            <text:p>first time months</text:p>
          </table:table-cell>
        </table:table-row>
        <table:table-row table:style-name="ro2">
          <table:table-cell office:value-type="string">
            <text:p>animals without home</text:p>
          </table:table-cell>
          <table:table-cell office:value-type="string">
            <text:p>five my surgeon</text:p>
          </table:table-cell>
          <table:table-cell office:value-type="string">
            <text:p>cant stop smiling</text:p>
          </table:table-cell>
          <table:table-cell office:value-type="string">
            <text:p>rise can rise</text:p>
          </table:table-cell>
          <table:table-cell office:value-type="string">
            <text:p>good still depressed</text:p>
          </table:table-cell>
        </table:table-row>
        <table:table-row table:style-name="ro2">
          <table:table-cell office:value-type="string">
            <text:p>paste your wall</text:p>
          </table:table-cell>
          <table:table-cell office:value-type="string">
            <text:p>my life cant</text:p>
          </table:table-cell>
          <table:table-cell office:value-type="string">
            <text:p>im excited about</text:p>
          </table:table-cell>
          <table:table-cell office:value-type="string">
            <text:p>harry potter movie</text:p>
          </table:table-cell>
          <table:table-cell office:value-type="string">
            <text:p>tomorrow between euthanizing</text:p>
          </table:table-cell>
        </table:table-row>
        <table:table-row table:style-name="ro2">
          <table:table-cell office:value-type="string">
            <text:p>up two weeks</text:p>
          </table:table-cell>
          <table:table-cell office:value-type="string">
            <text:p>law movin hawaii</text:p>
          </table:table-cell>
          <table:table-cell office:value-type="string">
            <text:p>only ask me</text:p>
          </table:table-cell>
          <table:table-cell office:value-type="string">
            <text:p>books paperback swap</text:p>
          </table:table-cell>
          <table:table-cell office:value-type="string">
            <text:p>just told me</text:p>
          </table:table-cell>
        </table:table-row>
        <table:table-row table:style-name="ro2">
          <table:table-cell office:value-type="string">
            <text:p>go green go</text:p>
          </table:table-cell>
          <table:table-cell office:value-type="string">
            <text:p>toughest decision my</text:p>
          </table:table-cell>
          <table:table-cell office:value-type="string">
            <text:p>just hangin out</text:p>
          </table:table-cell>
          <table:table-cell office:value-type="string">
            <text:p>too proud thank</text:p>
          </table:table-cell>
          <table:table-cell office:value-type="string">
            <text:p>my first exam</text:p>
          </table:table-cell>
        </table:table-row>
        <table:table-row table:style-name="ro2">
          <table:table-cell office:value-type="string">
            <text:p>space time continuum</text:p>
          </table:table-cell>
          <table:table-cell office:value-type="string">
            <text:p>around globe left</text:p>
          </table:table-cell>
          <table:table-cell office:value-type="string">
            <text:p>gave my heart</text:p>
          </table:table-cell>
          <table:table-cell office:value-type="string">
            <text:p>them home write</text:p>
          </table:table-cell>
          <table:table-cell office:value-type="string">
            <text:p>weekend dan test</text:p>
          </table:table-cell>
        </table:table-row>
        <table:table-row table:style-name="ro2">
          <table:table-cell office:value-type="string">
            <text:p>flying colors valentines</text:p>
          </table:table-cell>
          <table:table-cell office:value-type="string">
            <text:p>likely get days</text:p>
          </table:table-cell>
          <table:table-cell office:value-type="string">
            <text:p>thank birthday wishes</text:p>
          </table:table-cell>
          <table:table-cell office:value-type="string">
            <text:p>medical center georgia</text:p>
          </table:table-cell>
          <table:table-cell office:value-type="string">
            <text:p>than hours day</text:p>
          </table:table-cell>
        </table:table-row>
        <table:table-row table:style-name="ro2">
          <table:table-cell office:value-type="string">
            <text:p>first time long</text:p>
          </table:table-cell>
          <table:table-cell office:value-type="string">
            <text:p>zombies instead watching</text:p>
          </table:table-cell>
          <table:table-cell office:value-type="string">
            <text:p>comment memory me</text:p>
          </table:table-cell>
          <table:table-cell office:value-type="string">
            <text:p>your christmas cards</text:p>
          </table:table-cell>
          <table:table-cell office:value-type="string">
            <text:p>brave world propname</text:p>
          </table:table-cell>
        </table:table-row>
        <table:table-row table:style-name="ro2">
          <table:table-cell office:value-type="string">
            <text:p>closing tomorrow can</text:p>
          </table:table-cell>
          <table:table-cell office:value-type="string">
            <text:p>way go young</text:p>
          </table:table-cell>
          <table:table-cell office:value-type="string">
            <text:p>why come strong</text:p>
          </table:table-cell>
          <table:table-cell office:value-type="string">
            <text:p>youll surprised people</text:p>
          </table:table-cell>
          <table:table-cell office:value-type="string">
            <text:p>cant wait try</text:p>
          </table:table-cell>
        </table:table-row>
        <table:table-row table:style-name="ro2">
          <table:table-cell office:value-type="string">
            <text:p>curse bin laden</text:p>
          </table:table-cell>
          <table:table-cell office:value-type="string">
            <text:p>only could find</text:p>
          </table:table-cell>
          <table:table-cell office:value-type="string">
            <text:p>your status know</text:p>
          </table:table-cell>
          <table:table-cell office:value-type="string">
            <text:p>soweto gospel choir</text:p>
          </table:table-cell>
          <table:table-cell office:value-type="string">
            <text:p>holding out hope</text:p>
          </table:table-cell>
        </table:table-row>
        <table:table-row table:style-name="ro2">
          <table:table-cell office:value-type="string">
            <text:p>see my love</text:p>
          </table:table-cell>
          <table:table-cell office:value-type="string">
            <text:p>going leave out</text:p>
          </table:table-cell>
          <table:table-cell office:value-type="string">
            <text:p>proud berkeley alumni</text:p>
          </table:table-cell>
          <table:table-cell office:value-type="string">
            <text:p>break my record</text:p>
          </table:table-cell>
          <table:table-cell office:value-type="string">
            <text:p>come life dry</text:p>
          </table:table-cell>
        </table:table-row>
        <table:table-row table:style-name="ro2">
          <table:table-cell office:value-type="string">
            <text:p>home go save</text:p>
          </table:table-cell>
          <table:table-cell office:value-type="string">
            <text:p>dream pregnant weird</text:p>
          </table:table-cell>
          <table:table-cell office:value-type="string">
            <text:p>meth coke should</text:p>
          </table:table-cell>
          <table:table-cell office:value-type="string">
            <text:p>how many cards</text:p>
          </table:table-cell>
          <table:table-cell office:value-type="string">
            <text:p>can win game</text:p>
          </table:table-cell>
        </table:table-row>
        <table:table-row table:style-name="ro2">
          <table:table-cell office:value-type="string">
            <text:p>ipod touch back</text:p>
          </table:table-cell>
          <table:table-cell office:value-type="string">
            <text:p>surgery today cant</text:p>
          </table:table-cell>
          <table:table-cell office:value-type="string">
            <text:p>run circles around</text:p>
          </table:table-cell>
          <table:table-cell office:value-type="string">
            <text:p>make everybody else</text:p>
          </table:table-cell>
          <table:table-cell office:value-type="string">
            <text:p>come think can</text:p>
          </table:table-cell>
        </table:table-row>
        <table:table-row table:style-name="ro2">
          <table:table-cell office:value-type="string">
            <text:p>am very happy</text:p>
          </table:table-cell>
          <table:table-cell office:value-type="string">
            <text:p>sleeep tomorrow vimto</text:p>
          </table:table-cell>
          <table:table-cell office:value-type="string">
            <text:p>think can handle</text:p>
          </table:table-cell>
          <table:table-cell office:value-type="string">
            <text:p>feel like my</text:p>
          </table:table-cell>
          <table:table-cell office:value-type="string">
            <text:p>let our eyes</text:p>
          </table:table-cell>
        </table:table-row>
        <table:table-row table:style-name="ro2">
          <table:table-cell office:value-type="string">
            <text:p>still looking forward</text:p>
          </table:table-cell>
          <table:table-cell office:value-type="string">
            <text:p>negotiations deal infinitely</text:p>
          </table:table-cell>
          <table:table-cell office:value-type="string">
            <text:p>my dive group</text:p>
          </table:table-cell>
          <table:table-cell office:value-type="string">
            <text:p>see wake up</text:p>
          </table:table-cell>
          <table:table-cell office:value-type="string">
            <text:p>turn year age</text:p>
          </table:table-cell>
        </table:table-row>
        <table:table-row table:style-name="ro2">
          <table:table-cell office:value-type="string">
            <text:p>good ol days</text:p>
          </table:table-cell>
          <table:table-cell office:value-type="string">
            <text:p>polka dots pink</text:p>
          </table:table-cell>
          <table:table-cell office:value-type="string">
            <text:p>asian nanny today</text:p>
          </table:table-cell>
          <table:table-cell office:value-type="string">
            <text:p>much better than</text:p>
          </table:table-cell>
          <table:table-cell office:value-type="string">
            <text:p>thats can think</text:p>
          </table:table-cell>
        </table:table-row>
        <table:table-row table:style-name="ro2">
          <table:table-cell office:value-type="string">
            <text:p>makers dreamers dreams</text:p>
          </table:table-cell>
          <table:table-cell office:value-type="string">
            <text:p>worn battle weary</text:p>
          </table:table-cell>
          <table:table-cell office:value-type="string">
            <text:p>having great weekend</text:p>
          </table:table-cell>
          <table:table-cell office:value-type="string">
            <text:p>me question my</text:p>
          </table:table-cell>
          <table:table-cell office:value-type="string">
            <text:p>someone else take</text:p>
          </table:table-cell>
        </table:table-row>
        <table:table-row table:style-name="ro2">
          <table:table-cell office:value-type="string">
            <text:p>gonna good night</text:p>
          </table:table-cell>
          <table:table-cell office:value-type="string">
            <text:p>ctyers past present</text:p>
          </table:table-cell>
          <table:table-cell office:value-type="string">
            <text:p>get some american</text:p>
          </table:table-cell>
          <table:table-cell office:value-type="string">
            <text:p>come home christmas</text:p>
          </table:table-cell>
          <table:table-cell office:value-type="string">
            <text:p>well guess gonna</text:p>
          </table:table-cell>
        </table:table-row>
        <table:table-row table:style-name="ro2">
          <table:table-cell office:value-type="string">
            <text:p>wait til thursday</text:p>
          </table:table-cell>
          <table:table-cell office:value-type="string">
            <text:p>can go something</text:p>
          </table:table-cell>
          <table:table-cell office:value-type="string">
            <text:p>lord your love</text:p>
          </table:table-cell>
          <table:table-cell office:value-type="string">
            <text:p>lot like washington</text:p>
          </table:table-cell>
          <table:table-cell office:value-type="string">
            <text:p>sound largely due</text:p>
          </table:table-cell>
        </table:table-row>
        <table:table-row table:style-name="ro2">
          <table:table-cell office:value-type="string">
            <text:p>after work out</text:p>
          </table:table-cell>
          <table:table-cell office:value-type="string">
            <text:p>up work excited</text:p>
          </table:table-cell>
          <table:table-cell office:value-type="string">
            <text:p>now time get</text:p>
          </table:table-cell>
          <table:table-cell office:value-type="string">
            <text:p>best day ever</text:p>
          </table:table-cell>
          <table:table-cell office:value-type="string">
            <text:p>right about now</text:p>
          </table:table-cell>
        </table:table-row>
        <table:table-row table:style-name="ro2">
          <table:table-cell office:value-type="string">
            <text:p>guys make vaccinations</text:p>
          </table:table-cell>
          <table:table-cell office:value-type="string">
            <text:p>holy haruhi season</text:p>
          </table:table-cell>
          <table:table-cell office:value-type="string">
            <text:p>closer desired solution</text:p>
          </table:table-cell>
          <table:table-cell office:value-type="string">
            <text:p>build ashes come</text:p>
          </table:table-cell>
          <table:table-cell office:value-type="string">
            <text:p>ginger lemon tea</text:p>
          </table:table-cell>
        </table:table-row>
        <table:table-row table:style-name="ro2">
          <table:table-cell office:value-type="string">
            <text:p>birthday thank everyone</text:p>
          </table:table-cell>
          <table:table-cell office:value-type="string">
            <text:p>keyshia coles song</text:p>
          </table:table-cell>
          <table:table-cell office:value-type="string">
            <text:p>thinks people should</text:p>
          </table:table-cell>
          <table:table-cell office:value-type="string">
            <text:p>guess theres still</text:p>
          </table:table-cell>
          <table:table-cell office:value-type="string">
            <text:p>state mind am</text:p>
          </table:table-cell>
        </table:table-row>
        <table:table-row table:style-name="ro2">
          <table:table-cell office:value-type="string">
            <text:p>recovering american soldier</text:p>
          </table:table-cell>
          <table:table-cell office:value-type="string">
            <text:p>ucla win university</text:p>
          </table:table-cell>
          <table:table-cell office:value-type="string">
            <text:p>gets play asian</text:p>
          </table:table-cell>
          <table:table-cell office:value-type="string">
            <text:p>me laugh even</text:p>
          </table:table-cell>
          <table:table-cell office:value-type="string">
            <text:p>spent about hours</text:p>
          </table:table-cell>
        </table:table-row>
        <table:table-row table:style-name="ro2">
          <table:table-cell office:value-type="string">
            <text:p>out my head</text:p>
          </table:table-cell>
          <table:table-cell office:value-type="string">
            <text:p>dogs many stupid</text:p>
          </table:table-cell>
          <table:table-cell office:value-type="string">
            <text:p>nappy noo time</text:p>
          </table:table-cell>
          <table:table-cell office:value-type="string">
            <text:p>next hours can</text:p>
          </table:table-cell>
          <table:table-cell office:value-type="string">
            <text:p>depressed tinu od</text:p>
          </table:table-cell>
        </table:table-row>
        <table:table-row table:style-name="ro2">
          <table:table-cell office:value-type="string">
            <text:p>extra company thieves</text:p>
          </table:table-cell>
          <table:table-cell office:value-type="string">
            <text:p>find frustrating non</text:p>
          </table:table-cell>
          <table:table-cell office:value-type="string">
            <text:p>propname tomorrow night</text:p>
          </table:table-cell>
          <table:table-cell office:value-type="string">
            <text:p>hook me up</text:p>
          </table:table-cell>
          <table:table-cell office:value-type="string">
            <text:p>mean im discovering</text:p>
          </table:table-cell>
        </table:table-row>
        <table:table-row table:style-name="ro2">
          <table:table-cell office:value-type="string">
            <text:p>think how many</text:p>
          </table:table-cell>
          <table:table-cell office:value-type="string">
            <text:p>middle names everyone</text:p>
          </table:table-cell>
          <table:table-cell office:value-type="string">
            <text:p>awakening lord awaken</text:p>
          </table:table-cell>
          <table:table-cell office:value-type="string">
            <text:p>stop fighting cummings</text:p>
          </table:table-cell>
          <table:table-cell office:value-type="string">
            <text:p>out my mind</text:p>
          </table:table-cell>
        </table:table-row>
        <table:table-row table:style-name="ro2">
          <table:table-cell office:value-type="string">
            <text:p>spent well company</text:p>
          </table:table-cell>
          <table:table-cell office:value-type="string">
            <text:p>beth just got</text:p>
          </table:table-cell>
          <table:table-cell office:value-type="string">
            <text:p>going hear propname</text:p>
          </table:table-cell>
          <table:table-cell office:value-type="string">
            <text:p>made me laugh</text:p>
          </table:table-cell>
          <table:table-cell office:value-type="string">
            <text:p>first copy paste</text:p>
          </table:table-cell>
        </table:table-row>
        <table:table-row table:style-name="ro2">
          <table:table-cell office:value-type="string">
            <text:p>least now know</text:p>
          </table:table-cell>
          <table:table-cell office:value-type="string">
            <text:p>yoursrlf your life</text:p>
          </table:table-cell>
          <table:table-cell office:value-type="string">
            <text:p>come never seem</text:p>
          </table:table-cell>
          <table:table-cell office:value-type="string">
            <text:p>question my full</text:p>
          </table:table-cell>
          <table:table-cell office:value-type="string">
            <text:p>whether dont speak</text:p>
          </table:table-cell>
        </table:table-row>
        <table:table-row table:style-name="ro2">
          <table:table-cell office:value-type="string">
            <text:p>worry bout thing</text:p>
          </table:table-cell>
          <table:table-cell office:value-type="string">
            <text:p>monday ones third</text:p>
          </table:table-cell>
          <table:table-cell office:value-type="string">
            <text:p>early ish op</text:p>
          </table:table-cell>
          <table:table-cell office:value-type="string">
            <text:p>dont feel like</text:p>
          </table:table-cell>
          <table:table-cell office:value-type="string">
            <text:p>wish people understand</text:p>
          </table:table-cell>
        </table:table-row>
        <table:table-row table:style-name="ro2">
          <table:table-cell office:value-type="string">
            <text:p>world propname could</text:p>
          </table:table-cell>
          <table:table-cell office:value-type="string">
            <text:p>eatin out date</text:p>
          </table:table-cell>
          <table:table-cell office:value-type="string">
            <text:p>again just time</text:p>
          </table:table-cell>
          <table:table-cell office:value-type="string">
            <text:p>contemplation turn year</text:p>
          </table:table-cell>
          <table:table-cell office:value-type="string">
            <text:p>synergistically combat effects</text:p>
          </table:table-cell>
        </table:table-row>
        <table:table-row table:style-name="ro2">
          <table:table-cell office:value-type="string">
            <text:p>life dry old</text:p>
          </table:table-cell>
          <table:table-cell office:value-type="string">
            <text:p>time homework much</text:p>
          </table:table-cell>
          <table:table-cell office:value-type="string">
            <text:p>american bills op</text:p>
          </table:table-cell>
          <table:table-cell office:value-type="string">
            <text:p>does facebook think</text:p>
          </table:table-cell>
          <table:table-cell office:value-type="string">
            <text:p>come dal hook</text:p>
          </table:table-cell>
        </table:table-row>
        <table:table-row table:style-name="ro2">
          <table:table-cell office:value-type="string">
            <text:p>year age state</text:p>
          </table:table-cell>
          <table:table-cell office:value-type="string">
            <text:p>wants kitten shall</text:p>
          </table:table-cell>
          <table:table-cell office:value-type="string">
            <text:p>spring winter spring</text:p>
          </table:table-cell>
          <table:table-cell office:value-type="string">
            <text:p>drugs like crystal</text:p>
          </table:table-cell>
          <table:table-cell office:value-type="string">
            <text:p>eyes burst open</text:p>
          </table:table-cell>
        </table:table-row>
        <table:table-row table:style-name="ro2">
          <table:table-cell office:value-type="string">
            <text:p>never stop fighting</text:p>
          </table:table-cell>
          <table:table-cell office:value-type="string">
            <text:p>shall see now</text:p>
          </table:table-cell>
          <table:table-cell office:value-type="string">
            <text:p>status too see</text:p>
          </table:table-cell>
          <table:table-cell office:value-type="string">
            <text:p>tonight any takers</text:p>
          </table:table-cell>
          <table:table-cell office:value-type="string">
            <text:p>decided after some</text:p>
          </table:table-cell>
        </table:table-row>
        <table:table-row table:style-name="ro2">
          <table:table-cell office:value-type="string">
            <text:p>life right now</text:p>
          </table:table-cell>
          <table:table-cell office:value-type="string">
            <text:p>out survey get</text:p>
          </table:table-cell>
          <table:table-cell office:value-type="string">
            <text:p>am going make</text:p>
          </table:table-cell>
          <table:table-cell office:value-type="string">
            <text:p>headed back atl</text:p>
          </table:table-cell>
          <table:table-cell office:value-type="string">
            <text:p>anyone else feel</text:p>
          </table:table-cell>
        </table:table-row>
        <table:table-row table:style-name="ro2">
          <table:table-cell office:value-type="string">
            <text:p>work orders today</text:p>
          </table:table-cell>
          <table:table-cell office:value-type="string">
            <text:p>days carefully hmm</text:p>
          </table:table-cell>
          <table:table-cell office:value-type="string">
            <text:p>think about how</text:p>
          </table:table-cell>
          <table:table-cell office:value-type="string">
            <text:p>some careful contemplation</text:p>
          </table:table-cell>
          <table:table-cell office:value-type="string">
            <text:p>your hangover hangover</text:p>
          </table:table-cell>
        </table:table-row>
        <table:table-row table:style-name="ro2">
          <table:table-cell office:value-type="string">
            <text:p>wash let your</text:p>
          </table:table-cell>
          <table:table-cell office:value-type="string">
            <text:p>use every line</text:p>
          </table:table-cell>
          <table:table-cell office:value-type="string">
            <text:p>write paper study</text:p>
          </table:table-cell>
          <table:table-cell office:value-type="string">
            <text:p>crystal meth coke</text:p>
          </table:table-cell>
          <table:table-cell office:value-type="string">
            <text:p>doesnt feel good</text:p>
          </table:table-cell>
        </table:table-row>
        <table:table-row table:style-name="ro2">
          <table:table-cell office:value-type="string">
            <text:p>propname coming see</text:p>
          </table:table-cell>
          <table:table-cell office:value-type="string">
            <text:p>yo propname call</text:p>
          </table:table-cell>
          <table:table-cell office:value-type="string">
            <text:p>well everyone passed</text:p>
          </table:table-cell>
          <table:table-cell office:value-type="string">
            <text:p>credit card roulette</text:p>
          </table:table-cell>
          <table:table-cell office:value-type="string">
            <text:p>mercy wash let</text:p>
          </table:table-cell>
        </table:table-row>
        <table:table-row table:style-name="ro2">
          <table:table-cell office:value-type="string">
            <text:p>dogs left please</text:p>
          </table:table-cell>
          <table:table-cell office:value-type="string">
            <text:p>else die fustration</text:p>
          </table:table-cell>
          <table:table-cell office:value-type="string">
            <text:p>days im counting</text:p>
          </table:table-cell>
          <table:table-cell office:value-type="string">
            <text:p>your mercy wash</text:p>
          </table:table-cell>
          <table:table-cell office:value-type="string">
            <text:p>theres flying hooker</text:p>
          </table:table-cell>
        </table:table-row>
        <table:table-row table:style-name="ro2">
          <table:table-cell office:value-type="string">
            <text:p>going great week</text:p>
          </table:table-cell>
          <table:table-cell office:value-type="string">
            <text:p>want satisfy undisclosed</text:p>
          </table:table-cell>
          <table:table-cell office:value-type="string">
            <text:p>went well everyone</text:p>
          </table:table-cell>
          <table:table-cell office:value-type="string">
            <text:p>full honesty dare</text:p>
          </table:table-cell>
          <table:table-cell office:value-type="string">
            <text:p>getting done im</text:p>
          </table:table-cell>
        </table:table-row>
        <table:table-row table:style-name="ro2">
          <table:table-cell office:value-type="string">
            <text:p>nobody yourself world</text:p>
          </table:table-cell>
          <table:table-cell office:value-type="string">
            <text:p>celebrating haircut listening</text:p>
          </table:table-cell>
          <table:table-cell office:value-type="string">
            <text:p>animals without home</text:p>
          </table:table-cell>
          <table:table-cell office:value-type="string">
            <text:p>make mistakes make</text:p>
          </table:table-cell>
          <table:table-cell office:value-type="string">
            <text:p>siya mu langoy</text:p>
          </table:table-cell>
        </table:table-row>
        <table:table-row table:style-name="ro2">
          <table:table-cell office:value-type="string">
            <text:p>lemme know want</text:p>
          </table:table-cell>
          <table:table-cell office:value-type="string">
            <text:p>tonight making pole</text:p>
          </table:table-cell>
          <table:table-cell office:value-type="string">
            <text:p>up two weeks</text:p>
          </table:table-cell>
          <table:table-cell office:value-type="string">
            <text:p>question matter how</text:p>
          </table:table-cell>
          <table:table-cell office:value-type="string">
            <text:p>statistics show people</text:p>
          </table:table-cell>
        </table:table-row>
        <table:table-row table:style-name="ro2">
          <table:table-cell office:value-type="string">
            <text:p>spirit let your</text:p>
          </table:table-cell>
          <table:table-cell office:value-type="string">
            <text:p>minute can alter</text:p>
          </table:table-cell>
          <table:table-cell office:value-type="string">
            <text:p>wrong can only</text:p>
          </table:table-cell>
          <table:table-cell office:value-type="string">
            <text:p>can only ask</text:p>
          </table:table-cell>
          <table:table-cell office:value-type="string">
            <text:p>ah like being</text:p>
          </table:table-cell>
        </table:table-row>
        <table:table-row table:style-name="ro2">
          <table:table-cell office:value-type="string">
            <text:p>valentines day spent</text:p>
          </table:table-cell>
          <table:table-cell office:value-type="string">
            <text:p>my book listening</text:p>
          </table:table-cell>
          <table:table-cell office:value-type="string">
            <text:p>space time continuum</text:p>
          </table:table-cell>
          <table:table-cell office:value-type="string">
            <text:p>mom arent too</text:p>
          </table:table-cell>
          <table:table-cell office:value-type="string">
            <text:p>home made pizza</text:p>
          </table:table-cell>
        </table:table-row>
        <table:table-row table:style-name="ro2">
          <table:table-cell office:value-type="string">
            <text:p>paste your status</text:p>
          </table:table-cell>
          <table:table-cell office:value-type="string">
            <text:p>my baby snore</text:p>
          </table:table-cell>
          <table:table-cell office:value-type="string">
            <text:p>flying colors valentines</text:p>
          </table:table-cell>
          <table:table-cell office:value-type="string">
            <text:p>just bought some</text:p>
          </table:table-cell>
          <table:table-cell office:value-type="string">
            <text:p>counting down days</text:p>
          </table:table-cell>
        </table:table-row>
        <table:table-row table:style-name="ro2">
          <table:table-cell office:value-type="string">
            <text:p>think could real</text:p>
          </table:table-cell>
          <table:table-cell office:value-type="string">
            <text:p>refs embarrassment avatar</text:p>
          </table:table-cell>
          <table:table-cell office:value-type="string">
            <text:p>closing tomorrow can</text:p>
          </table:table-cell>
          <table:table-cell office:value-type="string">
            <text:p>mold into image</text:p>
          </table:table-cell>
          <table:table-cell office:value-type="string">
            <text:p>battle any human</text:p>
          </table:table-cell>
        </table:table-row>
        <table:table-row table:style-name="ro2">
          <table:table-cell office:value-type="string">
            <text:p>work work work</text:p>
          </table:table-cell>
          <table:table-cell office:value-type="string">
            <text:p>louisville got jobbed</text:p>
          </table:table-cell>
          <table:table-cell office:value-type="string">
            <text:p>my full honesty</text:p>
          </table:table-cell>
          <table:table-cell office:value-type="string">
            <text:p>did ok my</text:p>
          </table:table-cell>
          <table:table-cell office:value-type="string">
            <text:p>can fight never</text:p>
          </table:table-cell>
        </table:table-row>
        <table:table-row table:style-name="ro2">
          <table:table-cell office:value-type="string">
            <text:p>out how get</text:p>
          </table:table-cell>
          <table:table-cell office:value-type="string">
            <text:p>speech yesterday wow</text:p>
          </table:table-cell>
          <table:table-cell office:value-type="string">
            <text:p>curse bin laden</text:p>
          </table:table-cell>
          <table:table-cell office:value-type="string">
            <text:p>want go see</text:p>
          </table:table-cell>
          <table:table-cell office:value-type="string">
            <text:p>please re post</text:p>
          </table:table-cell>
        </table:table-row>
        <table:table-row table:style-name="ro2">
          <table:table-cell office:value-type="string">
            <text:p>where can find</text:p>
          </table:table-cell>
          <table:table-cell office:value-type="string">
            <text:p>happen summer sorry</text:p>
          </table:table-cell>
          <table:table-cell office:value-type="string">
            <text:p>home go save</text:p>
          </table:table-cell>
          <table:table-cell office:value-type="string">
            <text:p>move back berkeley</text:p>
          </table:table-cell>
          <table:table-cell office:value-type="string">
            <text:p>status only leave</text:p>
          </table:table-cell>
        </table:table-row>
        <table:table-row table:style-name="ro2">
          <table:table-cell office:value-type="string">
            <text:p>your spirit let</text:p>
          </table:table-cell>
          <table:table-cell office:value-type="string">
            <text:p>my facebook peeps</text:p>
          </table:table-cell>
          <table:table-cell office:value-type="string">
            <text:p>ipod touch back</text:p>
          </table:table-cell>
          <table:table-cell office:value-type="string">
            <text:p>rising light your</text:p>
          </table:table-cell>
          <table:table-cell office:value-type="string">
            <text:p>putting him briefs</text:p>
          </table:table-cell>
        </table:table-row>
        <table:table-row table:style-name="ro2">
          <table:table-cell office:value-type="string">
            <text:p>even dont speak</text:p>
          </table:table-cell>
          <table:table-cell office:value-type="string">
            <text:p>im tired tonight</text:p>
          </table:table-cell>
          <table:table-cell office:value-type="string">
            <text:p>am very happy</text:p>
          </table:table-cell>
          <table:table-cell office:value-type="string">
            <text:p>too much ask</text:p>
          </table:table-cell>
          <table:table-cell office:value-type="string">
            <text:p>happy birthday propname</text:p>
          </table:table-cell>
        </table:table-row>
        <table:table-row table:style-name="ro2">
          <table:table-cell office:value-type="string">
            <text:p>rise above madness</text:p>
          </table:table-cell>
          <table:table-cell office:value-type="string">
            <text:p>thinking about plants</text:p>
          </table:table-cell>
          <table:table-cell office:value-type="string">
            <text:p>sure how feel</text:p>
          </table:table-cell>
          <table:table-cell office:value-type="string">
            <text:p>please let me</text:p>
          </table:table-cell>
          <table:table-cell office:value-type="string">
            <text:p>didnt take long</text:p>
          </table:table-cell>
        </table:table-row>
        <table:table-row table:style-name="ro2">
          <table:table-cell office:value-type="string">
            <text:p>avenue nw washington</text:p>
          </table:table-cell>
          <table:table-cell office:value-type="string">
            <text:p>har bare tre</text:p>
          </table:table-cell>
          <table:table-cell office:value-type="string">
            <text:p>put first entry</text:p>
          </table:table-cell>
          <table:table-cell office:value-type="string">
            <text:p>your own status</text:p>
          </table:table-cell>
          <table:table-cell office:value-type="string">
            <text:p>my wish people</text:p>
          </table:table-cell>
        </table:table-row>
        <table:table-row table:style-name="ro2">
          <table:table-cell office:value-type="string">
            <text:p>son break fire</text:p>
          </table:table-cell>
          <table:table-cell office:value-type="string">
            <text:p>got teary eyed</text:p>
          </table:table-cell>
          <table:table-cell office:value-type="string">
            <text:p>makers dreamers dreams</text:p>
          </table:table-cell>
          <table:table-cell office:value-type="string">
            <text:p>figured out how</text:p>
          </table:table-cell>
          <table:table-cell office:value-type="string">
            <text:p>dream last night</text:p>
          </table:table-cell>
        </table:table-row>
        <table:table-row table:style-name="ro2">
          <table:table-cell office:value-type="string">
            <text:p>then something fiance</text:p>
          </table:table-cell>
          <table:table-cell office:value-type="string">
            <text:p>worlds biggest sports</text:p>
          </table:table-cell>
          <table:table-cell office:value-type="string">
            <text:p>wait til thursday</text:p>
          </table:table-cell>
          <table:table-cell office:value-type="string">
            <text:p>dont worry bout</text:p>
          </table:table-cell>
          <table:table-cell office:value-type="string">
            <text:p>can lift up</text:p>
          </table:table-cell>
        </table:table-row>
        <table:table-row table:style-name="ro2">
          <table:table-cell office:value-type="string">
            <text:p>nd day going</text:p>
          </table:table-cell>
          <table:table-cell office:value-type="string">
            <text:p>campin thing isnt</text:p>
          </table:table-cell>
          <table:table-cell office:value-type="string">
            <text:p>know someone related</text:p>
          </table:table-cell>
          <table:table-cell office:value-type="string">
            <text:p>see harry potter</text:p>
          </table:table-cell>
          <table:table-cell office:value-type="string">
            <text:p>lets see how</text:p>
          </table:table-cell>
        </table:table-row>
        <table:table-row table:style-name="ro2">
          <table:table-cell office:value-type="string">
            <text:p>hates writing papers</text:p>
          </table:table-cell>
          <table:table-cell office:value-type="string">
            <text:p>out few quick</text:p>
          </table:table-cell>
          <table:table-cell office:value-type="string">
            <text:p>guys make vaccinations</text:p>
          </table:table-cell>
          <table:table-cell office:value-type="string">
            <text:p>nice relaxing jacuzzi</text:p>
          </table:table-cell>
          <table:table-cell office:value-type="string">
            <text:p>st yr psyc</text:p>
          </table:table-cell>
        </table:table-row>
        <table:table-row table:style-name="ro2">
          <table:table-cell office:value-type="string">
            <text:p>propname right now</text:p>
          </table:table-cell>
          <table:table-cell office:value-type="string">
            <text:p>opera hmm how</text:p>
          </table:table-cell>
          <table:table-cell office:value-type="string">
            <text:p>my propname propname</text:p>
          </table:table-cell>
          <table:table-cell office:value-type="string">
            <text:p>fire build ashes</text:p>
          </table:table-cell>
          <table:table-cell office:value-type="string">
            <text:p>them home write</text:p>
          </table:table-cell>
        </table:table-row>
        <table:table-row table:style-name="ro2">
          <table:table-cell office:value-type="string">
            <text:p>come visit me</text:p>
          </table:table-cell>
          <table:table-cell office:value-type="string">
            <text:p>pretty amazing how</text:p>
          </table:table-cell>
          <table:table-cell office:value-type="string">
            <text:p>extra company thieves</text:p>
          </table:table-cell>
          <table:table-cell office:value-type="string">
            <text:p>work then home</text:p>
          </table:table-cell>
          <table:table-cell office:value-type="string">
            <text:p>between euthanizing animals</text:p>
          </table:table-cell>
        </table:table-row>
        <table:table-row table:style-name="ro2">
          <table:table-cell office:value-type="string">
            <text:p>too fast too</text:p>
          </table:table-cell>
          <table:table-cell office:value-type="string">
            <text:p>crime chronic repetition</text:p>
          </table:table-cell>
          <table:table-cell office:value-type="string">
            <text:p>only my inbox</text:p>
          </table:table-cell>
          <table:table-cell office:value-type="string">
            <text:p>op woot feeling</text:p>
          </table:table-cell>
          <table:table-cell office:value-type="string">
            <text:p>seeing propname tonight</text:p>
          </table:table-cell>
        </table:table-row>
        <table:table-row table:style-name="ro2">
          <table:table-cell office:value-type="string">
            <text:p>careful contemplation turn</text:p>
          </table:table-cell>
          <table:table-cell office:value-type="string">
            <text:p>random thoughts better</text:p>
          </table:table-cell>
          <table:table-cell office:value-type="string">
            <text:p>spent well company</text:p>
          </table:table-cell>
          <table:table-cell office:value-type="string">
            <text:p>some good music</text:p>
          </table:table-cell>
          <table:table-cell office:value-type="string">
            <text:p>make everybody else</text:p>
          </table:table-cell>
        </table:table-row>
        <table:table-row table:style-name="ro2">
          <table:table-cell office:value-type="string">
            <text:p>excited cant wait</text:p>
          </table:table-cell>
          <table:table-cell office:value-type="string">
            <text:p>supposed surprised manny</text:p>
          </table:table-cell>
          <table:table-cell office:value-type="string">
            <text:p>im gonna die</text:p>
          </table:table-cell>
          <table:table-cell office:value-type="string">
            <text:p>around someone while</text:p>
          </table:table-cell>
          <table:table-cell office:value-type="string">
            <text:p>see wake up</text:p>
          </table:table-cell>
        </table:table-row>
        <table:table-row table:style-name="ro2">
          <table:table-cell office:value-type="string">
            <text:p>tiger army ticket</text:p>
          </table:table-cell>
          <table:table-cell office:value-type="string">
            <text:p>your thought think</text:p>
          </table:table-cell>
          <table:table-cell office:value-type="string">
            <text:p>world propname could</text:p>
          </table:table-cell>
          <table:table-cell office:value-type="string">
            <text:p>shortage til dec</text:p>
          </table:table-cell>
          <table:table-cell office:value-type="string">
            <text:p>kai kahibaw ghapn</text:p>
          </table:table-cell>
        </table:table-row>
        <table:table-row table:style-name="ro2">
          <table:table-cell office:value-type="string">
            <text:p>up gift didnt</text:p>
          </table:table-cell>
          <table:table-cell office:value-type="string">
            <text:p>stand musicals too</text:p>
          </table:table-cell>
          <table:table-cell office:value-type="string">
            <text:p>question only my</text:p>
          </table:table-cell>
          <table:table-cell office:value-type="string">
            <text:p>cant stop smiling</text:p>
          </table:table-cell>
          <table:table-cell office:value-type="string">
            <text:p>wait see propname</text:p>
          </table:table-cell>
        </table:table-row>
        <table:table-row table:style-name="ro2">
          <table:table-cell office:value-type="string">
            <text:p>send address recovering</text:p>
          </table:table-cell>
          <table:table-cell office:value-type="string">
            <text:p>fly fishing today</text:p>
          </table:table-cell>
          <table:table-cell office:value-type="string">
            <text:p>long time ago</text:p>
          </table:table-cell>
          <table:table-cell office:value-type="string">
            <text:p>im excited about</text:p>
          </table:table-cell>
          <table:table-cell office:value-type="string">
            <text:p>unique nutrient combination</text:p>
          </table:table-cell>
        </table:table-row>
        <table:table-row table:style-name="ro2">
          <table:table-cell office:value-type="string">
            <text:p>extra tiger army</text:p>
          </table:table-cell>
          <table:table-cell office:value-type="string">
            <text:p>okay different plans</text:p>
          </table:table-cell>
          <table:table-cell office:value-type="string">
            <text:p>life dry old</text:p>
          </table:table-cell>
          <table:table-cell office:value-type="string">
            <text:p>only ask me</text:p>
          </table:table-cell>
          <table:table-cell office:value-type="string">
            <text:p>me laugh even</text:p>
          </table:table-cell>
        </table:table-row>
        <table:table-row table:style-name="ro2">
          <table:table-cell office:value-type="string">
            <text:p>best girlfriend world</text:p>
          </table:table-cell>
          <table:table-cell office:value-type="string">
            <text:p>really im loosing</text:p>
          </table:table-cell>
          <table:table-cell office:value-type="string">
            <text:p>entry your under</text:p>
          </table:table-cell>
          <table:table-cell office:value-type="string">
            <text:p>my mom arent</text:p>
          </table:table-cell>
          <table:table-cell office:value-type="string">
            <text:p>get car washed</text:p>
          </table:table-cell>
        </table:table-row>
        <table:table-row table:style-name="ro2">
          <table:table-cell office:value-type="string">
            <text:p>into image your</text:p>
          </table:table-cell>
          <table:table-cell office:value-type="string">
            <text:p>family still missing</text:p>
          </table:table-cell>
          <table:table-cell office:value-type="string">
            <text:p>year age state</text:p>
          </table:table-cell>
          <table:table-cell office:value-type="string">
            <text:p>things coming together</text:p>
          </table:table-cell>
          <table:table-cell office:value-type="string">
            <text:p>hook me up</text:p>
          </table:table-cell>
        </table:table-row>
        <table:table-row table:style-name="ro2">
          <table:table-cell office:value-type="string">
            <text:p>adhi whole world</text:p>
          </table:table-cell>
          <table:table-cell office:value-type="string">
            <text:p>dmv sigh yeah</text:p>
          </table:table-cell>
          <table:table-cell office:value-type="string">
            <text:p>work orders today</text:p>
          </table:table-cell>
          <table:table-cell office:value-type="string">
            <text:p>thanking everyone birthday</text:p>
          </table:table-cell>
          <table:table-cell office:value-type="string">
            <text:p>stop fighting cummings</text:p>
          </table:table-cell>
        </table:table-row>
        <table:table-row table:style-name="ro2">
          <table:table-cell office:value-type="string">
            <text:p>cabin fever anyone</text:p>
          </table:table-cell>
          <table:table-cell office:value-type="string">
            <text:p>just above right</text:p>
          </table:table-cell>
          <table:table-cell office:value-type="string">
            <text:p>wash let your</text:p>
          </table:table-cell>
          <table:table-cell office:value-type="string">
            <text:p>heaven half hour</text:p>
          </table:table-cell>
          <table:table-cell office:value-type="string">
            <text:p>blame writers much</text:p>
          </table:table-cell>
        </table:table-row>
        <table:table-row table:style-name="ro2">
          <table:table-cell office:value-type="string">
            <text:p>my loving hubby</text:p>
          </table:table-cell>
          <table:table-cell office:value-type="string">
            <text:p>propname tomorrow then</text:p>
          </table:table-cell>
          <table:table-cell office:value-type="string">
            <text:p>pre existing condition</text:p>
          </table:table-cell>
          <table:table-cell office:value-type="string">
            <text:p>propname propname now</text:p>
          </table:table-cell>
          <table:table-cell office:value-type="string">
            <text:p>made me laugh</text:p>
          </table:table-cell>
        </table:table-row>
        <table:table-row table:style-name="ro2">
          <table:table-cell office:value-type="string">
            <text:p>pizza pizza bowl</text:p>
          </table:table-cell>
          <table:table-cell office:value-type="string">
            <text:p>helping burning gift</text:p>
          </table:table-cell>
          <table:table-cell office:value-type="string">
            <text:p>dogs left please</text:p>
          </table:table-cell>
          <table:table-cell office:value-type="string">
            <text:p>please copy paste</text:p>
          </table:table-cell>
          <table:table-cell office:value-type="string">
            <text:p>must feast ones</text:p>
          </table:table-cell>
        </table:table-row>
        <table:table-row table:style-name="ro2">
          <table:table-cell office:value-type="string">
            <text:p>tonights gonna good</text:p>
          </table:table-cell>
          <table:table-cell office:value-type="string">
            <text:p>thinking about cty</text:p>
          </table:table-cell>
          <table:table-cell office:value-type="string">
            <text:p>running even better</text:p>
          </table:table-cell>
          <table:table-cell office:value-type="string">
            <text:p>hit me up</text:p>
          </table:table-cell>
          <table:table-cell office:value-type="string">
            <text:p>follow your heart</text:p>
          </table:table-cell>
        </table:table-row>
        <table:table-row table:style-name="ro2">
          <table:table-cell office:value-type="string">
            <text:p>body doth protest</text:p>
          </table:table-cell>
          <table:table-cell office:value-type="string">
            <text:p>go lava tomorrow</text:p>
          </table:table-cell>
          <table:table-cell office:value-type="string">
            <text:p>lemme know want</text:p>
          </table:table-cell>
          <table:table-cell office:value-type="string">
            <text:p>image your son</text:p>
          </table:table-cell>
          <table:table-cell office:value-type="string">
            <text:p>contemplation turn year</text:p>
          </table:table-cell>
        </table:table-row>
        <table:table-row table:style-name="ro2">
          <table:table-cell office:value-type="string">
            <text:p>free tomorrow between</text:p>
          </table:table-cell>
          <table:table-cell office:value-type="string">
            <text:p>kool aid acid</text:p>
          </table:table-cell>
          <table:table-cell office:value-type="string">
            <text:p>spirit let your</text:p>
          </table:table-cell>
          <table:table-cell office:value-type="string">
            <text:p>see many times</text:p>
          </table:table-cell>
          <table:table-cell office:value-type="string">
            <text:p>tonight any takers</text:p>
          </table:table-cell>
        </table:table-row>
        <table:table-row table:style-name="ro2">
          <table:table-cell office:value-type="string">
            <text:p>my love then</text:p>
          </table:table-cell>
          <table:table-cell office:value-type="string">
            <text:p>read my book</text:p>
          </table:table-cell>
          <table:table-cell office:value-type="string">
            <text:p>valentines day spent</text:p>
          </table:table-cell>
          <table:table-cell office:value-type="string">
            <text:p>wanna go back</text:p>
          </table:table-cell>
          <table:table-cell office:value-type="string">
            <text:p>some careful contemplation</text:p>
          </table:table-cell>
        </table:table-row>
        <table:table-row table:style-name="ro2">
          <table:table-cell office:value-type="string">
            <text:p>day going awesome</text:p>
          </table:table-cell>
          <table:table-cell office:value-type="string">
            <text:p>read own poetry</text:p>
          </table:table-cell>
          <table:table-cell office:value-type="string">
            <text:p>far im concerned</text:p>
          </table:table-cell>
          <table:table-cell office:value-type="string">
            <text:p>does anyone know</text:p>
          </table:table-cell>
          <table:table-cell office:value-type="string">
            <text:p>doth protest about</text:p>
          </table:table-cell>
        </table:table-row>
        <table:table-row table:style-name="ro2">
          <table:table-cell office:value-type="string">
            <text:p>noddin my head</text:p>
          </table:table-cell>
          <table:table-cell office:value-type="string">
            <text:p>nothing writing sit</text:p>
          </table:table-cell>
          <table:table-cell office:value-type="string">
            <text:p>hate being sick</text:p>
          </table:table-cell>
          <table:table-cell office:value-type="string">
            <text:p>post paragraph your</text:p>
          </table:table-cell>
          <table:table-cell office:value-type="string">
            <text:p>di nga pointless</text:p>
          </table:table-cell>
        </table:table-row>
        <table:table-row table:style-name="ro2">
          <table:table-cell office:value-type="string">
            <text:p>hope love dont</text:p>
          </table:table-cell>
          <table:table-cell office:value-type="string">
            <text:p>least characters long</text:p>
          </table:table-cell>
          <table:table-cell office:value-type="string">
            <text:p>think could real</text:p>
          </table:table-cell>
          <table:table-cell office:value-type="string">
            <text:p>just realized how</text:p>
          </table:table-cell>
          <table:table-cell office:value-type="string">
            <text:p>make mistakes make</text:p>
          </table:table-cell>
        </table:table-row>
        <table:table-row table:style-name="ro2">
          <table:table-cell office:value-type="string">
            <text:p>day spent well</text:p>
          </table:table-cell>
          <table:table-cell office:value-type="string">
            <text:p>come right after</text:p>
          </table:table-cell>
          <table:table-cell office:value-type="string">
            <text:p>post your wall</text:p>
          </table:table-cell>
          <table:table-cell office:value-type="string">
            <text:p>may heaven half</text:p>
          </table:table-cell>
          <table:table-cell office:value-type="string">
            <text:p>just amazing weekend</text:p>
          </table:table-cell>
        </table:table-row>
        <table:table-row table:style-name="ro2">
          <table:table-cell office:value-type="string">
            <text:p>season finale dexter</text:p>
          </table:table-cell>
          <table:table-cell office:value-type="string">
            <text:p>tired ive run</text:p>
          </table:table-cell>
          <table:table-cell office:value-type="string">
            <text:p>see my fiance</text:p>
          </table:table-cell>
          <table:table-cell office:value-type="string">
            <text:p>me up already</text:p>
          </table:table-cell>
          <table:table-cell office:value-type="string">
            <text:p>sleep last night</text:p>
          </table:table-cell>
        </table:table-row>
        <table:table-row table:style-name="ro2">
          <table:table-cell office:value-type="string">
            <text:p>am feeling early</text:p>
          </table:table-cell>
          <table:table-cell office:value-type="string">
            <text:p>enjoyed spending time</text:p>
          </table:table-cell>
          <table:table-cell office:value-type="string">
            <text:p>hours sleep last</text:p>
          </table:table-cell>
          <table:table-cell office:value-type="string">
            <text:p>world doing best</text:p>
          </table:table-cell>
          <table:table-cell office:value-type="string">
            <text:p>just bought some</text:p>
          </table:table-cell>
        </table:table-row>
        <table:table-row table:style-name="ro2">
          <table:table-cell office:value-type="string">
            <text:p>time my only</text:p>
          </table:table-cell>
          <table:table-cell office:value-type="string">
            <text:p>my phone plugged</text:p>
          </table:table-cell>
          <table:table-cell office:value-type="string">
            <text:p>spread word det</text:p>
          </table:table-cell>
          <table:table-cell office:value-type="string">
            <text:p>proud berkeley alumni</text:p>
          </table:table-cell>
          <table:table-cell office:value-type="string">
            <text:p>mold into image</text:p>
          </table:table-cell>
        </table:table-row>
        <table:table-row table:style-name="ro2">
          <table:table-cell office:value-type="string">
            <text:p>just got back</text:p>
          </table:table-cell>
          <table:table-cell office:value-type="string">
            <text:p>way too early</text:p>
          </table:table-cell>
          <table:table-cell office:value-type="string">
            <text:p>out how get</text:p>
          </table:table-cell>
          <table:table-cell office:value-type="string">
            <text:p>meth coke should</text:p>
          </table:table-cell>
          <table:table-cell office:value-type="string">
            <text:p>move back berkeley</text:p>
          </table:table-cell>
        </table:table-row>
        <table:table-row table:style-name="ro2">
          <table:table-cell office:value-type="string">
            <text:p>orchids then propname</text:p>
          </table:table-cell>
          <table:table-cell office:value-type="string">
            <text:p>done yup me</text:p>
          </table:table-cell>
          <table:table-cell office:value-type="string">
            <text:p>minutes into show</text:p>
          </table:table-cell>
          <table:table-cell office:value-type="string">
            <text:p>wanna go school</text:p>
          </table:table-cell>
          <table:table-cell office:value-type="string">
            <text:p>how find out</text:p>
          </table:table-cell>
        </table:table-row>
        <table:table-row table:style-name="ro2">
          <table:table-cell office:value-type="string">
            <text:p>talk about how</text:p>
          </table:table-cell>
          <table:table-cell office:value-type="string">
            <text:p>excited about future</text:p>
          </table:table-cell>
          <table:table-cell office:value-type="string">
            <text:p>where can find</text:p>
          </table:table-cell>
          <table:table-cell office:value-type="string">
            <text:p>run circles around</text:p>
          </table:table-cell>
          <table:table-cell office:value-type="string">
            <text:p>fever anyone welcome</text:p>
          </table:table-cell>
        </table:table-row>
        <table:table-row table:style-name="ro2">
          <table:table-cell office:value-type="string">
            <text:p>oh well guess</text:p>
          </table:table-cell>
          <table:table-cell office:value-type="string">
            <text:p>ive learned hard</text:p>
          </table:table-cell>
          <table:table-cell office:value-type="string">
            <text:p>your spirit let</text:p>
          </table:table-cell>
          <table:table-cell office:value-type="string">
            <text:p>go bears very</text:p>
          </table:table-cell>
          <table:table-cell office:value-type="string">
            <text:p>figured out how</text:p>
          </table:table-cell>
        </table:table-row>
        <table:table-row table:style-name="ro2">
          <table:table-cell office:value-type="string">
            <text:p>friends just copy</text:p>
          </table:table-cell>
          <table:table-cell office:value-type="string">
            <text:p>break down dance</text:p>
          </table:table-cell>
          <table:table-cell office:value-type="string">
            <text:p>even dont speak</text:p>
          </table:table-cell>
          <table:table-cell office:value-type="string">
            <text:p>just didnt know</text:p>
          </table:table-cell>
          <table:table-cell office:value-type="string">
            <text:p>fire build ashes</text:p>
          </table:table-cell>
        </table:table-row>
        <table:table-row table:style-name="ro2">
          <table:table-cell office:value-type="string">
            <text:p>home cant wait</text:p>
          </table:table-cell>
          <table:table-cell office:value-type="string">
            <text:p>plan put safety</text:p>
          </table:table-cell>
          <table:table-cell office:value-type="string">
            <text:p>son break fire</text:p>
          </table:table-cell>
          <table:table-cell office:value-type="string">
            <text:p>my dive group</text:p>
          </table:table-cell>
          <table:table-cell office:value-type="string">
            <text:p>wake up morning</text:p>
          </table:table-cell>
        </table:table-row>
        <table:table-row table:style-name="ro2">
          <table:table-cell office:value-type="string">
            <text:p>law school too</text:p>
          </table:table-cell>
          <table:table-cell office:value-type="string">
            <text:p>hurt joy confusion</text:p>
          </table:table-cell>
          <table:table-cell office:value-type="string">
            <text:p>nd day going</text:p>
          </table:table-cell>
          <table:table-cell office:value-type="string">
            <text:p>cant wait until</text:p>
          </table:table-cell>
          <table:table-cell office:value-type="string">
            <text:p>work then home</text:p>
          </table:table-cell>
        </table:table-row>
        <table:table-row table:style-name="ro2">
          <table:table-cell office:value-type="string">
            <text:p>my hips like</text:p>
          </table:table-cell>
          <table:table-cell office:value-type="string">
            <text:p>up real boats</text:p>
          </table:table-cell>
          <table:table-cell office:value-type="string">
            <text:p>make me happy</text:p>
          </table:table-cell>
          <table:table-cell office:value-type="string">
            <text:p>matter how crazy</text:p>
          </table:table-cell>
          <table:table-cell office:value-type="string">
            <text:p>last few days</text:p>
          </table:table-cell>
        </table:table-row>
        <table:table-row table:style-name="ro2">
          <table:table-cell office:value-type="string">
            <text:p>fight hardest battle</text:p>
          </table:table-cell>
          <table:table-cell office:value-type="string">
            <text:p>tan sunburn evenly</text:p>
          </table:table-cell>
          <table:table-cell office:value-type="string">
            <text:p>hates writing papers</text:p>
          </table:table-cell>
          <table:table-cell office:value-type="string">
            <text:p>your love your</text:p>
          </table:table-cell>
          <table:table-cell office:value-type="string">
            <text:p>then copy paste</text:p>
          </table:table-cell>
        </table:table-row>
        <table:table-row table:style-name="ro2">
          <table:table-cell office:value-type="string">
            <text:p>gift didnt think</text:p>
          </table:table-cell>
          <table:table-cell office:value-type="string">
            <text:p>thinks about reads</text:p>
          </table:table-cell>
          <table:table-cell office:value-type="string">
            <text:p>some people really</text:p>
          </table:table-cell>
          <table:table-cell office:value-type="string">
            <text:p>see propname propname</text:p>
          </table:table-cell>
          <table:table-cell office:value-type="string">
            <text:p>currently undergoing operation</text:p>
          </table:table-cell>
        </table:table-row>
        <table:table-row table:style-name="ro2">
          <table:table-cell office:value-type="string">
            <text:p>going bank get</text:p>
          </table:table-cell>
          <table:table-cell office:value-type="string">
            <text:p>bs people havent</text:p>
          </table:table-cell>
          <table:table-cell office:value-type="string">
            <text:p>chocolate mousse torte</text:p>
          </table:table-cell>
          <table:table-cell office:value-type="string">
            <text:p>your status too</text:p>
          </table:table-cell>
          <table:table-cell office:value-type="string">
            <text:p>packing packing packing</text:p>
          </table:table-cell>
        </table:table-row>
        <table:table-row table:style-name="ro2">
          <table:table-cell office:value-type="string">
            <text:p>spring winter am</text:p>
          </table:table-cell>
          <table:table-cell office:value-type="string">
            <text:p>hobbies geez law</text:p>
          </table:table-cell>
          <table:table-cell office:value-type="string">
            <text:p>too fast too</text:p>
          </table:table-cell>
          <table:table-cell office:value-type="string">
            <text:p>get some american</text:p>
          </table:table-cell>
          <table:table-cell office:value-type="string">
            <text:p>under any circumstances</text:p>
          </table:table-cell>
        </table:table-row>
        <table:table-row table:style-name="ro2">
          <table:table-cell office:value-type="string">
            <text:p>catch up sleep</text:p>
          </table:table-cell>
          <table:table-cell office:value-type="string">
            <text:p>well random thoughts</text:p>
          </table:table-cell>
          <table:table-cell office:value-type="string">
            <text:p>then turn around</text:p>
          </table:table-cell>
          <table:table-cell office:value-type="string">
            <text:p>lord your love</text:p>
          </table:table-cell>
          <table:table-cell office:value-type="string">
            <text:p>cant stop smiling</text:p>
          </table:table-cell>
        </table:table-row>
        <table:table-row table:style-name="ro2">
          <table:table-cell office:value-type="string">
            <text:p>living phone come</text:p>
          </table:table-cell>
          <table:table-cell office:value-type="string">
            <text:p>looking forward early</text:p>
          </table:table-cell>
          <table:table-cell office:value-type="string">
            <text:p>careful contemplation turn</text:p>
          </table:table-cell>
          <table:table-cell office:value-type="string">
            <text:p>thing night can</text:p>
          </table:table-cell>
          <table:table-cell office:value-type="string">
            <text:p>im excited about</text:p>
          </table:table-cell>
        </table:table-row>
        <table:table-row table:style-name="ro2">
          <table:table-cell office:value-type="string">
            <text:p>my way chicago</text:p>
          </table:table-cell>
          <table:table-cell office:value-type="string">
            <text:p>first class semester</text:p>
          </table:table-cell>
          <table:table-cell office:value-type="string">
            <text:p>tiger army ticket</text:p>
          </table:table-cell>
          <table:table-cell office:value-type="string">
            <text:p>meteor shower tonight</text:p>
          </table:table-cell>
          <table:table-cell office:value-type="string">
            <text:p>just hangin out</text:p>
          </table:table-cell>
        </table:table-row>
        <table:table-row table:style-name="ro2">
          <table:table-cell office:value-type="string">
            <text:p>else means fight</text:p>
          </table:table-cell>
          <table:table-cell office:value-type="string">
            <text:p>other hand yay</text:p>
          </table:table-cell>
          <table:table-cell office:value-type="string">
            <text:p>up gift didnt</text:p>
          </table:table-cell>
          <table:table-cell office:value-type="string">
            <text:p>age state mind</text:p>
          </table:table-cell>
          <table:table-cell office:value-type="string">
            <text:p>thank birthday wishes</text:p>
          </table:table-cell>
        </table:table-row>
        <table:table-row table:style-name="ro2">
          <table:table-cell office:value-type="string">
            <text:p>merry christmas good</text:p>
          </table:table-cell>
          <table:table-cell office:value-type="string">
            <text:p>again months cant</text:p>
          </table:table-cell>
          <table:table-cell office:value-type="string">
            <text:p>extra tiger army</text:p>
          </table:table-cell>
          <table:table-cell office:value-type="string">
            <text:p>dal hook me</text:p>
          </table:table-cell>
          <table:table-cell office:value-type="string">
            <text:p>again last night</text:p>
          </table:table-cell>
        </table:table-row>
        <table:table-row table:style-name="ro2">
          <table:table-cell office:value-type="string">
            <text:p>few days trying</text:p>
          </table:table-cell>
          <table:table-cell office:value-type="string">
            <text:p>class going happen</text:p>
          </table:table-cell>
          <table:table-cell office:value-type="string">
            <text:p>best girlfriend world</text:p>
          </table:table-cell>
          <table:table-cell office:value-type="string">
            <text:p>any human being</text:p>
          </table:table-cell>
          <table:table-cell office:value-type="string">
            <text:p>cover drink minimum</text:p>
          </table:table-cell>
        </table:table-row>
        <table:table-row table:style-name="ro2">
          <table:table-cell office:value-type="string">
            <text:p>know where can</text:p>
          </table:table-cell>
          <table:table-cell office:value-type="string">
            <text:p>fails go lay</text:p>
          </table:table-cell>
          <table:table-cell office:value-type="string">
            <text:p>into image your</text:p>
          </table:table-cell>
          <table:table-cell office:value-type="string">
            <text:p>rise against show</text:p>
          </table:table-cell>
          <table:table-cell office:value-type="string">
            <text:p>things coming together</text:p>
          </table:table-cell>
        </table:table-row>
        <table:table-row table:style-name="ro2">
          <table:table-cell office:value-type="string">
            <text:p>please bless our</text:p>
          </table:table-cell>
          <table:table-cell office:value-type="string">
            <text:p>pie truly scratch</text:p>
          </table:table-cell>
          <table:table-cell office:value-type="string">
            <text:p>about how much</text:p>
          </table:table-cell>
          <table:table-cell office:value-type="string">
            <text:p>time living phone</text:p>
          </table:table-cell>
          <table:table-cell office:value-type="string">
            <text:p>where wild things</text:p>
          </table:table-cell>
        </table:table-row>
        <table:table-row table:style-name="ro2">
          <table:table-cell office:value-type="string">
            <text:p>can rise above</text:p>
          </table:table-cell>
          <table:table-cell office:value-type="string">
            <text:p>exams theory history</text:p>
          </table:table-cell>
          <table:table-cell office:value-type="string">
            <text:p>hours can ask</text:p>
          </table:table-cell>
          <table:table-cell office:value-type="string">
            <text:p>chocolate chip cookies</text:p>
          </table:table-cell>
          <table:table-cell office:value-type="string">
            <text:p>comment memory me</text:p>
          </table:table-cell>
        </table:table-row>
        <table:table-row table:style-name="ro2">
          <table:table-cell office:value-type="string">
            <text:p>holiness mold into</text:p>
          </table:table-cell>
          <table:table-cell office:value-type="string">
            <text:p>day freeing experience</text:p>
          </table:table-cell>
          <table:table-cell office:value-type="string">
            <text:p>adhi whole world</text:p>
          </table:table-cell>
          <table:table-cell office:value-type="string">
            <text:p>cant wait my</text:p>
          </table:table-cell>
          <table:table-cell office:value-type="string">
            <text:p>od jud di</text:p>
          </table:table-cell>
        </table:table-row>
        <table:table-row table:style-name="ro2">
          <table:table-cell office:value-type="string">
            <text:p>wake up gift</text:p>
          </table:table-cell>
          <table:table-cell office:value-type="string">
            <text:p>else spend waaay</text:p>
          </table:table-cell>
          <table:table-cell office:value-type="string">
            <text:p>honest next hours</text:p>
          </table:table-cell>
          <table:table-cell office:value-type="string">
            <text:p>up can rise</text:p>
          </table:table-cell>
          <table:table-cell office:value-type="string">
            <text:p>pewter city gym</text:p>
          </table:table-cell>
        </table:table-row>
        <table:table-row table:style-name="ro2">
          <table:table-cell office:value-type="string">
            <text:p>how bout them</text:p>
          </table:table-cell>
          <table:table-cell office:value-type="string">
            <text:p>death cab cutie</text:p>
          </table:table-cell>
          <table:table-cell office:value-type="string">
            <text:p>cabin fever anyone</text:p>
          </table:table-cell>
          <table:table-cell office:value-type="string">
            <text:p>much better now</text:p>
          </table:table-cell>
          <table:table-cell office:value-type="string">
            <text:p>consensus americans object</text:p>
          </table:table-cell>
        </table:table-row>
        <table:table-row table:style-name="ro2">
          <table:table-cell office:value-type="string">
            <text:p>seem shortage illegal</text:p>
          </table:table-cell>
          <table:table-cell office:value-type="string">
            <text:p>denver rockies playoffs</text:p>
          </table:table-cell>
          <table:table-cell office:value-type="string">
            <text:p>my loving hubby</text:p>
          </table:table-cell>
          <table:table-cell office:value-type="string">
            <text:p>second year row</text:p>
          </table:table-cell>
          <table:table-cell office:value-type="string">
            <text:p>why come strong</text:p>
          </table:table-cell>
        </table:table-row>
        <table:table-row table:style-name="ro2">
          <table:table-cell office:value-type="string">
            <text:p>loving every minute</text:p>
          </table:table-cell>
          <table:table-cell office:value-type="string">
            <text:p>put cant wait</text:p>
          </table:table-cell>
          <table:table-cell office:value-type="string">
            <text:p>time year again</text:p>
          </table:table-cell>
          <table:table-cell office:value-type="string">
            <text:p>hire guys make</text:p>
          </table:table-cell>
          <table:table-cell office:value-type="string">
            <text:p>into jazz band</text:p>
          </table:table-cell>
        </table:table-row>
        <table:table-row table:style-name="ro2">
          <table:table-cell office:value-type="string">
            <text:p>finish page paper</text:p>
          </table:table-cell>
          <table:table-cell office:value-type="string">
            <text:p>story such interesting</text:p>
          </table:table-cell>
          <table:table-cell office:value-type="string">
            <text:p>body doth protest</text:p>
          </table:table-cell>
          <table:table-cell office:value-type="string">
            <text:p>awakening lord awaken</text:p>
          </table:table-cell>
          <table:table-cell office:value-type="string">
            <text:p>works synergistically combat</text:p>
          </table:table-cell>
        </table:table-row>
        <table:table-row table:style-name="ro2">
          <table:table-cell office:value-type="string">
            <text:p>forgot how much</text:p>
          </table:table-cell>
          <table:table-cell office:value-type="string">
            <text:p>kt gold star</text:p>
          </table:table-cell>
          <table:table-cell office:value-type="string">
            <text:p>free tomorrow between</text:p>
          </table:table-cell>
          <table:table-cell office:value-type="string">
            <text:p>east lansing feels</text:p>
          </table:table-cell>
          <table:table-cell office:value-type="string">
            <text:p>ready take propname</text:p>
          </table:table-cell>
        </table:table-row>
        <table:table-row table:style-name="ro2">
          <table:table-cell office:value-type="string">
            <text:p>next two days</text:p>
          </table:table-cell>
          <table:table-cell office:value-type="string">
            <text:p>propname right now</text:p>
          </table:table-cell>
          <table:table-cell office:value-type="string">
            <text:p>day going awesome</text:p>
          </table:table-cell>
          <table:table-cell office:value-type="string">
            <text:p>pole class tonight</text:p>
          </table:table-cell>
          <table:table-cell office:value-type="string">
            <text:p>love propname propname</text:p>
          </table:table-cell>
        </table:table-row>
        <table:table-row table:style-name="ro2">
          <table:table-cell office:value-type="string">
            <text:p>my way berkeley</text:p>
          </table:table-cell>
          <table:table-cell office:value-type="string">
            <text:p>died wearing badge</text:p>
          </table:table-cell>
          <table:table-cell office:value-type="string">
            <text:p>some my book</text:p>
          </table:table-cell>
          <table:table-cell office:value-type="string">
            <text:p>get pass your</text:p>
          </table:table-cell>
          <table:table-cell office:value-type="string">
            <text:p>light sound largely</text:p>
          </table:table-cell>
        </table:table-row>
        <table:table-row table:style-name="ro2">
          <table:table-cell office:value-type="string">
            <text:p>happy fathers day</text:p>
          </table:table-cell>
          <table:table-cell office:value-type="string">
            <text:p>out date cucumber</text:p>
          </table:table-cell>
          <table:table-cell office:value-type="string">
            <text:p>how feel about</text:p>
          </table:table-cell>
          <table:table-cell office:value-type="string">
            <text:p>come never seem</text:p>
          </table:table-cell>
          <table:table-cell office:value-type="string">
            <text:p>think can handle</text:p>
          </table:table-cell>
        </table:table-row>
        <table:table-row table:style-name="ro2">
          <table:table-cell office:value-type="string">
            <text:p>head like yeah</text:p>
          </table:table-cell>
          <table:table-cell office:value-type="string">
            <text:p>work blargedy argdey</text:p>
          </table:table-cell>
          <table:table-cell office:value-type="string">
            <text:p>day spent well</text:p>
          </table:table-cell>
          <table:table-cell office:value-type="string">
            <text:p>early ish op</text:p>
          </table:table-cell>
          <table:table-cell office:value-type="string">
            <text:p>just didnt know</text:p>
          </table:table-cell>
        </table:table-row>
        <table:table-row table:style-name="ro2">
          <table:table-cell office:value-type="string">
            <text:p>pick up my</text:p>
          </table:table-cell>
          <table:table-cell office:value-type="string">
            <text:p>need massage now</text:p>
          </table:table-cell>
          <table:table-cell office:value-type="string">
            <text:p>why does facebook</text:p>
          </table:table-cell>
          <table:table-cell office:value-type="string">
            <text:p>false alarm still</text:p>
          </table:table-cell>
          <table:table-cell office:value-type="string">
            <text:p>my dive group</text:p>
          </table:table-cell>
        </table:table-row>
        <table:table-row table:style-name="ro2">
          <table:table-cell office:value-type="string">
            <text:p>like crystal meth</text:p>
          </table:table-cell>
          <table:table-cell office:value-type="string">
            <text:p>into thinking personal</text:p>
          </table:table-cell>
          <table:table-cell office:value-type="string">
            <text:p>am feeling early</text:p>
          </table:table-cell>
          <table:table-cell office:value-type="string">
            <text:p>american bills op</text:p>
          </table:table-cell>
          <table:table-cell office:value-type="string">
            <text:p>asian nanny today</text:p>
          </table:table-cell>
        </table:table-row>
        <table:table-row table:style-name="ro2">
          <table:table-cell office:value-type="string">
            <text:p>bank get some</text:p>
          </table:table-cell>
          <table:table-cell office:value-type="string">
            <text:p>currently sucking screwing</text:p>
          </table:table-cell>
          <table:table-cell office:value-type="string">
            <text:p>orchids then propname</text:p>
          </table:table-cell>
          <table:table-cell office:value-type="string">
            <text:p>many times my</text:p>
          </table:table-cell>
          <table:table-cell office:value-type="string">
            <text:p>into fight win</text:p>
          </table:table-cell>
        </table:table-row>
        <table:table-row table:style-name="ro2">
          <table:table-cell office:value-type="string">
            <text:p>save life cats</text:p>
          </table:table-cell>
          <table:table-cell office:value-type="string">
            <text:p>bendigo starting my</text:p>
          </table:table-cell>
          <table:table-cell office:value-type="string">
            <text:p>talk about how</text:p>
          </table:table-cell>
          <table:table-cell office:value-type="string">
            <text:p>spring winter spring</text:p>
          </table:table-cell>
          <table:table-cell office:value-type="string">
            <text:p>get some american</text:p>
          </table:table-cell>
        </table:table-row>
        <table:table-row table:style-name="ro2">
          <table:table-cell office:value-type="string">
            <text:p>state beat lions</text:p>
          </table:table-cell>
          <table:table-cell office:value-type="string">
            <text:p>how use register</text:p>
          </table:table-cell>
          <table:table-cell office:value-type="string">
            <text:p>oh well guess</text:p>
          </table:table-cell>
          <table:table-cell office:value-type="string">
            <text:p>status too see</text:p>
          </table:table-cell>
          <table:table-cell office:value-type="string">
            <text:p>lord your love</text:p>
          </table:table-cell>
        </table:table-row>
        <table:table-row table:style-name="ro2">
          <table:table-cell office:value-type="string">
            <text:p>amazing weekend dan</text:p>
          </table:table-cell>
          <table:table-cell office:value-type="string">
            <text:p>life day time</text:p>
          </table:table-cell>
          <table:table-cell office:value-type="string">
            <text:p>how many times</text:p>
          </table:table-cell>
          <table:table-cell office:value-type="string">
            <text:p>am going make</text:p>
          </table:table-cell>
          <table:table-cell office:value-type="string">
            <text:p>thing night can</text:p>
          </table:table-cell>
        </table:table-row>
        <table:table-row table:style-name="ro2">
          <table:table-cell office:value-type="string">
            <text:p>remember how met</text:p>
          </table:table-cell>
          <table:table-cell office:value-type="string">
            <text:p>og ler jeg</text:p>
          </table:table-cell>
          <table:table-cell office:value-type="string">
            <text:p>im discovering too</text:p>
          </table:table-cell>
          <table:table-cell office:value-type="string">
            <text:p>dare put your</text:p>
          </table:table-cell>
          <table:table-cell office:value-type="string">
            <text:p>closer desired solution</text:p>
          </table:table-cell>
        </table:table-row>
        <table:table-row table:style-name="ro2">
          <table:table-cell office:value-type="string">
            <text:p>lord awaken sleeper</text:p>
          </table:table-cell>
          <table:table-cell office:value-type="string">
            <text:p>wait class tomorrow</text:p>
          </table:table-cell>
          <table:table-cell office:value-type="string">
            <text:p>fusionx photoshoot timings</text:p>
          </table:table-cell>
          <table:table-cell office:value-type="string">
            <text:p>feeling my nd</text:p>
          </table:table-cell>
          <table:table-cell office:value-type="string">
            <text:p>why am still</text:p>
          </table:table-cell>
        </table:table-row>
        <table:table-row table:style-name="ro2">
          <table:table-cell office:value-type="string">
            <text:p>because get sick</text:p>
          </table:table-cell>
          <table:table-cell office:value-type="string">
            <text:p>how much cost</text:p>
          </table:table-cell>
          <table:table-cell office:value-type="string">
            <text:p>know anyone can</text:p>
          </table:table-cell>
          <table:table-cell office:value-type="string">
            <text:p>sad see propname</text:p>
          </table:table-cell>
          <table:table-cell office:value-type="string">
            <text:p>thinks people should</text:p>
          </table:table-cell>
        </table:table-row>
        <table:table-row table:style-name="ro2">
          <table:table-cell office:value-type="string">
            <text:p>company best girlfriend</text:p>
          </table:table-cell>
          <table:table-cell office:value-type="string">
            <text:p>talent genius unrewarded</text:p>
          </table:table-cell>
          <table:table-cell office:value-type="string">
            <text:p>gift didnt think</text:p>
          </table:table-cell>
          <table:table-cell office:value-type="string">
            <text:p>get sick should</text:p>
          </table:table-cell>
          <table:table-cell office:value-type="string">
            <text:p>pag lunod sa</text:p>
          </table:table-cell>
        </table:table-row>
        <table:table-row table:style-name="ro2">
          <table:table-cell office:value-type="string">
            <text:p>then home weekend</text:p>
          </table:table-cell>
          <table:table-cell office:value-type="string">
            <text:p>much everyone my</text:p>
          </table:table-cell>
          <table:table-cell office:value-type="string">
            <text:p>see questions get</text:p>
          </table:table-cell>
          <table:table-cell office:value-type="string">
            <text:p>write paper study</text:p>
          </table:table-cell>
          <table:table-cell office:value-type="string">
            <text:p>gets play asian</text:p>
          </table:table-cell>
        </table:table-row>
        <table:table-row table:style-name="ro2">
          <table:table-cell office:value-type="string">
            <text:p>dec how come</text:p>
          </table:table-cell>
          <table:table-cell office:value-type="string">
            <text:p>why scary wouldnt</text:p>
          </table:table-cell>
          <table:table-cell office:value-type="string">
            <text:p>going bank get</text:p>
          </table:table-cell>
          <table:table-cell office:value-type="string">
            <text:p>im pretty sure</text:p>
          </table:table-cell>
          <table:table-cell office:value-type="string">
            <text:p>survived first day</text:p>
          </table:table-cell>
        </table:table-row>
        <table:table-row table:style-name="ro2">
          <table:table-cell office:value-type="string">
            <text:p>just copy paste</text:p>
          </table:table-cell>
          <table:table-cell office:value-type="string">
            <text:p>relaxing propname propname</text:p>
          </table:table-cell>
          <table:table-cell office:value-type="string">
            <text:p>just got my</text:p>
          </table:table-cell>
          <table:table-cell office:value-type="string">
            <text:p>anyone interested joining</text:p>
          </table:table-cell>
          <table:table-cell office:value-type="string">
            <text:p>nappy noo time</text:p>
          </table:table-cell>
        </table:table-row>
        <table:table-row table:style-name="ro2">
          <table:table-cell office:value-type="string">
            <text:p>means fight hardest</text:p>
          </table:table-cell>
          <table:table-cell office:value-type="string">
            <text:p>little triplets weeks</text:p>
          </table:table-cell>
          <table:table-cell office:value-type="string">
            <text:p>spring winter am</text:p>
          </table:table-cell>
          <table:table-cell office:value-type="string">
            <text:p>paste your wall</text:p>
          </table:table-cell>
          <table:table-cell office:value-type="string">
            <text:p>much blame director</text:p>
          </table:table-cell>
        </table:table-row>
        <table:table-row table:style-name="ro2">
          <table:table-cell office:value-type="string">
            <text:p>lol lol lol</text:p>
          </table:table-cell>
          <table:table-cell office:value-type="string">
            <text:p>bowl rainier cherries</text:p>
          </table:table-cell>
          <table:table-cell office:value-type="string">
            <text:p>just finished my</text:p>
          </table:table-cell>
          <table:table-cell office:value-type="string">
            <text:p>just got home</text:p>
          </table:table-cell>
          <table:table-cell office:value-type="string">
            <text:p>propname tomorrow night</text:p>
          </table:table-cell>
        </table:table-row>
        <table:table-row table:style-name="ro2">
          <table:table-cell office:value-type="string">
            <text:p>study my first</text:p>
          </table:table-cell>
          <table:table-cell office:value-type="string">
            <text:p>kylees dying my</text:p>
          </table:table-cell>
          <table:table-cell office:value-type="string">
            <text:p>living phone come</text:p>
          </table:table-cell>
          <table:table-cell office:value-type="string">
            <text:p>up two weeks</text:p>
          </table:table-cell>
          <table:table-cell office:value-type="string">
            <text:p>na jud sa</text:p>
          </table:table-cell>
        </table:table-row>
        <table:table-row table:style-name="ro2">
          <table:table-cell office:value-type="string">
            <text:p>your son break</text:p>
          </table:table-cell>
          <table:table-cell office:value-type="string">
            <text:p>cant get seasons</text:p>
          </table:table-cell>
          <table:table-cell office:value-type="string">
            <text:p>get tired first</text:p>
          </table:table-cell>
          <table:table-cell office:value-type="string">
            <text:p>wrong can only</text:p>
          </table:table-cell>
          <table:table-cell office:value-type="string">
            <text:p>awakening lord awaken</text:p>
          </table:table-cell>
        </table:table-row>
        <table:table-row table:style-name="ro2">
          <table:table-cell office:value-type="string">
            <text:p>go save life</text:p>
          </table:table-cell>
          <table:table-cell office:value-type="string">
            <text:p>going see tonight</text:p>
          </table:table-cell>
          <table:table-cell office:value-type="string">
            <text:p>my pumpkin spice</text:p>
          </table:table-cell>
          <table:table-cell office:value-type="string">
            <text:p>address recovering american</text:p>
          </table:table-cell>
          <table:table-cell office:value-type="string">
            <text:p>going hear propname</text:p>
          </table:table-cell>
        </table:table-row>
        <table:table-row table:style-name="ro2">
          <table:table-cell office:value-type="string">
            <text:p>ashes come life</text:p>
          </table:table-cell>
          <table:table-cell office:value-type="string">
            <text:p>anyone could believe</text:p>
          </table:table-cell>
          <table:table-cell office:value-type="string">
            <text:p>fun run circles</text:p>
          </table:table-cell>
          <table:table-cell office:value-type="string">
            <text:p>go green go</text:p>
          </table:table-cell>
          <table:table-cell office:value-type="string">
            <text:p>early ish op</text:p>
          </table:table-cell>
        </table:table-row>
        <table:table-row table:style-name="ro2">
          <table:table-cell office:value-type="string">
            <text:p>very merry christmas</text:p>
          </table:table-cell>
          <table:table-cell office:value-type="string">
            <text:p>thought easier service</text:p>
          </table:table-cell>
          <table:table-cell office:value-type="string">
            <text:p>my way chicago</text:p>
          </table:table-cell>
          <table:table-cell office:value-type="string">
            <text:p>anyone know how</text:p>
          </table:table-cell>
          <table:table-cell office:value-type="string">
            <text:p>again just time</text:p>
          </table:table-cell>
        </table:table-row>
        <table:table-row table:style-name="ro2">
          <table:table-cell office:value-type="string">
            <text:p>after great weekend</text:p>
          </table:table-cell>
          <table:table-cell office:value-type="string">
            <text:p>fold board me</text:p>
          </table:table-cell>
          <table:table-cell office:value-type="string">
            <text:p>please bless our</text:p>
          </table:table-cell>
          <table:table-cell office:value-type="string">
            <text:p>watching movies hot</text:p>
          </table:table-cell>
          <table:table-cell office:value-type="string">
            <text:p>american bills op</text:p>
          </table:table-cell>
        </table:table-row>
        <table:table-row table:style-name="ro2">
          <table:table-cell office:value-type="string">
            <text:p>please post your</text:p>
          </table:table-cell>
          <table:table-cell office:value-type="string">
            <text:p>passion fruit pomegranate</text:p>
          </table:table-cell>
          <table:table-cell office:value-type="string">
            <text:p>holiness mold into</text:p>
          </table:table-cell>
          <table:table-cell office:value-type="string">
            <text:p>paper study my</text:p>
          </table:table-cell>
          <table:table-cell office:value-type="string">
            <text:p>spring winter spring</text:p>
          </table:table-cell>
        </table:table-row>
        <table:table-row table:style-name="ro2">
          <table:table-cell office:value-type="string">
            <text:p>euthanizing animals without</text:p>
          </table:table-cell>
          <table:table-cell office:value-type="string">
            <text:p>does taste like</text:p>
          </table:table-cell>
          <table:table-cell office:value-type="string">
            <text:p>wake up gift</text:p>
          </table:table-cell>
          <table:table-cell office:value-type="string">
            <text:p>alumni go bears</text:p>
          </table:table-cell>
          <table:table-cell office:value-type="string">
            <text:p>am going make</text:p>
          </table:table-cell>
        </table:table-row>
        <table:table-row table:style-name="ro2">
          <table:table-cell office:value-type="string">
            <text:p>down under going</text:p>
          </table:table-cell>
          <table:table-cell office:value-type="string">
            <text:p>because remember where</text:p>
          </table:table-cell>
          <table:table-cell office:value-type="string">
            <text:p>happy valentines day</text:p>
          </table:table-cell>
          <table:table-cell office:value-type="string">
            <text:p>my full honesty</text:p>
          </table:table-cell>
          <table:table-cell office:value-type="string">
            <text:p>na jud ko</text:p>
          </table:table-cell>
        </table:table-row>
        <table:table-row table:style-name="ro2">
          <table:table-cell office:value-type="string">
            <text:p>welcome come think</text:p>
          </table:table-cell>
          <table:table-cell office:value-type="string">
            <text:p>then turn around</text:p>
          </table:table-cell>
          <table:table-cell office:value-type="string">
            <text:p>completely honest next</text:p>
          </table:table-cell>
          <table:table-cell office:value-type="string">
            <text:p>how crazy wrong</text:p>
          </table:table-cell>
          <table:table-cell office:value-type="string">
            <text:p>kahibaw ghapn siya</text:p>
          </table:table-cell>
        </table:table-row>
        <table:table-row table:style-name="ro2">
          <table:table-cell office:value-type="string">
            <text:p>our eyes burst</text:p>
          </table:table-cell>
          <table:table-cell office:value-type="string">
            <text:p>intuition youll discover</text:p>
          </table:table-cell>
          <table:table-cell office:value-type="string">
            <text:p>seem shortage illegal</text:p>
          </table:table-cell>
          <table:table-cell office:value-type="string">
            <text:p>curse bin laden</text:p>
          </table:table-cell>
          <table:table-cell office:value-type="string">
            <text:p>pm come out</text:p>
          </table:table-cell>
        </table:table-row>
        <table:table-row table:style-name="ro2">
          <table:table-cell office:value-type="string">
            <text:p>way my car</text:p>
          </table:table-cell>
          <table:table-cell office:value-type="string">
            <text:p>like my horoscope</text:p>
          </table:table-cell>
          <table:table-cell office:value-type="string">
            <text:p>finish page paper</text:p>
          </table:table-cell>
          <table:table-cell office:value-type="string">
            <text:p>past few days</text:p>
          </table:table-cell>
          <table:table-cell office:value-type="string">
            <text:p>get sick should</text:p>
          </table:table-cell>
        </table:table-row>
        <table:table-row table:style-name="ro2">
          <table:table-cell office:value-type="string">
            <text:p>music makers dreamers</text:p>
          </table:table-cell>
          <table:table-cell office:value-type="string">
            <text:p>surprise attacked me</text:p>
          </table:table-cell>
          <table:table-cell office:value-type="string">
            <text:p>forgot how much</text:p>
          </table:table-cell>
          <table:table-cell office:value-type="string">
            <text:p>feels like pullman</text:p>
          </table:table-cell>
          <table:table-cell office:value-type="string">
            <text:p>want sleep tomorrow</text:p>
          </table:table-cell>
        </table:table-row>
        <table:table-row table:style-name="ro2">
          <table:table-cell office:value-type="string">
            <text:p>colors valentines day</text:p>
          </table:table-cell>
          <table:table-cell office:value-type="string">
            <text:p>wheel hate mph</text:p>
          </table:table-cell>
          <table:table-cell office:value-type="string">
            <text:p>next two days</text:p>
          </table:table-cell>
          <table:table-cell office:value-type="string">
            <text:p>going awesome slightly</text:p>
          </table:table-cell>
          <table:table-cell office:value-type="string">
            <text:p>dead like me</text:p>
          </table:table-cell>
        </table:table-row>
        <table:table-row table:style-name="ro2">
          <table:table-cell office:value-type="string">
            <text:p>last night woke</text:p>
          </table:table-cell>
          <table:table-cell office:value-type="string">
            <text:p>way better than</text:p>
          </table:table-cell>
          <table:table-cell office:value-type="string">
            <text:p>my way berkeley</text:p>
          </table:table-cell>
          <table:table-cell office:value-type="string">
            <text:p>good ol days</text:p>
          </table:table-cell>
          <table:table-cell office:value-type="string">
            <text:p>write paper study</text:p>
          </table:table-cell>
        </table:table-row>
        <table:table-row table:style-name="ro2">
          <table:table-cell office:value-type="string">
            <text:p>now ive learned</text:p>
          </table:table-cell>
          <table:table-cell office:value-type="string">
            <text:p>needs plan out</text:p>
          </table:table-cell>
          <table:table-cell office:value-type="string">
            <text:p>happy fathers day</text:p>
          </table:table-cell>
          <table:table-cell office:value-type="string">
            <text:p>didnt think could</text:p>
          </table:table-cell>
          <table:table-cell office:value-type="string">
            <text:p>well everyone passed</text:p>
          </table:table-cell>
        </table:table-row>
        <table:table-row table:style-name="ro2">
          <table:table-cell office:value-type="string">
            <text:p>post comment memory</text:p>
          </table:table-cell>
          <table:table-cell office:value-type="string">
            <text:p>packed anger hurt</text:p>
          </table:table-cell>
          <table:table-cell office:value-type="string">
            <text:p>im lucky girl</text:p>
          </table:table-cell>
          <table:table-cell office:value-type="string">
            <text:p>excited about my</text:p>
          </table:table-cell>
          <table:table-cell office:value-type="string">
            <text:p>sensitivity light sound</text:p>
          </table:table-cell>
        </table:table-row>
        <table:table-row table:style-name="ro2">
          <table:table-cell office:value-type="string">
            <text:p>pullman feels like</text:p>
          </table:table-cell>
          <table:table-cell office:value-type="string">
            <text:p>see toy story</text:p>
          </table:table-cell>
          <table:table-cell office:value-type="string">
            <text:p>like crystal meth</text:p>
          </table:table-cell>
          <table:table-cell office:value-type="string">
            <text:p>gonna good night</text:p>
          </table:table-cell>
          <table:table-cell office:value-type="string">
            <text:p>days im counting</text:p>
          </table:table-cell>
        </table:table-row>
        <table:table-row table:style-name="ro2">
          <table:table-cell office:value-type="string">
            <text:p>time long time</text:p>
          </table:table-cell>
          <table:table-cell office:value-type="string">
            <text:p>goal running three</text:p>
          </table:table-cell>
          <table:table-cell office:value-type="string">
            <text:p>bank get some</text:p>
          </table:table-cell>
          <table:table-cell office:value-type="string">
            <text:p>wants go home</text:p>
          </table:table-cell>
          <table:table-cell office:value-type="string">
            <text:p>went well everyone</text:p>
          </table:table-cell>
        </table:table-row>
        <table:table-row table:style-name="ro2">
          <table:table-cell office:value-type="string">
            <text:p>empty devils here</text:p>
          </table:table-cell>
          <table:table-cell office:value-type="string">
            <text:p>birthday ash love</text:p>
          </table:table-cell>
          <table:table-cell office:value-type="string">
            <text:p>save life cats</text:p>
          </table:table-cell>
          <table:table-cell office:value-type="string">
            <text:p>made my st</text:p>
          </table:table-cell>
          <table:table-cell office:value-type="string">
            <text:p>animals without home</text:p>
          </table:table-cell>
        </table:table-row>
        <table:table-row table:style-name="ro2">
          <table:table-cell office:value-type="string">
            <text:p>hour before devil</text:p>
          </table:table-cell>
          <table:table-cell office:value-type="string">
            <text:p>senate good because</text:p>
          </table:table-cell>
          <table:table-cell office:value-type="string">
            <text:p>state beat lions</text:p>
          </table:table-cell>
          <table:table-cell office:value-type="string">
            <text:p>after work out</text:p>
          </table:table-cell>
          <table:table-cell office:value-type="string">
            <text:p>im going get</text:p>
          </table:table-cell>
        </table:table-row>
        <table:table-row table:style-name="ro2">
          <table:table-cell office:value-type="string">
            <text:p>lets talk about</text:p>
          </table:table-cell>
          <table:table-cell office:value-type="string">
            <text:p>cutie front man</text:p>
          </table:table-cell>
          <table:table-cell office:value-type="string">
            <text:p>amazing weekend dan</text:p>
          </table:table-cell>
          <table:table-cell office:value-type="string">
            <text:p>doppelg nger week</text:p>
          </table:table-cell>
          <table:table-cell office:value-type="string">
            <text:p>up two weeks</text:p>
          </table:table-cell>
        </table:table-row>
        <table:table-row table:style-name="ro2">
          <table:table-cell office:value-type="string">
            <text:p>pm them home</text:p>
          </table:table-cell>
          <table:table-cell office:value-type="string">
            <text:p>jupiter mars hang</text:p>
          </table:table-cell>
          <table:table-cell office:value-type="string">
            <text:p>lord awaken sleeper</text:p>
          </table:table-cell>
          <table:table-cell office:value-type="string">
            <text:p>getting ready my</text:p>
          </table:table-cell>
          <table:table-cell office:value-type="string">
            <text:p>viva los doyers</text:p>
          </table:table-cell>
        </table:table-row>
        <table:table-row table:style-name="ro2">
          <table:table-cell office:value-type="string">
            <text:p>much little time</text:p>
          </table:table-cell>
          <table:table-cell office:value-type="string">
            <text:p>excited pole class</text:p>
          </table:table-cell>
          <table:table-cell office:value-type="string">
            <text:p>company best girlfriend</text:p>
          </table:table-cell>
          <table:table-cell office:value-type="string">
            <text:p>dont speak often</text:p>
          </table:table-cell>
          <table:table-cell office:value-type="string">
            <text:p>space time continuum</text:p>
          </table:table-cell>
        </table:table-row>
        <table:table-row table:style-name="ro2">
          <table:table-cell office:value-type="string">
            <text:p>pass think how</text:p>
          </table:table-cell>
          <table:table-cell office:value-type="string">
            <text:p>igual desde el</text:p>
          </table:table-cell>
          <table:table-cell office:value-type="string">
            <text:p>dec how come</text:p>
          </table:table-cell>
          <table:table-cell office:value-type="string">
            <text:p>guys make vaccinations</text:p>
          </table:table-cell>
          <table:table-cell office:value-type="string">
            <text:p>flying colors valentines</text:p>
          </table:table-cell>
        </table:table-row>
        <table:table-row table:style-name="ro2">
          <table:table-cell office:value-type="string">
            <text:p>love my life</text:p>
          </table:table-cell>
          <table:table-cell office:value-type="string">
            <text:p>air balloon above</text:p>
          </table:table-cell>
          <table:table-cell office:value-type="string">
            <text:p>happy lunar year</text:p>
          </table:table-cell>
          <table:table-cell office:value-type="string">
            <text:p>recovering american soldier</text:p>
          </table:table-cell>
          <table:table-cell office:value-type="string">
            <text:p>first time long</text:p>
          </table:table-cell>
        </table:table-row>
        <table:table-row table:style-name="ro2">
          <table:table-cell office:value-type="string">
            <text:p>propname leaving today</text:p>
          </table:table-cell>
          <table:table-cell office:value-type="string">
            <text:p>tell difference between</text:p>
          </table:table-cell>
          <table:table-cell office:value-type="string">
            <text:p>then im done</text:p>
          </table:table-cell>
          <table:table-cell office:value-type="string">
            <text:p>my propname propname</text:p>
          </table:table-cell>
          <table:table-cell office:value-type="string">
            <text:p>closing tomorrow can</text:p>
          </table:table-cell>
        </table:table-row>
        <table:table-row table:style-name="ro2">
          <table:table-cell office:value-type="string">
            <text:p>my fortune cookie</text:p>
          </table:table-cell>
          <table:table-cell office:value-type="string">
            <text:p>chicken out my</text:p>
          </table:table-cell>
          <table:table-cell office:value-type="string">
            <text:p>make things worse</text:p>
          </table:table-cell>
          <table:table-cell office:value-type="string">
            <text:p>paragraph your own</text:p>
          </table:table-cell>
          <table:table-cell office:value-type="string">
            <text:p>curse bin laden</text:p>
          </table:table-cell>
        </table:table-row>
        <table:table-row table:style-name="ro2">
          <table:table-cell office:value-type="string">
            <text:p>should go broke</text:p>
          </table:table-cell>
          <table:table-cell office:value-type="string">
            <text:p>me favor just</text:p>
          </table:table-cell>
          <table:table-cell office:value-type="string">
            <text:p>study my first</text:p>
          </table:table-cell>
          <table:table-cell office:value-type="string">
            <text:p>everybody else means</text:p>
          </table:table-cell>
          <table:table-cell office:value-type="string">
            <text:p>home go save</text:p>
          </table:table-cell>
        </table:table-row>
        <table:table-row table:style-name="ro2">
          <table:table-cell office:value-type="string">
            <text:p>best night day</text:p>
          </table:table-cell>
          <table:table-cell office:value-type="string">
            <text:p>okay must sleep</text:p>
          </table:table-cell>
          <table:table-cell office:value-type="string">
            <text:p>named after propname</text:p>
          </table:table-cell>
          <table:table-cell office:value-type="string">
            <text:p>bout thing night</text:p>
          </table:table-cell>
          <table:table-cell office:value-type="string">
            <text:p>writers much blame</text:p>
          </table:table-cell>
        </table:table-row>
        <table:table-row table:style-name="ro2">
          <table:table-cell office:value-type="string">
            <text:p>some american bills</text:p>
          </table:table-cell>
          <table:table-cell office:value-type="string">
            <text:p>spews toxic gas</text:p>
          </table:table-cell>
          <table:table-cell office:value-type="string">
            <text:p>your son break</text:p>
          </table:table-cell>
          <table:table-cell office:value-type="string">
            <text:p>great person today</text:p>
          </table:table-cell>
          <table:table-cell office:value-type="string">
            <text:p>ipod touch back</text:p>
          </table:table-cell>
        </table:table-row>
        <table:table-row table:style-name="ro2">
          <table:table-cell office:value-type="string">
            <text:p>feeling early ish</text:p>
          </table:table-cell>
          <table:table-cell office:value-type="string">
            <text:p>could make civ</text:p>
          </table:table-cell>
          <table:table-cell office:value-type="string">
            <text:p>go save life</text:p>
          </table:table-cell>
          <table:table-cell office:value-type="string">
            <text:p>some work done</text:p>
          </table:table-cell>
          <table:table-cell office:value-type="string">
            <text:p>am very happy</text:p>
          </table:table-cell>
        </table:table-row>
        <table:table-row table:style-name="ro2">
          <table:table-cell office:value-type="string">
            <text:p>passed flying colors</text:p>
          </table:table-cell>
          <table:table-cell office:value-type="string">
            <text:p>else bought baby</text:p>
          </table:table-cell>
          <table:table-cell office:value-type="string">
            <text:p>after two weeks</text:p>
          </table:table-cell>
          <table:table-cell office:value-type="string">
            <text:p>extra company thieves</text:p>
          </table:table-cell>
          <table:table-cell office:value-type="string">
            <text:p>day high school</text:p>
          </table:table-cell>
        </table:table-row>
        <table:table-row table:style-name="ro2">
          <table:table-cell office:value-type="string">
            <text:p>status rest day</text:p>
          </table:table-cell>
          <table:table-cell office:value-type="string">
            <text:p>crap called adventureland</text:p>
          </table:table-cell>
          <table:table-cell office:value-type="string">
            <text:p>ashes come life</text:p>
          </table:table-cell>
          <table:table-cell office:value-type="string">
            <text:p>think how many</text:p>
          </table:table-cell>
          <table:table-cell office:value-type="string">
            <text:p>my phone number</text:p>
          </table:table-cell>
        </table:table-row>
        <table:table-row table:style-name="ro2">
          <table:table-cell office:value-type="string">
            <text:p>just another day</text:p>
          </table:table-cell>
          <table:table-cell office:value-type="string">
            <text:p>about how mr</text:p>
          </table:table-cell>
          <table:table-cell office:value-type="string">
            <text:p>very merry christmas</text:p>
          </table:table-cell>
          <table:table-cell office:value-type="string">
            <text:p>questions get should</text:p>
          </table:table-cell>
          <table:table-cell office:value-type="string">
            <text:p>sure how feel</text:p>
          </table:table-cell>
        </table:table-row>
        <table:table-row table:style-name="ro2">
          <table:table-cell office:value-type="string">
            <text:p>berkeley alumni go</text:p>
          </table:table-cell>
          <table:table-cell office:value-type="string">
            <text:p>can ask him</text:p>
          </table:table-cell>
          <table:table-cell office:value-type="string">
            <text:p>someone related someone</text:p>
          </table:table-cell>
          <table:table-cell office:value-type="string">
            <text:p>night day make</text:p>
          </table:table-cell>
          <table:table-cell office:value-type="string">
            <text:p>my arms just</text:p>
          </table:table-cell>
        </table:table-row>
        <table:table-row table:style-name="ro2">
          <table:table-cell office:value-type="string">
            <text:p>your profile picture</text:p>
          </table:table-cell>
          <table:table-cell office:value-type="string">
            <text:p>wants know became</text:p>
          </table:table-cell>
          <table:table-cell office:value-type="string">
            <text:p>euthanizing animals without</text:p>
          </table:table-cell>
          <table:table-cell office:value-type="string">
            <text:p>only my inbox</text:p>
          </table:table-cell>
          <table:table-cell office:value-type="string">
            <text:p>put first entry</text:p>
          </table:table-cell>
        </table:table-row>
        <table:table-row table:style-name="ro2">
          <table:table-cell office:value-type="string">
            <text:p>burst open rising</text:p>
          </table:table-cell>
          <table:table-cell office:value-type="string">
            <text:p>cdc latest report</text:p>
          </table:table-cell>
          <table:table-cell office:value-type="string">
            <text:p>down under going</text:p>
          </table:table-cell>
          <table:table-cell office:value-type="string">
            <text:p>proud thank your</text:p>
          </table:table-cell>
          <table:table-cell office:value-type="string">
            <text:p>makers dreamers dreams</text:p>
          </table:table-cell>
        </table:table-row>
        <table:table-row table:style-name="ro2">
          <table:table-cell office:value-type="string">
            <text:p>get go home</text:p>
          </table:table-cell>
          <table:table-cell office:value-type="string">
            <text:p>class drs appointment</text:p>
          </table:table-cell>
          <table:table-cell office:value-type="string">
            <text:p>welcome come think</text:p>
          </table:table-cell>
          <table:table-cell office:value-type="string">
            <text:p>after some careful</text:p>
          </table:table-cell>
          <table:table-cell office:value-type="string">
            <text:p>wait til thursday</text:p>
          </table:table-cell>
        </table:table-row>
        <table:table-row table:style-name="ro2">
          <table:table-cell office:value-type="string">
            <text:p>hardest battle any</text:p>
          </table:table-cell>
          <table:table-cell office:value-type="string">
            <text:p>kitty good christmas</text:p>
          </table:table-cell>
          <table:table-cell office:value-type="string">
            <text:p>our eyes burst</text:p>
          </table:table-cell>
          <table:table-cell office:value-type="string">
            <text:p>phone come dal</text:p>
          </table:table-cell>
          <table:table-cell office:value-type="string">
            <text:p>while same time</text:p>
          </table:table-cell>
        </table:table-row>
        <table:table-row table:style-name="ro2">
          <table:table-cell office:value-type="string">
            <text:p>pm cabin fever</text:p>
          </table:table-cell>
          <table:table-cell office:value-type="string">
            <text:p>time get coat</text:p>
          </table:table-cell>
          <table:table-cell office:value-type="string">
            <text:p>like nobodys business</text:p>
          </table:table-cell>
          <table:table-cell office:value-type="string">
            <text:p>least now know</text:p>
          </table:table-cell>
          <table:table-cell office:value-type="string">
            <text:p>sa imo sorrows</text:p>
          </table:table-cell>
        </table:table-row>
        <table:table-row table:style-name="ro2">
          <table:table-cell office:value-type="string">
            <text:p>anyone want join</text:p>
          </table:table-cell>
          <table:table-cell office:value-type="string">
            <text:p>cut bits add</text:p>
          </table:table-cell>
          <table:table-cell office:value-type="string">
            <text:p>music makers dreamers</text:p>
          </table:table-cell>
          <table:table-cell office:value-type="string">
            <text:p>worry bout thing</text:p>
          </table:table-cell>
          <table:table-cell office:value-type="string">
            <text:p>after work out</text:p>
          </table:table-cell>
        </table:table-row>
        <table:table-row table:style-name="ro2">
          <table:table-cell office:value-type="string">
            <text:p>vaccinations shortage til</text:p>
          </table:table-cell>
          <table:table-cell office:value-type="string">
            <text:p>county fair im</text:p>
          </table:table-cell>
          <table:table-cell office:value-type="string">
            <text:p>see old friends</text:p>
          </table:table-cell>
          <table:table-cell office:value-type="string">
            <text:p>should hire guys</text:p>
          </table:table-cell>
          <table:table-cell office:value-type="string">
            <text:p>cupid painted blind</text:p>
          </table:table-cell>
        </table:table-row>
        <table:table-row table:style-name="ro2">
          <table:table-cell office:value-type="string">
            <text:p>woot feeling my</text:p>
          </table:table-cell>
          <table:table-cell office:value-type="string">
            <text:p>im watching propname</text:p>
          </table:table-cell>
          <table:table-cell office:value-type="string">
            <text:p>colors valentines day</text:p>
          </table:table-cell>
          <table:table-cell office:value-type="string">
            <text:p>how much missed</text:p>
          </table:table-cell>
          <table:table-cell office:value-type="string">
            <text:p>spit hard oughta</text:p>
          </table:table-cell>
        </table:table-row>
        <table:table-row table:style-name="ro2">
          <table:table-cell office:value-type="string">
            <text:p>light your spirit</text:p>
          </table:table-cell>
          <table:table-cell office:value-type="string">
            <text:p>essay ready set</text:p>
          </table:table-cell>
          <table:table-cell office:value-type="string">
            <text:p>nobel peace prize</text:p>
          </table:table-cell>
          <table:table-cell office:value-type="string">
            <text:p>question only my</text:p>
          </table:table-cell>
          <table:table-cell office:value-type="string">
            <text:p>im still awake</text:p>
          </table:table-cell>
        </table:table-row>
        <table:table-row table:style-name="ro2">
          <table:table-cell office:value-type="string">
            <text:p>hard time living</text:p>
          </table:table-cell>
          <table:table-cell office:value-type="string">
            <text:p>here help others</text:p>
          </table:table-cell>
          <table:table-cell office:value-type="string">
            <text:p>last night woke</text:p>
          </table:table-cell>
          <table:table-cell office:value-type="string">
            <text:p>long time ago</text:p>
          </table:table-cell>
          <table:table-cell office:value-type="string">
            <text:p>birthday thank everyone</text:p>
          </table:table-cell>
        </table:table-row>
        <table:table-row table:style-name="ro2">
          <table:table-cell office:value-type="string">
            <text:p>reading whether dont</text:p>
          </table:table-cell>
          <table:table-cell office:value-type="string">
            <text:p>cant sing take</text:p>
          </table:table-cell>
          <table:table-cell office:value-type="string">
            <text:p>anyone know where</text:p>
          </table:table-cell>
          <table:table-cell office:value-type="string">
            <text:p>life dry old</text:p>
          </table:table-cell>
          <table:table-cell office:value-type="string">
            <text:p>got into jazz</text:p>
          </table:table-cell>
        </table:table-row>
        <table:table-row table:style-name="ro2">
          <table:table-cell office:value-type="string">
            <text:p>half hour before</text:p>
          </table:table-cell>
          <table:table-cell office:value-type="string">
            <text:p>need money worth</text:p>
          </table:table-cell>
          <table:table-cell office:value-type="string">
            <text:p>post comment memory</text:p>
          </table:table-cell>
          <table:table-cell office:value-type="string">
            <text:p>better get tired</text:p>
          </table:table-cell>
          <table:table-cell office:value-type="string">
            <text:p>out my head</text:p>
          </table:table-cell>
        </table:table-row>
        <table:table-row table:style-name="ro2">
          <table:table-cell office:value-type="string">
            <text:p>tickets thunder down</text:p>
          </table:table-cell>
          <table:table-cell office:value-type="string">
            <text:p>louisiana justice peace</text:p>
          </table:table-cell>
          <table:table-cell office:value-type="string">
            <text:p>word det fusionx</text:p>
          </table:table-cell>
          <table:table-cell office:value-type="string">
            <text:p>year age state</text:p>
          </table:table-cell>
          <table:table-cell office:value-type="string">
            <text:p>extra company thieves</text:p>
          </table:table-cell>
        </table:table-row>
        <table:table-row table:style-name="ro2">
          <table:table-cell office:value-type="string">
            <text:p>let your holiness</text:p>
          </table:table-cell>
          <table:table-cell office:value-type="string">
            <text:p>chicago thursday yay</text:p>
          </table:table-cell>
          <table:table-cell office:value-type="string">
            <text:p>pullman feels like</text:p>
          </table:table-cell>
          <table:table-cell office:value-type="string">
            <text:p>never stop fighting</text:p>
          </table:table-cell>
          <table:table-cell office:value-type="string">
            <text:p>spent well company</text:p>
          </table:table-cell>
        </table:table-row>
        <table:table-row table:style-name="ro2">
          <table:table-cell office:value-type="string">
            <text:p>home write paper</text:p>
          </table:table-cell>
          <table:table-cell office:value-type="string">
            <text:p>colleague pad infused</text:p>
          </table:table-cell>
          <table:table-cell office:value-type="string">
            <text:p>excited about first</text:p>
          </table:table-cell>
          <table:table-cell office:value-type="string">
            <text:p>swine flu vaccinations</text:p>
          </table:table-cell>
          <table:table-cell office:value-type="string">
            <text:p>spirits can strongbow</text:p>
          </table:table-cell>
        </table:table-row>
        <table:table-row table:style-name="ro2">
          <table:table-cell office:value-type="string">
            <text:p>until pm them</text:p>
          </table:table-cell>
          <table:table-cell office:value-type="string">
            <text:p>committee just lost</text:p>
          </table:table-cell>
          <table:table-cell office:value-type="string">
            <text:p>empty devils here</text:p>
          </table:table-cell>
          <table:table-cell office:value-type="string">
            <text:p>life right now</text:p>
          </table:table-cell>
          <table:table-cell office:value-type="string">
            <text:p>least now know</text:p>
          </table:table-cell>
        </table:table-row>
        <table:table-row table:style-name="ro2">
          <table:table-cell office:value-type="string">
            <text:p>huge pile washing</text:p>
          </table:table-cell>
          <table:table-cell office:value-type="string">
            <text:p>needs another costume</text:p>
          </table:table-cell>
          <table:table-cell office:value-type="string">
            <text:p>lets talk about</text:p>
          </table:table-cell>
          <table:table-cell office:value-type="string">
            <text:p>serious thats can</text:p>
          </table:table-cell>
          <table:table-cell office:value-type="string">
            <text:p>im gonna die</text:p>
          </table:table-cell>
        </table:table-row>
        <table:table-row table:style-name="ro2">
          <table:table-cell office:value-type="string">
            <text:p>after long day</text:p>
          </table:table-cell>
          <table:table-cell office:value-type="string">
            <text:p>calvins dallas club</text:p>
          </table:table-cell>
          <table:table-cell office:value-type="string">
            <text:p>pm them home</text:p>
          </table:table-cell>
          <table:table-cell office:value-type="string">
            <text:p>work orders today</text:p>
          </table:table-cell>
          <table:table-cell office:value-type="string">
            <text:p>worry bout thing</text:p>
          </table:table-cell>
        </table:table-row>
        <table:table-row table:style-name="ro2">
          <table:table-cell office:value-type="string">
            <text:p>about first day</text:p>
          </table:table-cell>
          <table:table-cell office:value-type="string">
            <text:p>ash love much</text:p>
          </table:table-cell>
          <table:table-cell office:value-type="string">
            <text:p>timings out check</text:p>
          </table:table-cell>
          <table:table-cell office:value-type="string">
            <text:p>wash let your</text:p>
          </table:table-cell>
          <table:table-cell office:value-type="string">
            <text:p>just watched propname</text:p>
          </table:table-cell>
        </table:table-row>
        <table:table-row table:style-name="ro2">
          <table:table-cell office:value-type="string">
            <text:p>winter am noticing</text:p>
          </table:table-cell>
          <table:table-cell office:value-type="string">
            <text:p>stuff my room</text:p>
          </table:table-cell>
          <table:table-cell office:value-type="string">
            <text:p>anyone know good</text:p>
          </table:table-cell>
          <table:table-cell office:value-type="string">
            <text:p>my nd day</text:p>
          </table:table-cell>
          <table:table-cell office:value-type="string">
            <text:p>world propname could</text:p>
          </table:table-cell>
        </table:table-row>
        <table:table-row table:style-name="ro2">
          <table:table-cell office:value-type="string">
            <text:p>montgomery county animal</text:p>
          </table:table-cell>
          <table:table-cell office:value-type="string">
            <text:p>continue disappoint me</text:p>
          </table:table-cell>
          <table:table-cell office:value-type="string">
            <text:p>some american bills</text:p>
          </table:table-cell>
          <table:table-cell office:value-type="string">
            <text:p>wondering how many</text:p>
          </table:table-cell>
          <table:table-cell office:value-type="string">
            <text:p>long time ago</text:p>
          </table:table-cell>
        </table:table-row>
        <table:table-row table:style-name="ro2">
          <table:table-cell office:value-type="string">
            <text:p>rise can rise</text:p>
          </table:table-cell>
          <table:table-cell office:value-type="string">
            <text:p>vodka must get</text:p>
          </table:table-cell>
          <table:table-cell office:value-type="string">
            <text:p>feeling early ish</text:p>
          </table:table-cell>
          <table:table-cell office:value-type="string">
            <text:p>running even better</text:p>
          </table:table-cell>
          <table:table-cell office:value-type="string">
            <text:p>life dry old</text:p>
          </table:table-cell>
        </table:table-row>
        <table:table-row table:style-name="ro2">
          <table:table-cell office:value-type="string">
            <text:p>harry potter movie</text:p>
          </table:table-cell>
          <table:table-cell office:value-type="string">
            <text:p>went zoo zoo</text:p>
          </table:table-cell>
          <table:table-cell office:value-type="string">
            <text:p>passed flying colors</text:p>
          </table:table-cell>
          <table:table-cell office:value-type="string">
            <text:p>nobody yourself world</text:p>
          </table:table-cell>
          <table:table-cell office:value-type="string">
            <text:p>entry your under</text:p>
          </table:table-cell>
        </table:table-row>
        <table:table-row table:style-name="ro2">
          <table:table-cell office:value-type="string">
            <text:p>soon ill get</text:p>
          </table:table-cell>
          <table:table-cell office:value-type="string">
            <text:p>people youre doing</text:p>
          </table:table-cell>
          <table:table-cell office:value-type="string">
            <text:p>looking forward weekend</text:p>
          </table:table-cell>
          <table:table-cell office:value-type="string">
            <text:p>lansing feels like</text:p>
          </table:table-cell>
          <table:table-cell office:value-type="string">
            <text:p>year age state</text:p>
          </table:table-cell>
        </table:table-row>
        <table:table-row table:style-name="ro2">
          <table:table-cell office:value-type="string">
            <text:p>medical center georgia</text:p>
          </table:table-cell>
          <table:table-cell office:value-type="string">
            <text:p>out christmas people</text:p>
          </table:table-cell>
          <table:table-cell office:value-type="string">
            <text:p>berkeley alumni go</text:p>
          </table:table-cell>
          <table:table-cell office:value-type="string">
            <text:p>coke should hire</text:p>
          </table:table-cell>
          <table:table-cell office:value-type="string">
            <text:p>therefore winged cupid</text:p>
          </table:table-cell>
        </table:table-row>
        <table:table-row table:style-name="ro2">
          <table:table-cell office:value-type="string">
            <text:p>your christmas cards</text:p>
          </table:table-cell>
          <table:table-cell office:value-type="string">
            <text:p>drink ash jaz</text:p>
          </table:table-cell>
          <table:table-cell office:value-type="string">
            <text:p>burst open rising</text:p>
          </table:table-cell>
          <table:table-cell office:value-type="string">
            <text:p>being can fight</text:p>
          </table:table-cell>
          <table:table-cell office:value-type="string">
            <text:p>never stop fighting</text:p>
          </table:table-cell>
        </table:table-row>
        <table:table-row table:style-name="ro2">
          <table:table-cell office:value-type="string">
            <text:p>propname happy birthday</text:p>
          </table:table-cell>
          <table:table-cell office:value-type="string">
            <text:p>good enough blind</text:p>
          </table:table-cell>
          <table:table-cell office:value-type="string">
            <text:p>first entry your</text:p>
          </table:table-cell>
          <table:table-cell office:value-type="string">
            <text:p>lemme know want</text:p>
          </table:table-cell>
          <table:table-cell office:value-type="string">
            <text:p>imo sorrows kai</text:p>
          </table:table-cell>
        </table:table-row>
        <table:table-row table:style-name="ro2">
          <table:table-cell office:value-type="string">
            <text:p>break my record</text:p>
          </table:table-cell>
          <table:table-cell office:value-type="string">
            <text:p>should learn about</text:p>
          </table:table-cell>
          <table:table-cell office:value-type="string">
            <text:p>pm cabin fever</text:p>
          </table:table-cell>
          <table:table-cell office:value-type="string">
            <text:p>spirit let your</text:p>
          </table:table-cell>
          <table:table-cell office:value-type="string">
            <text:p>friend officer accident</text:p>
          </table:table-cell>
        </table:table-row>
        <table:table-row table:style-name="ro2">
          <table:table-cell office:value-type="string">
            <text:p>dan test went</text:p>
          </table:table-cell>
          <table:table-cell office:value-type="string">
            <text:p>doesnt want finish</text:p>
          </table:table-cell>
          <table:table-cell office:value-type="string">
            <text:p>anyone want join</text:p>
          </table:table-cell>
          <table:table-cell office:value-type="string">
            <text:p>perseid meteor shower</text:p>
          </table:table-cell>
          <table:table-cell office:value-type="string">
            <text:p>work orders today</text:p>
          </table:table-cell>
        </table:table-row>
        <table:table-row table:style-name="ro2">
          <table:table-cell office:value-type="string">
            <text:p>how many cards</text:p>
          </table:table-cell>
          <table:table-cell office:value-type="string">
            <text:p>especially building right</text:p>
          </table:table-cell>
          <table:table-cell office:value-type="string">
            <text:p>vaccinations shortage til</text:p>
          </table:table-cell>
          <table:table-cell office:value-type="string">
            <text:p>go back sleep</text:p>
          </table:table-cell>
          <table:table-cell office:value-type="string">
            <text:p>wash let your</text:p>
          </table:table-cell>
        </table:table-row>
        <table:table-row table:style-name="ro2">
          <table:table-cell office:value-type="string">
            <text:p>well never knew</text:p>
          </table:table-cell>
          <table:table-cell office:value-type="string">
            <text:p>want exorcise demons</text:p>
          </table:table-cell>
          <table:table-cell office:value-type="string">
            <text:p>today first time</text:p>
          </table:table-cell>
          <table:table-cell office:value-type="string">
            <text:p>love dont worry</text:p>
          </table:table-cell>
          <table:table-cell office:value-type="string">
            <text:p>pre existing condition</text:p>
          </table:table-cell>
        </table:table-row>
        <table:table-row table:style-name="ro2">
          <table:table-cell office:value-type="string">
            <text:p>build ashes come</text:p>
          </table:table-cell>
          <table:table-cell office:value-type="string">
            <text:p>app must stert</text:p>
          </table:table-cell>
          <table:table-cell office:value-type="string">
            <text:p>woot feeling my</text:p>
          </table:table-cell>
          <table:table-cell office:value-type="string">
            <text:p>own status youll</text:p>
          </table:table-cell>
          <table:table-cell office:value-type="string">
            <text:p>dogs left please</text:p>
          </table:table-cell>
        </table:table-row>
        <table:table-row table:style-name="ro2">
          <table:table-cell office:value-type="string">
            <text:p>headed back atl</text:p>
          </table:table-cell>
          <table:table-cell office:value-type="string">
            <text:p>hour twice two</text:p>
          </table:table-cell>
          <table:table-cell office:value-type="string">
            <text:p>light your spirit</text:p>
          </table:table-cell>
          <table:table-cell office:value-type="string">
            <text:p>day make everybody</text:p>
          </table:table-cell>
          <table:table-cell office:value-type="string">
            <text:p>nobody yourself world</text:p>
          </table:table-cell>
        </table:table-row>
        <table:table-row table:style-name="ro2">
          <table:table-cell office:value-type="string">
            <text:p>ready nappy noo</text:p>
          </table:table-cell>
          <table:table-cell office:value-type="string">
            <text:p>just holidays without</text:p>
          </table:table-cell>
          <table:table-cell office:value-type="string">
            <text:p>hard time living</text:p>
          </table:table-cell>
          <table:table-cell office:value-type="string">
            <text:p>think could real</text:p>
          </table:table-cell>
          <table:table-cell office:value-type="string">
            <text:p>nutrient combination works</text:p>
          </table:table-cell>
        </table:table-row>
        <table:table-row table:style-name="ro2">
          <table:table-cell office:value-type="string">
            <text:p>see propname today</text:p>
          </table:table-cell>
          <table:table-cell office:value-type="string">
            <text:p>watch movie possibly</text:p>
          </table:table-cell>
          <table:table-cell office:value-type="string">
            <text:p>tickets thunder down</text:p>
          </table:table-cell>
          <table:table-cell office:value-type="string">
            <text:p>honesty dare put</text:p>
          </table:table-cell>
          <table:table-cell office:value-type="string">
            <text:p>lemme know want</text:p>
          </table:table-cell>
        </table:table-row>
        <table:table-row table:style-name="ro2">
          <table:table-cell office:value-type="string">
            <text:p>your mercy wash</text:p>
          </table:table-cell>
          <table:table-cell office:value-type="string">
            <text:p>make through campus</text:p>
          </table:table-cell>
          <table:table-cell office:value-type="string">
            <text:p>let your holiness</text:p>
          </table:table-cell>
          <table:table-cell office:value-type="string">
            <text:p>see my fiance</text:p>
          </table:table-cell>
          <table:table-cell office:value-type="string">
            <text:p>spirit let your</text:p>
          </table:table-cell>
        </table:table-row>
        <table:table-row table:style-name="ro2">
          <table:table-cell office:value-type="string">
            <text:p>experiment reading whether</text:p>
          </table:table-cell>
          <table:table-cell office:value-type="string">
            <text:p>control over four</text:p>
          </table:table-cell>
          <table:table-cell office:value-type="string">
            <text:p>thanks propname propname</text:p>
          </table:table-cell>
          <table:table-cell office:value-type="string">
            <text:p>love my mom</text:p>
          </table:table-cell>
          <table:table-cell office:value-type="string">
            <text:p>perseid meteor shower</text:p>
          </table:table-cell>
        </table:table-row>
        <table:table-row table:style-name="ro2">
          <table:table-cell office:value-type="string">
            <text:p>want go see</text:p>
          </table:table-cell>
          <table:table-cell office:value-type="string">
            <text:p>gonna fall great</text:p>
          </table:table-cell>
          <table:table-cell office:value-type="string">
            <text:p>home write paper</text:p>
          </table:table-cell>
          <table:table-cell office:value-type="string">
            <text:p>sleeper let our</text:p>
          </table:table-cell>
          <table:table-cell office:value-type="string">
            <text:p>valentines day spent</text:p>
          </table:table-cell>
        </table:table-row>
        <table:table-row table:style-name="ro2">
          <table:table-cell office:value-type="string">
            <text:p>little upset about</text:p>
          </table:table-cell>
          <table:table-cell office:value-type="string">
            <text:p>topics come up</text:p>
          </table:table-cell>
          <table:table-cell office:value-type="string">
            <text:p>until pm them</text:p>
          </table:table-cell>
          <table:table-cell office:value-type="string">
            <text:p>mind am feeling</text:p>
          </table:table-cell>
          <table:table-cell office:value-type="string">
            <text:p>far im concerned</text:p>
          </table:table-cell>
        </table:table-row>
        <table:table-row table:style-name="ro2">
          <table:table-cell office:value-type="string">
            <text:p>rising light your</text:p>
          </table:table-cell>
          <table:table-cell office:value-type="string">
            <text:p>ballot stupid people</text:p>
          </table:table-cell>
          <table:table-cell office:value-type="string">
            <text:p>someone while running</text:p>
          </table:table-cell>
          <table:table-cell office:value-type="string">
            <text:p>then lazy dog</text:p>
          </table:table-cell>
          <table:table-cell office:value-type="string">
            <text:p>hate being sick</text:p>
          </table:table-cell>
        </table:table-row>
        <table:table-row table:style-name="ro2">
          <table:table-cell office:value-type="string">
            <text:p>too much ask</text:p>
          </table:table-cell>
          <table:table-cell office:value-type="string">
            <text:p>courage cowardly dog</text:p>
          </table:table-cell>
          <table:table-cell office:value-type="string">
            <text:p>huge pile washing</text:p>
          </table:table-cell>
          <table:table-cell office:value-type="string">
            <text:p>minutes into show</text:p>
          </table:table-cell>
          <table:table-cell office:value-type="string">
            <text:p>think could real</text:p>
          </table:table-cell>
        </table:table-row>
        <table:table-row table:style-name="ro2">
          <table:table-cell office:value-type="string">
            <text:p>dont worry bout</text:p>
          </table:table-cell>
          <table:table-cell office:value-type="string">
            <text:p>fog breed pestilence</text:p>
          </table:table-cell>
          <table:table-cell office:value-type="string">
            <text:p>winter am noticing</text:p>
          </table:table-cell>
          <table:table-cell office:value-type="string">
            <text:p>me let me</text:p>
          </table:table-cell>
          <table:table-cell office:value-type="string">
            <text:p>hypoglycemia toxic overload</text:p>
          </table:table-cell>
        </table:table-row>
        <table:table-row table:style-name="ro2">
          <table:table-cell office:value-type="string">
            <text:p>op woot feeling</text:p>
          </table:table-cell>
          <table:table-cell office:value-type="string">
            <text:p>way show them</text:p>
          </table:table-cell>
          <table:table-cell office:value-type="string">
            <text:p>montgomery county animal</text:p>
          </table:table-cell>
          <table:table-cell office:value-type="string">
            <text:p>your spirit let</text:p>
          </table:table-cell>
          <table:table-cell office:value-type="string">
            <text:p>see my fiance</text:p>
          </table:table-cell>
        </table:table-row>
        <table:table-row table:style-name="ro2">
          <table:table-cell office:value-type="string">
            <text:p>shelter closing tomorrow</text:p>
          </table:table-cell>
          <table:table-cell office:value-type="string">
            <text:p>favorite movie time</text:p>
          </table:table-cell>
          <table:table-cell office:value-type="string">
            <text:p>harry potter movie</text:p>
          </table:table-cell>
          <table:table-cell office:value-type="string">
            <text:p>washington pass think</text:p>
          </table:table-cell>
          <table:table-cell office:value-type="string">
            <text:p>hours sleep last</text:p>
          </table:table-cell>
        </table:table-row>
        <table:table-row table:style-name="ro2">
          <table:table-cell office:value-type="string">
            <text:p>find out how</text:p>
          </table:table-cell>
          <table:table-cell office:value-type="string">
            <text:p>hanging out klocks</text:p>
          </table:table-cell>
          <table:table-cell office:value-type="string">
            <text:p>dan test went</text:p>
          </table:table-cell>
          <table:table-cell office:value-type="string">
            <text:p>pass your friends</text:p>
          </table:table-cell>
          <table:table-cell office:value-type="string">
            <text:p>wla na koi</text:p>
          </table:table-cell>
        </table:table-row>
        <table:table-row table:style-name="ro2">
          <table:table-cell office:value-type="string">
            <text:p>study study study</text:p>
          </table:table-cell>
          <table:table-cell office:value-type="string">
            <text:p>eagles fight get</text:p>
          </table:table-cell>
          <table:table-cell office:value-type="string">
            <text:p>well never knew</text:p>
          </table:table-cell>
          <table:table-cell office:value-type="string">
            <text:p>can go back</text:p>
          </table:table-cell>
          <table:table-cell office:value-type="string">
            <text:p>headache nausea sensitivity</text:p>
          </table:table-cell>
        </table:table-row>
        <table:table-row table:style-name="ro2">
          <table:table-cell office:value-type="string">
            <text:p>shortage til dec</text:p>
          </table:table-cell>
          <table:table-cell office:value-type="string">
            <text:p>blue ill fuck</text:p>
          </table:table-cell>
          <table:table-cell office:value-type="string">
            <text:p>feel like my</text:p>
          </table:table-cell>
          <table:table-cell office:value-type="string">
            <text:p>rise above madness</text:p>
          </table:table-cell>
          <table:table-cell office:value-type="string">
            <text:p>where can find</text:p>
          </table:table-cell>
        </table:table-row>
        <table:table-row table:style-name="ro2">
          <table:table-cell office:value-type="string">
            <text:p>broke because get</text:p>
          </table:table-cell>
          <table:table-cell office:value-type="string">
            <text:p>about giving me</text:p>
          </table:table-cell>
          <table:table-cell office:value-type="string">
            <text:p>much better than</text:p>
          </table:table-cell>
          <table:table-cell office:value-type="string">
            <text:p>til dec how</text:p>
          </table:table-cell>
          <table:table-cell office:value-type="string">
            <text:p>your spirit let</text:p>
          </table:table-cell>
        </table:table-row>
        <table:table-row table:style-name="ro2">
          <table:table-cell office:value-type="string">
            <text:p>wish me luck</text:p>
          </table:table-cell>
          <table:table-cell office:value-type="string">
            <text:p>class going see</text:p>
          </table:table-cell>
          <table:table-cell office:value-type="string">
            <text:p>check school email</text:p>
          </table:table-cell>
          <table:table-cell office:value-type="string">
            <text:p>avenue nw washington</text:p>
          </table:table-cell>
          <table:table-cell office:value-type="string">
            <text:p>ive come conclusion</text:p>
          </table:table-cell>
        </table:table-row>
        <table:table-row table:style-name="ro2">
          <table:table-cell office:value-type="string">
            <text:p>read even dont</text:p>
          </table:table-cell>
          <table:table-cell office:value-type="string">
            <text:p>food diet like</text:p>
          </table:table-cell>
          <table:table-cell office:value-type="string">
            <text:p>build ashes come</text:p>
          </table:table-cell>
          <table:table-cell office:value-type="string">
            <text:p>dont worry child</text:p>
          </table:table-cell>
          <table:table-cell office:value-type="string">
            <text:p>even dont speak</text:p>
          </table:table-cell>
        </table:table-row>
        <table:table-row table:style-name="ro2">
          <table:table-cell office:value-type="string">
            <text:p>heaven half hour</text:p>
          </table:table-cell>
          <table:table-cell office:value-type="string">
            <text:p>groups parties nations</text:p>
          </table:table-cell>
          <table:table-cell office:value-type="string">
            <text:p>can start thinking</text:p>
          </table:table-cell>
          <table:table-cell office:value-type="string">
            <text:p>shortage illegal drugs</text:p>
          </table:table-cell>
          <table:table-cell office:value-type="string">
            <text:p>can go back</text:p>
          </table:table-cell>
        </table:table-row>
        <table:table-row table:style-name="ro2">
          <table:table-cell office:value-type="string">
            <text:p>hit me up</text:p>
          </table:table-cell>
          <table:table-cell office:value-type="string">
            <text:p>thursday accept nobel</text:p>
          </table:table-cell>
          <table:table-cell office:value-type="string">
            <text:p>question my full</text:p>
          </table:table-cell>
          <table:table-cell office:value-type="string">
            <text:p>fractured ribs lacerated</text:p>
          </table:table-cell>
          <table:table-cell office:value-type="string">
            <text:p>rise above madness</text:p>
          </table:table-cell>
        </table:table-row>
        <table:table-row table:style-name="ro2">
          <table:table-cell office:value-type="string">
            <text:p>last day work</text:p>
          </table:table-cell>
          <table:table-cell office:value-type="string">
            <text:p>outside pajamas sweep</text:p>
          </table:table-cell>
          <table:table-cell office:value-type="string">
            <text:p>headed back atl</text:p>
          </table:table-cell>
          <table:table-cell office:value-type="string">
            <text:p>son break fire</text:p>
          </table:table-cell>
          <table:table-cell office:value-type="string">
            <text:p>americans object dont</text:p>
          </table:table-cell>
        </table:table-row>
        <table:table-row table:style-name="ro2">
          <table:table-cell office:value-type="string">
            <text:p>image your son</text:p>
          </table:table-cell>
          <table:table-cell office:value-type="string">
            <text:p>last night fractured</text:p>
          </table:table-cell>
          <table:table-cell office:value-type="string">
            <text:p>ready nappy noo</text:p>
          </table:table-cell>
          <table:table-cell office:value-type="string">
            <text:p>nd day going</text:p>
          </table:table-cell>
          <table:table-cell office:value-type="string">
            <text:p>son break fire</text:p>
          </table:table-cell>
        </table:table-row>
        <table:table-row table:style-name="ro2">
          <table:table-cell office:value-type="string">
            <text:p>cats dogs left</text:p>
          </table:table-cell>
          <table:table-cell office:value-type="string">
            <text:p>fed up messin</text:p>
          </table:table-cell>
          <table:table-cell office:value-type="string">
            <text:p>see propname today</text:p>
          </table:table-cell>
          <table:table-cell office:value-type="string">
            <text:p>can think about</text:p>
          </table:table-cell>
          <table:table-cell office:value-type="string">
            <text:p>nd day going</text:p>
          </table:table-cell>
        </table:table-row>
        <table:table-row table:style-name="ro2">
          <table:table-cell office:value-type="string">
            <text:p>may heaven half</text:p>
          </table:table-cell>
          <table:table-cell office:value-type="string">
            <text:p>funny thats cant</text:p>
          </table:table-cell>
          <table:table-cell office:value-type="string">
            <text:p>your mercy wash</text:p>
          </table:table-cell>
          <table:table-cell office:value-type="string">
            <text:p>make me happy</text:p>
          </table:table-cell>
          <table:table-cell office:value-type="string">
            <text:p>hates writing papers</text:p>
          </table:table-cell>
        </table:table-row>
        <table:table-row table:style-name="ro2">
          <table:table-cell office:value-type="string">
            <text:p>me up already</text:p>
          </table:table-cell>
          <table:table-cell office:value-type="string">
            <text:p>together yes time</text:p>
          </table:table-cell>
          <table:table-cell office:value-type="string">
            <text:p>can only ask</text:p>
          </table:table-cell>
          <table:table-cell office:value-type="string">
            <text:p>world calls romance</text:p>
          </table:table-cell>
          <table:table-cell office:value-type="string">
            <text:p>some people really</text:p>
          </table:table-cell>
        </table:table-row>
        <table:table-row table:style-name="ro2">
          <table:table-cell office:value-type="string">
            <text:p>world doing best</text:p>
          </table:table-cell>
          <table:table-cell office:value-type="string">
            <text:p>why play halfway</text:p>
          </table:table-cell>
          <table:table-cell office:value-type="string">
            <text:p>michael jackson dead</text:p>
          </table:table-cell>
          <table:table-cell office:value-type="string">
            <text:p>red could swear</text:p>
          </table:table-cell>
          <table:table-cell office:value-type="string">
            <text:p>chocolate mousse torte</text:p>
          </table:table-cell>
        </table:table-row>
        <table:table-row table:style-name="ro2">
          <table:table-cell office:value-type="string">
            <text:p>long day classes</text:p>
          </table:table-cell>
          <table:table-cell office:value-type="string">
            <text:p>area animal lovers</text:p>
          </table:table-cell>
          <table:table-cell office:value-type="string">
            <text:p>little upset about</text:p>
          </table:table-cell>
          <table:table-cell office:value-type="string">
            <text:p>am covered glitter</text:p>
          </table:table-cell>
          <table:table-cell office:value-type="string">
            <text:p>come visit me</text:p>
          </table:table-cell>
        </table:table-row>
        <table:table-row table:style-name="ro2">
          <table:table-cell office:value-type="string">
            <text:p>take propname doctor</text:p>
          </table:table-cell>
          <table:table-cell office:value-type="string">
            <text:p>again blame lunch</text:p>
          </table:table-cell>
          <table:table-cell office:value-type="string">
            <text:p>rising light your</text:p>
          </table:table-cell>
          <table:table-cell office:value-type="string">
            <text:p>feels like fall</text:p>
          </table:table-cell>
          <table:table-cell office:value-type="string">
            <text:p>too fast too</text:p>
          </table:table-cell>
        </table:table-row>
        <table:table-row table:style-name="ro2">
          <table:table-cell office:value-type="string">
            <text:p>am pretty sure</text:p>
          </table:table-cell>
          <table:table-cell office:value-type="string">
            <text:p>kids ctrl alt</text:p>
          </table:table-cell>
          <table:table-cell office:value-type="string">
            <text:p>too much ask</text:p>
          </table:table-cell>
          <table:table-cell office:value-type="string">
            <text:p>wonderful two days</text:p>
          </table:table-cell>
          <table:table-cell office:value-type="string">
            <text:p>gym rocks grund</text:p>
          </table:table-cell>
        </table:table-row>
        <table:table-row table:style-name="ro2">
          <table:table-cell office:value-type="string">
            <text:p>go bears very</text:p>
          </table:table-cell>
          <table:table-cell office:value-type="string">
            <text:p>hours sleep schooldays</text:p>
          </table:table-cell>
          <table:table-cell office:value-type="string">
            <text:p>your first copy</text:p>
          </table:table-cell>
          <table:table-cell office:value-type="string">
            <text:p>need sleep clean</text:p>
          </table:table-cell>
          <table:table-cell office:value-type="string">
            <text:p>careful contemplation turn</text:p>
          </table:table-cell>
        </table:table-row>
        <table:table-row table:style-name="ro2">
          <table:table-cell office:value-type="string">
            <text:p>meteor shower tonight</text:p>
          </table:table-cell>
          <table:table-cell office:value-type="string">
            <text:p>rain my ears</text:p>
          </table:table-cell>
          <table:table-cell office:value-type="string">
            <text:p>please let me</text:p>
          </table:table-cell>
          <table:table-cell office:value-type="string">
            <text:p>like see harry</text:p>
          </table:table-cell>
          <table:table-cell office:value-type="string">
            <text:p>lunod sa imo</text:p>
          </table:table-cell>
        </table:table-row>
        <table:table-row table:style-name="ro2">
          <table:table-cell office:value-type="string">
            <text:p>chatting my love</text:p>
          </table:table-cell>
          <table:table-cell office:value-type="string">
            <text:p>hard work blahhhh</text:p>
          </table:table-cell>
          <table:table-cell office:value-type="string">
            <text:p>fun last night</text:p>
          </table:table-cell>
          <table:table-cell office:value-type="string">
            <text:p>fracture compound fracture</text:p>
          </table:table-cell>
          <table:table-cell office:value-type="string">
            <text:p>tiger army ticket</text:p>
          </table:table-cell>
        </table:table-row>
        <table:table-row table:style-name="ro2">
          <table:table-cell office:value-type="string">
            <text:p>age state mind</text:p>
          </table:table-cell>
          <table:table-cell office:value-type="string">
            <text:p>tomorrow ps imac</text:p>
          </table:table-cell>
          <table:table-cell office:value-type="string">
            <text:p>see harry potter</text:p>
          </table:table-cell>
          <table:table-cell office:value-type="string">
            <text:p>came without ribbons</text:p>
          </table:table-cell>
          <table:table-cell office:value-type="string">
            <text:p>up gift didnt</text:p>
          </table:table-cell>
        </table:table-row>
        <table:table-row table:style-name="ro2">
          <table:table-cell office:value-type="string">
            <text:p>dal hook me</text:p>
          </table:table-cell>
          <table:table-cell office:value-type="string">
            <text:p>some people christmas</text:p>
          </table:table-cell>
          <table:table-cell office:value-type="string">
            <text:p>nice relaxing jacuzzi</text:p>
          </table:table-cell>
          <table:table-cell office:value-type="string">
            <text:p>guys can save</text:p>
          </table:table-cell>
          <table:table-cell office:value-type="string">
            <text:p>knows propname underwear</text:p>
          </table:table-cell>
        </table:table-row>
        <table:table-row table:style-name="ro2">
          <table:table-cell office:value-type="string">
            <text:p>any human being</text:p>
          </table:table-cell>
          <table:table-cell office:value-type="string">
            <text:p>bouquet garni today</text:p>
          </table:table-cell>
          <table:table-cell office:value-type="string">
            <text:p>prussia style diary</text:p>
          </table:table-cell>
          <table:table-cell office:value-type="string">
            <text:p>go people see</text:p>
          </table:table-cell>
          <table:table-cell office:value-type="string">
            <text:p>like thank everyone</text:p>
          </table:table-cell>
        </table:table-row>
        <table:table-row table:style-name="ro2">
          <table:table-cell office:value-type="string">
            <text:p>rise against show</text:p>
          </table:table-cell>
          <table:table-cell office:value-type="string">
            <text:p>lately stupid fb</text:p>
          </table:table-cell>
          <table:table-cell office:value-type="string">
            <text:p>please put your</text:p>
          </table:table-cell>
          <table:table-cell office:value-type="string">
            <text:p>clever tough politics</text:p>
          </table:table-cell>
          <table:table-cell office:value-type="string">
            <text:p>extra tiger army</text:p>
          </table:table-cell>
        </table:table-row>
        <table:table-row table:style-name="ro2">
          <table:table-cell office:value-type="string">
            <text:p>time living phone</text:p>
          </table:table-cell>
          <table:table-cell office:value-type="string">
            <text:p>theres give me</text:p>
          </table:table-cell>
          <table:table-cell office:value-type="string">
            <text:p>op woot feeling</text:p>
          </table:table-cell>
          <table:table-cell office:value-type="string">
            <text:p>wondering hurricane bill</text:p>
          </table:table-cell>
          <table:table-cell office:value-type="string">
            <text:p>ready teacher appear</text:p>
          </table:table-cell>
        </table:table-row>
        <table:table-row table:style-name="ro2">
          <table:table-cell office:value-type="string">
            <text:p>life cats dogs</text:p>
          </table:table-cell>
          <table:table-cell office:value-type="string">
            <text:p>luke skywalker gandhi</text:p>
          </table:table-cell>
          <table:table-cell office:value-type="string">
            <text:p>shelter closing tomorrow</text:p>
          </table:table-cell>
          <table:table-cell office:value-type="string">
            <text:p>feels good about</text:p>
          </table:table-cell>
          <table:table-cell office:value-type="string">
            <text:p>light end tunnel</text:p>
          </table:table-cell>
        </table:table-row>
        <table:table-row table:style-name="ro2">
          <table:table-cell office:value-type="string">
            <text:p>up can rise</text:p>
          </table:table-cell>
          <table:table-cell office:value-type="string">
            <text:p>brought amber nearly</text:p>
          </table:table-cell>
          <table:table-cell office:value-type="string">
            <text:p>find out how</text:p>
          </table:table-cell>
          <table:table-cell office:value-type="string">
            <text:p>about people your</text:p>
          </table:table-cell>
          <table:table-cell office:value-type="string">
            <text:p>best girlfriend world</text:p>
          </table:table-cell>
        </table:table-row>
        <table:table-row table:style-name="ro2">
          <table:table-cell office:value-type="string">
            <text:p>going home tomorrow</text:p>
          </table:table-cell>
          <table:table-cell office:value-type="string">
            <text:p>tomorrow see qualifies</text:p>
          </table:table-cell>
          <table:table-cell office:value-type="string">
            <text:p>some good music</text:p>
          </table:table-cell>
          <table:table-cell office:value-type="string">
            <text:p>degree officially graduated</text:p>
          </table:table-cell>
          <table:table-cell office:value-type="string">
            <text:p>make life now</text:p>
          </table:table-cell>
        </table:table-row>
        <table:table-row table:style-name="ro2">
          <table:table-cell office:value-type="string">
            <text:p>much better now</text:p>
          </table:table-cell>
          <table:table-cell office:value-type="string">
            <text:p>rockin out paramore</text:p>
          </table:table-cell>
          <table:table-cell office:value-type="string">
            <text:p>study study study</text:p>
          </table:table-cell>
          <table:table-cell office:value-type="string">
            <text:p>slot get stress</text:p>
          </table:table-cell>
          <table:table-cell office:value-type="string">
            <text:p>into image your</text:p>
          </table:table-cell>
        </table:table-row>
        <table:table-row table:style-name="ro2">
          <table:table-cell office:value-type="string">
            <text:p>hire guys make</text:p>
          </table:table-cell>
          <table:table-cell office:value-type="string">
            <text:p>audit found blonde</text:p>
          </table:table-cell>
          <table:table-cell office:value-type="string">
            <text:p>around someone while</text:p>
          </table:table-cell>
          <table:table-cell office:value-type="string">
            <text:p>around globe left</text:p>
          </table:table-cell>
          <table:table-cell office:value-type="string">
            <text:p>about how much</text:p>
          </table:table-cell>
        </table:table-row>
        <table:table-row table:style-name="ro2">
          <table:table-cell office:value-type="string">
            <text:p>east lansing feels</text:p>
          </table:table-cell>
          <table:table-cell office:value-type="string">
            <text:p>why ever followed</text:p>
          </table:table-cell>
          <table:table-cell office:value-type="string">
            <text:p>propname last year</text:p>
          </table:table-cell>
          <table:table-cell office:value-type="string">
            <text:p>term without sigh</text:p>
          </table:table-cell>
          <table:table-cell office:value-type="string">
            <text:p>up my neck</text:p>
          </table:table-cell>
        </table:table-row>
        <table:table-row table:style-name="ro2">
          <table:table-cell office:value-type="string">
            <text:p>get pass your</text:p>
          </table:table-cell>
          <table:table-cell office:value-type="string">
            <text:p>son down nap</text:p>
          </table:table-cell>
          <table:table-cell office:value-type="string">
            <text:p>now time make</text:p>
          </table:table-cell>
          <table:table-cell office:value-type="string">
            <text:p>truth cute movie</text:p>
          </table:table-cell>
          <table:table-cell office:value-type="string">
            <text:p>stop waking up</text:p>
          </table:table-cell>
        </table:table-row>
        <table:table-row table:style-name="ro2">
          <table:table-cell office:value-type="string">
            <text:p>false alarm still</text:p>
          </table:table-cell>
          <table:table-cell office:value-type="string">
            <text:p>night big now</text:p>
          </table:table-cell>
          <table:table-cell office:value-type="string">
            <text:p>shortage til dec</text:p>
          </table:table-cell>
          <table:table-cell office:value-type="string">
            <text:p>way go young</text:p>
          </table:table-cell>
          <table:table-cell office:value-type="string">
            <text:p>cabin fever anyone</text:p>
          </table:table-cell>
        </table:table-row>
        <table:table-row table:style-name="ro2">
          <table:table-cell office:value-type="string">
            <text:p>feeling my nd</text:p>
          </table:table-cell>
          <table:table-cell office:value-type="string">
            <text:p>too oh some</text:p>
          </table:table-cell>
          <table:table-cell office:value-type="string">
            <text:p>need go back</text:p>
          </table:table-cell>
          <table:table-cell office:value-type="string">
            <text:p>colour deficiency under</text:p>
          </table:table-cell>
          <table:table-cell office:value-type="string">
            <text:p>my loving hubby</text:p>
          </table:table-cell>
        </table:table-row>
        <table:table-row table:style-name="ro2">
          <table:table-cell office:value-type="string">
            <text:p>cant figure out</text:p>
          </table:table-cell>
          <table:table-cell office:value-type="string">
            <text:p>long enough know</text:p>
          </table:table-cell>
          <table:table-cell office:value-type="string">
            <text:p>thanking everyone birthday</text:p>
          </table:table-cell>
          <table:table-cell office:value-type="string">
            <text:p>die way before</text:p>
          </table:table-cell>
          <table:table-cell office:value-type="string">
            <text:p>body doth protest</text:p>
          </table:table-cell>
        </table:table-row>
        <table:table-row table:style-name="ro2">
          <table:table-cell office:value-type="string">
            <text:p>like law school</text:p>
          </table:table-cell>
          <table:table-cell office:value-type="string">
            <text:p>out cinnamon toast</text:p>
          </table:table-cell>
          <table:table-cell office:value-type="string">
            <text:p>read even dont</text:p>
          </table:table-cell>
          <table:table-cell office:value-type="string">
            <text:p>mainz munich castles</text:p>
          </table:table-cell>
          <table:table-cell office:value-type="string">
            <text:p>free tomorrow between</text:p>
          </table:table-cell>
        </table:table-row>
        <table:table-row table:style-name="ro2">
          <table:table-cell office:value-type="string">
            <text:p>my head like</text:p>
          </table:table-cell>
          <table:table-cell office:value-type="string">
            <text:p>rose shrink love</text:p>
          </table:table-cell>
          <table:table-cell office:value-type="string">
            <text:p>cant believe how</text:p>
          </table:table-cell>
          <table:table-cell office:value-type="string">
            <text:p>me well days</text:p>
          </table:table-cell>
          <table:table-cell office:value-type="string">
            <text:p>change your profile</text:p>
          </table:table-cell>
        </table:table-row>
        <table:table-row table:style-name="ro2">
          <table:table-cell office:value-type="string">
            <text:p>anyone welcome come</text:p>
          </table:table-cell>
          <table:table-cell office:value-type="string">
            <text:p>pm roll around</text:p>
          </table:table-cell>
          <table:table-cell office:value-type="string">
            <text:p>image your son</text:p>
          </table:table-cell>
          <table:table-cell office:value-type="string">
            <text:p>emt exam got</text:p>
          </table:table-cell>
          <table:table-cell office:value-type="string">
            <text:p>day going awesome</text:p>
          </table:table-cell>
        </table:table-row>
        <table:table-row table:style-name="ro2">
          <table:table-cell office:value-type="string">
            <text:p>address recovering american</text:p>
          </table:table-cell>
          <table:table-cell office:value-type="string">
            <text:p>amazing prize being</text:p>
          </table:table-cell>
          <table:table-cell office:value-type="string">
            <text:p>does anyone know</text:p>
          </table:table-cell>
          <table:table-cell office:value-type="string">
            <text:p>dream pregnant weird</text:p>
          </table:table-cell>
          <table:table-cell office:value-type="string">
            <text:p>hope love dont</text:p>
          </table:table-cell>
        </table:table-row>
        <table:table-row table:style-name="ro2">
          <table:table-cell office:value-type="string">
            <text:p>anyone know how</text:p>
          </table:table-cell>
          <table:table-cell office:value-type="string">
            <text:p>phd applications forgot</text:p>
          </table:table-cell>
          <table:table-cell office:value-type="string">
            <text:p>just realized how</text:p>
          </table:table-cell>
          <table:table-cell office:value-type="string">
            <text:p>being fetured show</text:p>
          </table:table-cell>
          <table:table-cell office:value-type="string">
            <text:p>hooker watching hug</text:p>
          </table:table-cell>
        </table:table-row>
        <table:table-row table:style-name="ro2">
          <table:table-cell office:value-type="string">
            <text:p>another sleepless night</text:p>
          </table:table-cell>
          <table:table-cell office:value-type="string">
            <text:p>battle weary refuse</text:p>
          </table:table-cell>
          <table:table-cell office:value-type="string">
            <text:p>cats dogs left</text:p>
          </table:table-cell>
          <table:table-cell office:value-type="string">
            <text:p>actually little overwhelmed</text:p>
          </table:table-cell>
          <table:table-cell office:value-type="string">
            <text:p>some my book</text:p>
          </table:table-cell>
        </table:table-row>
        <table:table-row table:style-name="ro2">
          <table:table-cell office:value-type="string">
            <text:p>watching movies hot</text:p>
          </table:table-cell>
          <table:table-cell office:value-type="string">
            <text:p>makes mouth very</text:p>
          </table:table-cell>
          <table:table-cell office:value-type="string">
            <text:p>me up already</text:p>
          </table:table-cell>
          <table:table-cell office:value-type="string">
            <text:p>ctyers past present</text:p>
          </table:table-cell>
          <table:table-cell office:value-type="string">
            <text:p>how feel about</text:p>
          </table:table-cell>
        </table:table-row>
        <table:table-row table:style-name="ro2">
          <table:table-cell office:value-type="string">
            <text:p>paper study my</text:p>
          </table:table-cell>
          <table:table-cell office:value-type="string">
            <text:p>kicked out poor</text:p>
          </table:table-cell>
          <table:table-cell office:value-type="string">
            <text:p>people understand being</text:p>
          </table:table-cell>
          <table:table-cell office:value-type="string">
            <text:p>up work excited</text:p>
          </table:table-cell>
          <table:table-cell office:value-type="string">
            <text:p>yr psyc friend</text:p>
          </table:table-cell>
        </table:table-row>
        <table:table-row table:style-name="ro2">
          <table:table-cell office:value-type="string">
            <text:p>alumni go bears</text:p>
          </table:table-cell>
          <table:table-cell office:value-type="string">
            <text:p>michael jackson fan</text:p>
          </table:table-cell>
          <table:table-cell office:value-type="string">
            <text:p>about being able</text:p>
          </table:table-cell>
          <table:table-cell office:value-type="string">
            <text:p>voyage im keeping</text:p>
          </table:table-cell>
          <table:table-cell office:value-type="string">
            <text:p>day spent well</text:p>
          </table:table-cell>
        </table:table-row>
        <table:table-row table:style-name="ro2">
          <table:table-cell office:value-type="string">
            <text:p>tell me how</text:p>
          </table:table-cell>
          <table:table-cell office:value-type="string">
            <text:p>sunday ive brought</text:p>
          </table:table-cell>
          <table:table-cell office:value-type="string">
            <text:p>must sleep must</text:p>
          </table:table-cell>
          <table:table-cell office:value-type="string">
            <text:p>going big game</text:p>
          </table:table-cell>
          <table:table-cell office:value-type="string">
            <text:p>am feeling early</text:p>
          </table:table-cell>
        </table:table-row>
        <table:table-row table:style-name="ro2">
          <table:table-cell office:value-type="string">
            <text:p>feels like pullman</text:p>
          </table:table-cell>
          <table:table-cell office:value-type="string">
            <text:p>ya sin embarcaciones</text:p>
          </table:table-cell>
          <table:table-cell office:value-type="string">
            <text:p>go bears very</text:p>
          </table:table-cell>
          <table:table-cell office:value-type="string">
            <text:p>like things dont</text:p>
          </table:table-cell>
          <table:table-cell office:value-type="string">
            <text:p>orchids then propname</text:p>
          </table:table-cell>
        </table:table-row>
        <table:table-row table:style-name="ro2">
          <table:table-cell office:value-type="string">
            <text:p>going awesome slightly</text:p>
          </table:table-cell>
          <table:table-cell office:value-type="string">
            <text:p>wisdom teeth out</text:p>
          </table:table-cell>
          <table:table-cell office:value-type="string">
            <text:p>matter how crazy</text:p>
          </table:table-cell>
          <table:table-cell office:value-type="string">
            <text:p>middle names everyone</text:p>
          </table:table-cell>
          <table:table-cell office:value-type="string">
            <text:p>talk about how</text:p>
          </table:table-cell>
        </table:table-row>
        <table:table-row table:style-name="ro2">
          <table:table-cell office:value-type="string">
            <text:p>test went well</text:p>
          </table:table-cell>
          <table:table-cell office:value-type="string">
            <text:p>drinkin taste growing</text:p>
          </table:table-cell>
          <table:table-cell office:value-type="string">
            <text:p>your status too</text:p>
          </table:table-cell>
          <table:table-cell office:value-type="string">
            <text:p>pack semester sea</text:p>
          </table:table-cell>
          <table:table-cell office:value-type="string">
            <text:p>tongue pen saddest</text:p>
          </table:table-cell>
        </table:table-row>
        <table:table-row table:style-name="ro2">
          <table:table-cell office:value-type="string">
            <text:p>tomorrow can adopt</text:p>
          </table:table-cell>
          <table:table-cell office:value-type="string">
            <text:p>how manage kids</text:p>
          </table:table-cell>
          <table:table-cell office:value-type="string">
            <text:p>age state mind</text:p>
          </table:table-cell>
          <table:table-cell office:value-type="string">
            <text:p>under inspiration some</text:p>
          </table:table-cell>
          <table:table-cell office:value-type="string">
            <text:p>really really good</text:p>
          </table:table-cell>
        </table:table-row>
        <table:table-row table:style-name="ro2">
          <table:table-cell office:value-type="string">
            <text:p>didnt think could</text:p>
          </table:table-cell>
          <table:table-cell office:value-type="string">
            <text:p>make love heart</text:p>
          </table:table-cell>
          <table:table-cell office:value-type="string">
            <text:p>dal hook me</text:p>
          </table:table-cell>
          <table:table-cell office:value-type="string">
            <text:p>pierced ears cant</text:p>
          </table:table-cell>
          <table:table-cell office:value-type="string">
            <text:p>oh well guess</text:p>
          </table:table-cell>
        </table:table-row>
        <table:table-row table:style-name="ro2">
          <table:table-cell office:value-type="string">
            <text:p>wants go home</text:p>
          </table:table-cell>
          <table:table-cell office:value-type="string">
            <text:p>see nostradamus predictions</text:p>
          </table:table-cell>
          <table:table-cell office:value-type="string">
            <text:p>rise against show</text:p>
          </table:table-cell>
          <table:table-cell office:value-type="string">
            <text:p>monday ones third</text:p>
          </table:table-cell>
          <table:table-cell office:value-type="string">
            <text:p>im discovering too</text:p>
          </table:table-cell>
        </table:table-row>
        <table:table-row table:style-name="ro2">
          <table:table-cell office:value-type="string">
            <text:p>doppelg nger week</text:p>
          </table:table-cell>
          <table:table-cell office:value-type="string">
            <text:p>screen special me</text:p>
          </table:table-cell>
          <table:table-cell office:value-type="string">
            <text:p>often please post</text:p>
          </table:table-cell>
          <table:table-cell office:value-type="string">
            <text:p>doing silly quizzes</text:p>
          </table:table-cell>
          <table:table-cell office:value-type="string">
            <text:p>self esteem feet</text:p>
          </table:table-cell>
        </table:table-row>
        <table:table-row table:style-name="ro2">
          <table:table-cell office:value-type="string">
            <text:p>getting ready my</text:p>
          </table:table-cell>
          <table:table-cell office:value-type="string">
            <text:p>peaceful transfer power</text:p>
          </table:table-cell>
          <table:table-cell office:value-type="string">
            <text:p>time living phone</text:p>
          </table:table-cell>
          <table:table-cell office:value-type="string">
            <text:p>eatin out date</text:p>
          </table:table-cell>
          <table:table-cell office:value-type="string">
            <text:p>someone explain me</text:p>
          </table:table-cell>
        </table:table-row>
        <table:table-row table:style-name="ro2">
          <table:table-cell office:value-type="string">
            <text:p>christmas good night</text:p>
          </table:table-cell>
          <table:table-cell office:value-type="string">
            <text:p>school wv cant</text:p>
          </table:table-cell>
          <table:table-cell office:value-type="string">
            <text:p>life cats dogs</text:p>
          </table:table-cell>
          <table:table-cell office:value-type="string">
            <text:p>shall see now</text:p>
          </table:table-cell>
          <table:table-cell office:value-type="string">
            <text:p>cant find any</text:p>
          </table:table-cell>
        </table:table-row>
        <table:table-row table:style-name="ro2">
          <table:table-cell office:value-type="string">
            <text:p>wait go home</text:p>
          </table:table-cell>
          <table:table-cell office:value-type="string">
            <text:p>saying christmas instead</text:p>
          </table:table-cell>
          <table:table-cell office:value-type="string">
            <text:p>instead doing my</text:p>
          </table:table-cell>
          <table:table-cell office:value-type="string">
            <text:p>wants kitten shall</text:p>
          </table:table-cell>
          <table:table-cell office:value-type="string">
            <text:p>soooo good still</text:p>
          </table:table-cell>
        </table:table-row>
        <table:table-row table:style-name="ro2">
          <table:table-cell office:value-type="string">
            <text:p>wonderful birthday wishes</text:p>
          </table:table-cell>
          <table:table-cell office:value-type="string">
            <text:p>ya de qu</text:p>
          </table:table-cell>
          <table:table-cell office:value-type="string">
            <text:p>status know someone</text:p>
          </table:table-cell>
          <table:table-cell office:value-type="string">
            <text:p>cause rocks meantime</text:p>
          </table:table-cell>
          <table:table-cell office:value-type="string">
            <text:p>hangover hangover symptoms</text:p>
          </table:table-cell>
        </table:table-row>
        <table:table-row table:style-name="ro2">
          <table:table-cell office:value-type="string">
            <text:p>everybody else means</text:p>
          </table:table-cell>
          <table:table-cell office:value-type="string">
            <text:p>reality enough right</text:p>
          </table:table-cell>
          <table:table-cell office:value-type="string">
            <text:p>hire guys make</text:p>
          </table:table-cell>
          <table:table-cell office:value-type="string">
            <text:p>names wondering did</text:p>
          </table:table-cell>
          <table:table-cell office:value-type="string">
            <text:p>sorrows kai kahibaw</text:p>
          </table:table-cell>
        </table:table-row>
        <table:table-row table:style-name="ro2">
          <table:table-cell office:value-type="string">
            <text:p>bout thing night</text:p>
          </table:table-cell>
          <table:table-cell office:value-type="string">
            <text:p>acknowledge abortion immoral</text:p>
          </table:table-cell>
          <table:table-cell office:value-type="string">
            <text:p>makes me happy</text:p>
          </table:table-cell>
          <table:table-cell office:value-type="string">
            <text:p>ill done my</text:p>
          </table:table-cell>
          <table:table-cell office:value-type="string">
            <text:p>toxic overload bananas</text:p>
          </table:table-cell>
        </table:table-row>
        <table:table-row table:style-name="ro2">
          <table:table-cell office:value-type="string">
            <text:p>your status rest</text:p>
          </table:table-cell>
          <table:table-cell office:value-type="string">
            <text:p>essay made mad</text:p>
          </table:table-cell>
          <table:table-cell office:value-type="string">
            <text:p>east lansing feels</text:p>
          </table:table-cell>
          <table:table-cell office:value-type="string">
            <text:p>took nice relaxing</text:p>
          </table:table-cell>
          <table:table-cell office:value-type="string">
            <text:p>between propname propname</text:p>
          </table:table-cell>
        </table:table-row>
        <table:table-row table:style-name="ro2">
          <table:table-cell office:value-type="string">
            <text:p>propname propname my</text:p>
          </table:table-cell>
          <table:table-cell office:value-type="string">
            <text:p>soothing sore throat</text:p>
          </table:table-cell>
          <table:table-cell office:value-type="string">
            <text:p>every once while</text:p>
          </table:table-cell>
          <table:table-cell office:value-type="string">
            <text:p>awesome pics yesterday</text:p>
          </table:table-cell>
          <table:table-cell office:value-type="string">
            <text:p>doin work go</text:p>
          </table:table-cell>
        </table:table-row>
        <table:table-row table:style-name="ro2">
          <table:table-cell office:value-type="string">
            <text:p>night day make</text:p>
          </table:table-cell>
          <table:table-cell office:value-type="string">
            <text:p>honored serve caucus</text:p>
          </table:table-cell>
          <table:table-cell office:value-type="string">
            <text:p>feeling my nd</text:p>
          </table:table-cell>
          <table:table-cell office:value-type="string">
            <text:p>yo propname call</text:p>
          </table:table-cell>
          <table:table-cell office:value-type="string">
            <text:p>show tonight pig</text:p>
          </table:table-cell>
        </table:table-row>
        <table:table-row table:style-name="ro2">
          <table:table-cell office:value-type="string">
            <text:p>after some careful</text:p>
          </table:table-cell>
          <table:table-cell office:value-type="string">
            <text:p>night ive got</text:p>
          </table:table-cell>
          <table:table-cell office:value-type="string">
            <text:p>out dont want</text:p>
          </table:table-cell>
          <table:table-cell office:value-type="string">
            <text:p>watching speak pre</text:p>
          </table:table-cell>
          <table:table-cell office:value-type="string">
            <text:p>great set tonight</text:p>
          </table:table-cell>
        </table:table-row>
        <table:table-row table:style-name="ro2">
          <table:table-cell office:value-type="string">
            <text:p>phone come dal</text:p>
          </table:table-cell>
          <table:table-cell office:value-type="string">
            <text:p>going premier harry</text:p>
          </table:table-cell>
          <table:table-cell office:value-type="string">
            <text:p>cant figure out</text:p>
          </table:table-cell>
          <table:table-cell office:value-type="string">
            <text:p>mutation thats resistant</text:p>
          </table:table-cell>
          <table:table-cell office:value-type="string">
            <text:p>fight hardest battle</text:p>
          </table:table-cell>
        </table:table-row>
        <table:table-row table:style-name="ro2">
          <table:table-cell office:value-type="string">
            <text:p>should hire guys</text:p>
          </table:table-cell>
          <table:table-cell office:value-type="string">
            <text:p>go home organize</text:p>
          </table:table-cell>
          <table:table-cell office:value-type="string">
            <text:p>tired cant wait</text:p>
          </table:table-cell>
          <table:table-cell office:value-type="string">
            <text:p>saw old woman</text:p>
          </table:table-cell>
          <table:table-cell office:value-type="string">
            <text:p>cebu doc hosp</text:p>
          </table:table-cell>
        </table:table-row>
        <table:table-row table:style-name="ro2">
          <table:table-cell office:value-type="string">
            <text:p>girlfriend world propname</text:p>
          </table:table-cell>
          <table:table-cell office:value-type="string">
            <text:p>exactly week now</text:p>
          </table:table-cell>
          <table:table-cell office:value-type="string">
            <text:p>anyone interested joining</text:p>
          </table:table-cell>
          <table:table-cell office:value-type="string">
            <text:p>tonight making pole</text:p>
          </table:table-cell>
          <table:table-cell office:value-type="string">
            <text:p>gift didnt think</text:p>
          </table:table-cell>
        </table:table-row>
        <table:table-row table:style-name="ro2">
          <table:table-cell office:value-type="string">
            <text:p>swine flu vaccinations</text:p>
          </table:table-cell>
          <table:table-cell office:value-type="string">
            <text:p>need hit up</text:p>
          </table:table-cell>
          <table:table-cell office:value-type="string">
            <text:p>tolkein lord rings</text:p>
          </table:table-cell>
          <table:table-cell office:value-type="string">
            <text:p>parents computers can</text:p>
          </table:table-cell>
          <table:table-cell office:value-type="string">
            <text:p>going bank get</text:p>
          </table:table-cell>
        </table:table-row>
        <table:table-row table:style-name="ro2">
          <table:table-cell office:value-type="string">
            <text:p>serious thats can</text:p>
          </table:table-cell>
          <table:table-cell office:value-type="string">
            <text:p>chopped homeless guy</text:p>
          </table:table-cell>
          <table:table-cell office:value-type="string">
            <text:p>anyone welcome come</text:p>
          </table:table-cell>
          <table:table-cell office:value-type="string">
            <text:p>doctor sick preparations</text:p>
          </table:table-cell>
          <table:table-cell office:value-type="string">
            <text:p>spring winter am</text:p>
          </table:table-cell>
        </table:table-row>
        <table:table-row table:style-name="ro2">
          <table:table-cell office:value-type="string">
            <text:p>my nd day</text:p>
          </table:table-cell>
          <table:table-cell office:value-type="string">
            <text:p>morrow got alot</text:p>
          </table:table-cell>
          <table:table-cell office:value-type="string">
            <text:p>anyone know how</text:p>
          </table:table-cell>
          <table:table-cell office:value-type="string">
            <text:p>think just dreamt</text:p>
          </table:table-cell>
          <table:table-cell office:value-type="string">
            <text:p>pm cover drink</text:p>
          </table:table-cell>
        </table:table-row>
        <table:table-row table:style-name="ro2">
          <table:table-cell office:value-type="string">
            <text:p>how many people</text:p>
          </table:table-cell>
          <table:table-cell office:value-type="string">
            <text:p>my miracle cure</text:p>
          </table:table-cell>
          <table:table-cell office:value-type="string">
            <text:p>paper study my</text:p>
          </table:table-cell>
          <table:table-cell office:value-type="string">
            <text:p>much time many</text:p>
          </table:table-cell>
          <table:table-cell office:value-type="string">
            <text:p>just finished my</text:p>
          </table:table-cell>
        </table:table-row>
        <table:table-row table:style-name="ro2">
          <table:table-cell office:value-type="string">
            <text:p>lansing feels like</text:p>
          </table:table-cell>
          <table:table-cell office:value-type="string">
            <text:p>propname still being</text:p>
          </table:table-cell>
          <table:table-cell office:value-type="string">
            <text:p>alumni go bears</text:p>
          </table:table-cell>
          <table:table-cell office:value-type="string">
            <text:p>my baby snore</text:p>
          </table:table-cell>
          <table:table-cell office:value-type="string">
            <text:p>catch up sleep</text:p>
          </table:table-cell>
        </table:table-row>
        <table:table-row table:style-name="ro2">
          <table:table-cell office:value-type="string">
            <text:p>coke should hire</text:p>
          </table:table-cell>
          <table:table-cell office:value-type="string">
            <text:p>dat canton my</text:p>
          </table:table-cell>
          <table:table-cell office:value-type="string">
            <text:p>how crazy wrong</text:p>
          </table:table-cell>
          <table:table-cell office:value-type="string">
            <text:p>trust should only</text:p>
          </table:table-cell>
          <table:table-cell office:value-type="string">
            <text:p>living phone come</text:p>
          </table:table-cell>
        </table:table-row>
        <table:table-row table:style-name="ro2">
          <table:table-cell office:value-type="string">
            <text:p>being can fight</text:p>
          </table:table-cell>
          <table:table-cell office:value-type="string">
            <text:p>concert tomorrow only</text:p>
          </table:table-cell>
          <table:table-cell office:value-type="string">
            <text:p>tell me how</text:p>
          </table:table-cell>
          <table:table-cell office:value-type="string">
            <text:p>doing some online</text:p>
          </table:table-cell>
          <table:table-cell office:value-type="string">
            <text:p>tonight pig whistle</text:p>
          </table:table-cell>
        </table:table-row>
        <table:table-row table:style-name="ro2">
          <table:table-cell office:value-type="string">
            <text:p>go back sleep</text:p>
          </table:table-cell>
          <table:table-cell office:value-type="string">
            <text:p>day study neeeed</text:p>
          </table:table-cell>
          <table:table-cell office:value-type="string">
            <text:p>feels like pullman</text:p>
          </table:table-cell>
          <table:table-cell office:value-type="string">
            <text:p>hikes thats where</text:p>
          </table:table-cell>
          <table:table-cell office:value-type="string">
            <text:p>my way chicago</text:p>
          </table:table-cell>
        </table:table-row>
        <table:table-row table:style-name="ro2">
          <table:table-cell office:value-type="string">
            <text:p>love dont worry</text:p>
          </table:table-cell>
          <table:table-cell office:value-type="string">
            <text:p>home monthly salary</text:p>
          </table:table-cell>
          <table:table-cell office:value-type="string">
            <text:p>going awesome slightly</text:p>
          </table:table-cell>
          <table:table-cell office:value-type="string">
            <text:p>happen summer sorry</text:p>
          </table:table-cell>
          <table:table-cell office:value-type="string">
            <text:p>explain me how</text:p>
          </table:table-cell>
        </table:table-row>
        <table:table-row table:style-name="ro2">
          <table:table-cell office:value-type="string">
            <text:p>boise idaho day</text:p>
          </table:table-cell>
          <table:table-cell office:value-type="string">
            <text:p>even stupider screenplay</text:p>
          </table:table-cell>
          <table:table-cell office:value-type="string">
            <text:p>too much time</text:p>
          </table:table-cell>
          <table:table-cell office:value-type="string">
            <text:p>har bare tre</text:p>
          </table:table-cell>
          <table:table-cell office:value-type="string">
            <text:p>else means fight</text:p>
          </table:table-cell>
        </table:table-row>
        <table:table-row table:style-name="ro2">
          <table:table-cell office:value-type="string">
            <text:p>day make everybody</text:p>
          </table:table-cell>
          <table:table-cell office:value-type="string">
            <text:p>tell me im</text:p>
          </table:table-cell>
          <table:table-cell office:value-type="string">
            <text:p>test went well</text:p>
          </table:table-cell>
          <table:table-cell office:value-type="string">
            <text:p>good looking plan</text:p>
          </table:table-cell>
          <table:table-cell office:value-type="string">
            <text:p>nga pointless ang</text:p>
          </table:table-cell>
        </table:table-row>
        <table:table-row table:style-name="ro2">
          <table:table-cell office:value-type="string">
            <text:p>hips like yeah</text:p>
          </table:table-cell>
          <table:table-cell office:value-type="string">
            <text:p>three little triplets</text:p>
          </table:table-cell>
          <table:table-cell office:value-type="string">
            <text:p>figure out my</text:p>
          </table:table-cell>
          <table:table-cell office:value-type="string">
            <text:p>breed mania does</text:p>
          </table:table-cell>
          <table:table-cell office:value-type="string">
            <text:p>few days trying</text:p>
          </table:table-cell>
        </table:table-row>
        <table:table-row table:style-name="ro2">
          <table:table-cell office:value-type="string">
            <text:p>sleeper let our</text:p>
          </table:table-cell>
          <table:table-cell office:value-type="string">
            <text:p>ugh nevermind got</text:p>
          </table:table-cell>
          <table:table-cell office:value-type="string">
            <text:p>get some work</text:p>
          </table:table-cell>
          <table:table-cell office:value-type="string">
            <text:p>got teary eyed</text:p>
          </table:table-cell>
          <table:table-cell office:value-type="string">
            <text:p>merry christmas good</text:p>
          </table:table-cell>
        </table:table-row>
        <table:table-row table:style-name="ro2">
          <table:table-cell office:value-type="string">
            <text:p>how much fun</text:p>
          </table:table-cell>
          <table:table-cell office:value-type="string">
            <text:p>morning im sure</text:p>
          </table:table-cell>
          <table:table-cell office:value-type="string">
            <text:p>tomorrow can adopt</text:p>
          </table:table-cell>
          <table:table-cell office:value-type="string">
            <text:p>campin thing isnt</text:p>
          </table:table-cell>
          <table:table-cell office:value-type="string">
            <text:p>please bless our</text:p>
          </table:table-cell>
        </table:table-row>
        <table:table-row table:style-name="ro2">
          <table:table-cell office:value-type="string">
            <text:p>mind am feeling</text:p>
          </table:table-cell>
          <table:table-cell office:value-type="string">
            <text:p>flash perfect equilibrium</text:p>
          </table:table-cell>
          <table:table-cell office:value-type="string">
            <text:p>speak often please</text:p>
          </table:table-cell>
          <table:table-cell office:value-type="string">
            <text:p>hawaii heat humidity</text:p>
          </table:table-cell>
          <table:table-cell office:value-type="string">
            <text:p>again pig whistle</text:p>
          </table:table-cell>
        </table:table-row>
        <table:table-row table:style-name="ro2">
          <table:table-cell office:value-type="string">
            <text:p>then lazy dog</text:p>
          </table:table-cell>
          <table:table-cell office:value-type="string">
            <text:p>amazes me how</text:p>
          </table:table-cell>
          <table:table-cell office:value-type="string">
            <text:p>how got lucky</text:p>
          </table:table-cell>
          <table:table-cell office:value-type="string">
            <text:p>concert various other</text:p>
          </table:table-cell>
          <table:table-cell office:value-type="string">
            <text:p>can rise above</text:p>
          </table:table-cell>
        </table:table-row>
        <table:table-row table:style-name="ro2">
          <table:table-cell office:value-type="string">
            <text:p>washington pass think</text:p>
          </table:table-cell>
          <table:table-cell office:value-type="string">
            <text:p>todossss aeropuerto lima</text:p>
          </table:table-cell>
          <table:table-cell office:value-type="string">
            <text:p>your status put</text:p>
          </table:table-cell>
          <table:table-cell office:value-type="string">
            <text:p>out few quick</text:p>
          </table:table-cell>
          <table:table-cell office:value-type="string">
            <text:p>holiness mold into</text:p>
          </table:table-cell>
        </table:table-row>
        <table:table-row table:style-name="ro2">
          <table:table-cell office:value-type="string">
            <text:p>pass your friends</text:p>
          </table:table-cell>
          <table:table-cell office:value-type="string">
            <text:p>norway thursday accept</text:p>
          </table:table-cell>
          <table:table-cell office:value-type="string">
            <text:p>didnt think could</text:p>
          </table:table-cell>
          <table:table-cell office:value-type="string">
            <text:p>things such how</text:p>
          </table:table-cell>
          <table:table-cell office:value-type="string">
            <text:p>dehydration hypoglycemia toxic</text:p>
          </table:table-cell>
        </table:table-row>
        <table:table-row table:style-name="ro2">
          <table:table-cell office:value-type="string">
            <text:p>work today think</text:p>
          </table:table-cell>
          <table:table-cell office:value-type="string">
            <text:p>hit backspace while</text:p>
          </table:table-cell>
          <table:table-cell office:value-type="string">
            <text:p>excited about my</text:p>
          </table:table-cell>
          <table:table-cell office:value-type="string">
            <text:p>feeling exhausted os</text:p>
          </table:table-cell>
          <table:table-cell office:value-type="string">
            <text:p>wake up gift</text:p>
          </table:table-cell>
        </table:table-row>
        <table:table-row table:style-name="ro2">
          <table:table-cell office:value-type="string">
            <text:p>til dec how</text:p>
          </table:table-cell>
          <table:table-cell office:value-type="string">
            <text:p>excited cant wait</text:p>
          </table:table-cell>
          <table:table-cell office:value-type="string">
            <text:p>wants go home</text:p>
          </table:table-cell>
          <table:table-cell office:value-type="string">
            <text:p>walmart then harry</text:p>
          </table:table-cell>
          <table:table-cell office:value-type="string">
            <text:p>how bout them</text:p>
          </table:table-cell>
        </table:table-row>
        <table:table-row table:style-name="ro2">
          <table:table-cell office:value-type="string">
            <text:p>dont worry child</text:p>
          </table:table-cell>
          <table:table-cell office:value-type="string">
            <text:p>got fever anyone</text:p>
          </table:table-cell>
          <table:table-cell office:value-type="string">
            <text:p>iteration closer desired</text:p>
          </table:table-cell>
          <table:table-cell office:value-type="string">
            <text:p>cmon couldnt little</text:p>
          </table:table-cell>
          <table:table-cell office:value-type="string">
            <text:p>happy valentines day</text:p>
          </table:table-cell>
        </table:table-row>
        <table:table-row table:style-name="ro2">
          <table:table-cell office:value-type="string">
            <text:p>shortage illegal drugs</text:p>
          </table:table-cell>
          <table:table-cell office:value-type="string">
            <text:p>evoucher my mom</text:p>
          </table:table-cell>
          <table:table-cell office:value-type="string">
            <text:p>questions get should</text:p>
          </table:table-cell>
          <table:table-cell office:value-type="string">
            <text:p>into christmas cheer</text:p>
          </table:table-cell>
          <table:table-cell office:value-type="string">
            <text:p>finish page paper</text:p>
          </table:table-cell>
        </table:table-row>
        <table:table-row table:style-name="ro2">
          <table:table-cell office:value-type="string">
            <text:p>fractured ribs lacerated</text:p>
          </table:table-cell>
          <table:table-cell office:value-type="string">
            <text:p>saved wolfram alpha</text:p>
          </table:table-cell>
          <table:table-cell office:value-type="string">
            <text:p>after some careful</text:p>
          </table:table-cell>
          <table:table-cell office:value-type="string">
            <text:p>going argue them</text:p>
          </table:table-cell>
          <table:table-cell office:value-type="string">
            <text:p>forgot how much</text:p>
          </table:table-cell>
        </table:table-row>
        <table:table-row table:style-name="ro2">
          <table:table-cell office:value-type="string">
            <text:p>figure out how</text:p>
          </table:table-cell>
          <table:table-cell office:value-type="string">
            <text:p>ask may pass</text:p>
          </table:table-cell>
          <table:table-cell office:value-type="string">
            <text:p>phone come dal</text:p>
          </table:table-cell>
          <table:table-cell office:value-type="string">
            <text:p>awesome mean put</text:p>
          </table:table-cell>
          <table:table-cell office:value-type="string">
            <text:p>next two days</text:p>
          </table:table-cell>
        </table:table-row>
        <table:table-row table:style-name="ro2">
          <table:table-cell office:value-type="string">
            <text:p>can adopt free</text:p>
          </table:table-cell>
          <table:table-cell office:value-type="string">
            <text:p>now thats call</text:p>
          </table:table-cell>
          <table:table-cell office:value-type="string">
            <text:p>my little girl</text:p>
          </table:table-cell>
          <table:table-cell office:value-type="string">
            <text:p>education paper pleasant</text:p>
          </table:table-cell>
          <table:table-cell office:value-type="string">
            <text:p>my way berkeley</text:p>
          </table:table-cell>
        </table:table-row>
        <table:table-row table:style-name="ro2">
          <table:table-cell office:value-type="string">
            <text:p>go back home</text:p>
          </table:table-cell>
          <table:table-cell office:value-type="string">
            <text:p>can get uv</text:p>
          </table:table-cell>
          <table:table-cell office:value-type="string">
            <text:p>should hire guys</text:p>
          </table:table-cell>
          <table:table-cell office:value-type="string">
            <text:p>plus game lot</text:p>
          </table:table-cell>
          <table:table-cell office:value-type="string">
            <text:p>urban comedy experience</text:p>
          </table:table-cell>
        </table:table-row>
        <table:table-row table:style-name="ro2">
          <table:table-cell office:value-type="string">
            <text:p>can think about</text:p>
          </table:table-cell>
          <table:table-cell office:value-type="string">
            <text:p>words feels like</text:p>
          </table:table-cell>
          <table:table-cell office:value-type="string">
            <text:p>how much missed</text:p>
          </table:table-cell>
          <table:table-cell office:value-type="string">
            <text:p>change thyself cant</text:p>
          </table:table-cell>
          <table:table-cell office:value-type="string">
            <text:p>bank get some</text:p>
          </table:table-cell>
        </table:table-row>
        <table:table-row table:style-name="ro2">
          <table:table-cell office:value-type="string">
            <text:p>world calls romance</text:p>
          </table:table-cell>
          <table:table-cell office:value-type="string">
            <text:p>well last straw</text:p>
          </table:table-cell>
          <table:table-cell office:value-type="string">
            <text:p>girlfriend world propname</text:p>
          </table:table-cell>
          <table:table-cell office:value-type="string">
            <text:p>lbs anything give</text:p>
          </table:table-cell>
          <table:table-cell office:value-type="string">
            <text:p>underwear enough carry</text:p>
          </table:table-cell>
        </table:table-row>
        <table:table-row table:style-name="ro2">
          <table:table-cell office:value-type="string">
            <text:p>wonderful two days</text:p>
          </table:table-cell>
          <table:table-cell office:value-type="string">
            <text:p>some christmas deco</text:p>
          </table:table-cell>
          <table:table-cell office:value-type="string">
            <text:p>better get tired</text:p>
          </table:table-cell>
          <table:table-cell office:value-type="string">
            <text:p>family still missing</text:p>
          </table:table-cell>
          <table:table-cell office:value-type="string">
            <text:p>save life cats</text:p>
          </table:table-cell>
        </table:table-row>
        <table:table-row table:style-name="ro2">
          <table:table-cell office:value-type="string">
            <text:p>need sleep clean</text:p>
          </table:table-cell>
          <table:table-cell office:value-type="string">
            <text:p>nice police nice</text:p>
          </table:table-cell>
          <table:table-cell office:value-type="string">
            <text:p>swine flu vaccinations</text:p>
          </table:table-cell>
          <table:table-cell office:value-type="string">
            <text:p>qualifications need write</text:p>
          </table:table-cell>
          <table:table-cell office:value-type="string">
            <text:p>me anymore dont</text:p>
          </table:table-cell>
        </table:table-row>
        <table:table-row table:style-name="ro2">
          <table:table-cell office:value-type="string">
            <text:p>came without ribbons</text:p>
          </table:table-cell>
          <table:table-cell office:value-type="string">
            <text:p>stronger much happier</text:p>
          </table:table-cell>
          <table:table-cell office:value-type="string">
            <text:p>much too little</text:p>
          </table:table-cell>
          <table:table-cell office:value-type="string">
            <text:p>halfway around world</text:p>
          </table:table-cell>
          <table:table-cell office:value-type="string">
            <text:p>state beat lions</text:p>
          </table:table-cell>
        </table:table-row>
        <table:table-row table:style-name="ro2">
          <table:table-cell office:value-type="string">
            <text:p>fracture compound fracture</text:p>
          </table:table-cell>
          <table:table-cell office:value-type="string">
            <text:p>coat rack shelves</text:p>
          </table:table-cell>
          <table:table-cell office:value-type="string">
            <text:p>serious thats can</text:p>
          </table:table-cell>
          <table:table-cell office:value-type="string">
            <text:p>me having pay</text:p>
          </table:table-cell>
          <table:table-cell office:value-type="string">
            <text:p>amazing weekend dan</text:p>
          </table:table-cell>
        </table:table-row>
        <table:table-row table:style-name="ro2">
          <table:table-cell office:value-type="string">
            <text:p>about people your</text:p>
          </table:table-cell>
          <table:table-cell office:value-type="string">
            <text:p>gingrich speak thursday</text:p>
          </table:table-cell>
          <table:table-cell office:value-type="string">
            <text:p>my nd day</text:p>
          </table:table-cell>
          <table:table-cell office:value-type="string">
            <text:p>getting my attention</text:p>
          </table:table-cell>
          <table:table-cell office:value-type="string">
            <text:p>lord awaken sleeper</text:p>
          </table:table-cell>
        </table:table-row>
        <table:table-row table:style-name="ro2">
          <table:table-cell office:value-type="string">
            <text:p>term without sigh</text:p>
          </table:table-cell>
          <table:table-cell office:value-type="string">
            <text:p>home sweet home</text:p>
          </table:table-cell>
          <table:table-cell office:value-type="string">
            <text:p>out check school</text:p>
          </table:table-cell>
          <table:table-cell office:value-type="string">
            <text:p>dmv sigh yeah</text:p>
          </table:table-cell>
          <table:table-cell office:value-type="string">
            <text:p>clot currently undergoing</text:p>
          </table:table-cell>
        </table:table-row>
        <table:table-row table:style-name="ro2">
          <table:table-cell office:value-type="string">
            <text:p>around globe left</text:p>
          </table:table-cell>
          <table:table-cell office:value-type="string">
            <text:p>nyu just bad</text:p>
          </table:table-cell>
          <table:table-cell office:value-type="string">
            <text:p>how many people</text:p>
          </table:table-cell>
          <table:table-cell office:value-type="string">
            <text:p>just finished last</text:p>
          </table:table-cell>
          <table:table-cell office:value-type="string">
            <text:p>company best girlfriend</text:p>
          </table:table-cell>
        </table:table-row>
        <table:table-row table:style-name="ro2">
          <table:table-cell office:value-type="string">
            <text:p>way go young</text:p>
          </table:table-cell>
          <table:table-cell office:value-type="string">
            <text:p>weekend anyone else</text:p>
          </table:table-cell>
          <table:table-cell office:value-type="string">
            <text:p>lansing feels like</text:p>
          </table:table-cell>
          <table:table-cell office:value-type="string">
            <text:p>some people really</text:p>
          </table:table-cell>
          <table:table-cell office:value-type="string">
            <text:p>then im done</text:p>
          </table:table-cell>
        </table:table-row>
        <table:table-row table:style-name="ro2">
          <table:table-cell office:value-type="string">
            <text:p>colour deficiency under</text:p>
          </table:table-cell>
          <table:table-cell office:value-type="string">
            <text:p>consistently through your</text:p>
          </table:table-cell>
          <table:table-cell office:value-type="string">
            <text:p>coke should hire</text:p>
          </table:table-cell>
          <table:table-cell office:value-type="string">
            <text:p>because im pining</text:p>
          </table:table-cell>
          <table:table-cell office:value-type="string">
            <text:p>words tongue pen</text:p>
          </table:table-cell>
        </table:table-row>
        <table:table-row table:style-name="ro2">
          <table:table-cell office:value-type="string">
            <text:p>me well days</text:p>
          </table:table-cell>
          <table:table-cell office:value-type="string">
            <text:p>exactly asked hurts</text:p>
          </table:table-cell>
          <table:table-cell office:value-type="string">
            <text:p>boise idaho day</text:p>
          </table:table-cell>
          <table:table-cell office:value-type="string">
            <text:p>very very sleepy</text:p>
          </table:table-cell>
          <table:table-cell office:value-type="string">
            <text:p>means fight hardest</text:p>
          </table:table-cell>
        </table:table-row>
        <table:table-row table:style-name="ro2">
          <table:table-cell office:value-type="string">
            <text:p>being fetured show</text:p>
          </table:table-cell>
          <table:table-cell office:value-type="string">
            <text:p>pair jeans fit</text:p>
          </table:table-cell>
          <table:table-cell office:value-type="string">
            <text:p>honesty dare put</text:p>
          </table:table-cell>
          <table:table-cell office:value-type="string">
            <text:p>thinking about cty</text:p>
          </table:table-cell>
          <table:table-cell office:value-type="string">
            <text:p>make things worse</text:p>
          </table:table-cell>
        </table:table-row>
        <table:table-row table:style-name="ro2">
          <table:table-cell office:value-type="string">
            <text:p>tardy party lol</text:p>
          </table:table-cell>
          <table:table-cell office:value-type="string">
            <text:p>ended up being</text:p>
          </table:table-cell>
          <table:table-cell office:value-type="string">
            <text:p>sleeper let our</text:p>
          </table:table-cell>
          <table:table-cell office:value-type="string">
            <text:p>today nurse bus</text:p>
          </table:table-cell>
          <table:table-cell office:value-type="string">
            <text:p>study my first</text:p>
          </table:table-cell>
        </table:table-row>
        <table:table-row table:style-name="ro2">
          <table:table-cell office:value-type="string">
            <text:p>actually little overwhelmed</text:p>
          </table:table-cell>
          <table:table-cell office:value-type="string">
            <text:p>oakland style hearing</text:p>
          </table:table-cell>
          <table:table-cell office:value-type="string">
            <text:p>how much fun</text:p>
          </table:table-cell>
          <table:table-cell office:value-type="string">
            <text:p>made part iii</text:p>
          </table:table-cell>
          <table:table-cell office:value-type="string">
            <text:p>named after propname</text:p>
          </table:table-cell>
        </table:table-row>
        <table:table-row table:style-name="ro2">
          <table:table-cell office:value-type="string">
            <text:p>voyage im keeping</text:p>
          </table:table-cell>
          <table:table-cell office:value-type="string">
            <text:p>water didnt kn</text:p>
          </table:table-cell>
          <table:table-cell office:value-type="string">
            <text:p>mind am feeling</text:p>
          </table:table-cell>
          <table:table-cell office:value-type="string">
            <text:p>point re directing</text:p>
          </table:table-cell>
          <table:table-cell office:value-type="string">
            <text:p>first day work</text:p>
          </table:table-cell>
        </table:table-row>
        <table:table-row table:style-name="ro2">
          <table:table-cell office:value-type="string">
            <text:p>going big game</text:p>
          </table:table-cell>
          <table:table-cell office:value-type="string">
            <text:p>didnt get hypnotized</text:p>
          </table:table-cell>
          <table:table-cell office:value-type="string">
            <text:p>then lazy dog</text:p>
          </table:table-cell>
          <table:table-cell office:value-type="string">
            <text:p>praying less strength</text:p>
          </table:table-cell>
          <table:table-cell office:value-type="string">
            <text:p>your son break</text:p>
          </table:table-cell>
        </table:table-row>
        <table:table-row table:style-name="ro2">
          <table:table-cell office:value-type="string">
            <text:p>tsunami business about</text:p>
          </table:table-cell>
          <table:table-cell office:value-type="string">
            <text:p>anyone else getting</text:p>
          </table:table-cell>
          <table:table-cell office:value-type="string">
            <text:p>me let me</text:p>
          </table:table-cell>
          <table:table-cell office:value-type="string">
            <text:p>while going long</text:p>
          </table:table-cell>
          <table:table-cell office:value-type="string">
            <text:p>go save life</text:p>
          </table:table-cell>
        </table:table-row>
        <table:table-row table:style-name="ro2">
          <table:table-cell office:value-type="string">
            <text:p>under inspiration some</text:p>
          </table:table-cell>
          <table:table-cell office:value-type="string">
            <text:p>today dont want</text:p>
          </table:table-cell>
          <table:table-cell office:value-type="string">
            <text:p>work today think</text:p>
          </table:table-cell>
          <table:table-cell office:value-type="string">
            <text:p>without freezing dvr</text:p>
          </table:table-cell>
          <table:table-cell office:value-type="string">
            <text:p>after two weeks</text:p>
          </table:table-cell>
        </table:table-row>
        <table:table-row table:style-name="ro2">
          <table:table-cell office:value-type="string">
            <text:p>little time around</text:p>
          </table:table-cell>
          <table:table-cell office:value-type="string">
            <text:p>haircut listening swinger</text:p>
          </table:table-cell>
          <table:table-cell office:value-type="string">
            <text:p>til dec how</text:p>
          </table:table-cell>
          <table:table-cell office:value-type="string">
            <text:p>enjoyed spending time</text:p>
          </table:table-cell>
          <table:table-cell office:value-type="string">
            <text:p>nausea sensitivity light</text:p>
          </table:table-cell>
        </table:table-row>
        <table:table-row table:style-name="ro2">
          <table:table-cell office:value-type="string">
            <text:p>eatin out date</text:p>
          </table:table-cell>
          <table:table-cell office:value-type="string">
            <text:p>short stories friday</text:p>
          </table:table-cell>
          <table:table-cell office:value-type="string">
            <text:p>shortage illegal drugs</text:p>
          </table:table-cell>
          <table:table-cell office:value-type="string">
            <text:p>way too early</text:p>
          </table:table-cell>
          <table:table-cell office:value-type="string">
            <text:p>ashes come life</text:p>
          </table:table-cell>
        </table:table-row>
        <table:table-row table:style-name="ro2">
          <table:table-cell office:value-type="string">
            <text:p>cause rocks meantime</text:p>
          </table:table-cell>
          <table:table-cell office:value-type="string">
            <text:p>idea lets watch</text:p>
          </table:table-cell>
          <table:table-cell office:value-type="string">
            <text:p>made my first</text:p>
          </table:table-cell>
          <table:table-cell office:value-type="string">
            <text:p>wow lights bright</text:p>
          </table:table-cell>
          <table:table-cell office:value-type="string">
            <text:p>thought my self</text:p>
          </table:table-cell>
        </table:table-row>
        <table:table-row table:style-name="ro2">
          <table:table-cell office:value-type="string">
            <text:p>having asthma difficulties</text:p>
          </table:table-cell>
          <table:table-cell office:value-type="string">
            <text:p>work hat sue</text:p>
          </table:table-cell>
          <table:table-cell office:value-type="string">
            <text:p>figure out how</text:p>
          </table:table-cell>
          <table:table-cell office:value-type="string">
            <text:p>done yup me</text:p>
          </table:table-cell>
          <table:table-cell office:value-type="string">
            <text:p>very merry christmas</text:p>
          </table:table-cell>
        </table:table-row>
        <table:table-row table:style-name="ro2">
          <table:table-cell office:value-type="string">
            <text:p>saw old woman</text:p>
          </table:table-cell>
          <table:table-cell office:value-type="string">
            <text:p>chinese year sunday</text:p>
          </table:table-cell>
          <table:table-cell office:value-type="string">
            <text:p>my first thought</text:p>
          </table:table-cell>
          <table:table-cell office:value-type="string">
            <text:p>skype now can</text:p>
          </table:table-cell>
          <table:table-cell office:value-type="string">
            <text:p>euthanizing animals without</text:p>
          </table:table-cell>
        </table:table-row>
        <table:table-row table:style-name="ro2">
          <table:table-cell office:value-type="string">
            <text:p>mutation thats resistant</text:p>
          </table:table-cell>
          <table:table-cell office:value-type="string">
            <text:p>looks great day</text:p>
          </table:table-cell>
          <table:table-cell office:value-type="string">
            <text:p>can adopt free</text:p>
          </table:table-cell>
          <table:table-cell office:value-type="string">
            <text:p>nerds made science</text:p>
          </table:table-cell>
          <table:table-cell office:value-type="string">
            <text:p>down under going</text:p>
          </table:table-cell>
        </table:table-row>
        <table:table-row table:style-name="ro2">
          <table:table-cell office:value-type="string">
            <text:p>doctor sick preparations</text:p>
          </table:table-cell>
          <table:table-cell office:value-type="string">
            <text:p>zombie liked propname</text:p>
          </table:table-cell>
          <table:table-cell office:value-type="string">
            <text:p>too little time</text:p>
          </table:table-cell>
          <table:table-cell office:value-type="string">
            <text:p>long time period</text:p>
          </table:table-cell>
          <table:table-cell office:value-type="string">
            <text:p>welcome come think</text:p>
          </table:table-cell>
        </table:table-row>
        <table:table-row table:style-name="ro2">
          <table:table-cell office:value-type="string">
            <text:p>much time many</text:p>
          </table:table-cell>
          <table:table-cell office:value-type="string">
            <text:p>flowers katie ion</text:p>
          </table:table-cell>
          <table:table-cell office:value-type="string">
            <text:p>can think about</text:p>
          </table:table-cell>
          <table:table-cell office:value-type="string">
            <text:p>ive learned hard</text:p>
          </table:table-cell>
          <table:table-cell office:value-type="string">
            <text:p>our eyes burst</text:p>
          </table:table-cell>
        </table:table-row>
        <table:table-row table:style-name="ro2">
          <table:table-cell office:value-type="string">
            <text:p>carbonite slowly digested</text:p>
          </table:table-cell>
          <table:table-cell office:value-type="string">
            <text:p>anyone care place</text:p>
          </table:table-cell>
          <table:table-cell office:value-type="string">
            <text:p>built totally awesome</text:p>
          </table:table-cell>
          <table:table-cell office:value-type="string">
            <text:p>break down dance</text:p>
          </table:table-cell>
          <table:table-cell office:value-type="string">
            <text:p>like nobodys business</text:p>
          </table:table-cell>
        </table:table-row>
        <table:table-row table:style-name="ro2">
          <table:table-cell office:value-type="string">
            <text:p>good looking plan</text:p>
          </table:table-cell>
          <table:table-cell office:value-type="string">
            <text:p>find out loser</text:p>
          </table:table-cell>
          <table:table-cell office:value-type="string">
            <text:p>empty quiet beautiful</text:p>
          </table:table-cell>
          <table:table-cell office:value-type="string">
            <text:p>work effort time</text:p>
          </table:table-cell>
          <table:table-cell office:value-type="string">
            <text:p>music makers dreamers</text:p>
          </table:table-cell>
        </table:table-row>
        <table:table-row table:style-name="ro2">
          <table:table-cell office:value-type="string">
            <text:p>yawls neighborhood whosoever</text:p>
          </table:table-cell>
          <table:table-cell office:value-type="string">
            <text:p>ucjas now im</text:p>
          </table:table-cell>
          <table:table-cell office:value-type="string">
            <text:p>wonderful two days</text:p>
          </table:table-cell>
          <table:table-cell office:value-type="string">
            <text:p>road runner honey</text:p>
          </table:table-cell>
          <table:table-cell office:value-type="string">
            <text:p>your first comment</text:p>
          </table:table-cell>
        </table:table-row>
        <table:table-row table:style-name="ro2">
          <table:table-cell office:value-type="string">
            <text:p>hawaii heat humidity</text:p>
          </table:table-cell>
          <table:table-cell office:value-type="string">
            <text:p>locked doors my</text:p>
          </table:table-cell>
          <table:table-cell office:value-type="string">
            <text:p>yesterday wow im</text:p>
          </table:table-cell>
          <table:table-cell office:value-type="string">
            <text:p>take send address</text:p>
          </table:table-cell>
          <table:table-cell office:value-type="string">
            <text:p>see old friends</text:p>
          </table:table-cell>
        </table:table-row>
        <table:table-row table:style-name="ro2">
          <table:table-cell office:value-type="string">
            <text:p>feeling exhausted os</text:p>
          </table:table-cell>
          <table:table-cell office:value-type="string">
            <text:p>except wouldnt mind</text:p>
          </table:table-cell>
          <table:table-cell office:value-type="string">
            <text:p>pad infused musical</text:p>
          </table:table-cell>
          <table:table-cell office:value-type="string">
            <text:p>around gamla stan</text:p>
          </table:table-cell>
          <table:table-cell office:value-type="string">
            <text:p>colors valentines day</text:p>
          </table:table-cell>
        </table:table-row>
        <table:table-row table:style-name="ro2">
          <table:table-cell office:value-type="string">
            <text:p>suffer doesn punish</text:p>
          </table:table-cell>
          <table:table-cell office:value-type="string">
            <text:p>house start again</text:p>
          </table:table-cell>
          <table:table-cell office:value-type="string">
            <text:p>join me halloween</text:p>
          </table:table-cell>
          <table:table-cell office:value-type="string">
            <text:p>anyone figured out</text:p>
          </table:table-cell>
          <table:table-cell office:value-type="string">
            <text:p>last night woke</text:p>
          </table:table-cell>
        </table:table-row>
        <table:table-row table:style-name="ro2">
          <table:table-cell office:value-type="string">
            <text:p>walmart then harry</text:p>
          </table:table-cell>
          <table:table-cell office:value-type="string">
            <text:p>isnt nyquil supposed</text:p>
          </table:table-cell>
          <table:table-cell office:value-type="string">
            <text:p>guys can save</text:p>
          </table:table-cell>
          <table:table-cell office:value-type="string">
            <text:p>takes storke exit</text:p>
          </table:table-cell>
          <table:table-cell office:value-type="string">
            <text:p>now ive learned</text:p>
          </table:table-cell>
        </table:table-row>
        <table:table-row table:style-name="ro2">
          <table:table-cell office:value-type="string">
            <text:p>into christmas cheer</text:p>
          </table:table-cell>
          <table:table-cell office:value-type="string">
            <text:p>xd whatever gotz</text:p>
          </table:table-cell>
          <table:table-cell office:value-type="string">
            <text:p>slot get stress</text:p>
          </table:table-cell>
          <table:table-cell office:value-type="string">
            <text:p>disabled man sitting</text:p>
          </table:table-cell>
          <table:table-cell office:value-type="string">
            <text:p>anyone know where</text:p>
          </table:table-cell>
        </table:table-row>
        <table:table-row table:style-name="ro2">
          <table:table-cell office:value-type="string">
            <text:p>awesome mean put</text:p>
          </table:table-cell>
          <table:table-cell office:value-type="string">
            <text:p>gonna die young</text:p>
          </table:table-cell>
          <table:table-cell office:value-type="string">
            <text:p>term without sigh</text:p>
          </table:table-cell>
          <table:table-cell office:value-type="string">
            <text:p>class going happen</text:p>
          </table:table-cell>
          <table:table-cell office:value-type="string">
            <text:p>see me my</text:p>
          </table:table-cell>
        </table:table-row>
        <table:table-row table:style-name="ro2">
          <table:table-cell office:value-type="string">
            <text:p>going argue them</text:p>
          </table:table-cell>
          <table:table-cell office:value-type="string">
            <text:p>josh groban solo</text:p>
          </table:table-cell>
          <table:table-cell office:value-type="string">
            <text:p>colour deficiency under</text:p>
          </table:table-cell>
          <table:table-cell office:value-type="string">
            <text:p>tub bath glass</text:p>
          </table:table-cell>
          <table:table-cell office:value-type="string">
            <text:p>post comment memory</text:p>
          </table:table-cell>
        </table:table-row>
        <table:table-row table:style-name="ro2">
          <table:table-cell office:value-type="string">
            <text:p>want sit drink</text:p>
          </table:table-cell>
          <table:table-cell office:value-type="string">
            <text:p>beyond hell blog</text:p>
          </table:table-cell>
          <table:table-cell office:value-type="string">
            <text:p>only could find</text:p>
          </table:table-cell>
          <table:table-cell office:value-type="string">
            <text:p>pretty inspired how</text:p>
          </table:table-cell>
          <table:table-cell office:value-type="string">
            <text:p>pullman feels like</text:p>
          </table:table-cell>
        </table:table-row>
        <table:table-row table:style-name="ro2">
          <table:table-cell office:value-type="string">
            <text:p>change thyself cant</text:p>
          </table:table-cell>
          <table:table-cell office:value-type="string">
            <text:p>up very late</text:p>
          </table:table-cell>
          <table:table-cell office:value-type="string">
            <text:p>die way before</text:p>
          </table:table-cell>
          <table:table-cell office:value-type="string">
            <text:p>music lovely sunday</text:p>
          </table:table-cell>
          <table:table-cell office:value-type="string">
            <text:p>time long time</text:p>
          </table:table-cell>
        </table:table-row>
        <table:table-row table:style-name="ro2">
          <table:table-cell office:value-type="string">
            <text:p>can watch monday</text:p>
          </table:table-cell>
          <table:table-cell office:value-type="string">
            <text:p>abierto de am</text:p>
          </table:table-cell>
          <table:table-cell office:value-type="string">
            <text:p>me well days</text:p>
          </table:table-cell>
          <table:table-cell office:value-type="string">
            <text:p>pie truly scratch</text:p>
          </table:table-cell>
          <table:table-cell office:value-type="string">
            <text:p>excited about first</text:p>
          </table:table-cell>
        </table:table-row>
        <table:table-row table:style-name="ro2">
          <table:table-cell office:value-type="string">
            <text:p>just finished last</text:p>
          </table:table-cell>
          <table:table-cell office:value-type="string">
            <text:p>summer break years</text:p>
          </table:table-cell>
          <table:table-cell office:value-type="string">
            <text:p>surgery today cant</text:p>
          </table:table-cell>
          <table:table-cell office:value-type="string">
            <text:p>common doesnt sound</text:p>
          </table:table-cell>
          <table:table-cell office:value-type="string">
            <text:p>empty devils here</text:p>
          </table:table-cell>
        </table:table-row>
        <table:table-row table:style-name="ro2">
          <table:table-cell office:value-type="string">
            <text:p>ughhhhhhhh definately narrowing</text:p>
          </table:table-cell>
          <table:table-cell office:value-type="string">
            <text:p>put mildly makes</text:p>
          </table:table-cell>
          <table:table-cell office:value-type="string">
            <text:p>polka dots pink</text:p>
          </table:table-cell>
          <table:table-cell office:value-type="string">
            <text:p>magic circles appear</text:p>
          </table:table-cell>
          <table:table-cell office:value-type="string">
            <text:p>hour before devil</text:p>
          </table:table-cell>
        </table:table-row>
        <table:table-row table:style-name="ro2">
          <table:table-cell office:value-type="string">
            <text:p>between creative nonfiction</text:p>
          </table:table-cell>
          <table:table-cell office:value-type="string">
            <text:p>rediscovering love bjork</text:p>
          </table:table-cell>
          <table:table-cell office:value-type="string">
            <text:p>can go something</text:p>
          </table:table-cell>
          <table:table-cell office:value-type="string">
            <text:p>how tell denny</text:p>
          </table:table-cell>
          <table:table-cell office:value-type="string">
            <text:p>lets talk about</text:p>
          </table:table-cell>
        </table:table-row>
        <table:table-row table:style-name="ro2">
          <table:table-cell office:value-type="string">
            <text:p>while going long</text:p>
          </table:table-cell>
          <table:table-cell office:value-type="string">
            <text:p>half day today</text:p>
          </table:table-cell>
          <table:table-cell office:value-type="string">
            <text:p>keyshia coles song</text:p>
          </table:table-cell>
          <table:table-cell office:value-type="string">
            <text:p>ill get done</text:p>
          </table:table-cell>
          <table:table-cell office:value-type="string">
            <text:p>pm them home</text:p>
          </table:table-cell>
        </table:table-row>
        <table:table-row table:style-name="ro2">
          <table:table-cell office:value-type="string">
            <text:p>realized how boring</text:p>
          </table:table-cell>
          <table:table-cell office:value-type="string">
            <text:p>my door pass</text:p>
          </table:table-cell>
          <table:table-cell office:value-type="string">
            <text:p>dogs many stupid</text:p>
          </table:table-cell>
          <table:table-cell office:value-type="string">
            <text:p>while awake bending</text:p>
          </table:table-cell>
          <table:table-cell office:value-type="string">
            <text:p>anyone know good</text:p>
          </table:table-cell>
        </table:table-row>
        <table:table-row table:style-name="ro2">
          <table:table-cell office:value-type="string">
            <text:p>volleyball anyone up</text:p>
          </table:table-cell>
          <table:table-cell office:value-type="string">
            <text:p>stop crashing like</text:p>
          </table:table-cell>
          <table:table-cell office:value-type="string">
            <text:p>eatin out date</text:p>
          </table:table-cell>
          <table:table-cell office:value-type="string">
            <text:p>bus course random</text:p>
          </table:table-cell>
          <table:table-cell office:value-type="string">
            <text:p>me right now</text:p>
          </table:table-cell>
        </table:table-row>
        <table:table-row table:style-name="ro2">
          <table:table-cell office:value-type="string">
            <text:p>way too early</text:p>
          </table:table-cell>
          <table:table-cell office:value-type="string">
            <text:p>invite myself lol</text:p>
          </table:table-cell>
          <table:table-cell office:value-type="string">
            <text:p>dj end mias</text:p>
          </table:table-cell>
          <table:table-cell office:value-type="string">
            <text:p>day freeing experience</text:p>
          </table:table-cell>
          <table:table-cell office:value-type="string">
            <text:p>my fortune cookie</text:p>
          </table:table-cell>
        </table:table-row>
        <table:table-row table:style-name="ro2">
          <table:table-cell office:value-type="string">
            <text:p>done yup me</text:p>
          </table:table-cell>
          <table:table-cell office:value-type="string">
            <text:p>like bachelors bad</text:p>
          </table:table-cell>
          <table:table-cell office:value-type="string">
            <text:p>principles fashion design</text:p>
          </table:table-cell>
          <table:table-cell office:value-type="string">
            <text:p>propname think im</text:p>
          </table:table-cell>
          <table:table-cell office:value-type="string">
            <text:p>best night day</text:p>
          </table:table-cell>
        </table:table-row>
        <table:table-row table:style-name="ro2">
          <table:table-cell office:value-type="string">
            <text:p>skype now can</text:p>
          </table:table-cell>
          <table:table-cell office:value-type="string">
            <text:p>thinks people straw</text:p>
          </table:table-cell>
          <table:table-cell office:value-type="string">
            <text:p>days carefully hmm</text:p>
          </table:table-cell>
          <table:table-cell office:value-type="string">
            <text:p>am related witch</text:p>
          </table:table-cell>
          <table:table-cell office:value-type="string">
            <text:p>some american bills</text:p>
          </table:table-cell>
        </table:table-row>
        <table:table-row table:style-name="ro2">
          <table:table-cell office:value-type="string">
            <text:p>take send address</text:p>
          </table:table-cell>
          <table:table-cell office:value-type="string">
            <text:p>am passed away</text:p>
          </table:table-cell>
          <table:table-cell office:value-type="string">
            <text:p>use every line</text:p>
          </table:table-cell>
          <table:table-cell office:value-type="string">
            <text:p>happier today today</text:p>
          </table:table-cell>
          <table:table-cell office:value-type="string">
            <text:p>feeling early ish</text:p>
          </table:table-cell>
        </table:table-row>
        <table:table-row table:style-name="ro2">
          <table:table-cell office:value-type="string">
            <text:p>takes storke exit</text:p>
          </table:table-cell>
          <table:table-cell office:value-type="string">
            <text:p>ver dani ern</text:p>
          </table:table-cell>
          <table:table-cell office:value-type="string">
            <text:p>took nice relaxing</text:p>
          </table:table-cell>
          <table:table-cell office:value-type="string">
            <text:p>propname world owes</text:p>
          </table:table-cell>
          <table:table-cell office:value-type="string">
            <text:p>propname underwear enough</text:p>
          </table:table-cell>
        </table:table-row>
        <table:table-row table:style-name="ro2">
          <table:table-cell office:value-type="string">
            <text:p>nearly crapped pance</text:p>
          </table:table-cell>
          <table:table-cell office:value-type="string">
            <text:p>loved transformers cool</text:p>
          </table:table-cell>
          <table:table-cell office:value-type="string">
            <text:p>mutation thats resistant</text:p>
          </table:table-cell>
          <table:table-cell office:value-type="string">
            <text:p>where camera cord</text:p>
          </table:table-cell>
          <table:table-cell office:value-type="string">
            <text:p>hangover symptoms like</text:p>
          </table:table-cell>
        </table:table-row>
        <table:table-row table:style-name="ro2">
          <table:table-cell office:value-type="string">
            <text:p>limited dont waste</text:p>
          </table:table-cell>
          <table:table-cell office:value-type="string">
            <text:p>lasto beth daer</text:p>
          </table:table-cell>
          <table:table-cell office:value-type="string">
            <text:p>saw old woman</text:p>
          </table:table-cell>
          <table:table-cell office:value-type="string">
            <text:p>story such interesting</text:p>
          </table:table-cell>
          <table:table-cell office:value-type="string">
            <text:p>passed flying colors</text:p>
          </table:table-cell>
        </table:table-row>
        <table:table-row table:style-name="ro2">
          <table:table-cell office:value-type="string">
            <text:p>youll find them</text:p>
          </table:table-cell>
          <table:table-cell office:value-type="string">
            <text:p>ankku hei ennen</text:p>
          </table:table-cell>
          <table:table-cell office:value-type="string">
            <text:p>doctor sick preparations</text:p>
          </table:table-cell>
          <table:table-cell office:value-type="string">
            <text:p>how ask help</text:p>
          </table:table-cell>
          <table:table-cell office:value-type="string">
            <text:p>looking forward weekend</text:p>
          </table:table-cell>
        </table:table-row>
        <table:table-row table:style-name="ro2">
          <table:table-cell office:value-type="string">
            <text:p>pretty inspired how</text:p>
          </table:table-cell>
          <table:table-cell office:value-type="string">
            <text:p>brunch then south</text:p>
          </table:table-cell>
          <table:table-cell office:value-type="string">
            <text:p>old life world</text:p>
          </table:table-cell>
          <table:table-cell office:value-type="string">
            <text:p>propname right now</text:p>
          </table:table-cell>
          <table:table-cell office:value-type="string">
            <text:p>burst open rising</text:p>
          </table:table-cell>
        </table:table-row>
        <table:table-row table:style-name="ro2">
          <table:table-cell office:value-type="string">
            <text:p>magic circles appear</text:p>
          </table:table-cell>
          <table:table-cell office:value-type="string">
            <text:p>dreading family law</text:p>
          </table:table-cell>
          <table:table-cell office:value-type="string">
            <text:p>much time many</text:p>
          </table:table-cell>
          <table:table-cell office:value-type="string">
            <text:p>resulting me having</text:p>
          </table:table-cell>
          <table:table-cell office:value-type="string">
            <text:p>first entry your</text:p>
          </table:table-cell>
        </table:table-row>
        <table:table-row table:style-name="ro2">
          <table:table-cell office:value-type="string">
            <text:p>how tell denny</text:p>
          </table:table-cell>
          <table:table-cell office:value-type="string">
            <text:p>want go out</text:p>
          </table:table-cell>
          <table:table-cell office:value-type="string">
            <text:p>my baby snore</text:p>
          </table:table-cell>
          <table:table-cell office:value-type="string">
            <text:p>out date cucumber</text:p>
          </table:table-cell>
          <table:table-cell office:value-type="string">
            <text:p>hardest battle any</text:p>
          </table:table-cell>
        </table:table-row>
        <table:table-row table:style-name="ro2">
          <table:table-cell office:value-type="string">
            <text:p>bus course random</text:p>
          </table:table-cell>
          <table:table-cell office:value-type="string">
            <text:p>clothing out newspaper</text:p>
          </table:table-cell>
          <table:table-cell office:value-type="string">
            <text:p>doing some online</text:p>
          </table:table-cell>
          <table:table-cell office:value-type="string">
            <text:p>propname really sick</text:p>
          </table:table-cell>
          <table:table-cell office:value-type="string">
            <text:p>banana cures your</text:p>
          </table:table-cell>
        </table:table-row>
        <table:table-row table:style-name="ro2">
          <table:table-cell office:value-type="string">
            <text:p>very little sleep</text:p>
          </table:table-cell>
          <table:table-cell office:value-type="string">
            <text:p>my fave clips</text:p>
          </table:table-cell>
          <table:table-cell office:value-type="string">
            <text:p>happen summer sorry</text:p>
          </table:table-cell>
          <table:table-cell office:value-type="string">
            <text:p>while might get</text:p>
          </table:table-cell>
          <table:table-cell office:value-type="string">
            <text:p>pm cabin fever</text:p>
          </table:table-cell>
        </table:table-row>
        <table:table-row table:style-name="ro2">
          <table:table-cell office:value-type="string">
            <text:p>man slammin max</text:p>
          </table:table-cell>
          <table:table-cell office:value-type="string">
            <text:p>east village pm</text:p>
          </table:table-cell>
          <table:table-cell office:value-type="string">
            <text:p>im tired tonight</text:p>
          </table:table-cell>
          <table:table-cell office:value-type="string">
            <text:p>keeps barking something</text:p>
          </table:table-cell>
          <table:table-cell office:value-type="string">
            <text:p>today first time</text:p>
          </table:table-cell>
        </table:table-row>
        <table:table-row table:style-name="ro2">
          <table:table-cell office:value-type="string">
            <text:p>how ask help</text:p>
          </table:table-cell>
          <table:table-cell office:value-type="string">
            <text:p>during recent password</text:p>
          </table:table-cell>
          <table:table-cell office:value-type="string">
            <text:p>today great having</text:p>
          </table:table-cell>
          <table:table-cell office:value-type="string">
            <text:p>arroyo then everyone</text:p>
          </table:table-cell>
          <table:table-cell office:value-type="string">
            <text:p>city gym rocks</text:p>
          </table:table-cell>
        </table:table-row>
        <table:table-row table:style-name="ro2">
          <table:table-cell office:value-type="string">
            <text:p>kt gold star</text:p>
          </table:table-cell>
          <table:table-cell office:value-type="string">
            <text:p>need my purse</text:p>
          </table:table-cell>
          <table:table-cell office:value-type="string">
            <text:p>word feel nights</text:p>
          </table:table-cell>
          <table:table-cell office:value-type="string">
            <text:p>dance party sparty</text:p>
          </table:table-cell>
          <table:table-cell office:value-type="string">
            <text:p>sad words tongue</text:p>
          </table:table-cell>
        </table:table-row>
        <table:table-row table:style-name="ro2">
          <table:table-cell office:value-type="string">
            <text:p>out date cucumber</text:p>
          </table:table-cell>
          <table:table-cell office:value-type="string">
            <text:p>full yays mehs</text:p>
          </table:table-cell>
          <table:table-cell office:value-type="string">
            <text:p>hawaii heat humidity</text:p>
          </table:table-cell>
          <table:table-cell office:value-type="string">
            <text:p>beef wellingtons gorgonzola</text:p>
          </table:table-cell>
          <table:table-cell office:value-type="string">
            <text:p>woot feeling my</text:p>
          </table:table-cell>
        </table:table-row>
        <table:table-row table:style-name="ro2">
          <table:table-cell office:value-type="string">
            <text:p>keeps barking something</text:p>
          </table:table-cell>
          <table:table-cell office:value-type="string">
            <text:p>sunday wisconsin dells</text:p>
          </table:table-cell>
          <table:table-cell office:value-type="string">
            <text:p>things such how</text:p>
          </table:table-cell>
          <table:table-cell office:value-type="string">
            <text:p>trivia sports questions</text:p>
          </table:table-cell>
          <table:table-cell office:value-type="string">
            <text:p>light your spirit</text:p>
          </table:table-cell>
        </table:table-row>
        <table:table-row table:style-name="ro2">
          <table:table-cell office:value-type="string">
            <text:p>need massage now</text:p>
          </table:table-cell>
          <table:table-cell office:value-type="string">
            <text:p>losing too much</text:p>
          </table:table-cell>
          <table:table-cell office:value-type="string">
            <text:p>suffer doesn punish</text:p>
          </table:table-cell>
          <table:table-cell office:value-type="string">
            <text:p>obama won nobel</text:p>
          </table:table-cell>
          <table:table-cell office:value-type="string">
            <text:p>hard time living</text:p>
          </table:table-cell>
        </table:table-row>
        <table:table-row table:style-name="ro2">
          <table:table-cell office:value-type="string">
            <text:p>dance party sparty</text:p>
          </table:table-cell>
          <table:table-cell office:value-type="string">
            <text:p>went caramel mocha</text:p>
          </table:table-cell>
          <table:table-cell office:value-type="string">
            <text:p>feeling exhausted os</text:p>
          </table:table-cell>
          <table:table-cell office:value-type="string">
            <text:p>wait class tomorrow</text:p>
          </table:table-cell>
          <table:table-cell office:value-type="string">
            <text:p>tonight call me</text:p>
          </table:table-cell>
        </table:table-row>
        <table:table-row table:style-name="ro2">
          <table:table-cell office:value-type="string">
            <text:p>trivia sports questions</text:p>
          </table:table-cell>
          <table:table-cell office:value-type="string">
            <text:p>times my page</text:p>
          </table:table-cell>
          <table:table-cell office:value-type="string">
            <text:p>random thoughts better</text:p>
          </table:table-cell>
          <table:table-cell office:value-type="string">
            <text:p>og ler jeg</text:p>
          </table:table-cell>
          <table:table-cell office:value-type="string">
            <text:p>reading whether dont</text:p>
          </table:table-cell>
        </table:table-row>
        <table:table-row table:style-name="ro2">
          <table:table-cell office:value-type="string">
            <text:p>cant get seasons</text:p>
          </table:table-cell>
          <table:table-cell office:value-type="string">
            <text:p>schematic drawing due</text:p>
          </table:table-cell>
          <table:table-cell office:value-type="string">
            <text:p>walmart then harry</text:p>
          </table:table-cell>
          <table:table-cell office:value-type="string">
            <text:p>mint condition salt</text:p>
          </table:table-cell>
          <table:table-cell office:value-type="string">
            <text:p>half hour before</text:p>
          </table:table-cell>
        </table:table-row>
        <table:table-row table:style-name="ro2">
          <table:table-cell office:value-type="string">
            <text:p>get home just</text:p>
          </table:table-cell>
          <table:table-cell office:value-type="string">
            <text:p>like disagreement stage</text:p>
          </table:table-cell>
          <table:table-cell office:value-type="string">
            <text:p>your thought think</text:p>
          </table:table-cell>
          <table:table-cell office:value-type="string">
            <text:p>cloud day thx</text:p>
          </table:table-cell>
          <table:table-cell office:value-type="string">
            <text:p>haiti earthquake disaster</text:p>
          </table:table-cell>
        </table:table-row>
        <table:table-row table:style-name="ro2">
          <table:table-cell office:value-type="string">
            <text:p>enjoys teasing barred</text:p>
          </table:table-cell>
          <table:table-cell office:value-type="string">
            <text:p>love some sin</text:p>
          </table:table-cell>
          <table:table-cell office:value-type="string">
            <text:p>stand musicals too</text:p>
          </table:table-cell>
          <table:table-cell office:value-type="string">
            <text:p>watched avatar sort</text:p>
          </table:table-cell>
          <table:table-cell office:value-type="string">
            <text:p>tickets thunder down</text:p>
          </table:table-cell>
        </table:table-row>
        <table:table-row table:style-name="ro2">
          <table:table-cell office:value-type="string">
            <text:p>temples my philosophy</text:p>
          </table:table-cell>
          <table:table-cell office:value-type="string">
            <text:p>up finish kite</text:p>
          </table:table-cell>
          <table:table-cell office:value-type="string">
            <text:p>into christmas cheer</text:p>
          </table:table-cell>
          <table:table-cell office:value-type="string">
            <text:p>how know looked</text:p>
          </table:table-cell>
          <table:table-cell office:value-type="string">
            <text:p>let your holiness</text:p>
          </table:table-cell>
        </table:table-row>
        <table:table-row table:style-name="ro2">
          <table:table-cell office:value-type="string">
            <text:p>attached dont know</text:p>
          </table:table-cell>
          <table:table-cell office:value-type="string">
            <text:p>me some hot</text:p>
          </table:table-cell>
          <table:table-cell office:value-type="string">
            <text:p>going argue them</text:p>
          </table:table-cell>
          <table:table-cell office:value-type="string">
            <text:p>talent genius unrewarded</text:p>
          </table:table-cell>
          <table:table-cell office:value-type="string">
            <text:p>thanks propname propname</text:p>
          </table:table-cell>
        </table:table-row>
        <table:table-row table:style-name="ro2">
          <table:table-cell office:value-type="string">
            <text:p>laundry cleaning making</text:p>
          </table:table-cell>
          <table:table-cell office:value-type="string">
            <text:p>justice served goes</text:p>
          </table:table-cell>
          <table:table-cell office:value-type="string">
            <text:p>awesome mean put</text:p>
          </table:table-cell>
          <table:table-cell office:value-type="string">
            <text:p>my bones without</text:p>
          </table:table-cell>
          <table:table-cell office:value-type="string">
            <text:p>home write paper</text:p>
          </table:table-cell>
        </table:table-row>
        <table:table-row table:style-name="ro2">
          <table:table-cell office:value-type="string">
            <text:p>day thank goodness</text:p>
          </table:table-cell>
          <table:table-cell office:value-type="string">
            <text:p>my mind warring</text:p>
          </table:table-cell>
          <table:table-cell office:value-type="string">
            <text:p>education paper pleasant</text:p>
          </table:table-cell>
          <table:table-cell office:value-type="string">
            <text:p>much everyone my</text:p>
          </table:table-cell>
          <table:table-cell office:value-type="string">
            <text:p>until pm them</text:p>
          </table:table-cell>
        </table:table-row>
        <table:table-row table:style-name="ro2">
          <table:table-cell office:value-type="string">
            <text:p>harry movie oh</text:p>
          </table:table-cell>
          <table:table-cell office:value-type="string">
            <text:p>high scores ahhhh</text:p>
          </table:table-cell>
          <table:table-cell office:value-type="string">
            <text:p>want sit drink</text:p>
          </table:table-cell>
          <table:table-cell office:value-type="string">
            <text:p>things need make</text:p>
          </table:table-cell>
          <table:table-cell office:value-type="string">
            <text:p>due dehydration hypoglycemia</text:p>
          </table:table-cell>
        </table:table-row>
        <table:table-row table:style-name="ro2">
          <table:table-cell office:value-type="string">
            <text:p>smile some reason</text:p>
          </table:table-cell>
          <table:table-cell office:value-type="string">
            <text:p>rnsen og moes</text:p>
          </table:table-cell>
          <table:table-cell office:value-type="string">
            <text:p>change thyself cant</text:p>
          </table:table-cell>
          <table:table-cell office:value-type="string">
            <text:p>bowl rainier cherries</text:p>
          </table:table-cell>
          <table:table-cell office:value-type="string">
            <text:p>huge pile washing</text:p>
          </table:table-cell>
        </table:table-row>
        <table:table-row table:style-name="ro2">
          <table:table-cell office:value-type="string">
            <text:p>string theory genetic</text:p>
          </table:table-cell>
          <table:table-cell office:value-type="string">
            <text:p>burger fries birthday</text:p>
          </table:table-cell>
          <table:table-cell office:value-type="string">
            <text:p>halfway around world</text:p>
          </table:table-cell>
          <table:table-cell office:value-type="string">
            <text:p>kylees dying my</text:p>
          </table:table-cell>
          <table:table-cell office:value-type="string">
            <text:p>my fucking submarine</text:p>
          </table:table-cell>
        </table:table-row>
        <table:table-row table:style-name="ro2">
          <table:table-cell office:value-type="string">
            <text:p>because remember where</text:p>
          </table:table-cell>
          <table:table-cell office:value-type="string">
            <text:p>morning teaching after</text:p>
          </table:table-cell>
          <table:table-cell office:value-type="string">
            <text:p>me having pay</text:p>
          </table:table-cell>
          <table:table-cell office:value-type="string">
            <text:p>cant get seasons</text:p>
          </table:table-cell>
          <table:table-cell office:value-type="string">
            <text:p>after long day</text:p>
          </table:table-cell>
        </table:table-row>
        <table:table-row table:style-name="ro2">
          <table:table-cell office:value-type="string">
            <text:p>make brain work</text:p>
          </table:table-cell>
          <table:table-cell office:value-type="string">
            <text:p>today carrying stupid</text:p>
          </table:table-cell>
          <table:table-cell office:value-type="string">
            <text:p>just above right</text:p>
          </table:table-cell>
          <table:table-cell office:value-type="string">
            <text:p>until pm facebook</text:p>
          </table:table-cell>
          <table:table-cell office:value-type="string">
            <text:p>thanks propname being</text:p>
          </table:table-cell>
        </table:table-row>
        <table:table-row table:style-name="ro2">
          <table:table-cell office:value-type="string">
            <text:p>laundry little homework</text:p>
          </table:table-cell>
          <table:table-cell office:value-type="string">
            <text:p>super tan weekend</text:p>
          </table:table-cell>
          <table:table-cell office:value-type="string">
            <text:p>thinking about cty</text:p>
          </table:table-cell>
          <table:table-cell office:value-type="string">
            <text:p>attached dont know</text:p>
          </table:table-cell>
          <table:table-cell office:value-type="string">
            <text:p>winter am noticing</text:p>
          </table:table-cell>
        </table:table-row>
        <table:table-row table:style-name="ro2">
          <table:table-cell office:value-type="string">
            <text:p>anyone wants keep</text:p>
          </table:table-cell>
          <table:table-cell office:value-type="string">
            <text:p>colors thank propname</text:p>
          </table:table-cell>
          <table:table-cell office:value-type="string">
            <text:p>between creative nonfiction</text:p>
          </table:table-cell>
          <table:table-cell office:value-type="string">
            <text:p>through our speakers</text:p>
          </table:table-cell>
          <table:table-cell office:value-type="string">
            <text:p>montgomery county animal</text:p>
          </table:table-cell>
        </table:table-row>
        <table:table-row table:style-name="ro2">
          <table:table-cell office:value-type="string">
            <text:p>set fire non</text:p>
          </table:table-cell>
          <table:table-cell office:value-type="string">
            <text:p>bed long day</text:p>
          </table:table-cell>
          <table:table-cell office:value-type="string">
            <text:p>kool aid acid</text:p>
          </table:table-cell>
          <table:table-cell office:value-type="string">
            <text:p>laundry cleaning making</text:p>
          </table:table-cell>
          <table:table-cell office:value-type="string">
            <text:p>am proud my</text:p>
          </table:table-cell>
        </table:table-row>
        <table:table-row table:style-name="ro2">
          <table:table-cell office:value-type="string">
            <text:p>walking tour castle</text:p>
          </table:table-cell>
          <table:table-cell office:value-type="string">
            <text:p>how unmissable tomorrow</text:p>
          </table:table-cell>
          <table:table-cell office:value-type="string">
            <text:p>realized how boring</text:p>
          </table:table-cell>
          <table:table-cell office:value-type="string">
            <text:p>fold board me</text:p>
          </table:table-cell>
          <table:table-cell office:value-type="string">
            <text:p>rise can rise</text:p>
          </table:table-cell>
        </table:table-row>
        <table:table-row table:style-name="ro2">
          <table:table-cell office:value-type="string">
            <text:p>blasting glee soundtrack</text:p>
          </table:table-cell>
          <table:table-cell office:value-type="string">
            <text:p>takes me back</text:p>
          </table:table-cell>
          <table:table-cell office:value-type="string">
            <text:p>volleyball anyone up</text:p>
          </table:table-cell>
          <table:table-cell office:value-type="string">
            <text:p>harry movie oh</text:p>
          </table:table-cell>
          <table:table-cell office:value-type="string">
            <text:p>undergoing operation cebu</text:p>
          </table:table-cell>
        </table:table-row>
        <table:table-row table:style-name="ro2">
          <table:table-cell office:value-type="string">
            <text:p>way better than</text:p>
          </table:table-cell>
          <table:table-cell office:value-type="string">
            <text:p>esteem match catch</text:p>
          </table:table-cell>
          <table:table-cell office:value-type="string">
            <text:p>enjoyed spending time</text:p>
          </table:table-cell>
          <table:table-cell office:value-type="string">
            <text:p>can redirect our</text:p>
          </table:table-cell>
          <table:table-cell office:value-type="string">
            <text:p>break my record</text:p>
          </table:table-cell>
        </table:table-row>
        <table:table-row table:style-name="ro2">
          <table:table-cell office:value-type="string">
            <text:p>anyone gonna around</text:p>
          </table:table-cell>
          <table:table-cell office:value-type="string">
            <text:p>marzo gaura mantra</text:p>
          </table:table-cell>
          <table:table-cell office:value-type="string">
            <text:p>done yup me</text:p>
          </table:table-cell>
          <table:table-cell office:value-type="string">
            <text:p>cornell week probability</text:p>
          </table:table-cell>
          <table:table-cell office:value-type="string">
            <text:p>dan test went</text:p>
          </table:table-cell>
        </table:table-row>
        <table:table-row table:style-name="ro2">
          <table:table-cell office:value-type="string">
            <text:p>very sore very</text:p>
          </table:table-cell>
          <table:table-cell office:value-type="string">
            <text:p>look moon stars</text:p>
          </table:table-cell>
          <table:table-cell office:value-type="string">
            <text:p>tan sunburn evenly</text:p>
          </table:table-cell>
          <table:table-cell office:value-type="string">
            <text:p>string theory genetic</text:p>
          </table:table-cell>
          <table:table-cell office:value-type="string">
            <text:p>well never knew</text:p>
          </table:table-cell>
        </table:table-row>
        <table:table-row table:style-name="ro2">
          <table:table-cell office:value-type="string">
            <text:p>isla vista time</text:p>
          </table:table-cell>
          <table:table-cell office:value-type="string">
            <text:p>bills girls haha</text:p>
          </table:table-cell>
          <table:table-cell office:value-type="string">
            <text:p>thinks hell apply</text:p>
          </table:table-cell>
          <table:table-cell office:value-type="string">
            <text:p>smile some reason</text:p>
          </table:table-cell>
          <table:table-cell office:value-type="string">
            <text:p>feel like my</text:p>
          </table:table-cell>
        </table:table-row>
        <table:table-row table:style-name="ro2">
          <table:table-cell office:value-type="string">
            <text:p>charged battery lol</text:p>
          </table:table-cell>
          <table:table-cell office:value-type="string">
            <text:p>read later actually</text:p>
          </table:table-cell>
          <table:table-cell office:value-type="string">
            <text:p>anyone figured out</text:p>
          </table:table-cell>
          <table:table-cell office:value-type="string">
            <text:p>because remember where</text:p>
          </table:table-cell>
          <table:table-cell office:value-type="string">
            <text:p>operation cebu doc</text:p>
          </table:table-cell>
        </table:table-row>
        <table:table-row table:style-name="ro2">
          <table:table-cell office:value-type="string">
            <text:p>save me lol</text:p>
          </table:table-cell>
          <table:table-cell office:value-type="string">
            <text:p>come close phew</text:p>
          </table:table-cell>
          <table:table-cell office:value-type="string">
            <text:p>thinks about reads</text:p>
          </table:table-cell>
          <table:table-cell office:value-type="string">
            <text:p>finally done wrapping</text:p>
          </table:table-cell>
          <table:table-cell office:value-type="string">
            <text:p>like headache nausea</text:p>
          </table:table-cell>
        </table:table-row>
        <table:table-row table:style-name="ro2">
          <table:table-cell office:value-type="string">
            <text:p>shattering awe inspiring</text:p>
          </table:table-cell>
          <table:table-cell office:value-type="string">
            <text:p>just set up</text:p>
          </table:table-cell>
          <table:table-cell office:value-type="string">
            <text:p>tub bath glass</text:p>
          </table:table-cell>
          <table:table-cell office:value-type="string">
            <text:p>me trying get</text:p>
          </table:table-cell>
          <table:table-cell office:value-type="string">
            <text:p>build ashes come</text:p>
          </table:table-cell>
        </table:table-row>
        <table:table-row table:style-name="ro2">
          <table:table-cell office:value-type="string">
            <text:p>changing adult diapers</text:p>
          </table:table-cell>
          <table:table-cell office:value-type="string">
            <text:p>my house finally</text:p>
          </table:table-cell>
          <table:table-cell office:value-type="string">
            <text:p>youll find them</text:p>
          </table:table-cell>
          <table:table-cell office:value-type="string">
            <text:p>laundry little homework</text:p>
          </table:table-cell>
          <table:table-cell office:value-type="string">
            <text:p>cavemen astronauts got</text:p>
          </table:table-cell>
        </table:table-row>
        <table:table-row table:style-name="ro2">
          <table:table-cell office:value-type="string">
            <text:p>chicken out my</text:p>
          </table:table-cell>
          <table:table-cell office:value-type="string">
            <text:p>doing little catch</text:p>
          </table:table-cell>
          <table:table-cell office:value-type="string">
            <text:p>limited dont waste</text:p>
          </table:table-cell>
          <table:table-cell office:value-type="string">
            <text:p>enjoying my morning</text:p>
          </table:table-cell>
          <table:table-cell office:value-type="string">
            <text:p>feast ones love</text:p>
          </table:table-cell>
        </table:table-row>
        <table:table-row table:style-name="ro2">
          <table:table-cell office:value-type="string">
            <text:p>sure wants done</text:p>
          </table:table-cell>
          <table:table-cell office:value-type="string">
            <text:p>garden state soundtrack</text:p>
          </table:table-cell>
          <table:table-cell office:value-type="string">
            <text:p>pretty inspired how</text:p>
          </table:table-cell>
          <table:table-cell office:value-type="string">
            <text:p>anyone wants keep</text:p>
          </table:table-cell>
          <table:table-cell office:value-type="string">
            <text:p>blood clot currently</text:p>
          </table:table-cell>
        </table:table-row>
        <table:table-row table:style-name="ro2">
          <table:table-cell office:value-type="string">
            <text:p>forsaken right loved</text:p>
          </table:table-cell>
          <table:table-cell office:value-type="string">
            <text:p>like stick sperm</text:p>
          </table:table-cell>
          <table:table-cell office:value-type="string">
            <text:p>magic circles appear</text:p>
          </table:table-cell>
          <table:table-cell office:value-type="string">
            <text:p>class gym tonight</text:p>
          </table:table-cell>
          <table:table-cell office:value-type="string">
            <text:p>headed back atl</text:p>
          </table:table-cell>
        </table:table-row>
        <table:table-row table:style-name="ro2">
          <table:table-cell office:value-type="string">
            <text:p>about how mr</text:p>
          </table:table-cell>
          <table:table-cell office:value-type="string">
            <text:p>clean room dishes</text:p>
          </table:table-cell>
          <table:table-cell office:value-type="string">
            <text:p>dont judge me</text:p>
          </table:table-cell>
          <table:table-cell office:value-type="string">
            <text:p>cool some stupid</text:p>
          </table:table-cell>
          <table:table-cell office:value-type="string">
            <text:p>still depressed tinu</text:p>
          </table:table-cell>
        </table:table-row>
        <table:table-row table:style-name="ro2">
          <table:table-cell office:value-type="string">
            <text:p>random midnight walks</text:p>
          </table:table-cell>
          <table:table-cell office:value-type="string">
            <text:p>years resolutiion resolve</text:p>
          </table:table-cell>
          <table:table-cell office:value-type="string">
            <text:p>bus course random</text:p>
          </table:table-cell>
          <table:table-cell office:value-type="string">
            <text:p>me wrong girls</text:p>
          </table:table-cell>
          <table:table-cell office:value-type="string">
            <text:p>ready nappy noo</text:p>
          </table:table-cell>
        </table:table-row>
        <table:table-row table:style-name="ro2">
          <table:table-cell office:value-type="string">
            <text:p>drive see transformers</text:p>
          </table:table-cell>
          <table:table-cell office:value-type="string">
            <text:p>email coupons proplan</text:p>
          </table:table-cell>
          <table:table-cell office:value-type="string">
            <text:p>day freeing experience</text:p>
          </table:table-cell>
          <table:table-cell office:value-type="string">
            <text:p>intuition youll discover</text:p>
          </table:table-cell>
          <table:table-cell office:value-type="string">
            <text:p>enough carry movie</text:p>
          </table:table-cell>
        </table:table-row>
        <table:table-row table:style-name="ro2">
          <table:table-cell office:value-type="string">
            <text:p>kitty good christmas</text:p>
          </table:table-cell>
          <table:table-cell office:value-type="string">
            <text:p>montage where hes</text:p>
          </table:table-cell>
          <table:table-cell office:value-type="string">
            <text:p>apartment totally recognized</text:p>
          </table:table-cell>
          <table:table-cell office:value-type="string">
            <text:p>walking tour castle</text:p>
          </table:table-cell>
          <table:table-cell office:value-type="string">
            <text:p>see propname today</text:p>
          </table:table-cell>
        </table:table-row>
        <table:table-row table:style-name="ro2">
          <table:table-cell office:value-type="string">
            <text:p>ceartive inputs than</text:p>
          </table:table-cell>
          <table:table-cell office:value-type="string">
            <text:p>mmm ritz bits</text:p>
          </table:table-cell>
          <table:table-cell office:value-type="string">
            <text:p>man slammin max</text:p>
          </table:table-cell>
          <table:table-cell office:value-type="string">
            <text:p>propname your baby</text:p>
          </table:table-cell>
          <table:table-cell office:value-type="string">
            <text:p>your mercy wash</text:p>
          </table:table-cell>
        </table:table-row>
        <table:table-row table:style-name="ro2">
          <table:table-cell office:value-type="string">
            <text:p>organization whose office</text:p>
          </table:table-cell>
          <table:table-cell office:value-type="string">
            <text:p>why why genetics</text:p>
          </table:table-cell>
          <table:table-cell office:value-type="string">
            <text:p>denver rockies playoffs</text:p>
          </table:table-cell>
          <table:table-cell office:value-type="string">
            <text:p>like my horoscope</text:p>
          </table:table-cell>
          <table:table-cell office:value-type="string">
            <text:p>fund haiti earthquake</text:p>
          </table:table-cell>
        </table:table-row>
        <table:table-row table:style-name="ro2">
          <table:table-cell office:value-type="string">
            <text:p>anyone wants dresser</text:p>
          </table:table-cell>
          <table:table-cell office:value-type="string">
            <text:p>nails tonight importantly</text:p>
          </table:table-cell>
          <table:table-cell office:value-type="string">
            <text:p>kt gold star</text:p>
          </table:table-cell>
          <table:table-cell office:value-type="string">
            <text:p>early afternoon alarm</text:p>
          </table:table-cell>
          <table:table-cell office:value-type="string">
            <text:p>experiment reading whether</text:p>
          </table:table-cell>
        </table:table-row>
        <table:table-row table:style-name="ro2">
          <table:table-cell office:value-type="string">
            <text:p>im going away</text:p>
          </table:table-cell>
          <table:table-cell office:value-type="string">
            <text:p>scale things fear</text:p>
          </table:table-cell>
          <table:table-cell office:value-type="string">
            <text:p>how ask help</text:p>
          </table:table-cell>
          <table:table-cell office:value-type="string">
            <text:p>blasting glee soundtrack</text:p>
          </table:table-cell>
          <table:table-cell office:value-type="string">
            <text:p>little upset about</text:p>
          </table:table-cell>
        </table:table-row>
        <table:table-row table:style-name="ro2">
          <table:table-cell office:value-type="string">
            <text:p>folkmuseum beautiful opera</text:p>
          </table:table-cell>
          <table:table-cell office:value-type="string">
            <text:p>photoshop now only</text:p>
          </table:table-cell>
          <table:table-cell office:value-type="string">
            <text:p>resulting me having</text:p>
          </table:table-cell>
          <table:table-cell office:value-type="string">
            <text:p>goal running three</text:p>
          </table:table-cell>
          <table:table-cell office:value-type="string">
            <text:p>hour bad idea</text:p>
          </table:table-cell>
        </table:table-row>
        <table:table-row table:style-name="ro2">
          <table:table-cell office:value-type="string">
            <text:p>top ramen first</text:p>
          </table:table-cell>
          <table:table-cell office:value-type="string">
            <text:p>than photographed propname</text:p>
          </table:table-cell>
          <table:table-cell office:value-type="string">
            <text:p>out date cucumber</text:p>
          </table:table-cell>
          <table:table-cell office:value-type="string">
            <text:p>jupiter mars hang</text:p>
          </table:table-cell>
          <table:table-cell office:value-type="string">
            <text:p>accident blood clot</text:p>
          </table:table-cell>
        </table:table-row>
        <table:table-row table:style-name="ro2">
          <table:table-cell office:value-type="string">
            <text:p>class tonight until</text:p>
          </table:table-cell>
          <table:table-cell office:value-type="string">
            <text:p>making coolest bracelet</text:p>
          </table:table-cell>
          <table:table-cell office:value-type="string">
            <text:p>while might get</text:p>
          </table:table-cell>
          <table:table-cell office:value-type="string">
            <text:p>very sore very</text:p>
          </table:table-cell>
          <table:table-cell office:value-type="string">
            <text:p>rising light your</text:p>
          </table:table-cell>
        </table:table-row>
        <table:table-row table:style-name="ro2">
          <table:table-cell office:value-type="string">
            <text:p>long exciting work</text:p>
          </table:table-cell>
          <table:table-cell office:value-type="string">
            <text:p>our founding fathers</text:p>
          </table:table-cell>
          <table:table-cell office:value-type="string">
            <text:p>need massage now</text:p>
          </table:table-cell>
          <table:table-cell office:value-type="string">
            <text:p>excited pole class</text:p>
          </table:table-cell>
          <table:table-cell office:value-type="string">
            <text:p>life now must</text:p>
          </table:table-cell>
        </table:table-row>
        <table:table-row table:style-name="ro2">
          <table:table-cell office:value-type="string">
            <text:p>want like jesus</text:p>
          </table:table-cell>
          <table:table-cell office:value-type="string">
            <text:p>fan bras lately</text:p>
          </table:table-cell>
          <table:table-cell office:value-type="string">
            <text:p>into thinking personal</text:p>
          </table:table-cell>
          <table:table-cell office:value-type="string">
            <text:p>isla vista time</text:p>
          </table:table-cell>
          <table:table-cell office:value-type="string">
            <text:p>too much ask</text:p>
          </table:table-cell>
        </table:table-row>
        <table:table-row table:style-name="ro2">
          <table:table-cell office:value-type="string">
            <text:p>better word gy</text:p>
          </table:table-cell>
          <table:table-cell office:value-type="string">
            <text:p>way home got</text:p>
          </table:table-cell>
          <table:table-cell office:value-type="string">
            <text:p>arroyo then everyone</text:p>
          </table:table-cell>
          <table:table-cell office:value-type="string">
            <text:p>igual desde el</text:p>
          </table:table-cell>
          <table:table-cell office:value-type="string">
            <text:p>your first copy</text:p>
          </table:table-cell>
        </table:table-row>
        <table:table-row table:style-name="ro2">
          <table:table-cell office:value-type="string">
            <text:p>thank sj friends</text:p>
          </table:table-cell>
          <table:table-cell office:value-type="string">
            <text:p>ready fight then</text:p>
          </table:table-cell>
          <table:table-cell office:value-type="string">
            <text:p>currently sucking screwing</text:p>
          </table:table-cell>
          <table:table-cell office:value-type="string">
            <text:p>changing adult diapers</text:p>
          </table:table-cell>
          <table:table-cell office:value-type="string">
            <text:p>please let me</text:p>
          </table:table-cell>
        </table:table-row>
        <table:table-row table:style-name="ro2">
          <table:table-cell office:value-type="string">
            <text:p>see papers write</text:p>
          </table:table-cell>
          <table:table-cell office:value-type="string">
            <text:p>purpose felt characters</text:p>
          </table:table-cell>
          <table:table-cell office:value-type="string">
            <text:p>dance party sparty</text:p>
          </table:table-cell>
          <table:table-cell office:value-type="string">
            <text:p>air balloon above</text:p>
          </table:table-cell>
          <table:table-cell office:value-type="string">
            <text:p>fun last night</text:p>
          </table:table-cell>
        </table:table-row>
        <table:table-row table:style-name="ro2">
          <table:table-cell office:value-type="string">
            <text:p>app must stert</text:p>
          </table:table-cell>
          <table:table-cell office:value-type="string">
            <text:p>our bit help</text:p>
          </table:table-cell>
          <table:table-cell office:value-type="string">
            <text:p>normal ms ns</text:p>
          </table:table-cell>
          <table:table-cell office:value-type="string">
            <text:p>outside my neighbors</text:p>
          </table:table-cell>
          <table:table-cell office:value-type="string">
            <text:p>rocks grund type</text:p>
          </table:table-cell>
        </table:table-row>
        <table:table-row table:style-name="ro2">
          <table:table-cell office:value-type="string">
            <text:p>think about dont</text:p>
          </table:table-cell>
          <table:table-cell office:value-type="string">
            <text:p>my friends facebook</text:p>
          </table:table-cell>
          <table:table-cell office:value-type="string">
            <text:p>why scary wouldnt</text:p>
          </table:table-cell>
          <table:table-cell office:value-type="string">
            <text:p>should riding short</text:p>
          </table:table-cell>
          <table:table-cell office:value-type="string">
            <text:p>dont worry bout</text:p>
          </table:table-cell>
        </table:table-row>
        <table:table-row table:style-name="ro2">
          <table:table-cell office:value-type="string">
            <text:p>taking human sexuality</text:p>
          </table:table-cell>
          <table:table-cell office:value-type="string">
            <text:p>got my shirt</text:p>
          </table:table-cell>
          <table:table-cell office:value-type="string">
            <text:p>relaxing propname propname</text:p>
          </table:table-cell>
          <table:table-cell office:value-type="string">
            <text:p>watching superbowl later</text:p>
          </table:table-cell>
          <table:table-cell office:value-type="string">
            <text:p>see harry potter</text:p>
          </table:table-cell>
        </table:table-row>
        <table:table-row table:style-name="ro2">
          <table:table-cell office:value-type="string">
            <text:p>watch movie possibly</text:p>
          </table:table-cell>
          <table:table-cell office:value-type="string">
            <text:p>come car wash</text:p>
          </table:table-cell>
          <table:table-cell office:value-type="string">
            <text:p>bowl rainier cherries</text:p>
          </table:table-cell>
          <table:table-cell office:value-type="string">
            <text:p>sure wants done</text:p>
          </table:table-cell>
          <table:table-cell office:value-type="string">
            <text:p>astronauts got into</text:p>
          </table:table-cell>
        </table:table-row>
        <table:table-row table:style-name="ro2">
          <table:table-cell office:value-type="string">
            <text:p>studying my book</text:p>
          </table:table-cell>
          <table:table-cell office:value-type="string">
            <text:p>doesnt really raise</text:p>
          </table:table-cell>
          <table:table-cell office:value-type="string">
            <text:p>little triplets weeks</text:p>
          </table:table-cell>
          <table:table-cell office:value-type="string">
            <text:p>could make civ</text:p>
          </table:table-cell>
          <table:table-cell office:value-type="string">
            <text:p>prussia style diary</text:p>
          </table:table-cell>
        </table:table-row>
        <table:table-row table:style-name="ro2">
          <table:table-cell office:value-type="string">
            <text:p>just never good</text:p>
          </table:table-cell>
          <table:table-cell office:value-type="string">
            <text:p>excited see every</text:p>
          </table:table-cell>
          <table:table-cell office:value-type="string">
            <text:p>cant get seasons</text:p>
          </table:table-cell>
          <table:table-cell office:value-type="string">
            <text:p>saying day loving</text:p>
          </table:table-cell>
          <table:table-cell office:value-type="string">
            <text:p>op woot feeling</text:p>
          </table:table-cell>
        </table:table-row>
        <table:table-row table:style-name="ro2">
          <table:table-cell office:value-type="string">
            <text:p>thanks everyone wished</text:p>
          </table:table-cell>
          <table:table-cell office:value-type="string">
            <text:p>piece crap called</text:p>
          </table:table-cell>
          <table:table-cell office:value-type="string">
            <text:p>going see tonight</text:p>
          </table:table-cell>
          <table:table-cell office:value-type="string">
            <text:p>forsaken right loved</text:p>
          </table:table-cell>
          <table:table-cell office:value-type="string">
            <text:p>shelter closing tomorrow</text:p>
          </table:table-cell>
        </table:table-row>
        <table:table-row table:style-name="ro2">
          <table:table-cell office:value-type="string">
            <text:p>gonna fall great</text:p>
          </table:table-cell>
          <table:table-cell office:value-type="string">
            <text:p>inside edition hit</text:p>
          </table:table-cell>
          <table:table-cell office:value-type="string">
            <text:p>enjoys teasing barred</text:p>
          </table:table-cell>
          <table:table-cell office:value-type="string">
            <text:p>crap called adventureland</text:p>
          </table:table-cell>
          <table:table-cell office:value-type="string">
            <text:p>find out how</text:p>
          </table:table-cell>
        </table:table-row>
        <table:table-row table:style-name="ro2">
          <table:table-cell office:value-type="string">
            <text:p>leg better about</text:p>
          </table:table-cell>
          <table:table-cell office:value-type="string">
            <text:p>grass seed capital</text:p>
          </table:table-cell>
          <table:table-cell office:value-type="string">
            <text:p>temples my philosophy</text:p>
          </table:table-cell>
          <table:table-cell office:value-type="string">
            <text:p>about how mr</text:p>
          </table:table-cell>
          <table:table-cell office:value-type="string">
            <text:p>study study study</text:p>
          </table:table-cell>
        </table:table-row>
        <table:table-row table:style-name="ro2">
          <table:table-cell office:value-type="string">
            <text:p>now cant study</text:p>
          </table:table-cell>
          <table:table-cell office:value-type="string">
            <text:p>live deserve death</text:p>
          </table:table-cell>
          <table:table-cell office:value-type="string">
            <text:p>attached dont know</text:p>
          </table:table-cell>
          <table:table-cell office:value-type="string">
            <text:p>can actually make</text:p>
          </table:table-cell>
          <table:table-cell office:value-type="string">
            <text:p>psyc friend officer</text:p>
          </table:table-cell>
        </table:table-row>
        <table:table-row table:style-name="ro2">
          <table:table-cell office:value-type="string">
            <text:p>only robinson crusoe</text:p>
          </table:table-cell>
          <table:table-cell office:value-type="string">
            <text:p>uses top got</text:p>
          </table:table-cell>
          <table:table-cell office:value-type="string">
            <text:p>thought easier service</text:p>
          </table:table-cell>
          <table:table-cell office:value-type="string">
            <text:p>im like my</text:p>
          </table:table-cell>
          <table:table-cell office:value-type="string">
            <text:p>learn something about</text:p>
          </table:table-cell>
        </table:table-row>
        <table:table-row table:style-name="ro2">
          <table:table-cell office:value-type="string">
            <text:p>groups parties nations</text:p>
          </table:table-cell>
          <table:table-cell office:value-type="string">
            <text:p>week vbs living</text:p>
          </table:table-cell>
          <table:table-cell office:value-type="string">
            <text:p>laundry cleaning making</text:p>
          </table:table-cell>
          <table:table-cell office:value-type="string">
            <text:p>wants know became</text:p>
          </table:table-cell>
          <table:table-cell office:value-type="string">
            <text:p>propname last year</text:p>
          </table:table-cell>
        </table:table-row>
        <table:table-row table:style-name="ro2">
          <table:table-cell office:value-type="string">
            <text:p>just got call</text:p>
          </table:table-cell>
          <table:table-cell office:value-type="string">
            <text:p>cant wake someone</text:p>
          </table:table-cell>
          <table:table-cell office:value-type="string">
            <text:p>finally done wrapping</text:p>
          </table:table-cell>
          <table:table-cell office:value-type="string">
            <text:p>propname named after</text:p>
          </table:table-cell>
          <table:table-cell office:value-type="string">
            <text:p>need go back</text:p>
          </table:table-cell>
        </table:table-row>
        <table:table-row table:style-name="ro2">
          <table:table-cell office:value-type="string">
            <text:p>outside pajamas sweep</text:p>
          </table:table-cell>
          <table:table-cell office:value-type="string">
            <text:p>able use interwebz</text:p>
          </table:table-cell>
          <table:table-cell office:value-type="string">
            <text:p>gss end bose</text:p>
          </table:table-cell>
          <table:table-cell office:value-type="string">
            <text:p>finishing two work</text:p>
          </table:table-cell>
          <table:table-cell office:value-type="string">
            <text:p>thanking everyone birthday</text:p>
          </table:table-cell>
        </table:table-row>
        <table:table-row table:style-name="ro2">
          <table:table-cell office:value-type="string">
            <text:p>thursday accept nobel</text:p>
          </table:table-cell>
          <table:table-cell office:value-type="string">
            <text:p>da old system</text:p>
          </table:table-cell>
          <table:table-cell office:value-type="string">
            <text:p>make brain work</text:p>
          </table:table-cell>
          <table:table-cell office:value-type="string">
            <text:p>cdc latest report</text:p>
          </table:table-cell>
          <table:table-cell office:value-type="string">
            <text:p>read even dont</text:p>
          </table:table-cell>
        </table:table-row>
        <table:table-row table:style-name="ro2">
          <table:table-cell office:value-type="string">
            <text:p>making easier get</text:p>
          </table:table-cell>
          <table:table-cell office:value-type="string">
            <text:p>use cream competition</text:p>
          </table:table-cell>
          <table:table-cell office:value-type="string">
            <text:p>laundry little homework</text:p>
          </table:table-cell>
          <table:table-cell office:value-type="string">
            <text:p>random midnight walks</text:p>
          </table:table-cell>
          <table:table-cell office:value-type="string">
            <text:p>heaven half hour</text:p>
          </table:table-cell>
        </table:table-row>
        <table:table-row table:style-name="ro2">
          <table:table-cell office:value-type="string">
            <text:p>fed up messin</text:p>
          </table:table-cell>
          <table:table-cell office:value-type="string">
            <text:p>soak gummy beas</text:p>
          </table:table-cell>
          <table:table-cell office:value-type="string">
            <text:p>enjoying my morning</text:p>
          </table:table-cell>
          <table:table-cell office:value-type="string">
            <text:p>ceartive inputs than</text:p>
          </table:table-cell>
          <table:table-cell office:value-type="string">
            <text:p>propname propname now</text:p>
          </table:table-cell>
        </table:table-row>
        <table:table-row table:style-name="ro2">
          <table:table-cell office:value-type="string">
            <text:p>write about my</text:p>
          </table:table-cell>
          <table:table-cell office:value-type="string">
            <text:p>torts dude youre</text:p>
          </table:table-cell>
          <table:table-cell office:value-type="string">
            <text:p>set fire non</text:p>
          </table:table-cell>
          <table:table-cell office:value-type="string">
            <text:p>cut bits add</text:p>
          </table:table-cell>
          <table:table-cell office:value-type="string">
            <text:p>cant believe how</text:p>
          </table:table-cell>
        </table:table-row>
        <table:table-row table:style-name="ro2">
          <table:table-cell office:value-type="string">
            <text:p>get done booo</text:p>
          </table:table-cell>
          <table:table-cell office:value-type="string">
            <text:p>anyone read history</text:p>
          </table:table-cell>
          <table:table-cell office:value-type="string">
            <text:p>fit whole life</text:p>
          </table:table-cell>
          <table:table-cell office:value-type="string">
            <text:p>county fair im</text:p>
          </table:table-cell>
          <table:table-cell office:value-type="string">
            <text:p>hit me up</text:p>
          </table:table-cell>
        </table:table-row>
        <table:table-row table:style-name="ro2">
          <table:table-cell office:value-type="string">
            <text:p>any hints helpful</text:p>
          </table:table-cell>
          <table:table-cell office:value-type="string">
            <text:p>up me quite</text:p>
          </table:table-cell>
          <table:table-cell office:value-type="string">
            <text:p>surprise attacked me</text:p>
          </table:table-cell>
          <table:table-cell office:value-type="string">
            <text:p>im watching propname</text:p>
          </table:table-cell>
          <table:table-cell office:value-type="string">
            <text:p>jacked up my</text:p>
          </table:table-cell>
        </table:table-row>
        <table:table-row table:style-name="ro2">
          <table:table-cell office:value-type="string">
            <text:p>man enjoy nobel</text:p>
          </table:table-cell>
          <table:table-cell office:value-type="string">
            <text:p>call matc drop</text:p>
          </table:table-cell>
          <table:table-cell office:value-type="string">
            <text:p>opens doors man</text:p>
          </table:table-cell>
          <table:table-cell office:value-type="string">
            <text:p>happy camper think</text:p>
          </table:table-cell>
          <table:table-cell office:value-type="string">
            <text:p>image your son</text:p>
          </table:table-cell>
        </table:table-row>
        <table:table-row table:style-name="ro2">
          <table:table-cell office:value-type="string">
            <text:p>precious lord carry</text:p>
          </table:table-cell>
          <table:table-cell office:value-type="string">
            <text:p>feels like sleepin</text:p>
          </table:table-cell>
          <table:table-cell office:value-type="string">
            <text:p>way better than</text:p>
          </table:table-cell>
          <table:table-cell office:value-type="string">
            <text:p>day leave oregon</text:p>
          </table:table-cell>
          <table:table-cell office:value-type="string">
            <text:p>wanna go back</text:p>
          </table:table-cell>
        </table:table-row>
        <table:table-row table:style-name="ro2">
          <table:table-cell office:value-type="string">
            <text:p>pray warm our</text:p>
          </table:table-cell>
          <table:table-cell office:value-type="string">
            <text:p>serious hans hotter</text:p>
          </table:table-cell>
          <table:table-cell office:value-type="string">
            <text:p>packed anger hurt</text:p>
          </table:table-cell>
          <table:table-cell office:value-type="string">
            <text:p>tired come out</text:p>
          </table:table-cell>
          <table:table-cell office:value-type="string">
            <text:p>does anyone know</text:p>
          </table:table-cell>
        </table:table-row>
        <table:table-row table:style-name="ro2">
          <table:table-cell office:value-type="string">
            <text:p>day then expected</text:p>
          </table:table-cell>
          <table:table-cell office:value-type="string">
            <text:p>act them only</text:p>
          </table:table-cell>
          <table:table-cell office:value-type="string">
            <text:p>birthday ash love</text:p>
          </table:table-cell>
          <table:table-cell office:value-type="string">
            <text:p>me know post</text:p>
          </table:table-cell>
          <table:table-cell office:value-type="string">
            <text:p>rescue fund haiti</text:p>
          </table:table-cell>
        </table:table-row>
        <table:table-row table:style-name="ro2">
          <table:table-cell office:value-type="string">
            <text:p>mocha little studying</text:p>
          </table:table-cell>
          <table:table-cell office:value-type="string">
            <text:p>day phd applications</text:p>
          </table:table-cell>
          <table:table-cell office:value-type="string">
            <text:p>very sore very</text:p>
          </table:table-cell>
          <table:table-cell office:value-type="string">
            <text:p>listening hare krishna</text:p>
          </table:table-cell>
          <table:table-cell office:value-type="string">
            <text:p>just realized how</text:p>
          </table:table-cell>
        </table:table-row>
        <table:table-row table:style-name="ro2">
          <table:table-cell office:value-type="string">
            <text:p>rhythm whatever way</text:p>
          </table:table-cell>
          <table:table-cell office:value-type="string">
            <text:p>cset didnt think</text:p>
          </table:table-cell>
          <table:table-cell office:value-type="string">
            <text:p>charged battery lol</text:p>
          </table:table-cell>
          <table:table-cell office:value-type="string">
            <text:p>your soul embarks</text:p>
          </table:table-cell>
          <table:table-cell office:value-type="string">
            <text:p>cats dogs left</text:p>
          </table:table-cell>
        </table:table-row>
        <table:table-row table:style-name="ro2">
          <table:table-cell office:value-type="string">
            <text:p>rose shrink love</text:p>
          </table:table-cell>
          <table:table-cell office:value-type="string">
            <text:p>thanks lindow rudy</text:p>
          </table:table-cell>
          <table:table-cell office:value-type="string">
            <text:p>shattering awe inspiring</text:p>
          </table:table-cell>
          <table:table-cell office:value-type="string">
            <text:p>week up yet</text:p>
          </table:table-cell>
          <table:table-cell office:value-type="string">
            <text:p>may heaven half</text:p>
          </table:table-cell>
        </table:table-row>
        <table:table-row table:style-name="ro2">
          <table:table-cell office:value-type="string">
            <text:p>hall under siege</text:p>
          </table:table-cell>
          <table:table-cell office:value-type="string">
            <text:p>now semi own</text:p>
          </table:table-cell>
          <table:table-cell office:value-type="string">
            <text:p>changing adult diapers</text:p>
          </table:table-cell>
          <table:table-cell office:value-type="string">
            <text:p>heinous brooks brothers</text:p>
          </table:table-cell>
          <table:table-cell office:value-type="string">
            <text:p>me up already</text:p>
          </table:table-cell>
        </table:table-row>
        <table:table-row table:style-name="ro2">
          <table:table-cell office:value-type="string">
            <text:p>thinks library nemeses</text:p>
          </table:table-cell>
          <table:table-cell office:value-type="string">
            <text:p>trip lurvly thanksgiving</text:p>
          </table:table-cell>
          <table:table-cell office:value-type="string">
            <text:p>chicken out my</text:p>
          </table:table-cell>
          <table:table-cell office:value-type="string">
            <text:p>ritfit my favorite</text:p>
          </table:table-cell>
          <table:table-cell office:value-type="string">
            <text:p>world doing best</text:p>
          </table:table-cell>
        </table:table-row>
        <table:table-row table:style-name="ro2">
          <table:table-cell office:value-type="string">
            <text:p>eat questioning everything</text:p>
          </table:table-cell>
          <table:table-cell office:value-type="string">
            <text:p>tried contact propname</text:p>
          </table:table-cell>
          <table:table-cell office:value-type="string">
            <text:p>watching superbowl later</text:p>
          </table:table-cell>
          <table:table-cell office:value-type="string">
            <text:p>me out yet</text:p>
          </table:table-cell>
          <table:table-cell office:value-type="string">
            <text:p>people understand being</text:p>
          </table:table-cell>
        </table:table-row>
        <table:table-row table:style-name="ro2">
          <table:table-cell office:value-type="string">
            <text:p>monkey stink pee</text:p>
          </table:table-cell>
          <table:table-cell office:value-type="string">
            <text:p>see now am</text:p>
          </table:table-cell>
          <table:table-cell office:value-type="string">
            <text:p>sure wants done</text:p>
          </table:table-cell>
          <table:table-cell office:value-type="string">
            <text:p>happy southwest found</text:p>
          </table:table-cell>
          <table:table-cell office:value-type="string">
            <text:p>about being able</text:p>
          </table:table-cell>
        </table:table-row>
        <table:table-row table:style-name="ro2">
          <table:table-cell office:value-type="string">
            <text:p>pm roll around</text:p>
          </table:table-cell>
          <table:table-cell office:value-type="string">
            <text:p>ripped half becaws</text:p>
          </table:table-cell>
          <table:table-cell office:value-type="string">
            <text:p>saying day loving</text:p>
          </table:table-cell>
          <table:table-cell office:value-type="string">
            <text:p>spontaneity life last</text:p>
          </table:table-cell>
          <table:table-cell office:value-type="string">
            <text:p>propname our st</text:p>
          </table:table-cell>
        </table:table-row>
        <table:table-row table:style-name="ro2">
          <table:table-cell office:value-type="string">
            <text:p>battle weary refuse</text:p>
          </table:table-cell>
          <table:table-cell office:value-type="string">
            <text:p>know answer propname</text:p>
          </table:table-cell>
          <table:table-cell office:value-type="string">
            <text:p>forsaken right loved</text:p>
          </table:table-cell>
          <table:table-cell office:value-type="string">
            <text:p>committee just lost</text:p>
          </table:table-cell>
          <table:table-cell office:value-type="string">
            <text:p>night pig whistle</text:p>
          </table:table-cell>
        </table:table-row>
        <table:table-row table:style-name="ro2">
          <table:table-cell office:value-type="string">
            <text:p>ya sin embarcaciones</text:p>
          </table:table-cell>
          <table:table-cell office:value-type="string">
            <text:p>rings some reason</text:p>
          </table:table-cell>
          <table:table-cell office:value-type="string">
            <text:p>about how my</text:p>
          </table:table-cell>
          <table:table-cell office:value-type="string">
            <text:p>folkmuseum beautiful opera</text:p>
          </table:table-cell>
          <table:table-cell office:value-type="string">
            <text:p>jud di nga</text:p>
          </table:table-cell>
        </table:table-row>
        <table:table-row table:style-name="ro2">
          <table:table-cell office:value-type="string">
            <text:p>can get vaccine</text:p>
          </table:table-cell>
          <table:table-cell office:value-type="string">
            <text:p>half less drop</text:p>
          </table:table-cell>
          <table:table-cell office:value-type="string">
            <text:p>kitty good christmas</text:p>
          </table:table-cell>
          <table:table-cell office:value-type="string">
            <text:p>how feel bout</text:p>
          </table:table-cell>
          <table:table-cell office:value-type="string">
            <text:p>now knows propname</text:p>
          </table:table-cell>
        </table:table-row>
        <table:table-row table:style-name="ro2">
          <table:table-cell office:value-type="string">
            <text:p>quantum memory devices</text:p>
          </table:table-cell>
          <table:table-cell office:value-type="string">
            <text:p>bruce wayne batman</text:p>
          </table:table-cell>
          <table:table-cell office:value-type="string">
            <text:p>ceartive inputs than</text:p>
          </table:table-cell>
          <table:table-cell office:value-type="string">
            <text:p>days becoming much</text:p>
          </table:table-cell>
          <table:table-cell office:value-type="string">
            <text:p>take propname doctor</text:p>
          </table:table-cell>
        </table:table-row>
        <table:table-row table:style-name="ro2">
          <table:table-cell office:value-type="string">
            <text:p>go out shorts</text:p>
          </table:table-cell>
          <table:table-cell office:value-type="string">
            <text:p>brand whiteboard markers</text:p>
          </table:table-cell>
          <table:table-cell office:value-type="string">
            <text:p>time get coat</text:p>
          </table:table-cell>
          <table:table-cell office:value-type="string">
            <text:p>stuff my room</text:p>
          </table:table-cell>
          <table:table-cell office:value-type="string">
            <text:p>must sleep must</text:p>
          </table:table-cell>
        </table:table-row>
        <table:table-row table:style-name="ro2">
          <table:table-cell office:value-type="string">
            <text:p>hoping house senate</text:p>
          </table:table-cell>
          <table:table-cell office:value-type="string">
            <text:p>see itd like</text:p>
          </table:table-cell>
          <table:table-cell office:value-type="string">
            <text:p>cut bits add</text:p>
          </table:table-cell>
          <table:table-cell office:value-type="string">
            <text:p>class tonight until</text:p>
          </table:table-cell>
          <table:table-cell office:value-type="string">
            <text:p>cures your hangover</text:p>
          </table:table-cell>
        </table:table-row>
        <table:table-row table:style-name="ro2">
          <table:table-cell office:value-type="string">
            <text:p>make love heart</text:p>
          </table:table-cell>
          <table:table-cell office:value-type="string">
            <text:p>holy fuck youtube</text:p>
          </table:table-cell>
          <table:table-cell office:value-type="string">
            <text:p>county fair im</text:p>
          </table:table-cell>
          <table:table-cell office:value-type="string">
            <text:p>noticed dolphin helmet</text:p>
          </table:table-cell>
          <table:table-cell office:value-type="string">
            <text:p>student ready teacher</text:p>
          </table:table-cell>
        </table:table-row>
        <table:table-row table:style-name="ro2">
          <table:table-cell office:value-type="string">
            <text:p>radical feminist group</text:p>
          </table:table-cell>
          <table:table-cell office:value-type="string">
            <text:p>five times much</text:p>
          </table:table-cell>
          <table:table-cell office:value-type="string">
            <text:p>organization whose office</text:p>
          </table:table-cell>
          <table:table-cell office:value-type="string">
            <text:p>long exciting work</text:p>
          </table:table-cell>
          <table:table-cell office:value-type="string">
            <text:p>meteor shower tonight</text:p>
          </table:table-cell>
        </table:table-row>
        <table:table-row table:style-name="ro2">
          <table:table-cell office:value-type="string">
            <text:p>two days home</text:p>
          </table:table-cell>
          <table:table-cell office:value-type="string">
            <text:p>falls tomorrow busy</text:p>
          </table:table-cell>
          <table:table-cell office:value-type="string">
            <text:p>day leave oregon</text:p>
          </table:table-cell>
          <table:table-cell office:value-type="string">
            <text:p>want like jesus</text:p>
          </table:table-cell>
          <table:table-cell office:value-type="string">
            <text:p>age state mind</text:p>
          </table:table-cell>
        </table:table-row>
        <table:table-row table:style-name="ro2">
          <table:table-cell office:value-type="string">
            <text:p>working profile pic</text:p>
          </table:table-cell>
          <table:table-cell office:value-type="string">
            <text:p>moment next few</text:p>
          </table:table-cell>
          <table:table-cell office:value-type="string">
            <text:p>velvet cream cheese</text:p>
          </table:table-cell>
          <table:table-cell office:value-type="string">
            <text:p>now possesses lot</text:p>
          </table:table-cell>
          <table:table-cell office:value-type="string">
            <text:p>dal hook me</text:p>
          </table:table-cell>
        </table:table-row>
        <table:table-row table:style-name="ro2">
          <table:table-cell office:value-type="string">
            <text:p>started singing along</text:p>
          </table:table-cell>
          <table:table-cell office:value-type="string">
            <text:p>movie coming out</text:p>
          </table:table-cell>
          <table:table-cell office:value-type="string">
            <text:p>anyone wants dresser</text:p>
          </table:table-cell>
          <table:table-cell office:value-type="string">
            <text:p>truth wind our</text:p>
          </table:table-cell>
          <table:table-cell office:value-type="string">
            <text:p>any human being</text:p>
          </table:table-cell>
        </table:table-row>
        <table:table-row table:style-name="ro2">
          <table:table-cell office:value-type="string">
            <text:p>masters international civil</text:p>
          </table:table-cell>
          <table:table-cell office:value-type="string">
            <text:p>teachers only day</text:p>
          </table:table-cell>
          <table:table-cell office:value-type="string">
            <text:p>cant sing take</text:p>
          </table:table-cell>
          <table:table-cell office:value-type="string">
            <text:p>downtown sb visit</text:p>
          </table:table-cell>
          <table:table-cell office:value-type="string">
            <text:p>rise against show</text:p>
          </table:table-cell>
        </table:table-row>
        <table:table-row table:style-name="ro2">
          <table:table-cell office:value-type="string">
            <text:p>support youtube watch</text:p>
          </table:table-cell>
          <table:table-cell office:value-type="string">
            <text:p>well pleasure privilege</text:p>
          </table:table-cell>
          <table:table-cell office:value-type="string">
            <text:p>need money worth</text:p>
          </table:table-cell>
          <table:table-cell office:value-type="string">
            <text:p>sure repairman fiddled</text:p>
          </table:table-cell>
          <table:table-cell office:value-type="string">
            <text:p>time living phone</text:p>
          </table:table-cell>
        </table:table-row>
        <table:table-row table:style-name="ro2">
          <table:table-cell office:value-type="string">
            <text:p>form workout love</text:p>
          </table:table-cell>
          <table:table-cell office:value-type="string">
            <text:p>powers nor things</text:p>
          </table:table-cell>
          <table:table-cell office:value-type="string">
            <text:p>happy southwest found</text:p>
          </table:table-cell>
          <table:table-cell office:value-type="string">
            <text:p>years fit my</text:p>
          </table:table-cell>
          <table:table-cell office:value-type="string">
            <text:p>life cats dogs</text:p>
          </table:table-cell>
        </table:table-row>
        <table:table-row table:style-name="ro2">
          <table:table-cell office:value-type="string">
            <text:p>get my tags</text:p>
          </table:table-cell>
          <table:table-cell office:value-type="string">
            <text:p>eerie red could</text:p>
          </table:table-cell>
          <table:table-cell office:value-type="string">
            <text:p>colleague pad infused</text:p>
          </table:table-cell>
          <table:table-cell office:value-type="string">
            <text:p>cannot wait friday</text:p>
          </table:table-cell>
          <table:table-cell office:value-type="string">
            <text:p>propname can win</text:p>
          </table:table-cell>
        </table:table-row>
        <table:table-row table:style-name="ro2">
          <table:table-cell office:value-type="string">
            <text:p>just keep reminding</text:p>
          </table:table-cell>
          <table:table-cell office:value-type="string">
            <text:p>sections good bye</text:p>
          </table:table-cell>
          <table:table-cell office:value-type="string">
            <text:p>needs another costume</text:p>
          </table:table-cell>
          <table:table-cell office:value-type="string">
            <text:p>grill then lazy</text:p>
          </table:table-cell>
          <table:table-cell office:value-type="string">
            <text:p>up can rise</text:p>
          </table:table-cell>
        </table:table-row>
        <table:table-row table:style-name="ro2">
          <table:table-cell office:value-type="string">
            <text:p>pausing inspect angle</text:p>
          </table:table-cell>
          <table:table-cell office:value-type="string">
            <text:p>dangerous practice known</text:p>
          </table:table-cell>
          <table:table-cell office:value-type="string">
            <text:p>ash love much</text:p>
          </table:table-cell>
          <table:table-cell office:value-type="string">
            <text:p>better word gy</text:p>
          </table:table-cell>
          <table:table-cell office:value-type="string">
            <text:p>instead doing my</text:p>
          </table:table-cell>
        </table:table-row>
        <table:table-row table:style-name="ro2">
          <table:table-cell office:value-type="string">
            <text:p>flowers sitting my</text:p>
          </table:table-cell>
          <table:table-cell office:value-type="string">
            <text:p>something am ill</text:p>
          </table:table-cell>
          <table:table-cell office:value-type="string">
            <text:p>top ramen first</text:p>
          </table:table-cell>
          <table:table-cell office:value-type="string">
            <text:p>see papers write</text:p>
          </table:table-cell>
          <table:table-cell office:value-type="string">
            <text:p>ghapn siya mu</text:p>
          </table:table-cell>
        </table:table-row>
        <table:table-row table:style-name="ro2">
          <table:table-cell office:value-type="string">
            <text:p>advisory atlanta today</text:p>
          </table:table-cell>
          <table:table-cell office:value-type="string">
            <text:p>like get dressed</text:p>
          </table:table-cell>
          <table:table-cell office:value-type="string">
            <text:p>class tonight until</text:p>
          </table:table-cell>
          <table:table-cell office:value-type="string">
            <text:p>hour twice two</text:p>
          </table:table-cell>
          <table:table-cell office:value-type="string">
            <text:p>feet under nah</text:p>
          </table:table-cell>
        </table:table-row>
        <table:table-row table:style-name="ro2">
          <table:table-cell office:value-type="string">
            <text:p>exactly week now</text:p>
          </table:table-cell>
          <table:table-cell office:value-type="string">
            <text:p>people concerned temporary</text:p>
          </table:table-cell>
          <table:table-cell office:value-type="string">
            <text:p>long exciting work</text:p>
          </table:table-cell>
          <table:table-cell office:value-type="string">
            <text:p>think about dont</text:p>
          </table:table-cell>
          <table:table-cell office:value-type="string">
            <text:p>just want sleep</text:p>
          </table:table-cell>
        </table:table-row>
        <table:table-row table:style-name="ro2">
          <table:table-cell office:value-type="string">
            <text:p>isnt obviously yay</text:p>
          </table:table-cell>
          <table:table-cell office:value-type="string">
            <text:p>welcome your simplified</text:p>
          </table:table-cell>
          <table:table-cell office:value-type="string">
            <text:p>want like jesus</text:p>
          </table:table-cell>
          <table:table-cell office:value-type="string">
            <text:p>taking human sexuality</text:p>
          </table:table-cell>
          <table:table-cell office:value-type="string">
            <text:p>makes me happy</text:p>
          </table:table-cell>
        </table:table-row>
        <table:table-row table:style-name="ro2">
          <table:table-cell office:value-type="string">
            <text:p>rose seems only</text:p>
          </table:table-cell>
          <table:table-cell office:value-type="string">
            <text:p>hate cold ugh</text:p>
          </table:table-cell>
          <table:table-cell office:value-type="string">
            <text:p>years fit my</text:p>
          </table:table-cell>
          <table:table-cell office:value-type="string">
            <text:p>control over four</text:p>
          </table:table-cell>
          <table:table-cell office:value-type="string">
            <text:p>east lansing feels</text:p>
          </table:table-cell>
        </table:table-row>
        <table:table-row table:style-name="ro2">
          <table:table-cell office:value-type="string">
            <text:p>day brought wii</text:p>
          </table:table-cell>
          <table:table-cell office:value-type="string">
            <text:p>purses dvd overload</text:p>
          </table:table-cell>
          <table:table-cell office:value-type="string">
            <text:p>better word gy</text:p>
          </table:table-cell>
          <table:table-cell office:value-type="string">
            <text:p>just never good</text:p>
          </table:table-cell>
          <table:table-cell office:value-type="string">
            <text:p>cant sleep because</text:p>
          </table:table-cell>
        </table:table-row>
        <table:table-row table:style-name="ro2">
          <table:table-cell office:value-type="string">
            <text:p>good job ballers</text:p>
          </table:table-cell>
          <table:table-cell office:value-type="string">
            <text:p>im first called</text:p>
          </table:table-cell>
          <table:table-cell office:value-type="string">
            <text:p>doesnt want finish</text:p>
          </table:table-cell>
          <table:table-cell office:value-type="string">
            <text:p>snow advisory atlanta</text:p>
          </table:table-cell>
          <table:table-cell office:value-type="string">
            <text:p>now must feast</text:p>
          </table:table-cell>
        </table:table-row>
        <table:table-row table:style-name="ro2">
          <table:table-cell office:value-type="string">
            <text:p>spartan football promo</text:p>
          </table:table-cell>
          <table:table-cell office:value-type="string">
            <text:p>day today yay</text:p>
          </table:table-cell>
          <table:table-cell office:value-type="string">
            <text:p>see papers write</text:p>
          </table:table-cell>
          <table:table-cell office:value-type="string">
            <text:p>fog breed pestilence</text:p>
          </table:table-cell>
          <table:table-cell office:value-type="string">
            <text:p>take life make</text:p>
          </table:table-cell>
        </table:table-row>
        <table:table-row table:style-name="ro2">
          <table:table-cell office:value-type="string">
            <text:p>some chili after</text:p>
          </table:table-cell>
          <table:table-cell office:value-type="string">
            <text:p>discern make love</text:p>
          </table:table-cell>
          <table:table-cell office:value-type="string">
            <text:p>watch movie possibly</text:p>
          </table:table-cell>
          <table:table-cell office:value-type="string">
            <text:p>want able my</text:p>
          </table:table-cell>
          <table:table-cell office:value-type="string">
            <text:p>pointless ang pag</text:p>
          </table:table-cell>
        </table:table-row>
        <table:table-row table:style-name="ro2">
          <table:table-cell office:value-type="string">
            <text:p>box boxes box</text:p>
          </table:table-cell>
          <table:table-cell office:value-type="string">
            <text:p>classically trained playing</text:p>
          </table:table-cell>
          <table:table-cell office:value-type="string">
            <text:p>taking human sexuality</text:p>
          </table:table-cell>
          <table:table-cell office:value-type="string">
            <text:p>way show them</text:p>
          </table:table-cell>
          <table:table-cell office:value-type="string">
            <text:p>feeling my nd</text:p>
          </table:table-cell>
        </table:table-row>
        <table:table-row table:style-name="ro2">
          <table:table-cell office:value-type="string">
            <text:p>brains oh fun</text:p>
          </table:table-cell>
          <table:table-cell office:value-type="string">
            <text:p>given lost found</text:p>
          </table:table-cell>
          <table:table-cell office:value-type="string">
            <text:p>just never good</text:p>
          </table:table-cell>
          <table:table-cell office:value-type="string">
            <text:p>favorite movie time</text:p>
          </table:table-cell>
          <table:table-cell office:value-type="string">
            <text:p>tired cant wait</text:p>
          </table:table-cell>
        </table:table-row>
        <table:table-row table:style-name="ro2">
          <table:table-cell office:value-type="string">
            <text:p>weights free athletic</text:p>
          </table:table-cell>
          <table:table-cell office:value-type="string">
            <text:p>solos entreg ndose</text:p>
          </table:table-cell>
          <table:table-cell office:value-type="string">
            <text:p>thanks everyone wished</text:p>
          </table:table-cell>
          <table:table-cell office:value-type="string">
            <text:p>even doing anything</text:p>
          </table:table-cell>
          <table:table-cell office:value-type="string">
            <text:p>overload bananas unique</text:p>
          </table:table-cell>
        </table:table-row>
        <table:table-row table:style-name="ro2">
          <table:table-cell office:value-type="string">
            <text:p>verb showing someone</text:p>
          </table:table-cell>
          <table:table-cell office:value-type="string">
            <text:p>con law ii</text:p>
          </table:table-cell>
          <table:table-cell office:value-type="string">
            <text:p>gonna fall great</text:p>
          </table:table-cell>
          <table:table-cell office:value-type="string">
            <text:p>eating healthy wagon</text:p>
          </table:table-cell>
          <table:table-cell office:value-type="string">
            <text:p>tolkein lord rings</text:p>
          </table:table-cell>
        </table:table-row>
        <table:table-row table:style-name="ro2">
          <table:table-cell office:value-type="string">
            <text:p>likely study because</text:p>
          </table:table-cell>
          <table:table-cell office:value-type="string">
            <text:p>work finnished grrr</text:p>
          </table:table-cell>
          <table:table-cell office:value-type="string">
            <text:p>topics come up</text:p>
          </table:table-cell>
          <table:table-cell office:value-type="string">
            <text:p>hanging out klocks</text:p>
          </table:table-cell>
          <table:table-cell office:value-type="string">
            <text:p>anyone welcome come</text:p>
          </table:table-cell>
        </table:table-row>
        <table:table-row table:style-name="ro2">
          <table:table-cell office:value-type="string">
            <text:p>videos just discovered</text:p>
          </table:table-cell>
          <table:table-cell office:value-type="string">
            <text:p>hit brakes before</text:p>
          </table:table-cell>
          <table:table-cell office:value-type="string">
            <text:p>courage cowardly dog</text:p>
          </table:table-cell>
          <table:table-cell office:value-type="string">
            <text:p>eagles fight get</text:p>
          </table:table-cell>
          <table:table-cell office:value-type="string">
            <text:p>anyone know how</text:p>
          </table:table-cell>
        </table:table-row>
        <table:table-row table:style-name="ro2">
          <table:table-cell office:value-type="string">
            <text:p>almost confused ice</text:p>
          </table:table-cell>
          <table:table-cell office:value-type="string">
            <text:p>our representatives president</text:p>
          </table:table-cell>
          <table:table-cell office:value-type="string">
            <text:p>fog breed pestilence</text:p>
          </table:table-cell>
          <table:table-cell office:value-type="string">
            <text:p>now cant study</text:p>
          </table:table-cell>
          <table:table-cell office:value-type="string">
            <text:p>pen saddest might</text:p>
          </table:table-cell>
        </table:table-row>
        <table:table-row table:style-name="ro2">
          <table:table-cell office:value-type="string">
            <text:p>about my standard</text:p>
          </table:table-cell>
          <table:table-cell office:value-type="string">
            <text:p>send address recovering</text:p>
          </table:table-cell>
          <table:table-cell office:value-type="string">
            <text:p>want able my</text:p>
          </table:table-cell>
          <table:table-cell office:value-type="string">
            <text:p>temple today photo</text:p>
          </table:table-cell>
          <table:table-cell office:value-type="string">
            <text:p>largely due dehydration</text:p>
          </table:table-cell>
        </table:table-row>
        <table:table-row table:style-name="ro2">
          <table:table-cell office:value-type="string">
            <text:p>cake whole wheat</text:p>
          </table:table-cell>
          <table:table-cell office:value-type="string">
            <text:p>hours tonight shall</text:p>
          </table:table-cell>
          <table:table-cell office:value-type="string">
            <text:p>now cant study</text:p>
          </table:table-cell>
          <table:table-cell office:value-type="string">
            <text:p>well drinking lot</text:p>
          </table:table-cell>
          <table:table-cell office:value-type="string">
            <text:p>paper study my</text:p>
          </table:table-cell>
        </table:table-row>
        <table:table-row table:style-name="ro2">
          <table:table-cell office:value-type="string">
            <text:p>norway thursday accept</text:p>
          </table:table-cell>
          <table:table-cell office:value-type="string">
            <text:p>propname dunno some</text:p>
          </table:table-cell>
          <table:table-cell office:value-type="string">
            <text:p>only robinson crusoe</text:p>
          </table:table-cell>
          <table:table-cell office:value-type="string">
            <text:p>groups parties nations</text:p>
          </table:table-cell>
          <table:table-cell office:value-type="string">
            <text:p>object dont operate</text:p>
          </table:table-cell>
        </table:table-row>
        <table:table-row table:style-name="ro2">
          <table:table-cell office:value-type="string">
            <text:p>enjoy going take</text:p>
          </table:table-cell>
          <table:table-cell office:value-type="string">
            <text:p>ill life put</text:p>
          </table:table-cell>
          <table:table-cell office:value-type="string">
            <text:p>food diet like</text:p>
          </table:table-cell>
          <table:table-cell office:value-type="string">
            <text:p>just got call</text:p>
          </table:table-cell>
          <table:table-cell office:value-type="string">
            <text:p>esteem feet under</text:p>
          </table:table-cell>
        </table:table-row>
        <table:table-row table:style-name="ro2">
          <table:table-cell office:value-type="string">
            <text:p>back home cant</text:p>
          </table:table-cell>
          <table:table-cell office:value-type="string">
            <text:p>whole bunch queer</text:p>
          </table:table-cell>
          <table:table-cell office:value-type="string">
            <text:p>outside pajamas sweep</text:p>
          </table:table-cell>
          <table:table-cell office:value-type="string">
            <text:p>thursday accept nobel</text:p>
          </table:table-cell>
          <table:table-cell office:value-type="string">
            <text:p>tell me how</text:p>
          </table:table-cell>
        </table:table-row>
        <table:table-row table:style-name="ro2">
          <table:table-cell office:value-type="string">
            <text:p>non denominational happy</text:p>
          </table:table-cell>
          <table:table-cell office:value-type="string">
            <text:p>pick up mamacita</text:p>
          </table:table-cell>
          <table:table-cell office:value-type="string">
            <text:p>fed up messin</text:p>
          </table:table-cell>
          <table:table-cell office:value-type="string">
            <text:p>love me youre</text:p>
          </table:table-cell>
          <table:table-cell office:value-type="string">
            <text:p>past few days</text:p>
          </table:table-cell>
        </table:table-row>
        <table:table-row table:style-name="ro2">
          <table:table-cell office:value-type="string">
            <text:p>day mail msu</text:p>
          </table:table-cell>
          <table:table-cell office:value-type="string">
            <text:p>winter games begin</text:p>
          </table:table-cell>
          <table:table-cell office:value-type="string">
            <text:p>write about my</text:p>
          </table:table-cell>
          <table:table-cell office:value-type="string">
            <text:p>should unable change</text:p>
          </table:table-cell>
          <table:table-cell office:value-type="string">
            <text:p>feels like pullman</text:p>
          </table:table-cell>
        </table:table-row>
        <table:table-row table:style-name="ro2">
          <table:table-cell office:value-type="string">
            <text:p>ratings get better</text:p>
          </table:table-cell>
          <table:table-cell office:value-type="string">
            <text:p>dark especially wen</text:p>
          </table:table-cell>
          <table:table-cell office:value-type="string">
            <text:p>hours sleep schooldays</text:p>
          </table:table-cell>
          <table:table-cell office:value-type="string">
            <text:p>fed up messin</text:p>
          </table:table-cell>
          <table:table-cell office:value-type="string">
            <text:p>going awesome slightly</text:p>
          </table:table-cell>
        </table:table-row>
        <table:table-row table:style-name="ro2">
          <table:table-cell office:value-type="string">
            <text:p>see my dog</text:p>
          </table:table-cell>
          <table:table-cell office:value-type="string">
            <text:p>worrying about aria</text:p>
          </table:table-cell>
          <table:table-cell office:value-type="string">
            <text:p>my computer hard</text:p>
          </table:table-cell>
          <table:table-cell office:value-type="string">
            <text:p>together yes time</text:p>
          </table:table-cell>
          <table:table-cell office:value-type="string">
            <text:p>doc hosp thank</text:p>
          </table:table-cell>
        </table:table-row>
        <table:table-row table:style-name="ro2">
          <table:table-cell office:value-type="string">
            <text:p>now hockey sucking</text:p>
          </table:table-cell>
          <table:table-cell office:value-type="string">
            <text:p>cannot type today</text:p>
          </table:table-cell>
          <table:table-cell office:value-type="string">
            <text:p>man enjoy nobel</text:p>
          </table:table-cell>
          <table:table-cell office:value-type="string">
            <text:p>get done booo</text:p>
          </table:table-cell>
          <table:table-cell office:value-type="string">
            <text:p>too much time</text:p>
          </table:table-cell>
        </table:table-row>
        <table:table-row table:style-name="ro2">
          <table:table-cell office:value-type="string">
            <text:p>edu doesnt make</text:p>
          </table:table-cell>
          <table:table-cell office:value-type="string">
            <text:p>never even heard</text:p>
          </table:table-cell>
          <table:table-cell office:value-type="string">
            <text:p>precious lord carry</text:p>
          </table:table-cell>
          <table:table-cell office:value-type="string">
            <text:p>why play halfway</text:p>
          </table:table-cell>
          <table:table-cell office:value-type="string">
            <text:p>test went well</text:p>
          </table:table-cell>
        </table:table-row>
        <table:table-row table:style-name="ro2">
          <table:table-cell office:value-type="string">
            <text:p>possible enter stupidly</text:p>
          </table:table-cell>
          <table:table-cell office:value-type="string">
            <text:p>church serve than</text:p>
          </table:table-cell>
          <table:table-cell office:value-type="string">
            <text:p>dont dare like</text:p>
          </table:table-cell>
          <table:table-cell office:value-type="string">
            <text:p>masters pa science</text:p>
          </table:table-cell>
          <table:table-cell office:value-type="string">
            <text:p>figure out my</text:p>
          </table:table-cell>
        </table:table-row>
        <table:table-row table:style-name="ro2">
          <table:table-cell office:value-type="string">
            <text:p>me motivate me</text:p>
          </table:table-cell>
          <table:table-cell office:value-type="string">
            <text:p>insurance public option</text:p>
          </table:table-cell>
          <table:table-cell office:value-type="string">
            <text:p>man wants fight</text:p>
          </table:table-cell>
          <table:table-cell office:value-type="string">
            <text:p>am driving actually</text:p>
          </table:table-cell>
          <table:table-cell office:value-type="string">
            <text:p>tomorrow can adopt</text:p>
          </table:table-cell>
        </table:table-row>
        <table:table-row table:style-name="ro2">
          <table:table-cell office:value-type="string">
            <text:p>billion dreams last</text:p>
          </table:table-cell>
          <table:table-cell office:value-type="string">
            <text:p>taking fork lift</text:p>
          </table:table-cell>
          <table:table-cell office:value-type="string">
            <text:p>peppermint mocha coffee</text:p>
          </table:table-cell>
          <table:table-cell office:value-type="string">
            <text:p>got christmas own</text:p>
          </table:table-cell>
          <table:table-cell office:value-type="string">
            <text:p>how got lucky</text:p>
          </table:table-cell>
        </table:table-row>
        <table:table-row table:style-name="ro2">
          <table:table-cell office:value-type="string">
            <text:p>gre words stuff</text:p>
          </table:table-cell>
          <table:table-cell office:value-type="string">
            <text:p>up tonight week</text:p>
          </table:table-cell>
          <table:table-cell office:value-type="string">
            <text:p>pray warm our</text:p>
          </table:table-cell>
          <table:table-cell office:value-type="string">
            <text:p>going campus please</text:p>
          </table:table-cell>
          <table:table-cell office:value-type="string">
            <text:p>your status put</text:p>
          </table:table-cell>
        </table:table-row>
        <table:table-row table:style-name="ro2">
          <table:table-cell office:value-type="string">
            <text:p>monkeys sex biweekly</text:p>
          </table:table-cell>
          <table:table-cell office:value-type="string">
            <text:p>damn giddy about</text:p>
          </table:table-cell>
          <table:table-cell office:value-type="string">
            <text:p>now far im</text:p>
          </table:table-cell>
          <table:table-cell office:value-type="string">
            <text:p>area animal lovers</text:p>
          </table:table-cell>
          <table:table-cell office:value-type="string">
            <text:p>didnt think could</text:p>
          </table:table-cell>
        </table:table-row>
        <table:table-row table:style-name="ro2">
          <table:table-cell office:value-type="string">
            <text:p>sign up comment</text:p>
          </table:table-cell>
          <table:table-cell office:value-type="string">
            <text:p>baby sister little</text:p>
          </table:table-cell>
          <table:table-cell office:value-type="string">
            <text:p>entry words make</text:p>
          </table:table-cell>
          <table:table-cell office:value-type="string">
            <text:p>walk love joy</text:p>
          </table:table-cell>
          <table:table-cell office:value-type="string">
            <text:p>am soooo good</text:p>
          </table:table-cell>
        </table:table-row>
        <table:table-row table:style-name="ro2">
          <table:table-cell office:value-type="string">
            <text:p>typically seranade really</text:p>
          </table:table-cell>
          <table:table-cell office:value-type="string">
            <text:p>fourth largest city</text:p>
          </table:table-cell>
          <table:table-cell office:value-type="string">
            <text:p>brought amber nearly</text:p>
          </table:table-cell>
          <table:table-cell office:value-type="string">
            <text:p>again lost underground</text:p>
          </table:table-cell>
          <table:table-cell office:value-type="string">
            <text:p>pray propname our</text:p>
          </table:table-cell>
        </table:table-row>
        <table:table-row table:style-name="ro2">
          <table:table-cell office:value-type="string">
            <text:p>tired some reason</text:p>
          </table:table-cell>
          <table:table-cell office:value-type="string">
            <text:p>american songs ich</text:p>
          </table:table-cell>
          <table:table-cell office:value-type="string">
            <text:p>mocha little studying</text:p>
          </table:table-cell>
          <table:table-cell office:value-type="string">
            <text:p>again blame lunch</text:p>
          </table:table-cell>
          <table:table-cell office:value-type="string">
            <text:p>doppelg nger week</text:p>
          </table:table-cell>
        </table:table-row>
        <table:table-row table:style-name="ro2">
          <table:table-cell office:value-type="string">
            <text:p>wanted once instead</text:p>
          </table:table-cell>
          <table:table-cell office:value-type="string">
            <text:p>wait my word</text:p>
          </table:table-cell>
          <table:table-cell office:value-type="string">
            <text:p>rockin out paramore</text:p>
          </table:table-cell>
          <table:table-cell office:value-type="string">
            <text:p>im road runner</text:p>
          </table:table-cell>
          <table:table-cell office:value-type="string">
            <text:p>christmas good night</text:p>
          </table:table-cell>
        </table:table-row>
        <table:table-row table:style-name="ro2">
          <table:table-cell office:value-type="string">
            <text:p>lady moves herioc</text:p>
          </table:table-cell>
          <table:table-cell office:value-type="string">
            <text:p>trips through travelocity</text:p>
          </table:table-cell>
          <table:table-cell office:value-type="string">
            <text:p>rhythm whatever way</text:p>
          </table:table-cell>
          <table:table-cell office:value-type="string">
            <text:p>hard work blahhhh</text:p>
          </table:table-cell>
          <table:table-cell office:value-type="string">
            <text:p>wonderful birthday wishes</text:p>
          </table:table-cell>
        </table:table-row>
        <table:table-row table:style-name="ro2">
          <table:table-cell office:value-type="string">
            <text:p>small child propname</text:p>
          </table:table-cell>
          <table:table-cell office:value-type="string">
            <text:p>tomorrow happy birthday</text:p>
          </table:table-cell>
          <table:table-cell office:value-type="string">
            <text:p>thinks library nemeses</text:p>
          </table:table-cell>
          <table:table-cell office:value-type="string">
            <text:p>my computer hard</text:p>
          </table:table-cell>
          <table:table-cell office:value-type="string">
            <text:p>club friday saturday</text:p>
          </table:table-cell>
        </table:table-row>
        <table:table-row table:style-name="ro2">
          <table:table-cell office:value-type="string">
            <text:p>floor my bed</text:p>
          </table:table-cell>
          <table:table-cell office:value-type="string">
            <text:p>back late nighter</text:p>
          </table:table-cell>
          <table:table-cell office:value-type="string">
            <text:p>hall under siege</text:p>
          </table:table-cell>
          <table:table-cell office:value-type="string">
            <text:p>man enjoy nobel</text:p>
          </table:table-cell>
          <table:table-cell office:value-type="string">
            <text:p>everybody else means</text:p>
          </table:table-cell>
        </table:table-row>
        <table:table-row table:style-name="ro2">
          <table:table-cell office:value-type="string">
            <text:p>medicine shit can</text:p>
          </table:table-cell>
          <table:table-cell office:value-type="string">
            <text:p>limited time mend</text:p>
          </table:table-cell>
          <table:table-cell office:value-type="string">
            <text:p>monkey stink pee</text:p>
          </table:table-cell>
          <table:table-cell office:value-type="string">
            <text:p>able enjoy over</text:p>
          </table:table-cell>
          <table:table-cell office:value-type="string">
            <text:p>iteration closer desired</text:p>
          </table:table-cell>
        </table:table-row>
        <table:table-row table:style-name="ro2">
          <table:table-cell office:value-type="string">
            <text:p>others just get</text:p>
          </table:table-cell>
          <table:table-cell office:value-type="string">
            <text:p>rejects national healthcare</text:p>
          </table:table-cell>
          <table:table-cell office:value-type="string">
            <text:p>pm roll around</text:p>
          </table:table-cell>
          <table:table-cell office:value-type="string">
            <text:p>calf memphis zoo</text:p>
          </table:table-cell>
          <table:table-cell office:value-type="string">
            <text:p>bout thing night</text:p>
          </table:table-cell>
        </table:table-row>
        <table:table-row table:style-name="ro2">
          <table:table-cell office:value-type="string">
            <text:p>pitiful pusillanimous putrid</text:p>
          </table:table-cell>
          <table:table-cell office:value-type="string">
            <text:p>converting pastafarianism worship</text:p>
          </table:table-cell>
          <table:table-cell office:value-type="string">
            <text:p>makes mouth very</text:p>
          </table:table-cell>
          <table:table-cell office:value-type="string">
            <text:p>think chef owes</text:p>
          </table:table-cell>
          <table:table-cell office:value-type="string">
            <text:p>some work done</text:p>
          </table:table-cell>
        </table:table-row>
        <table:table-row table:style-name="ro2">
          <table:table-cell office:value-type="string">
            <text:p>managed very productive</text:p>
          </table:table-cell>
          <table:table-cell office:value-type="string">
            <text:p>resort cant because</text:p>
          </table:table-cell>
          <table:table-cell office:value-type="string">
            <text:p>can get vaccine</text:p>
          </table:table-cell>
          <table:table-cell office:value-type="string">
            <text:p>precious lord carry</text:p>
          </table:table-cell>
          <table:table-cell office:value-type="string">
            <text:p>encore un autre</text:p>
          </table:table-cell>
        </table:table-row>
        <table:table-row table:style-name="ro2">
          <table:table-cell office:value-type="string">
            <text:p>crack between summer</text:p>
          </table:table-cell>
          <table:table-cell office:value-type="string">
            <text:p>stable called stability</text:p>
          </table:table-cell>
          <table:table-cell office:value-type="string">
            <text:p>quantum memory devices</text:p>
          </table:table-cell>
          <table:table-cell office:value-type="string">
            <text:p>dont dare like</text:p>
          </table:table-cell>
          <table:table-cell office:value-type="string">
            <text:p>go before sleeps</text:p>
          </table:table-cell>
        </table:table-row>
        <table:table-row table:style-name="ro2">
          <table:table-cell office:value-type="string">
            <text:p>josh groban solo</text:p>
          </table:table-cell>
          <table:table-cell office:value-type="string">
            <text:p>irritated almost time</text:p>
          </table:table-cell>
          <table:table-cell office:value-type="string">
            <text:p>hoping house senate</text:p>
          </table:table-cell>
          <table:table-cell office:value-type="string">
            <text:p>today like quitting</text:p>
          </table:table-cell>
          <table:table-cell office:value-type="string">
            <text:p>propname propname my</text:p>
          </table:table-cell>
        </table:table-row>
        <table:table-row table:style-name="ro2">
          <table:table-cell office:value-type="string">
            <text:p>asked me out</text:p>
          </table:table-cell>
          <table:table-cell office:value-type="string">
            <text:p>didnt now hahaha</text:p>
          </table:table-cell>
          <table:table-cell office:value-type="string">
            <text:p>go out shorts</text:p>
          </table:table-cell>
          <table:table-cell office:value-type="string">
            <text:p>bouquet garni today</text:p>
          </table:table-cell>
          <table:table-cell office:value-type="string">
            <text:p>night day make</text:p>
          </table:table-cell>
        </table:table-row>
        <table:table-row table:style-name="ro2">
          <table:table-cell office:value-type="string">
            <text:p>lightyears galactic center</text:p>
          </table:table-cell>
          <table:table-cell office:value-type="string">
            <text:p>make things use</text:p>
          </table:table-cell>
          <table:table-cell office:value-type="string">
            <text:p>radical feminist group</text:p>
          </table:table-cell>
          <table:table-cell office:value-type="string">
            <text:p>peppermint mocha coffee</text:p>
          </table:table-cell>
          <table:table-cell office:value-type="string">
            <text:p>after some careful</text:p>
          </table:table-cell>
        </table:table-row>
        <table:table-row table:style-name="ro2">
          <table:table-cell office:value-type="string">
            <text:p>watching code geass</text:p>
          </table:table-cell>
          <table:table-cell office:value-type="string">
            <text:p>stumbleupon stopped working</text:p>
          </table:table-cell>
          <table:table-cell office:value-type="string">
            <text:p>liturgy take home</text:p>
          </table:table-cell>
          <table:table-cell office:value-type="string">
            <text:p>having people over</text:p>
          </table:table-cell>
          <table:table-cell office:value-type="string">
            <text:p>phone come dal</text:p>
          </table:table-cell>
        </table:table-row>
        <table:table-row table:style-name="ro2">
          <table:table-cell office:value-type="string">
            <text:p>put mildly makes</text:p>
          </table:table-cell>
          <table:table-cell office:value-type="string">
            <text:p>junior abroad london</text:p>
          </table:table-cell>
          <table:table-cell office:value-type="string">
            <text:p>see nostradamus predictions</text:p>
          </table:table-cell>
          <table:table-cell office:value-type="string">
            <text:p>pray warm our</text:p>
          </table:table-cell>
          <table:table-cell office:value-type="string">
            <text:p>propname being such</text:p>
          </table:table-cell>
        </table:table-row>
        <table:table-row table:style-name="ro2">
          <table:table-cell office:value-type="string">
            <text:p>manager propname fox</text:p>
          </table:table-cell>
          <table:table-cell office:value-type="string">
            <text:p>generation forget raised</text:p>
          </table:table-cell>
          <table:table-cell office:value-type="string">
            <text:p>working profile pic</text:p>
          </table:table-cell>
          <table:table-cell office:value-type="string">
            <text:p>theres give me</text:p>
          </table:table-cell>
          <table:table-cell office:value-type="string">
            <text:p>my little girl</text:p>
          </table:table-cell>
        </table:table-row>
        <table:table-row table:style-name="ro2">
          <table:table-cell office:value-type="string">
            <text:p>out please repost</text:p>
          </table:table-cell>
          <table:table-cell office:value-type="string">
            <text:p>dont care please</text:p>
          </table:table-cell>
          <table:table-cell office:value-type="string">
            <text:p>support youtube watch</text:p>
          </table:table-cell>
          <table:table-cell office:value-type="string">
            <text:p>day then expected</text:p>
          </table:table-cell>
          <table:table-cell office:value-type="string">
            <text:p>how much missed</text:p>
          </table:table-cell>
        </table:table-row>
        <table:table-row table:style-name="ro2">
          <table:table-cell office:value-type="string">
            <text:p>stop crashing like</text:p>
          </table:table-cell>
          <table:table-cell office:value-type="string">
            <text:p>up into my</text:p>
          </table:table-cell>
          <table:table-cell office:value-type="string">
            <text:p>school wv cant</text:p>
          </table:table-cell>
          <table:table-cell office:value-type="string">
            <text:p>tailgating wendys parking</text:p>
          </table:table-cell>
          <table:table-cell office:value-type="string">
            <text:p>symptoms like headache</text:p>
          </table:table-cell>
        </table:table-row>
        <table:table-row table:style-name="ro2">
          <table:table-cell office:value-type="string">
            <text:p>day field tomorrow</text:p>
          </table:table-cell>
          <table:table-cell office:value-type="string">
            <text:p>cousin play computer</text:p>
          </table:table-cell>
          <table:table-cell office:value-type="string">
            <text:p>form workout love</text:p>
          </table:table-cell>
          <table:table-cell office:value-type="string">
            <text:p>mocha little studying</text:p>
          </table:table-cell>
          <table:table-cell office:value-type="string">
            <text:p>girlfriend world propname</text:p>
          </table:table-cell>
        </table:table-row>
        <table:table-row table:style-name="ro2">
          <table:table-cell office:value-type="string">
            <text:p>after two robotic</text:p>
          </table:table-cell>
          <table:table-cell office:value-type="string">
            <text:p>redemption about watch</text:p>
          </table:table-cell>
          <table:table-cell office:value-type="string">
            <text:p>wine thats ever</text:p>
          </table:table-cell>
          <table:table-cell office:value-type="string">
            <text:p>arribiata like dish</text:p>
          </table:table-cell>
          <table:table-cell office:value-type="string">
            <text:p>change my mind</text:p>
          </table:table-cell>
        </table:table-row>
        <table:table-row table:style-name="ro2">
          <table:table-cell office:value-type="string">
            <text:p>attack fun times</text:p>
          </table:table-cell>
          <table:table-cell office:value-type="string">
            <text:p>thinking sign freckles</text:p>
          </table:table-cell>
          <table:table-cell office:value-type="string">
            <text:p>towards people involved</text:p>
          </table:table-cell>
          <table:table-cell office:value-type="string">
            <text:p>application mailed texas</text:p>
          </table:table-cell>
          <table:table-cell office:value-type="string">
            <text:p>hard oughta crime</text:p>
          </table:table-cell>
        </table:table-row>
        <table:table-row table:style-name="ro2">
          <table:table-cell office:value-type="string">
            <text:p>invite myself lol</text:p>
          </table:table-cell>
          <table:table-cell office:value-type="string">
            <text:p>wishing gardener maid</text:p>
          </table:table-cell>
          <table:table-cell office:value-type="string">
            <text:p>soothing sore throat</text:p>
          </table:table-cell>
          <table:table-cell office:value-type="string">
            <text:p>why ever followed</text:p>
          </table:table-cell>
          <table:table-cell office:value-type="string">
            <text:p>much too little</text:p>
          </table:table-cell>
        </table:table-row>
        <table:table-row table:style-name="ro2">
          <table:table-cell office:value-type="string">
            <text:p>am passed away</text:p>
          </table:table-cell>
          <table:table-cell office:value-type="string">
            <text:p>thought single text</text:p>
          </table:table-cell>
          <table:table-cell office:value-type="string">
            <text:p>flowers sitting my</text:p>
          </table:table-cell>
          <table:table-cell office:value-type="string">
            <text:p>meant let my</text:p>
          </table:table-cell>
          <table:table-cell office:value-type="string">
            <text:p>serious thats can</text:p>
          </table:table-cell>
        </table:table-row>
        <table:table-row table:style-name="ro2">
          <table:table-cell office:value-type="string">
            <text:p>ver dani ern</text:p>
          </table:table-cell>
          <table:table-cell office:value-type="string">
            <text:p>pole just wanna</text:p>
          </table:table-cell>
          <table:table-cell office:value-type="string">
            <text:p>scolded reckless soldering</text:p>
          </table:table-cell>
          <table:table-cell office:value-type="string">
            <text:p>thinks library nemeses</text:p>
          </table:table-cell>
          <table:table-cell office:value-type="string">
            <text:p>my nd day</text:p>
          </table:table-cell>
        </table:table-row>
        <table:table-row table:style-name="ro2">
          <table:table-cell office:value-type="string">
            <text:p>permanent brain damage</text:p>
          </table:table-cell>
          <table:table-cell office:value-type="string">
            <text:p>get fired then</text:p>
          </table:table-cell>
          <table:table-cell office:value-type="string">
            <text:p>pausing inspect angle</text:p>
          </table:table-cell>
          <table:table-cell office:value-type="string">
            <text:p>hall under siege</text:p>
          </table:table-cell>
          <table:table-cell office:value-type="string">
            <text:p>can someone explain</text:p>
          </table:table-cell>
        </table:table-row>
        <table:table-row table:style-name="ro2">
          <table:table-cell office:value-type="string">
            <text:p>first time saw</text:p>
          </table:table-cell>
          <table:table-cell office:value-type="string">
            <text:p>today convinced chemical</text:p>
          </table:table-cell>
          <table:table-cell office:value-type="string">
            <text:p>isnt obviously yay</text:p>
          </table:table-cell>
          <table:table-cell office:value-type="string">
            <text:p>rose shrink love</text:p>
          </table:table-cell>
          <table:table-cell office:value-type="string">
            <text:p>can see my</text:p>
          </table:table-cell>
        </table:table-row>
        <table:table-row table:style-name="ro2">
          <table:table-cell office:value-type="string">
            <text:p>infections now pictures</text:p>
          </table:table-cell>
          <table:table-cell office:value-type="string">
            <text:p>hate integrations worst</text:p>
          </table:table-cell>
          <table:table-cell office:value-type="string">
            <text:p>need hit up</text:p>
          </table:table-cell>
          <table:table-cell office:value-type="string">
            <text:p>looking hope ward</text:p>
          </table:table-cell>
          <table:table-cell office:value-type="string">
            <text:p>lansing feels like</text:p>
          </table:table-cell>
        </table:table-row>
        <table:table-row table:style-name="ro2">
          <table:table-cell office:value-type="string">
            <text:p>ready thursday afternoon</text:p>
          </table:table-cell>
          <table:table-cell office:value-type="string">
            <text:p>right up philip</text:p>
          </table:table-cell>
          <table:table-cell office:value-type="string">
            <text:p>chopped homeless guy</text:p>
          </table:table-cell>
          <table:table-cell office:value-type="string">
            <text:p>interested going summerfest</text:p>
          </table:table-cell>
          <table:table-cell office:value-type="string">
            <text:p>being can fight</text:p>
          </table:table-cell>
        </table:table-row>
        <table:table-row table:style-name="ro2">
          <table:table-cell office:value-type="string">
            <text:p>oxygen then might</text:p>
          </table:table-cell>
          <table:table-cell office:value-type="string">
            <text:p>anticipating tonights criminal</text:p>
          </table:table-cell>
          <table:table-cell office:value-type="string">
            <text:p>day brought wii</text:p>
          </table:table-cell>
          <table:table-cell office:value-type="string">
            <text:p>eat questioning everything</text:p>
          </table:table-cell>
          <table:table-cell office:value-type="string">
            <text:p>flying hooker watching</text:p>
          </table:table-cell>
        </table:table-row>
        <table:table-row table:style-name="ro2">
          <table:table-cell office:value-type="string">
            <text:p>another adventurous night</text:p>
          </table:table-cell>
          <table:table-cell office:value-type="string">
            <text:p>fuck yeah lol</text:p>
          </table:table-cell>
          <table:table-cell office:value-type="string">
            <text:p>spartan football promo</text:p>
          </table:table-cell>
          <table:table-cell office:value-type="string">
            <text:p>little old kinda</text:p>
          </table:table-cell>
          <table:table-cell office:value-type="string">
            <text:p>go back sleep</text:p>
          </table:table-cell>
        </table:table-row>
        <table:table-row table:style-name="ro2">
          <table:table-cell office:value-type="string">
            <text:p>house again come</text:p>
          </table:table-cell>
          <table:table-cell office:value-type="string">
            <text:p>vividly creepy villainesses</text:p>
          </table:table-cell>
          <table:table-cell office:value-type="string">
            <text:p>box boxes box</text:p>
          </table:table-cell>
          <table:table-cell office:value-type="string">
            <text:p>my philosophy study</text:p>
          </table:table-cell>
          <table:table-cell office:value-type="string">
            <text:p>love dont worry</text:p>
          </table:table-cell>
        </table:table-row>
        <table:table-row table:style-name="ro2">
          <table:table-cell office:value-type="string">
            <text:p>vegetarian chili beans</text:p>
          </table:table-cell>
          <table:table-cell office:value-type="string">
            <text:p>failure far internet</text:p>
          </table:table-cell>
          <table:table-cell office:value-type="string">
            <text:p>someone worship utilizing</text:p>
          </table:table-cell>
          <table:table-cell office:value-type="string">
            <text:p>people your life</text:p>
          </table:table-cell>
          <table:table-cell office:value-type="string">
            <text:p>boise idaho day</text:p>
          </table:table-cell>
        </table:table-row>
        <table:table-row table:style-name="ro2">
          <table:table-cell office:value-type="string">
            <text:p>plane about lightyears</text:p>
          </table:table-cell>
          <table:table-cell office:value-type="string">
            <text:p>like me present</text:p>
          </table:table-cell>
          <table:table-cell office:value-type="string">
            <text:p>party upenn holiday</text:p>
          </table:table-cell>
          <table:table-cell office:value-type="string">
            <text:p>football first scrimmage</text:p>
          </table:table-cell>
          <table:table-cell office:value-type="string">
            <text:p>day make everybody</text:p>
          </table:table-cell>
        </table:table-row>
        <table:table-row table:style-name="ro2">
          <table:table-cell office:value-type="string">
            <text:p>times my page</text:p>
          </table:table-cell>
          <table:table-cell office:value-type="string">
            <text:p>san juan del</text:p>
          </table:table-cell>
          <table:table-cell office:value-type="string">
            <text:p>verb showing someone</text:p>
          </table:table-cell>
          <table:table-cell office:value-type="string">
            <text:p>phd applications forgot</text:p>
          </table:table-cell>
          <table:table-cell office:value-type="string">
            <text:p>dont blame writers</text:p>
          </table:table-cell>
        </table:table-row>
        <table:table-row table:style-name="ro2">
          <table:table-cell office:value-type="string">
            <text:p>rose elvis absolutely</text:p>
          </table:table-cell>
          <table:table-cell office:value-type="string">
            <text:p>meaning summertime friday</text:p>
          </table:table-cell>
          <table:table-cell office:value-type="string">
            <text:p>ugh nevermind got</text:p>
          </table:table-cell>
          <table:table-cell office:value-type="string">
            <text:p>latte some good</text:p>
          </table:table-cell>
          <table:table-cell office:value-type="string">
            <text:p>sleeper let our</text:p>
          </table:table-cell>
        </table:table-row>
        <table:table-row table:style-name="ro2">
          <table:table-cell office:value-type="string">
            <text:p>like disagreement stage</text:p>
          </table:table-cell>
          <table:table-cell office:value-type="string">
            <text:p>crawl into bed</text:p>
          </table:table-cell>
          <table:table-cell office:value-type="string">
            <text:p>three little triplets</text:p>
          </table:table-cell>
          <table:table-cell office:value-type="string">
            <text:p>makes mouth very</text:p>
          </table:table-cell>
          <table:table-cell office:value-type="string">
            <text:p>how much fun</text:p>
          </table:table-cell>
        </table:table-row>
        <table:table-row table:style-name="ro2">
          <table:table-cell office:value-type="string">
            <text:p>me some hot</text:p>
          </table:table-cell>
          <table:table-cell office:value-type="string">
            <text:p>car wash our</text:p>
          </table:table-cell>
          <table:table-cell office:value-type="string">
            <text:p>likely study because</text:p>
          </table:table-cell>
          <table:table-cell office:value-type="string">
            <text:p>kicked out poor</text:p>
          </table:table-cell>
          <table:table-cell office:value-type="string">
            <text:p>mind am feeling</text:p>
          </table:table-cell>
        </table:table-row>
        <table:table-row table:style-name="ro2">
          <table:table-cell office:value-type="string">
            <text:p>process trying every</text:p>
          </table:table-cell>
          <table:table-cell office:value-type="string">
            <text:p>mmm fish fingers</text:p>
          </table:table-cell>
          <table:table-cell office:value-type="string">
            <text:p>curry banana cupcakes</text:p>
          </table:table-cell>
          <table:table-cell office:value-type="string">
            <text:p>out my frustrations</text:p>
          </table:table-cell>
          <table:table-cell office:value-type="string">
            <text:p>then lazy dog</text:p>
          </table:table-cell>
        </table:table-row>
        <table:table-row table:style-name="ro2">
          <table:table-cell office:value-type="string">
            <text:p>yay beethoven over</text:p>
          </table:table-cell>
          <table:table-cell office:value-type="string">
            <text:p>mother screech family</text:p>
          </table:table-cell>
          <table:table-cell office:value-type="string">
            <text:p>me sin my</text:p>
          </table:table-cell>
          <table:table-cell office:value-type="string">
            <text:p>can get vaccine</text:p>
          </table:table-cell>
          <table:table-cell office:value-type="string">
            <text:p>work today think</text:p>
          </table:table-cell>
        </table:table-row>
        <table:table-row table:style-name="ro2">
          <table:table-cell office:value-type="string">
            <text:p>my mind warring</text:p>
          </table:table-cell>
          <table:table-cell office:value-type="string">
            <text:p>bluebird now drawing</text:p>
          </table:table-cell>
          <table:table-cell office:value-type="string">
            <text:p>cake whole wheat</text:p>
          </table:table-cell>
          <table:table-cell office:value-type="string">
            <text:p>ya sin embarcaciones</text:p>
          </table:table-cell>
          <table:table-cell office:value-type="string">
            <text:p>dont worry child</text:p>
          </table:table-cell>
        </table:table-row>
        <table:table-row table:style-name="ro2">
          <table:table-cell office:value-type="string">
            <text:p>grizzly ghouls every</text:p>
          </table:table-cell>
          <table:table-cell office:value-type="string">
            <text:p>why did bother</text:p>
          </table:table-cell>
          <table:table-cell office:value-type="string">
            <text:p>evening carving pumpkins</text:p>
          </table:table-cell>
          <table:table-cell office:value-type="string">
            <text:p>hoping house senate</text:p>
          </table:table-cell>
          <table:table-cell office:value-type="string">
            <text:p>blame director putting</text:p>
          </table:table-cell>
        </table:table-row>
        <table:table-row table:style-name="ro2">
          <table:table-cell office:value-type="string">
            <text:p>girls sitting next</text:p>
          </table:table-cell>
          <table:table-cell office:value-type="string">
            <text:p>going see toy</text:p>
          </table:table-cell>
          <table:table-cell office:value-type="string">
            <text:p>flash perfect equilibrium</text:p>
          </table:table-cell>
          <table:table-cell office:value-type="string">
            <text:p>platos utopian society</text:p>
          </table:table-cell>
          <table:table-cell office:value-type="string">
            <text:p>fractured ribs lacerated</text:p>
          </table:table-cell>
        </table:table-row>
        <table:table-row table:style-name="ro2">
          <table:table-cell office:value-type="string">
            <text:p>way south mean</text:p>
          </table:table-cell>
          <table:table-cell office:value-type="string">
            <text:p>people early although</text:p>
          </table:table-cell>
          <table:table-cell office:value-type="string">
            <text:p>retarded either im</text:p>
          </table:table-cell>
          <table:table-cell office:value-type="string">
            <text:p>drinkin taste growing</text:p>
          </table:table-cell>
          <table:table-cell office:value-type="string">
            <text:p>made my first</text:p>
          </table:table-cell>
        </table:table-row>
        <table:table-row table:style-name="ro2">
          <table:table-cell office:value-type="string">
            <text:p>few hundred per</text:p>
          </table:table-cell>
          <table:table-cell office:value-type="string">
            <text:p>trap something somebody</text:p>
          </table:table-cell>
          <table:table-cell office:value-type="string">
            <text:p>days wondering im</text:p>
          </table:table-cell>
          <table:table-cell office:value-type="string">
            <text:p>radical feminist group</text:p>
          </table:table-cell>
          <table:table-cell office:value-type="string">
            <text:p>my first thought</text:p>
          </table:table-cell>
        </table:table-row>
        <table:table-row table:style-name="ro2">
          <table:table-cell office:value-type="string">
            <text:p>worse constitutional law</text:p>
          </table:table-cell>
          <table:table-cell office:value-type="string">
            <text:p>few months after</text:p>
          </table:table-cell>
          <table:table-cell office:value-type="string">
            <text:p>non denominational happy</text:p>
          </table:table-cell>
          <table:table-cell office:value-type="string">
            <text:p>powerful cant face</text:p>
          </table:table-cell>
          <table:table-cell office:value-type="string">
            <text:p>people should learn</text:p>
          </table:table-cell>
        </table:table-row>
        <table:table-row table:style-name="ro2">
          <table:table-cell office:value-type="string">
            <text:p>students score worse</text:p>
          </table:table-cell>
          <table:table-cell office:value-type="string">
            <text:p>artists ive ever</text:p>
          </table:table-cell>
          <table:table-cell office:value-type="string">
            <text:p>ratings get better</text:p>
          </table:table-cell>
          <table:table-cell office:value-type="string">
            <text:p>liturgy take home</text:p>
          </table:table-cell>
          <table:table-cell office:value-type="string">
            <text:p>can adopt free</text:p>
          </table:table-cell>
        </table:table-row>
        <table:table-row table:style-name="ro2">
          <table:table-cell office:value-type="string">
            <text:p>colors thank propname</text:p>
          </table:table-cell>
          <table:table-cell office:value-type="string">
            <text:p>um amy poehler</text:p>
          </table:table-cell>
          <table:table-cell office:value-type="string">
            <text:p>insanely early work</text:p>
          </table:table-cell>
          <table:table-cell office:value-type="string">
            <text:p>than realized feels</text:p>
          </table:table-cell>
          <table:table-cell office:value-type="string">
            <text:p>too little time</text:p>
          </table:table-cell>
        </table:table-row>
        <table:table-row table:style-name="ro2">
          <table:table-cell office:value-type="string">
            <text:p>home tuesday going</text:p>
          </table:table-cell>
          <table:table-cell office:value-type="string">
            <text:p>now ruined hopefully</text:p>
          </table:table-cell>
          <table:table-cell office:value-type="string">
            <text:p>day mail msu</text:p>
          </table:table-cell>
          <table:table-cell office:value-type="string">
            <text:p>screen special me</text:p>
          </table:table-cell>
          <table:table-cell office:value-type="string">
            <text:p>can think about</text:p>
          </table:table-cell>
        </table:table-row>
        <table:table-row table:style-name="ro2">
          <table:table-cell office:value-type="string">
            <text:p>marzo gaura mantra</text:p>
          </table:table-cell>
          <table:table-cell office:value-type="string">
            <text:p>could get your</text:p>
          </table:table-cell>
          <table:table-cell office:value-type="string">
            <text:p>incredibly beautiful sky</text:p>
          </table:table-cell>
          <table:table-cell office:value-type="string">
            <text:p>working profile pic</text:p>
          </table:table-cell>
          <table:table-cell office:value-type="string">
            <text:p>officer accident blood</text:p>
          </table:table-cell>
        </table:table-row>
        <table:table-row table:style-name="ro2">
          <table:table-cell office:value-type="string">
            <text:p>abang least now</text:p>
          </table:table-cell>
          <table:table-cell office:value-type="string">
            <text:p>tailgating wine trails</text:p>
          </table:table-cell>
          <table:table-cell office:value-type="string">
            <text:p>edu doesnt make</text:p>
          </table:table-cell>
          <table:table-cell office:value-type="string">
            <text:p>started singing along</text:p>
          </table:table-cell>
          <table:table-cell office:value-type="string">
            <text:p>biggest sports fan</text:p>
          </table:table-cell>
        </table:table-row>
        <table:table-row table:style-name="ro2">
          <table:table-cell office:value-type="string">
            <text:p>home today up</text:p>
          </table:table-cell>
          <table:table-cell office:value-type="string">
            <text:p>kill james patterson</text:p>
          </table:table-cell>
          <table:table-cell office:value-type="string">
            <text:p>some christmas deco</text:p>
          </table:table-cell>
          <table:table-cell office:value-type="string">
            <text:p>masters international civil</text:p>
          </table:table-cell>
          <table:table-cell office:value-type="string">
            <text:p>shoulder elbow knee</text:p>
          </table:table-cell>
        </table:table-row>
        <table:table-row table:style-name="ro2">
          <table:table-cell office:value-type="string">
            <text:p>read later actually</text:p>
          </table:table-cell>
          <table:table-cell office:value-type="string">
            <text:p>my ancestors them</text:p>
          </table:table-cell>
          <table:table-cell office:value-type="string">
            <text:p>nice police nice</text:p>
          </table:table-cell>
          <table:table-cell office:value-type="string">
            <text:p>form workout love</text:p>
          </table:table-cell>
          <table:table-cell office:value-type="string">
            <text:p>red could swear</text:p>
          </table:table-cell>
        </table:table-row>
        <table:table-row table:style-name="ro2">
          <table:table-cell office:value-type="string">
            <text:p>question my emt</text:p>
          </table:table-cell>
          <table:table-cell office:value-type="string">
            <text:p>mine go inside</text:p>
          </table:table-cell>
          <table:table-cell office:value-type="string">
            <text:p>billion dreams last</text:p>
          </table:table-cell>
          <table:table-cell office:value-type="string">
            <text:p>ya de qu</text:p>
          </table:table-cell>
          <table:table-cell office:value-type="string">
            <text:p>built totally awesome</text:p>
          </table:table-cell>
        </table:table-row>
        <table:table-row table:style-name="ro2">
          <table:table-cell office:value-type="string">
            <text:p>first gallon beer</text:p>
          </table:table-cell>
          <table:table-cell office:value-type="string">
            <text:p>my mid term</text:p>
          </table:table-cell>
          <table:table-cell office:value-type="string">
            <text:p>gre words stuff</text:p>
          </table:table-cell>
          <table:table-cell office:value-type="string">
            <text:p>acknowledge abortion immoral</text:p>
          </table:table-cell>
          <table:table-cell office:value-type="string">
            <text:p>empty quiet beautiful</text:p>
          </table:table-cell>
        </table:table-row>
        <table:table-row table:style-name="ro2">
          <table:table-cell office:value-type="string">
            <text:p>adventure minimum hour</text:p>
          </table:table-cell>
          <table:table-cell office:value-type="string">
            <text:p>people could just</text:p>
          </table:table-cell>
          <table:table-cell office:value-type="string">
            <text:p>consistently through your</text:p>
          </table:table-cell>
          <table:table-cell office:value-type="string">
            <text:p>towards people involved</text:p>
          </table:table-cell>
          <table:table-cell office:value-type="string">
            <text:p>am covered glitter</text:p>
          </table:table-cell>
        </table:table-row>
        <table:table-row table:style-name="ro2">
          <table:table-cell office:value-type="string">
            <text:p>may fun can</text:p>
          </table:table-cell>
          <table:table-cell office:value-type="string">
            <text:p>quickly learning making</text:p>
          </table:table-cell>
          <table:table-cell office:value-type="string">
            <text:p>water didnt kn</text:p>
          </table:table-cell>
          <table:table-cell office:value-type="string">
            <text:p>back harry healthcare</text:p>
          </table:table-cell>
          <table:table-cell office:value-type="string">
            <text:p>wonderful two days</text:p>
          </table:table-cell>
        </table:table-row>
        <table:table-row table:style-name="ro2">
          <table:table-cell office:value-type="string">
            <text:p>why our university</text:p>
          </table:table-cell>
          <table:table-cell office:value-type="string">
            <text:p>followed yoga class</text:p>
          </table:table-cell>
          <table:table-cell office:value-type="string">
            <text:p>didnt get hypnotized</text:p>
          </table:table-cell>
          <table:table-cell office:value-type="string">
            <text:p>get my tags</text:p>
          </table:table-cell>
          <table:table-cell office:value-type="string">
            <text:p>yesterday wow im</text:p>
          </table:table-cell>
        </table:table-row>
        <table:table-row table:style-name="ro2">
          <table:table-cell office:value-type="string">
            <text:p>me extreeme taking</text:p>
          </table:table-cell>
          <table:table-cell office:value-type="string">
            <text:p>last day year</text:p>
          </table:table-cell>
          <table:table-cell office:value-type="string">
            <text:p>forget show me</text:p>
          </table:table-cell>
          <table:table-cell office:value-type="string">
            <text:p>want see taking</text:p>
          </table:table-cell>
          <table:table-cell office:value-type="string">
            <text:p>grapefruit sort orangey</text:p>
          </table:table-cell>
        </table:table-row>
        <table:table-row table:style-name="ro2">
          <table:table-cell office:value-type="string">
            <text:p>could almost confused</text:p>
          </table:table-cell>
          <table:table-cell office:value-type="string">
            <text:p>lives many still</text:p>
          </table:table-cell>
          <table:table-cell office:value-type="string">
            <text:p>sign up comment</text:p>
          </table:table-cell>
          <table:table-cell office:value-type="string">
            <text:p>school school tomorrow</text:p>
          </table:table-cell>
          <table:table-cell office:value-type="string">
            <text:p>need sleep clean</text:p>
          </table:table-cell>
        </table:table-row>
        <table:table-row table:style-name="ro2">
          <table:table-cell office:value-type="string">
            <text:p>nugent touch scary</text:p>
          </table:table-cell>
          <table:table-cell office:value-type="string">
            <text:p>back better than</text:p>
          </table:table-cell>
          <table:table-cell office:value-type="string">
            <text:p>monkeys sex biweekly</text:p>
          </table:table-cell>
          <table:table-cell office:value-type="string">
            <text:p>flowers sitting my</text:p>
          </table:table-cell>
          <table:table-cell office:value-type="string">
            <text:p>pad infused musical</text:p>
          </table:table-cell>
        </table:table-row>
        <table:table-row table:style-name="ro2">
          <table:table-cell office:value-type="string">
            <text:p>out beating up</text:p>
          </table:table-cell>
          <table:table-cell office:value-type="string">
            <text:p>part story because</text:p>
          </table:table-cell>
          <table:table-cell office:value-type="string">
            <text:p>typically seranade really</text:p>
          </table:table-cell>
          <table:table-cell office:value-type="string">
            <text:p>just keep reminding</text:p>
          </table:table-cell>
          <table:table-cell office:value-type="string">
            <text:p>join me halloween</text:p>
          </table:table-cell>
        </table:table-row>
        <table:table-row table:style-name="ro2">
          <table:table-cell office:value-type="string">
            <text:p>your past theres</text:p>
          </table:table-cell>
          <table:table-cell office:value-type="string">
            <text:p>tennis jelena jankovic</text:p>
          </table:table-cell>
          <table:table-cell office:value-type="string">
            <text:p>idea lets watch</text:p>
          </table:table-cell>
          <table:table-cell office:value-type="string">
            <text:p>last week now</text:p>
          </table:table-cell>
          <table:table-cell office:value-type="string">
            <text:p>fracture compound fracture</text:p>
          </table:table-cell>
        </table:table-row>
        <table:table-row table:style-name="ro2">
          <table:table-cell office:value-type="string">
            <text:p>cannot believe propname</text:p>
          </table:table-cell>
          <table:table-cell office:value-type="string">
            <text:p>standing my shoulders</text:p>
          </table:table-cell>
          <table:table-cell office:value-type="string">
            <text:p>tired some reason</text:p>
          </table:table-cell>
          <table:table-cell office:value-type="string">
            <text:p>advisory atlanta today</text:p>
          </table:table-cell>
          <table:table-cell office:value-type="string">
            <text:p>toughest decision my</text:p>
          </table:table-cell>
        </table:table-row>
        <table:table-row table:style-name="ro2">
          <table:table-cell office:value-type="string">
            <text:p>well my elaborate</text:p>
          </table:table-cell>
          <table:table-cell office:value-type="string">
            <text:p>argument tyrants creed</text:p>
          </table:table-cell>
          <table:table-cell office:value-type="string">
            <text:p>lady moves herioc</text:p>
          </table:table-cell>
          <table:table-cell office:value-type="string">
            <text:p>need hit up</text:p>
          </table:table-cell>
          <table:table-cell office:value-type="string">
            <text:p>likely get days</text:p>
          </table:table-cell>
        </table:table-row>
        <table:table-row table:style-name="ro2">
          <table:table-cell office:value-type="string">
            <text:p>victory over cold</text:p>
          </table:table-cell>
          <table:table-cell office:value-type="string">
            <text:p>ambrosia artemisiifolia why</text:p>
          </table:table-cell>
          <table:table-cell office:value-type="string">
            <text:p>work hat sue</text:p>
          </table:table-cell>
          <table:table-cell office:value-type="string">
            <text:p>pm propname wwwwkkkkkkk</text:p>
          </table:table-cell>
          <table:table-cell office:value-type="string">
            <text:p>term without sigh</text:p>
          </table:table-cell>
        </table:table-row>
        <table:table-row table:style-name="ro2">
          <table:table-cell office:value-type="string">
            <text:p>gresy ass breakfast</text:p>
          </table:table-cell>
          <table:table-cell office:value-type="string">
            <text:p>can prove your</text:p>
          </table:table-cell>
          <table:table-cell office:value-type="string">
            <text:p>looks great day</text:p>
          </table:table-cell>
          <table:table-cell office:value-type="string">
            <text:p>makeup aqua eyes</text:p>
          </table:table-cell>
          <table:table-cell office:value-type="string">
            <text:p>colour deficiency under</text:p>
          </table:table-cell>
        </table:table-row>
        <table:table-row table:style-name="ro2">
          <table:table-cell office:value-type="string">
            <text:p>home work until</text:p>
          </table:table-cell>
          <table:table-cell office:value-type="string">
            <text:p>answer question grounds</text:p>
          </table:table-cell>
          <table:table-cell office:value-type="string">
            <text:p>once again watching</text:p>
          </table:table-cell>
          <table:table-cell office:value-type="string">
            <text:p>theres guam quarter</text:p>
          </table:table-cell>
          <table:table-cell office:value-type="string">
            <text:p>only could find</text:p>
          </table:table-cell>
        </table:table-row>
        <table:table-row table:style-name="ro2">
          <table:table-cell office:value-type="string">
            <text:p>nothing offer trick</text:p>
          </table:table-cell>
          <table:table-cell office:value-type="string">
            <text:p>can try walking</text:p>
          </table:table-cell>
          <table:table-cell office:value-type="string">
            <text:p>baby my generation</text:p>
          </table:table-cell>
          <table:table-cell office:value-type="string">
            <text:p>spartan football promo</text:p>
          </table:table-cell>
          <table:table-cell office:value-type="string">
            <text:p>le ch qui</text:p>
          </table:table-cell>
        </table:table-row>
        <table:table-row table:style-name="ro2">
          <table:table-cell office:value-type="string">
            <text:p>pies sobeys life</text:p>
          </table:table-cell>
          <table:table-cell office:value-type="string">
            <text:p>birkenstock other foot</text:p>
          </table:table-cell>
          <table:table-cell office:value-type="string">
            <text:p>floor my bed</text:p>
          </table:table-cell>
          <table:table-cell office:value-type="string">
            <text:p>good job ballers</text:p>
          </table:table-cell>
          <table:table-cell office:value-type="string">
            <text:p>me well days</text:p>
          </table:table-cell>
        </table:table-row>
        <table:table-row table:style-name="ro2">
          <table:table-cell office:value-type="string">
            <text:p>children pets turn</text:p>
          </table:table-cell>
          <table:table-cell office:value-type="string">
            <text:p>meal while now</text:p>
          </table:table-cell>
          <table:table-cell office:value-type="string">
            <text:p>medicine shit can</text:p>
          </table:table-cell>
          <table:table-cell office:value-type="string">
            <text:p>day brought wii</text:p>
          </table:table-cell>
          <table:table-cell office:value-type="string">
            <text:p>surgery today cant</text:p>
          </table:table-cell>
        </table:table-row>
        <table:table-row table:style-name="ro2">
          <table:table-cell office:value-type="string">
            <text:p>well travel infinity</text:p>
          </table:table-cell>
          <table:table-cell office:value-type="string">
            <text:p>listen big kids</text:p>
          </table:table-cell>
          <table:table-cell office:value-type="string">
            <text:p>others just get</text:p>
          </table:table-cell>
          <table:table-cell office:value-type="string">
            <text:p>dherai dherai subhakaamana</text:p>
          </table:table-cell>
          <table:table-cell office:value-type="string">
            <text:p>polka dots pink</text:p>
          </table:table-cell>
        </table:table-row>
        <table:table-row table:style-name="ro2">
          <table:table-cell office:value-type="string">
            <text:p>butterflys fly away</text:p>
          </table:table-cell>
          <table:table-cell office:value-type="string">
            <text:p>made eggrolls right</text:p>
          </table:table-cell>
          <table:table-cell office:value-type="string">
            <text:p>me freeway some</text:p>
          </table:table-cell>
          <table:table-cell office:value-type="string">
            <text:p>why president wearing</text:p>
          </table:table-cell>
          <table:table-cell office:value-type="string">
            <text:p>can go something</text:p>
          </table:table-cell>
        </table:table-row>
        <table:table-row table:style-name="ro2">
          <table:table-cell office:value-type="string">
            <text:p>up comment post</text:p>
          </table:table-cell>
          <table:table-cell office:value-type="string">
            <text:p>re completly redone</text:p>
          </table:table-cell>
          <table:table-cell office:value-type="string">
            <text:p>self liberation hooray</text:p>
          </table:table-cell>
          <table:table-cell office:value-type="string">
            <text:p>character talking about</text:p>
          </table:table-cell>
          <table:table-cell office:value-type="string">
            <text:p>voyage im keeping</text:p>
          </table:table-cell>
        </table:table-row>
        <table:table-row table:style-name="ro2">
          <table:table-cell office:value-type="string">
            <text:p>wish could take</text:p>
          </table:table-cell>
          <table:table-cell office:value-type="string">
            <text:p>our throat while</text:p>
          </table:table-cell>
          <table:table-cell office:value-type="string">
            <text:p>pitiful pusillanimous putrid</text:p>
          </table:table-cell>
          <table:table-cell office:value-type="string">
            <text:p>someone worship utilizing</text:p>
          </table:table-cell>
          <table:table-cell office:value-type="string">
            <text:p>keyshia coles song</text:p>
          </table:table-cell>
        </table:table-row>
        <table:table-row table:style-name="ro2">
          <table:table-cell office:value-type="string">
            <text:p>got my shirt</text:p>
          </table:table-cell>
          <table:table-cell office:value-type="string">
            <text:p>followed up propname</text:p>
          </table:table-cell>
          <table:table-cell office:value-type="string">
            <text:p>crack between summer</text:p>
          </table:table-cell>
          <table:table-cell office:value-type="string">
            <text:p>home monthly salary</text:p>
          </table:table-cell>
          <table:table-cell office:value-type="string">
            <text:p>dogs many stupid</text:p>
          </table:table-cell>
        </table:table-row>
        <table:table-row table:style-name="ro2">
          <table:table-cell office:value-type="string">
            <text:p>excited see every</text:p>
          </table:table-cell>
          <table:table-cell office:value-type="string">
            <text:p>bored entertain me</text:p>
          </table:table-cell>
          <table:table-cell office:value-type="string">
            <text:p>beyond hell blog</text:p>
          </table:table-cell>
          <table:table-cell office:value-type="string">
            <text:p>weights free athletic</text:p>
          </table:table-cell>
          <table:table-cell office:value-type="string">
            <text:p>under inspiration some</text:p>
          </table:table-cell>
        </table:table-row>
        <table:table-row table:style-name="ro2">
          <table:table-cell office:value-type="string">
            <text:p>shadow weather man</text:p>
          </table:table-cell>
          <table:table-cell office:value-type="string">
            <text:p>lemons burn them</text:p>
          </table:table-cell>
          <table:table-cell office:value-type="string">
            <text:p>lightyears galactic center</text:p>
          </table:table-cell>
          <table:table-cell office:value-type="string">
            <text:p>verb showing someone</text:p>
          </table:table-cell>
          <table:table-cell office:value-type="string">
            <text:p>jouer pis patiner</text:p>
          </table:table-cell>
        </table:table-row>
        <table:table-row table:style-name="ro2">
          <table:table-cell office:value-type="string">
            <text:p>perked up after</text:p>
          </table:table-cell>
          <table:table-cell office:value-type="string">
            <text:p>expo weekend propname</text:p>
          </table:table-cell>
          <table:table-cell office:value-type="string">
            <text:p>watching code geass</text:p>
          </table:table-cell>
          <table:table-cell office:value-type="string">
            <text:p>makes feel good</text:p>
          </table:table-cell>
          <table:table-cell office:value-type="string">
            <text:p>little time around</text:p>
          </table:table-cell>
        </table:table-row>
        <table:table-row table:style-name="ro2">
          <table:table-cell office:value-type="string">
            <text:p>uses top got</text:p>
          </table:table-cell>
          <table:table-cell office:value-type="string">
            <text:p>along your path</text:p>
          </table:table-cell>
          <table:table-cell office:value-type="string">
            <text:p>think like read</text:p>
          </table:table-cell>
          <table:table-cell office:value-type="string">
            <text:p>likely study because</text:p>
          </table:table-cell>
          <table:table-cell office:value-type="string">
            <text:p>eatin out date</text:p>
          </table:table-cell>
        </table:table-row>
        <table:table-row table:style-name="ro2">
          <table:table-cell office:value-type="string">
            <text:p>does basketball start</text:p>
          </table:table-cell>
          <table:table-cell office:value-type="string">
            <text:p>exchange other guy</text:p>
          </table:table-cell>
          <table:table-cell office:value-type="string">
            <text:p>out please repost</text:p>
          </table:table-cell>
          <table:table-cell office:value-type="string">
            <text:p>evening carving pumpkins</text:p>
          </table:table-cell>
          <table:table-cell office:value-type="string">
            <text:p>time homework much</text:p>
          </table:table-cell>
        </table:table-row>
        <table:table-row table:style-name="ro2">
          <table:table-cell office:value-type="string">
            <text:p>realize stack papers</text:p>
          </table:table-cell>
          <table:table-cell office:value-type="string">
            <text:p>part rp forum</text:p>
          </table:table-cell>
          <table:table-cell office:value-type="string">
            <text:p>years tried open</text:p>
          </table:table-cell>
          <table:table-cell office:value-type="string">
            <text:p>flash perfect equilibrium</text:p>
          </table:table-cell>
          <table:table-cell office:value-type="string">
            <text:p>cause rocks meantime</text:p>
          </table:table-cell>
        </table:table-row>
        <table:table-row table:style-name="ro2">
          <table:table-cell office:value-type="string">
            <text:p>only dracula good</text:p>
          </table:table-cell>
          <table:table-cell office:value-type="string">
            <text:p>tonight ish call</text:p>
          </table:table-cell>
          <table:table-cell office:value-type="string">
            <text:p>after two robotic</text:p>
          </table:table-cell>
          <table:table-cell office:value-type="string">
            <text:p>amazes me how</text:p>
          </table:table-cell>
          <table:table-cell office:value-type="string">
            <text:p>having asthma difficulties</text:p>
          </table:table-cell>
        </table:table-row>
        <table:table-row table:style-name="ro2">
          <table:table-cell office:value-type="string">
            <text:p>sentence just funnier</text:p>
          </table:table-cell>
          <table:table-cell office:value-type="string">
            <text:p>model exuse moi</text:p>
          </table:table-cell>
          <table:table-cell office:value-type="string">
            <text:p>invite myself lol</text:p>
          </table:table-cell>
          <table:table-cell office:value-type="string">
            <text:p>life yay true</text:p>
          </table:table-cell>
          <table:table-cell office:value-type="string">
            <text:p>days carefully hmm</text:p>
          </table:table-cell>
        </table:table-row>
        <table:table-row table:style-name="ro2">
          <table:table-cell office:value-type="string">
            <text:p>coming up tomorrow</text:p>
          </table:table-cell>
          <table:table-cell office:value-type="string">
            <text:p>crap crap una</text:p>
          </table:table-cell>
          <table:table-cell office:value-type="string">
            <text:p>attack fun times</text:p>
          </table:table-cell>
          <table:table-cell office:value-type="string">
            <text:p>days wondering im</text:p>
          </table:table-cell>
          <table:table-cell office:value-type="string">
            <text:p>principles fashion design</text:p>
          </table:table-cell>
        </table:table-row>
        <table:table-row table:style-name="ro2">
          <table:table-cell office:value-type="string">
            <text:p>make something better</text:p>
          </table:table-cell>
          <table:table-cell office:value-type="string">
            <text:p>still sick oh</text:p>
          </table:table-cell>
          <table:table-cell office:value-type="string">
            <text:p>permanent brain damage</text:p>
          </table:table-cell>
          <table:table-cell office:value-type="string">
            <text:p>todossss aeropuerto lima</text:p>
          </table:table-cell>
          <table:table-cell office:value-type="string">
            <text:p>dj end mias</text:p>
          </table:table-cell>
        </table:table-row>
        <table:table-row table:style-name="ro2">
          <table:table-cell office:value-type="string">
            <text:p>resist evil thriller</text:p>
          </table:table-cell>
          <table:table-cell office:value-type="string">
            <text:p>free fuck turbo</text:p>
          </table:table-cell>
          <table:table-cell office:value-type="string">
            <text:p>thursday im gonna</text:p>
          </table:table-cell>
          <table:table-cell office:value-type="string">
            <text:p>norway thursday accept</text:p>
          </table:table-cell>
          <table:table-cell office:value-type="string">
            <text:p>use every line</text:p>
          </table:table-cell>
        </table:table-row>
        <table:table-row table:style-name="ro2">
          <table:table-cell office:value-type="string">
            <text:p>anyone read history</text:p>
          </table:table-cell>
          <table:table-cell office:value-type="string">
            <text:p>dying first vietnamese</text:p>
          </table:table-cell>
          <table:table-cell office:value-type="string">
            <text:p>want go out</text:p>
          </table:table-cell>
          <table:table-cell office:value-type="string">
            <text:p>lucky many wonderful</text:p>
          </table:table-cell>
          <table:table-cell office:value-type="string">
            <text:p>else die fustration</text:p>
          </table:table-cell>
        </table:table-row>
        <table:table-row table:style-name="ro2">
          <table:table-cell office:value-type="string">
            <text:p>side my house</text:p>
          </table:table-cell>
          <table:table-cell office:value-type="string">
            <text:p>tea works wonders</text:p>
          </table:table-cell>
          <table:table-cell office:value-type="string">
            <text:p>little babies out</text:p>
          </table:table-cell>
          <table:table-cell office:value-type="string">
            <text:p>enjoy going take</text:p>
          </table:table-cell>
          <table:table-cell office:value-type="string">
            <text:p>want satisfy undisclosed</text:p>
          </table:table-cell>
        </table:table-row>
        <table:table-row table:style-name="ro2">
          <table:table-cell office:value-type="string">
            <text:p>call matc drop</text:p>
          </table:table-cell>
          <table:table-cell office:value-type="string">
            <text:p>fighting wars two</text:p>
          </table:table-cell>
          <table:table-cell office:value-type="string">
            <text:p>clothing out newspaper</text:p>
          </table:table-cell>
          <table:table-cell office:value-type="string">
            <text:p>trump paper writing</text:p>
          </table:table-cell>
          <table:table-cell office:value-type="string">
            <text:p>mutation thats resistant</text:p>
          </table:table-cell>
        </table:table-row>
        <table:table-row table:style-name="ro2">
          <table:table-cell office:value-type="string">
            <text:p>death your patient</text:p>
          </table:table-cell>
          <table:table-cell office:value-type="string">
            <text:p>haha propname awesome</text:p>
          </table:table-cell>
          <table:table-cell office:value-type="string">
            <text:p>need my purse</text:p>
          </table:table-cell>
          <table:table-cell office:value-type="string">
            <text:p>birthday havent good</text:p>
          </table:table-cell>
          <table:table-cell office:value-type="string">
            <text:p>saw old woman</text:p>
          </table:table-cell>
        </table:table-row>
        <table:table-row table:style-name="ro2">
          <table:table-cell office:value-type="string">
            <text:p>dentist tomorrow quell</text:p>
          </table:table-cell>
          <table:table-cell office:value-type="string">
            <text:p>yet again nice</text:p>
          </table:table-cell>
          <table:table-cell office:value-type="string">
            <text:p>oxygen then might</text:p>
          </table:table-cell>
          <table:table-cell office:value-type="string">
            <text:p>non denominational happy</text:p>
          </table:table-cell>
          <table:table-cell office:value-type="string">
            <text:p>doctor sick preparations</text:p>
          </table:table-cell>
        </table:table-row>
        <table:table-row table:style-name="ro2">
          <table:table-cell office:value-type="string">
            <text:p>swapped pair unrecognized</text:p>
          </table:table-cell>
          <table:table-cell office:value-type="string">
            <text:p>en que una</text:p>
          </table:table-cell>
          <table:table-cell office:value-type="string">
            <text:p>policy discharge nuclear</text:p>
          </table:table-cell>
          <table:table-cell office:value-type="string">
            <text:p>day mail msu</text:p>
          </table:table-cell>
          <table:table-cell office:value-type="string">
            <text:p>old life world</text:p>
          </table:table-cell>
        </table:table-row>
        <table:table-row table:style-name="ro2">
          <table:table-cell office:value-type="string">
            <text:p>propname having asthma</text:p>
          </table:table-cell>
          <table:table-cell office:value-type="string">
            <text:p>far thanks santa</text:p>
          </table:table-cell>
          <table:table-cell office:value-type="string">
            <text:p>another adventurous night</text:p>
          </table:table-cell>
          <table:table-cell office:value-type="string">
            <text:p>insanely early work</text:p>
          </table:table-cell>
          <table:table-cell office:value-type="string">
            <text:p>think just dreamt</text:p>
          </table:table-cell>
        </table:table-row>
        <table:table-row table:style-name="ro2">
          <table:table-cell office:value-type="string">
            <text:p>perfect big ten</text:p>
          </table:table-cell>
          <table:table-cell office:value-type="string">
            <text:p>sister however them</text:p>
          </table:table-cell>
          <table:table-cell office:value-type="string">
            <text:p>vegetarian chili beans</text:p>
          </table:table-cell>
          <table:table-cell office:value-type="string">
            <text:p>big does basketball</text:p>
          </table:table-cell>
          <table:table-cell office:value-type="string">
            <text:p>much time many</text:p>
          </table:table-cell>
        </table:table-row>
        <table:table-row table:style-name="ro2">
          <table:table-cell office:value-type="string">
            <text:p>tuesday orlando thursday</text:p>
          </table:table-cell>
          <table:table-cell office:value-type="string">
            <text:p>fruit must climb</text:p>
          </table:table-cell>
          <table:table-cell office:value-type="string">
            <text:p>make some delicious</text:p>
          </table:table-cell>
          <table:table-cell office:value-type="string">
            <text:p>evoucher my mom</text:p>
          </table:table-cell>
          <table:table-cell office:value-type="string">
            <text:p>refs embarrassment avatar</text:p>
          </table:table-cell>
        </table:table-row>
        <table:table-row table:style-name="ro2">
          <table:table-cell office:value-type="string">
            <text:p>hopefully get my</text:p>
          </table:table-cell>
          <table:table-cell office:value-type="string">
            <text:p>finally long time</text:p>
          </table:table-cell>
          <table:table-cell office:value-type="string">
            <text:p>plane about lightyears</text:p>
          </table:table-cell>
          <table:table-cell office:value-type="string">
            <text:p>ask may pass</text:p>
          </table:table-cell>
          <table:table-cell office:value-type="string">
            <text:p>carbonite slowly digested</text:p>
          </table:table-cell>
        </table:table-row>
        <table:table-row table:style-name="ro2">
          <table:table-cell office:value-type="string">
            <text:p>sleep good me</text:p>
          </table:table-cell>
          <table:table-cell office:value-type="string">
            <text:p>veins my body</text:p>
          </table:table-cell>
          <table:table-cell office:value-type="string">
            <text:p>losing too much</text:p>
          </table:table-cell>
          <table:table-cell office:value-type="string">
            <text:p>busier than realized</text:p>
          </table:table-cell>
          <table:table-cell office:value-type="string">
            <text:p>my facebook peeps</text:p>
          </table:table-cell>
        </table:table-row>
        <table:table-row table:style-name="ro2">
          <table:table-cell office:value-type="string">
            <text:p>endure cause never</text:p>
          </table:table-cell>
          <table:table-cell office:value-type="string">
            <text:p>other stuff could</text:p>
          </table:table-cell>
          <table:table-cell office:value-type="string">
            <text:p>rose elvis absolutely</text:p>
          </table:table-cell>
          <table:table-cell office:value-type="string">
            <text:p>then again yay</text:p>
          </table:table-cell>
          <table:table-cell office:value-type="string">
            <text:p>im tired tonight</text:p>
          </table:table-cell>
        </table:table-row>
        <table:table-row table:style-name="ro2">
          <table:table-cell office:value-type="string">
            <text:p>falls tomorrow busy</text:p>
          </table:table-cell>
          <table:table-cell office:value-type="string">
            <text:p>love please put</text:p>
          </table:table-cell>
          <table:table-cell office:value-type="string">
            <text:p>returns chicago tomorrow</text:p>
          </table:table-cell>
          <table:table-cell office:value-type="string">
            <text:p>see my dog</text:p>
          </table:table-cell>
          <table:table-cell office:value-type="string">
            <text:p>word feel nights</text:p>
          </table:table-cell>
        </table:table-row>
        <table:table-row table:style-name="ro2">
          <table:table-cell office:value-type="string">
            <text:p>going learn japanese</text:p>
          </table:table-cell>
          <table:table-cell office:value-type="string">
            <text:p>soup heard flavor</text:p>
          </table:table-cell>
          <table:table-cell office:value-type="string">
            <text:p>up finish kite</text:p>
          </table:table-cell>
          <table:table-cell office:value-type="string">
            <text:p>edu doesnt make</text:p>
          </table:table-cell>
          <table:table-cell office:value-type="string">
            <text:p>hawaii heat humidity</text:p>
          </table:table-cell>
        </table:table-row>
        <table:table-row table:style-name="ro2">
          <table:table-cell office:value-type="string">
            <text:p>hope predictor bad</text:p>
          </table:table-cell>
          <table:table-cell office:value-type="string">
            <text:p>lagrima crap crap</text:p>
          </table:table-cell>
          <table:table-cell office:value-type="string">
            <text:p>just added another</text:p>
          </table:table-cell>
          <table:table-cell office:value-type="string">
            <text:p>now hockey sucking</text:p>
          </table:table-cell>
          <table:table-cell office:value-type="string">
            <text:p>things such how</text:p>
          </table:table-cell>
        </table:table-row>
        <table:table-row table:style-name="ro2">
          <table:table-cell office:value-type="string">
            <text:p>morning still loves</text:p>
          </table:table-cell>
          <table:table-cell office:value-type="string">
            <text:p>long get here</text:p>
          </table:table-cell>
          <table:table-cell office:value-type="string">
            <text:p>process trying every</text:p>
          </table:table-cell>
          <table:table-cell office:value-type="string">
            <text:p>possible enter stupidly</text:p>
          </table:table-cell>
          <table:table-cell office:value-type="string">
            <text:p>suffer doesn punish</text:p>
          </table:table-cell>
        </table:table-row>
        <table:table-row table:style-name="ro2">
          <table:table-cell office:value-type="string">
            <text:p>step taking over</text:p>
          </table:table-cell>
          <table:table-cell office:value-type="string">
            <text:p>every infringement human</text:p>
          </table:table-cell>
          <table:table-cell office:value-type="string">
            <text:p>holiday party oh</text:p>
          </table:table-cell>
          <table:table-cell office:value-type="string">
            <text:p>stronger much happier</text:p>
          </table:table-cell>
          <table:table-cell office:value-type="string">
            <text:p>feeling exhausted os</text:p>
          </table:table-cell>
        </table:table-row>
        <table:table-row table:style-name="ro2">
          <table:table-cell office:value-type="string">
            <text:p>art course live</text:p>
          </table:table-cell>
          <table:table-cell office:value-type="string">
            <text:p>few quick jabs</text:p>
          </table:table-cell>
          <table:table-cell office:value-type="string">
            <text:p>morning meant guess</text:p>
          </table:table-cell>
          <table:table-cell office:value-type="string">
            <text:p>breaking news atlanta</text:p>
          </table:table-cell>
          <table:table-cell office:value-type="string">
            <text:p>walmart then harry</text:p>
          </table:table-cell>
        </table:table-row>
        <table:table-row table:style-name="ro2">
          <table:table-cell office:value-type="string">
            <text:p>just booked tickets</text:p>
          </table:table-cell>
          <table:table-cell office:value-type="string">
            <text:p>fan some reason</text:p>
          </table:table-cell>
          <table:table-cell office:value-type="string">
            <text:p>high scores ahhhh</text:p>
          </table:table-cell>
          <table:table-cell office:value-type="string">
            <text:p>left beach boys</text:p>
          </table:table-cell>
          <table:table-cell office:value-type="string">
            <text:p>random thoughts better</text:p>
          </table:table-cell>
        </table:table-row>
        <table:table-row table:style-name="ro2">
          <table:table-cell office:value-type="string">
            <text:p>perfect brother just</text:p>
          </table:table-cell>
          <table:table-cell office:value-type="string">
            <text:p>ill lab get</text:p>
          </table:table-cell>
          <table:table-cell office:value-type="string">
            <text:p>my mind warring</text:p>
          </table:table-cell>
          <table:table-cell office:value-type="string">
            <text:p>home sweet home</text:p>
          </table:table-cell>
          <table:table-cell office:value-type="string">
            <text:p>supposed surprised manny</text:p>
          </table:table-cell>
        </table:table-row>
        <table:table-row table:style-name="ro2">
          <table:table-cell office:value-type="string">
            <text:p>nc yay smancy</text:p>
          </table:table-cell>
          <table:table-cell office:value-type="string">
            <text:p>parents send children</text:p>
          </table:table-cell>
          <table:table-cell office:value-type="string">
            <text:p>girls sitting next</text:p>
          </table:table-cell>
          <table:table-cell office:value-type="string">
            <text:p>gre words stuff</text:p>
          </table:table-cell>
          <table:table-cell office:value-type="string">
            <text:p>your thought think</text:p>
          </table:table-cell>
        </table:table-row>
        <table:table-row table:style-name="ro2">
          <table:table-cell office:value-type="string">
            <text:p>just surviving my</text:p>
          </table:table-cell>
          <table:table-cell office:value-type="string">
            <text:p>just right radio</text:p>
          </table:table-cell>
          <table:table-cell office:value-type="string">
            <text:p>way south mean</text:p>
          </table:table-cell>
          <table:table-cell office:value-type="string">
            <text:p>exactly asked hurts</text:p>
          </table:table-cell>
          <table:table-cell office:value-type="string">
            <text:p>stand musicals too</text:p>
          </table:table-cell>
        </table:table-row>
        <table:table-row table:style-name="ro2">
          <table:table-cell office:value-type="string">
            <text:p>gets hurt miraculously</text:p>
          </table:table-cell>
          <table:table-cell office:value-type="string">
            <text:p>dont clock up</text:p>
          </table:table-cell>
          <table:table-cell office:value-type="string">
            <text:p>students score worse</text:p>
          </table:table-cell>
          <table:table-cell office:value-type="string">
            <text:p>oakland style hearing</text:p>
          </table:table-cell>
          <table:table-cell office:value-type="string">
            <text:p>into christmas cheer</text:p>
          </table:table-cell>
        </table:table-row>
        <table:table-row table:style-name="ro2">
          <table:table-cell office:value-type="string">
            <text:p>oh mysterious man</text:p>
          </table:table-cell>
          <table:table-cell office:value-type="string">
            <text:p>computer old caught</text:p>
          </table:table-cell>
          <table:table-cell office:value-type="string">
            <text:p>may suggest giving</text:p>
          </table:table-cell>
          <table:table-cell office:value-type="string">
            <text:p>am total erotophile</text:p>
          </table:table-cell>
          <table:table-cell office:value-type="string">
            <text:p>awesome mean put</text:p>
          </table:table-cell>
        </table:table-row>
        <table:table-row table:style-name="ro2">
          <table:table-cell office:value-type="string">
            <text:p>solos entreg ndose</text:p>
          </table:table-cell>
          <table:table-cell office:value-type="string">
            <text:p>starting damn farm</text:p>
          </table:table-cell>
          <table:table-cell office:value-type="string">
            <text:p>into show before</text:p>
          </table:table-cell>
          <table:table-cell office:value-type="string">
            <text:p>let restaurant adventures</text:p>
          </table:table-cell>
          <table:table-cell office:value-type="string">
            <text:p>going argue them</text:p>
          </table:table-cell>
        </table:table-row>
        <table:table-row table:style-name="ro2">
          <table:table-cell office:value-type="string">
            <text:p>work finnished grrr</text:p>
          </table:table-cell>
          <table:table-cell office:value-type="string">
            <text:p>car listed price</text:p>
          </table:table-cell>
          <table:table-cell office:value-type="string">
            <text:p>bed long day</text:p>
          </table:table-cell>
          <table:table-cell office:value-type="string">
            <text:p>today dont want</text:p>
          </table:table-cell>
          <table:table-cell office:value-type="string">
            <text:p>education paper pleasant</text:p>
          </table:table-cell>
        </table:table-row>
        <table:table-row table:style-name="ro2">
          <table:table-cell office:value-type="string">
            <text:p>yeah friday class</text:p>
          </table:table-cell>
          <table:table-cell office:value-type="string">
            <text:p>breathe dont live</text:p>
          </table:table-cell>
          <table:table-cell office:value-type="string">
            <text:p>abang least now</text:p>
          </table:table-cell>
          <table:table-cell office:value-type="string">
            <text:p>accept ill drag</text:p>
          </table:table-cell>
          <table:table-cell office:value-type="string">
            <text:p>want sit drink</text:p>
          </table:table-cell>
        </table:table-row>
        <table:table-row table:style-name="ro2">
          <table:table-cell office:value-type="string">
            <text:p>just broke pages</text:p>
          </table:table-cell>
          <table:table-cell office:value-type="string">
            <text:p>flurries suburbia soon</text:p>
          </table:table-cell>
          <table:table-cell office:value-type="string">
            <text:p>question my emt</text:p>
          </table:table-cell>
          <table:table-cell office:value-type="string">
            <text:p>wanted once instead</text:p>
          </table:table-cell>
          <table:table-cell office:value-type="string">
            <text:p>change thyself cant</text:p>
          </table:table-cell>
        </table:table-row>
        <table:table-row table:style-name="ro2">
          <table:table-cell office:value-type="string">
            <text:p>fashion hard models</text:p>
          </table:table-cell>
          <table:table-cell office:value-type="string">
            <text:p>damn im tired</text:p>
          </table:table-cell>
          <table:table-cell office:value-type="string">
            <text:p>home today up</text:p>
          </table:table-cell>
          <table:table-cell office:value-type="string">
            <text:p>amazing friends ever</text:p>
          </table:table-cell>
          <table:table-cell office:value-type="string">
            <text:p>halfway around world</text:p>
          </table:table-cell>
        </table:table-row>
        <table:table-row table:style-name="ro2">
          <table:table-cell office:value-type="string">
            <text:p>food tummy brighter</text:p>
          </table:table-cell>
          <table:table-cell office:value-type="string">
            <text:p>much sums up</text:p>
          </table:table-cell>
          <table:table-cell office:value-type="string">
            <text:p>come close phew</text:p>
          </table:table-cell>
          <table:table-cell office:value-type="string">
            <text:p>lady moves herioc</text:p>
          </table:table-cell>
          <table:table-cell office:value-type="string">
            <text:p>just above right</text:p>
          </table:table-cell>
        </table:table-row>
        <table:table-row table:style-name="ro2">
          <table:table-cell office:value-type="string">
            <text:p>leads anger frustration</text:p>
          </table:table-cell>
          <table:table-cell office:value-type="string">
            <text:p>printing money than</text:p>
          </table:table-cell>
          <table:table-cell office:value-type="string">
            <text:p>first gallon beer</text:p>
          </table:table-cell>
          <table:table-cell office:value-type="string">
            <text:p>chinese year sunday</text:p>
          </table:table-cell>
          <table:table-cell office:value-type="string">
            <text:p>just finished last</text:p>
          </table:table-cell>
        </table:table-row>
        <table:table-row table:style-name="ro2">
          <table:table-cell office:value-type="string">
            <text:p>nearly over plus</text:p>
          </table:table-cell>
          <table:table-cell office:value-type="string">
            <text:p>wanna submarine fucking</text:p>
          </table:table-cell>
          <table:table-cell office:value-type="string">
            <text:p>latte without dribbling</text:p>
          </table:table-cell>
          <table:table-cell office:value-type="string">
            <text:p>looks great day</text:p>
          </table:table-cell>
          <table:table-cell office:value-type="string">
            <text:p>propname tomorrow then</text:p>
          </table:table-cell>
        </table:table-row>
        <table:table-row table:style-name="ro2">
          <table:table-cell office:value-type="string">
            <text:p>really friendly brotherly</text:p>
          </table:table-cell>
          <table:table-cell office:value-type="string">
            <text:p>discover yourself propname</text:p>
          </table:table-cell>
          <table:table-cell office:value-type="string">
            <text:p>probably get stuck</text:p>
          </table:table-cell>
          <table:table-cell office:value-type="string">
            <text:p>can assume stand</text:p>
          </table:table-cell>
          <table:table-cell office:value-type="string">
            <text:p>kool aid acid</text:p>
          </table:table-cell>
        </table:table-row>
        <table:table-row table:style-name="ro2">
          <table:table-cell office:value-type="string">
            <text:p>am much better</text:p>
          </table:table-cell>
          <table:table-cell office:value-type="string">
            <text:p>camera giving me</text:p>
          </table:table-cell>
          <table:table-cell office:value-type="string">
            <text:p>my house finally</text:p>
          </table:table-cell>
          <table:table-cell office:value-type="string">
            <text:p>flowers katie ion</text:p>
          </table:table-cell>
          <table:table-cell office:value-type="string">
            <text:p>between creative nonfiction</text:p>
          </table:table-cell>
        </table:table-row>
        <table:table-row table:style-name="ro2">
          <table:table-cell office:value-type="string">
            <text:p>theres lot life</text:p>
          </table:table-cell>
          <table:table-cell office:value-type="string">
            <text:p>think im going</text:p>
          </table:table-cell>
          <table:table-cell office:value-type="string">
            <text:p>me tears ill</text:p>
          </table:table-cell>
          <table:table-cell office:value-type="string">
            <text:p>small child propname</text:p>
          </table:table-cell>
          <table:table-cell office:value-type="string">
            <text:p>while going long</text:p>
          </table:table-cell>
        </table:table-row>
        <table:table-row table:style-name="ro2">
          <table:table-cell office:value-type="string">
            <text:p>beside weezie can</text:p>
          </table:table-cell>
          <table:table-cell office:value-type="string">
            <text:p>chicago uchi con</text:p>
          </table:table-cell>
          <table:table-cell office:value-type="string">
            <text:p>everything fucking aches</text:p>
          </table:table-cell>
          <table:table-cell office:value-type="string">
            <text:p>cheese green beans</text:p>
          </table:table-cell>
          <table:table-cell office:value-type="string">
            <text:p>realized how boring</text:p>
          </table:table-cell>
        </table:table-row>
        <table:table-row table:style-name="ro2">
          <table:table-cell office:value-type="string">
            <text:p>necessary then gedonen</text:p>
          </table:table-cell>
          <table:table-cell office:value-type="string">
            <text:p>being naughty today</text:p>
          </table:table-cell>
          <table:table-cell office:value-type="string">
            <text:p>weather day leave</text:p>
          </table:table-cell>
          <table:table-cell office:value-type="string">
            <text:p>propname my songs</text:p>
          </table:table-cell>
          <table:table-cell office:value-type="string">
            <text:p>enjoyed spending time</text:p>
          </table:table-cell>
        </table:table-row>
        <table:table-row table:style-name="ro2">
          <table:table-cell office:value-type="string">
            <text:p>breakfast festive events</text:p>
          </table:table-cell>
          <table:table-cell office:value-type="string">
            <text:p>okay sleep dreaming</text:p>
          </table:table-cell>
          <table:table-cell office:value-type="string">
            <text:p>email coupons proplan</text:p>
          </table:table-cell>
          <table:table-cell office:value-type="string">
            <text:p>medicine shit can</text:p>
          </table:table-cell>
          <table:table-cell office:value-type="string">
            <text:p>volleyball anyone up</text:p>
          </table:table-cell>
        </table:table-row>
        <table:table-row table:style-name="ro2">
          <table:table-cell office:value-type="string">
            <text:p>how believed evolution</text:p>
          </table:table-cell>
          <table:table-cell office:value-type="string">
            <text:p>useful tool simply</text:p>
          </table:table-cell>
          <table:table-cell office:value-type="string">
            <text:p>guess thats my</text:p>
          </table:table-cell>
          <table:table-cell office:value-type="string">
            <text:p>grow arroyo then</text:p>
          </table:table-cell>
          <table:table-cell office:value-type="string">
            <text:p>done yup me</text:p>
          </table:table-cell>
        </table:table-row>
        <table:table-row table:style-name="ro2">
          <table:table-cell office:value-type="string">
            <text:p>universe human stupidity</text:p>
          </table:table-cell>
          <table:table-cell office:value-type="string">
            <text:p>away nite fb</text:p>
          </table:table-cell>
          <table:table-cell office:value-type="string">
            <text:p>click word hide</text:p>
          </table:table-cell>
          <table:table-cell office:value-type="string">
            <text:p>me freeway some</text:p>
          </table:table-cell>
          <table:table-cell office:value-type="string">
            <text:p>skype now can</text:p>
          </table:table-cell>
        </table:table-row>
        <table:table-row table:style-name="ro2">
          <table:table-cell office:value-type="string">
            <text:p>friend else real</text:p>
          </table:table-cell>
          <table:table-cell office:value-type="string">
            <text:p>weekend people changing</text:p>
          </table:table-cell>
          <table:table-cell office:value-type="string">
            <text:p>montage where hes</text:p>
          </table:table-cell>
          <table:table-cell office:value-type="string">
            <text:p>gonna die young</text:p>
          </table:table-cell>
          <table:table-cell office:value-type="string">
            <text:p>comedy club hour</text:p>
          </table:table-cell>
        </table:table-row>
        <table:table-row table:style-name="ro2">
          <table:table-cell office:value-type="string">
            <text:p>me back early</text:p>
          </table:table-cell>
          <table:table-cell office:value-type="string">
            <text:p>step man can</text:p>
          </table:table-cell>
          <table:table-cell office:value-type="string">
            <text:p>why why genetics</text:p>
          </table:table-cell>
          <table:table-cell office:value-type="string">
            <text:p>self liberation hooray</text:p>
          </table:table-cell>
          <table:table-cell office:value-type="string">
            <text:p>propname room comic</text:p>
          </table:table-cell>
        </table:table-row>
        <table:table-row table:style-name="ro2">
          <table:table-cell office:value-type="string">
            <text:p>must embrace pain</text:p>
          </table:table-cell>
          <table:table-cell office:value-type="string">
            <text:p>effect me read</text:p>
          </table:table-cell>
          <table:table-cell office:value-type="string">
            <text:p>forward ladiez night</text:p>
          </table:table-cell>
          <table:table-cell office:value-type="string">
            <text:p>pitiful pusillanimous putrid</text:p>
          </table:table-cell>
          <table:table-cell office:value-type="string">
            <text:p>thinks hell apply</text:p>
          </table:table-cell>
        </table:table-row>
        <table:table-row table:style-name="ro2">
          <table:table-cell office:value-type="string">
            <text:p>football team wallop</text:p>
          </table:table-cell>
          <table:table-cell office:value-type="string">
            <text:p>family weird know</text:p>
          </table:table-cell>
          <table:table-cell office:value-type="string">
            <text:p>why our university</text:p>
          </table:table-cell>
          <table:table-cell office:value-type="string">
            <text:p>josh groban solo</text:p>
          </table:table-cell>
          <table:table-cell office:value-type="string">
            <text:p>tan sunburn evenly</text:p>
          </table:table-cell>
        </table:table-row>
        <table:table-row table:style-name="ro2">
          <table:table-cell office:value-type="string">
            <text:p>natural science museum</text:p>
          </table:table-cell>
          <table:table-cell office:value-type="string">
            <text:p>interview carnegie mellon</text:p>
          </table:table-cell>
          <table:table-cell office:value-type="string">
            <text:p>photoshop now only</text:p>
          </table:table-cell>
          <table:table-cell office:value-type="string">
            <text:p>crack between summer</text:p>
          </table:table-cell>
          <table:table-cell office:value-type="string">
            <text:p>anyone figured out</text:p>
          </table:table-cell>
        </table:table-row>
        <table:table-row table:style-name="ro2">
          <table:table-cell office:value-type="string">
            <text:p>aawww feel like</text:p>
          </table:table-cell>
          <table:table-cell office:value-type="string">
            <text:p>gettin ready tommorrow</text:p>
          </table:table-cell>
          <table:table-cell office:value-type="string">
            <text:p>cannot believe propname</text:p>
          </table:table-cell>
          <table:table-cell office:value-type="string">
            <text:p>muffins like ones</text:p>
          </table:table-cell>
          <table:table-cell office:value-type="string">
            <text:p>thinks about reads</text:p>
          </table:table-cell>
        </table:table-row>
        <table:table-row table:style-name="ro2">
          <table:table-cell office:value-type="string">
            <text:p>im reaching out</text:p>
          </table:table-cell>
          <table:table-cell office:value-type="string">
            <text:p>always texas elects</text:p>
          </table:table-cell>
          <table:table-cell office:value-type="string">
            <text:p>scv aquatic center</text:p>
          </table:table-cell>
          <table:table-cell office:value-type="string">
            <text:p>luckly work falling</text:p>
          </table:table-cell>
          <table:table-cell office:value-type="string">
            <text:p>first class semester</text:p>
          </table:table-cell>
        </table:table-row>
        <table:table-row table:style-name="ro2">
          <table:table-cell office:value-type="string">
            <text:p>other team can</text:p>
          </table:table-cell>
          <table:table-cell office:value-type="string">
            <text:p>sit down typewriter</text:p>
          </table:table-cell>
          <table:table-cell office:value-type="string">
            <text:p>victory over cold</text:p>
          </table:table-cell>
          <table:table-cell office:value-type="string">
            <text:p>asked me out</text:p>
          </table:table-cell>
          <table:table-cell office:value-type="string">
            <text:p>other hand yay</text:p>
          </table:table-cell>
        </table:table-row>
        <table:table-row table:style-name="ro2">
          <table:table-cell office:value-type="string">
            <text:p>kill rita im</text:p>
          </table:table-cell>
          <table:table-cell office:value-type="string">
            <text:p>moma union square</text:p>
          </table:table-cell>
          <table:table-cell office:value-type="string">
            <text:p>him shrouded tears</text:p>
          </table:table-cell>
          <table:table-cell office:value-type="string">
            <text:p>watching code geass</text:p>
          </table:table-cell>
          <table:table-cell office:value-type="string">
            <text:p>takes storke exit</text:p>
          </table:table-cell>
        </table:table-row>
        <table:table-row table:style-name="ro2">
          <table:table-cell office:value-type="string">
            <text:p>hurts sometimes into</text:p>
          </table:table-cell>
          <table:table-cell office:value-type="string">
            <text:p>least crazy child</text:p>
          </table:table-cell>
          <table:table-cell office:value-type="string">
            <text:p>home work until</text:p>
          </table:table-cell>
          <table:table-cell office:value-type="string">
            <text:p>abierto de am</text:p>
          </table:table-cell>
          <table:table-cell office:value-type="string">
            <text:p>nearly crapped pance</text:p>
          </table:table-cell>
        </table:table-row>
        <table:table-row table:style-name="ro2">
          <table:table-cell office:value-type="string">
            <text:p>work done cant</text:p>
          </table:table-cell>
          <table:table-cell office:value-type="string">
            <text:p>yesterday discovered almost</text:p>
          </table:table-cell>
          <table:table-cell office:value-type="string">
            <text:p>doesnt think youre</text:p>
          </table:table-cell>
          <table:table-cell office:value-type="string">
            <text:p>year plus snow</text:p>
          </table:table-cell>
          <table:table-cell office:value-type="string">
            <text:p>youll find them</text:p>
          </table:table-cell>
        </table:table-row>
        <table:table-row table:style-name="ro2">
          <table:table-cell office:value-type="string">
            <text:p>city weekend detroit</text:p>
          </table:table-cell>
          <table:table-cell office:value-type="string">
            <text:p>developing iron butt</text:p>
          </table:table-cell>
          <table:table-cell office:value-type="string">
            <text:p>our founding fathers</text:p>
          </table:table-cell>
          <table:table-cell office:value-type="string">
            <text:p>put mildly makes</text:p>
          </table:table-cell>
          <table:table-cell office:value-type="string">
            <text:p>limited dont waste</text:p>
          </table:table-cell>
        </table:table-row>
        <table:table-row table:style-name="ro2">
          <table:table-cell office:value-type="string">
            <text:p>junior abroad london</text:p>
          </table:table-cell>
          <table:table-cell office:value-type="string">
            <text:p>coincidence mine my</text:p>
          </table:table-cell>
          <table:table-cell office:value-type="string">
            <text:p>nothing offer trick</text:p>
          </table:table-cell>
          <table:table-cell office:value-type="string">
            <text:p>vowels sturdy dependability</text:p>
          </table:table-cell>
          <table:table-cell office:value-type="string">
            <text:p>pretty inspired how</text:p>
          </table:table-cell>
        </table:table-row>
        <table:table-row table:style-name="ro2">
          <table:table-cell office:value-type="string">
            <text:p>house brother cedar</text:p>
          </table:table-cell>
          <table:table-cell office:value-type="string">
            <text:p>anyone place can</text:p>
          </table:table-cell>
          <table:table-cell office:value-type="string">
            <text:p>pies sobeys life</text:p>
          </table:table-cell>
          <table:table-cell office:value-type="string">
            <text:p>summer break years</text:p>
          </table:table-cell>
          <table:table-cell office:value-type="string">
            <text:p>magic circles appear</text:p>
          </table:table-cell>
        </table:table-row>
        <table:table-row table:style-name="ro2">
          <table:table-cell office:value-type="string">
            <text:p>next week knives</text:p>
          </table:table-cell>
          <table:table-cell office:value-type="string">
            <text:p>needs stop listening</text:p>
          </table:table-cell>
          <table:table-cell office:value-type="string">
            <text:p>fan bras lately</text:p>
          </table:table-cell>
          <table:table-cell office:value-type="string">
            <text:p>rediscovering love bjork</text:p>
          </table:table-cell>
          <table:table-cell office:value-type="string">
            <text:p>bus course random</text:p>
          </table:table-cell>
        </table:table-row>
        <table:table-row table:style-name="ro2">
          <table:table-cell office:value-type="string">
            <text:p>seem really propname</text:p>
          </table:table-cell>
          <table:table-cell office:value-type="string">
            <text:p>end up finishing</text:p>
          </table:table-cell>
          <table:table-cell office:value-type="string">
            <text:p>wednesday itll awesome</text:p>
          </table:table-cell>
          <table:table-cell office:value-type="string">
            <text:p>stop crashing like</text:p>
          </table:table-cell>
          <table:table-cell office:value-type="string">
            <text:p>dont judge me</text:p>
          </table:table-cell>
        </table:table-row>
        <table:table-row table:style-name="ro2">
          <table:table-cell office:value-type="string">
            <text:p>sell black market</text:p>
          </table:table-cell>
          <table:table-cell office:value-type="string">
            <text:p>day furlough sad</text:p>
          </table:table-cell>
          <table:table-cell office:value-type="string">
            <text:p>prospect even though</text:p>
          </table:table-cell>
          <table:table-cell office:value-type="string">
            <text:p>out please repost</text:p>
          </table:table-cell>
          <table:table-cell office:value-type="string">
            <text:p>apartment totally recognized</text:p>
          </table:table-cell>
        </table:table-row>
        <table:table-row table:style-name="ro2">
          <table:table-cell office:value-type="string">
            <text:p>thinking sign freckles</text:p>
          </table:table-cell>
          <table:table-cell office:value-type="string">
            <text:p>any circumstances auto</text:p>
          </table:table-cell>
          <table:table-cell office:value-type="string">
            <text:p>up comment post</text:p>
          </table:table-cell>
          <table:table-cell office:value-type="string">
            <text:p>day field tomorrow</text:p>
          </table:table-cell>
          <table:table-cell office:value-type="string">
            <text:p>man slammin max</text:p>
          </table:table-cell>
        </table:table-row>
        <table:table-row table:style-name="ro2">
          <table:table-cell office:value-type="string">
            <text:p>fake extremely real</text:p>
          </table:table-cell>
          <table:table-cell office:value-type="string">
            <text:p>guy sunday ive</text:p>
          </table:table-cell>
          <table:table-cell office:value-type="string">
            <text:p>excited see every</text:p>
          </table:table-cell>
          <table:table-cell office:value-type="string">
            <text:p>again looking colleges</text:p>
          </table:table-cell>
          <table:table-cell office:value-type="string">
            <text:p>denver rockies playoffs</text:p>
          </table:table-cell>
        </table:table-row>
        <table:table-row table:style-name="ro2">
          <table:table-cell office:value-type="string">
            <text:p>flat iron realized</text:p>
          </table:table-cell>
          <table:table-cell office:value-type="string">
            <text:p>awareness research proactively</text:p>
          </table:table-cell>
          <table:table-cell office:value-type="string">
            <text:p>inside edition hit</text:p>
          </table:table-cell>
          <table:table-cell office:value-type="string">
            <text:p>after two robotic</text:p>
          </table:table-cell>
          <table:table-cell office:value-type="string">
            <text:p>put cant wait</text:p>
          </table:table-cell>
        </table:table-row>
        <table:table-row table:style-name="ro2">
          <table:table-cell office:value-type="string">
            <text:p>radford virginia weekend</text:p>
          </table:table-cell>
          <table:table-cell office:value-type="string">
            <text:p>dont wish dont</text:p>
          </table:table-cell>
          <table:table-cell office:value-type="string">
            <text:p>official title awesomest</text:p>
          </table:table-cell>
          <table:table-cell office:value-type="string">
            <text:p>read propname tree</text:p>
          </table:table-cell>
          <table:table-cell office:value-type="string">
            <text:p>how ask help</text:p>
          </table:table-cell>
        </table:table-row>
        <table:table-row table:style-name="ro2">
          <table:table-cell office:value-type="string">
            <text:p>cards just realized</text:p>
          </table:table-cell>
          <table:table-cell office:value-type="string">
            <text:p>only little tired</text:p>
          </table:table-cell>
          <table:table-cell office:value-type="string">
            <text:p>sep meet dhoby</text:p>
          </table:table-cell>
          <table:table-cell office:value-type="string">
            <text:p>holidays working am</text:p>
          </table:table-cell>
          <table:table-cell office:value-type="string">
            <text:p>died wearing badge</text:p>
          </table:table-cell>
        </table:table-row>
        <table:table-row table:style-name="ro2">
          <table:table-cell office:value-type="string">
            <text:p>hate integrations worst</text:p>
          </table:table-cell>
          <table:table-cell office:value-type="string">
            <text:p>street signs steal</text:p>
          </table:table-cell>
          <table:table-cell office:value-type="string">
            <text:p>live deserve death</text:p>
          </table:table-cell>
          <table:table-cell office:value-type="string">
            <text:p>attack fun times</text:p>
          </table:table-cell>
          <table:table-cell office:value-type="string">
            <text:p>out date cucumber</text:p>
          </table:table-cell>
        </table:table-row>
        <table:table-row table:style-name="ro2">
          <table:table-cell office:value-type="string">
            <text:p>give round up</text:p>
          </table:table-cell>
          <table:table-cell office:value-type="string">
            <text:p>never physically sick</text:p>
          </table:table-cell>
          <table:table-cell office:value-type="string">
            <text:p>uses top got</text:p>
          </table:table-cell>
          <table:table-cell office:value-type="string">
            <text:p>thinks people straw</text:p>
          </table:table-cell>
          <table:table-cell office:value-type="string">
            <text:p>keeps barking something</text:p>
          </table:table-cell>
        </table:table-row>
        <table:table-row table:style-name="ro2">
          <table:table-cell office:value-type="string">
            <text:p>lack sleep makes</text:p>
          </table:table-cell>
          <table:table-cell office:value-type="string">
            <text:p>feel about another</text:p>
          </table:table-cell>
          <table:table-cell office:value-type="string">
            <text:p>realize stack papers</text:p>
          </table:table-cell>
          <table:table-cell office:value-type="string">
            <text:p>surrounding them nice</text:p>
          </table:table-cell>
          <table:table-cell office:value-type="string">
            <text:p>while might get</text:p>
          </table:table-cell>
        </table:table-row>
        <table:table-row table:style-name="ro2">
          <table:table-cell office:value-type="string">
            <text:p>failure far internet</text:p>
          </table:table-cell>
          <table:table-cell office:value-type="string">
            <text:p>turn im super</text:p>
          </table:table-cell>
          <table:table-cell office:value-type="string">
            <text:p>only dracula good</text:p>
          </table:table-cell>
          <table:table-cell office:value-type="string">
            <text:p>ver dani ern</text:p>
          </table:table-cell>
          <table:table-cell office:value-type="string">
            <text:p>need massage now</text:p>
          </table:table-cell>
        </table:table-row>
        <table:table-row table:style-name="ro2">
          <table:table-cell office:value-type="string">
            <text:p>my college life</text:p>
          </table:table-cell>
          <table:table-cell office:value-type="string">
            <text:p>section doctors appointment</text:p>
          </table:table-cell>
          <table:table-cell office:value-type="string">
            <text:p>job interview tomorrow</text:p>
          </table:table-cell>
          <table:table-cell office:value-type="string">
            <text:p>use facebook morally</text:p>
          </table:table-cell>
          <table:table-cell office:value-type="string">
            <text:p>arroyo then everyone</text:p>
          </table:table-cell>
        </table:table-row>
        <table:table-row table:style-name="ro2">
          <table:table-cell office:value-type="string">
            <text:p>men should learn</text:p>
          </table:table-cell>
          <table:table-cell office:value-type="string">
            <text:p>bed early slept</text:p>
          </table:table-cell>
          <table:table-cell office:value-type="string">
            <text:p>sentence just funnier</text:p>
          </table:table-cell>
          <table:table-cell office:value-type="string">
            <text:p>loved transformers cool</text:p>
          </table:table-cell>
          <table:table-cell office:value-type="string">
            <text:p>into thinking personal</text:p>
          </table:table-cell>
        </table:table-row>
        <table:table-row table:style-name="ro2">
          <table:table-cell office:value-type="string">
            <text:p>san juan del</text:p>
          </table:table-cell>
          <table:table-cell office:value-type="string">
            <text:p>go grocery shopping</text:p>
          </table:table-cell>
          <table:table-cell office:value-type="string">
            <text:p>liked greenhand conference</text:p>
          </table:table-cell>
          <table:table-cell office:value-type="string">
            <text:p>my fave clips</text:p>
          </table:table-cell>
          <table:table-cell office:value-type="string">
            <text:p>currently sucking screwing</text:p>
          </table:table-cell>
        </table:table-row>
        <table:table-row table:style-name="ro2">
          <table:table-cell office:value-type="string">
            <text:p>lib alex night</text:p>
          </table:table-cell>
          <table:table-cell office:value-type="string">
            <text:p>last night big</text:p>
          </table:table-cell>
          <table:table-cell office:value-type="string">
            <text:p>use cream competition</text:p>
          </table:table-cell>
          <table:table-cell office:value-type="string">
            <text:p>policy discharge nuclear</text:p>
          </table:table-cell>
          <table:table-cell office:value-type="string">
            <text:p>dance party sparty</text:p>
          </table:table-cell>
        </table:table-row>
        <table:table-row table:style-name="ro2">
          <table:table-cell office:value-type="string">
            <text:p>really take cancer</text:p>
          </table:table-cell>
          <table:table-cell office:value-type="string">
            <text:p>ive ever pleasure</text:p>
          </table:table-cell>
          <table:table-cell office:value-type="string">
            <text:p>now should put</text:p>
          </table:table-cell>
          <table:table-cell office:value-type="string">
            <text:p>oxygen then might</text:p>
          </table:table-cell>
          <table:table-cell office:value-type="string">
            <text:p>normal ms ns</text:p>
          </table:table-cell>
        </table:table-row>
        <table:table-row table:style-name="ro2">
          <table:table-cell office:value-type="string">
            <text:p>just listened waiting</text:p>
          </table:table-cell>
          <table:table-cell office:value-type="string">
            <text:p>feel answer learn</text:p>
          </table:table-cell>
          <table:table-cell office:value-type="string">
            <text:p>up me quite</text:p>
          </table:table-cell>
          <table:table-cell office:value-type="string">
            <text:p>since wwii able</text:p>
          </table:table-cell>
          <table:table-cell office:value-type="string">
            <text:p>why scary wouldnt</text:p>
          </table:table-cell>
        </table:table-row>
        <table:table-row table:style-name="ro2">
          <table:table-cell office:value-type="string">
            <text:p>until my eyeballs</text:p>
          </table:table-cell>
          <table:table-cell office:value-type="string">
            <text:p>mine am fucking</text:p>
          </table:table-cell>
          <table:table-cell office:value-type="string">
            <text:p>side my house</text:p>
          </table:table-cell>
          <table:table-cell office:value-type="string">
            <text:p>questions mba interview</text:p>
          </table:table-cell>
          <table:table-cell office:value-type="string">
            <text:p>relaxing propname propname</text:p>
          </table:table-cell>
        </table:table-row>
        <table:table-row table:style-name="ro2">
          <table:table-cell office:value-type="string">
            <text:p>people early although</text:p>
          </table:table-cell>
          <table:table-cell office:value-type="string">
            <text:p>told propname died</text:p>
          </table:table-cell>
          <table:table-cell office:value-type="string">
            <text:p>call matc drop</text:p>
          </table:table-cell>
          <table:table-cell office:value-type="string">
            <text:p>vegetarian chili beans</text:p>
          </table:table-cell>
          <table:table-cell office:value-type="string">
            <text:p>little triplets weeks</text:p>
          </table:table-cell>
        </table:table-row>
        <table:table-row table:style-name="ro2">
          <table:table-cell office:value-type="string">
            <text:p>propname fuck people</text:p>
          </table:table-cell>
          <table:table-cell office:value-type="string">
            <text:p>want put me</text:p>
          </table:table-cell>
          <table:table-cell office:value-type="string">
            <text:p>death your patient</text:p>
          </table:table-cell>
          <table:table-cell office:value-type="string">
            <text:p>house again come</text:p>
          </table:table-cell>
          <table:table-cell office:value-type="string">
            <text:p>bowl rainier cherries</text:p>
          </table:table-cell>
        </table:table-row>
        <table:table-row table:style-name="ro2">
          <table:table-cell office:value-type="string">
            <text:p>back relive good</text:p>
          </table:table-cell>
          <table:table-cell office:value-type="string">
            <text:p>sigh my life</text:p>
          </table:table-cell>
          <table:table-cell office:value-type="string">
            <text:p>dentist tomorrow quell</text:p>
          </table:table-cell>
          <table:table-cell office:value-type="string">
            <text:p>another adventurous night</text:p>
          </table:table-cell>
          <table:table-cell office:value-type="string">
            <text:p>cant get seasons</text:p>
          </table:table-cell>
        </table:table-row>
        <table:table-row table:style-name="ro2">
          <table:table-cell office:value-type="string">
            <text:p>few months after</text:p>
          </table:table-cell>
          <table:table-cell office:value-type="string">
            <text:p>hour exam tomorrow</text:p>
          </table:table-cell>
          <table:table-cell office:value-type="string">
            <text:p>tuesday orlando thursday</text:p>
          </table:table-cell>
          <table:table-cell office:value-type="string">
            <text:p>make some delicious</text:p>
          </table:table-cell>
          <table:table-cell office:value-type="string">
            <text:p>going see tonight</text:p>
          </table:table-cell>
        </table:table-row>
        <table:table-row table:style-name="ro2">
          <table:table-cell office:value-type="string">
            <text:p>um amy poehler</text:p>
          </table:table-cell>
          <table:table-cell office:value-type="string">
            <text:p>really im only</text:p>
          </table:table-cell>
          <table:table-cell office:value-type="string">
            <text:p>ripped half becaws</text:p>
          </table:table-cell>
          <table:table-cell office:value-type="string">
            <text:p>phone mail check</text:p>
          </table:table-cell>
          <table:table-cell office:value-type="string">
            <text:p>anyone could believe</text:p>
          </table:table-cell>
        </table:table-row>
        <table:table-row table:style-name="ro2">
          <table:table-cell office:value-type="string">
            <text:p>florida tomorrow over</text:p>
          </table:table-cell>
          <table:table-cell office:value-type="string">
            <text:p>play boston piano</text:p>
          </table:table-cell>
          <table:table-cell office:value-type="string">
            <text:p>know answer propname</text:p>
          </table:table-cell>
          <table:table-cell office:value-type="string">
            <text:p>went caramel mocha</text:p>
          </table:table-cell>
          <table:table-cell office:value-type="string">
            <text:p>enjoys teasing barred</text:p>
          </table:table-cell>
        </table:table-row>
        <table:table-row table:style-name="ro2">
          <table:table-cell office:value-type="string">
            <text:p>family south park</text:p>
          </table:table-cell>
          <table:table-cell office:value-type="string">
            <text:p>great holiday xxxx</text:p>
          </table:table-cell>
          <table:table-cell office:value-type="string">
            <text:p>feet powder stable</text:p>
          </table:table-cell>
          <table:table-cell office:value-type="string">
            <text:p>rose elvis absolutely</text:p>
          </table:table-cell>
          <table:table-cell office:value-type="string">
            <text:p>attached dont know</text:p>
          </table:table-cell>
        </table:table-row>
        <table:table-row table:style-name="ro2">
          <table:table-cell office:value-type="string">
            <text:p>waiting my revenge</text:p>
          </table:table-cell>
          <table:table-cell office:value-type="string">
            <text:p>half becaws da</text:p>
          </table:table-cell>
          <table:table-cell office:value-type="string">
            <text:p>where while getting</text:p>
          </table:table-cell>
          <table:table-cell office:value-type="string">
            <text:p>like disagreement stage</text:p>
          </table:table-cell>
          <table:table-cell office:value-type="string">
            <text:p>temples my philosophy</text:p>
          </table:table-cell>
        </table:table-row>
        <table:table-row table:style-name="ro2">
          <table:table-cell office:value-type="string">
            <text:p>needs calm down</text:p>
          </table:table-cell>
          <table:table-cell office:value-type="string">
            <text:p>dark chocolate bacon</text:p>
          </table:table-cell>
          <table:table-cell office:value-type="string">
            <text:p>sleep good me</text:p>
          </table:table-cell>
          <table:table-cell office:value-type="string">
            <text:p>your damn school</text:p>
          </table:table-cell>
          <table:table-cell office:value-type="string">
            <text:p>thought easier service</text:p>
          </table:table-cell>
        </table:table-row>
        <table:table-row table:style-name="ro2">
          <table:table-cell office:value-type="string">
            <text:p>how diurnal studious</text:p>
          </table:table-cell>
          <table:table-cell office:value-type="string">
            <text:p>great weekend filled</text:p>
          </table:table-cell>
          <table:table-cell office:value-type="string">
            <text:p>falls tomorrow busy</text:p>
          </table:table-cell>
          <table:table-cell office:value-type="string">
            <text:p>southside tonight any</text:p>
          </table:table-cell>
          <table:table-cell office:value-type="string">
            <text:p>laundry cleaning making</text:p>
          </table:table-cell>
        </table:table-row>
        <table:table-row table:style-name="ro2">
          <table:table-cell office:value-type="string">
            <text:p>could make day</text:p>
          </table:table-cell>
          <table:table-cell office:value-type="string">
            <text:p>fed power dance</text:p>
          </table:table-cell>
          <table:table-cell office:value-type="string">
            <text:p>read offensive ones</text:p>
          </table:table-cell>
          <table:table-cell office:value-type="string">
            <text:p>just added another</text:p>
          </table:table-cell>
          <table:table-cell office:value-type="string">
            <text:p>harry movie oh</text:p>
          </table:table-cell>
        </table:table-row>
        <table:table-row table:style-name="ro2">
          <table:table-cell office:value-type="string">
            <text:p>individual christs sake</text:p>
          </table:table-cell>
          <table:table-cell office:value-type="string">
            <text:p>inside car dark</text:p>
          </table:table-cell>
          <table:table-cell office:value-type="string">
            <text:p>well pleasure privilege</text:p>
          </table:table-cell>
          <table:table-cell office:value-type="string">
            <text:p>followed hours rehearsal</text:p>
          </table:table-cell>
          <table:table-cell office:value-type="string">
            <text:p>passion fruit pomegranate</text:p>
          </table:table-cell>
        </table:table-row>
        <table:table-row table:style-name="ro2">
          <table:table-cell office:value-type="string">
            <text:p>speak whereas man</text:p>
          </table:table-cell>
          <table:table-cell office:value-type="string">
            <text:p>runs down my</text:p>
          </table:table-cell>
          <table:table-cell office:value-type="string">
            <text:p>powers nor things</text:p>
          </table:table-cell>
          <table:table-cell office:value-type="string">
            <text:p>down go then</text:p>
          </table:table-cell>
          <table:table-cell office:value-type="string">
            <text:p>does taste like</text:p>
          </table:table-cell>
        </table:table-row>
        <table:table-row table:style-name="ro2">
          <table:table-cell office:value-type="string">
            <text:p>thread count sheets</text:p>
          </table:table-cell>
          <table:table-cell office:value-type="string">
            <text:p>like symptoms easier</text:p>
          </table:table-cell>
          <table:table-cell office:value-type="string">
            <text:p>zombie like human</text:p>
          </table:table-cell>
          <table:table-cell office:value-type="string">
            <text:p>morning meant guess</text:p>
          </table:table-cell>
          <table:table-cell office:value-type="string">
            <text:p>string theory genetic</text:p>
          </table:table-cell>
        </table:table-row>
        <table:table-row table:style-name="ro2">
          <table:table-cell office:value-type="string">
            <text:p>tailgating wine trails</text:p>
          </table:table-cell>
          <table:table-cell office:value-type="string">
            <text:p>quite sure how</text:p>
          </table:table-cell>
          <table:table-cell office:value-type="string">
            <text:p>motocross ad because</text:p>
          </table:table-cell>
          <table:table-cell office:value-type="string">
            <text:p>rnsen og moes</text:p>
          </table:table-cell>
          <table:table-cell office:value-type="string">
            <text:p>because remember where</text:p>
          </table:table-cell>
        </table:table-row>
        <table:table-row table:style-name="ro2">
          <table:table-cell office:value-type="string">
            <text:p>feel fingertips left</text:p>
          </table:table-cell>
          <table:table-cell office:value-type="string">
            <text:p>feels like home</text:p>
          </table:table-cell>
          <table:table-cell office:value-type="string">
            <text:p>going learn japanese</text:p>
          </table:table-cell>
          <table:table-cell office:value-type="string">
            <text:p>girls sitting next</text:p>
          </table:table-cell>
          <table:table-cell office:value-type="string">
            <text:p>finally done wrapping</text:p>
          </table:table-cell>
        </table:table-row>
        <table:table-row table:style-name="ro2">
          <table:table-cell office:value-type="string">
            <text:p>longer although know</text:p>
          </table:table-cell>
          <table:table-cell office:value-type="string">
            <text:p>model selection matlab</text:p>
          </table:table-cell>
          <table:table-cell office:value-type="string">
            <text:p>something am ill</text:p>
          </table:table-cell>
          <table:table-cell office:value-type="string">
            <text:p>burger fries birthday</text:p>
          </table:table-cell>
          <table:table-cell office:value-type="string">
            <text:p>make brain work</text:p>
          </table:table-cell>
        </table:table-row>
        <table:table-row table:style-name="ro2">
          <table:table-cell office:value-type="string">
            <text:p>kill some time</text:p>
          </table:table-cell>
          <table:table-cell office:value-type="string">
            <text:p>laugh good know</text:p>
          </table:table-cell>
          <table:table-cell office:value-type="string">
            <text:p>like get dressed</text:p>
          </table:table-cell>
          <table:table-cell office:value-type="string">
            <text:p>way south mean</text:p>
          </table:table-cell>
          <table:table-cell office:value-type="string">
            <text:p>laundry little homework</text:p>
          </table:table-cell>
        </table:table-row>
        <table:table-row table:style-name="ro2">
          <table:table-cell office:value-type="string">
            <text:p>read about where</text:p>
          </table:table-cell>
          <table:table-cell office:value-type="string">
            <text:p>sleep such issue</text:p>
          </table:table-cell>
          <table:table-cell office:value-type="string">
            <text:p>morning still loves</text:p>
          </table:table-cell>
          <table:table-cell office:value-type="string">
            <text:p>should learn leave</text:p>
          </table:table-cell>
          <table:table-cell office:value-type="string">
            <text:p>anyone wants keep</text:p>
          </table:table-cell>
        </table:table-row>
        <table:table-row table:style-name="ro2">
          <table:table-cell office:value-type="string">
            <text:p>hes getting used</text:p>
          </table:table-cell>
          <table:table-cell office:value-type="string">
            <text:p>taste like oranges</text:p>
          </table:table-cell>
          <table:table-cell office:value-type="string">
            <text:p>first atlantic tropical</text:p>
          </table:table-cell>
          <table:table-cell office:value-type="string">
            <text:p>few hundred per</text:p>
          </table:table-cell>
          <table:table-cell office:value-type="string">
            <text:p>fit whole life</text:p>
          </table:table-cell>
        </table:table-row>
        <table:table-row table:style-name="ro2">
          <table:table-cell office:value-type="string">
            <text:p>something wicked way</text:p>
          </table:table-cell>
          <table:table-cell office:value-type="string">
            <text:p>carlisle going happen</text:p>
          </table:table-cell>
          <table:table-cell office:value-type="string">
            <text:p>art course live</text:p>
          </table:table-cell>
          <table:table-cell office:value-type="string">
            <text:p>students score worse</text:p>
          </table:table-cell>
          <table:table-cell office:value-type="string">
            <text:p>set fire non</text:p>
          </table:table-cell>
        </table:table-row>
        <table:table-row table:style-name="ro2">
          <table:table-cell office:value-type="string">
            <text:p>glee soundtrack while</text:p>
          </table:table-cell>
          <table:table-cell office:value-type="string">
            <text:p>flags half staff</text:p>
          </table:table-cell>
          <table:table-cell office:value-type="string">
            <text:p>step taking over</text:p>
          </table:table-cell>
          <table:table-cell office:value-type="string">
            <text:p>morning teaching after</text:p>
          </table:table-cell>
          <table:table-cell office:value-type="string">
            <text:p>thus far unimpressed</text:p>
          </table:table-cell>
        </table:table-row>
        <table:table-row table:style-name="ro2">
          <table:table-cell office:value-type="string">
            <text:p>woke up lot</text:p>
          </table:table-cell>
          <table:table-cell office:value-type="string">
            <text:p>issue same proponents</text:p>
          </table:table-cell>
          <table:table-cell office:value-type="string">
            <text:p>perfect brother just</text:p>
          </table:table-cell>
          <table:table-cell office:value-type="string">
            <text:p>science drinking some</text:p>
          </table:table-cell>
          <table:table-cell office:value-type="string">
            <text:p>walking tour castle</text:p>
          </table:table-cell>
        </table:table-row>
        <table:table-row table:style-name="ro2">
          <table:table-cell office:value-type="string">
            <text:p>next months rock</text:p>
          </table:table-cell>
          <table:table-cell office:value-type="string">
            <text:p>oh my hubby</text:p>
          </table:table-cell>
          <table:table-cell office:value-type="string">
            <text:p>nc yay smancy</text:p>
          </table:table-cell>
          <table:table-cell office:value-type="string">
            <text:p>today carrying stupid</text:p>
          </table:table-cell>
          <table:table-cell office:value-type="string">
            <text:p>surprise attacked me</text:p>
          </table:table-cell>
        </table:table-row>
        <table:table-row table:style-name="ro2">
          <table:table-cell office:value-type="string">
            <text:p>adventurous today thank</text:p>
          </table:table-cell>
          <table:table-cell office:value-type="string">
            <text:p>photos mjs kids</text:p>
          </table:table-cell>
          <table:table-cell office:value-type="string">
            <text:p>just surviving my</text:p>
          </table:table-cell>
          <table:table-cell office:value-type="string">
            <text:p>may suggest giving</text:p>
          </table:table-cell>
          <table:table-cell office:value-type="string">
            <text:p>wheel hate mph</text:p>
          </table:table-cell>
        </table:table-row>
        <table:table-row table:style-name="ro2">
          <table:table-cell office:value-type="string">
            <text:p>people riding motorized</text:p>
          </table:table-cell>
          <table:table-cell office:value-type="string">
            <text:p>look nfcs confused</text:p>
          </table:table-cell>
          <table:table-cell office:value-type="string">
            <text:p>gets hurt miraculously</text:p>
          </table:table-cell>
          <table:table-cell office:value-type="string">
            <text:p>still lose pizza</text:p>
          </table:table-cell>
          <table:table-cell office:value-type="string">
            <text:p>way better than</text:p>
          </table:table-cell>
        </table:table-row>
        <table:table-row table:style-name="ro2">
          <table:table-cell office:value-type="string">
            <text:p>temper worst quality</text:p>
          </table:table-cell>
          <table:table-cell office:value-type="string">
            <text:p>during presidential address</text:p>
          </table:table-cell>
          <table:table-cell office:value-type="string">
            <text:p>dealing stupid annoying</text:p>
          </table:table-cell>
          <table:table-cell office:value-type="string">
            <text:p>super tan weekend</text:p>
          </table:table-cell>
          <table:table-cell office:value-type="string">
            <text:p>packed anger hurt</text:p>
          </table:table-cell>
        </table:table-row>
        <table:table-row table:style-name="ro2">
          <table:table-cell office:value-type="string">
            <text:p>re completly redone</text:p>
          </table:table-cell>
          <table:table-cell office:value-type="string">
            <text:p>cups hot chocolate</text:p>
          </table:table-cell>
          <table:table-cell office:value-type="string">
            <text:p>oh mysterious man</text:p>
          </table:table-cell>
          <table:table-cell office:value-type="string">
            <text:p>into show before</text:p>
          </table:table-cell>
          <table:table-cell office:value-type="string">
            <text:p>see toy story</text:p>
          </table:table-cell>
        </table:table-row>
        <table:table-row table:style-name="ro2">
          <table:table-cell office:value-type="string">
            <text:p>important courage follow</text:p>
          </table:table-cell>
          <table:table-cell office:value-type="string">
            <text:p>surest sign intelligent</text:p>
          </table:table-cell>
          <table:table-cell office:value-type="string">
            <text:p>divegroup scuba bonaire</text:p>
          </table:table-cell>
          <table:table-cell office:value-type="string">
            <text:p>colors thank propname</text:p>
          </table:table-cell>
          <table:table-cell office:value-type="string">
            <text:p>birthday ash love</text:p>
          </table:table-cell>
        </table:table-row>
        <table:table-row table:style-name="ro2">
          <table:table-cell office:value-type="string">
            <text:p>kabul kabul kabuuuuuuul</text:p>
          </table:table-cell>
          <table:table-cell office:value-type="string">
            <text:p>ad my right</text:p>
          </table:table-cell>
          <table:table-cell office:value-type="string">
            <text:p>work finnished grrr</text:p>
          </table:table-cell>
          <table:table-cell office:value-type="string">
            <text:p>bed long day</text:p>
          </table:table-cell>
          <table:table-cell office:value-type="string">
            <text:p>senate good because</text:p>
          </table:table-cell>
        </table:table-row>
        <table:table-row table:style-name="ro2">
          <table:table-cell office:value-type="string">
            <text:p>thanks propname am</text:p>
          </table:table-cell>
          <table:table-cell office:value-type="string">
            <text:p>mom cant find</text:p>
          </table:table-cell>
          <table:table-cell office:value-type="string">
            <text:p>kind thing actually</text:p>
          </table:table-cell>
          <table:table-cell office:value-type="string">
            <text:p>light your way</text:p>
          </table:table-cell>
          <table:table-cell office:value-type="string">
            <text:p>very sore very</text:p>
          </table:table-cell>
        </table:table-row>
        <table:table-row table:style-name="ro2">
          <table:table-cell office:value-type="string">
            <text:p>maybe going home</text:p>
          </table:table-cell>
          <table:table-cell office:value-type="string">
            <text:p>my book recomend</text:p>
          </table:table-cell>
          <table:table-cell office:value-type="string">
            <text:p>yeah friday class</text:p>
          </table:table-cell>
          <table:table-cell office:value-type="string">
            <text:p>marzo gaura mantra</text:p>
          </table:table-cell>
          <table:table-cell office:value-type="string">
            <text:p>charged battery lol</text:p>
          </table:table-cell>
        </table:table-row>
        <table:table-row table:style-name="ro2">
          <table:table-cell office:value-type="string">
            <text:p>tonight ish call</text:p>
          </table:table-cell>
          <table:table-cell office:value-type="string">
            <text:p>dont my list</text:p>
          </table:table-cell>
          <table:table-cell office:value-type="string">
            <text:p>actual date start</text:p>
          </table:table-cell>
          <table:table-cell office:value-type="string">
            <text:p>abang least now</text:p>
          </table:table-cell>
          <table:table-cell office:value-type="string">
            <text:p>isla vista time</text:p>
          </table:table-cell>
        </table:table-row>
        <table:table-row table:style-name="ro2">
          <table:table-cell office:value-type="string">
            <text:p>model exuse moi</text:p>
          </table:table-cell>
          <table:table-cell office:value-type="string">
            <text:p>someone oviously never</text:p>
          </table:table-cell>
          <table:table-cell office:value-type="string">
            <text:p>just broke pages</text:p>
          </table:table-cell>
          <table:table-cell office:value-type="string">
            <text:p>bills girls haha</text:p>
          </table:table-cell>
          <table:table-cell office:value-type="string">
            <text:p>shattering awe inspiring</text:p>
          </table:table-cell>
        </table:table-row>
        <table:table-row table:style-name="ro2">
          <table:table-cell office:value-type="string">
            <text:p>cases while waiting</text:p>
          </table:table-cell>
          <table:table-cell office:value-type="string">
            <text:p>suffered slightest inconvenience</text:p>
          </table:table-cell>
          <table:table-cell office:value-type="string">
            <text:p>propname replace propname</text:p>
          </table:table-cell>
          <table:table-cell office:value-type="string">
            <text:p>look moon stars</text:p>
          </table:table-cell>
          <table:table-cell office:value-type="string">
            <text:p>changing adult diapers</text:p>
          </table:table-cell>
        </table:table-row>
        <table:table-row table:style-name="ro2">
          <table:table-cell office:value-type="string">
            <text:p>free fuck turbo</text:p>
          </table:table-cell>
          <table:table-cell office:value-type="string">
            <text:p>up world just</text:p>
          </table:table-cell>
          <table:table-cell office:value-type="string">
            <text:p>just turned down</text:p>
          </table:table-cell>
          <table:table-cell office:value-type="string">
            <text:p>first gallon beer</text:p>
          </table:table-cell>
          <table:table-cell office:value-type="string">
            <text:p>tell difference between</text:p>
          </table:table-cell>
        </table:table-row>
        <table:table-row table:style-name="ro2">
          <table:table-cell office:value-type="string">
            <text:p>still sick oh</text:p>
          </table:table-cell>
          <table:table-cell office:value-type="string">
            <text:p>interpretation says good</text:p>
          </table:table-cell>
          <table:table-cell office:value-type="string">
            <text:p>really friendly brotherly</text:p>
          </table:table-cell>
          <table:table-cell office:value-type="string">
            <text:p>question my emt</text:p>
          </table:table-cell>
          <table:table-cell office:value-type="string">
            <text:p>chicken out my</text:p>
          </table:table-cell>
        </table:table-row>
        <table:table-row table:style-name="ro2">
          <table:table-cell office:value-type="string">
            <text:p>side earth real</text:p>
          </table:table-cell>
          <table:table-cell office:value-type="string">
            <text:p>somewhere east toledo</text:p>
          </table:table-cell>
          <table:table-cell office:value-type="string">
            <text:p>am much better</text:p>
          </table:table-cell>
          <table:table-cell office:value-type="string">
            <text:p>caring gentle perfect</text:p>
          </table:table-cell>
          <table:table-cell office:value-type="string">
            <text:p>me favor just</text:p>
          </table:table-cell>
        </table:table-row>
        <table:table-row table:style-name="ro2">
          <table:table-cell office:value-type="string">
            <text:p>gossip girl tonight</text:p>
          </table:table-cell>
          <table:table-cell office:value-type="string">
            <text:p>only start wonderful</text:p>
          </table:table-cell>
          <table:table-cell office:value-type="string">
            <text:p>then delicious pineapple</text:p>
          </table:table-cell>
          <table:table-cell office:value-type="string">
            <text:p>latte without dribbling</text:p>
          </table:table-cell>
          <table:table-cell office:value-type="string">
            <text:p>sure wants done</text:p>
          </table:table-cell>
        </table:table-row>
        <table:table-row table:style-name="ro2">
          <table:table-cell office:value-type="string">
            <text:p>time saw them</text:p>
          </table:table-cell>
          <table:table-cell office:value-type="string">
            <text:p>years together couple</text:p>
          </table:table-cell>
          <table:table-cell office:value-type="string">
            <text:p>elvis cupcake oh</text:p>
          </table:table-cell>
          <table:table-cell office:value-type="string">
            <text:p>still agonizing over</text:p>
          </table:table-cell>
          <table:table-cell office:value-type="string">
            <text:p>saying day loving</text:p>
          </table:table-cell>
        </table:table-row>
        <table:table-row table:style-name="ro2">
          <table:table-cell office:value-type="string">
            <text:p>up old baggage</text:p>
          </table:table-cell>
          <table:table-cell office:value-type="string">
            <text:p>crazy good day</text:p>
          </table:table-cell>
          <table:table-cell office:value-type="string">
            <text:p>ai coming san</text:p>
          </table:table-cell>
          <table:table-cell office:value-type="string">
            <text:p>probably get stuck</text:p>
          </table:table-cell>
          <table:table-cell office:value-type="string">
            <text:p>forsaken right loved</text:p>
          </table:table-cell>
        </table:table-row>
        <table:table-row table:style-name="ro2">
          <table:table-cell office:value-type="string">
            <text:p>beach then work</text:p>
          </table:table-cell>
          <table:table-cell office:value-type="string">
            <text:p>fame de propname</text:p>
          </table:table-cell>
          <table:table-cell office:value-type="string">
            <text:p>necessary then gedonen</text:p>
          </table:table-cell>
          <table:table-cell office:value-type="string">
            <text:p>doing little catch</text:p>
          </table:table-cell>
          <table:table-cell office:value-type="string">
            <text:p>about how my</text:p>
          </table:table-cell>
        </table:table-row>
        <table:table-row table:style-name="ro2">
          <table:table-cell office:value-type="string">
            <text:p>bing some major</text:p>
          </table:table-cell>
          <table:table-cell office:value-type="string">
            <text:p>went see moon</text:p>
          </table:table-cell>
          <table:table-cell office:value-type="string">
            <text:p>can catch back</text:p>
          </table:table-cell>
          <table:table-cell office:value-type="string">
            <text:p>garden state soundtrack</text:p>
          </table:table-cell>
          <table:table-cell office:value-type="string">
            <text:p>drive see transformers</text:p>
          </table:table-cell>
        </table:table-row>
        <table:table-row table:style-name="ro2">
          <table:table-cell office:value-type="string">
            <text:p>en que una</text:p>
          </table:table-cell>
          <table:table-cell office:value-type="string">
            <text:p>allen tv great</text:p>
          </table:table-cell>
          <table:table-cell office:value-type="string">
            <text:p>worrying about aria</text:p>
          </table:table-cell>
          <table:table-cell office:value-type="string">
            <text:p>everything fucking aches</text:p>
          </table:table-cell>
          <table:table-cell office:value-type="string">
            <text:p>random midnight walks</text:p>
          </table:table-cell>
        </table:table-row>
        <table:table-row table:style-name="ro2">
          <table:table-cell office:value-type="string">
            <text:p>far thanks santa</text:p>
          </table:table-cell>
          <table:table-cell office:value-type="string">
            <text:p>ready freezing my</text:p>
          </table:table-cell>
          <table:table-cell office:value-type="string">
            <text:p>see hangover tonight</text:p>
          </table:table-cell>
          <table:table-cell office:value-type="string">
            <text:p>weather day leave</text:p>
          </table:table-cell>
          <table:table-cell office:value-type="string">
            <text:p>ceartive inputs than</text:p>
          </table:table-cell>
        </table:table-row>
        <table:table-row table:style-name="ro2">
          <table:table-cell office:value-type="string">
            <text:p>like sulfur vent</text:p>
          </table:table-cell>
          <table:table-cell office:value-type="string">
            <text:p>woke up half</text:p>
          </table:table-cell>
          <table:table-cell office:value-type="string">
            <text:p>how believed evolution</text:p>
          </table:table-cell>
          <table:table-cell office:value-type="string">
            <text:p>years resolutiion resolve</text:p>
          </table:table-cell>
          <table:table-cell office:value-type="string">
            <text:p>kitty good christmas</text:p>
          </table:table-cell>
        </table:table-row>
        <table:table-row table:style-name="ro2">
          <table:table-cell office:value-type="string">
            <text:p>thats why vote</text:p>
          </table:table-cell>
          <table:table-cell office:value-type="string">
            <text:p>wow mean hes</text:p>
          </table:table-cell>
          <table:table-cell office:value-type="string">
            <text:p>me back early</text:p>
          </table:table-cell>
          <table:table-cell office:value-type="string">
            <text:p>pretty much half</text:p>
          </table:table-cell>
          <table:table-cell office:value-type="string">
            <text:p>time get coat</text:p>
          </table:table-cell>
        </table:table-row>
        <table:table-row table:style-name="ro2">
          <table:table-cell office:value-type="string">
            <text:p>youve taken me</text:p>
          </table:table-cell>
          <table:table-cell office:value-type="string">
            <text:p>im quite sure</text:p>
          </table:table-cell>
          <table:table-cell office:value-type="string">
            <text:p>friend else real</text:p>
          </table:table-cell>
          <table:table-cell office:value-type="string">
            <text:p>adventure minimum hour</text:p>
          </table:table-cell>
          <table:table-cell office:value-type="string">
            <text:p>ingon ana nga</text:p>
          </table:table-cell>
        </table:table-row>
        <table:table-row table:style-name="ro2">
          <table:table-cell office:value-type="string">
            <text:p>visit uf tuesday</text:p>
          </table:table-cell>
          <table:table-cell office:value-type="string">
            <text:p>satire explosions yes</text:p>
          </table:table-cell>
          <table:table-cell office:value-type="string">
            <text:p>thank your birthday</text:p>
          </table:table-cell>
          <table:table-cell office:value-type="string">
            <text:p>click word hide</text:p>
          </table:table-cell>
          <table:table-cell office:value-type="string">
            <text:p>cut bits add</text:p>
          </table:table-cell>
        </table:table-row>
        <table:table-row table:style-name="ro2">
          <table:table-cell office:value-type="string">
            <text:p>rafiki yangu snow</text:p>
          </table:table-cell>
          <table:table-cell office:value-type="string">
            <text:p>week glad dont</text:p>
          </table:table-cell>
          <table:table-cell office:value-type="string">
            <text:p>must embrace pain</text:p>
          </table:table-cell>
          <table:table-cell office:value-type="string">
            <text:p>going see my</text:p>
          </table:table-cell>
          <table:table-cell office:value-type="string">
            <text:p>county fair im</text:p>
          </table:table-cell>
        </table:table-row>
        <table:table-row table:style-name="ro2">
          <table:table-cell office:value-type="string">
            <text:p>veins my body</text:p>
          </table:table-cell>
          <table:table-cell office:value-type="string">
            <text:p>back can can</text:p>
          </table:table-cell>
          <table:table-cell office:value-type="string">
            <text:p>taking fork lift</text:p>
          </table:table-cell>
          <table:table-cell office:value-type="string">
            <text:p>may fun can</text:p>
          </table:table-cell>
          <table:table-cell office:value-type="string">
            <text:p>organization whose office</text:p>
          </table:table-cell>
        </table:table-row>
        <table:table-row table:style-name="ro2">
          <table:table-cell office:value-type="string">
            <text:p>hard think broke</text:p>
          </table:table-cell>
          <table:table-cell office:value-type="string">
            <text:p>lane somewhat abashed</text:p>
          </table:table-cell>
          <table:table-cell office:value-type="string">
            <text:p>figure out song</text:p>
          </table:table-cell>
          <table:table-cell office:value-type="string">
            <text:p>know why our</text:p>
          </table:table-cell>
          <table:table-cell office:value-type="string">
            <text:p>coming down cold</text:p>
          </table:table-cell>
        </table:table-row>
        <table:table-row table:style-name="ro2">
          <table:table-cell office:value-type="string">
            <text:p>cleanest room ever</text:p>
          </table:table-cell>
          <table:table-cell office:value-type="string">
            <text:p>nd birthday thank</text:p>
          </table:table-cell>
          <table:table-cell office:value-type="string">
            <text:p>aawww feel like</text:p>
          </table:table-cell>
          <table:table-cell office:value-type="string">
            <text:p>quite patio watch</text:p>
          </table:table-cell>
          <table:table-cell office:value-type="string">
            <text:p>day leave oregon</text:p>
          </table:table-cell>
        </table:table-row>
        <table:table-row table:style-name="ro2">
          <table:table-cell office:value-type="string">
            <text:p>bahahahahaha work until</text:p>
          </table:table-cell>
          <table:table-cell office:value-type="string">
            <text:p>trees farmtown theyre</text:p>
          </table:table-cell>
          <table:table-cell office:value-type="string">
            <text:p>american songs ich</text:p>
          </table:table-cell>
          <table:table-cell office:value-type="string">
            <text:p>why our university</text:p>
          </table:table-cell>
          <table:table-cell office:value-type="string">
            <text:p>velvet cream cheese</text:p>
          </table:table-cell>
        </table:table-row>
        <table:table-row table:style-name="ro2">
          <table:table-cell office:value-type="string">
            <text:p>just asking get</text:p>
          </table:table-cell>
          <table:table-cell office:value-type="string">
            <text:p>sperm just like</text:p>
          </table:table-cell>
          <table:table-cell office:value-type="string">
            <text:p>back late nighter</text:p>
          </table:table-cell>
          <table:table-cell office:value-type="string">
            <text:p>me extreeme taking</text:p>
          </table:table-cell>
          <table:table-cell office:value-type="string">
            <text:p>anyone wants dresser</text:p>
          </table:table-cell>
        </table:table-row>
        <table:table-row table:style-name="ro2">
          <table:table-cell office:value-type="string">
            <text:p>real gift get</text:p>
          </table:table-cell>
          <table:table-cell office:value-type="string">
            <text:p>skal til en</text:p>
          </table:table-cell>
          <table:table-cell office:value-type="string">
            <text:p>rejects national healthcare</text:p>
          </table:table-cell>
          <table:table-cell office:value-type="string">
            <text:p>someone might find</text:p>
          </table:table-cell>
          <table:table-cell office:value-type="string">
            <text:p>essay ready set</text:p>
          </table:table-cell>
        </table:table-row>
        <table:table-row table:style-name="ro2">
          <table:table-cell office:value-type="string">
            <text:p>fan some reason</text:p>
          </table:table-cell>
          <table:table-cell office:value-type="string">
            <text:p>dr propname propname</text:p>
          </table:table-cell>
          <table:table-cell office:value-type="string">
            <text:p>cavities filled first</text:p>
          </table:table-cell>
          <table:table-cell office:value-type="string">
            <text:p>night plie leaves</text:p>
          </table:table-cell>
          <table:table-cell office:value-type="string">
            <text:p>cant sing take</text:p>
          </table:table-cell>
        </table:table-row>
        <table:table-row table:style-name="ro2">
          <table:table-cell office:value-type="string">
            <text:p>just get wet</text:p>
          </table:table-cell>
          <table:table-cell office:value-type="string">
            <text:p>sleep gonna write</text:p>
          </table:table-cell>
          <table:table-cell office:value-type="string">
            <text:p>me im wandering</text:p>
          </table:table-cell>
          <table:table-cell office:value-type="string">
            <text:p>next tuesdays show</text:p>
          </table:table-cell>
          <table:table-cell office:value-type="string">
            <text:p>need money worth</text:p>
          </table:table-cell>
        </table:table-row>
        <table:table-row table:style-name="ro2">
          <table:table-cell office:value-type="string">
            <text:p>starting damn farm</text:p>
          </table:table-cell>
          <table:table-cell office:value-type="string">
            <text:p>venture bros goes</text:p>
          </table:table-cell>
          <table:table-cell office:value-type="string">
            <text:p>hurts sometimes into</text:p>
          </table:table-cell>
          <table:table-cell office:value-type="string">
            <text:p>nugent touch scary</text:p>
          </table:table-cell>
          <table:table-cell office:value-type="string">
            <text:p>chicago thursday yay</text:p>
          </table:table-cell>
        </table:table-row>
        <table:table-row table:style-name="ro2">
          <table:table-cell office:value-type="string">
            <text:p>apt pack pickin</text:p>
          </table:table-cell>
          <table:table-cell office:value-type="string">
            <text:p>hopin campin thing</text:p>
          </table:table-cell>
          <table:table-cell office:value-type="string">
            <text:p>kill rita im</text:p>
          </table:table-cell>
          <table:table-cell office:value-type="string">
            <text:p>out beating up</text:p>
          </table:table-cell>
          <table:table-cell office:value-type="string">
            <text:p>happy southwest found</text:p>
          </table:table-cell>
        </table:table-row>
        <table:table-row table:style-name="ro2">
          <table:table-cell office:value-type="string">
            <text:p>rubbed now looks</text:p>
          </table:table-cell>
          <table:table-cell office:value-type="string">
            <text:p>animals peach bananananana</text:p>
          </table:table-cell>
          <table:table-cell office:value-type="string">
            <text:p>irritated almost time</text:p>
          </table:table-cell>
          <table:table-cell office:value-type="string">
            <text:p>your past theres</text:p>
          </table:table-cell>
          <table:table-cell office:value-type="string">
            <text:p>colleague pad infused</text:p>
          </table:table-cell>
        </table:table-row>
        <table:table-row table:style-name="ro2">
          <table:table-cell office:value-type="string">
            <text:p>car listed price</text:p>
          </table:table-cell>
          <table:table-cell office:value-type="string">
            <text:p>simpler dont call</text:p>
          </table:table-cell>
          <table:table-cell office:value-type="string">
            <text:p>city weekend detroit</text:p>
          </table:table-cell>
          <table:table-cell office:value-type="string">
            <text:p>feel like five</text:p>
          </table:table-cell>
          <table:table-cell office:value-type="string">
            <text:p>im going away</text:p>
          </table:table-cell>
        </table:table-row>
        <table:table-row table:style-name="ro2">
          <table:table-cell office:value-type="string">
            <text:p>quotes npr people</text:p>
          </table:table-cell>
          <table:table-cell office:value-type="string">
            <text:p>christmas eve being</text:p>
          </table:table-cell>
          <table:table-cell office:value-type="string">
            <text:p>generation forget raised</text:p>
          </table:table-cell>
          <table:table-cell office:value-type="string">
            <text:p>something ever thought</text:p>
          </table:table-cell>
          <table:table-cell office:value-type="string">
            <text:p>needs another costume</text:p>
          </table:table-cell>
        </table:table-row>
        <table:table-row table:style-name="ro2">
          <table:table-cell office:value-type="string">
            <text:p>me person comes</text:p>
          </table:table-cell>
          <table:table-cell office:value-type="string">
            <text:p>my god rice</text:p>
          </table:table-cell>
          <table:table-cell office:value-type="string">
            <text:p>up into my</text:p>
          </table:table-cell>
          <table:table-cell office:value-type="string">
            <text:p>than photographed propname</text:p>
          </table:table-cell>
          <table:table-cell office:value-type="string">
            <text:p>folkmuseum beautiful opera</text:p>
          </table:table-cell>
        </table:table-row>
        <table:table-row table:style-name="ro2">
          <table:table-cell office:value-type="string">
            <text:p>movies such women</text:p>
          </table:table-cell>
          <table:table-cell office:value-type="string">
            <text:p>sin propon rselo</text:p>
          </table:table-cell>
          <table:table-cell office:value-type="string">
            <text:p>seem really propname</text:p>
          </table:table-cell>
          <table:table-cell office:value-type="string">
            <text:p>scv aquatic center</text:p>
          </table:table-cell>
          <table:table-cell office:value-type="string">
            <text:p>ash love much</text:p>
          </table:table-cell>
        </table:table-row>
        <table:table-row table:style-name="ro2">
          <table:table-cell office:value-type="string">
            <text:p>pm sing am</text:p>
          </table:table-cell>
          <table:table-cell office:value-type="string">
            <text:p>taking case names</text:p>
          </table:table-cell>
          <table:table-cell office:value-type="string">
            <text:p>sell black market</text:p>
          </table:table-cell>
          <table:table-cell office:value-type="string">
            <text:p>emergency department training</text:p>
          </table:table-cell>
          <table:table-cell office:value-type="string">
            <text:p>top ramen first</text:p>
          </table:table-cell>
        </table:table-row>
        <table:table-row table:style-name="ro2">
          <table:table-cell office:value-type="string">
            <text:p>thankful am able</text:p>
          </table:table-cell>
          <table:table-cell office:value-type="string">
            <text:p>beer chillaxin now</text:p>
          </table:table-cell>
          <table:table-cell office:value-type="string">
            <text:p>fake extremely real</text:p>
          </table:table-cell>
          <table:table-cell office:value-type="string">
            <text:p>home work until</text:p>
          </table:table-cell>
          <table:table-cell office:value-type="string">
            <text:p>class tonight until</text:p>
          </table:table-cell>
        </table:table-row>
        <table:table-row table:style-name="ro2">
          <table:table-cell office:value-type="string">
            <text:p>discover yourself propname</text:p>
          </table:table-cell>
          <table:table-cell office:value-type="string">
            <text:p>waiting see interesting</text:p>
          </table:table-cell>
          <table:table-cell office:value-type="string">
            <text:p>wishing gardener maid</text:p>
          </table:table-cell>
          <table:table-cell office:value-type="string">
            <text:p>propname kept germs</text:p>
          </table:table-cell>
          <table:table-cell office:value-type="string">
            <text:p>long exciting work</text:p>
          </table:table-cell>
        </table:table-row>
        <table:table-row table:style-name="ro2">
          <table:table-cell office:value-type="string">
            <text:p>third day headache</text:p>
          </table:table-cell>
          <table:table-cell office:value-type="string">
            <text:p>into thousand pieces</text:p>
          </table:table-cell>
          <table:table-cell office:value-type="string">
            <text:p>right up philip</text:p>
          </table:table-cell>
          <table:table-cell office:value-type="string">
            <text:p>lovin hawaiian pizza</text:p>
          </table:table-cell>
          <table:table-cell office:value-type="string">
            <text:p>want like jesus</text:p>
          </table:table-cell>
        </table:table-row>
        <table:table-row table:style-name="ro2">
          <table:table-cell office:value-type="string">
            <text:p>well bulls eye</text:p>
          </table:table-cell>
          <table:table-cell office:value-type="string">
            <text:p>go work sleep</text:p>
          </table:table-cell>
          <table:table-cell office:value-type="string">
            <text:p>anticipating tonights criminal</text:p>
          </table:table-cell>
          <table:table-cell office:value-type="string">
            <text:p>pies sobeys life</text:p>
          </table:table-cell>
          <table:table-cell office:value-type="string">
            <text:p>people youre doing</text:p>
          </table:table-cell>
        </table:table-row>
        <table:table-row table:style-name="ro2">
          <table:table-cell office:value-type="string">
            <text:p>day today tomorrow</text:p>
          </table:table-cell>
          <table:table-cell office:value-type="string">
            <text:p>supposed help discover</text:p>
          </table:table-cell>
          <table:table-cell office:value-type="string">
            <text:p>give round up</text:p>
          </table:table-cell>
          <table:table-cell office:value-type="string">
            <text:p>giving up today</text:p>
          </table:table-cell>
          <table:table-cell office:value-type="string">
            <text:p>years fit my</text:p>
          </table:table-cell>
        </table:table-row>
        <table:table-row table:style-name="ro2">
          <table:table-cell office:value-type="string">
            <text:p>lunch bag thinly</text:p>
          </table:table-cell>
          <table:table-cell office:value-type="string">
            <text:p>pants ground looking</text:p>
          </table:table-cell>
          <table:table-cell office:value-type="string">
            <text:p>my college life</text:p>
          </table:table-cell>
          <table:table-cell office:value-type="string">
            <text:p>wondering why sunny</text:p>
          </table:table-cell>
          <table:table-cell office:value-type="string">
            <text:p>doesnt want finish</text:p>
          </table:table-cell>
        </table:table-row>
        <table:table-row table:style-name="ro2">
          <table:table-cell office:value-type="string">
            <text:p>curb hopping subaru</text:p>
          </table:table-cell>
          <table:table-cell office:value-type="string">
            <text:p>propname bad enough</text:p>
          </table:table-cell>
          <table:table-cell office:value-type="string">
            <text:p>vancouver wednesday night</text:p>
          </table:table-cell>
          <table:table-cell office:value-type="string">
            <text:p>ready fight then</text:p>
          </table:table-cell>
          <table:table-cell office:value-type="string">
            <text:p>better word gy</text:p>
          </table:table-cell>
        </table:table-row>
        <table:table-row table:style-name="ro2">
          <table:table-cell office:value-type="string">
            <text:p>think im going</text:p>
          </table:table-cell>
          <table:table-cell office:value-type="string">
            <text:p>tired probably gonna</text:p>
          </table:table-cell>
          <table:table-cell office:value-type="string">
            <text:p>men should learn</text:p>
          </table:table-cell>
          <table:table-cell office:value-type="string">
            <text:p>well travel infinity</text:p>
          </table:table-cell>
          <table:table-cell office:value-type="string">
            <text:p>thank sj friends</text:p>
          </table:table-cell>
        </table:table-row>
        <table:table-row table:style-name="ro2">
          <table:table-cell office:value-type="string">
            <text:p>bracelet anyone seen</text:p>
          </table:table-cell>
          <table:table-cell office:value-type="string">
            <text:p>stop violence start</text:p>
          </table:table-cell>
          <table:table-cell office:value-type="string">
            <text:p>like me present</text:p>
          </table:table-cell>
          <table:table-cell office:value-type="string">
            <text:p>children pets turn</text:p>
          </table:table-cell>
          <table:table-cell office:value-type="string">
            <text:p>see papers write</text:p>
          </table:table-cell>
        </table:table-row>
        <table:table-row table:style-name="ro2">
          <table:table-cell office:value-type="string">
            <text:p>ticket dismissed woot</text:p>
          </table:table-cell>
          <table:table-cell office:value-type="string">
            <text:p>old boring thing</text:p>
          </table:table-cell>
          <table:table-cell office:value-type="string">
            <text:p>lib alex night</text:p>
          </table:table-cell>
          <table:table-cell office:value-type="string">
            <text:p>purpose felt characters</text:p>
          </table:table-cell>
          <table:table-cell office:value-type="string">
            <text:p>app must stert</text:p>
          </table:table-cell>
        </table:table-row>
        <table:table-row table:style-name="ro2">
          <table:table-cell office:value-type="string">
            <text:p>them amazon how</text:p>
          </table:table-cell>
          <table:table-cell office:value-type="string">
            <text:p>looking dogs many</text:p>
          </table:table-cell>
          <table:table-cell office:value-type="string">
            <text:p>tech guys can</text:p>
          </table:table-cell>
          <table:table-cell office:value-type="string">
            <text:p>excuse sit around</text:p>
          </table:table-cell>
          <table:table-cell office:value-type="string">
            <text:p>taking human sexuality</text:p>
          </table:table-cell>
        </table:table-row>
        <table:table-row table:style-name="ro2">
          <table:table-cell office:value-type="string">
            <text:p>summary great soup</text:p>
          </table:table-cell>
          <table:table-cell office:value-type="string">
            <text:p>heading bed hopefully</text:p>
          </table:table-cell>
          <table:table-cell office:value-type="string">
            <text:p>nuke site orbit</text:p>
          </table:table-cell>
          <table:table-cell office:value-type="string">
            <text:p>prize hidden center</text:p>
          </table:table-cell>
          <table:table-cell office:value-type="string">
            <text:p>make through campus</text:p>
          </table:table-cell>
        </table:table-row>
        <table:table-row table:style-name="ro2">
          <table:table-cell office:value-type="string">
            <text:p>rather potting even</text:p>
          </table:table-cell>
          <table:table-cell office:value-type="string">
            <text:p>tengo una paja</text:p>
          </table:table-cell>
          <table:table-cell office:value-type="string">
            <text:p>really take cancer</text:p>
          </table:table-cell>
          <table:table-cell office:value-type="string">
            <text:p>ticket dont know</text:p>
          </table:table-cell>
          <table:table-cell office:value-type="string">
            <text:p>thanks everyone wished</text:p>
          </table:table-cell>
        </table:table-row>
        <table:table-row table:style-name="ro2">
          <table:table-cell office:value-type="string">
            <text:p>truly understand value</text:p>
          </table:table-cell>
          <table:table-cell office:value-type="string">
            <text:p>wishes guys awesome</text:p>
          </table:table-cell>
          <table:table-cell office:value-type="string">
            <text:p>just listened waiting</text:p>
          </table:table-cell>
          <table:table-cell office:value-type="string">
            <text:p>wish could take</text:p>
          </table:table-cell>
          <table:table-cell office:value-type="string">
            <text:p>topics come up</text:p>
          </table:table-cell>
        </table:table-row>
        <table:table-row table:style-name="ro2">
          <table:table-cell office:value-type="string">
            <text:p>beer my hand</text:p>
          </table:table-cell>
          <table:table-cell office:value-type="string">
            <text:p>catchphrase eventually became</text:p>
          </table:table-cell>
          <table:table-cell office:value-type="string">
            <text:p>until my eyeballs</text:p>
          </table:table-cell>
          <table:table-cell office:value-type="string">
            <text:p>excited see every</text:p>
          </table:table-cell>
          <table:table-cell office:value-type="string">
            <text:p>courage cowardly dog</text:p>
          </table:table-cell>
        </table:table-row>
        <table:table-row table:style-name="ro2">
          <table:table-cell office:value-type="string">
            <text:p>foot really hurts</text:p>
          </table:table-cell>
          <table:table-cell office:value-type="string">
            <text:p>till girls get</text:p>
          </table:table-cell>
          <table:table-cell office:value-type="string">
            <text:p>propname fuck people</text:p>
          </table:table-cell>
          <table:table-cell office:value-type="string">
            <text:p>piece crap called</text:p>
          </table:table-cell>
          <table:table-cell office:value-type="string">
            <text:p>fog breed pestilence</text:p>
          </table:table-cell>
        </table:table-row>
        <table:table-row table:style-name="ro2">
          <table:table-cell office:value-type="string">
            <text:p>returns like whoa</text:p>
          </table:table-cell>
          <table:table-cell office:value-type="string">
            <text:p>ends end next</text:p>
          </table:table-cell>
          <table:table-cell office:value-type="string">
            <text:p>trap something somebody</text:p>
          </table:table-cell>
          <table:table-cell office:value-type="string">
            <text:p>since our fee</text:p>
          </table:table-cell>
          <table:table-cell office:value-type="string">
            <text:p>want able my</text:p>
          </table:table-cell>
        </table:table-row>
        <table:table-row table:style-name="ro2">
          <table:table-cell office:value-type="string">
            <text:p>fuck pro bowl</text:p>
          </table:table-cell>
          <table:table-cell office:value-type="string">
            <text:p>devil knows your</text:p>
          </table:table-cell>
          <table:table-cell office:value-type="string">
            <text:p>few months after</text:p>
          </table:table-cell>
          <table:table-cell office:value-type="string">
            <text:p>night either just</text:p>
          </table:table-cell>
          <table:table-cell office:value-type="string">
            <text:p>blue ill fuck</text:p>
          </table:table-cell>
        </table:table-row>
        <table:table-row table:style-name="ro2">
          <table:table-cell office:value-type="string">
            <text:p>enough memo today</text:p>
          </table:table-cell>
          <table:table-cell office:value-type="string">
            <text:p>zuccini brocolini eggplant</text:p>
          </table:table-cell>
          <table:table-cell office:value-type="string">
            <text:p>recharging did remember</text:p>
          </table:table-cell>
          <table:table-cell office:value-type="string">
            <text:p>shadow weather man</text:p>
          </table:table-cell>
          <table:table-cell office:value-type="string">
            <text:p>now cant study</text:p>
          </table:table-cell>
        </table:table-row>
        <table:table-row table:style-name="ro2">
          <table:table-cell office:value-type="string">
            <text:p>amazing morning sooooooooo</text:p>
          </table:table-cell>
          <table:table-cell office:value-type="string">
            <text:p>out my nose</text:p>
          </table:table-cell>
          <table:table-cell office:value-type="string">
            <text:p>waiting my revenge</text:p>
          </table:table-cell>
          <table:table-cell office:value-type="string">
            <text:p>inside edition hit</text:p>
          </table:table-cell>
          <table:table-cell office:value-type="string">
            <text:p>only robinson crusoe</text:p>
          </table:table-cell>
        </table:table-row>
        <table:table-row table:style-name="ro2">
          <table:table-cell office:value-type="string">
            <text:p>rather steal your</text:p>
          </table:table-cell>
          <table:table-cell office:value-type="string">
            <text:p>manometer device goes</text:p>
          </table:table-cell>
          <table:table-cell office:value-type="string">
            <text:p>needs calm down</text:p>
          </table:table-cell>
          <table:table-cell office:value-type="string">
            <text:p>first week always</text:p>
          </table:table-cell>
          <table:table-cell office:value-type="string">
            <text:p>food diet like</text:p>
          </table:table-cell>
        </table:table-row>
        <table:table-row table:style-name="ro2">
          <table:table-cell office:value-type="string">
            <text:p>mj funeral wants</text:p>
          </table:table-cell>
          <table:table-cell office:value-type="string">
            <text:p>finally looking normal</text:p>
          </table:table-cell>
          <table:table-cell office:value-type="string">
            <text:p>how diurnal studious</text:p>
          </table:table-cell>
          <table:table-cell office:value-type="string">
            <text:p>week vbs living</text:p>
          </table:table-cell>
          <table:table-cell office:value-type="string">
            <text:p>groups parties nations</text:p>
          </table:table-cell>
        </table:table-row>
        <table:table-row table:style-name="ro2">
          <table:table-cell office:value-type="string">
            <text:p>little reading chatting</text:p>
          </table:table-cell>
          <table:table-cell office:value-type="string">
            <text:p>before feels like</text:p>
          </table:table-cell>
          <table:table-cell office:value-type="string">
            <text:p>individual christs sake</text:p>
          </table:table-cell>
          <table:table-cell office:value-type="string">
            <text:p>commercials thanks propname</text:p>
          </table:table-cell>
          <table:table-cell office:value-type="string">
            <text:p>just got call</text:p>
          </table:table-cell>
        </table:table-row>
        <table:table-row table:style-name="ro2">
          <table:table-cell office:value-type="string">
            <text:p>obligation government people</text:p>
          </table:table-cell>
          <table:table-cell office:value-type="string">
            <text:p>little world created</text:p>
          </table:table-cell>
          <table:table-cell office:value-type="string">
            <text:p>could make day</text:p>
          </table:table-cell>
          <table:table-cell office:value-type="string">
            <text:p>does basketball start</text:p>
          </table:table-cell>
          <table:table-cell office:value-type="string">
            <text:p>outside pajamas sweep</text:p>
          </table:table-cell>
        </table:table-row>
        <table:table-row table:style-name="ro2">
          <table:table-cell office:value-type="string">
            <text:p>anyone place can</text:p>
          </table:table-cell>
          <table:table-cell office:value-type="string">
            <text:p>always online days</text:p>
          </table:table-cell>
          <table:table-cell office:value-type="string">
            <text:p>speak whereas man</text:p>
          </table:table-cell>
          <table:table-cell office:value-type="string">
            <text:p>monday tuesday orlando</text:p>
          </table:table-cell>
          <table:table-cell office:value-type="string">
            <text:p>fed up messin</text:p>
          </table:table-cell>
        </table:table-row>
        <table:table-row table:style-name="ro2">
          <table:table-cell office:value-type="string">
            <text:p>compound fracture compound</text:p>
          </table:table-cell>
          <table:table-cell office:value-type="string">
            <text:p>fair idea how</text:p>
          </table:table-cell>
          <table:table-cell office:value-type="string">
            <text:p>thread count sheets</text:p>
          </table:table-cell>
          <table:table-cell office:value-type="string">
            <text:p>only dracula good</text:p>
          </table:table-cell>
          <table:table-cell office:value-type="string">
            <text:p>write about my</text:p>
          </table:table-cell>
        </table:table-row>
        <table:table-row table:style-name="ro2">
          <table:table-cell office:value-type="string">
            <text:p>fly away realllllly</text:p>
          </table:table-cell>
          <table:table-cell office:value-type="string">
            <text:p>go stori skype</text:p>
          </table:table-cell>
          <table:table-cell office:value-type="string">
            <text:p>tailgating wine trails</text:p>
          </table:table-cell>
          <table:table-cell office:value-type="string">
            <text:p>finally happened bought</text:p>
          </table:table-cell>
          <table:table-cell office:value-type="string">
            <text:p>get done booo</text:p>
          </table:table-cell>
        </table:table-row>
        <table:table-row table:style-name="ro2">
          <table:table-cell office:value-type="string">
            <text:p>weather today kinda</text:p>
          </table:table-cell>
          <table:table-cell office:value-type="string">
            <text:p>playing scrabble mom</text:p>
          </table:table-cell>
          <table:table-cell office:value-type="string">
            <text:p>longer although know</text:p>
          </table:table-cell>
          <table:table-cell office:value-type="string">
            <text:p>collapse articles weekend</text:p>
          </table:table-cell>
          <table:table-cell office:value-type="string">
            <text:p>going campus please</text:p>
          </table:table-cell>
        </table:table-row>
        <table:table-row table:style-name="ro2">
          <table:table-cell office:value-type="string">
            <text:p>mon birthday le</text:p>
          </table:table-cell>
          <table:table-cell office:value-type="string">
            <text:p>minute oral argument</text:p>
          </table:table-cell>
          <table:table-cell office:value-type="string">
            <text:p>lick your wounds</text:p>
          </table:table-cell>
          <table:table-cell office:value-type="string">
            <text:p>over moving three</text:p>
          </table:table-cell>
          <table:table-cell office:value-type="string">
            <text:p>hours sleep schooldays</text:p>
          </table:table-cell>
        </table:table-row>
        <table:table-row table:style-name="ro2">
          <table:table-cell office:value-type="string">
            <text:p>truly want become</text:p>
          </table:table-cell>
          <table:table-cell office:value-type="string">
            <text:p>many really know</text:p>
          </table:table-cell>
          <table:table-cell office:value-type="string">
            <text:p>kill some time</text:p>
          </table:table-cell>
          <table:table-cell office:value-type="string">
            <text:p>liked greenhand conference</text:p>
          </table:table-cell>
          <table:table-cell office:value-type="string">
            <text:p>kids ctrl alt</text:p>
          </table:table-cell>
        </table:table-row>
        <table:table-row table:style-name="ro2">
          <table:table-cell office:value-type="string">
            <text:p>dont know depression</text:p>
          </table:table-cell>
          <table:table-cell office:value-type="string">
            <text:p>become fan things</text:p>
          </table:table-cell>
          <table:table-cell office:value-type="string">
            <text:p>people could just</text:p>
          </table:table-cell>
          <table:table-cell office:value-type="string">
            <text:p>use cream competition</text:p>
          </table:table-cell>
          <table:table-cell office:value-type="string">
            <text:p>man enjoy nobel</text:p>
          </table:table-cell>
        </table:table-row>
        <table:table-row table:style-name="ro2">
          <table:table-cell office:value-type="string">
            <text:p>tuesday ever done</text:p>
          </table:table-cell>
          <table:table-cell office:value-type="string">
            <text:p>than just christians</text:p>
          </table:table-cell>
          <table:table-cell office:value-type="string">
            <text:p>quickly learning making</text:p>
          </table:table-cell>
          <table:table-cell office:value-type="string">
            <text:p>now should put</text:p>
          </table:table-cell>
          <table:table-cell office:value-type="string">
            <text:p>precious lord carry</text:p>
          </table:table-cell>
        </table:table-row>
        <table:table-row table:style-name="ro2">
          <table:table-cell office:value-type="string">
            <text:p>potential whereabouts during</text:p>
          </table:table-cell>
          <table:table-cell office:value-type="string">
            <text:p>make better laptop</text:p>
          </table:table-cell>
          <table:table-cell office:value-type="string">
            <text:p>read about where</text:p>
          </table:table-cell>
          <table:table-cell office:value-type="string">
            <text:p>make something better</text:p>
          </table:table-cell>
          <table:table-cell office:value-type="string">
            <text:p>dont dare like</text:p>
          </table:table-cell>
        </table:table-row>
        <table:table-row table:style-name="ro2">
          <table:table-cell office:value-type="string">
            <text:p>section doctors appointment</text:p>
          </table:table-cell>
          <table:table-cell office:value-type="string">
            <text:p>arts framework consonant</text:p>
          </table:table-cell>
          <table:table-cell office:value-type="string">
            <text:p>ideas dangerous make</text:p>
          </table:table-cell>
          <table:table-cell office:value-type="string">
            <text:p>torts dude youre</text:p>
          </table:table-cell>
          <table:table-cell office:value-type="string">
            <text:p>man wants fight</text:p>
          </table:table-cell>
        </table:table-row>
        <table:table-row table:style-name="ro2">
          <table:table-cell office:value-type="string">
            <text:p>donkey drills living</text:p>
          </table:table-cell>
          <table:table-cell office:value-type="string">
            <text:p>never huge michael</text:p>
          </table:table-cell>
          <table:table-cell office:value-type="string">
            <text:p>hes getting used</text:p>
          </table:table-cell>
          <table:table-cell office:value-type="string">
            <text:p>important paperwork tomorrow</text:p>
          </table:table-cell>
          <table:table-cell office:value-type="string">
            <text:p>now far im</text:p>
          </table:table-cell>
        </table:table-row>
        <table:table-row table:style-name="ro2">
          <table:table-cell office:value-type="string">
            <text:p>happens construction workers</text:p>
          </table:table-cell>
          <table:table-cell office:value-type="string">
            <text:p>arent too proud</text:p>
          </table:table-cell>
          <table:table-cell office:value-type="string">
            <text:p>something wicked way</text:p>
          </table:table-cell>
          <table:table-cell office:value-type="string">
            <text:p>anyone read history</text:p>
          </table:table-cell>
          <table:table-cell office:value-type="string">
            <text:p>pray warm our</text:p>
          </table:table-cell>
        </table:table-row>
        <table:table-row table:style-name="ro2">
          <table:table-cell office:value-type="string">
            <text:p>zoo old guy</text:p>
          </table:table-cell>
          <table:table-cell office:value-type="string">
            <text:p>taking hour lunch</text:p>
          </table:table-cell>
          <table:table-cell office:value-type="string">
            <text:p>standing my shoulders</text:p>
          </table:table-cell>
          <table:table-cell office:value-type="string">
            <text:p>too huge hi</text:p>
          </table:table-cell>
          <table:table-cell office:value-type="string">
            <text:p>part tonight put</text:p>
          </table:table-cell>
        </table:table-row>
        <table:table-row table:style-name="ro2">
          <table:table-cell office:value-type="string">
            <text:p>double feature find</text:p>
          </table:table-cell>
          <table:table-cell office:value-type="string">
            <text:p>lmao hella goooooooddddd</text:p>
          </table:table-cell>
          <table:table-cell office:value-type="string">
            <text:p>still mins until</text:p>
          </table:table-cell>
          <table:table-cell office:value-type="string">
            <text:p>either come naught</text:p>
          </table:table-cell>
          <table:table-cell office:value-type="string">
            <text:p>entry words make</text:p>
          </table:table-cell>
        </table:table-row>
        <table:table-row table:style-name="ro2">
          <table:table-cell office:value-type="string">
            <text:p>nye come my</text:p>
          </table:table-cell>
          <table:table-cell office:value-type="string">
            <text:p>dying opportunity read</text:p>
          </table:table-cell>
          <table:table-cell office:value-type="string">
            <text:p>adventurous today thank</text:p>
          </table:table-cell>
          <table:table-cell office:value-type="string">
            <text:p>death your patient</text:p>
          </table:table-cell>
          <table:table-cell office:value-type="string">
            <text:p>day then expected</text:p>
          </table:table-cell>
        </table:table-row>
        <table:table-row table:style-name="ro2">
          <table:table-cell office:value-type="string">
            <text:p>another day boiling</text:p>
          </table:table-cell>
          <table:table-cell office:value-type="string">
            <text:p>months see them</text:p>
          </table:table-cell>
          <table:table-cell office:value-type="string">
            <text:p>people riding motorized</text:p>
          </table:table-cell>
          <table:table-cell office:value-type="string">
            <text:p>feels like sleepin</text:p>
          </table:table-cell>
          <table:table-cell office:value-type="string">
            <text:p>brought amber nearly</text:p>
          </table:table-cell>
        </table:table-row>
        <table:table-row table:style-name="ro2">
          <table:table-cell office:value-type="string">
            <text:p>snuggie watching telathon</text:p>
          </table:table-cell>
          <table:table-cell office:value-type="string">
            <text:p>people longer moms</text:p>
          </table:table-cell>
          <table:table-cell office:value-type="string">
            <text:p>mission duchy luxembourg</text:p>
          </table:table-cell>
          <table:table-cell office:value-type="string">
            <text:p>me next weekend</text:p>
          </table:table-cell>
          <table:table-cell office:value-type="string">
            <text:p>mocha little studying</text:p>
          </table:table-cell>
        </table:table-row>
        <table:table-row table:style-name="ro2">
          <table:table-cell office:value-type="string">
            <text:p>hoping find someone</text:p>
          </table:table-cell>
          <table:table-cell office:value-type="string">
            <text:p>number rednecks riding</text:p>
          </table:table-cell>
          <table:table-cell office:value-type="string">
            <text:p>them day best</text:p>
          </table:table-cell>
          <table:table-cell office:value-type="string">
            <text:p>day phd applications</text:p>
          </table:table-cell>
          <table:table-cell office:value-type="string">
            <text:p>rockin out paramore</text:p>
          </table:table-cell>
        </table:table-row>
        <table:table-row table:style-name="ro2">
          <table:table-cell office:value-type="string">
            <text:p>ohh finals week</text:p>
          </table:table-cell>
          <table:table-cell office:value-type="string">
            <text:p>man amount time</text:p>
          </table:table-cell>
          <table:table-cell office:value-type="string">
            <text:p>unsophisticated life believe</text:p>
          </table:table-cell>
          <table:table-cell office:value-type="string">
            <text:p>well see how</text:p>
          </table:table-cell>
          <table:table-cell office:value-type="string">
            <text:p>audit found blonde</text:p>
          </table:table-cell>
        </table:table-row>
        <table:table-row table:style-name="ro2">
          <table:table-cell office:value-type="string">
            <text:p>life nobody elses</text:p>
          </table:table-cell>
          <table:table-cell office:value-type="string">
            <text:p>investigated mysterious deaths</text:p>
          </table:table-cell>
          <table:table-cell office:value-type="string">
            <text:p>wishes someone else</text:p>
          </table:table-cell>
          <table:table-cell office:value-type="string">
            <text:p>cset didnt think</text:p>
          </table:table-cell>
          <table:table-cell office:value-type="string">
            <text:p>rhythm whatever way</text:p>
          </table:table-cell>
        </table:table-row>
        <table:table-row table:style-name="ro2">
          <table:table-cell office:value-type="string">
            <text:p>funny cosmic joke</text:p>
          </table:table-cell>
          <table:table-cell office:value-type="string">
            <text:p>jogged part way</text:p>
          </table:table-cell>
          <table:table-cell office:value-type="string">
            <text:p>temper worst quality</text:p>
          </table:table-cell>
          <table:table-cell office:value-type="string">
            <text:p>perfect big ten</text:p>
          </table:table-cell>
          <table:table-cell office:value-type="string">
            <text:p>too oh some</text:p>
          </table:table-cell>
        </table:table-row>
        <table:table-row table:style-name="ro2">
          <table:table-cell office:value-type="string">
            <text:p>want put me</text:p>
          </table:table-cell>
          <table:table-cell office:value-type="string">
            <text:p>rose words absolutely</text:p>
          </table:table-cell>
          <table:table-cell office:value-type="string">
            <text:p>important courage follow</text:p>
          </table:table-cell>
          <table:table-cell office:value-type="string">
            <text:p>thanks lindow rudy</text:p>
          </table:table-cell>
          <table:table-cell office:value-type="string">
            <text:p>thinks library nemeses</text:p>
          </table:table-cell>
        </table:table-row>
        <table:table-row table:style-name="ro2">
          <table:table-cell office:value-type="string">
            <text:p>twice am whole</text:p>
          </table:table-cell>
          <table:table-cell office:value-type="string">
            <text:p>caps completely necessary</text:p>
          </table:table-cell>
          <table:table-cell office:value-type="string">
            <text:p>kabul kabul kabuuuuuuul</text:p>
          </table:table-cell>
          <table:table-cell office:value-type="string">
            <text:p>lake effect snows</text:p>
          </table:table-cell>
          <table:table-cell office:value-type="string">
            <text:p>hall under siege</text:p>
          </table:table-cell>
        </table:table-row>
        <table:table-row table:style-name="ro2">
          <table:table-cell office:value-type="string">
            <text:p>section row only</text:p>
          </table:table-cell>
          <table:table-cell office:value-type="string">
            <text:p>leaders awesome yet</text:p>
          </table:table-cell>
          <table:table-cell office:value-type="string">
            <text:p>thanks propname am</text:p>
          </table:table-cell>
          <table:table-cell office:value-type="string">
            <text:p>tuesday orlando thursday</text:p>
          </table:table-cell>
          <table:table-cell office:value-type="string">
            <text:p>monkey stink pee</text:p>
          </table:table-cell>
        </table:table-row>
        <table:table-row table:style-name="ro2">
          <table:table-cell office:value-type="string">
            <text:p>cards take send</text:p>
          </table:table-cell>
          <table:table-cell office:value-type="string">
            <text:p>yet here am</text:p>
          </table:table-cell>
          <table:table-cell office:value-type="string">
            <text:p>along your path</text:p>
          </table:table-cell>
          <table:table-cell office:value-type="string">
            <text:p>stone bracelet anyone</text:p>
          </table:table-cell>
          <table:table-cell office:value-type="string">
            <text:p>eat questioning everything</text:p>
          </table:table-cell>
        </table:table-row>
        <table:table-row table:style-name="ro2">
          <table:table-cell office:value-type="string">
            <text:p>me place without</text:p>
          </table:table-cell>
          <table:table-cell office:value-type="string">
            <text:p>free contact him</text:p>
          </table:table-cell>
          <table:table-cell office:value-type="string">
            <text:p>actors voice actors</text:p>
          </table:table-cell>
          <table:table-cell office:value-type="string">
            <text:p>tried contact propname</text:p>
          </table:table-cell>
          <table:table-cell office:value-type="string">
            <text:p>pm roll around</text:p>
          </table:table-cell>
        </table:table-row>
        <table:table-row table:style-name="ro2">
          <table:table-cell office:value-type="string">
            <text:p>dont get yellow</text:p>
          </table:table-cell>
          <table:table-cell office:value-type="string">
            <text:p>walter reed army</text:p>
          </table:table-cell>
          <table:table-cell office:value-type="string">
            <text:p>tonight ish call</text:p>
          </table:table-cell>
          <table:table-cell office:value-type="string">
            <text:p>red green colour</text:p>
          </table:table-cell>
          <table:table-cell office:value-type="string">
            <text:p>amazing prize being</text:p>
          </table:table-cell>
        </table:table-row>
        <table:table-row table:style-name="ro2">
          <table:table-cell office:value-type="string">
            <text:p>gerbil cage did</text:p>
          </table:table-cell>
          <table:table-cell office:value-type="string">
            <text:p>reviews ignore now</text:p>
          </table:table-cell>
          <table:table-cell office:value-type="string">
            <text:p>dina feel right</text:p>
          </table:table-cell>
          <table:table-cell office:value-type="string">
            <text:p>see now am</text:p>
          </table:table-cell>
          <table:table-cell office:value-type="string">
            <text:p>phd applications forgot</text:p>
          </table:table-cell>
        </table:table-row>
        <table:table-row table:style-name="ro2">
          <table:table-cell office:value-type="string">
            <text:p>lara accidentally scratched</text:p>
          </table:table-cell>
          <table:table-cell office:value-type="string">
            <text:p>some smexy posterz</text:p>
          </table:table-cell>
          <table:table-cell office:value-type="string">
            <text:p>crap crap una</text:p>
          </table:table-cell>
          <table:table-cell office:value-type="string">
            <text:p>together my wife</text:p>
          </table:table-cell>
          <table:table-cell office:value-type="string">
            <text:p>battle weary refuse</text:p>
          </table:table-cell>
        </table:table-row>
        <table:table-row table:style-name="ro2">
          <table:table-cell office:value-type="string">
            <text:p>job gold better</text:p>
          </table:table-cell>
          <table:table-cell office:value-type="string">
            <text:p>called stranger strange</text:p>
          </table:table-cell>
          <table:table-cell office:value-type="string">
            <text:p>still sick oh</text:p>
          </table:table-cell>
          <table:table-cell office:value-type="string">
            <text:p>know answer propname</text:p>
          </table:table-cell>
          <table:table-cell office:value-type="string">
            <text:p>makes mouth very</text:p>
          </table:table-cell>
        </table:table-row>
        <table:table-row table:style-name="ro2">
          <table:table-cell office:value-type="string">
            <text:p>spiral shaped conglomeration</text:p>
          </table:table-cell>
          <table:table-cell office:value-type="string">
            <text:p>way purchasing tv</text:p>
          </table:table-cell>
          <table:table-cell office:value-type="string">
            <text:p>school my biggest</text:p>
          </table:table-cell>
          <table:table-cell office:value-type="string">
            <text:p>intelligent sensitive human</text:p>
          </table:table-cell>
          <table:table-cell office:value-type="string">
            <text:p>can get vaccine</text:p>
          </table:table-cell>
        </table:table-row>
        <table:table-row table:style-name="ro2">
          <table:table-cell office:value-type="string">
            <text:p>now food tomorrow</text:p>
          </table:table-cell>
          <table:table-cell office:value-type="string">
            <text:p>help others put</text:p>
          </table:table-cell>
          <table:table-cell office:value-type="string">
            <text:p>tea works wonders</text:p>
          </table:table-cell>
          <table:table-cell office:value-type="string">
            <text:p>feet powder stable</text:p>
          </table:table-cell>
          <table:table-cell office:value-type="string">
            <text:p>ya sin embarcaciones</text:p>
          </table:table-cell>
        </table:table-row>
        <table:table-row table:style-name="ro2">
          <table:table-cell office:value-type="string">
            <text:p>me senator propname</text:p>
          </table:table-cell>
          <table:table-cell office:value-type="string">
            <text:p>coke much sadness</text:p>
          </table:table-cell>
          <table:table-cell office:value-type="string">
            <text:p>merely want considered</text:p>
          </table:table-cell>
          <table:table-cell office:value-type="string">
            <text:p>brand whiteboard markers</text:p>
          </table:table-cell>
          <table:table-cell office:value-type="string">
            <text:p>quantum memory devices</text:p>
          </table:table-cell>
        </table:table-row>
        <table:table-row table:style-name="ro2">
          <table:table-cell office:value-type="string">
            <text:p>three hours today</text:p>
          </table:table-cell>
          <table:table-cell office:value-type="string">
            <text:p>american politics likely</text:p>
          </table:table-cell>
          <table:table-cell office:value-type="string">
            <text:p>thank kind sentiments</text:p>
          </table:table-cell>
          <table:table-cell office:value-type="string">
            <text:p>hopefully get my</text:p>
          </table:table-cell>
          <table:table-cell office:value-type="string">
            <text:p>hoping house senate</text:p>
          </table:table-cell>
        </table:table-row>
        <table:table-row table:style-name="ro2">
          <table:table-cell office:value-type="string">
            <text:p>complex pointed right</text:p>
          </table:table-cell>
          <table:table-cell office:value-type="string">
            <text:p>loves gorilla face</text:p>
          </table:table-cell>
          <table:table-cell office:value-type="string">
            <text:p>yet again nice</text:p>
          </table:table-cell>
          <table:table-cell office:value-type="string">
            <text:p>life repeat sunny</text:p>
          </table:table-cell>
          <table:table-cell office:value-type="string">
            <text:p>go out shorts</text:p>
          </table:table-cell>
        </table:table-row>
        <table:table-row table:style-name="ro2">
          <table:table-cell office:value-type="string">
            <text:p>then some homework</text:p>
          </table:table-cell>
          <table:table-cell office:value-type="string">
            <text:p>stupid harry potter</text:p>
          </table:table-cell>
          <table:table-cell office:value-type="string">
            <text:p>bing some major</text:p>
          </table:table-cell>
          <table:table-cell office:value-type="string">
            <text:p>go spartans lets</text:p>
          </table:table-cell>
          <table:table-cell office:value-type="string">
            <text:p>make love heart</text:p>
          </table:table-cell>
        </table:table-row>
        <table:table-row table:style-name="ro2">
          <table:table-cell office:value-type="string">
            <text:p>turned wallet dislikes</text:p>
          </table:table-cell>
          <table:table-cell office:value-type="string">
            <text:p>cannot seem wake</text:p>
          </table:table-cell>
          <table:table-cell office:value-type="string">
            <text:p>beach then work</text:p>
          </table:table-cell>
          <table:table-cell office:value-type="string">
            <text:p>five times much</text:p>
          </table:table-cell>
          <table:table-cell office:value-type="string">
            <text:p>how manage kids</text:p>
          </table:table-cell>
        </table:table-row>
        <table:table-row table:style-name="ro2">
          <table:table-cell office:value-type="string">
            <text:p>head coach texas</text:p>
          </table:table-cell>
          <table:table-cell office:value-type="string">
            <text:p>ask snow only</text:p>
          </table:table-cell>
          <table:table-cell office:value-type="string">
            <text:p>like sulfur vent</text:p>
          </table:table-cell>
          <table:table-cell office:value-type="string">
            <text:p>moment next few</text:p>
          </table:table-cell>
          <table:table-cell office:value-type="string">
            <text:p>radical feminist group</text:p>
          </table:table-cell>
        </table:table-row>
        <table:table-row table:style-name="ro2">
          <table:table-cell office:value-type="string">
            <text:p>ad my right</text:p>
          </table:table-cell>
          <table:table-cell office:value-type="string">
            <text:p>always vulgar often</text:p>
          </table:table-cell>
          <table:table-cell office:value-type="string">
            <text:p>finally long time</text:p>
          </table:table-cell>
          <table:table-cell office:value-type="string">
            <text:p>endure cause never</text:p>
          </table:table-cell>
          <table:table-cell office:value-type="string">
            <text:p>liturgy take home</text:p>
          </table:table-cell>
        </table:table-row>
        <table:table-row table:style-name="ro2">
          <table:table-cell office:value-type="string">
            <text:p>just slipped over</text:p>
          </table:table-cell>
          <table:table-cell office:value-type="string">
            <text:p>rednecks riding infinite</text:p>
          </table:table-cell>
          <table:table-cell office:value-type="string">
            <text:p>working business outline</text:p>
          </table:table-cell>
          <table:table-cell office:value-type="string">
            <text:p>exciting dramatic my</text:p>
          </table:table-cell>
          <table:table-cell office:value-type="string">
            <text:p>see nostradamus predictions</text:p>
          </table:table-cell>
        </table:table-row>
        <table:table-row table:style-name="ro2">
          <table:table-cell office:value-type="string">
            <text:p>op hummm cab</text:p>
          </table:table-cell>
          <table:table-cell office:value-type="string">
            <text:p>ever my life</text:p>
          </table:table-cell>
          <table:table-cell office:value-type="string">
            <text:p>youve taken me</text:p>
          </table:table-cell>
          <table:table-cell office:value-type="string">
            <text:p>powers nor things</text:p>
          </table:table-cell>
          <table:table-cell office:value-type="string">
            <text:p>working profile pic</text:p>
          </table:table-cell>
        </table:table-row>
        <table:table-row table:style-name="ro2">
          <table:table-cell office:value-type="string">
            <text:p>leave my body</text:p>
          </table:table-cell>
          <table:table-cell office:value-type="string">
            <text:p>shovel bad idea</text:p>
          </table:table-cell>
          <table:table-cell office:value-type="string">
            <text:p>visit uf tuesday</text:p>
          </table:table-cell>
          <table:table-cell office:value-type="string">
            <text:p>eerie red could</text:p>
          </table:table-cell>
          <table:table-cell office:value-type="string">
            <text:p>masters international civil</text:p>
          </table:table-cell>
        </table:table-row>
        <table:table-row table:style-name="ro2">
          <table:table-cell office:value-type="string">
            <text:p>fame de propname</text:p>
          </table:table-cell>
          <table:table-cell office:value-type="string">
            <text:p>independence while fact</text:p>
          </table:table-cell>
          <table:table-cell office:value-type="string">
            <text:p>rafiki yangu snow</text:p>
          </table:table-cell>
          <table:table-cell office:value-type="string">
            <text:p>phi callin my</text:p>
          </table:table-cell>
          <table:table-cell office:value-type="string">
            <text:p>support youtube watch</text:p>
          </table:table-cell>
        </table:table-row>
        <table:table-row table:style-name="ro2">
          <table:table-cell office:value-type="string">
            <text:p>hosting propname seminar</text:p>
          </table:table-cell>
          <table:table-cell office:value-type="string">
            <text:p>something wrong me</text:p>
          </table:table-cell>
          <table:table-cell office:value-type="string">
            <text:p>hard think broke</text:p>
          </table:table-cell>
          <table:table-cell office:value-type="string">
            <text:p>zombie like human</text:p>
          </table:table-cell>
          <table:table-cell office:value-type="string">
            <text:p>school wv cant</text:p>
          </table:table-cell>
        </table:table-row>
        <table:table-row table:style-name="ro2">
          <table:table-cell office:value-type="string">
            <text:p>bass pro dentist</text:p>
          </table:table-cell>
          <table:table-cell office:value-type="string">
            <text:p>american way purchasing</text:p>
          </table:table-cell>
          <table:table-cell office:value-type="string">
            <text:p>bahahahahaha work until</text:p>
          </table:table-cell>
          <table:table-cell office:value-type="string">
            <text:p>going learn japanese</text:p>
          </table:table-cell>
          <table:table-cell office:value-type="string">
            <text:p>form workout love</text:p>
          </table:table-cell>
        </table:table-row>
        <table:table-row table:style-name="ro2">
          <table:table-cell office:value-type="string">
            <text:p>remember only two</text:p>
          </table:table-cell>
          <table:table-cell office:value-type="string">
            <text:p>dishes done now</text:p>
          </table:table-cell>
          <table:table-cell office:value-type="string">
            <text:p>few quick jabs</text:p>
          </table:table-cell>
          <table:table-cell office:value-type="string">
            <text:p>hope predictor bad</text:p>
          </table:table-cell>
          <table:table-cell office:value-type="string">
            <text:p>wine thats ever</text:p>
          </table:table-cell>
        </table:table-row>
        <table:table-row table:style-name="ro2">
          <table:table-cell office:value-type="string">
            <text:p>word whom given</text:p>
          </table:table-cell>
          <table:table-cell office:value-type="string">
            <text:p>before born suffered</text:p>
          </table:table-cell>
          <table:table-cell office:value-type="string">
            <text:p>real gift get</text:p>
          </table:table-cell>
          <table:table-cell office:value-type="string">
            <text:p>preparing five days</text:p>
          </table:table-cell>
          <table:table-cell office:value-type="string">
            <text:p>olympique la place</text:p>
          </table:table-cell>
        </table:table-row>
        <table:table-row table:style-name="ro2">
          <table:table-cell office:value-type="string">
            <text:p>restaurants revolving door</text:p>
          </table:table-cell>
          <table:table-cell office:value-type="string">
            <text:p>super bowl iii</text:p>
          </table:table-cell>
          <table:table-cell office:value-type="string">
            <text:p>possibly interested honda</text:p>
          </table:table-cell>
          <table:table-cell office:value-type="string">
            <text:p>morning still loves</text:p>
          </table:table-cell>
          <table:table-cell office:value-type="string">
            <text:p>soothing sore throat</text:p>
          </table:table-cell>
        </table:table-row>
        <table:table-row table:style-name="ro2">
          <table:table-cell office:value-type="string">
            <text:p>interviewed organization whose</text:p>
          </table:table-cell>
          <table:table-cell office:value-type="string">
            <text:p>search perfect margarita</text:p>
          </table:table-cell>
          <table:table-cell office:value-type="string">
            <text:p>just right radio</text:p>
          </table:table-cell>
          <table:table-cell office:value-type="string">
            <text:p>patio watch meteor</text:p>
          </table:table-cell>
          <table:table-cell office:value-type="string">
            <text:p>going premier harry</text:p>
          </table:table-cell>
        </table:table-row>
        <table:table-row table:style-name="ro2">
          <table:table-cell office:value-type="string">
            <text:p>why america like</text:p>
          </table:table-cell>
          <table:table-cell office:value-type="string">
            <text:p>sometimes just easier</text:p>
          </table:table-cell>
          <table:table-cell office:value-type="string">
            <text:p>dont clock up</text:p>
          </table:table-cell>
          <table:table-cell office:value-type="string">
            <text:p>song speaks boots</text:p>
          </table:table-cell>
          <table:table-cell office:value-type="string">
            <text:p>flowers sitting my</text:p>
          </table:table-cell>
        </table:table-row>
        <table:table-row table:style-name="ro2">
          <table:table-cell office:value-type="string">
            <text:p>running into building</text:p>
          </table:table-cell>
          <table:table-cell office:value-type="string">
            <text:p>year week good</text:p>
          </table:table-cell>
          <table:table-cell office:value-type="string">
            <text:p>just get wet</text:p>
          </table:table-cell>
          <table:table-cell office:value-type="string">
            <text:p>first atlantic tropical</text:p>
          </table:table-cell>
          <table:table-cell office:value-type="string">
            <text:p>pausing inspect angle</text:p>
          </table:table-cell>
        </table:table-row>
        <table:table-row table:style-name="ro2">
          <table:table-cell office:value-type="string">
            <text:p>cut sorry hurried</text:p>
          </table:table-cell>
          <table:table-cell office:value-type="string">
            <text:p>get outta here</text:p>
          </table:table-cell>
          <table:table-cell office:value-type="string">
            <text:p>car listed price</text:p>
          </table:table-cell>
          <table:table-cell office:value-type="string">
            <text:p>step taking over</text:p>
          </table:table-cell>
          <table:table-cell office:value-type="string">
            <text:p>scolded reckless soldering</text:p>
          </table:table-cell>
        </table:table-row>
        <table:table-row table:style-name="ro2">
          <table:table-cell office:value-type="string">
            <text:p>mama daddy coming</text:p>
          </table:table-cell>
          <table:table-cell office:value-type="string">
            <text:p>drawing instead homeworking</text:p>
          </table:table-cell>
          <table:table-cell office:value-type="string">
            <text:p>me person comes</text:p>
          </table:table-cell>
          <table:table-cell office:value-type="string">
            <text:p>people concerned temporary</text:p>
          </table:table-cell>
          <table:table-cell office:value-type="string">
            <text:p>exactly week now</text:p>
          </table:table-cell>
        </table:table-row>
        <table:table-row table:style-name="ro2">
          <table:table-cell office:value-type="string">
            <text:p>chat heather totally</text:p>
          </table:table-cell>
          <table:table-cell office:value-type="string">
            <text:p>wheres my fucking</text:p>
          </table:table-cell>
          <table:table-cell office:value-type="string">
            <text:p>find me caught</text:p>
          </table:table-cell>
          <table:table-cell office:value-type="string">
            <text:p>bridal shower fathers</text:p>
          </table:table-cell>
          <table:table-cell office:value-type="string">
            <text:p>isnt obviously yay</text:p>
          </table:table-cell>
        </table:table-row>
        <table:table-row table:style-name="ro2">
          <table:table-cell office:value-type="string">
            <text:p>legs get again</text:p>
          </table:table-cell>
          <table:table-cell office:value-type="string">
            <text:p>propname long since</text:p>
          </table:table-cell>
          <table:table-cell office:value-type="string">
            <text:p>quotes npr people</text:p>
          </table:table-cell>
          <table:table-cell office:value-type="string">
            <text:p>how make mission</text:p>
          </table:table-cell>
          <table:table-cell office:value-type="string">
            <text:p>chopped homeless guy</text:p>
          </table:table-cell>
        </table:table-row>
        <table:table-row table:style-name="ro2">
          <table:table-cell office:value-type="string">
            <text:p>like situation am</text:p>
          </table:table-cell>
          <table:table-cell office:value-type="string">
            <text:p>holidays loves them</text:p>
          </table:table-cell>
          <table:table-cell office:value-type="string">
            <text:p>pm sing am</text:p>
          </table:table-cell>
          <table:table-cell office:value-type="string">
            <text:p>just booked tickets</text:p>
          </table:table-cell>
          <table:table-cell office:value-type="string">
            <text:p>rose seems only</text:p>
          </table:table-cell>
        </table:table-row>
        <table:table-row table:style-name="ro2">
          <table:table-cell office:value-type="string">
            <text:p>sin propon rselo</text:p>
          </table:table-cell>
          <table:table-cell office:value-type="string">
            <text:p>my conwest final</text:p>
          </table:table-cell>
          <table:table-cell office:value-type="string">
            <text:p>need harmess horseshoes</text:p>
          </table:table-cell>
          <table:table-cell office:value-type="string">
            <text:p>beautiful smart funny</text:p>
          </table:table-cell>
          <table:table-cell office:value-type="string">
            <text:p>too many people</text:p>
          </table:table-cell>
        </table:table-row>
        <table:table-row table:style-name="ro2">
          <table:table-cell office:value-type="string">
            <text:p>out recession americans</text:p>
          </table:table-cell>
          <table:table-cell office:value-type="string">
            <text:p>got biler og</text:p>
          </table:table-cell>
          <table:table-cell office:value-type="string">
            <text:p>third day headache</text:p>
          </table:table-cell>
          <table:table-cell office:value-type="string">
            <text:p>hate cold ugh</text:p>
          </table:table-cell>
          <table:table-cell office:value-type="string">
            <text:p>spartan football promo</text:p>
          </table:table-cell>
        </table:table-row>
        <table:table-row table:style-name="ro2">
          <table:table-cell office:value-type="string">
            <text:p>war going body</text:p>
          </table:table-cell>
          <table:table-cell office:value-type="string">
            <text:p>perfect equilibrium don</text:p>
          </table:table-cell>
          <table:table-cell office:value-type="string">
            <text:p>day today tomorrow</text:p>
          </table:table-cell>
          <table:table-cell office:value-type="string">
            <text:p>just surviving my</text:p>
          </table:table-cell>
          <table:table-cell office:value-type="string">
            <text:p>day brought wii</text:p>
          </table:table-cell>
        </table:table-row>
        <table:table-row table:style-name="ro2">
          <table:table-cell office:value-type="string">
            <text:p>make friends stuff</text:p>
          </table:table-cell>
          <table:table-cell office:value-type="string">
            <text:p>clara see family</text:p>
          </table:table-cell>
          <table:table-cell office:value-type="string">
            <text:p>lunch bag thinly</text:p>
          </table:table-cell>
          <table:table-cell office:value-type="string">
            <text:p>purses dvd overload</text:p>
          </table:table-cell>
          <table:table-cell office:value-type="string">
            <text:p>propname still being</text:p>
          </table:table-cell>
        </table:table-row>
        <table:table-row table:style-name="ro2">
          <table:table-cell office:value-type="string">
            <text:p>supposed help discover</text:p>
          </table:table-cell>
          <table:table-cell office:value-type="string">
            <text:p>vampire story distract</text:p>
          </table:table-cell>
          <table:table-cell office:value-type="string">
            <text:p>excited newest movie</text:p>
          </table:table-cell>
          <table:table-cell office:value-type="string">
            <text:p>im first called</text:p>
          </table:table-cell>
          <table:table-cell office:value-type="string">
            <text:p>dat canton my</text:p>
          </table:table-cell>
        </table:table-row>
        <table:table-row table:style-name="ro2">
          <table:table-cell office:value-type="string">
            <text:p>pants ground looking</text:p>
          </table:table-cell>
          <table:table-cell office:value-type="string">
            <text:p>like grapefruit sort</text:p>
          </table:table-cell>
          <table:table-cell office:value-type="string">
            <text:p>curb hopping subaru</text:p>
          </table:table-cell>
          <table:table-cell office:value-type="string">
            <text:p>gets hurt miraculously</text:p>
          </table:table-cell>
          <table:table-cell office:value-type="string">
            <text:p>box boxes box</text:p>
          </table:table-cell>
        </table:table-row>
        <table:table-row table:style-name="ro2">
          <table:table-cell office:value-type="string">
            <text:p>sick send home</text:p>
          </table:table-cell>
          <table:table-cell office:value-type="string">
            <text:p>going pissed end</text:p>
          </table:table-cell>
          <table:table-cell office:value-type="string">
            <text:p>getting down opd</text:p>
          </table:table-cell>
          <table:table-cell office:value-type="string">
            <text:p>dealing stupid annoying</text:p>
          </table:table-cell>
          <table:table-cell office:value-type="string">
            <text:p>someone worship utilizing</text:p>
          </table:table-cell>
        </table:table-row>
        <table:table-row table:style-name="ro2">
          <table:table-cell office:value-type="string">
            <text:p>laundry dishes usual</text:p>
          </table:table-cell>
          <table:table-cell office:value-type="string">
            <text:p>mistaken belief cannot</text:p>
          </table:table-cell>
          <table:table-cell office:value-type="string">
            <text:p>bracelet anyone seen</text:p>
          </table:table-cell>
          <table:table-cell office:value-type="string">
            <text:p>oh mysterious man</text:p>
          </table:table-cell>
          <table:table-cell office:value-type="string">
            <text:p>party upenn holiday</text:p>
          </table:table-cell>
        </table:table-row>
        <table:table-row table:style-name="ro2">
          <table:table-cell office:value-type="string">
            <text:p>years end era</text:p>
          </table:table-cell>
          <table:table-cell office:value-type="string">
            <text:p>anticipation knowing show</text:p>
          </table:table-cell>
          <table:table-cell office:value-type="string">
            <text:p>starts job tomorrow</text:p>
          </table:table-cell>
          <table:table-cell office:value-type="string">
            <text:p>classically trained playing</text:p>
          </table:table-cell>
          <table:table-cell office:value-type="string">
            <text:p>weights free athletic</text:p>
          </table:table-cell>
        </table:table-row>
        <table:table-row table:style-name="ro2">
          <table:table-cell office:value-type="string">
            <text:p>catchphrase eventually became</text:p>
          </table:table-cell>
          <table:table-cell office:value-type="string">
            <text:p>another weekend too</text:p>
          </table:table-cell>
          <table:table-cell office:value-type="string">
            <text:p>up hill placebo</text:p>
          </table:table-cell>
          <table:table-cell office:value-type="string">
            <text:p>divegroup scuba bonaire</text:p>
          </table:table-cell>
          <table:table-cell office:value-type="string">
            <text:p>verb showing someone</text:p>
          </table:table-cell>
        </table:table-row>
        <table:table-row table:style-name="ro2">
          <table:table-cell office:value-type="string">
            <text:p>propname wedding want</text:p>
          </table:table-cell>
          <table:table-cell office:value-type="string">
            <text:p>hope everyone wonderful</text:p>
          </table:table-cell>
          <table:table-cell office:value-type="string">
            <text:p>them amazon how</text:p>
          </table:table-cell>
          <table:table-cell office:value-type="string">
            <text:p>go hawks ranked</text:p>
          </table:table-cell>
          <table:table-cell office:value-type="string">
            <text:p>three little triplets</text:p>
          </table:table-cell>
        </table:table-row>
        <table:table-row table:style-name="ro2">
          <table:table-cell office:value-type="string">
            <text:p>excited about seeing</text:p>
          </table:table-cell>
          <table:table-cell office:value-type="string">
            <text:p>hires now realizing</text:p>
          </table:table-cell>
          <table:table-cell office:value-type="string">
            <text:p>summary great soup</text:p>
          </table:table-cell>
          <table:table-cell office:value-type="string">
            <text:p>solos entreg ndose</text:p>
          </table:table-cell>
          <table:table-cell office:value-type="string">
            <text:p>ugh nevermind got</text:p>
          </table:table-cell>
        </table:table-row>
        <table:table-row table:style-name="ro2">
          <table:table-cell office:value-type="string">
            <text:p>out how use</text:p>
          </table:table-cell>
          <table:table-cell office:value-type="string">
            <text:p>my savior sandals</text:p>
          </table:table-cell>
          <table:table-cell office:value-type="string">
            <text:p>rather potting even</text:p>
          </table:table-cell>
          <table:table-cell office:value-type="string">
            <text:p>work finnished grrr</text:p>
          </table:table-cell>
          <table:table-cell office:value-type="string">
            <text:p>likely study because</text:p>
          </table:table-cell>
        </table:table-row>
        <table:table-row table:style-name="ro2">
          <table:table-cell office:value-type="string">
            <text:p>under snow weight</text:p>
          </table:table-cell>
          <table:table-cell office:value-type="string">
            <text:p>unfortunately too far</text:p>
          </table:table-cell>
          <table:table-cell office:value-type="string">
            <text:p>okay sleep dreaming</text:p>
          </table:table-cell>
          <table:table-cell office:value-type="string">
            <text:p>kind thing actually</text:p>
          </table:table-cell>
          <table:table-cell office:value-type="string">
            <text:p>curry banana cupcakes</text:p>
          </table:table-cell>
        </table:table-row>
        <table:table-row table:style-name="ro2">
          <table:table-cell office:value-type="string">
            <text:p>like dish now</text:p>
          </table:table-cell>
          <table:table-cell office:value-type="string">
            <text:p>im college yet</text:p>
          </table:table-cell>
          <table:table-cell office:value-type="string">
            <text:p>truly understand value</text:p>
          </table:table-cell>
          <table:table-cell office:value-type="string">
            <text:p>yeah friday class</text:p>
          </table:table-cell>
          <table:table-cell office:value-type="string">
            <text:p>me sin my</text:p>
          </table:table-cell>
        </table:table-row>
        <table:table-row table:style-name="ro2">
          <table:table-cell office:value-type="string">
            <text:p>gone home sad</text:p>
          </table:table-cell>
          <table:table-cell office:value-type="string">
            <text:p>take extra send</text:p>
          </table:table-cell>
          <table:table-cell office:value-type="string">
            <text:p>beer my hand</text:p>
          </table:table-cell>
          <table:table-cell office:value-type="string">
            <text:p>fashion hard models</text:p>
          </table:table-cell>
          <table:table-cell office:value-type="string">
            <text:p>cake whole wheat</text:p>
          </table:table-cell>
        </table:table-row>
        <table:table-row table:style-name="ro2">
          <table:table-cell office:value-type="string">
            <text:p>wasnt quite awesome</text:p>
          </table:table-cell>
          <table:table-cell office:value-type="string">
            <text:p>lot different without</text:p>
          </table:table-cell>
          <table:table-cell office:value-type="string">
            <text:p>foot really hurts</text:p>
          </table:table-cell>
          <table:table-cell office:value-type="string">
            <text:p>then get message</text:p>
          </table:table-cell>
          <table:table-cell office:value-type="string">
            <text:p>evening carving pumpkins</text:p>
          </table:table-cell>
        </table:table-row>
        <table:table-row table:style-name="ro2">
          <table:table-cell office:value-type="string">
            <text:p>before feels like</text:p>
          </table:table-cell>
          <table:table-cell office:value-type="string">
            <text:p>essay due moz</text:p>
          </table:table-cell>
          <table:table-cell office:value-type="string">
            <text:p>returns like whoa</text:p>
          </table:table-cell>
          <table:table-cell office:value-type="string">
            <text:p>christmas tree festive</text:p>
          </table:table-cell>
          <table:table-cell office:value-type="string">
            <text:p>steve wen really</text:p>
          </table:table-cell>
        </table:table-row>
        <table:table-row table:style-name="ro2">
          <table:table-cell office:value-type="string">
            <text:p>getting letters recommendation</text:p>
          </table:table-cell>
          <table:table-cell office:value-type="string">
            <text:p>gonna need money</text:p>
          </table:table-cell>
          <table:table-cell office:value-type="string">
            <text:p>fuck pro bowl</text:p>
          </table:table-cell>
          <table:table-cell office:value-type="string">
            <text:p>leads anger frustration</text:p>
          </table:table-cell>
          <table:table-cell office:value-type="string">
            <text:p>pied en feu</text:p>
          </table:table-cell>
        </table:table-row>
        <table:table-row table:style-name="ro2">
          <table:table-cell office:value-type="string">
            <text:p>de morning then</text:p>
          </table:table-cell>
          <table:table-cell office:value-type="string">
            <text:p>justifieth am persuaded</text:p>
          </table:table-cell>
          <table:table-cell office:value-type="string">
            <text:p>amazing morning sooooooooo</text:p>
          </table:table-cell>
          <table:table-cell office:value-type="string">
            <text:p>hit brakes before</text:p>
          </table:table-cell>
          <table:table-cell office:value-type="string">
            <text:p>flash perfect equilibrium</text:p>
          </table:table-cell>
        </table:table-row>
        <table:table-row table:style-name="ro2">
          <table:table-cell office:value-type="string">
            <text:p>bday picnic bought</text:p>
          </table:table-cell>
          <table:table-cell office:value-type="string">
            <text:p>wisconsin dells wonderful</text:p>
          </table:table-cell>
          <table:table-cell office:value-type="string">
            <text:p>rather steal your</text:p>
          </table:table-cell>
          <table:table-cell office:value-type="string">
            <text:p>food tummy brighter</text:p>
          </table:table-cell>
          <table:table-cell office:value-type="string">
            <text:p>retarded either im</text:p>
          </table:table-cell>
        </table:table-row>
        <table:table-row table:style-name="ro2">
          <table:table-cell office:value-type="string">
            <text:p>can now kabuuuuuuuuuuuul</text:p>
          </table:table-cell>
          <table:table-cell office:value-type="string">
            <text:p>cuppa chill back</text:p>
          </table:table-cell>
          <table:table-cell office:value-type="string">
            <text:p>sit down typewriter</text:p>
          </table:table-cell>
          <table:table-cell office:value-type="string">
            <text:p>our representatives president</text:p>
          </table:table-cell>
          <table:table-cell office:value-type="string">
            <text:p>days wondering im</text:p>
          </table:table-cell>
        </table:table-row>
        <table:table-row table:style-name="ro2">
          <table:table-cell office:value-type="string">
            <text:p>catch up sun</text:p>
          </table:table-cell>
          <table:table-cell office:value-type="string">
            <text:p>tonight gotta get</text:p>
          </table:table-cell>
          <table:table-cell office:value-type="string">
            <text:p>mj funeral wants</text:p>
          </table:table-cell>
          <table:table-cell office:value-type="string">
            <text:p>about play detroit</text:p>
          </table:table-cell>
          <table:table-cell office:value-type="string">
            <text:p>enjoy going take</text:p>
          </table:table-cell>
        </table:table-row>
        <table:table-row table:style-name="ro2">
          <table:table-cell office:value-type="string">
            <text:p>going chill tonight</text:p>
          </table:table-cell>
          <table:table-cell office:value-type="string">
            <text:p>home first scheduled</text:p>
          </table:table-cell>
          <table:table-cell office:value-type="string">
            <text:p>obligation government people</text:p>
          </table:table-cell>
          <table:table-cell office:value-type="string">
            <text:p>really friendly brotherly</text:p>
          </table:table-cell>
          <table:table-cell office:value-type="string">
            <text:p>got fever anyone</text:p>
          </table:table-cell>
        </table:table-row>
        <table:table-row table:style-name="ro2">
          <table:table-cell office:value-type="string">
            <text:p>never huge michael</text:p>
          </table:table-cell>
          <table:table-cell office:value-type="string">
            <text:p>formula success quite</text:p>
          </table:table-cell>
          <table:table-cell office:value-type="string">
            <text:p>take me riot</text:p>
          </table:table-cell>
          <table:table-cell office:value-type="string">
            <text:p>covered hives gone</text:p>
          </table:table-cell>
          <table:table-cell office:value-type="string">
            <text:p>ratings get better</text:p>
          </table:table-cell>
        </table:table-row>
        <table:table-row table:style-name="ro2">
          <table:table-cell office:value-type="string">
            <text:p>dinner soon come</text:p>
          </table:table-cell>
          <table:table-cell office:value-type="string">
            <text:p>im definitely only</text:p>
          </table:table-cell>
          <table:table-cell office:value-type="string">
            <text:p>day holiday shopping</text:p>
          </table:table-cell>
          <table:table-cell office:value-type="string">
            <text:p>then delicious pineapple</text:p>
          </table:table-cell>
          <table:table-cell office:value-type="string">
            <text:p>day mail msu</text:p>
          </table:table-cell>
        </table:table-row>
        <table:table-row table:style-name="ro2">
          <table:table-cell office:value-type="string">
            <text:p>arent too proud</text:p>
          </table:table-cell>
          <table:table-cell office:value-type="string">
            <text:p>pages done miserable</text:p>
          </table:table-cell>
          <table:table-cell office:value-type="string">
            <text:p>mon birthday le</text:p>
          </table:table-cell>
          <table:table-cell office:value-type="string">
            <text:p>ill life put</text:p>
          </table:table-cell>
          <table:table-cell office:value-type="string">
            <text:p>insanely early work</text:p>
          </table:table-cell>
        </table:table-row>
        <table:table-row table:style-name="ro2">
          <table:table-cell office:value-type="string">
            <text:p>taking hour lunch</text:p>
          </table:table-cell>
          <table:table-cell office:value-type="string">
            <text:p>cheese just putting</text:p>
          </table:table-cell>
          <table:table-cell office:value-type="string">
            <text:p>truly want become</text:p>
          </table:table-cell>
          <table:table-cell office:value-type="string">
            <text:p>theres lot life</text:p>
          </table:table-cell>
          <table:table-cell office:value-type="string">
            <text:p>incredibly beautiful sky</text:p>
          </table:table-cell>
        </table:table-row>
        <table:table-row table:style-name="ro2">
          <table:table-cell office:value-type="string">
            <text:p>friday like seriously</text:p>
          </table:table-cell>
          <table:table-cell office:value-type="string">
            <text:p>seem like im</text:p>
          </table:table-cell>
          <table:table-cell office:value-type="string">
            <text:p>potential whereabouts during</text:p>
          </table:table-cell>
          <table:table-cell office:value-type="string">
            <text:p>whole bunch queer</text:p>
          </table:table-cell>
          <table:table-cell office:value-type="string">
            <text:p>edu doesnt make</text:p>
          </table:table-cell>
        </table:table-row>
        <table:table-row table:style-name="ro2">
          <table:table-cell office:value-type="string">
            <text:p>outside rain shine</text:p>
          </table:table-cell>
          <table:table-cell office:value-type="string">
            <text:p>bad romance want</text:p>
          </table:table-cell>
          <table:table-cell office:value-type="string">
            <text:p>section doctors appointment</text:p>
          </table:table-cell>
          <table:table-cell office:value-type="string">
            <text:p>chill day going</text:p>
          </table:table-cell>
          <table:table-cell office:value-type="string">
            <text:p>some christmas deco</text:p>
          </table:table-cell>
        </table:table-row>
        <table:table-row table:style-name="ro2">
          <table:table-cell office:value-type="string">
            <text:p>man amount time</text:p>
          </table:table-cell>
          <table:table-cell office:value-type="string">
            <text:p>rocking out aaliyah</text:p>
          </table:table-cell>
          <table:table-cell office:value-type="string">
            <text:p>happens construction workers</text:p>
          </table:table-cell>
          <table:table-cell office:value-type="string">
            <text:p>get see propname</text:p>
          </table:table-cell>
          <table:table-cell office:value-type="string">
            <text:p>nice police nice</text:p>
          </table:table-cell>
        </table:table-row>
        <table:table-row table:style-name="ro2">
          <table:table-cell office:value-type="string">
            <text:p>last nights gator</text:p>
          </table:table-cell>
          <table:table-cell office:value-type="string">
            <text:p>theyll make everything</text:p>
          </table:table-cell>
          <table:table-cell office:value-type="string">
            <text:p>donkey drills living</text:p>
          </table:table-cell>
          <table:table-cell office:value-type="string">
            <text:p>ai coming san</text:p>
          </table:table-cell>
          <table:table-cell office:value-type="string">
            <text:p>billion dreams last</text:p>
          </table:table-cell>
        </table:table-row>
        <table:table-row table:style-name="ro2">
          <table:table-cell office:value-type="string">
            <text:p>dress whole wide</text:p>
          </table:table-cell>
          <table:table-cell office:value-type="string">
            <text:p>into something youd</text:p>
          </table:table-cell>
          <table:table-cell office:value-type="string">
            <text:p>double feature find</text:p>
          </table:table-cell>
          <table:table-cell office:value-type="string">
            <text:p>halloween costumes quite</text:p>
          </table:table-cell>
          <table:table-cell office:value-type="string">
            <text:p>home sweet home</text:p>
          </table:table-cell>
        </table:table-row>
        <table:table-row table:style-name="ro2">
          <table:table-cell office:value-type="string">
            <text:p>my apartment cuz</text:p>
          </table:table-cell>
          <table:table-cell office:value-type="string">
            <text:p>keep past thank</text:p>
          </table:table-cell>
          <table:table-cell office:value-type="string">
            <text:p>ive ever pleasure</text:p>
          </table:table-cell>
          <table:table-cell office:value-type="string">
            <text:p>over hilariousness listening</text:p>
          </table:table-cell>
          <table:table-cell office:value-type="string">
            <text:p>nyu just bad</text:p>
          </table:table-cell>
        </table:table-row>
        <table:table-row table:style-name="ro2">
          <table:table-cell office:value-type="string">
            <text:p>much hotter than</text:p>
          </table:table-cell>
          <table:table-cell office:value-type="string">
            <text:p>miles into mile</text:p>
          </table:table-cell>
          <table:table-cell office:value-type="string">
            <text:p>hi am laura</text:p>
          </table:table-cell>
          <table:table-cell office:value-type="string">
            <text:p>see hangover tonight</text:p>
          </table:table-cell>
          <table:table-cell office:value-type="string">
            <text:p>gre words stuff</text:p>
          </table:table-cell>
        </table:table-row>
        <table:table-row table:style-name="ro2">
          <table:table-cell office:value-type="string">
            <text:p>course needs take</text:p>
          </table:table-cell>
          <table:table-cell office:value-type="string">
            <text:p>first night reffing</text:p>
          </table:table-cell>
          <table:table-cell office:value-type="string">
            <text:p>fighting computers continuously</text:p>
          </table:table-cell>
          <table:table-cell office:value-type="string">
            <text:p>universe human stupidity</text:p>
          </table:table-cell>
          <table:table-cell office:value-type="string">
            <text:p>consistently through your</text:p>
          </table:table-cell>
        </table:table-row>
        <table:table-row table:style-name="ro2">
          <table:table-cell office:value-type="string">
            <text:p>me serious sesh</text:p>
          </table:table-cell>
          <table:table-cell office:value-type="string">
            <text:p>happy now other</text:p>
          </table:table-cell>
          <table:table-cell office:value-type="string">
            <text:p>being alone hundred</text:p>
          </table:table-cell>
          <table:table-cell office:value-type="string">
            <text:p>how believed evolution</text:p>
          </table:table-cell>
          <table:table-cell office:value-type="string">
            <text:p>ended up being</text:p>
          </table:table-cell>
        </table:table-row>
        <table:table-row table:style-name="ro2">
          <table:table-cell office:value-type="string">
            <text:p>walter reed army</text:p>
          </table:table-cell>
          <table:table-cell office:value-type="string">
            <text:p>rough draft my</text:p>
          </table:table-cell>
          <table:table-cell office:value-type="string">
            <text:p>another day boiling</text:p>
          </table:table-cell>
          <table:table-cell office:value-type="string">
            <text:p>me back early</text:p>
          </table:table-cell>
          <table:table-cell office:value-type="string">
            <text:p>wants see your</text:p>
          </table:table-cell>
        </table:table-row>
        <table:table-row table:style-name="ro2">
          <table:table-cell office:value-type="string">
            <text:p>wrap up first</text:p>
          </table:table-cell>
          <table:table-cell office:value-type="string">
            <text:p>propname propname vote</text:p>
          </table:table-cell>
          <table:table-cell office:value-type="string">
            <text:p>ohh finals week</text:p>
          </table:table-cell>
          <table:table-cell office:value-type="string">
            <text:p>roast wine family</text:p>
          </table:table-cell>
          <table:table-cell office:value-type="string">
            <text:p>water didnt kn</text:p>
          </table:table-cell>
        </table:table-row>
        <table:table-row table:style-name="ro2">
          <table:table-cell office:value-type="string">
            <text:p>aghhh almost christmas</text:p>
          </table:table-cell>
          <table:table-cell office:value-type="string">
            <text:p>tablet mac created</text:p>
          </table:table-cell>
          <table:table-cell office:value-type="string">
            <text:p>hoping find someone</text:p>
          </table:table-cell>
          <table:table-cell office:value-type="string">
            <text:p>insurance public option</text:p>
          </table:table-cell>
          <table:table-cell office:value-type="string">
            <text:p>didnt get hypnotized</text:p>
          </table:table-cell>
        </table:table-row>
        <table:table-row table:style-name="ro2">
          <table:table-cell office:value-type="string">
            <text:p>examiner book eli</text:p>
          </table:table-cell>
          <table:table-cell office:value-type="string">
            <text:p>sunday saturday oops</text:p>
          </table:table-cell>
          <table:table-cell office:value-type="string">
            <text:p>mine am fucking</text:p>
          </table:table-cell>
          <table:table-cell office:value-type="string">
            <text:p>fourth largest city</text:p>
          </table:table-cell>
          <table:table-cell office:value-type="string">
            <text:p>forget show me</text:p>
          </table:table-cell>
        </table:table-row>
        <table:table-row table:style-name="ro2">
          <table:table-cell office:value-type="string">
            <text:p>misspelled thier cards</text:p>
          </table:table-cell>
          <table:table-cell office:value-type="string">
            <text:p>profession time travelling</text:p>
          </table:table-cell>
          <table:table-cell office:value-type="string">
            <text:p>funny cosmic joke</text:p>
          </table:table-cell>
          <table:table-cell office:value-type="string">
            <text:p>football team wallop</text:p>
          </table:table-cell>
          <table:table-cell office:value-type="string">
            <text:p>accident la job</text:p>
          </table:table-cell>
        </table:table-row>
        <table:table-row table:style-name="ro2">
          <table:table-cell office:value-type="string">
            <text:p>show tonight extra</text:p>
          </table:table-cell>
          <table:table-cell office:value-type="string">
            <text:p>need keep my</text:p>
          </table:table-cell>
          <table:table-cell office:value-type="string">
            <text:p>want put me</text:p>
          </table:table-cell>
          <table:table-cell office:value-type="string">
            <text:p>natural science museum</text:p>
          </table:table-cell>
          <table:table-cell office:value-type="string">
            <text:p>sign up comment</text:p>
          </table:table-cell>
        </table:table-row>
        <table:table-row table:style-name="ro2">
          <table:table-cell office:value-type="string">
            <text:p>fil my clients</text:p>
          </table:table-cell>
          <table:table-cell office:value-type="string">
            <text:p>back home sleepy</text:p>
          </table:table-cell>
          <table:table-cell office:value-type="string">
            <text:p>section row only</text:p>
          </table:table-cell>
          <table:table-cell office:value-type="string">
            <text:p>body want go</text:p>
          </table:table-cell>
          <table:table-cell office:value-type="string">
            <text:p>monkeys sex biweekly</text:p>
          </table:table-cell>
        </table:table-row>
        <table:table-row table:style-name="ro2">
          <table:table-cell office:value-type="string">
            <text:p>loves gorilla face</text:p>
          </table:table-cell>
          <table:table-cell office:value-type="string">
            <text:p>actually going see</text:p>
          </table:table-cell>
          <table:table-cell office:value-type="string">
            <text:p>made me giggle</text:p>
          </table:table-cell>
          <table:table-cell office:value-type="string">
            <text:p>like restless wind</text:p>
          </table:table-cell>
          <table:table-cell office:value-type="string">
            <text:p>typically seranade really</text:p>
          </table:table-cell>
        </table:table-row>
        <table:table-row table:style-name="ro2">
          <table:table-cell office:value-type="string">
            <text:p>propname work dumps</text:p>
          </table:table-cell>
          <table:table-cell office:value-type="string">
            <text:p>separated kitty rest</text:p>
          </table:table-cell>
          <table:table-cell office:value-type="string">
            <text:p>hot glue electrical</text:p>
          </table:table-cell>
          <table:table-cell office:value-type="string">
            <text:p>ill never eat</text:p>
          </table:table-cell>
          <table:table-cell office:value-type="string">
            <text:p>idea lets watch</text:p>
          </table:table-cell>
        </table:table-row>
        <table:table-row table:style-name="ro2">
          <table:table-cell office:value-type="string">
            <text:p>women love men</text:p>
          </table:table-cell>
          <table:table-cell office:value-type="string">
            <text:p>da shot shot</text:p>
          </table:table-cell>
          <table:table-cell office:value-type="string">
            <text:p>accidental can sure</text:p>
          </table:table-cell>
          <table:table-cell office:value-type="string">
            <text:p>aawww feel like</text:p>
          </table:table-cell>
          <table:table-cell office:value-type="string">
            <text:p>tired some reason</text:p>
          </table:table-cell>
        </table:table-row>
        <table:table-row table:style-name="ro2">
          <table:table-cell office:value-type="string">
            <text:p>me burned crisp</text:p>
          </table:table-cell>
          <table:table-cell office:value-type="string">
            <text:p>clinic saying im</text:p>
          </table:table-cell>
          <table:table-cell office:value-type="string">
            <text:p>me place without</text:p>
          </table:table-cell>
          <table:table-cell office:value-type="string">
            <text:p>trips through travelocity</text:p>
          </table:table-cell>
          <table:table-cell office:value-type="string">
            <text:p>lady moves herioc</text:p>
          </table:table-cell>
        </table:table-row>
        <table:table-row table:style-name="ro2">
          <table:table-cell office:value-type="string">
            <text:p>bureaucratic hoops keep</text:p>
          </table:table-cell>
          <table:table-cell office:value-type="string">
            <text:p>lord belong until</text:p>
          </table:table-cell>
          <table:table-cell office:value-type="string">
            <text:p>lara accidentally scratched</text:p>
          </table:table-cell>
          <table:table-cell office:value-type="string">
            <text:p>feels good start</text:p>
          </table:table-cell>
          <table:table-cell office:value-type="string">
            <text:p>work hat sue</text:p>
          </table:table-cell>
        </table:table-row>
        <table:table-row table:style-name="ro2">
          <table:table-cell office:value-type="string">
            <text:p>fall down stairs</text:p>
          </table:table-cell>
          <table:table-cell office:value-type="string">
            <text:p>back our throat</text:p>
          </table:table-cell>
          <table:table-cell office:value-type="string">
            <text:p>runs down my</text:p>
          </table:table-cell>
          <table:table-cell office:value-type="string">
            <text:p>fear our hearts</text:p>
          </table:table-cell>
          <table:table-cell office:value-type="string">
            <text:p>chinese year sunday</text:p>
          </table:table-cell>
        </table:table-row>
        <table:table-row table:style-name="ro2">
          <table:table-cell office:value-type="string">
            <text:p>some gym time</text:p>
          </table:table-cell>
          <table:table-cell office:value-type="string">
            <text:p>let someone else</text:p>
          </table:table-cell>
          <table:table-cell office:value-type="string">
            <text:p>spiral shaped conglomeration</text:p>
          </table:table-cell>
          <table:table-cell office:value-type="string">
            <text:p>pay your education</text:p>
          </table:table-cell>
          <table:table-cell office:value-type="string">
            <text:p>zombie liked propname</text:p>
          </table:table-cell>
        </table:table-row>
        <table:table-row table:style-name="ro2">
          <table:table-cell office:value-type="string">
            <text:p>cell phone office</text:p>
          </table:table-cell>
          <table:table-cell office:value-type="string">
            <text:p>read little oh</text:p>
          </table:table-cell>
          <table:table-cell office:value-type="string">
            <text:p>me senator propname</text:p>
          </table:table-cell>
          <table:table-cell office:value-type="string">
            <text:p>im reaching out</text:p>
          </table:table-cell>
          <table:table-cell office:value-type="string">
            <text:p>once again watching</text:p>
          </table:table-cell>
        </table:table-row>
        <table:table-row table:style-name="ro2">
          <table:table-cell office:value-type="string">
            <text:p>extra servings gaperade</text:p>
          </table:table-cell>
          <table:table-cell office:value-type="string">
            <text:p>watched movie saved</text:p>
          </table:table-cell>
          <table:table-cell office:value-type="string">
            <text:p>then need listen</text:p>
          </table:table-cell>
          <table:table-cell office:value-type="string">
            <text:p>limited time mend</text:p>
          </table:table-cell>
          <table:table-cell office:value-type="string">
            <text:p>small child propname</text:p>
          </table:table-cell>
        </table:table-row>
        <table:table-row table:style-name="ro2">
          <table:table-cell office:value-type="string">
            <text:p>search perfect margarita</text:p>
          </table:table-cell>
          <table:table-cell office:value-type="string">
            <text:p>looking forward taize</text:p>
          </table:table-cell>
          <table:table-cell office:value-type="string">
            <text:p>carlisle going happen</text:p>
          </table:table-cell>
          <table:table-cell office:value-type="string">
            <text:p>cavities filled first</text:p>
          </table:table-cell>
          <table:table-cell office:value-type="string">
            <text:p>find out loser</text:p>
          </table:table-cell>
        </table:table-row>
        <table:table-row table:style-name="ro2">
          <table:table-cell office:value-type="string">
            <text:p>my fb account</text:p>
          </table:table-cell>
          <table:table-cell office:value-type="string">
            <text:p>today theyre smelly</text:p>
          </table:table-cell>
          <table:table-cell office:value-type="string">
            <text:p>hello moneytown station</text:p>
          </table:table-cell>
          <table:table-cell office:value-type="string">
            <text:p>hurts sometimes into</text:p>
          </table:table-cell>
          <table:table-cell office:value-type="string">
            <text:p>baby my generation</text:p>
          </table:table-cell>
        </table:table-row>
        <table:table-row table:style-name="ro2">
          <table:table-cell office:value-type="string">
            <text:p>sent kitty home</text:p>
          </table:table-cell>
          <table:table-cell office:value-type="string">
            <text:p>wave going pass</text:p>
          </table:table-cell>
          <table:table-cell office:value-type="string">
            <text:p>look nfcs confused</text:p>
          </table:table-cell>
          <table:table-cell office:value-type="string">
            <text:p>kill rita im</text:p>
          </table:table-cell>
          <table:table-cell office:value-type="string">
            <text:p>medicine shit can</text:p>
          </table:table-cell>
        </table:table-row>
        <table:table-row table:style-name="ro2">
          <table:table-cell office:value-type="string">
            <text:p>belong witch cousin</text:p>
          </table:table-cell>
          <table:table-cell office:value-type="string">
            <text:p>around my fist</text:p>
          </table:table-cell>
          <table:table-cell office:value-type="string">
            <text:p>complex pointed right</text:p>
          </table:table-cell>
          <table:table-cell office:value-type="string">
            <text:p>other team can</text:p>
          </table:table-cell>
          <table:table-cell office:value-type="string">
            <text:p>floor my bed</text:p>
          </table:table-cell>
        </table:table-row>
        <table:table-row table:style-name="ro2">
          <table:table-cell office:value-type="string">
            <text:p>propname miami dolphins</text:p>
          </table:table-cell>
          <table:table-cell office:value-type="string">
            <text:p>getting beat up</text:p>
          </table:table-cell>
          <table:table-cell office:value-type="string">
            <text:p>then some homework</text:p>
          </table:table-cell>
          <table:table-cell office:value-type="string">
            <text:p>city weekend detroit</text:p>
          </table:table-cell>
          <table:table-cell office:value-type="string">
            <text:p>others just get</text:p>
          </table:table-cell>
        </table:table-row>
        <table:table-row table:style-name="ro2">
          <table:table-cell office:value-type="string">
            <text:p>hair im thinking</text:p>
          </table:table-cell>
          <table:table-cell office:value-type="string">
            <text:p>watching little league</text:p>
          </table:table-cell>
          <table:table-cell office:value-type="string">
            <text:p>turned wallet dislikes</text:p>
          </table:table-cell>
          <table:table-cell office:value-type="string">
            <text:p>junior abroad london</text:p>
          </table:table-cell>
          <table:table-cell office:value-type="string">
            <text:p>me freeway some</text:p>
          </table:table-cell>
        </table:table-row>
        <table:table-row table:style-name="ro2">
          <table:table-cell office:value-type="string">
            <text:p>my life hmmm</text:p>
          </table:table-cell>
          <table:table-cell office:value-type="string">
            <text:p>created man seventh</text:p>
          </table:table-cell>
          <table:table-cell office:value-type="string">
            <text:p>life collective level</text:p>
          </table:table-cell>
          <table:table-cell office:value-type="string">
            <text:p>generation forget raised</text:p>
          </table:table-cell>
          <table:table-cell office:value-type="string">
            <text:p>self liberation hooray</text:p>
          </table:table-cell>
        </table:table-row>
        <table:table-row table:style-name="ro2">
          <table:table-cell office:value-type="string">
            <text:p>trailer seven kids</text:p>
          </table:table-cell>
          <table:table-cell office:value-type="string">
            <text:p>know ill think</text:p>
          </table:table-cell>
          <table:table-cell office:value-type="string">
            <text:p>surest sign intelligent</text:p>
          </table:table-cell>
          <table:table-cell office:value-type="string">
            <text:p>sd airport ever</text:p>
          </table:table-cell>
          <table:table-cell office:value-type="string">
            <text:p>pitiful pusillanimous putrid</text:p>
          </table:table-cell>
        </table:table-row>
        <table:table-row table:style-name="ro2">
          <table:table-cell office:value-type="string">
            <text:p>very nice though</text:p>
          </table:table-cell>
          <table:table-cell office:value-type="string">
            <text:p>international law here</text:p>
          </table:table-cell>
          <table:table-cell office:value-type="string">
            <text:p>me last night</text:p>
          </table:table-cell>
          <table:table-cell office:value-type="string">
            <text:p>flying into chicago</text:p>
          </table:table-cell>
          <table:table-cell office:value-type="string">
            <text:p>crack between summer</text:p>
          </table:table-cell>
        </table:table-row>
        <table:table-row table:style-name="ro2">
          <table:table-cell office:value-type="string">
            <text:p>msu only teams</text:p>
          </table:table-cell>
          <table:table-cell office:value-type="string">
            <text:p>back feet time</text:p>
          </table:table-cell>
          <table:table-cell office:value-type="string">
            <text:p>ad my right</text:p>
          </table:table-cell>
          <table:table-cell office:value-type="string">
            <text:p>house brother cedar</text:p>
          </table:table-cell>
          <table:table-cell office:value-type="string">
            <text:p>beyond hell blog</text:p>
          </table:table-cell>
        </table:table-row>
        <table:table-row table:style-name="ro2">
          <table:table-cell office:value-type="string">
            <text:p>went great im</text:p>
          </table:table-cell>
          <table:table-cell office:value-type="string">
            <text:p>fourth kind after</text:p>
          </table:table-cell>
          <table:table-cell office:value-type="string">
            <text:p>mom cant find</text:p>
          </table:table-cell>
          <table:table-cell office:value-type="string">
            <text:p>heading national order</text:p>
          </table:table-cell>
          <table:table-cell office:value-type="string">
            <text:p>im hungry na</text:p>
          </table:table-cell>
        </table:table-row>
        <table:table-row table:style-name="ro2">
          <table:table-cell office:value-type="string">
            <text:p>make me sleepy</text:p>
          </table:table-cell>
          <table:table-cell office:value-type="string">
            <text:p>how old am</text:p>
          </table:table-cell>
          <table:table-cell office:value-type="string">
            <text:p>long ive out</text:p>
          </table:table-cell>
          <table:table-cell office:value-type="string">
            <text:p>squeals little girl</text:p>
          </table:table-cell>
          <table:table-cell office:value-type="string">
            <text:p>lightyears galactic center</text:p>
          </table:table-cell>
        </table:table-row>
        <table:table-row table:style-name="ro2">
          <table:table-cell office:value-type="string">
            <text:p>get frikin song</text:p>
          </table:table-cell>
          <table:table-cell office:value-type="string">
            <text:p>gotta love french</text:p>
          </table:table-cell>
          <table:table-cell office:value-type="string">
            <text:p>my book recomend</text:p>
          </table:table-cell>
          <table:table-cell office:value-type="string">
            <text:p>fake extremely real</text:p>
          </table:table-cell>
          <table:table-cell office:value-type="string">
            <text:p>watching code geass</text:p>
          </table:table-cell>
        </table:table-row>
        <table:table-row table:style-name="ro2">
          <table:table-cell office:value-type="string">
            <text:p>think propname embarassed</text:p>
          </table:table-cell>
          <table:table-cell office:value-type="string">
            <text:p>ppl dont forget</text:p>
          </table:table-cell>
          <table:table-cell office:value-type="string">
            <text:p>just slipped over</text:p>
          </table:table-cell>
          <table:table-cell office:value-type="string">
            <text:p>notice anyone knows</text:p>
          </table:table-cell>
          <table:table-cell office:value-type="string">
            <text:p>up very late</text:p>
          </table:table-cell>
        </table:table-row>
        <table:table-row table:style-name="ro2">
          <table:table-cell office:value-type="string">
            <text:p>wheeler hall under</text:p>
          </table:table-cell>
          <table:table-cell office:value-type="string">
            <text:p>surface computing way</text:p>
          </table:table-cell>
          <table:table-cell office:value-type="string">
            <text:p>op hummm cab</text:p>
          </table:table-cell>
          <table:table-cell office:value-type="string">
            <text:p>tanning hair products</text:p>
          </table:table-cell>
          <table:table-cell office:value-type="string">
            <text:p>think like read</text:p>
          </table:table-cell>
        </table:table-row>
        <table:table-row table:style-name="ro2">
          <table:table-cell office:value-type="string">
            <text:p>buried under cool</text:p>
          </table:table-cell>
          <table:table-cell office:value-type="string">
            <text:p>awesome fourth july</text:p>
          </table:table-cell>
          <table:table-cell office:value-type="string">
            <text:p>leave my body</text:p>
          </table:table-cell>
          <table:table-cell office:value-type="string">
            <text:p>means every once</text:p>
          </table:table-cell>
          <table:table-cell office:value-type="string">
            <text:p>vowels sturdy dependability</text:p>
          </table:table-cell>
        </table:table-row>
        <table:table-row table:style-name="ro2">
          <table:table-cell office:value-type="string">
            <text:p>lot different without</text:p>
          </table:table-cell>
          <table:table-cell office:value-type="string">
            <text:p>until arrive only</text:p>
          </table:table-cell>
          <table:table-cell office:value-type="string">
            <text:p>word whom given</text:p>
          </table:table-cell>
          <table:table-cell office:value-type="string">
            <text:p>flat iron realized</text:p>
          </table:table-cell>
          <table:table-cell office:value-type="string">
            <text:p>put mildly makes</text:p>
          </table:table-cell>
        </table:table-row>
        <table:table-row table:style-name="ro2">
          <table:table-cell office:value-type="string">
            <text:p>take extra send</text:p>
          </table:table-cell>
          <table:table-cell office:value-type="string">
            <text:p>ill happy passing</text:p>
          </table:table-cell>
          <table:table-cell office:value-type="string">
            <text:p>restaurants revolving door</text:p>
          </table:table-cell>
          <table:table-cell office:value-type="string">
            <text:p>wishing gardener maid</text:p>
          </table:table-cell>
          <table:table-cell office:value-type="string">
            <text:p>truck hapit ko</text:p>
          </table:table-cell>
        </table:table-row>
        <table:table-row table:style-name="ro2">
          <table:table-cell office:value-type="string">
            <text:p>please hours week</text:p>
          </table:table-cell>
          <table:table-cell office:value-type="string">
            <text:p>get started things</text:p>
          </table:table-cell>
          <table:table-cell office:value-type="string">
            <text:p>wiper blades resulting</text:p>
          </table:table-cell>
          <table:table-cell office:value-type="string">
            <text:p>poly now find</text:p>
          </table:table-cell>
          <table:table-cell office:value-type="string">
            <text:p>manager propname fox</text:p>
          </table:table-cell>
        </table:table-row>
        <table:table-row table:style-name="ro2">
          <table:table-cell office:value-type="string">
            <text:p>furry shadow weather</text:p>
          </table:table-cell>
          <table:table-cell office:value-type="string">
            <text:p>echo chambers biggest</text:p>
          </table:table-cell>
          <table:table-cell office:value-type="string">
            <text:p>interviewed organization whose</text:p>
          </table:table-cell>
          <table:table-cell office:value-type="string">
            <text:p>caribbean gonna nice</text:p>
          </table:table-cell>
          <table:table-cell office:value-type="string">
            <text:p>day field tomorrow</text:p>
          </table:table-cell>
        </table:table-row>
        <table:table-row table:style-name="ro2">
          <table:table-cell office:value-type="string">
            <text:p>bro row first</text:p>
          </table:table-cell>
          <table:table-cell office:value-type="string">
            <text:p>seeing vulture munch</text:p>
          </table:table-cell>
          <table:table-cell office:value-type="string">
            <text:p>why america like</text:p>
          </table:table-cell>
          <table:table-cell office:value-type="string">
            <text:p>sundsvall today half</text:p>
          </table:table-cell>
          <table:table-cell office:value-type="string">
            <text:p>years tried open</text:p>
          </table:table-cell>
        </table:table-row>
        <table:table-row table:style-name="ro2">
          <table:table-cell office:value-type="string">
            <text:p>makes me worthless</text:p>
          </table:table-cell>
          <table:table-cell office:value-type="string">
            <text:p>season propname commencing</text:p>
          </table:table-cell>
          <table:table-cell office:value-type="string">
            <text:p>running into building</text:p>
          </table:table-cell>
          <table:table-cell office:value-type="string">
            <text:p>tlc my orchids</text:p>
          </table:table-cell>
          <table:table-cell office:value-type="string">
            <text:p>again looking colleges</text:p>
          </table:table-cell>
        </table:table-row>
        <table:table-row table:style-name="ro2">
          <table:table-cell office:value-type="string">
            <text:p>best surf while</text:p>
          </table:table-cell>
          <table:table-cell office:value-type="string">
            <text:p>says whatever doesnt</text:p>
          </table:table-cell>
          <table:table-cell office:value-type="string">
            <text:p>cut sorry hurried</text:p>
          </table:table-cell>
          <table:table-cell office:value-type="string">
            <text:p>think am going</text:p>
          </table:table-cell>
          <table:table-cell office:value-type="string">
            <text:p>ko hurot na</text:p>
          </table:table-cell>
        </table:table-row>
        <table:table-row table:style-name="ro2">
          <table:table-cell office:value-type="string">
            <text:p>soon re potting</text:p>
          </table:table-cell>
          <table:table-cell office:value-type="string">
            <text:p>cope cant wait</text:p>
          </table:table-cell>
          <table:table-cell office:value-type="string">
            <text:p>sleep gonna write</text:p>
          </table:table-cell>
          <table:table-cell office:value-type="string">
            <text:p>online closed beta</text:p>
          </table:table-cell>
          <table:table-cell office:value-type="string">
            <text:p>after two robotic</text:p>
          </table:table-cell>
        </table:table-row>
        <table:table-row table:style-name="ro2">
          <table:table-cell office:value-type="string">
            <text:p>formula success quite</text:p>
          </table:table-cell>
          <table:table-cell office:value-type="string">
            <text:p>god recording thats</text:p>
          </table:table-cell>
          <table:table-cell office:value-type="string">
            <text:p>chat heather totally</text:p>
          </table:table-cell>
          <table:table-cell office:value-type="string">
            <text:p>hate propname tonight</text:p>
          </table:table-cell>
          <table:table-cell office:value-type="string">
            <text:p>attack fun times</text:p>
          </table:table-cell>
        </table:table-row>
        <table:table-row table:style-name="ro2">
          <table:table-cell office:value-type="string">
            <text:p>after put food</text:p>
          </table:table-cell>
          <table:table-cell office:value-type="string">
            <text:p>am persuaded neither</text:p>
          </table:table-cell>
          <table:table-cell office:value-type="string">
            <text:p>legs get again</text:p>
          </table:table-cell>
          <table:table-cell office:value-type="string">
            <text:p>dragons ignored human</text:p>
          </table:table-cell>
          <table:table-cell office:value-type="string">
            <text:p>am passed away</text:p>
          </table:table-cell>
        </table:table-row>
        <table:table-row table:style-name="ro2">
          <table:table-cell office:value-type="string">
            <text:p>today every other</text:p>
          </table:table-cell>
          <table:table-cell office:value-type="string">
            <text:p>trip planning bought</text:p>
          </table:table-cell>
          <table:table-cell office:value-type="string">
            <text:p>beer chillaxin now</text:p>
          </table:table-cell>
          <table:table-cell office:value-type="string">
            <text:p>cards just realized</text:p>
          </table:table-cell>
          <table:table-cell office:value-type="string">
            <text:p>ver dani ern</text:p>
          </table:table-cell>
        </table:table-row>
        <table:table-row table:style-name="ro2">
          <table:table-cell office:value-type="string">
            <text:p>shots jamesons can</text:p>
          </table:table-cell>
          <table:table-cell office:value-type="string">
            <text:p>fantastic hmmm can</text:p>
          </table:table-cell>
          <table:table-cell office:value-type="string">
            <text:p>waiting see interesting</text:p>
          </table:table-cell>
          <table:table-cell office:value-type="string">
            <text:p>give round up</text:p>
          </table:table-cell>
          <table:table-cell office:value-type="string">
            <text:p>permanent brain damage</text:p>
          </table:table-cell>
        </table:table-row>
        <table:table-row table:style-name="ro2">
          <table:table-cell office:value-type="string">
            <text:p>bad romance want</text:p>
          </table:table-cell>
          <table:table-cell office:value-type="string">
            <text:p>date night woo</text:p>
          </table:table-cell>
          <table:table-cell office:value-type="string">
            <text:p>war going body</text:p>
          </table:table-cell>
          <table:table-cell office:value-type="string">
            <text:p>cannibalism my dear</text:p>
          </table:table-cell>
          <table:table-cell office:value-type="string">
            <text:p>thursday im gonna</text:p>
          </table:table-cell>
        </table:table-row>
        <table:table-row table:style-name="ro2">
          <table:table-cell office:value-type="string">
            <text:p>go offline mlia</text:p>
          </table:table-cell>
          <table:table-cell office:value-type="string">
            <text:p>mumbling him wasnt</text:p>
          </table:table-cell>
          <table:table-cell office:value-type="string">
            <text:p>make friends stuff</text:p>
          </table:table-cell>
          <table:table-cell office:value-type="string">
            <text:p>lack sleep makes</text:p>
          </table:table-cell>
          <table:table-cell office:value-type="string">
            <text:p>first time saw</text:p>
          </table:table-cell>
        </table:table-row>
        <table:table-row table:style-name="ro2">
          <table:table-cell office:value-type="string">
            <text:p>something outside himself</text:p>
          </table:table-cell>
          <table:table-cell office:value-type="string">
            <text:p>fabulous celebratory evening</text:p>
          </table:table-cell>
          <table:table-cell office:value-type="string">
            <text:p>designing mausoleum go</text:p>
          </table:table-cell>
          <table:table-cell office:value-type="string">
            <text:p>cough drops cough</text:p>
          </table:table-cell>
          <table:table-cell office:value-type="string">
            <text:p>lasto beth daer</text:p>
          </table:table-cell>
        </table:table-row>
        <table:table-row table:style-name="ro2">
          <table:table-cell office:value-type="string">
            <text:p>hunting my love</text:p>
          </table:table-cell>
          <table:table-cell office:value-type="string">
            <text:p>turbo tax thanks</text:p>
          </table:table-cell>
          <table:table-cell office:value-type="string">
            <text:p>pants ground looking</text:p>
          </table:table-cell>
          <table:table-cell office:value-type="string">
            <text:p>failure far internet</text:p>
          </table:table-cell>
          <table:table-cell office:value-type="string">
            <text:p>dreading family law</text:p>
          </table:table-cell>
        </table:table-row>
        <table:table-row table:style-name="ro2">
          <table:table-cell office:value-type="string">
            <text:p>faster way get</text:p>
          </table:table-cell>
          <table:table-cell office:value-type="string">
            <text:p>disappointed my classes</text:p>
          </table:table-cell>
          <table:table-cell office:value-type="string">
            <text:p>sick send home</text:p>
          </table:table-cell>
          <table:table-cell office:value-type="string">
            <text:p>vancouver wednesday night</text:p>
          </table:table-cell>
          <table:table-cell office:value-type="string">
            <text:p>want go out</text:p>
          </table:table-cell>
        </table:table-row>
        <table:table-row table:style-name="ro2">
          <table:table-cell office:value-type="string">
            <text:p>did anyone leave</text:p>
          </table:table-cell>
          <table:table-cell office:value-type="string">
            <text:p>propname awesomest show</text:p>
          </table:table-cell>
          <table:table-cell office:value-type="string">
            <text:p>laundry dishes usual</text:p>
          </table:table-cell>
          <table:table-cell office:value-type="string">
            <text:p>men should learn</text:p>
          </table:table-cell>
          <table:table-cell office:value-type="string">
            <text:p>clothing out newspaper</text:p>
          </table:table-cell>
        </table:table-row>
        <table:table-row table:style-name="ro2">
          <table:table-cell office:value-type="string">
            <text:p>propname unhappy girl</text:p>
          </table:table-cell>
          <table:table-cell office:value-type="string">
            <text:p>windows open probably</text:p>
          </table:table-cell>
          <table:table-cell office:value-type="string">
            <text:p>heading bed hopefully</text:p>
          </table:table-cell>
          <table:table-cell office:value-type="string">
            <text:p>san juan del</text:p>
          </table:table-cell>
          <table:table-cell office:value-type="string">
            <text:p>little babies out</text:p>
          </table:table-cell>
        </table:table-row>
        <table:table-row table:style-name="ro2">
          <table:table-cell office:value-type="string">
            <text:p>myriad other awesome</text:p>
          </table:table-cell>
          <table:table-cell office:value-type="string">
            <text:p>principalities nor powers</text:p>
          </table:table-cell>
          <table:table-cell office:value-type="string">
            <text:p>till girls get</text:p>
          </table:table-cell>
          <table:table-cell office:value-type="string">
            <text:p>lib alex night</text:p>
          </table:table-cell>
          <table:table-cell office:value-type="string">
            <text:p>east village pm</text:p>
          </table:table-cell>
        </table:table-row>
        <table:table-row table:style-name="ro2">
          <table:table-cell office:value-type="string">
            <text:p>go get propname</text:p>
          </table:table-cell>
          <table:table-cell office:value-type="string">
            <text:p>ma always texas</text:p>
          </table:table-cell>
          <table:table-cell office:value-type="string">
            <text:p>tokyo wednesday morning</text:p>
          </table:table-cell>
          <table:table-cell office:value-type="string">
            <text:p>tech guys can</text:p>
          </table:table-cell>
          <table:table-cell office:value-type="string">
            <text:p>need my purse</text:p>
          </table:table-cell>
        </table:table-row>
        <table:table-row table:style-name="ro2">
          <table:table-cell office:value-type="string">
            <text:p>fall semester sea</text:p>
          </table:table-cell>
          <table:table-cell office:value-type="string">
            <text:p>rato llorando porque</text:p>
          </table:table-cell>
          <table:table-cell office:value-type="string">
            <text:p>like dish now</text:p>
          </table:table-cell>
          <table:table-cell office:value-type="string">
            <text:p>mother screech family</text:p>
          </table:table-cell>
          <table:table-cell office:value-type="string">
            <text:p>policy discharge nuclear</text:p>
          </table:table-cell>
        </table:table-row>
        <table:table-row table:style-name="ro2">
          <table:table-cell office:value-type="string">
            <text:p>actually going see</text:p>
          </table:table-cell>
          <table:table-cell office:value-type="string">
            <text:p>confusing internal dilemma</text:p>
          </table:table-cell>
          <table:table-cell office:value-type="string">
            <text:p>gone home sad</text:p>
          </table:table-cell>
          <table:table-cell office:value-type="string">
            <text:p>really take cancer</text:p>
          </table:table-cell>
          <table:table-cell office:value-type="string">
            <text:p>full yays mehs</text:p>
          </table:table-cell>
        </table:table-row>
        <table:table-row table:style-name="ro2">
          <table:table-cell office:value-type="string">
            <text:p>locking up office</text:p>
          </table:table-cell>
          <table:table-cell office:value-type="string">
            <text:p>implicitly gun freedom</text:p>
          </table:table-cell>
          <table:table-cell office:value-type="string">
            <text:p>dreads mortality walks</text:p>
          </table:table-cell>
          <table:table-cell office:value-type="string">
            <text:p>bluebird now drawing</text:p>
          </table:table-cell>
          <table:table-cell office:value-type="string">
            <text:p>oxygen then might</text:p>
          </table:table-cell>
        </table:table-row>
        <table:table-row table:style-name="ro2">
          <table:table-cell office:value-type="string">
            <text:p>tech civil engineering</text:p>
          </table:table-cell>
          <table:table-cell office:value-type="string">
            <text:p>time get lunch</text:p>
          </table:table-cell>
          <table:table-cell office:value-type="string">
            <text:p>anyone else school</text:p>
          </table:table-cell>
          <table:table-cell office:value-type="string">
            <text:p>just listened waiting</text:p>
          </table:table-cell>
          <table:table-cell office:value-type="string">
            <text:p>sunday wisconsin dells</text:p>
          </table:table-cell>
        </table:table-row>
        <table:table-row table:style-name="ro2">
          <table:table-cell office:value-type="string">
            <text:p>boom boom pow</text:p>
          </table:table-cell>
          <table:table-cell office:value-type="string">
            <text:p>iowa anime club</text:p>
          </table:table-cell>
          <table:table-cell office:value-type="string">
            <text:p>zuccini brocolini eggplant</text:p>
          </table:table-cell>
          <table:table-cell office:value-type="string">
            <text:p>now go school</text:p>
          </table:table-cell>
          <table:table-cell office:value-type="string">
            <text:p>house again come</text:p>
          </table:table-cell>
        </table:table-row>
        <table:table-row table:style-name="ro2">
          <table:table-cell office:value-type="string">
            <text:p>face basically failed</text:p>
          </table:table-cell>
          <table:table-cell office:value-type="string">
            <text:p>count years resolutiion</text:p>
          </table:table-cell>
          <table:table-cell office:value-type="string">
            <text:p>getting letters recommendation</text:p>
          </table:table-cell>
          <table:table-cell office:value-type="string">
            <text:p>until my eyeballs</text:p>
          </table:table-cell>
          <table:table-cell office:value-type="string">
            <text:p>another adventurous night</text:p>
          </table:table-cell>
        </table:table-row>
        <table:table-row table:style-name="ro2">
          <table:table-cell office:value-type="string">
            <text:p>thought really enough</text:p>
          </table:table-cell>
          <table:table-cell office:value-type="string">
            <text:p>man balls argh</text:p>
          </table:table-cell>
          <table:table-cell office:value-type="string">
            <text:p>drive him before</text:p>
          </table:table-cell>
          <table:table-cell office:value-type="string">
            <text:p>people early although</text:p>
          </table:table-cell>
          <table:table-cell office:value-type="string">
            <text:p>tomorrow pm come</text:p>
          </table:table-cell>
        </table:table-row>
        <table:table-row table:style-name="ro2">
          <table:table-cell office:value-type="string">
            <text:p>before thursday morning</text:p>
          </table:table-cell>
          <table:table-cell office:value-type="string">
            <text:p>needs some numbers</text:p>
          </table:table-cell>
          <table:table-cell office:value-type="string">
            <text:p>go stori skype</text:p>
          </table:table-cell>
          <table:table-cell office:value-type="string">
            <text:p>back relive good</text:p>
          </table:table-cell>
          <table:table-cell office:value-type="string">
            <text:p>losing too much</text:p>
          </table:table-cell>
        </table:table-row>
        <table:table-row table:style-name="ro2">
          <table:table-cell office:value-type="string">
            <text:p>how old am</text:p>
          </table:table-cell>
          <table:table-cell office:value-type="string">
            <text:p>online because propname</text:p>
          </table:table-cell>
          <table:table-cell office:value-type="string">
            <text:p>many really know</text:p>
          </table:table-cell>
          <table:table-cell office:value-type="string">
            <text:p>um amy poehler</text:p>
          </table:table-cell>
          <table:table-cell office:value-type="string">
            <text:p>plane about lightyears</text:p>
          </table:table-cell>
        </table:table-row>
        <table:table-row table:style-name="ro2">
          <table:table-cell office:value-type="string">
            <text:p>strictly tomorrow may</text:p>
          </table:table-cell>
          <table:table-cell office:value-type="string">
            <text:p>eyes open mouth</text:p>
          </table:table-cell>
          <table:table-cell office:value-type="string">
            <text:p>wont around february</text:p>
          </table:table-cell>
          <table:table-cell office:value-type="string">
            <text:p>caramel bits need</text:p>
          </table:table-cell>
          <table:table-cell office:value-type="string">
            <text:p>returns chicago tomorrow</text:p>
          </table:table-cell>
        </table:table-row>
        <table:table-row table:style-name="ro2">
          <table:table-cell office:value-type="string">
            <text:p>ppl dont forget</text:p>
          </table:table-cell>
          <table:table-cell office:value-type="string">
            <text:p>united states marine</text:p>
          </table:table-cell>
          <table:table-cell office:value-type="string">
            <text:p>than just christians</text:p>
          </table:table-cell>
          <table:table-cell office:value-type="string">
            <text:p>florida tomorrow over</text:p>
          </table:table-cell>
          <table:table-cell office:value-type="string">
            <text:p>rose elvis absolutely</text:p>
          </table:table-cell>
        </table:table-row>
        <table:table-row table:style-name="ro2">
          <table:table-cell office:value-type="string">
            <text:p>call paradigm shift</text:p>
          </table:table-cell>
          <table:table-cell office:value-type="string">
            <text:p>lets trade shoes</text:p>
          </table:table-cell>
          <table:table-cell office:value-type="string">
            <text:p>catch up sun</text:p>
          </table:table-cell>
          <table:table-cell office:value-type="string">
            <text:p>recharging did remember</text:p>
          </table:table-cell>
          <table:table-cell office:value-type="string">
            <text:p>like disagreement stage</text:p>
          </table:table-cell>
        </table:table-row>
        <table:table-row table:style-name="ro2">
          <table:table-cell office:value-type="string">
            <text:p>brett dennen world</text:p>
          </table:table-cell>
          <table:table-cell office:value-type="string">
            <text:p>join junior league</text:p>
          </table:table-cell>
          <table:table-cell office:value-type="string">
            <text:p>can now kabuuuuuuuuuuuul</text:p>
          </table:table-cell>
          <table:table-cell office:value-type="string">
            <text:p>family south park</text:p>
          </table:table-cell>
          <table:table-cell office:value-type="string">
            <text:p>up finish kite</text:p>
          </table:table-cell>
        </table:table-row>
        <table:table-row table:style-name="ro2">
          <table:table-cell office:value-type="string">
            <text:p>day time sigh</text:p>
          </table:table-cell>
          <table:table-cell office:value-type="string">
            <text:p>whenever pig butchered</text:p>
          </table:table-cell>
          <table:table-cell office:value-type="string">
            <text:p>played quidditch awesome</text:p>
          </table:table-cell>
          <table:table-cell office:value-type="string">
            <text:p>waiting my revenge</text:p>
          </table:table-cell>
          <table:table-cell office:value-type="string">
            <text:p>me some hot</text:p>
          </table:table-cell>
        </table:table-row>
        <table:table-row table:style-name="ro2">
          <table:table-cell office:value-type="string">
            <text:p>echo chambers biggest</text:p>
          </table:table-cell>
          <table:table-cell office:value-type="string">
            <text:p>license again yay</text:p>
          </table:table-cell>
          <table:table-cell office:value-type="string">
            <text:p>friday like seriously</text:p>
          </table:table-cell>
          <table:table-cell office:value-type="string">
            <text:p>could make day</text:p>
          </table:table-cell>
          <table:table-cell office:value-type="string">
            <text:p>process trying every</text:p>
          </table:table-cell>
        </table:table-row>
        <table:table-row table:style-name="ro2">
          <table:table-cell office:value-type="string">
            <text:p>kicking my ass</text:p>
          </table:table-cell>
          <table:table-cell office:value-type="string">
            <text:p>up nice early</text:p>
          </table:table-cell>
          <table:table-cell office:value-type="string">
            <text:p>last nights gator</text:p>
          </table:table-cell>
          <table:table-cell office:value-type="string">
            <text:p>speak whereas man</text:p>
          </table:table-cell>
          <table:table-cell office:value-type="string">
            <text:p>yay beethoven over</text:p>
          </table:table-cell>
        </table:table-row>
        <table:table-row table:style-name="ro2">
          <table:table-cell office:value-type="string">
            <text:p>soon come universal</text:p>
          </table:table-cell>
          <table:table-cell office:value-type="string">
            <text:p>my today showed</text:p>
          </table:table-cell>
          <table:table-cell office:value-type="string">
            <text:p>far where ever</text:p>
          </table:table-cell>
          <table:table-cell office:value-type="string">
            <text:p>thread count sheets</text:p>
          </table:table-cell>
          <table:table-cell office:value-type="string">
            <text:p>holiday party oh</text:p>
          </table:table-cell>
        </table:table-row>
        <table:table-row table:style-name="ro2">
          <table:table-cell office:value-type="string">
            <text:p>mood abba sing</text:p>
          </table:table-cell>
          <table:table-cell office:value-type="string">
            <text:p>only doctrine offer</text:p>
          </table:table-cell>
          <table:table-cell office:value-type="string">
            <text:p>guts shipping zip</text:p>
          </table:table-cell>
          <table:table-cell office:value-type="string">
            <text:p>common make people</text:p>
          </table:table-cell>
          <table:table-cell office:value-type="string">
            <text:p>just got hotel</text:p>
          </table:table-cell>
        </table:table-row>
        <table:table-row table:style-name="ro2">
          <table:table-cell office:value-type="string">
            <text:p>once again put</text:p>
          </table:table-cell>
          <table:table-cell office:value-type="string">
            <text:p>heart quiet while</text:p>
          </table:table-cell>
          <table:table-cell office:value-type="string">
            <text:p>jogged part way</text:p>
          </table:table-cell>
          <table:table-cell office:value-type="string">
            <text:p>feel fingertips left</text:p>
          </table:table-cell>
          <table:table-cell office:value-type="string">
            <text:p>my mind warring</text:p>
          </table:table-cell>
        </table:table-row>
        <table:table-row table:style-name="ro2">
          <table:table-cell office:value-type="string">
            <text:p>how succe ful</text:p>
          </table:table-cell>
          <table:table-cell office:value-type="string">
            <text:p>now procrastinating writing</text:p>
          </table:table-cell>
          <table:table-cell office:value-type="string">
            <text:p>wrap up first</text:p>
          </table:table-cell>
          <table:table-cell office:value-type="string">
            <text:p>extra day then</text:p>
          </table:table-cell>
          <table:table-cell office:value-type="string">
            <text:p>high scores ahhhh</text:p>
          </table:table-cell>
        </table:table-row>
        <table:table-row table:style-name="ro2">
          <table:table-cell office:value-type="string">
            <text:p>few apps including</text:p>
          </table:table-cell>
          <table:table-cell office:value-type="string">
            <text:p>whjen im wasted</text:p>
          </table:table-cell>
          <table:table-cell office:value-type="string">
            <text:p>aghhh almost christmas</text:p>
          </table:table-cell>
          <table:table-cell office:value-type="string">
            <text:p>mine go inside</text:p>
          </table:table-cell>
          <table:table-cell office:value-type="string">
            <text:p>girls sitting next</text:p>
          </table:table-cell>
        </table:table-row>
        <table:table-row table:style-name="ro2">
          <table:table-cell office:value-type="string">
            <text:p>thinks doesnt find</text:p>
          </table:table-cell>
          <table:table-cell office:value-type="string">
            <text:p>weeks im back</text:p>
          </table:table-cell>
          <table:table-cell office:value-type="string">
            <text:p>too sexy rabbit</text:p>
          </table:table-cell>
          <table:table-cell office:value-type="string">
            <text:p>my mid term</text:p>
          </table:table-cell>
          <table:table-cell office:value-type="string">
            <text:p>way south mean</text:p>
          </table:table-cell>
        </table:table-row>
        <table:table-row table:style-name="ro2">
          <table:table-cell office:value-type="string">
            <text:p>willing try hard</text:p>
          </table:table-cell>
          <table:table-cell office:value-type="string">
            <text:p>debate started few</text:p>
          </table:table-cell>
          <table:table-cell office:value-type="string">
            <text:p>examiner book eli</text:p>
          </table:table-cell>
          <table:table-cell office:value-type="string">
            <text:p>kill some time</text:p>
          </table:table-cell>
          <table:table-cell office:value-type="string">
            <text:p>should learn leave</text:p>
          </table:table-cell>
        </table:table-row>
        <table:table-row table:style-name="ro2">
          <table:table-cell office:value-type="string">
            <text:p>then propname night</text:p>
          </table:table-cell>
          <table:table-cell office:value-type="string">
            <text:p>our appointment made</text:p>
          </table:table-cell>
          <table:table-cell office:value-type="string">
            <text:p>help others put</text:p>
          </table:table-cell>
          <table:table-cell office:value-type="string">
            <text:p>wondeful people life</text:p>
          </table:table-cell>
          <table:table-cell office:value-type="string">
            <text:p>students score worse</text:p>
          </table:table-cell>
        </table:table-row>
        <table:table-row table:style-name="ro2">
          <table:table-cell office:value-type="string">
            <text:p>sick day today</text:p>
          </table:table-cell>
          <table:table-cell office:value-type="string">
            <text:p>tea time biyotch</text:p>
          </table:table-cell>
          <table:table-cell office:value-type="string">
            <text:p>better idea stay</text:p>
          </table:table-cell>
          <table:table-cell office:value-type="string">
            <text:p>bruckner bday party</text:p>
          </table:table-cell>
          <table:table-cell office:value-type="string">
            <text:p>may suggest giving</text:p>
          </table:table-cell>
        </table:table-row>
        <table:table-row table:style-name="ro2">
          <table:table-cell office:value-type="string">
            <text:p>trip where how</text:p>
          </table:table-cell>
          <table:table-cell office:value-type="string">
            <text:p>think moon taking</text:p>
          </table:table-cell>
          <table:table-cell office:value-type="string">
            <text:p>show tonight extra</text:p>
          </table:table-cell>
          <table:table-cell office:value-type="string">
            <text:p>quickly learning making</text:p>
          </table:table-cell>
          <table:table-cell office:value-type="string">
            <text:p>bed long day</text:p>
          </table:table-cell>
        </table:table-row>
        <table:table-row table:style-name="ro2">
          <table:table-cell office:value-type="string">
            <text:p>week southern sweden</text:p>
          </table:table-cell>
          <table:table-cell office:value-type="string">
            <text:p>someone status updates</text:p>
          </table:table-cell>
          <table:table-cell office:value-type="string">
            <text:p>month long trip</text:p>
          </table:table-cell>
          <table:table-cell office:value-type="string">
            <text:p>out way wow</text:p>
          </table:table-cell>
          <table:table-cell office:value-type="string">
            <text:p>month comedy club</text:p>
          </table:table-cell>
        </table:table-row>
        <table:table-row table:style-name="ro2">
          <table:table-cell office:value-type="string">
            <text:p>wigly diet soda</text:p>
          </table:table-cell>
          <table:table-cell office:value-type="string">
            <text:p>get pictures up</text:p>
          </table:table-cell>
          <table:table-cell office:value-type="string">
            <text:p>fil my clients</text:p>
          </table:table-cell>
          <table:table-cell office:value-type="string">
            <text:p>followed yoga class</text:p>
          </table:table-cell>
          <table:table-cell office:value-type="string">
            <text:p>marzo gaura mantra</text:p>
          </table:table-cell>
        </table:table-row>
        <table:table-row table:style-name="ro2">
          <table:table-cell office:value-type="string">
            <text:p>worse waves anywhere</text:p>
          </table:table-cell>
          <table:table-cell office:value-type="string">
            <text:p>hell dani watson</text:p>
          </table:table-cell>
          <table:table-cell office:value-type="string">
            <text:p>propname work dumps</text:p>
          </table:table-cell>
          <table:table-cell office:value-type="string">
            <text:p>last day year</text:p>
          </table:table-cell>
          <table:table-cell office:value-type="string">
            <text:p>abang least now</text:p>
          </table:table-cell>
        </table:table-row>
        <table:table-row table:style-name="ro2">
          <table:table-cell office:value-type="string">
            <text:p>time get lunch</text:p>
          </table:table-cell>
          <table:table-cell office:value-type="string">
            <text:p>probably get fired</text:p>
          </table:table-cell>
          <table:table-cell office:value-type="string">
            <text:p>supposed english happened</text:p>
          </table:table-cell>
          <table:table-cell office:value-type="string">
            <text:p>back better than</text:p>
          </table:table-cell>
          <table:table-cell office:value-type="string">
            <text:p>look moon stars</text:p>
          </table:table-cell>
        </table:table-row>
        <table:table-row table:style-name="ro2">
          <table:table-cell office:value-type="string">
            <text:p>about law law</text:p>
          </table:table-cell>
          <table:table-cell office:value-type="string">
            <text:p>done become people</text:p>
          </table:table-cell>
          <table:table-cell office:value-type="string">
            <text:p>women love men</text:p>
          </table:table-cell>
          <table:table-cell office:value-type="string">
            <text:p>something wicked way</text:p>
          </table:table-cell>
          <table:table-cell office:value-type="string">
            <text:p>first gallon beer</text:p>
          </table:table-cell>
        </table:table-row>
        <table:table-row table:style-name="ro2">
          <table:table-cell office:value-type="string">
            <text:p>man balls argh</text:p>
          </table:table-cell>
          <table:table-cell office:value-type="string">
            <text:p>well yet completely</text:p>
          </table:table-cell>
          <table:table-cell office:value-type="string">
            <text:p>cannot seem wake</text:p>
          </table:table-cell>
          <table:table-cell office:value-type="string">
            <text:p>cool cold air</text:p>
          </table:table-cell>
          <table:table-cell office:value-type="string">
            <text:p>come close phew</text:p>
          </table:table-cell>
        </table:table-row>
        <table:table-row table:style-name="ro2">
          <table:table-cell office:value-type="string">
            <text:p>your warm fuzzy</text:p>
          </table:table-cell>
          <table:table-cell office:value-type="string">
            <text:p>prepared pour whole</text:p>
          </table:table-cell>
          <table:table-cell office:value-type="string">
            <text:p>me burned crisp</text:p>
          </table:table-cell>
          <table:table-cell office:value-type="string">
            <text:p>someone famous youve</text:p>
          </table:table-cell>
          <table:table-cell office:value-type="string">
            <text:p>read later actually</text:p>
          </table:table-cell>
        </table:table-row>
        <table:table-row table:style-name="ro2">
          <table:table-cell office:value-type="string">
            <text:p>doesnt want done</text:p>
          </table:table-cell>
          <table:table-cell office:value-type="string">
            <text:p>premier harry potter</text:p>
          </table:table-cell>
          <table:table-cell office:value-type="string">
            <text:p>always vulgar often</text:p>
          </table:table-cell>
          <table:table-cell office:value-type="string">
            <text:p>glee soundtrack while</text:p>
          </table:table-cell>
          <table:table-cell office:value-type="string">
            <text:p>home today up</text:p>
          </table:table-cell>
        </table:table-row>
        <table:table-row table:style-name="ro2">
          <table:table-cell office:value-type="string">
            <text:p>lord making me</text:p>
          </table:table-cell>
          <table:table-cell office:value-type="string">
            <text:p>another awesome weekend</text:p>
          </table:table-cell>
          <table:table-cell office:value-type="string">
            <text:p>fall down stairs</text:p>
          </table:table-cell>
          <table:table-cell office:value-type="string">
            <text:p>part story because</text:p>
          </table:table-cell>
          <table:table-cell office:value-type="string">
            <text:p>question my emt</text:p>
          </table:table-cell>
        </table:table-row>
        <table:table-row table:style-name="ro2">
          <table:table-cell office:value-type="string">
            <text:p>very happy out</text:p>
          </table:table-cell>
          <table:table-cell office:value-type="string">
            <text:p>waaaage looove youuu</text:p>
          </table:table-cell>
          <table:table-cell office:value-type="string">
            <text:p>cell phone office</text:p>
          </table:table-cell>
          <table:table-cell office:value-type="string">
            <text:p>works oh well</text:p>
          </table:table-cell>
          <table:table-cell office:value-type="string">
            <text:p>just set up</text:p>
          </table:table-cell>
        </table:table-row>
        <table:table-row table:style-name="ro2">
          <table:table-cell office:value-type="string">
            <text:p>needs some numbers</text:p>
          </table:table-cell>
          <table:table-cell office:value-type="string">
            <text:p>devising ways oust</text:p>
          </table:table-cell>
          <table:table-cell office:value-type="string">
            <text:p>extra servings gaperade</text:p>
          </table:table-cell>
          <table:table-cell office:value-type="string">
            <text:p>next months rock</text:p>
          </table:table-cell>
          <table:table-cell office:value-type="string">
            <text:p>my house finally</text:p>
          </table:table-cell>
        </table:table-row>
        <table:table-row table:style-name="ro2">
          <table:table-cell office:value-type="string">
            <text:p>dislocated sheared elbow</text:p>
          </table:table-cell>
          <table:table-cell office:value-type="string">
            <text:p>might end tonight</text:p>
          </table:table-cell>
          <table:table-cell office:value-type="string">
            <text:p>sometimes just easier</text:p>
          </table:table-cell>
          <table:table-cell office:value-type="string">
            <text:p>woke up lot</text:p>
          </table:table-cell>
          <table:table-cell office:value-type="string">
            <text:p>me tears ill</text:p>
          </table:table-cell>
        </table:table-row>
        <table:table-row table:style-name="ro2">
          <table:table-cell office:value-type="string">
            <text:p>join junior league</text:p>
          </table:table-cell>
          <table:table-cell office:value-type="string">
            <text:p>globe today now</text:p>
          </table:table-cell>
          <table:table-cell office:value-type="string">
            <text:p>my fb account</text:p>
          </table:table-cell>
          <table:table-cell office:value-type="string">
            <text:p>animal out exhibits</text:p>
          </table:table-cell>
          <table:table-cell office:value-type="string">
            <text:p>like stick sperm</text:p>
          </table:table-cell>
        </table:table-row>
        <table:table-row table:style-name="ro2">
          <table:table-cell office:value-type="string">
            <text:p>whenever pig butchered</text:p>
          </table:table-cell>
          <table:table-cell office:value-type="string">
            <text:p>making me sad</text:p>
          </table:table-cell>
          <table:table-cell office:value-type="string">
            <text:p>my students janitors</text:p>
          </table:table-cell>
          <table:table-cell office:value-type="string">
            <text:p>morning sooooooooo ready</text:p>
          </table:table-cell>
          <table:table-cell office:value-type="string">
            <text:p>everything fucking aches</text:p>
          </table:table-cell>
        </table:table-row>
        <table:table-row table:style-name="ro2">
          <table:table-cell office:value-type="string">
            <text:p>watching wire awesome</text:p>
          </table:table-cell>
          <table:table-cell office:value-type="string">
            <text:p>old school old</text:p>
          </table:table-cell>
          <table:table-cell office:value-type="string">
            <text:p>sent kitty home</text:p>
          </table:table-cell>
          <table:table-cell office:value-type="string">
            <text:p>answer question grounds</text:p>
          </table:table-cell>
          <table:table-cell office:value-type="string">
            <text:p>weather day leave</text:p>
          </table:table-cell>
        </table:table-row>
        <table:table-row table:style-name="ro2">
          <table:table-cell office:value-type="string">
            <text:p>things down taking</text:p>
          </table:table-cell>
          <table:table-cell office:value-type="string">
            <text:p>instead give usuck</text:p>
          </table:table-cell>
          <table:table-cell office:value-type="string">
            <text:p>get outta here</text:p>
          </table:table-cell>
          <table:table-cell office:value-type="string">
            <text:p>birkenstock other foot</text:p>
          </table:table-cell>
          <table:table-cell office:value-type="string">
            <text:p>clean room dishes</text:p>
          </table:table-cell>
        </table:table-row>
        <table:table-row table:style-name="ro2">
          <table:table-cell office:value-type="string">
            <text:p>bought some rad</text:p>
          </table:table-cell>
          <table:table-cell office:value-type="string">
            <text:p>down la bar</text:p>
          </table:table-cell>
          <table:table-cell office:value-type="string">
            <text:p>learn live forever</text:p>
          </table:table-cell>
          <table:table-cell office:value-type="string">
            <text:p>me already won</text:p>
          </table:table-cell>
          <table:table-cell office:value-type="string">
            <text:p>email coupons proplan</text:p>
          </table:table-cell>
        </table:table-row>
        <table:table-row table:style-name="ro2">
          <table:table-cell office:value-type="string">
            <text:p>quick easy lab</text:p>
          </table:table-cell>
          <table:table-cell office:value-type="string">
            <text:p>my daddy always</text:p>
          </table:table-cell>
          <table:table-cell office:value-type="string">
            <text:p>propname birthday happy</text:p>
          </table:table-cell>
          <table:table-cell office:value-type="string">
            <text:p>still mins until</text:p>
          </table:table-cell>
          <table:table-cell office:value-type="string">
            <text:p>adventure minimum hour</text:p>
          </table:table-cell>
        </table:table-row>
        <table:table-row table:style-name="ro2">
          <table:table-cell office:value-type="string">
            <text:p>pollution green peace</text:p>
          </table:table-cell>
          <table:table-cell office:value-type="string">
            <text:p>raining sucks stupid</text:p>
          </table:table-cell>
          <table:table-cell office:value-type="string">
            <text:p>mosquitos outside already</text:p>
          </table:table-cell>
          <table:table-cell office:value-type="string">
            <text:p>adventurous today thank</text:p>
          </table:table-cell>
          <table:table-cell office:value-type="string">
            <text:p>going see my</text:p>
          </table:table-cell>
        </table:table-row>
        <table:table-row table:style-name="ro2">
          <table:table-cell office:value-type="string">
            <text:p>loving around good</text:p>
          </table:table-cell>
          <table:table-cell office:value-type="string">
            <text:p>petted some dolphins</text:p>
          </table:table-cell>
          <table:table-cell office:value-type="string">
            <text:p>propname long since</text:p>
          </table:table-cell>
          <table:table-cell office:value-type="string">
            <text:p>nose full breath</text:p>
          </table:table-cell>
          <table:table-cell office:value-type="string">
            <text:p>click word hide</text:p>
          </table:table-cell>
        </table:table-row>
        <table:table-row table:style-name="ro2">
          <table:table-cell office:value-type="string">
            <text:p>reading textbooks excited</text:p>
          </table:table-cell>
          <table:table-cell office:value-type="string">
            <text:p>really confusing internal</text:p>
          </table:table-cell>
          <table:table-cell office:value-type="string">
            <text:p>perfect equilibrium don</text:p>
          </table:table-cell>
          <table:table-cell office:value-type="string">
            <text:p>temper worst quality</text:p>
          </table:table-cell>
          <table:table-cell office:value-type="string">
            <text:p>guess thats my</text:p>
          </table:table-cell>
        </table:table-row>
        <table:table-row table:style-name="ro2">
          <table:table-cell office:value-type="string">
            <text:p>funeral wants go</text:p>
          </table:table-cell>
          <table:table-cell office:value-type="string">
            <text:p>stroganoff waiting hubby</text:p>
          </table:table-cell>
          <table:table-cell office:value-type="string">
            <text:p>my life hmmm</text:p>
          </table:table-cell>
          <table:table-cell office:value-type="string">
            <text:p>re completly redone</text:p>
          </table:table-cell>
          <table:table-cell office:value-type="string">
            <text:p>may fun can</text:p>
          </table:table-cell>
        </table:table-row>
        <table:table-row table:style-name="ro2">
          <table:table-cell office:value-type="string">
            <text:p>class ring today</text:p>
          </table:table-cell>
          <table:table-cell office:value-type="string">
            <text:p>quick jabs sucker</text:p>
          </table:table-cell>
          <table:table-cell office:value-type="string">
            <text:p>trailer seven kids</text:p>
          </table:table-cell>
          <table:table-cell office:value-type="string">
            <text:p>followed up propname</text:p>
          </table:table-cell>
          <table:table-cell office:value-type="string">
            <text:p>montage where hes</text:p>
          </table:table-cell>
        </table:table-row>
        <table:table-row table:style-name="ro2">
          <table:table-cell office:value-type="string">
            <text:p>beautiful experience can</text:p>
          </table:table-cell>
          <table:table-cell office:value-type="string">
            <text:p>drops late im</text:p>
          </table:table-cell>
          <table:table-cell office:value-type="string">
            <text:p>seven query always</text:p>
          </table:table-cell>
          <table:table-cell office:value-type="string">
            <text:p>kabul kabul kabuuuuuuul</text:p>
          </table:table-cell>
          <table:table-cell office:value-type="string">
            <text:p>mmm ritz bits</text:p>
          </table:table-cell>
        </table:table-row>
        <table:table-row table:style-name="ro2">
          <table:table-cell office:value-type="string">
            <text:p>almost wish studying</text:p>
          </table:table-cell>
          <table:table-cell office:value-type="string">
            <text:p>want invest pool</text:p>
          </table:table-cell>
          <table:table-cell office:value-type="string">
            <text:p>stupid ass bracket</text:p>
          </table:table-cell>
          <table:table-cell office:value-type="string">
            <text:p>basketball win lift</text:p>
          </table:table-cell>
          <table:table-cell office:value-type="string">
            <text:p>why why genetics</text:p>
          </table:table-cell>
        </table:table-row>
        <table:table-row table:style-name="ro2">
          <table:table-cell office:value-type="string">
            <text:p>politics policy recommend</text:p>
          </table:table-cell>
          <table:table-cell office:value-type="string">
            <text:p>upsydaisy igglepiggle kissin</text:p>
          </table:table-cell>
          <table:table-cell office:value-type="string">
            <text:p>californication netflix recommendations</text:p>
          </table:table-cell>
          <table:table-cell office:value-type="string">
            <text:p>maybe going home</text:p>
          </table:table-cell>
          <table:table-cell office:value-type="string">
            <text:p>why our university</text:p>
          </table:table-cell>
        </table:table-row>
        <table:table-row table:style-name="ro2">
          <table:table-cell office:value-type="string">
            <text:p>someone might mistake</text:p>
          </table:table-cell>
          <table:table-cell office:value-type="string">
            <text:p>mad river uncle</text:p>
          </table:table-cell>
          <table:table-cell office:value-type="string">
            <text:p>chicago spring break</text:p>
          </table:table-cell>
          <table:table-cell office:value-type="string">
            <text:p>tentatively old job</text:p>
          </table:table-cell>
          <table:table-cell office:value-type="string">
            <text:p>forward ladiez night</text:p>
          </table:table-cell>
        </table:table-row>
        <table:table-row table:style-name="ro2">
          <table:table-cell office:value-type="string">
            <text:p>party shinsaibashi osaka</text:p>
          </table:table-cell>
          <table:table-cell office:value-type="string">
            <text:p>contradictions fidelity jealous</text:p>
          </table:table-cell>
          <table:table-cell office:value-type="string">
            <text:p>make me sleepy</text:p>
          </table:table-cell>
          <table:table-cell office:value-type="string">
            <text:p>taken me mirey</text:p>
          </table:table-cell>
          <table:table-cell office:value-type="string">
            <text:p>like meet man</text:p>
          </table:table-cell>
        </table:table-row>
        <table:table-row table:style-name="ro2">
          <table:table-cell office:value-type="string">
            <text:p>write read through</text:p>
          </table:table-cell>
          <table:table-cell office:value-type="string">
            <text:p>never even did</text:p>
          </table:table-cell>
          <table:table-cell office:value-type="string">
            <text:p>ny sprint vs</text:p>
          </table:table-cell>
          <table:table-cell office:value-type="string">
            <text:p>know looked like</text:p>
          </table:table-cell>
          <table:table-cell office:value-type="string">
            <text:p>nails tonight importantly</text:p>
          </table:table-cell>
        </table:table-row>
        <table:table-row table:style-name="ro2">
          <table:table-cell office:value-type="string">
            <text:p>old school old</text:p>
          </table:table-cell>
          <table:table-cell office:value-type="string">
            <text:p>possibly get lady</text:p>
          </table:table-cell>
          <table:table-cell office:value-type="string">
            <text:p>wheeler hall under</text:p>
          </table:table-cell>
          <table:table-cell office:value-type="string">
            <text:p>model exuse moi</text:p>
          </table:table-cell>
          <table:table-cell office:value-type="string">
            <text:p>delivery place propname</text:p>
          </table:table-cell>
        </table:table-row>
        <table:table-row table:style-name="ro2">
          <table:table-cell office:value-type="string">
            <text:p>college cheerleader calling</text:p>
          </table:table-cell>
          <table:table-cell office:value-type="string">
            <text:p>keith can misspell</text:p>
          </table:table-cell>
          <table:table-cell office:value-type="string">
            <text:p>buried under cool</text:p>
          </table:table-cell>
          <table:table-cell office:value-type="string">
            <text:p>free fuck turbo</text:p>
          </table:table-cell>
          <table:table-cell office:value-type="string">
            <text:p>photoshop now only</text:p>
          </table:table-cell>
        </table:table-row>
        <table:table-row table:style-name="ro2">
          <table:table-cell office:value-type="string">
            <text:p>broken weak weakness</text:p>
          </table:table-cell>
          <table:table-cell office:value-type="string">
            <text:p>questions then feel</text:p>
          </table:table-cell>
          <table:table-cell office:value-type="string">
            <text:p>essay due moz</text:p>
          </table:table-cell>
          <table:table-cell office:value-type="string">
            <text:p>school my biggest</text:p>
          </table:table-cell>
          <table:table-cell office:value-type="string">
            <text:p>cannot believe propname</text:p>
          </table:table-cell>
        </table:table-row>
        <table:table-row table:style-name="ro2">
          <table:table-cell office:value-type="string">
            <text:p>bar tonight anyone</text:p>
          </table:table-cell>
          <table:table-cell office:value-type="string">
            <text:p>miss weekend might</text:p>
          </table:table-cell>
          <table:table-cell office:value-type="string">
            <text:p>justifieth am persuaded</text:p>
          </table:table-cell>
          <table:table-cell office:value-type="string">
            <text:p>understand my fascination</text:p>
          </table:table-cell>
          <table:table-cell office:value-type="string">
            <text:p>scv aquatic center</text:p>
          </table:table-cell>
        </table:table-row>
        <table:table-row table:style-name="ro2">
          <table:table-cell office:value-type="string">
            <text:p>movies hot cocoa</text:p>
          </table:table-cell>
          <table:table-cell office:value-type="string">
            <text:p>leo turns year</text:p>
          </table:table-cell>
          <table:table-cell office:value-type="string">
            <text:p>bro row first</text:p>
          </table:table-cell>
          <table:table-cell office:value-type="string">
            <text:p>dying first vietnamese</text:p>
          </table:table-cell>
          <table:table-cell office:value-type="string">
            <text:p>victory over cold</text:p>
          </table:table-cell>
        </table:table-row>
        <table:table-row table:style-name="ro2">
          <table:table-cell office:value-type="string">
            <text:p>part our intrepid</text:p>
          </table:table-cell>
          <table:table-cell office:value-type="string">
            <text:p>know grad school</text:p>
          </table:table-cell>
          <table:table-cell office:value-type="string">
            <text:p>best surf while</text:p>
          </table:table-cell>
          <table:table-cell office:value-type="string">
            <text:p>thank kind sentiments</text:p>
          </table:table-cell>
          <table:table-cell office:value-type="string">
            <text:p>him shrouded tears</text:p>
          </table:table-cell>
        </table:table-row>
        <table:table-row table:style-name="ro2">
          <table:table-cell office:value-type="string">
            <text:p>coal christmas every</text:p>
          </table:table-cell>
          <table:table-cell office:value-type="string">
            <text:p>really nice person</text:p>
          </table:table-cell>
          <table:table-cell office:value-type="string">
            <text:p>everything else almost</text:p>
          </table:table-cell>
          <table:table-cell office:value-type="string">
            <text:p>fighting wars two</text:p>
          </table:table-cell>
          <table:table-cell office:value-type="string">
            <text:p>home work until</text:p>
          </table:table-cell>
        </table:table-row>
        <table:table-row table:style-name="ro2">
          <table:table-cell office:value-type="string">
            <text:p>stroganoff waiting hubby</text:p>
          </table:table-cell>
          <table:table-cell office:value-type="string">
            <text:p>ah well random</text:p>
          </table:table-cell>
          <table:table-cell office:value-type="string">
            <text:p>soon re potting</text:p>
          </table:table-cell>
          <table:table-cell office:value-type="string">
            <text:p>move hawaii heat</text:p>
          </table:table-cell>
          <table:table-cell office:value-type="string">
            <text:p>our founding fathers</text:p>
          </table:table-cell>
        </table:table-row>
        <table:table-row table:style-name="ro2">
          <table:table-cell office:value-type="string">
            <text:p>very pleased himself</text:p>
          </table:table-cell>
          <table:table-cell office:value-type="string">
            <text:p>nature face rain</text:p>
          </table:table-cell>
          <table:table-cell office:value-type="string">
            <text:p>cheese just putting</text:p>
          </table:table-cell>
          <table:table-cell office:value-type="string">
            <text:p>haha propname awesome</text:p>
          </table:table-cell>
          <table:table-cell office:value-type="string">
            <text:p>doesnt think youre</text:p>
          </table:table-cell>
        </table:table-row>
        <table:table-row table:style-name="ro2">
          <table:table-cell office:value-type="string">
            <text:p>mad river uncle</text:p>
          </table:table-cell>
          <table:table-cell office:value-type="string">
            <text:p>like power lines</text:p>
          </table:table-cell>
          <table:table-cell office:value-type="string">
            <text:p>afternoon looking lost</text:p>
          </table:table-cell>
          <table:table-cell office:value-type="string">
            <text:p>gossip girl tonight</text:p>
          </table:table-cell>
          <table:table-cell office:value-type="string">
            <text:p>pies sobeys life</text:p>
          </table:table-cell>
        </table:table-row>
        <table:table-row table:style-name="ro2">
          <table:table-cell office:value-type="string">
            <text:p>going grab bite</text:p>
          </table:table-cell>
          <table:table-cell office:value-type="string">
            <text:p>girraffes really much</text:p>
          </table:table-cell>
          <table:table-cell office:value-type="string">
            <text:p>birthday my bestie</text:p>
          </table:table-cell>
          <table:table-cell office:value-type="string">
            <text:p>apple casserole herb</text:p>
          </table:table-cell>
          <table:table-cell office:value-type="string">
            <text:p>nothing offer trick</text:p>
          </table:table-cell>
        </table:table-row>
        <table:table-row table:style-name="ro2">
          <table:table-cell office:value-type="string">
            <text:p>purging non believers</text:p>
          </table:table-cell>
          <table:table-cell office:value-type="string">
            <text:p>diphthongs yay psych</text:p>
          </table:table-cell>
          <table:table-cell office:value-type="string">
            <text:p>shots jamesons can</text:p>
          </table:table-cell>
          <table:table-cell office:value-type="string">
            <text:p>bing some major</text:p>
          </table:table-cell>
          <table:table-cell office:value-type="string">
            <text:p>wednesday itll awesome</text:p>
          </table:table-cell>
        </table:table-row>
        <table:table-row table:style-name="ro2">
          <table:table-cell office:value-type="string">
            <text:p>miss weekend might</text:p>
          </table:table-cell>
          <table:table-cell office:value-type="string">
            <text:p>real boats rock</text:p>
          </table:table-cell>
          <table:table-cell office:value-type="string">
            <text:p>something outside himself</text:p>
          </table:table-cell>
          <table:table-cell office:value-type="string">
            <text:p>beach then work</text:p>
          </table:table-cell>
          <table:table-cell office:value-type="string">
            <text:p>fan bras lately</text:p>
          </table:table-cell>
        </table:table-row>
        <table:table-row table:style-name="ro2">
          <table:table-cell office:value-type="string">
            <text:p>see tonight still</text:p>
          </table:table-cell>
          <table:table-cell office:value-type="string">
            <text:p>used go legends</text:p>
          </table:table-cell>
          <table:table-cell office:value-type="string">
            <text:p>go offline mlia</text:p>
          </table:table-cell>
          <table:table-cell office:value-type="string">
            <text:p>up old baggage</text:p>
          </table:table-cell>
          <table:table-cell office:value-type="string">
            <text:p>well travel infinity</text:p>
          </table:table-cell>
        </table:table-row>
        <table:table-row table:style-name="ro2">
          <table:table-cell office:value-type="string">
            <text:p>should work birthday</text:p>
          </table:table-cell>
          <table:table-cell office:value-type="string">
            <text:p>damn stumbleupon stopped</text:p>
          </table:table-cell>
          <table:table-cell office:value-type="string">
            <text:p>faster way get</text:p>
          </table:table-cell>
          <table:table-cell office:value-type="string">
            <text:p>en que una</text:p>
          </table:table-cell>
          <table:table-cell office:value-type="string">
            <text:p>prospect even though</text:p>
          </table:table-cell>
        </table:table-row>
        <table:table-row table:style-name="ro2">
          <table:table-cell office:value-type="string">
            <text:p>go gently into</text:p>
          </table:table-cell>
          <table:table-cell office:value-type="string">
            <text:p>truth seems like</text:p>
          </table:table-cell>
          <table:table-cell office:value-type="string">
            <text:p>did anyone leave</text:p>
          </table:table-cell>
          <table:table-cell office:value-type="string">
            <text:p>far thanks santa</text:p>
          </table:table-cell>
          <table:table-cell office:value-type="string">
            <text:p>up comment post</text:p>
          </table:table-cell>
        </table:table-row>
        <table:table-row table:style-name="ro2">
          <table:table-cell office:value-type="string">
            <text:p>quite pleasant harrassed</text:p>
          </table:table-cell>
          <table:table-cell office:value-type="string">
            <text:p>spoiled mouthy random</text:p>
          </table:table-cell>
          <table:table-cell office:value-type="string">
            <text:p>smoker used my</text:p>
          </table:table-cell>
          <table:table-cell office:value-type="string">
            <text:p>night roughly pm</text:p>
          </table:table-cell>
          <table:table-cell office:value-type="string">
            <text:p>our bit help</text:p>
          </table:table-cell>
        </table:table-row>
        <table:table-row table:style-name="ro2">
          <table:table-cell office:value-type="string">
            <text:p>artisitic expression everything</text:p>
          </table:table-cell>
          <table:table-cell office:value-type="string">
            <text:p>wild things should</text:p>
          </table:table-cell>
          <table:table-cell office:value-type="string">
            <text:p>disturbed come realization</text:p>
          </table:table-cell>
          <table:table-cell office:value-type="string">
            <text:p>time face reality</text:p>
          </table:table-cell>
          <table:table-cell office:value-type="string">
            <text:p>got my shirt</text:p>
          </table:table-cell>
        </table:table-row>
        <table:table-row table:style-name="ro2">
          <table:table-cell office:value-type="string">
            <text:p>need data recovered</text:p>
          </table:table-cell>
          <table:table-cell office:value-type="string">
            <text:p>sick wishes wasnt</text:p>
          </table:table-cell>
          <table:table-cell office:value-type="string">
            <text:p>myriad other awesome</text:p>
          </table:table-cell>
          <table:table-cell office:value-type="string">
            <text:p>thats why vote</text:p>
          </table:table-cell>
          <table:table-cell office:value-type="string">
            <text:p>excited see every</text:p>
          </table:table-cell>
        </table:table-row>
        <table:table-row table:style-name="ro2">
          <table:table-cell office:value-type="string">
            <text:p>vocab tricks memorizing</text:p>
          </table:table-cell>
          <table:table-cell office:value-type="string">
            <text:p>memory card now</text:p>
          </table:table-cell>
          <table:table-cell office:value-type="string">
            <text:p>go get propname</text:p>
          </table:table-cell>
          <table:table-cell office:value-type="string">
            <text:p>youve taken me</text:p>
          </table:table-cell>
          <table:table-cell office:value-type="string">
            <text:p>piece crap called</text:p>
          </table:table-cell>
        </table:table-row>
        <table:table-row table:style-name="ro2">
          <table:table-cell office:value-type="string">
            <text:p>reverse engineering compatible</text:p>
          </table:table-cell>
          <table:table-cell office:value-type="string">
            <text:p>propname looking god</text:p>
          </table:table-cell>
          <table:table-cell office:value-type="string">
            <text:p>pea soup hope</text:p>
          </table:table-cell>
          <table:table-cell office:value-type="string">
            <text:p>venieros pastry muah</text:p>
          </table:table-cell>
          <table:table-cell office:value-type="string">
            <text:p>official title awesomest</text:p>
          </table:table-cell>
        </table:table-row>
        <table:table-row table:style-name="ro2">
          <table:table-cell office:value-type="string">
            <text:p>bad really skillful</text:p>
          </table:table-cell>
          <table:table-cell office:value-type="string">
            <text:p>rhymes snoop dr</text:p>
          </table:table-cell>
          <table:table-cell office:value-type="string">
            <text:p>mini beef wellingtons</text:p>
          </table:table-cell>
          <table:table-cell office:value-type="string">
            <text:p>facebook homepage can</text:p>
          </table:table-cell>
          <table:table-cell office:value-type="string">
            <text:p>grass seed capital</text:p>
          </table:table-cell>
        </table:table-row>
        <table:table-row table:style-name="ro2">
          <table:table-cell office:value-type="string">
            <text:p>dang atlanta need</text:p>
          </table:table-cell>
          <table:table-cell office:value-type="string">
            <text:p>roof still roof</text:p>
          </table:table-cell>
          <table:table-cell office:value-type="string">
            <text:p>locking up office</text:p>
          </table:table-cell>
          <table:table-cell office:value-type="string">
            <text:p>curls thats im</text:p>
          </table:table-cell>
          <table:table-cell office:value-type="string">
            <text:p>live deserve death</text:p>
          </table:table-cell>
        </table:table-row>
        <table:table-row table:style-name="ro2">
          <table:table-cell office:value-type="string">
            <text:p>im thinking chocolatie</text:p>
          </table:table-cell>
          <table:table-cell office:value-type="string">
            <text:p>bank robber judge</text:p>
          </table:table-cell>
          <table:table-cell office:value-type="string">
            <text:p>electric eel make</text:p>
          </table:table-cell>
          <table:table-cell office:value-type="string">
            <text:p>bahahahahaha work until</text:p>
          </table:table-cell>
          <table:table-cell office:value-type="string">
            <text:p>uses top got</text:p>
          </table:table-cell>
        </table:table-row>
        <table:table-row table:style-name="ro2">
          <table:table-cell office:value-type="string">
            <text:p>poked yelled old</text:p>
          </table:table-cell>
          <table:table-cell office:value-type="string">
            <text:p>snow reedsburg im</text:p>
          </table:table-cell>
          <table:table-cell office:value-type="string">
            <text:p>face basically failed</text:p>
          </table:table-cell>
          <table:table-cell office:value-type="string">
            <text:p>cleanest room ever</text:p>
          </table:table-cell>
          <table:table-cell office:value-type="string">
            <text:p>cant wake someone</text:p>
          </table:table-cell>
        </table:table-row>
        <table:table-row table:style-name="ro2">
          <table:table-cell office:value-type="string">
            <text:p>snow reedsburg im</text:p>
          </table:table-cell>
          <table:table-cell office:value-type="string">
            <text:p>rearrange furniture room</text:p>
          </table:table-cell>
          <table:table-cell office:value-type="string">
            <text:p>dictionary says about</text:p>
          </table:table-cell>
          <table:table-cell office:value-type="string">
            <text:p>long get here</text:p>
          </table:table-cell>
          <table:table-cell office:value-type="string">
            <text:p>realize stack papers</text:p>
          </table:table-cell>
        </table:table-row>
        <table:table-row table:style-name="ro2">
          <table:table-cell office:value-type="string">
            <text:p>leave waco forever</text:p>
          </table:table-cell>
          <table:table-cell office:value-type="string">
            <text:p>next criminal minds</text:p>
          </table:table-cell>
          <table:table-cell office:value-type="string">
            <text:p>today theyre smelly</text:p>
          </table:table-cell>
          <table:table-cell office:value-type="string">
            <text:p>just asking get</text:p>
          </table:table-cell>
          <table:table-cell office:value-type="string">
            <text:p>treat others want</text:p>
          </table:table-cell>
        </table:table-row>
        <table:table-row table:style-name="ro2">
          <table:table-cell office:value-type="string">
            <text:p>go my first</text:p>
          </table:table-cell>
          <table:table-cell office:value-type="string">
            <text:p>cow filet red</text:p>
          </table:table-cell>
          <table:table-cell office:value-type="string">
            <text:p>looking forward taize</text:p>
          </table:table-cell>
          <table:table-cell office:value-type="string">
            <text:p>few quick jabs</text:p>
          </table:table-cell>
          <table:table-cell office:value-type="string">
            <text:p>only dracula good</text:p>
          </table:table-cell>
        </table:table-row>
        <table:table-row table:style-name="ro2">
          <table:table-cell office:value-type="string">
            <text:p>home mega rolls</text:p>
          </table:table-cell>
          <table:table-cell office:value-type="string">
            <text:p>drama king screaming</text:p>
          </table:table-cell>
          <table:table-cell office:value-type="string">
            <text:p>getting beat up</text:p>
          </table:table-cell>
          <table:table-cell office:value-type="string">
            <text:p>everyone just tell</text:p>
          </table:table-cell>
          <table:table-cell office:value-type="string">
            <text:p>job interview tomorrow</text:p>
          </table:table-cell>
        </table:table-row>
        <table:table-row table:style-name="ro2">
          <table:table-cell office:value-type="string">
            <text:p>propname like job</text:p>
          </table:table-cell>
          <table:table-cell office:value-type="string">
            <text:p>tricked out pole</text:p>
          </table:table-cell>
          <table:table-cell office:value-type="string">
            <text:p>them too eventually</text:p>
          </table:table-cell>
          <table:table-cell office:value-type="string">
            <text:p>parents send children</text:p>
          </table:table-cell>
          <table:table-cell office:value-type="string">
            <text:p>sentence just funnier</text:p>
          </table:table-cell>
        </table:table-row>
        <table:table-row table:style-name="ro2">
          <table:table-cell office:value-type="string">
            <text:p>other than miracle</text:p>
          </table:table-cell>
          <table:table-cell office:value-type="string">
            <text:p>kids stupid ugghh</text:p>
          </table:table-cell>
          <table:table-cell office:value-type="string">
            <text:p>know ill think</text:p>
          </table:table-cell>
          <table:table-cell office:value-type="string">
            <text:p>possibly interested honda</text:p>
          </table:table-cell>
          <table:table-cell office:value-type="string">
            <text:p>want hold my</text:p>
          </table:table-cell>
        </table:table-row>
        <table:table-row table:style-name="ro2">
          <table:table-cell office:value-type="string">
            <text:p>coming complete ahole</text:p>
          </table:table-cell>
          <table:table-cell office:value-type="string">
            <text:p>being ballot stupid</text:p>
          </table:table-cell>
          <table:table-cell office:value-type="string">
            <text:p>before thursday morning</text:p>
          </table:table-cell>
          <table:table-cell office:value-type="string">
            <text:p>get copy dont</text:p>
          </table:table-cell>
          <table:table-cell office:value-type="string">
            <text:p>use cream competition</text:p>
          </table:table-cell>
        </table:table-row>
        <table:table-row table:style-name="ro2">
          <table:table-cell office:value-type="string">
            <text:p>forever makeup aqua</text:p>
          </table:table-cell>
          <table:table-cell office:value-type="string">
            <text:p>tengo es lo</text:p>
          </table:table-cell>
          <table:table-cell office:value-type="string">
            <text:p>back feet time</text:p>
          </table:table-cell>
          <table:table-cell office:value-type="string">
            <text:p>fdic closed seven</text:p>
          </table:table-cell>
          <table:table-cell office:value-type="string">
            <text:p>cali days like</text:p>
          </table:table-cell>
        </table:table-row>
        <table:table-row table:style-name="ro2">
          <table:table-cell office:value-type="string">
            <text:p>tonight run propname</text:p>
          </table:table-cell>
          <table:table-cell office:value-type="string">
            <text:p>never pretend love</text:p>
          </table:table-cell>
          <table:table-cell office:value-type="string">
            <text:p>fourth kind after</text:p>
          </table:table-cell>
          <table:table-cell office:value-type="string">
            <text:p>rubbed now looks</text:p>
          </table:table-cell>
          <table:table-cell office:value-type="string">
            <text:p>anyone read history</text:p>
          </table:table-cell>
        </table:table-row>
        <table:table-row table:style-name="ro2">
          <table:table-cell office:value-type="string">
            <text:p>puzzling how could</text:p>
          </table:table-cell>
          <table:table-cell office:value-type="string">
            <text:p>mood why cant</text:p>
          </table:table-cell>
          <table:table-cell office:value-type="string">
            <text:p>life doesnt get</text:p>
          </table:table-cell>
          <table:table-cell office:value-type="string">
            <text:p>me person comes</text:p>
          </table:table-cell>
          <table:table-cell office:value-type="string">
            <text:p>up me quite</text:p>
          </table:table-cell>
        </table:table-row>
        <table:table-row table:style-name="ro2">
          <table:table-cell office:value-type="string">
            <text:p>floor dominican hospital</text:p>
          </table:table-cell>
          <table:table-cell office:value-type="string">
            <text:p>leave waco forever</text:p>
          </table:table-cell>
          <table:table-cell office:value-type="string">
            <text:p>call paradigm shift</text:p>
          </table:table-cell>
          <table:table-cell office:value-type="string">
            <text:p>quotes npr people</text:p>
          </table:table-cell>
          <table:table-cell office:value-type="string">
            <text:p>side my house</text:p>
          </table:table-cell>
        </table:table-row>
        <table:table-row table:style-name="ro2">
          <table:table-cell office:value-type="string">
            <text:p>poor girls doing</text:p>
          </table:table-cell>
          <table:table-cell office:value-type="string">
            <text:p>podkanva vseki koito</text:p>
          </table:table-cell>
          <table:table-cell office:value-type="string">
            <text:p>strictly tomorrow may</text:p>
          </table:table-cell>
          <table:table-cell office:value-type="string">
            <text:p>such crazy economy</text:p>
          </table:table-cell>
          <table:table-cell office:value-type="string">
            <text:p>call matc drop</text:p>
          </table:table-cell>
        </table:table-row>
        <table:table-row table:style-name="ro2">
          <table:table-cell office:value-type="string">
            <text:p>living someone elses</text:p>
          </table:table-cell>
          <table:table-cell office:value-type="string">
            <text:p>barbri february can</text:p>
          </table:table-cell>
          <table:table-cell office:value-type="string">
            <text:p>until arrive only</text:p>
          </table:table-cell>
          <table:table-cell office:value-type="string">
            <text:p>now my finger</text:p>
          </table:table-cell>
          <table:table-cell office:value-type="string">
            <text:p>death your patient</text:p>
          </table:table-cell>
        </table:table-row>
        <table:table-row table:style-name="ro2">
          <table:table-cell office:value-type="string">
            <text:p>week my companys</text:p>
          </table:table-cell>
          <table:table-cell office:value-type="string">
            <text:p>thermo first temr</text:p>
          </table:table-cell>
          <table:table-cell office:value-type="string">
            <text:p>ok magic travel</text:p>
          </table:table-cell>
          <table:table-cell office:value-type="string">
            <text:p>miles today shower</text:p>
          </table:table-cell>
          <table:table-cell office:value-type="string">
            <text:p>dentist tomorrow quell</text:p>
          </table:table-cell>
        </table:table-row>
        <table:table-row table:style-name="ro2">
          <table:table-cell office:value-type="string">
            <text:p>trivia tonight ish</text:p>
          </table:table-cell>
          <table:table-cell office:value-type="string">
            <text:p>vintage prada penny</text:p>
          </table:table-cell>
          <table:table-cell office:value-type="string">
            <text:p>season propname commencing</text:p>
          </table:table-cell>
          <table:table-cell office:value-type="string">
            <text:p>pm sing am</text:p>
          </table:table-cell>
          <table:table-cell office:value-type="string">
            <text:p>act them only</text:p>
          </table:table-cell>
        </table:table-row>
        <table:table-row table:style-name="ro2">
          <table:table-cell office:value-type="string">
            <text:p>should them tomorrow</text:p>
          </table:table-cell>
          <table:table-cell office:value-type="string">
            <text:p>kick higher guy</text:p>
          </table:table-cell>
          <table:table-cell office:value-type="string">
            <text:p>make robomama proud</text:p>
          </table:table-cell>
          <table:table-cell office:value-type="string">
            <text:p>movies such women</text:p>
          </table:table-cell>
          <table:table-cell office:value-type="string">
            <text:p>propname having asthma</text:p>
          </table:table-cell>
        </table:table-row>
        <table:table-row table:style-name="ro2">
          <table:table-cell office:value-type="string">
            <text:p>worthy lamb worthy</text:p>
          </table:table-cell>
          <table:table-cell office:value-type="string">
            <text:p>irritating microsoft excel</text:p>
          </table:table-cell>
          <table:table-cell office:value-type="string">
            <text:p>mood abba sing</text:p>
          </table:table-cell>
          <table:table-cell office:value-type="string">
            <text:p>thankful am able</text:p>
          </table:table-cell>
          <table:table-cell office:value-type="string">
            <text:p>tuesday orlando thursday</text:p>
          </table:table-cell>
        </table:table-row>
        <table:table-row table:style-name="ro2">
          <table:table-cell office:value-type="string">
            <text:p>could post awesome</text:p>
          </table:table-cell>
          <table:table-cell office:value-type="string">
            <text:p>broken relationships achieve</text:p>
          </table:table-cell>
          <table:table-cell office:value-type="string">
            <text:p>god recording thats</text:p>
          </table:table-cell>
          <table:table-cell office:value-type="string">
            <text:p>where checks need</text:p>
          </table:table-cell>
          <table:table-cell office:value-type="string">
            <text:p>ripped half becaws</text:p>
          </table:table-cell>
        </table:table-row>
        <table:table-row table:style-name="ro2">
          <table:table-cell office:value-type="string">
            <text:p>doing great things</text:p>
          </table:table-cell>
          <table:table-cell office:value-type="string">
            <text:p>autocad why am</text:p>
          </table:table-cell>
          <table:table-cell office:value-type="string">
            <text:p>once again put</text:p>
          </table:table-cell>
          <table:table-cell office:value-type="string">
            <text:p>need harmess horseshoes</text:p>
          </table:table-cell>
          <table:table-cell office:value-type="string">
            <text:p>know answer propname</text:p>
          </table:table-cell>
        </table:table-row>
        <table:table-row table:style-name="ro2">
          <table:table-cell office:value-type="string">
            <text:p>im fascinated everything</text:p>
          </table:table-cell>
          <table:table-cell office:value-type="string">
            <text:p>highly reccommend propname</text:p>
          </table:table-cell>
          <table:table-cell office:value-type="string">
            <text:p>moi xing nian</text:p>
          </table:table-cell>
          <table:table-cell office:value-type="string">
            <text:p>printing money than</text:p>
          </table:table-cell>
          <table:table-cell office:value-type="string">
            <text:p>feet powder stable</text:p>
          </table:table-cell>
        </table:table-row>
        <table:table-row table:style-name="ro2">
          <table:table-cell office:value-type="string">
            <text:p>great weekend west</text:p>
          </table:table-cell>
          <table:table-cell office:value-type="string">
            <text:p>way world why</text:p>
          </table:table-cell>
          <table:table-cell office:value-type="string">
            <text:p>how succe ful</text:p>
          </table:table-cell>
          <table:table-cell office:value-type="string">
            <text:p>well bulls eye</text:p>
          </table:table-cell>
          <table:table-cell office:value-type="string">
            <text:p>where while getting</text:p>
          </table:table-cell>
        </table:table-row>
        <table:table-row table:style-name="ro2">
          <table:table-cell office:value-type="string">
            <text:p>everyone else dun</text:p>
          </table:table-cell>
          <table:table-cell office:value-type="string">
            <text:p>un amor ver</text:p>
          </table:table-cell>
          <table:table-cell office:value-type="string">
            <text:p>few apps including</text:p>
          </table:table-cell>
          <table:table-cell office:value-type="string">
            <text:p>third day headache</text:p>
          </table:table-cell>
          <table:table-cell office:value-type="string">
            <text:p>sleep good me</text:p>
          </table:table-cell>
        </table:table-row>
        <table:table-row table:style-name="ro2">
          <table:table-cell office:value-type="string">
            <text:p>rehearsal after long</text:p>
          </table:table-cell>
          <table:table-cell office:value-type="string">
            <text:p>time low tolerance</text:p>
          </table:table-cell>
          <table:table-cell office:value-type="string">
            <text:p>thinks doesnt find</text:p>
          </table:table-cell>
          <table:table-cell office:value-type="string">
            <text:p>discover yourself propname</text:p>
          </table:table-cell>
          <table:table-cell office:value-type="string">
            <text:p>holy fuck youtube</text:p>
          </table:table-cell>
        </table:table-row>
        <table:table-row table:style-name="ro2">
          <table:table-cell office:value-type="string">
            <text:p>predicted propname saw</text:p>
          </table:table-cell>
          <table:table-cell office:value-type="string">
            <text:p>sooooo tired gonna</text:p>
          </table:table-cell>
          <table:table-cell office:value-type="string">
            <text:p>am persuaded neither</text:p>
          </table:table-cell>
          <table:table-cell office:value-type="string">
            <text:p>day today tomorrow</text:p>
          </table:table-cell>
          <table:table-cell office:value-type="string">
            <text:p>falls tomorrow busy</text:p>
          </table:table-cell>
        </table:table-row>
        <table:table-row table:style-name="ro2">
          <table:table-cell office:value-type="string">
            <text:p>snow oh god</text:p>
          </table:table-cell>
          <table:table-cell office:value-type="string">
            <text:p>ive run out</text:p>
          </table:table-cell>
          <table:table-cell office:value-type="string">
            <text:p>fantastic hmmm can</text:p>
          </table:table-cell>
          <table:table-cell office:value-type="string">
            <text:p>lunch bag thinly</text:p>
          </table:table-cell>
          <table:table-cell office:value-type="string">
            <text:p>endure cause never</text:p>
          </table:table-cell>
        </table:table-row>
        <table:table-row table:style-name="ro2">
          <table:table-cell office:value-type="string">
            <text:p>crap out my</text:p>
          </table:table-cell>
          <table:table-cell office:value-type="string">
            <text:p>tingling thats nerve</text:p>
          </table:table-cell>
          <table:table-cell office:value-type="string">
            <text:p>fabulous celebratory evening</text:p>
          </table:table-cell>
          <table:table-cell office:value-type="string">
            <text:p>happy fall equinox</text:p>
          </table:table-cell>
          <table:table-cell office:value-type="string">
            <text:p>read offensive ones</text:p>
          </table:table-cell>
        </table:table-row>
        <table:table-row table:style-name="ro2">
          <table:table-cell office:value-type="string">
            <text:p>course pattern next</text:p>
          </table:table-cell>
          <table:table-cell office:value-type="string">
            <text:p>cheating stealing till</text:p>
          </table:table-cell>
          <table:table-cell office:value-type="string">
            <text:p>stocks time look</text:p>
          </table:table-cell>
          <table:table-cell office:value-type="string">
            <text:p>cheer damn want</text:p>
          </table:table-cell>
          <table:table-cell office:value-type="string">
            <text:p>well pleasure privilege</text:p>
          </table:table-cell>
        </table:table-row>
        <table:table-row table:style-name="ro2">
          <table:table-cell office:value-type="string">
            <text:p>made me gave</text:p>
          </table:table-cell>
          <table:table-cell office:value-type="string">
            <text:p>push them down</text:p>
          </table:table-cell>
          <table:table-cell office:value-type="string">
            <text:p>ma always texas</text:p>
          </table:table-cell>
          <table:table-cell office:value-type="string">
            <text:p>whole sundsvall today</text:p>
          </table:table-cell>
          <table:table-cell office:value-type="string">
            <text:p>que je barque</text:p>
          </table:table-cell>
        </table:table-row>
        <table:table-row table:style-name="ro2">
          <table:table-cell office:value-type="string">
            <text:p>soy un aprensivo</text:p>
          </table:table-cell>
          <table:table-cell office:value-type="string">
            <text:p>me change my</text:p>
          </table:table-cell>
          <table:table-cell office:value-type="string">
            <text:p>down aberdeen da</text:p>
          </table:table-cell>
          <table:table-cell office:value-type="string">
            <text:p>think im going</text:p>
          </table:table-cell>
          <table:table-cell office:value-type="string">
            <text:p>powers nor things</text:p>
          </table:table-cell>
        </table:table-row>
        <table:table-row table:style-name="ro2">
          <table:table-cell office:value-type="string">
            <text:p>how cool am</text:p>
          </table:table-cell>
          <table:table-cell office:value-type="string">
            <text:p>desire work tirelessly</text:p>
          </table:table-cell>
          <table:table-cell office:value-type="string">
            <text:p>then propname night</text:p>
          </table:table-cell>
          <table:table-cell office:value-type="string">
            <text:p>bracelet anyone seen</text:p>
          </table:table-cell>
          <table:table-cell office:value-type="string">
            <text:p>eerie red could</text:p>
          </table:table-cell>
        </table:table-row>
        <table:table-row table:style-name="ro2">
          <table:table-cell office:value-type="string">
            <text:p>finding place live</text:p>
          </table:table-cell>
          <table:table-cell office:value-type="string">
            <text:p>stuff homework beckons</text:p>
          </table:table-cell>
          <table:table-cell office:value-type="string">
            <text:p>sick day today</text:p>
          </table:table-cell>
          <table:table-cell office:value-type="string">
            <text:p>up hill placebo</text:p>
          </table:table-cell>
          <table:table-cell office:value-type="string">
            <text:p>de tro mourant</text:p>
          </table:table-cell>
        </table:table-row>
        <table:table-row table:style-name="ro2">
          <table:table-cell office:value-type="string">
            <text:p>sweet house got</text:p>
          </table:table-cell>
          <table:table-cell office:value-type="string">
            <text:p>tonight run propname</text:p>
          </table:table-cell>
          <table:table-cell office:value-type="string">
            <text:p>trip where how</text:p>
          </table:table-cell>
          <table:table-cell office:value-type="string">
            <text:p>them amazon how</text:p>
          </table:table-cell>
          <table:table-cell office:value-type="string">
            <text:p>zombie like human</text:p>
          </table:table-cell>
        </table:table-row>
        <table:table-row table:style-name="ro2">
          <table:table-cell office:value-type="string">
            <text:p>npr other day</text:p>
          </table:table-cell>
          <table:table-cell office:value-type="string">
            <text:p>poor girls doing</text:p>
          </table:table-cell>
          <table:table-cell office:value-type="string">
            <text:p>wigly diet soda</text:p>
          </table:table-cell>
          <table:table-cell office:value-type="string">
            <text:p>bad med students</text:p>
          </table:table-cell>
          <table:table-cell office:value-type="string">
            <text:p>going learn japanese</text:p>
          </table:table-cell>
        </table:table-row>
        <table:table-row table:style-name="ro2">
          <table:table-cell office:value-type="string">
            <text:p>appreciates special time</text:p>
          </table:table-cell>
          <table:table-cell office:value-type="string">
            <text:p>didnt know fair</text:p>
          </table:table-cell>
          <table:table-cell office:value-type="string">
            <text:p>worse waves anywhere</text:p>
          </table:table-cell>
          <table:table-cell office:value-type="string">
            <text:p>rather potting even</text:p>
          </table:table-cell>
          <table:table-cell office:value-type="string">
            <text:p>motocross ad because</text:p>
          </table:table-cell>
        </table:table-row>
        <table:table-row table:style-name="ro2">
          <table:table-cell office:value-type="string">
            <text:p>credit card life</text:p>
          </table:table-cell>
          <table:table-cell office:value-type="string">
            <text:p>bitter blue turn</text:p>
          </table:table-cell>
          <table:table-cell office:value-type="string">
            <text:p>forever ted talks</text:p>
          </table:table-cell>
          <table:table-cell office:value-type="string">
            <text:p>propname friends make</text:p>
          </table:table-cell>
          <table:table-cell office:value-type="string">
            <text:p>dangerous practice known</text:p>
          </table:table-cell>
        </table:table-row>
        <table:table-row table:style-name="ro2">
          <table:table-cell office:value-type="string">
            <text:p>malaria med dont</text:p>
          </table:table-cell>
          <table:table-cell office:value-type="string">
            <text:p>brain ugh days</text:p>
          </table:table-cell>
          <table:table-cell office:value-type="string">
            <text:p>few days pure</text:p>
          </table:table-cell>
          <table:table-cell office:value-type="string">
            <text:p>bit first just</text:p>
          </table:table-cell>
          <table:table-cell office:value-type="string">
            <text:p>something am ill</text:p>
          </table:table-cell>
        </table:table-row>
        <table:table-row table:style-name="ro2">
          <table:table-cell office:value-type="string">
            <text:p>walk pier llame</text:p>
          </table:table-cell>
          <table:table-cell office:value-type="string">
            <text:p>trivia tonight ish</text:p>
          </table:table-cell>
          <table:table-cell office:value-type="string">
            <text:p>time get lunch</text:p>
          </table:table-cell>
          <table:table-cell office:value-type="string">
            <text:p>truly understand value</text:p>
          </table:table-cell>
          <table:table-cell office:value-type="string">
            <text:p>like get dressed</text:p>
          </table:table-cell>
        </table:table-row>
        <table:table-row table:style-name="ro2">
          <table:table-cell office:value-type="string">
            <text:p>friday pick up</text:p>
          </table:table-cell>
          <table:table-cell office:value-type="string">
            <text:p>out moving into</text:p>
          </table:table-cell>
          <table:table-cell office:value-type="string">
            <text:p>your warm fuzzy</text:p>
          </table:table-cell>
          <table:table-cell office:value-type="string">
            <text:p>how use facebook</text:p>
          </table:table-cell>
          <table:table-cell office:value-type="string">
            <text:p>morning still loves</text:p>
          </table:table-cell>
        </table:table-row>
        <table:table-row table:style-name="ro2">
          <table:table-cell office:value-type="string">
            <text:p>february im sort</text:p>
          </table:table-cell>
          <table:table-cell office:value-type="string">
            <text:p>just start telling</text:p>
          </table:table-cell>
          <table:table-cell office:value-type="string">
            <text:p>man balls argh</text:p>
          </table:table-cell>
          <table:table-cell office:value-type="string">
            <text:p>portion christ trusted</text:p>
          </table:table-cell>
          <table:table-cell office:value-type="string">
            <text:p>nakakuha na jud</text:p>
          </table:table-cell>
        </table:table-row>
        <table:table-row table:style-name="ro2">
          <table:table-cell office:value-type="string">
            <text:p>provide help ever</text:p>
          </table:table-cell>
          <table:table-cell office:value-type="string">
            <text:p>could post awesome</text:p>
          </table:table-cell>
          <table:table-cell office:value-type="string">
            <text:p>lord making me</text:p>
          </table:table-cell>
          <table:table-cell office:value-type="string">
            <text:p>know send gift</text:p>
          </table:table-cell>
          <table:table-cell office:value-type="string">
            <text:p>art course live</text:p>
          </table:table-cell>
        </table:table-row>
        <table:table-row table:style-name="ro2">
          <table:table-cell office:value-type="string">
            <text:p>kitchen looks bigger</text:p>
          </table:table-cell>
          <table:table-cell office:value-type="string">
            <text:p>addicted propname biographies</text:p>
          </table:table-cell>
          <table:table-cell office:value-type="string">
            <text:p>needs some numbers</text:p>
          </table:table-cell>
          <table:table-cell office:value-type="string">
            <text:p>weekend people changing</text:p>
          </table:table-cell>
          <table:table-cell office:value-type="string">
            <text:p>step taking over</text:p>
          </table:table-cell>
        </table:table-row>
        <table:table-row table:style-name="ro2">
          <table:table-cell office:value-type="string">
            <text:p>caught downpour while</text:p>
          </table:table-cell>
          <table:table-cell office:value-type="string">
            <text:p>cant focus writing</text:p>
          </table:table-cell>
          <table:table-cell office:value-type="string">
            <text:p>join junior league</text:p>
          </table:table-cell>
          <table:table-cell office:value-type="string">
            <text:p>campus please contact</text:p>
          </table:table-cell>
          <table:table-cell office:value-type="string">
            <text:p>just booked tickets</text:p>
          </table:table-cell>
        </table:table-row>
        <table:table-row table:style-name="ro2">
          <table:table-cell office:value-type="string">
            <text:p>died your soul</text:p>
          </table:table-cell>
          <table:table-cell office:value-type="string">
            <text:p>georgia tomorrow then</text:p>
          </table:table-cell>
          <table:table-cell office:value-type="string">
            <text:p>parade ready nap</text:p>
          </table:table-cell>
          <table:table-cell office:value-type="string">
            <text:p>amazing morning sooooooooo</text:p>
          </table:table-cell>
          <table:table-cell office:value-type="string">
            <text:p>perfect brother just</text:p>
          </table:table-cell>
        </table:table-row>
        <table:table-row table:style-name="ro2">
          <table:table-cell office:value-type="string">
            <text:p>turn noise put</text:p>
          </table:table-cell>
          <table:table-cell office:value-type="string">
            <text:p>course pattern next</text:p>
          </table:table-cell>
          <table:table-cell office:value-type="string">
            <text:p>being home my</text:p>
          </table:table-cell>
          <table:table-cell office:value-type="string">
            <text:p>family weird know</text:p>
          </table:table-cell>
          <table:table-cell office:value-type="string">
            <text:p>just surviving my</text:p>
          </table:table-cell>
        </table:table-row>
        <table:table-row table:style-name="ro2">
          <table:table-cell office:value-type="string">
            <text:p>then went shit</text:p>
          </table:table-cell>
          <table:table-cell office:value-type="string">
            <text:p>my tattoo drawn</text:p>
          </table:table-cell>
          <table:table-cell office:value-type="string">
            <text:p>up nice early</text:p>
          </table:table-cell>
          <table:table-cell office:value-type="string">
            <text:p>gettin ready tommorrow</text:p>
          </table:table-cell>
          <table:table-cell office:value-type="string">
            <text:p>nc yay smancy</text:p>
          </table:table-cell>
        </table:table-row>
        <table:table-row table:style-name="ro2">
          <table:table-cell office:value-type="string">
            <text:p>garage set fire</text:p>
          </table:table-cell>
          <table:table-cell office:value-type="string">
            <text:p>theyre juxtaposing clips</text:p>
          </table:table-cell>
          <table:table-cell office:value-type="string">
            <text:p>want rock band</text:p>
          </table:table-cell>
          <table:table-cell office:value-type="string">
            <text:p>volleyball woop butt</text:p>
          </table:table-cell>
          <table:table-cell office:value-type="string">
            <text:p>gets hurt miraculously</text:p>
          </table:table-cell>
        </table:table-row>
        <table:table-row table:style-name="ro2">
          <table:table-cell office:value-type="string">
            <text:p>year better then</text:p>
          </table:table-cell>
          <table:table-cell office:value-type="string">
            <text:p>sweet house got</text:p>
          </table:table-cell>
          <table:table-cell office:value-type="string">
            <text:p>things down taking</text:p>
          </table:table-cell>
          <table:table-cell office:value-type="string">
            <text:p>moma union square</text:p>
          </table:table-cell>
          <table:table-cell office:value-type="string">
            <text:p>oh mysterious man</text:p>
          </table:table-cell>
        </table:table-row>
        <table:table-row table:style-name="ro2">
          <table:table-cell office:value-type="string">
            <text:p>oh yes went</text:p>
          </table:table-cell>
          <table:table-cell office:value-type="string">
            <text:p>soy un aprensivo</text:p>
          </table:table-cell>
          <table:table-cell office:value-type="string">
            <text:p>watching wire awesome</text:p>
          </table:table-cell>
          <table:table-cell office:value-type="string">
            <text:p>girls house theres</text:p>
          </table:table-cell>
          <table:table-cell office:value-type="string">
            <text:p>divegroup scuba bonaire</text:p>
          </table:table-cell>
        </table:table-row>
        <table:table-row table:style-name="ro2">
          <table:table-cell office:value-type="string">
            <text:p>feelin fine ill</text:p>
          </table:table-cell>
          <table:table-cell office:value-type="string">
            <text:p>really hate spiders</text:p>
          </table:table-cell>
          <table:table-cell office:value-type="string">
            <text:p>undoubtedly draw blank</text:p>
          </table:table-cell>
          <table:table-cell office:value-type="string">
            <text:p>other copys other</text:p>
          </table:table-cell>
          <table:table-cell office:value-type="string">
            <text:p>solos entreg ndose</text:p>
          </table:table-cell>
        </table:table-row>
        <table:table-row table:style-name="ro2">
          <table:table-cell office:value-type="string">
            <text:p>into our house</text:p>
          </table:table-cell>
          <table:table-cell office:value-type="string">
            <text:p>soy igual desde</text:p>
          </table:table-cell>
          <table:table-cell office:value-type="string">
            <text:p>see any our</text:p>
          </table:table-cell>
          <table:table-cell office:value-type="string">
            <text:p>doing tomorrow going</text:p>
          </table:table-cell>
          <table:table-cell office:value-type="string">
            <text:p>work finnished grrr</text:p>
          </table:table-cell>
        </table:table-row>
        <table:table-row table:style-name="ro2">
          <table:table-cell office:value-type="string">
            <text:p>entre rocas otras</text:p>
          </table:table-cell>
          <table:table-cell office:value-type="string">
            <text:p>band rehearsal bus</text:p>
          </table:table-cell>
          <table:table-cell office:value-type="string">
            <text:p>bought some rad</text:p>
          </table:table-cell>
          <table:table-cell office:value-type="string">
            <text:p>chocolate covered potato</text:p>
          </table:table-cell>
          <table:table-cell office:value-type="string">
            <text:p>yeah friday class</text:p>
          </table:table-cell>
        </table:table-row>
        <table:table-row table:style-name="ro2">
          <table:table-cell office:value-type="string">
            <text:p>dont just set</text:p>
          </table:table-cell>
          <table:table-cell office:value-type="string">
            <text:p>sightseeing importantly just</text:p>
          </table:table-cell>
          <table:table-cell office:value-type="string">
            <text:p>think moon taking</text:p>
          </table:table-cell>
          <table:table-cell office:value-type="string">
            <text:p>mj funeral wants</text:p>
          </table:table-cell>
          <table:table-cell office:value-type="string">
            <text:p>just broke pages</text:p>
          </table:table-cell>
        </table:table-row>
        <table:table-row table:style-name="ro2">
          <table:table-cell office:value-type="string">
            <text:p>glad am home</text:p>
          </table:table-cell>
          <table:table-cell office:value-type="string">
            <text:p>tomorrow gonna long</text:p>
          </table:table-cell>
          <table:table-cell office:value-type="string">
            <text:p>pollution green peace</text:p>
          </table:table-cell>
          <table:table-cell office:value-type="string">
            <text:p>developing iron butt</text:p>
          </table:table-cell>
          <table:table-cell office:value-type="string">
            <text:p>fashion hard models</text:p>
          </table:table-cell>
        </table:table-row>
        <table:table-row table:style-name="ro2">
          <table:table-cell office:value-type="string">
            <text:p>stuck battlecreek night</text:p>
          </table:table-cell>
          <table:table-cell office:value-type="string">
            <text:p>walk pier llame</text:p>
          </table:table-cell>
          <table:table-cell office:value-type="string">
            <text:p>hell dani watson</text:p>
          </table:table-cell>
          <table:table-cell office:value-type="string">
            <text:p>our creator given</text:p>
          </table:table-cell>
          <table:table-cell office:value-type="string">
            <text:p>food tummy brighter</text:p>
          </table:table-cell>
        </table:table-row>
        <table:table-row table:style-name="ro2">
          <table:table-cell office:value-type="string">
            <text:p>him chicken soup</text:p>
          </table:table-cell>
          <table:table-cell office:value-type="string">
            <text:p>trick into thinking</text:p>
          </table:table-cell>
          <table:table-cell office:value-type="string">
            <text:p>prepared pour whole</text:p>
          </table:table-cell>
          <table:table-cell office:value-type="string">
            <text:p>take me riot</text:p>
          </table:table-cell>
          <table:table-cell office:value-type="string">
            <text:p>about play detroit</text:p>
          </table:table-cell>
        </table:table-row>
        <table:table-row table:style-name="ro2">
          <table:table-cell office:value-type="string">
            <text:p>shapes like puzzle</text:p>
          </table:table-cell>
          <table:table-cell office:value-type="string">
            <text:p>heard anything quite</text:p>
          </table:table-cell>
          <table:table-cell office:value-type="string">
            <text:p>reading textbooks excited</text:p>
          </table:table-cell>
          <table:table-cell office:value-type="string">
            <text:p>anyone place can</text:p>
          </table:table-cell>
          <table:table-cell office:value-type="string">
            <text:p>propname replace propname</text:p>
          </table:table-cell>
        </table:table-row>
        <table:table-row table:style-name="ro2">
          <table:table-cell office:value-type="string">
            <text:p>wait later tonight</text:p>
          </table:table-cell>
          <table:table-cell office:value-type="string">
            <text:p>going shopping studying</text:p>
          </table:table-cell>
          <table:table-cell office:value-type="string">
            <text:p>another awesome weekend</text:p>
          </table:table-cell>
          <table:table-cell office:value-type="string">
            <text:p>end up finishing</text:p>
          </table:table-cell>
          <table:table-cell office:value-type="string">
            <text:p>just turned down</text:p>
          </table:table-cell>
        </table:table-row>
        <table:table-row table:style-name="ro2">
          <table:table-cell office:value-type="string">
            <text:p>pictures playing my</text:p>
          </table:table-cell>
          <table:table-cell office:value-type="string">
            <text:p>far internet echo</text:p>
          </table:table-cell>
          <table:table-cell office:value-type="string">
            <text:p>funeral wants go</text:p>
          </table:table-cell>
          <table:table-cell office:value-type="string">
            <text:p>day furlough sad</text:p>
          </table:table-cell>
          <table:table-cell office:value-type="string">
            <text:p>really friendly brotherly</text:p>
          </table:table-cell>
        </table:table-row>
        <table:table-row table:style-name="ro2">
          <table:table-cell office:value-type="string">
            <text:p>ability breathe form</text:p>
          </table:table-cell>
          <table:table-cell office:value-type="string">
            <text:p>far talk about</text:p>
          </table:table-cell>
          <table:table-cell office:value-type="string">
            <text:p>class ring today</text:p>
          </table:table-cell>
          <table:table-cell office:value-type="string">
            <text:p>am pursuing pearl</text:p>
          </table:table-cell>
          <table:table-cell office:value-type="string">
            <text:p>dominating point shooting</text:p>
          </table:table-cell>
        </table:table-row>
        <table:table-row table:style-name="ro2">
          <table:table-cell office:value-type="string">
            <text:p>dog cafe then</text:p>
          </table:table-cell>
          <table:table-cell office:value-type="string">
            <text:p>olive garden tonight</text:p>
          </table:table-cell>
          <table:table-cell office:value-type="string">
            <text:p>devising ways oust</text:p>
          </table:table-cell>
          <table:table-cell office:value-type="string">
            <text:p>day holiday shopping</text:p>
          </table:table-cell>
          <table:table-cell office:value-type="string">
            <text:p>am much better</text:p>
          </table:table-cell>
        </table:table-row>
        <table:table-row table:style-name="ro2">
          <table:table-cell office:value-type="string">
            <text:p>box box won</text:p>
          </table:table-cell>
          <table:table-cell office:value-type="string">
            <text:p>immigration center norwegian</text:p>
          </table:table-cell>
          <table:table-cell office:value-type="string">
            <text:p>beautiful experience can</text:p>
          </table:table-cell>
          <table:table-cell office:value-type="string">
            <text:p>leaves feet above</text:p>
          </table:table-cell>
          <table:table-cell office:value-type="string">
            <text:p>terie et commence</text:p>
          </table:table-cell>
        </table:table-row>
        <table:table-row table:style-name="ro2">
          <table:table-cell office:value-type="string">
            <text:p>against gofers then</text:p>
          </table:table-cell>
          <table:table-cell office:value-type="string">
            <text:p>told me used</text:p>
          </table:table-cell>
          <table:table-cell office:value-type="string">
            <text:p>friends must either</text:p>
          </table:table-cell>
          <table:table-cell office:value-type="string">
            <text:p>mechanisms magic subconciously</text:p>
          </table:table-cell>
          <table:table-cell office:value-type="string">
            <text:p>elvis cupcake oh</text:p>
          </table:table-cell>
        </table:table-row>
        <table:table-row table:style-name="ro2">
          <table:table-cell office:value-type="string">
            <text:p>hence longer able</text:p>
          </table:table-cell>
          <table:table-cell office:value-type="string">
            <text:p>want talk never</text:p>
          </table:table-cell>
          <table:table-cell office:value-type="string">
            <text:p>almost wish studying</text:p>
          </table:table-cell>
          <table:table-cell office:value-type="string">
            <text:p>compound fracture compound</text:p>
          </table:table-cell>
          <table:table-cell office:value-type="string">
            <text:p>necessary then gedonen</text:p>
          </table:table-cell>
        </table:table-row>
        <table:table-row table:style-name="ro2">
          <table:table-cell office:value-type="string">
            <text:p>status commented once</text:p>
          </table:table-cell>
          <table:table-cell office:value-type="string">
            <text:p>york personality amazing</text:p>
          </table:table-cell>
          <table:table-cell office:value-type="string">
            <text:p>politics policy recommend</text:p>
          </table:table-cell>
          <table:table-cell office:value-type="string">
            <text:p>weather today kinda</text:p>
          </table:table-cell>
          <table:table-cell office:value-type="string">
            <text:p>winter games begin</text:p>
          </table:table-cell>
        </table:table-row>
        <table:table-row table:style-name="ro2">
          <table:table-cell office:value-type="string">
            <text:p>moved die asks</text:p>
          </table:table-cell>
          <table:table-cell office:value-type="string">
            <text:p>bras lately stupid</text:p>
          </table:table-cell>
          <table:table-cell office:value-type="string">
            <text:p>someone might mistake</text:p>
          </table:table-cell>
          <table:table-cell office:value-type="string">
            <text:p>awareness research proactively</text:p>
          </table:table-cell>
          <table:table-cell office:value-type="string">
            <text:p>can catch back</text:p>
          </table:table-cell>
        </table:table-row>
        <table:table-row table:style-name="ro2">
          <table:table-cell office:value-type="string">
            <text:p>before disappears back</text:p>
          </table:table-cell>
          <table:table-cell office:value-type="string">
            <text:p>astronauts cave men</text:p>
          </table:table-cell>
          <table:table-cell office:value-type="string">
            <text:p>might end tonight</text:p>
          </table:table-cell>
          <table:table-cell office:value-type="string">
            <text:p>mon birthday le</text:p>
          </table:table-cell>
          <table:table-cell office:value-type="string">
            <text:p>worrying about aria</text:p>
          </table:table-cell>
        </table:table-row>
        <table:table-row table:style-name="ro2">
          <table:table-cell office:value-type="string">
            <text:p>propname propname tonight</text:p>
          </table:table-cell>
          <table:table-cell office:value-type="string">
            <text:p>stupid radical jerks</text:p>
          </table:table-cell>
          <table:table-cell office:value-type="string">
            <text:p>write read through</text:p>
          </table:table-cell>
          <table:table-cell office:value-type="string">
            <text:p>dee propname half</text:p>
          </table:table-cell>
          <table:table-cell office:value-type="string">
            <text:p>how believed evolution</text:p>
          </table:table-cell>
        </table:table-row>
        <table:table-row table:style-name="ro2">
          <table:table-cell office:value-type="string">
            <text:p>means industrious labor</text:p>
          </table:table-cell>
          <table:table-cell office:value-type="string">
            <text:p>out like grapes</text:p>
          </table:table-cell>
          <table:table-cell office:value-type="string">
            <text:p>college cheerleader calling</text:p>
          </table:table-cell>
          <table:table-cell office:value-type="string">
            <text:p>never physically sick</text:p>
          </table:table-cell>
          <table:table-cell office:value-type="string">
            <text:p>me back early</text:p>
          </table:table-cell>
        </table:table-row>
        <table:table-row table:style-name="ro2">
          <table:table-cell office:value-type="string">
            <text:p>guy long beard</text:p>
          </table:table-cell>
          <table:table-cell office:value-type="string">
            <text:p>night out friends</text:p>
          </table:table-cell>
          <table:table-cell office:value-type="string">
            <text:p>broken weak weakness</text:p>
          </table:table-cell>
          <table:table-cell office:value-type="string">
            <text:p>dont know depression</text:p>
          </table:table-cell>
          <table:table-cell office:value-type="string">
            <text:p>friend else real</text:p>
          </table:table-cell>
        </table:table-row>
        <table:table-row table:style-name="ro2">
          <table:table-cell office:value-type="string">
            <text:p>supported political analysts</text:p>
          </table:table-cell>
          <table:table-cell office:value-type="string">
            <text:p>entre rocas otras</text:p>
          </table:table-cell>
          <table:table-cell office:value-type="string">
            <text:p>bar tonight anyone</text:p>
          </table:table-cell>
          <table:table-cell office:value-type="string">
            <text:p>night nothing hold</text:p>
          </table:table-cell>
          <table:table-cell office:value-type="string">
            <text:p>must embrace pain</text:p>
          </table:table-cell>
        </table:table-row>
        <table:table-row table:style-name="ro2">
          <table:table-cell office:value-type="string">
            <text:p>thinking about my</text:p>
          </table:table-cell>
          <table:table-cell office:value-type="string">
            <text:p>trial ad animal</text:p>
          </table:table-cell>
          <table:table-cell office:value-type="string">
            <text:p>my daddy always</text:p>
          </table:table-cell>
          <table:table-cell office:value-type="string">
            <text:p>happens construction workers</text:p>
          </table:table-cell>
          <table:table-cell office:value-type="string">
            <text:p>interfere doing propname</text:p>
          </table:table-cell>
        </table:table-row>
        <table:table-row table:style-name="ro2">
          <table:table-cell office:value-type="string">
            <text:p>male female definition</text:p>
          </table:table-cell>
          <table:table-cell office:value-type="string">
            <text:p>skool next year</text:p>
          </table:table-cell>
          <table:table-cell office:value-type="string">
            <text:p>part our intrepid</text:p>
          </table:table-cell>
          <table:table-cell office:value-type="string">
            <text:p>zoo old guy</text:p>
          </table:table-cell>
          <table:table-cell office:value-type="string">
            <text:p>figure out song</text:p>
          </table:table-cell>
        </table:table-row>
        <table:table-row table:style-name="ro2">
          <table:table-cell office:value-type="string">
            <text:p>mine my best</text:p>
          </table:table-cell>
          <table:table-cell office:value-type="string">
            <text:p>want independence thingy</text:p>
          </table:table-cell>
          <table:table-cell office:value-type="string">
            <text:p>coal christmas every</text:p>
          </table:table-cell>
          <table:table-cell office:value-type="string">
            <text:p>nye come my</text:p>
          </table:table-cell>
          <table:table-cell office:value-type="string">
            <text:p>taking fork lift</text:p>
          </table:table-cell>
        </table:table-row>
        <table:table-row table:style-name="ro2">
          <table:table-cell office:value-type="string">
            <text:p>museum natural history</text:p>
          </table:table-cell>
          <table:table-cell office:value-type="string">
            <text:p>shapes like puzzle</text:p>
          </table:table-cell>
          <table:table-cell office:value-type="string">
            <text:p>stroganoff waiting hubby</text:p>
          </table:table-cell>
          <table:table-cell office:value-type="string">
            <text:p>fighting computers continuously</text:p>
          </table:table-cell>
          <table:table-cell office:value-type="string">
            <text:p>damn giddy about</text:p>
          </table:table-cell>
        </table:table-row>
        <table:table-row table:style-name="ro2">
          <table:table-cell office:value-type="string">
            <text:p>speech brought me</text:p>
          </table:table-cell>
          <table:table-cell office:value-type="string">
            <text:p>dancing saturday morning</text:p>
          </table:table-cell>
          <table:table-cell office:value-type="string">
            <text:p>thunderstorm hail good</text:p>
          </table:table-cell>
          <table:table-cell office:value-type="string">
            <text:p>gq happy buying</text:p>
          </table:table-cell>
          <table:table-cell office:value-type="string">
            <text:p>ups martini propname</text:p>
          </table:table-cell>
        </table:table-row>
        <table:table-row table:style-name="ro2">
          <table:table-cell office:value-type="string">
            <text:p>change things up</text:p>
          </table:table-cell>
          <table:table-cell office:value-type="string">
            <text:p>mark july your</text:p>
          </table:table-cell>
          <table:table-cell office:value-type="string">
            <text:p>very pleased himself</text:p>
          </table:table-cell>
          <table:table-cell office:value-type="string">
            <text:p>feel answer learn</text:p>
          </table:table-cell>
          <table:table-cell office:value-type="string">
            <text:p>natural science museum</text:p>
          </table:table-cell>
        </table:table-row>
        <table:table-row table:style-name="ro2">
          <table:table-cell office:value-type="string">
            <text:p>while get used</text:p>
          </table:table-cell>
          <table:table-cell office:value-type="string">
            <text:p>never saw coming</text:p>
          </table:table-cell>
          <table:table-cell office:value-type="string">
            <text:p>around loves xxxx</text:p>
          </table:table-cell>
          <table:table-cell office:value-type="string">
            <text:p>hoping find someone</text:p>
          </table:table-cell>
          <table:table-cell office:value-type="string">
            <text:p>like restless wind</text:p>
          </table:table-cell>
        </table:table-row>
        <table:table-row table:style-name="ro2">
          <table:table-cell office:value-type="string">
            <text:p>tomorrow hmmmm almost</text:p>
          </table:table-cell>
          <table:table-cell office:value-type="string">
            <text:p>toothpaste infomercial draw</text:p>
          </table:table-cell>
          <table:table-cell office:value-type="string">
            <text:p>propname returned york</text:p>
          </table:table-cell>
          <table:table-cell office:value-type="string">
            <text:p>snuggie watching telathon</text:p>
          </table:table-cell>
          <table:table-cell office:value-type="string">
            <text:p>aawww feel like</text:p>
          </table:table-cell>
        </table:table-row>
        <table:table-row table:style-name="ro2">
          <table:table-cell office:value-type="string">
            <text:p>me feel truely</text:p>
          </table:table-cell>
          <table:table-cell office:value-type="string">
            <text:p>status commented once</text:p>
          </table:table-cell>
          <table:table-cell office:value-type="string">
            <text:p>upsydaisy igglepiggle kissin</text:p>
          </table:table-cell>
          <table:table-cell office:value-type="string">
            <text:p>life nobody elses</text:p>
          </table:table-cell>
          <table:table-cell office:value-type="string">
            <text:p>american songs ich</text:p>
          </table:table-cell>
        </table:table-row>
        <table:table-row table:style-name="ro2">
          <table:table-cell office:value-type="string">
            <text:p>civ pro monday</text:p>
          </table:table-cell>
          <table:table-cell office:value-type="string">
            <text:p>can crazy stuff</text:p>
          </table:table-cell>
          <table:table-cell office:value-type="string">
            <text:p>purging non believers</text:p>
          </table:table-cell>
          <table:table-cell office:value-type="string">
            <text:p>funny cosmic joke</text:p>
          </table:table-cell>
          <table:table-cell office:value-type="string">
            <text:p>back late nighter</text:p>
          </table:table-cell>
        </table:table-row>
        <table:table-row table:style-name="ro2">
          <table:table-cell office:value-type="string">
            <text:p>got boom boom</text:p>
          </table:table-cell>
          <table:table-cell office:value-type="string">
            <text:p>propname propname tonight</text:p>
          </table:table-cell>
          <table:table-cell office:value-type="string">
            <text:p>reason im here</text:p>
          </table:table-cell>
          <table:table-cell office:value-type="string">
            <text:p>twice am whole</text:p>
          </table:table-cell>
          <table:table-cell office:value-type="string">
            <text:p>rejects national healthcare</text:p>
          </table:table-cell>
        </table:table-row>
        <table:table-row table:style-name="ro2">
          <table:table-cell office:value-type="string">
            <text:p>thick branchs near</text:p>
          </table:table-cell>
          <table:table-cell office:value-type="string">
            <text:p>anxiously awaiting weekend</text:p>
          </table:table-cell>
          <table:table-cell office:value-type="string">
            <text:p>miss weekend might</text:p>
          </table:table-cell>
          <table:table-cell office:value-type="string">
            <text:p>sigh my life</text:p>
          </table:table-cell>
          <table:table-cell office:value-type="string">
            <text:p>me im wandering</text:p>
          </table:table-cell>
        </table:table-row>
        <table:table-row table:style-name="ro2">
          <table:table-cell office:value-type="string">
            <text:p>difficult see make</text:p>
          </table:table-cell>
          <table:table-cell office:value-type="string">
            <text:p>moment dont want</text:p>
          </table:table-cell>
          <table:table-cell office:value-type="string">
            <text:p>should work birthday</text:p>
          </table:table-cell>
          <table:table-cell office:value-type="string">
            <text:p>section row only</text:p>
          </table:table-cell>
          <table:table-cell office:value-type="string">
            <text:p>hurts sometimes into</text:p>
          </table:table-cell>
        </table:table-row>
        <table:table-row table:style-name="ro2">
          <table:table-cell office:value-type="string">
            <text:p>misses buddies back</text:p>
          </table:table-cell>
          <table:table-cell office:value-type="string">
            <text:p>love god them</text:p>
          </table:table-cell>
          <table:table-cell office:value-type="string">
            <text:p>really nice person</text:p>
          </table:table-cell>
          <table:table-cell office:value-type="string">
            <text:p>wants like cute</text:p>
          </table:table-cell>
          <table:table-cell office:value-type="string">
            <text:p>kill rita im</text:p>
          </table:table-cell>
        </table:table-row>
        <table:table-row table:style-name="ro2">
          <table:table-cell office:value-type="string">
            <text:p>drawn helicopter circling</text:p>
          </table:table-cell>
          <table:table-cell office:value-type="string">
            <text:p>nat science final</text:p>
          </table:table-cell>
          <table:table-cell office:value-type="string">
            <text:p>ah well random</text:p>
          </table:table-cell>
          <table:table-cell office:value-type="string">
            <text:p>made me smile</text:p>
          </table:table-cell>
          <table:table-cell office:value-type="string">
            <text:p>resort cant because</text:p>
          </table:table-cell>
        </table:table-row>
        <table:table-row table:style-name="ro2">
          <table:table-cell office:value-type="string">
            <text:p>tv great classic</text:p>
          </table:table-cell>
          <table:table-cell office:value-type="string">
            <text:p>now long stay</text:p>
          </table:table-cell>
          <table:table-cell office:value-type="string">
            <text:p>go gently into</text:p>
          </table:table-cell>
          <table:table-cell office:value-type="string">
            <text:p>made me giggle</text:p>
          </table:table-cell>
          <table:table-cell office:value-type="string">
            <text:p>stable called stability</text:p>
          </table:table-cell>
        </table:table-row>
        <table:table-row table:style-name="ro2">
          <table:table-cell office:value-type="string">
            <text:p>beer then grow</text:p>
          </table:table-cell>
          <table:table-cell office:value-type="string">
            <text:p>wishing friend best</text:p>
          </table:table-cell>
          <table:table-cell office:value-type="string">
            <text:p>nature face rain</text:p>
          </table:table-cell>
          <table:table-cell office:value-type="string">
            <text:p>great holiday xxxx</text:p>
          </table:table-cell>
          <table:table-cell office:value-type="string">
            <text:p>irritated almost time</text:p>
          </table:table-cell>
        </table:table-row>
        <table:table-row table:style-name="ro2">
          <table:table-cell office:value-type="string">
            <text:p>thank veteran dammit</text:p>
          </table:table-cell>
          <table:table-cell office:value-type="string">
            <text:p>supported political analysts</text:p>
          </table:table-cell>
          <table:table-cell office:value-type="string">
            <text:p>like power lines</text:p>
          </table:table-cell>
          <table:table-cell office:value-type="string">
            <text:p>cards take send</text:p>
          </table:table-cell>
          <table:table-cell office:value-type="string">
            <text:p>make things use</text:p>
          </table:table-cell>
        </table:table-row>
        <table:table-row table:style-name="ro2">
          <table:table-cell office:value-type="string">
            <text:p>night planned state</text:p>
          </table:table-cell>
          <table:table-cell office:value-type="string">
            <text:p>friend while watching</text:p>
          </table:table-cell>
          <table:table-cell office:value-type="string">
            <text:p>artisitic expression everything</text:p>
          </table:table-cell>
          <table:table-cell office:value-type="string">
            <text:p>loving gig praying</text:p>
          </table:table-cell>
          <table:table-cell office:value-type="string">
            <text:p>city weekend detroit</text:p>
          </table:table-cell>
        </table:table-row>
        <table:table-row table:style-name="ro2">
          <table:table-cell office:value-type="string">
            <text:p>actually virgo lol</text:p>
          </table:table-cell>
          <table:table-cell office:value-type="string">
            <text:p>only day last</text:p>
          </table:table-cell>
          <table:table-cell office:value-type="string">
            <text:p>vocab tricks memorizing</text:p>
          </table:table-cell>
          <table:table-cell office:value-type="string">
            <text:p>msu edu doesnt</text:p>
          </table:table-cell>
          <table:table-cell office:value-type="string">
            <text:p>stumbleupon stopped working</text:p>
          </table:table-cell>
        </table:table-row>
        <table:table-row table:style-name="ro2">
          <table:table-cell office:value-type="string">
            <text:p>class back apt</text:p>
          </table:table-cell>
          <table:table-cell office:value-type="string">
            <text:p>paste keep wave</text:p>
          </table:table-cell>
          <table:table-cell office:value-type="string">
            <text:p>bad really skillful</text:p>
          </table:table-cell>
          <table:table-cell office:value-type="string">
            <text:p>propname should thanked</text:p>
          </table:table-cell>
          <table:table-cell office:value-type="string">
            <text:p>junior abroad london</text:p>
          </table:table-cell>
        </table:table-row>
        <table:table-row table:style-name="ro2">
          <table:table-cell office:value-type="string">
            <text:p>work am tired</text:p>
          </table:table-cell>
          <table:table-cell office:value-type="string">
            <text:p>job college graduate</text:p>
          </table:table-cell>
          <table:table-cell office:value-type="string">
            <text:p>my coworkers always</text:p>
          </table:table-cell>
          <table:table-cell office:value-type="string">
            <text:p>stan after work</text:p>
          </table:table-cell>
          <table:table-cell office:value-type="string">
            <text:p>generation forget raised</text:p>
          </table:table-cell>
        </table:table-row>
        <table:table-row table:style-name="ro2">
          <table:table-cell office:value-type="string">
            <text:p>area idea whats</text:p>
          </table:table-cell>
          <table:table-cell office:value-type="string">
            <text:p>outsider im right</text:p>
          </table:table-cell>
          <table:table-cell office:value-type="string">
            <text:p>won close still</text:p>
          </table:table-cell>
          <table:table-cell office:value-type="string">
            <text:p>accidental can sure</text:p>
          </table:table-cell>
          <table:table-cell office:value-type="string">
            <text:p>up into my</text:p>
          </table:table-cell>
        </table:table-row>
        <table:table-row table:style-name="ro2">
          <table:table-cell office:value-type="string">
            <text:p>orders today sick</text:p>
          </table:table-cell>
          <table:table-cell office:value-type="string">
            <text:p>depaul today least</text:p>
          </table:table-cell>
          <table:table-cell office:value-type="string">
            <text:p>sequential allnighters having</text:p>
          </table:table-cell>
          <table:table-cell office:value-type="string">
            <text:p>me place without</text:p>
          </table:table-cell>
          <table:table-cell office:value-type="string">
            <text:p>cousin play computer</text:p>
          </table:table-cell>
        </table:table-row>
        <table:table-row table:style-name="ro2">
          <table:table-cell office:value-type="string">
            <text:p>love life cant</text:p>
          </table:table-cell>
          <table:table-cell office:value-type="string">
            <text:p>mine my best</text:p>
          </table:table-cell>
          <table:table-cell office:value-type="string">
            <text:p>poked yelled old</text:p>
          </table:table-cell>
          <table:table-cell office:value-type="string">
            <text:p>sleep weekend get</text:p>
          </table:table-cell>
          <table:table-cell office:value-type="string">
            <text:p>house brother cedar</text:p>
          </table:table-cell>
        </table:table-row>
        <table:table-row table:style-name="ro2">
          <table:table-cell office:value-type="string">
            <text:p>catching up sleep</text:p>
          </table:table-cell>
          <table:table-cell office:value-type="string">
            <text:p>inbox any question</text:p>
          </table:table-cell>
          <table:table-cell office:value-type="string">
            <text:p>snow reedsburg im</text:p>
          </table:table-cell>
          <table:table-cell office:value-type="string">
            <text:p>gerbil cage did</text:p>
          </table:table-cell>
          <table:table-cell office:value-type="string">
            <text:p>seem really propname</text:p>
          </table:table-cell>
        </table:table-row>
        <table:table-row table:style-name="ro2">
          <table:table-cell office:value-type="string">
            <text:p>like times pains</text:p>
          </table:table-cell>
          <table:table-cell office:value-type="string">
            <text:p>work pick up</text:p>
          </table:table-cell>
          <table:table-cell office:value-type="string">
            <text:p>easy fast meaningful</text:p>
          </table:table-cell>
          <table:table-cell office:value-type="string">
            <text:p>ice cream cone</text:p>
          </table:table-cell>
          <table:table-cell office:value-type="string">
            <text:p>sell black market</text:p>
          </table:table-cell>
        </table:table-row>
        <table:table-row table:style-name="ro2">
          <table:table-cell office:value-type="string">
            <text:p>show almost over</text:p>
          </table:table-cell>
          <table:table-cell office:value-type="string">
            <text:p>need ever come</text:p>
          </table:table-cell>
          <table:table-cell office:value-type="string">
            <text:p>next criminal minds</text:p>
          </table:table-cell>
          <table:table-cell office:value-type="string">
            <text:p>little surf my</text:p>
          </table:table-cell>
          <table:table-cell office:value-type="string">
            <text:p>redemption about watch</text:p>
          </table:table-cell>
        </table:table-row>
        <table:table-row table:style-name="ro2">
          <table:table-cell office:value-type="string">
            <text:p>gave great show</text:p>
          </table:table-cell>
          <table:table-cell office:value-type="string">
            <text:p>carrying without him</text:p>
          </table:table-cell>
          <table:table-cell office:value-type="string">
            <text:p>faithfourone batch only</text:p>
          </table:table-cell>
          <table:table-cell office:value-type="string">
            <text:p>back dyer thank</text:p>
          </table:table-cell>
          <table:table-cell office:value-type="string">
            <text:p>thinking sign freckles</text:p>
          </table:table-cell>
        </table:table-row>
        <table:table-row table:style-name="ro2">
          <table:table-cell office:value-type="string">
            <text:p>sick sick kids</text:p>
          </table:table-cell>
          <table:table-cell office:value-type="string">
            <text:p>than intellectuals colonial</text:p>
          </table:table-cell>
          <table:table-cell office:value-type="string">
            <text:p>never pretend love</text:p>
          </table:table-cell>
          <table:table-cell office:value-type="string">
            <text:p>frowned upon societies</text:p>
          </table:table-cell>
          <table:table-cell office:value-type="string">
            <text:p>fake extremely real</text:p>
          </table:table-cell>
        </table:table-row>
        <table:table-row table:style-name="ro2">
          <table:table-cell office:value-type="string">
            <text:p>me siento apenas</text:p>
          </table:table-cell>
          <table:table-cell office:value-type="string">
            <text:p>bare tre uker</text:p>
          </table:table-cell>
          <table:table-cell office:value-type="string">
            <text:p>leave waco forever</text:p>
          </table:table-cell>
          <table:table-cell office:value-type="string">
            <text:p>everyone love being</text:p>
          </table:table-cell>
          <table:table-cell office:value-type="string">
            <text:p>thought single text</text:p>
          </table:table-cell>
        </table:table-row>
        <table:table-row table:style-name="ro2">
          <table:table-cell office:value-type="string">
            <text:p>made bird right</text:p>
          </table:table-cell>
          <table:table-cell office:value-type="string">
            <text:p>symbolism talking ragdolls</text:p>
          </table:table-cell>
          <table:table-cell office:value-type="string">
            <text:p>mood why cant</text:p>
          </table:table-cell>
          <table:table-cell office:value-type="string">
            <text:p>phone decide isnt</text:p>
          </table:table-cell>
          <table:table-cell office:value-type="string">
            <text:p>online closed beta</text:p>
          </table:table-cell>
        </table:table-row>
        <table:table-row table:style-name="ro2">
          <table:table-cell office:value-type="string">
            <text:p>apart continuous traffic</text:p>
          </table:table-cell>
          <table:table-cell office:value-type="string">
            <text:p>fucking way rather</text:p>
          </table:table-cell>
          <table:table-cell office:value-type="string">
            <text:p>podkanva vseki koito</text:p>
          </table:table-cell>
          <table:table-cell office:value-type="string">
            <text:p>me senator propname</text:p>
          </table:table-cell>
          <table:table-cell office:value-type="string">
            <text:p>anticipating tonights criminal</text:p>
          </table:table-cell>
        </table:table-row>
        <table:table-row table:style-name="ro2">
          <table:table-cell office:value-type="string">
            <text:p>john bound days</text:p>
          </table:table-cell>
          <table:table-cell office:value-type="string">
            <text:p>exams flying colors</text:p>
          </table:table-cell>
          <table:table-cell office:value-type="string">
            <text:p>vintage prada penny</text:p>
          </table:table-cell>
          <table:table-cell office:value-type="string">
            <text:p>quite sure how</text:p>
          </table:table-cell>
          <table:table-cell office:value-type="string">
            <text:p>right up philip</text:p>
          </table:table-cell>
        </table:table-row>
        <table:table-row table:style-name="ro2">
          <table:table-cell office:value-type="string">
            <text:p>inevitably begins pounding</text:p>
          </table:table-cell>
          <table:table-cell office:value-type="string">
            <text:p>river reach my</text:p>
          </table:table-cell>
          <table:table-cell office:value-type="string">
            <text:p>day camping trip</text:p>
          </table:table-cell>
          <table:table-cell office:value-type="string">
            <text:p>membership heated pool</text:p>
          </table:table-cell>
          <table:table-cell office:value-type="string">
            <text:p>hate integrations worst</text:p>
          </table:table-cell>
        </table:table-row>
        <table:table-row table:style-name="ro2">
          <table:table-cell office:value-type="string">
            <text:p>market mil wonder</text:p>
          </table:table-cell>
          <table:table-cell office:value-type="string">
            <text:p>saw propname wtc</text:p>
          </table:table-cell>
          <table:table-cell office:value-type="string">
            <text:p>other than miracle</text:p>
          </table:table-cell>
          <table:table-cell office:value-type="string">
            <text:p>cape breton sit</text:p>
          </table:table-cell>
          <table:table-cell office:value-type="string">
            <text:p>fuck yeah lol</text:p>
          </table:table-cell>
        </table:table-row>
        <table:table-row table:style-name="ro2">
          <table:table-cell office:value-type="string">
            <text:p>selfish ones propname</text:p>
          </table:table-cell>
          <table:table-cell office:value-type="string">
            <text:p>difficult see make</text:p>
          </table:table-cell>
          <table:table-cell office:value-type="string">
            <text:p>time low tolerance</text:p>
          </table:table-cell>
          <table:table-cell office:value-type="string">
            <text:p>sunday night showing</text:p>
          </table:table-cell>
          <table:table-cell office:value-type="string">
            <text:p>hope steelers can</text:p>
          </table:table-cell>
        </table:table-row>
        <table:table-row table:style-name="ro2">
          <table:table-cell office:value-type="string">
            <text:p>should frozen carbonite</text:p>
          </table:table-cell>
          <table:table-cell office:value-type="string">
            <text:p>tv great classic</text:p>
          </table:table-cell>
          <table:table-cell office:value-type="string">
            <text:p>tingling thats nerve</text:p>
          </table:table-cell>
          <table:table-cell office:value-type="string">
            <text:p>after email arsherrin</text:p>
          </table:table-cell>
          <table:table-cell office:value-type="string">
            <text:p>lack sleep makes</text:p>
          </table:table-cell>
        </table:table-row>
        <table:table-row table:style-name="ro2">
          <table:table-cell office:value-type="string">
            <text:p>uhhhhh how intense</text:p>
          </table:table-cell>
          <table:table-cell office:value-type="string">
            <text:p>doctor many many</text:p>
          </table:table-cell>
          <table:table-cell office:value-type="string">
            <text:p>gay disease people</text:p>
          </table:table-cell>
          <table:table-cell office:value-type="string">
            <text:p>model selection matlab</text:p>
          </table:table-cell>
          <table:table-cell office:value-type="string">
            <text:p>gigu re avec</text:p>
          </table:table-cell>
        </table:table-row>
        <table:table-row table:style-name="ro2">
          <table:table-cell office:value-type="string">
            <text:p>wrong me soon</text:p>
          </table:table-cell>
          <table:table-cell office:value-type="string">
            <text:p>thank veteran dammit</text:p>
          </table:table-cell>
          <table:table-cell office:value-type="string">
            <text:p>me change my</text:p>
          </table:table-cell>
          <table:table-cell office:value-type="string">
            <text:p>three hours today</text:p>
          </table:table-cell>
          <table:table-cell office:value-type="string">
            <text:p>my college life</text:p>
          </table:table-cell>
        </table:table-row>
        <table:table-row table:style-name="ro2">
          <table:table-cell office:value-type="string">
            <text:p>rock fuck out</text:p>
          </table:table-cell>
          <table:table-cell office:value-type="string">
            <text:p>like worlds biggest</text:p>
          </table:table-cell>
          <table:table-cell office:value-type="string">
            <text:p>tonight anyone want</text:p>
          </table:table-cell>
          <table:table-cell office:value-type="string">
            <text:p>international fireworks competition</text:p>
          </table:table-cell>
          <table:table-cell office:value-type="string">
            <text:p>vancouver wednesday night</text:p>
          </table:table-cell>
        </table:table-row>
        <table:table-row table:style-name="ro2">
          <table:table-cell office:value-type="string">
            <text:p>reset because recent</text:p>
          </table:table-cell>
          <table:table-cell office:value-type="string">
            <text:p>exam tomorrow huh</text:p>
          </table:table-cell>
          <table:table-cell office:value-type="string">
            <text:p>tonight run propname</text:p>
          </table:table-cell>
          <table:table-cell office:value-type="string">
            <text:p>carlisle going happen</text:p>
          </table:table-cell>
          <table:table-cell office:value-type="string">
            <text:p>men should learn</text:p>
          </table:table-cell>
        </table:table-row>
        <table:table-row table:style-name="ro2">
          <table:table-cell office:value-type="string">
            <text:p>today finds moms</text:p>
          </table:table-cell>
          <table:table-cell office:value-type="string">
            <text:p>life about knowing</text:p>
          </table:table-cell>
          <table:table-cell office:value-type="string">
            <text:p>how filter facebook</text:p>
          </table:table-cell>
          <table:table-cell office:value-type="string">
            <text:p>issue same proponents</text:p>
          </table:table-cell>
          <table:table-cell office:value-type="string">
            <text:p>like me present</text:p>
          </table:table-cell>
        </table:table-row>
        <table:table-row table:style-name="ro2">
          <table:table-cell office:value-type="string">
            <text:p>mmm mmm turkey</text:p>
          </table:table-cell>
          <table:table-cell office:value-type="string">
            <text:p>invisible members turned</text:p>
          </table:table-cell>
          <table:table-cell office:value-type="string">
            <text:p>tv lol guess</text:p>
          </table:table-cell>
          <table:table-cell office:value-type="string">
            <text:p>my house cool</text:p>
          </table:table-cell>
          <table:table-cell office:value-type="string">
            <text:p>san juan del</text:p>
          </table:table-cell>
        </table:table-row>
        <table:table-row table:style-name="ro2">
          <table:table-cell office:value-type="string">
            <text:p>big bear until</text:p>
          </table:table-cell>
          <table:table-cell office:value-type="string">
            <text:p>blog isnt helping</text:p>
          </table:table-cell>
          <table:table-cell office:value-type="string">
            <text:p>poor girls doing</text:p>
          </table:table-cell>
          <table:table-cell office:value-type="string">
            <text:p>oh god why</text:p>
          </table:table-cell>
          <table:table-cell office:value-type="string">
            <text:p>crawl into bed</text:p>
          </table:table-cell>
        </table:table-row>
        <table:table-row table:style-name="ro2">
          <table:table-cell office:value-type="string">
            <text:p>hat out natty</text:p>
          </table:table-cell>
          <table:table-cell office:value-type="string">
            <text:p>furlough scheduling mistake</text:p>
          </table:table-cell>
          <table:table-cell office:value-type="string">
            <text:p>bitter blue turn</text:p>
          </table:table-cell>
          <table:table-cell office:value-type="string">
            <text:p>here waste too</text:p>
          </table:table-cell>
          <table:table-cell office:value-type="string">
            <text:p>lib alex night</text:p>
          </table:table-cell>
        </table:table-row>
        <table:table-row table:style-name="ro2">
          <table:table-cell office:value-type="string">
            <text:p>grapple problems tens</text:p>
          </table:table-cell>
          <table:table-cell office:value-type="string">
            <text:p>got some fantastic</text:p>
          </table:table-cell>
          <table:table-cell office:value-type="string">
            <text:p>living someone elses</text:p>
          </table:table-cell>
          <table:table-cell office:value-type="string">
            <text:p>photos mjs kids</text:p>
          </table:table-cell>
          <table:table-cell office:value-type="string">
            <text:p>car wash our</text:p>
          </table:table-cell>
        </table:table-row>
        <table:table-row table:style-name="ro2">
          <table:table-cell office:value-type="string">
            <text:p>enough non perishable</text:p>
          </table:table-cell>
          <table:table-cell office:value-type="string">
            <text:p>man sold kidney</text:p>
          </table:table-cell>
          <table:table-cell office:value-type="string">
            <text:p>week my companys</text:p>
          </table:table-cell>
          <table:table-cell office:value-type="string">
            <text:p>complex pointed right</text:p>
          </table:table-cell>
          <table:table-cell office:value-type="string">
            <text:p>nuke site orbit</text:p>
          </table:table-cell>
        </table:table-row>
        <table:table-row table:style-name="ro2">
          <table:table-cell office:value-type="string">
            <text:p>little guy after</text:p>
          </table:table-cell>
          <table:table-cell office:value-type="string">
            <text:p>down your chimney</text:p>
          </table:table-cell>
          <table:table-cell office:value-type="string">
            <text:p>trivia tonight ish</text:p>
          </table:table-cell>
          <table:table-cell office:value-type="string">
            <text:p>turned wallet dislikes</text:p>
          </table:table-cell>
          <table:table-cell office:value-type="string">
            <text:p>really take cancer</text:p>
          </table:table-cell>
        </table:table-row>
        <table:table-row table:style-name="ro2">
          <table:table-cell office:value-type="string">
            <text:p>finally found propname</text:p>
          </table:table-cell>
          <table:table-cell office:value-type="string">
            <text:p>my inbox any</text:p>
          </table:table-cell>
          <table:table-cell office:value-type="string">
            <text:p>worthy lamb worthy</text:p>
          </table:table-cell>
          <table:table-cell office:value-type="string">
            <text:p>then some homework</text:p>
          </table:table-cell>
          <table:table-cell office:value-type="string">
            <text:p>just listened waiting</text:p>
          </table:table-cell>
        </table:table-row>
        <table:table-row table:style-name="ro2">
          <table:table-cell office:value-type="string">
            <text:p>drawn list good</text:p>
          </table:table-cell>
          <table:table-cell office:value-type="string">
            <text:p>love my coworkers</text:p>
          </table:table-cell>
          <table:table-cell office:value-type="string">
            <text:p>just start telling</text:p>
          </table:table-cell>
          <table:table-cell office:value-type="string">
            <text:p>life collective level</text:p>
          </table:table-cell>
          <table:table-cell office:value-type="string">
            <text:p>until my eyeballs</text:p>
          </table:table-cell>
        </table:table-row>
        <table:table-row table:style-name="ro2">
          <table:table-cell office:value-type="string">
            <text:p>dont root colts</text:p>
          </table:table-cell>
          <table:table-cell office:value-type="string">
            <text:p>shrapnel end day</text:p>
          </table:table-cell>
          <table:table-cell office:value-type="string">
            <text:p>start modules xd</text:p>
          </table:table-cell>
          <table:table-cell office:value-type="string">
            <text:p>during presidential address</text:p>
          </table:table-cell>
          <table:table-cell office:value-type="string">
            <text:p>going see toy</text:p>
          </table:table-cell>
        </table:table-row>
        <table:table-row table:style-name="ro2">
          <table:table-cell office:value-type="string">
            <text:p>check start dinner</text:p>
          </table:table-cell>
          <table:table-cell office:value-type="string">
            <text:p>monthly increments actually</text:p>
          </table:table-cell>
          <table:table-cell office:value-type="string">
            <text:p>could post awesome</text:p>
          </table:table-cell>
          <table:table-cell office:value-type="string">
            <text:p>head coach texas</text:p>
          </table:table-cell>
          <table:table-cell office:value-type="string">
            <text:p>people early although</text:p>
          </table:table-cell>
        </table:table-row>
        <table:table-row table:style-name="ro2">
          <table:table-cell office:value-type="string">
            <text:p>day get out</text:p>
          </table:table-cell>
          <table:table-cell office:value-type="string">
            <text:p>slept twelve hours</text:p>
          </table:table-cell>
          <table:table-cell office:value-type="string">
            <text:p>cant focus writing</text:p>
          </table:table-cell>
          <table:table-cell office:value-type="string">
            <text:p>surest sign intelligent</text:p>
          </table:table-cell>
          <table:table-cell office:value-type="string">
            <text:p>trap something somebody</text:p>
          </table:table-cell>
        </table:table-row>
        <table:table-row table:style-name="ro2">
          <table:table-cell office:value-type="string">
            <text:p>going out my</text:p>
          </table:table-cell>
          <table:table-cell office:value-type="string">
            <text:p>me siento apenas</text:p>
          </table:table-cell>
          <table:table-cell office:value-type="string">
            <text:p>doing great things</text:p>
          </table:table-cell>
          <table:table-cell office:value-type="string">
            <text:p>away people care</text:p>
          </table:table-cell>
          <table:table-cell office:value-type="string">
            <text:p>propname fuck people</text:p>
          </table:table-cell>
        </table:table-row>
        <table:table-row table:style-name="ro2">
          <table:table-cell office:value-type="string">
            <text:p>stranger seducing him</text:p>
          </table:table-cell>
          <table:table-cell office:value-type="string">
            <text:p>propname being here</text:p>
          </table:table-cell>
          <table:table-cell office:value-type="string">
            <text:p>im fascinated everything</text:p>
          </table:table-cell>
          <table:table-cell office:value-type="string">
            <text:p>usa side can</text:p>
          </table:table-cell>
          <table:table-cell office:value-type="string">
            <text:p>few months after</text:p>
          </table:table-cell>
        </table:table-row>
        <table:table-row table:style-name="ro2">
          <table:table-cell office:value-type="string">
            <text:p>feet upon rock</text:p>
          </table:table-cell>
          <table:table-cell office:value-type="string">
            <text:p>neck somehow should</text:p>
          </table:table-cell>
          <table:table-cell office:value-type="string">
            <text:p>great weekend west</text:p>
          </table:table-cell>
          <table:table-cell office:value-type="string">
            <text:p>op hummm cab</text:p>
          </table:table-cell>
          <table:table-cell office:value-type="string">
            <text:p>florida tomorrow over</text:p>
          </table:table-cell>
        </table:table-row>
        <table:table-row table:style-name="ro2">
          <table:table-cell office:value-type="string">
            <text:p>going eric see</text:p>
          </table:table-cell>
          <table:table-cell office:value-type="string">
            <text:p>inevitably begins pounding</text:p>
          </table:table-cell>
          <table:table-cell office:value-type="string">
            <text:p>everyone else dun</text:p>
          </table:table-cell>
          <table:table-cell office:value-type="string">
            <text:p>stood outside freezing</text:p>
          </table:table-cell>
          <table:table-cell office:value-type="string">
            <text:p>family south park</text:p>
          </table:table-cell>
        </table:table-row>
        <table:table-row table:style-name="ro2">
          <table:table-cell office:value-type="string">
            <text:p>passed national emt</text:p>
          </table:table-cell>
          <table:table-cell office:value-type="string">
            <text:p>doesnt get tennis</text:p>
          </table:table-cell>
          <table:table-cell office:value-type="string">
            <text:p>assignment late still</text:p>
          </table:table-cell>
          <table:table-cell office:value-type="string">
            <text:p>interpretation says good</text:p>
          </table:table-cell>
          <table:table-cell office:value-type="string">
            <text:p>now ruined hopefully</text:p>
          </table:table-cell>
        </table:table-row>
        <table:table-row table:style-name="ro2">
          <table:table-cell office:value-type="string">
            <text:p>oi then work</text:p>
          </table:table-cell>
          <table:table-cell office:value-type="string">
            <text:p>pack everything before</text:p>
          </table:table-cell>
          <table:table-cell office:value-type="string">
            <text:p>course pattern next</text:p>
          </table:table-cell>
          <table:table-cell office:value-type="string">
            <text:p>closed seven banks</text:p>
          </table:table-cell>
          <table:table-cell office:value-type="string">
            <text:p>waiting my revenge</text:p>
          </table:table-cell>
        </table:table-row>
        <table:table-row table:style-name="ro2">
          <table:table-cell office:value-type="string">
            <text:p>take look career</text:p>
          </table:table-cell>
          <table:table-cell office:value-type="string">
            <text:p>start again september</text:p>
          </table:table-cell>
          <table:table-cell office:value-type="string">
            <text:p>made me gave</text:p>
          </table:table-cell>
          <table:table-cell office:value-type="string">
            <text:p>fun weve lost</text:p>
          </table:table-cell>
          <table:table-cell office:value-type="string">
            <text:p>needs calm down</text:p>
          </table:table-cell>
        </table:table-row>
        <table:table-row table:style-name="ro2">
          <table:table-cell office:value-type="string">
            <text:p>super excited about</text:p>
          </table:table-cell>
          <table:table-cell office:value-type="string">
            <text:p>slinkies dont really</text:p>
          </table:table-cell>
          <table:table-cell office:value-type="string">
            <text:p>travel pictures uh</text:p>
          </table:table-cell>
          <table:table-cell office:value-type="string">
            <text:p>years together couple</text:p>
          </table:table-cell>
          <table:table-cell office:value-type="string">
            <text:p>how diurnal studious</text:p>
          </table:table-cell>
        </table:table-row>
        <table:table-row table:style-name="ro2">
          <table:table-cell office:value-type="string">
            <text:p>charlie brown christmas</text:p>
          </table:table-cell>
          <table:table-cell office:value-type="string">
            <text:p>hel dag biblioteket</text:p>
          </table:table-cell>
          <table:table-cell office:value-type="string">
            <text:p>sweet house got</text:p>
          </table:table-cell>
          <table:table-cell office:value-type="string">
            <text:p>fame de propname</text:p>
          </table:table-cell>
          <table:table-cell office:value-type="string">
            <text:p>individual christs sake</text:p>
          </table:table-cell>
        </table:table-row>
        <table:table-row table:style-name="ro2">
          <table:table-cell office:value-type="string">
            <text:p>hatred christ summed</text:p>
          </table:table-cell>
          <table:table-cell office:value-type="string">
            <text:p>drown bittersweet victory</text:p>
          </table:table-cell>
          <table:table-cell office:value-type="string">
            <text:p>finding place live</text:p>
          </table:table-cell>
          <table:table-cell office:value-type="string">
            <text:p>went see moon</text:p>
          </table:table-cell>
          <table:table-cell office:value-type="string">
            <text:p>could make day</text:p>
          </table:table-cell>
        </table:table-row>
        <table:table-row table:style-name="ro2">
          <table:table-cell office:value-type="string">
            <text:p>everyone fill out</text:p>
          </table:table-cell>
          <table:table-cell office:value-type="string">
            <text:p>month complete thesis</text:p>
          </table:table-cell>
          <table:table-cell office:value-type="string">
            <text:p>how cool am</text:p>
          </table:table-cell>
          <table:table-cell office:value-type="string">
            <text:p>remember only two</text:p>
          </table:table-cell>
          <table:table-cell office:value-type="string">
            <text:p>speak whereas man</text:p>
          </table:table-cell>
        </table:table-row>
        <table:table-row table:style-name="ro2">
          <table:table-cell office:value-type="string">
            <text:p>eye rubbed now</text:p>
          </table:table-cell>
          <table:table-cell office:value-type="string">
            <text:p>live grass seed</text:p>
          </table:table-cell>
          <table:table-cell office:value-type="string">
            <text:p>really hate spiders</text:p>
          </table:table-cell>
          <table:table-cell office:value-type="string">
            <text:p>propname go very</text:p>
          </table:table-cell>
          <table:table-cell office:value-type="string">
            <text:p>thread count sheets</text:p>
          </table:table-cell>
        </table:table-row>
        <table:table-row table:style-name="ro2">
          <table:table-cell office:value-type="string">
            <text:p>venta vestidos camisas</text:p>
          </table:table-cell>
          <table:table-cell office:value-type="string">
            <text:p>selfish ones propname</text:p>
          </table:table-cell>
          <table:table-cell office:value-type="string">
            <text:p>hope my friends</text:p>
          </table:table-cell>
          <table:table-cell office:value-type="string">
            <text:p>word whom given</text:p>
          </table:table-cell>
          <table:table-cell office:value-type="string">
            <text:p>feel fingertips left</text:p>
          </table:table-cell>
        </table:table-row>
        <table:table-row table:style-name="ro2">
          <table:table-cell office:value-type="string">
            <text:p>grind complacent our</text:p>
          </table:table-cell>
          <table:table-cell office:value-type="string">
            <text:p>put work only</text:p>
          </table:table-cell>
          <table:table-cell office:value-type="string">
            <text:p>appreciates special time</text:p>
          </table:table-cell>
          <table:table-cell office:value-type="string">
            <text:p>im quite sure</text:p>
          </table:table-cell>
          <table:table-cell office:value-type="string">
            <text:p>my ancestors them</text:p>
          </table:table-cell>
        </table:table-row>
        <table:table-row table:style-name="ro2">
          <table:table-cell office:value-type="string">
            <text:p>law law student</text:p>
          </table:table-cell>
          <table:table-cell office:value-type="string">
            <text:p>inside why does</text:p>
          </table:table-cell>
          <table:table-cell office:value-type="string">
            <text:p>npr other day</text:p>
          </table:table-cell>
          <table:table-cell office:value-type="string">
            <text:p>shovel feel bit</text:p>
          </table:table-cell>
          <table:table-cell office:value-type="string">
            <text:p>longer although know</text:p>
          </table:table-cell>
        </table:table-row>
        <table:table-row table:style-name="ro2">
          <table:table-cell office:value-type="string">
            <text:p>else youve ever</text:p>
          </table:table-cell>
          <table:table-cell office:value-type="string">
            <text:p>people around immediate</text:p>
          </table:table-cell>
          <table:table-cell office:value-type="string">
            <text:p>methods early modern</text:p>
          </table:table-cell>
          <table:table-cell office:value-type="string">
            <text:p>wiper blades resulting</text:p>
          </table:table-cell>
          <table:table-cell office:value-type="string">
            <text:p>lick your wounds</text:p>
          </table:table-cell>
        </table:table-row>
        <table:table-row table:style-name="ro2">
          <table:table-cell office:value-type="string">
            <text:p>sexy funny smart</text:p>
          </table:table-cell>
          <table:table-cell office:value-type="string">
            <text:p>trails lots laughs</text:p>
          </table:table-cell>
          <table:table-cell office:value-type="string">
            <text:p>hears some sort</text:p>
          </table:table-cell>
          <table:table-cell office:value-type="string">
            <text:p>lane somewhat abashed</text:p>
          </table:table-cell>
          <table:table-cell office:value-type="string">
            <text:p>kill some time</text:p>
          </table:table-cell>
        </table:table-row>
        <table:table-row table:style-name="ro2">
          <table:table-cell office:value-type="string">
            <text:p>emotional response death</text:p>
          </table:table-cell>
          <table:table-cell office:value-type="string">
            <text:p>men win course</text:p>
          </table:table-cell>
          <table:table-cell office:value-type="string">
            <text:p>february im sort</text:p>
          </table:table-cell>
          <table:table-cell office:value-type="string">
            <text:p>why america like</text:p>
          </table:table-cell>
          <table:table-cell office:value-type="string">
            <text:p>got find someone</text:p>
          </table:table-cell>
        </table:table-row>
        <table:table-row table:style-name="ro2">
          <table:table-cell office:value-type="string">
            <text:p>until get home</text:p>
          </table:table-cell>
          <table:table-cell office:value-type="string">
            <text:p>pastor cool people</text:p>
          </table:table-cell>
          <table:table-cell office:value-type="string">
            <text:p>heard anything quite</text:p>
          </table:table-cell>
          <table:table-cell office:value-type="string">
            <text:p>skal til en</text:p>
          </table:table-cell>
          <table:table-cell office:value-type="string">
            <text:p>people could just</text:p>
          </table:table-cell>
        </table:table-row>
        <table:table-row table:style-name="ro2">
          <table:table-cell office:value-type="string">
            <text:p>cannot find episode</text:p>
          </table:table-cell>
          <table:table-cell office:value-type="string">
            <text:p>know fair catch</text:p>
          </table:table-cell>
          <table:table-cell office:value-type="string">
            <text:p>provide help ever</text:p>
          </table:table-cell>
          <table:table-cell office:value-type="string">
            <text:p>cut sorry hurried</text:p>
          </table:table-cell>
          <table:table-cell office:value-type="string">
            <text:p>quickly learning making</text:p>
          </table:table-cell>
        </table:table-row>
        <table:table-row table:style-name="ro2">
          <table:table-cell office:value-type="string">
            <text:p>propname could enjoy</text:p>
          </table:table-cell>
          <table:table-cell office:value-type="string">
            <text:p>some dolphins today</text:p>
          </table:table-cell>
          <table:table-cell office:value-type="string">
            <text:p>amused propname character</text:p>
          </table:table-cell>
          <table:table-cell office:value-type="string">
            <text:p>finale dexter wow</text:p>
          </table:table-cell>
          <table:table-cell office:value-type="string">
            <text:p>read about where</text:p>
          </table:table-cell>
        </table:table-row>
        <table:table-row table:style-name="ro2">
          <table:table-cell office:value-type="string">
            <text:p>louisian bar exam</text:p>
          </table:table-cell>
          <table:table-cell office:value-type="string">
            <text:p>big bear until</text:p>
          </table:table-cell>
          <table:table-cell office:value-type="string">
            <text:p>suddenly loud girls</text:p>
          </table:table-cell>
          <table:table-cell office:value-type="string">
            <text:p>chat heather totally</text:p>
          </table:table-cell>
          <table:table-cell office:value-type="string">
            <text:p>ideas dangerous make</text:p>
          </table:table-cell>
        </table:table-row>
        <table:table-row table:style-name="ro2">
          <table:table-cell office:value-type="string">
            <text:p>eyes moist hating</text:p>
          </table:table-cell>
          <table:table-cell office:value-type="string">
            <text:p>your dreams propname</text:p>
          </table:table-cell>
          <table:table-cell office:value-type="string">
            <text:p>kitchen looks bigger</text:p>
          </table:table-cell>
          <table:table-cell office:value-type="string">
            <text:p>my first sari</text:p>
          </table:table-cell>
          <table:table-cell office:value-type="string">
            <text:p>hes getting used</text:p>
          </table:table-cell>
        </table:table-row>
        <table:table-row table:style-name="ro2">
          <table:table-cell office:value-type="string">
            <text:p>resumes today am</text:p>
          </table:table-cell>
          <table:table-cell office:value-type="string">
            <text:p>fucking ps serious</text:p>
          </table:table-cell>
          <table:table-cell office:value-type="string">
            <text:p>brotherhood californication netflix</text:p>
          </table:table-cell>
          <table:table-cell office:value-type="string">
            <text:p>hopin campin thing</text:p>
          </table:table-cell>
          <table:table-cell office:value-type="string">
            <text:p>something wicked way</text:p>
          </table:table-cell>
        </table:table-row>
        <table:table-row table:style-name="ro2">
          <table:table-cell office:value-type="string">
            <text:p>dead tomorrow hasnt</text:p>
          </table:table-cell>
          <table:table-cell office:value-type="string">
            <text:p>pictures me three</text:p>
          </table:table-cell>
          <table:table-cell office:value-type="string">
            <text:p>turn noise put</text:p>
          </table:table-cell>
          <table:table-cell office:value-type="string">
            <text:p>legs get again</text:p>
          </table:table-cell>
          <table:table-cell office:value-type="string">
            <text:p>part story because</text:p>
          </table:table-cell>
        </table:table-row>
        <table:table-row table:style-name="ro2">
          <table:table-cell office:value-type="string">
            <text:p>going rock climbing</text:p>
          </table:table-cell>
          <table:table-cell office:value-type="string">
            <text:p>forward tooo cant</text:p>
          </table:table-cell>
          <table:table-cell office:value-type="string">
            <text:p>then went shit</text:p>
          </table:table-cell>
          <table:table-cell office:value-type="string">
            <text:p>finally reunited feels</text:p>
          </table:table-cell>
          <table:table-cell office:value-type="string">
            <text:p>next months rock</text:p>
          </table:table-cell>
        </table:table-row>
        <table:table-row table:style-name="ro2">
          <table:table-cell office:value-type="string">
            <text:p>crunchy food before</text:p>
          </table:table-cell>
          <table:table-cell office:value-type="string">
            <text:p>because thermo first</text:p>
          </table:table-cell>
          <table:table-cell office:value-type="string">
            <text:p>garage set fire</text:p>
          </table:table-cell>
          <table:table-cell office:value-type="string">
            <text:p>like situation am</text:p>
          </table:table-cell>
          <table:table-cell office:value-type="string">
            <text:p>standing my shoulders</text:p>
          </table:table-cell>
        </table:table-row>
        <table:table-row table:style-name="ro2">
          <table:table-cell office:value-type="string">
            <text:p>seal your doom</text:p>
          </table:table-cell>
          <table:table-cell office:value-type="string">
            <text:p>hours can ask</text:p>
          </table:table-cell>
          <table:table-cell office:value-type="string">
            <text:p>bras lately stupid</text:p>
          </table:table-cell>
          <table:table-cell office:value-type="string">
            <text:p>day snowboarding exercise</text:p>
          </table:table-cell>
          <table:table-cell office:value-type="string">
            <text:p>woke up lot</text:p>
          </table:table-cell>
        </table:table-row>
        <table:table-row table:style-name="ro2">
          <table:table-cell office:value-type="string">
            <text:p>performed propname darkness</text:p>
          </table:table-cell>
          <table:table-cell office:value-type="string">
            <text:p>gets sleep tomorrow</text:p>
          </table:table-cell>
          <table:table-cell office:value-type="string">
            <text:p>even severely ruins</text:p>
          </table:table-cell>
          <table:table-cell office:value-type="string">
            <text:p>christmas eve being</text:p>
          </table:table-cell>
          <table:table-cell office:value-type="string">
            <text:p>can prove your</text:p>
          </table:table-cell>
        </table:table-row>
        <table:table-row table:style-name="ro2">
          <table:table-cell office:value-type="string">
            <text:p>allegedly works my</text:p>
          </table:table-cell>
          <table:table-cell office:value-type="string">
            <text:p>thank your mom</text:p>
          </table:table-cell>
          <table:table-cell office:value-type="string">
            <text:p>stupid radical jerks</text:p>
          </table:table-cell>
          <table:table-cell office:value-type="string">
            <text:p>sin propon rselo</text:p>
          </table:table-cell>
          <table:table-cell office:value-type="string">
            <text:p>adventurous today thank</text:p>
          </table:table-cell>
        </table:table-row>
        <table:table-row table:style-name="ro2">
          <table:table-cell office:value-type="string">
            <text:p>early anyone want</text:p>
          </table:table-cell>
          <table:table-cell office:value-type="string">
            <text:p>longer heart wonder</text:p>
          </table:table-cell>
          <table:table-cell office:value-type="string">
            <text:p>me listens gin</text:p>
          </table:table-cell>
          <table:table-cell office:value-type="string">
            <text:p>taking case names</text:p>
          </table:table-cell>
          <table:table-cell office:value-type="string">
            <text:p>people riding motorized</text:p>
          </table:table-cell>
        </table:table-row>
        <table:table-row table:style-name="ro2">
          <table:table-cell office:value-type="string">
            <text:p>little vacation oshkosh</text:p>
          </table:table-cell>
          <table:table-cell office:value-type="string">
            <text:p>watched whole bunch</text:p>
          </table:table-cell>
          <table:table-cell office:value-type="string">
            <text:p>into our house</text:p>
          </table:table-cell>
          <table:table-cell office:value-type="string">
            <text:p>into thousand pieces</text:p>
          </table:table-cell>
          <table:table-cell office:value-type="string">
            <text:p>etc right now</text:p>
          </table:table-cell>
        </table:table-row>
        <table:table-row table:style-name="ro2">
          <table:table-cell office:value-type="string">
            <text:p>should happen often</text:p>
          </table:table-cell>
          <table:table-cell office:value-type="string">
            <text:p>thought mythical creatures</text:p>
          </table:table-cell>
          <table:table-cell office:value-type="string">
            <text:p>stuck battlecreek night</text:p>
          </table:table-cell>
          <table:table-cell office:value-type="string">
            <text:p>out recession americans</text:p>
          </table:table-cell>
          <table:table-cell office:value-type="string">
            <text:p>mission duchy luxembourg</text:p>
          </table:table-cell>
        </table:table-row>
        <table:table-row table:style-name="ro2">
          <table:table-cell office:value-type="string">
            <text:p>tears loved hearing</text:p>
          </table:table-cell>
          <table:table-cell office:value-type="string">
            <text:p>apparently applied law</text:p>
          </table:table-cell>
          <table:table-cell office:value-type="string">
            <text:p>buried ground hundreds</text:p>
          </table:table-cell>
          <table:table-cell office:value-type="string">
            <text:p>make friends stuff</text:p>
          </table:table-cell>
          <table:table-cell office:value-type="string">
            <text:p>them day best</text:p>
          </table:table-cell>
        </table:table-row>
        <table:table-row table:style-name="ro2">
          <table:table-cell office:value-type="string">
            <text:p>fascinated trees dogs</text:p>
          </table:table-cell>
          <table:table-cell office:value-type="string">
            <text:p>stranger seducing him</text:p>
          </table:table-cell>
          <table:table-cell office:value-type="string">
            <text:p>wait later tonight</text:p>
          </table:table-cell>
          <table:table-cell office:value-type="string">
            <text:p>ducks kill wanna</text:p>
          </table:table-cell>
          <table:table-cell office:value-type="string">
            <text:p>unsophisticated life believe</text:p>
          </table:table-cell>
        </table:table-row>
        <table:table-row table:style-name="ro2">
          <table:table-cell office:value-type="string">
            <text:p>observing himself man</text:p>
          </table:table-cell>
          <table:table-cell office:value-type="string">
            <text:p>long put monies</text:p>
          </table:table-cell>
          <table:table-cell office:value-type="string">
            <text:p>pictures playing my</text:p>
          </table:table-cell>
          <table:table-cell office:value-type="string">
            <text:p>supposed help discover</text:p>
          </table:table-cell>
          <table:table-cell office:value-type="string">
            <text:p>wishes someone else</text:p>
          </table:table-cell>
        </table:table-row>
        <table:table-row table:style-name="ro2">
          <table:table-cell office:value-type="string">
            <text:p>married guy fml</text:p>
          </table:table-cell>
          <table:table-cell office:value-type="string">
            <text:p>attracting incompetence today</text:p>
          </table:table-cell>
          <table:table-cell office:value-type="string">
            <text:p>mark july your</text:p>
          </table:table-cell>
          <table:table-cell office:value-type="string">
            <text:p>designing mausoleum go</text:p>
          </table:table-cell>
          <table:table-cell office:value-type="string">
            <text:p>temper worst quality</text:p>
          </table:table-cell>
        </table:table-row>
        <table:table-row table:style-name="ro2">
          <table:table-cell office:value-type="string">
            <text:p>game copy paste</text:p>
          </table:table-cell>
          <table:table-cell office:value-type="string">
            <text:p>politics likely get</text:p>
          </table:table-cell>
          <table:table-cell office:value-type="string">
            <text:p>dog cafe then</text:p>
          </table:table-cell>
          <table:table-cell office:value-type="string">
            <text:p>propname bad enough</text:p>
          </table:table-cell>
          <table:table-cell office:value-type="string">
            <text:p>our throat while</text:p>
          </table:table-cell>
        </table:table-row>
        <table:table-row table:style-name="ro2">
          <table:table-cell office:value-type="string">
            <text:p>made crack heroin</text:p>
          </table:table-cell>
          <table:table-cell office:value-type="string">
            <text:p>really annoying actually</text:p>
          </table:table-cell>
          <table:table-cell office:value-type="string">
            <text:p>ability breathe form</text:p>
          </table:table-cell>
          <table:table-cell office:value-type="string">
            <text:p>goo kim kool</text:p>
          </table:table-cell>
          <table:table-cell office:value-type="string">
            <text:p>kabul kabul kabuuuuuuul</text:p>
          </table:table-cell>
        </table:table-row>
        <table:table-row table:style-name="ro2">
          <table:table-cell office:value-type="string">
            <text:p>out walk pier</text:p>
          </table:table-cell>
          <table:table-cell office:value-type="string">
            <text:p>realise my hair</text:p>
          </table:table-cell>
          <table:table-cell office:value-type="string">
            <text:p>box box won</text:p>
          </table:table-cell>
          <table:table-cell office:value-type="string">
            <text:p>kitty home kinda</text:p>
          </table:table-cell>
          <table:table-cell office:value-type="string">
            <text:p>important courage follow</text:p>
          </table:table-cell>
        </table:table-row>
        <table:table-row table:style-name="ro2">
          <table:table-cell office:value-type="string">
            <text:p>my dome light</text:p>
          </table:table-cell>
          <table:table-cell office:value-type="string">
            <text:p>meeting mais tonight</text:p>
          </table:table-cell>
          <table:table-cell office:value-type="string">
            <text:p>old doctors office</text:p>
          </table:table-cell>
          <table:table-cell office:value-type="string">
            <text:p>laundry dishes usual</text:p>
          </table:table-cell>
          <table:table-cell office:value-type="string">
            <text:p>thanks propname am</text:p>
          </table:table-cell>
        </table:table-row>
        <table:table-row table:style-name="ro2">
          <table:table-cell office:value-type="string">
            <text:p>does everyone think</text:p>
          </table:table-cell>
          <table:table-cell office:value-type="string">
            <text:p>check fortunate prayers</text:p>
          </table:table-cell>
          <table:table-cell office:value-type="string">
            <text:p>against gofers then</text:p>
          </table:table-cell>
          <table:table-cell office:value-type="string">
            <text:p>am fresh propname</text:p>
          </table:table-cell>
          <table:table-cell office:value-type="string">
            <text:p>lemons burn them</text:p>
          </table:table-cell>
        </table:table-row>
        <table:table-row table:style-name="ro2">
          <table:table-cell office:value-type="string">
            <text:p>closed tomorrow weak</text:p>
          </table:table-cell>
          <table:table-cell office:value-type="string">
            <text:p>good anyway want</text:p>
          </table:table-cell>
          <table:table-cell office:value-type="string">
            <text:p>hence longer able</text:p>
          </table:table-cell>
          <table:table-cell office:value-type="string">
            <text:p>old boring thing</text:p>
          </table:table-cell>
          <table:table-cell office:value-type="string">
            <text:p>along your path</text:p>
          </table:table-cell>
        </table:table-row>
        <table:table-row table:style-name="ro2">
          <table:table-cell office:value-type="string">
            <text:p>light brown version</text:p>
          </table:table-cell>
          <table:table-cell office:value-type="string">
            <text:p>travelling porn star</text:p>
          </table:table-cell>
          <table:table-cell office:value-type="string">
            <text:p>status commented once</text:p>
          </table:table-cell>
          <table:table-cell office:value-type="string">
            <text:p>years end era</text:p>
          </table:table-cell>
          <table:table-cell office:value-type="string">
            <text:p>actors voice actors</text:p>
          </table:table-cell>
        </table:table-row>
        <table:table-row table:style-name="ro2">
          <table:table-cell office:value-type="string">
            <text:p>sub optimal again</text:p>
          </table:table-cell>
          <table:table-cell office:value-type="string">
            <text:p>tell how many</text:p>
          </table:table-cell>
          <table:table-cell office:value-type="string">
            <text:p>moved die asks</text:p>
          </table:table-cell>
          <table:table-cell office:value-type="string">
            <text:p>feels like weight</text:p>
          </table:table-cell>
          <table:table-cell office:value-type="string">
            <text:p>crap crap una</text:p>
          </table:table-cell>
        </table:table-row>
        <table:table-row table:style-name="ro2">
          <table:table-cell office:value-type="string">
            <text:p>green thumb today</text:p>
          </table:table-cell>
          <table:table-cell office:value-type="string">
            <text:p>reading my book</text:p>
          </table:table-cell>
          <table:table-cell office:value-type="string">
            <text:p>form lovely maiden</text:p>
          </table:table-cell>
          <table:table-cell office:value-type="string">
            <text:p>tengo una paja</text:p>
          </table:table-cell>
          <table:table-cell office:value-type="string">
            <text:p>still sick oh</text:p>
          </table:table-cell>
        </table:table-row>
        <table:table-row table:style-name="ro2">
          <table:table-cell office:value-type="string">
            <text:p>follows just them</text:p>
          </table:table-cell>
          <table:table-cell office:value-type="string">
            <text:p>got taught how</text:p>
          </table:table-cell>
          <table:table-cell office:value-type="string">
            <text:p>propname propname tonight</text:p>
          </table:table-cell>
          <table:table-cell office:value-type="string">
            <text:p>wishes guys awesome</text:p>
          </table:table-cell>
          <table:table-cell office:value-type="string">
            <text:p>understand my fascination</text:p>
          </table:table-cell>
        </table:table-row>
        <table:table-row table:style-name="ro2">
          <table:table-cell office:value-type="string">
            <text:p>song butterflys fly</text:p>
          </table:table-cell>
          <table:table-cell office:value-type="string">
            <text:p>pantry minutes after</text:p>
          </table:table-cell>
          <table:table-cell office:value-type="string">
            <text:p>means industrious labor</text:p>
          </table:table-cell>
          <table:table-cell office:value-type="string">
            <text:p>catchphrase eventually became</text:p>
          </table:table-cell>
          <table:table-cell office:value-type="string">
            <text:p>tea works wonders</text:p>
          </table:table-cell>
        </table:table-row>
        <table:table-row table:style-name="ro2">
          <table:table-cell office:value-type="string">
            <text:p>dmv hold up</text:p>
          </table:table-cell>
          <table:table-cell office:value-type="string">
            <text:p>day go go</text:p>
          </table:table-cell>
          <table:table-cell office:value-type="string">
            <text:p>moment dont want</text:p>
          </table:table-cell>
          <table:table-cell office:value-type="string">
            <text:p>excited about seeing</text:p>
          </table:table-cell>
          <table:table-cell office:value-type="string">
            <text:p>thank kind sentiments</text:p>
          </table:table-cell>
        </table:table-row>
        <table:table-row table:style-name="ro2">
          <table:table-cell office:value-type="string">
            <text:p>where hour delays</text:p>
          </table:table-cell>
          <table:table-cell office:value-type="string">
            <text:p>box restore balance</text:p>
          </table:table-cell>
          <table:table-cell office:value-type="string">
            <text:p>now long stay</text:p>
          </table:table-cell>
          <table:table-cell office:value-type="string">
            <text:p>propname wedding want</text:p>
          </table:table-cell>
          <table:table-cell office:value-type="string">
            <text:p>merely want considered</text:p>
          </table:table-cell>
        </table:table-row>
        <table:table-row table:style-name="ro2">
          <table:table-cell office:value-type="string">
            <text:p>eating body weight</text:p>
          </table:table-cell>
          <table:table-cell office:value-type="string">
            <text:p>heard mariah careys</text:p>
          </table:table-cell>
          <table:table-cell office:value-type="string">
            <text:p>male female definition</text:p>
          </table:table-cell>
          <table:table-cell office:value-type="string">
            <text:p>out how use</text:p>
          </table:table-cell>
          <table:table-cell office:value-type="string">
            <text:p>haha propname awesome</text:p>
          </table:table-cell>
        </table:table-row>
        <table:table-row table:style-name="ro2">
          <table:table-cell office:value-type="string">
            <text:p>our very own</text:p>
          </table:table-cell>
          <table:table-cell office:value-type="string">
            <text:p>venta vestidos camisas</text:p>
          </table:table-cell>
          <table:table-cell office:value-type="string">
            <text:p>job college graduate</text:p>
          </table:table-cell>
          <table:table-cell office:value-type="string">
            <text:p>think accomplish everything</text:p>
          </table:table-cell>
          <table:table-cell office:value-type="string">
            <text:p>gossip girl tonight</text:p>
          </table:table-cell>
        </table:table-row>
        <table:table-row table:style-name="ro2">
          <table:table-cell office:value-type="string">
            <text:p>negativos posibles de</text:p>
          </table:table-cell>
          <table:table-cell office:value-type="string">
            <text:p>transformers up year</text:p>
          </table:table-cell>
          <table:table-cell office:value-type="string">
            <text:p>mine my best</text:p>
          </table:table-cell>
          <table:table-cell office:value-type="string">
            <text:p>like dish now</text:p>
          </table:table-cell>
          <table:table-cell office:value-type="string">
            <text:p>yet again nice</text:p>
          </table:table-cell>
        </table:table-row>
        <table:table-row table:style-name="ro2">
          <table:table-cell office:value-type="string">
            <text:p>exams epic phail</text:p>
          </table:table-cell>
          <table:table-cell office:value-type="string">
            <text:p>try sometimes youll</text:p>
          </table:table-cell>
          <table:table-cell office:value-type="string">
            <text:p>speech brought me</text:p>
          </table:table-cell>
          <table:table-cell office:value-type="string">
            <text:p>praise president like</text:p>
          </table:table-cell>
          <table:table-cell office:value-type="string">
            <text:p>time saw them</text:p>
          </table:table-cell>
        </table:table-row>
        <table:table-row table:style-name="ro2">
          <table:table-cell office:value-type="string">
            <text:p>appologize guys thought</text:p>
          </table:table-cell>
          <table:table-cell office:value-type="string">
            <text:p>hoping propname slept</text:p>
          </table:table-cell>
          <table:table-cell office:value-type="string">
            <text:p>while get used</text:p>
          </table:table-cell>
          <table:table-cell office:value-type="string">
            <text:p>anyone else school</text:p>
          </table:table-cell>
          <table:table-cell office:value-type="string">
            <text:p>bing some major</text:p>
          </table:table-cell>
        </table:table-row>
        <table:table-row table:style-name="ro2">
          <table:table-cell office:value-type="string">
            <text:p>soul turned wallet</text:p>
          </table:table-cell>
          <table:table-cell office:value-type="string">
            <text:p>ahhhh my poor</text:p>
          </table:table-cell>
          <table:table-cell office:value-type="string">
            <text:p>tomorrow hmmmm almost</text:p>
          </table:table-cell>
          <table:table-cell office:value-type="string">
            <text:p>devil knows your</text:p>
          </table:table-cell>
          <table:table-cell office:value-type="string">
            <text:p>up old baggage</text:p>
          </table:table-cell>
        </table:table-row>
        <table:table-row table:style-name="ro2">
          <table:table-cell office:value-type="string">
            <text:p>shows thats actually</text:p>
          </table:table-cell>
          <table:table-cell office:value-type="string">
            <text:p>missed forest smacked</text:p>
          </table:table-cell>
          <table:table-cell office:value-type="string">
            <text:p>carrying without him</text:p>
          </table:table-cell>
          <table:table-cell office:value-type="string">
            <text:p>out my nose</text:p>
          </table:table-cell>
          <table:table-cell office:value-type="string">
            <text:p>beach then work</text:p>
          </table:table-cell>
        </table:table-row>
        <table:table-row table:style-name="ro2">
          <table:table-cell office:value-type="string">
            <text:p>locked out room</text:p>
          </table:table-cell>
          <table:table-cell office:value-type="string">
            <text:p>eaten dragons something</text:p>
          </table:table-cell>
          <table:table-cell office:value-type="string">
            <text:p>facebook frequently than</text:p>
          </table:table-cell>
          <table:table-cell office:value-type="string">
            <text:p>decide shes using</text:p>
          </table:table-cell>
          <table:table-cell office:value-type="string">
            <text:p>en que una</text:p>
          </table:table-cell>
        </table:table-row>
        <table:table-row table:style-name="ro2">
          <table:table-cell office:value-type="string">
            <text:p>board im high</text:p>
          </table:table-cell>
          <table:table-cell office:value-type="string">
            <text:p>sometimes right now</text:p>
          </table:table-cell>
          <table:table-cell office:value-type="string">
            <text:p>finally ended orientation</text:p>
          </table:table-cell>
          <table:table-cell office:value-type="string">
            <text:p>made some kickass</text:p>
          </table:table-cell>
          <table:table-cell office:value-type="string">
            <text:p>fruit must climb</text:p>
          </table:table-cell>
        </table:table-row>
        <table:table-row table:style-name="ro2">
          <table:table-cell office:value-type="string">
            <text:p>your form good</text:p>
          </table:table-cell>
          <table:table-cell office:value-type="string">
            <text:p>connecting colleagues resident</text:p>
          </table:table-cell>
          <table:table-cell office:value-type="string">
            <text:p>large feet can</text:p>
          </table:table-cell>
          <table:table-cell office:value-type="string">
            <text:p>before feels like</text:p>
          </table:table-cell>
          <table:table-cell office:value-type="string">
            <text:p>like sulfur vent</text:p>
          </table:table-cell>
        </table:table-row>
        <table:table-row table:style-name="ro2">
          <table:table-cell office:value-type="string">
            <text:p>quite possibly msu</text:p>
          </table:table-cell>
          <table:table-cell office:value-type="string">
            <text:p>flytrap can bite</text:p>
          </table:table-cell>
          <table:table-cell office:value-type="string">
            <text:p>river reach my</text:p>
          </table:table-cell>
          <table:table-cell office:value-type="string">
            <text:p>always online days</text:p>
          </table:table-cell>
          <table:table-cell office:value-type="string">
            <text:p>my life back</text:p>
          </table:table-cell>
        </table:table-row>
        <table:table-row table:style-name="ro2">
          <table:table-cell office:value-type="string">
            <text:p>apparently mysterious propname</text:p>
          </table:table-cell>
          <table:table-cell office:value-type="string">
            <text:p>my lip pierced</text:p>
          </table:table-cell>
          <table:table-cell office:value-type="string">
            <text:p>tv great classic</text:p>
          </table:table-cell>
          <table:table-cell office:value-type="string">
            <text:p>halfway done studying</text:p>
          </table:table-cell>
          <table:table-cell office:value-type="string">
            <text:p>finally long time</text:p>
          </table:table-cell>
        </table:table-row>
        <table:table-row table:style-name="ro2">
          <table:table-cell office:value-type="string">
            <text:p>weekend here work</text:p>
          </table:table-cell>
          <table:table-cell office:value-type="string">
            <text:p>paranormal activity sucks</text:p>
          </table:table-cell>
          <table:table-cell office:value-type="string">
            <text:p>drawn helicopter circling</text:p>
          </table:table-cell>
          <table:table-cell office:value-type="string">
            <text:p>made propname watching</text:p>
          </table:table-cell>
          <table:table-cell office:value-type="string">
            <text:p>working business outline</text:p>
          </table:table-cell>
        </table:table-row>
        <table:table-row table:style-name="ro2">
          <table:table-cell office:value-type="string">
            <text:p>exchange defective flat</text:p>
          </table:table-cell>
          <table:table-cell office:value-type="string">
            <text:p>go back into</text:p>
          </table:table-cell>
          <table:table-cell office:value-type="string">
            <text:p>beer then grow</text:p>
          </table:table-cell>
          <table:table-cell office:value-type="string">
            <text:p>love propname miss</text:p>
          </table:table-cell>
          <table:table-cell office:value-type="string">
            <text:p>thats why vote</text:p>
          </table:table-cell>
        </table:table-row>
        <table:table-row table:style-name="ro2">
          <table:table-cell office:value-type="string">
            <text:p>works my company</text:p>
          </table:table-cell>
          <table:table-cell office:value-type="string">
            <text:p>cant afford keep</text:p>
          </table:table-cell>
          <table:table-cell office:value-type="string">
            <text:p>couldnt find wire</text:p>
          </table:table-cell>
          <table:table-cell office:value-type="string">
            <text:p>like work play</text:p>
          </table:table-cell>
          <table:table-cell office:value-type="string">
            <text:p>right hand eats</text:p>
          </table:table-cell>
        </table:table-row>
        <table:table-row table:style-name="ro2">
          <table:table-cell office:value-type="string">
            <text:p>decided shoot really</text:p>
          </table:table-cell>
          <table:table-cell office:value-type="string">
            <text:p>think youre busy</text:p>
          </table:table-cell>
          <table:table-cell office:value-type="string">
            <text:p>blog isnt helping</text:p>
          </table:table-cell>
          <table:table-cell office:value-type="string">
            <text:p>go stori skype</text:p>
          </table:table-cell>
          <table:table-cell office:value-type="string">
            <text:p>youve taken me</text:p>
          </table:table-cell>
        </table:table-row>
        <table:table-row table:style-name="ro2">
          <table:table-cell office:value-type="string">
            <text:p>hey friends did</text:p>
          </table:table-cell>
          <table:table-cell office:value-type="string">
            <text:p>school today make</text:p>
          </table:table-cell>
          <table:table-cell office:value-type="string">
            <text:p>wednesday night yes</text:p>
          </table:table-cell>
          <table:table-cell office:value-type="string">
            <text:p>euk cell bio</text:p>
          </table:table-cell>
          <table:table-cell office:value-type="string">
            <text:p>visit uf tuesday</text:p>
          </table:table-cell>
        </table:table-row>
        <table:table-row table:style-name="ro2">
          <table:table-cell office:value-type="string">
            <text:p>pass tomorrow day</text:p>
          </table:table-cell>
          <table:table-cell office:value-type="string">
            <text:p>louisian bar exam</text:p>
          </table:table-cell>
          <table:table-cell office:value-type="string">
            <text:p>actually virgo lol</text:p>
          </table:table-cell>
          <table:table-cell office:value-type="string">
            <text:p>thank god facebook</text:p>
          </table:table-cell>
          <table:table-cell office:value-type="string">
            <text:p>rafiki yangu snow</text:p>
          </table:table-cell>
        </table:table-row>
        <table:table-row table:style-name="ro2">
          <table:table-cell office:value-type="string">
            <text:p>snapped into autumn</text:p>
          </table:table-cell>
          <table:table-cell office:value-type="string">
            <text:p>fistful polyps yeah</text:p>
          </table:table-cell>
          <table:table-cell office:value-type="string">
            <text:p>night planned state</text:p>
          </table:table-cell>
          <table:table-cell office:value-type="string">
            <text:p>minute oral argument</text:p>
          </table:table-cell>
          <table:table-cell office:value-type="string">
            <text:p>veins my body</text:p>
          </table:table-cell>
        </table:table-row>
        <table:table-row table:style-name="ro2">
          <table:table-cell office:value-type="string">
            <text:p>boone go bye</text:p>
          </table:table-cell>
          <table:table-cell office:value-type="string">
            <text:p>seeing came first</text:p>
          </table:table-cell>
          <table:table-cell office:value-type="string">
            <text:p>man sold kidney</text:p>
          </table:table-cell>
          <table:table-cell office:value-type="string">
            <text:p>fear world might</text:p>
          </table:table-cell>
          <table:table-cell office:value-type="string">
            <text:p>bahahahahaha work until</text:p>
          </table:table-cell>
        </table:table-row>
        <table:table-row table:style-name="ro2">
          <table:table-cell office:value-type="string">
            <text:p>some time raining</text:p>
          </table:table-cell>
          <table:table-cell office:value-type="string">
            <text:p>rodri que es</text:p>
          </table:table-cell>
          <table:table-cell office:value-type="string">
            <text:p>area idea whats</text:p>
          </table:table-cell>
          <table:table-cell office:value-type="string">
            <text:p>gap commercials seriously</text:p>
          </table:table-cell>
          <table:table-cell office:value-type="string">
            <text:p>hard think broke</text:p>
          </table:table-cell>
        </table:table-row>
        <table:table-row table:style-name="ro2">
          <table:table-cell office:value-type="string">
            <text:p>fights gotta love</text:p>
          </table:table-cell>
          <table:table-cell office:value-type="string">
            <text:p>thankfully did alright</text:p>
          </table:table-cell>
          <table:table-cell office:value-type="string">
            <text:p>orders today sick</text:p>
          </table:table-cell>
          <table:table-cell office:value-type="string">
            <text:p>my brothers only</text:p>
          </table:table-cell>
          <table:table-cell office:value-type="string">
            <text:p>cleanest room ever</text:p>
          </table:table-cell>
        </table:table-row>
        <table:table-row table:style-name="ro2">
          <table:table-cell office:value-type="string">
            <text:p>blown awesomeness zahav</text:p>
          </table:table-cell>
          <table:table-cell office:value-type="string">
            <text:p>dead tomorrow hasnt</text:p>
          </table:table-cell>
          <table:table-cell office:value-type="string">
            <text:p>omgomgomg results release</text:p>
          </table:table-cell>
          <table:table-cell office:value-type="string">
            <text:p>can now kabuuuuuuuuuuuul</text:p>
          </table:table-cell>
          <table:table-cell office:value-type="string">
            <text:p>just asking get</text:p>
          </table:table-cell>
        </table:table-row>
        <table:table-row table:style-name="ro2">
          <table:table-cell office:value-type="string">
            <text:p>book about how</text:p>
          </table:table-cell>
          <table:table-cell office:value-type="string">
            <text:p>add even perfection</text:p>
          </table:table-cell>
          <table:table-cell office:value-type="string">
            <text:p>everything go wrong</text:p>
          </table:table-cell>
          <table:table-cell office:value-type="string">
            <text:p>going chill tonight</text:p>
          </table:table-cell>
          <table:table-cell office:value-type="string">
            <text:p>few quick jabs</text:p>
          </table:table-cell>
        </table:table-row>
        <table:table-row table:style-name="ro2">
          <table:table-cell office:value-type="string">
            <text:p>our intrepid heroes</text:p>
          </table:table-cell>
          <table:table-cell office:value-type="string">
            <text:p>per se potential</text:p>
          </table:table-cell>
          <table:table-cell office:value-type="string">
            <text:p>apart continuous traffic</text:p>
          </table:table-cell>
          <table:table-cell office:value-type="string">
            <text:p>arts framework consonant</text:p>
          </table:table-cell>
          <table:table-cell office:value-type="string">
            <text:p>fan some reason</text:p>
          </table:table-cell>
        </table:table-row>
        <table:table-row table:style-name="ro2">
          <table:table-cell office:value-type="string">
            <text:p>moves people pray</text:p>
          </table:table-cell>
          <table:table-cell office:value-type="string">
            <text:p>rack shelves desk</text:p>
          </table:table-cell>
          <table:table-cell office:value-type="string">
            <text:p>john bound days</text:p>
          </table:table-cell>
          <table:table-cell office:value-type="string">
            <text:p>hour bus ride</text:p>
          </table:table-cell>
          <table:table-cell office:value-type="string">
            <text:p>ill lab get</text:p>
          </table:table-cell>
        </table:table-row>
        <table:table-row table:style-name="ro2">
          <table:table-cell office:value-type="string">
            <text:p>out food water</text:p>
          </table:table-cell>
          <table:table-cell office:value-type="string">
            <text:p>freakin fallen seriously</text:p>
          </table:table-cell>
          <table:table-cell office:value-type="string">
            <text:p>midterm much happier</text:p>
          </table:table-cell>
          <table:table-cell office:value-type="string">
            <text:p>dinner soon come</text:p>
          </table:table-cell>
          <table:table-cell office:value-type="string">
            <text:p>real gift get</text:p>
          </table:table-cell>
        </table:table-row>
        <table:table-row table:style-name="ro2">
          <table:table-cell office:value-type="string">
            <text:p>hangover mixed flu</text:p>
          </table:table-cell>
          <table:table-cell office:value-type="string">
            <text:p>my best birthdays</text:p>
          </table:table-cell>
          <table:table-cell office:value-type="string">
            <text:p>inevitably begins pounding</text:p>
          </table:table-cell>
          <table:table-cell office:value-type="string">
            <text:p>then hit morphine</text:p>
          </table:table-cell>
          <table:table-cell office:value-type="string">
            <text:p>rafi doin work</text:p>
          </table:table-cell>
        </table:table-row>
        <table:table-row table:style-name="ro2">
          <table:table-cell office:value-type="string">
            <text:p>start classes yet</text:p>
          </table:table-cell>
          <table:table-cell office:value-type="string">
            <text:p>my mind confusing</text:p>
          </table:table-cell>
          <table:table-cell office:value-type="string">
            <text:p>am doing rendermonkey</text:p>
          </table:table-cell>
          <table:table-cell office:value-type="string">
            <text:p>wasteland faith stone</text:p>
          </table:table-cell>
          <table:table-cell office:value-type="string">
            <text:p>dont clock up</text:p>
          </table:table-cell>
        </table:table-row>
        <table:table-row table:style-name="ro2">
          <table:table-cell office:value-type="string">
            <text:p>really want star</text:p>
          </table:table-cell>
          <table:table-cell office:value-type="string">
            <text:p>countries very stable</text:p>
          </table:table-cell>
          <table:table-cell office:value-type="string">
            <text:p>trying out mini</text:p>
          </table:table-cell>
          <table:table-cell office:value-type="string">
            <text:p>dying opportunity read</text:p>
          </table:table-cell>
          <table:table-cell office:value-type="string">
            <text:p>just right radio</text:p>
          </table:table-cell>
        </table:table-row>
        <table:table-row table:style-name="ro2">
          <table:table-cell office:value-type="string">
            <text:p>image funny thing</text:p>
          </table:table-cell>
          <table:table-cell office:value-type="string">
            <text:p>texas state education</text:p>
          </table:table-cell>
          <table:table-cell office:value-type="string">
            <text:p>drown bittersweet victory</text:p>
          </table:table-cell>
          <table:table-cell office:value-type="string">
            <text:p>friday like seriously</text:p>
          </table:table-cell>
          <table:table-cell office:value-type="string">
            <text:p>blackberry hold him</text:p>
          </table:table-cell>
        </table:table-row>
        <table:table-row table:style-name="ro2">
          <table:table-cell office:value-type="string">
            <text:p>comes monopoly half</text:p>
          </table:table-cell>
          <table:table-cell office:value-type="string">
            <text:p>little vacation oshkosh</text:p>
          </table:table-cell>
          <table:table-cell office:value-type="string">
            <text:p>put work only</text:p>
          </table:table-cell>
          <table:table-cell office:value-type="string">
            <text:p>people longer moms</text:p>
          </table:table-cell>
          <table:table-cell office:value-type="string">
            <text:p>computer old caught</text:p>
          </table:table-cell>
        </table:table-row>
        <table:table-row table:style-name="ro2">
          <table:table-cell office:value-type="string">
            <text:p>piece chicken out</text:p>
          </table:table-cell>
          <table:table-cell office:value-type="string">
            <text:p>my entire life</text:p>
          </table:table-cell>
          <table:table-cell office:value-type="string">
            <text:p>people around immediate</text:p>
          </table:table-cell>
          <table:table-cell office:value-type="string">
            <text:p>outside rain shine</text:p>
          </table:table-cell>
          <table:table-cell office:value-type="string">
            <text:p>starting damn farm</text:p>
          </table:table-cell>
        </table:table-row>
        <table:table-row table:style-name="ro2">
          <table:table-cell office:value-type="string">
            <text:p>back shape open</text:p>
          </table:table-cell>
          <table:table-cell office:value-type="string">
            <text:p>choice everyday over</text:p>
          </table:table-cell>
          <table:table-cell office:value-type="string">
            <text:p>uhhhhh how intense</text:p>
          </table:table-cell>
          <table:table-cell office:value-type="string">
            <text:p>man amount time</text:p>
          </table:table-cell>
          <table:table-cell office:value-type="string">
            <text:p>just get wet</text:p>
          </table:table-cell>
        </table:table-row>
        <table:table-row table:style-name="ro2">
          <table:table-cell office:value-type="string">
            <text:p>humans glow knew</text:p>
          </table:table-cell>
          <table:table-cell office:value-type="string">
            <text:p>going see newt</text:p>
          </table:table-cell>
          <table:table-cell office:value-type="string">
            <text:p>wrong me soon</text:p>
          </table:table-cell>
          <table:table-cell office:value-type="string">
            <text:p>investigated mysterious deaths</text:p>
          </table:table-cell>
          <table:table-cell office:value-type="string">
            <text:p>me person comes</text:p>
          </table:table-cell>
        </table:table-row>
        <table:table-row table:style-name="ro2">
          <table:table-cell office:value-type="string">
            <text:p>thursday lots time</text:p>
          </table:table-cell>
          <table:table-cell office:value-type="string">
            <text:p>girl walking me</text:p>
          </table:table-cell>
          <table:table-cell office:value-type="string">
            <text:p>pastor cool people</text:p>
          </table:table-cell>
          <table:table-cell office:value-type="string">
            <text:p>far where ever</text:p>
          </table:table-cell>
          <table:table-cell office:value-type="string">
            <text:p>find me caught</text:p>
          </table:table-cell>
        </table:table-row>
        <table:table-row table:style-name="ro2">
          <table:table-cell office:value-type="string">
            <text:p>paint myself than</text:p>
          </table:table-cell>
          <table:table-cell office:value-type="string">
            <text:p>observing himself man</text:p>
          </table:table-cell>
          <table:table-cell office:value-type="string">
            <text:p>reset because recent</text:p>
          </table:table-cell>
          <table:table-cell office:value-type="string">
            <text:p>cheese well accomplished</text:p>
          </table:table-cell>
          <table:table-cell office:value-type="string">
            <text:p>pm sing am</text:p>
          </table:table-cell>
        </table:table-row>
        <table:table-row table:style-name="ro2">
          <table:table-cell office:value-type="string">
            <text:p>some rad gre</text:p>
          </table:table-cell>
          <table:table-cell office:value-type="string">
            <text:p>norwegian immigration center</text:p>
          </table:table-cell>
          <table:table-cell office:value-type="string">
            <text:p>today finds moms</text:p>
          </table:table-cell>
          <table:table-cell office:value-type="string">
            <text:p>excited books paperback</text:p>
          </table:table-cell>
          <table:table-cell office:value-type="string">
            <text:p>movies such women</text:p>
          </table:table-cell>
        </table:table-row>
        <table:table-row table:style-name="ro2">
          <table:table-cell office:value-type="string">
            <text:p>propname home work</text:p>
          </table:table-cell>
          <table:table-cell office:value-type="string">
            <text:p>blitz still thinks</text:p>
          </table:table-cell>
          <table:table-cell office:value-type="string">
            <text:p>mmm mmm turkey</text:p>
          </table:table-cell>
          <table:table-cell office:value-type="string">
            <text:p>much hotter than</text:p>
          </table:table-cell>
          <table:table-cell office:value-type="string">
            <text:p>need harmess horseshoes</text:p>
          </table:table-cell>
        </table:table-row>
        <table:table-row table:style-name="ro2">
          <table:table-cell office:value-type="string">
            <text:p>take time cross</text:p>
          </table:table-cell>
          <table:table-cell office:value-type="string">
            <text:p>police nice me</text:p>
          </table:table-cell>
          <table:table-cell office:value-type="string">
            <text:p>came radio im</text:p>
          </table:table-cell>
          <table:table-cell office:value-type="string">
            <text:p>until apartment dont</text:p>
          </table:table-cell>
          <table:table-cell office:value-type="string">
            <text:p>bought final draft</text:p>
          </table:table-cell>
        </table:table-row>
        <table:table-row table:style-name="ro2">
          <table:table-cell office:value-type="string">
            <text:p>work mondays really</text:p>
          </table:table-cell>
          <table:table-cell office:value-type="string">
            <text:p>before me surely</text:p>
          </table:table-cell>
          <table:table-cell office:value-type="string">
            <text:p>pictures me three</text:p>
          </table:table-cell>
          <table:table-cell office:value-type="string">
            <text:p>rose words absolutely</text:p>
          </table:table-cell>
          <table:table-cell office:value-type="string">
            <text:p>third day headache</text:p>
          </table:table-cell>
        </table:table-row>
        <table:table-row table:style-name="ro2">
          <table:table-cell office:value-type="string">
            <text:p>ducks traded pronger</text:p>
          </table:table-cell>
          <table:table-cell office:value-type="string">
            <text:p>research reminds me</text:p>
          </table:table-cell>
          <table:table-cell office:value-type="string">
            <text:p>themes wicked sooo</text:p>
          </table:table-cell>
          <table:table-cell office:value-type="string">
            <text:p>first exam too</text:p>
          </table:table-cell>
          <table:table-cell office:value-type="string">
            <text:p>discover yourself propname</text:p>
          </table:table-cell>
        </table:table-row>
        <table:table-row table:style-name="ro2">
          <table:table-cell office:value-type="string">
            <text:p>herself grabbed toss</text:p>
          </table:table-cell>
          <table:table-cell office:value-type="string">
            <text:p>out walk pier</text:p>
          </table:table-cell>
          <table:table-cell office:value-type="string">
            <text:p>grapple problems tens</text:p>
          </table:table-cell>
          <table:table-cell office:value-type="string">
            <text:p>course needs take</text:p>
          </table:table-cell>
          <table:table-cell office:value-type="string">
            <text:p>day today tomorrow</text:p>
          </table:table-cell>
        </table:table-row>
        <table:table-row table:style-name="ro2">
          <table:table-cell office:value-type="string">
            <text:p>excuse go see</text:p>
          </table:table-cell>
          <table:table-cell office:value-type="string">
            <text:p>long time im</text:p>
          </table:table-cell>
          <table:table-cell office:value-type="string">
            <text:p>enough non perishable</text:p>
          </table:table-cell>
          <table:table-cell office:value-type="string">
            <text:p>free contact him</text:p>
          </table:table-cell>
          <table:table-cell office:value-type="string">
            <text:p>lunch bag thinly</text:p>
          </table:table-cell>
        </table:table-row>
        <table:table-row table:style-name="ro2">
          <table:table-cell office:value-type="string">
            <text:p>just stung bee</text:p>
          </table:table-cell>
          <table:table-cell office:value-type="string">
            <text:p>hates hormones emotions</text:p>
          </table:table-cell>
          <table:table-cell office:value-type="string">
            <text:p>gets sleep tomorrow</text:p>
          </table:table-cell>
          <table:table-cell office:value-type="string">
            <text:p>walter reed army</text:p>
          </table:table-cell>
          <table:table-cell office:value-type="string">
            <text:p>excited newest movie</text:p>
          </table:table-cell>
        </table:table-row>
        <table:table-row table:style-name="ro2">
          <table:table-cell office:value-type="string">
            <text:p>caught try lure</text:p>
          </table:table-cell>
          <table:table-cell office:value-type="string">
            <text:p>much love my</text:p>
          </table:table-cell>
          <table:table-cell office:value-type="string">
            <text:p>finally found propname</text:p>
          </table:table-cell>
          <table:table-cell office:value-type="string">
            <text:p>me serious sesh</text:p>
          </table:table-cell>
          <table:table-cell office:value-type="string">
            <text:p>starts job tomorrow</text:p>
          </table:table-cell>
        </table:table-row>
        <table:table-row table:style-name="ro2">
          <table:table-cell office:value-type="string">
            <text:p>morally opposed poking</text:p>
          </table:table-cell>
          <table:table-cell office:value-type="string">
            <text:p>light brown version</text:p>
          </table:table-cell>
          <table:table-cell office:value-type="string">
            <text:p>drawn list good</text:p>
          </table:table-cell>
          <table:table-cell office:value-type="string">
            <text:p>about dinner movie</text:p>
          </table:table-cell>
          <table:table-cell office:value-type="string">
            <text:p>bracelet anyone seen</text:p>
          </table:table-cell>
        </table:table-row>
        <table:table-row table:style-name="ro2">
          <table:table-cell office:value-type="string">
            <text:p>me today class</text:p>
          </table:table-cell>
          <table:table-cell office:value-type="string">
            <text:p>horoscope today time</text:p>
          </table:table-cell>
          <table:table-cell office:value-type="string">
            <text:p>check start dinner</text:p>
          </table:table-cell>
          <table:table-cell office:value-type="string">
            <text:p>shelly bean see</text:p>
          </table:table-cell>
          <table:table-cell office:value-type="string">
            <text:p>getting down opd</text:p>
          </table:table-cell>
        </table:table-row>
        <table:table-row table:style-name="ro2">
          <table:table-cell office:value-type="string">
            <text:p>my mood improving</text:p>
          </table:table-cell>
          <table:table-cell office:value-type="string">
            <text:p>reality finally better</text:p>
          </table:table-cell>
          <table:table-cell office:value-type="string">
            <text:p>day get out</text:p>
          </table:table-cell>
          <table:table-cell office:value-type="string">
            <text:p>aghhh almost christmas</text:p>
          </table:table-cell>
          <table:table-cell office:value-type="string">
            <text:p>curb hopping subaru</text:p>
          </table:table-cell>
        </table:table-row>
        <table:table-row table:style-name="ro2">
          <table:table-cell office:value-type="string">
            <text:p>shes going outside</text:p>
          </table:table-cell>
          <table:table-cell office:value-type="string">
            <text:p>stop waking up</text:p>
          </table:table-cell>
          <table:table-cell office:value-type="string">
            <text:p>going out my</text:p>
          </table:table-cell>
          <table:table-cell office:value-type="string">
            <text:p>wrap up first</text:p>
          </table:table-cell>
          <table:table-cell office:value-type="string">
            <text:p>up hill placebo</text:p>
          </table:table-cell>
        </table:table-row>
        <table:table-row table:style-name="ro2">
          <table:table-cell office:value-type="string">
            <text:p>how love thee</text:p>
          </table:table-cell>
          <table:table-cell office:value-type="string">
            <text:p>uh didnt ask</text:p>
          </table:table-cell>
          <table:table-cell office:value-type="string">
            <text:p>feet upon rock</text:p>
          </table:table-cell>
          <table:table-cell office:value-type="string">
            <text:p>too sexy rabbit</text:p>
          </table:table-cell>
          <table:table-cell office:value-type="string">
            <text:p>them amazon how</text:p>
          </table:table-cell>
        </table:table-row>
        <table:table-row table:style-name="ro2">
          <table:table-cell office:value-type="string">
            <text:p>nice though til</text:p>
          </table:table-cell>
          <table:table-cell office:value-type="string">
            <text:p>hadouken tickets anyone</text:p>
          </table:table-cell>
          <table:table-cell office:value-type="string">
            <text:p>me breakfast mamas</text:p>
          </table:table-cell>
          <table:table-cell office:value-type="string">
            <text:p>way purchasing tv</text:p>
          </table:table-cell>
          <table:table-cell office:value-type="string">
            <text:p>summary great soup</text:p>
          </table:table-cell>
        </table:table-row>
        <table:table-row table:style-name="ro2">
          <table:table-cell office:value-type="string">
            <text:p>made through disobedience</text:p>
          </table:table-cell>
          <table:table-cell office:value-type="string">
            <text:p>dmv hold up</text:p>
          </table:table-cell>
          <table:table-cell office:value-type="string">
            <text:p>passed national emt</text:p>
          </table:table-cell>
          <table:table-cell office:value-type="string">
            <text:p>old within last</text:p>
          </table:table-cell>
          <table:table-cell office:value-type="string">
            <text:p>rather potting even</text:p>
          </table:table-cell>
        </table:table-row>
        <table:table-row table:style-name="ro2">
          <table:table-cell office:value-type="string">
            <text:p>college maybe just</text:p>
          </table:table-cell>
          <table:table-cell office:value-type="string">
            <text:p>negativos posibles de</text:p>
          </table:table-cell>
          <table:table-cell office:value-type="string">
            <text:p>oi then work</text:p>
          </table:table-cell>
          <table:table-cell office:value-type="string">
            <text:p>misspelled thier cards</text:p>
          </table:table-cell>
          <table:table-cell office:value-type="string">
            <text:p>okay sleep dreaming</text:p>
          </table:table-cell>
        </table:table-row>
        <table:table-row table:style-name="ro2">
          <table:table-cell office:value-type="string">
            <text:p>cover eyes feel</text:p>
          </table:table-cell>
          <table:table-cell office:value-type="string">
            <text:p>cleared out stew</text:p>
          </table:table-cell>
          <table:table-cell office:value-type="string">
            <text:p>take look career</text:p>
          </table:table-cell>
          <table:table-cell office:value-type="string">
            <text:p>show tonight extra</text:p>
          </table:table-cell>
          <table:table-cell office:value-type="string">
            <text:p>useful tool simply</text:p>
          </table:table-cell>
        </table:table-row>
        <table:table-row table:style-name="ro2">
          <table:table-cell office:value-type="string">
            <text:p>oh stanford youre</text:p>
          </table:table-cell>
          <table:table-cell office:value-type="string">
            <text:p>idea right before</text:p>
          </table:table-cell>
          <table:table-cell office:value-type="string">
            <text:p>super excited about</text:p>
          </table:table-cell>
          <table:table-cell office:value-type="string">
            <text:p>fil my clients</text:p>
          </table:table-cell>
          <table:table-cell office:value-type="string">
            <text:p>truly understand value</text:p>
          </table:table-cell>
        </table:table-row>
        <table:table-row table:style-name="ro2">
          <table:table-cell office:value-type="string">
            <text:p>interaction stone drunk</text:p>
          </table:table-cell>
          <table:table-cell office:value-type="string">
            <text:p>even did practice</text:p>
          </table:table-cell>
          <table:table-cell office:value-type="string">
            <text:p>charlie brown christmas</text:p>
          </table:table-cell>
          <table:table-cell office:value-type="string">
            <text:p>busy watching castle</text:p>
          </table:table-cell>
          <table:table-cell office:value-type="string">
            <text:p>beer my hand</text:p>
          </table:table-cell>
        </table:table-row>
        <table:table-row table:style-name="ro2">
          <table:table-cell office:value-type="string">
            <text:p>day night propname</text:p>
          </table:table-cell>
          <table:table-cell office:value-type="string">
            <text:p>really am doing</text:p>
          </table:table-cell>
          <table:table-cell office:value-type="string">
            <text:p>hatred christ summed</text:p>
          </table:table-cell>
          <table:table-cell office:value-type="string">
            <text:p>then pick up</text:p>
          </table:table-cell>
          <table:table-cell office:value-type="string">
            <text:p>foot really hurts</text:p>
          </table:table-cell>
        </table:table-row>
        <table:table-row table:style-name="ro2">
          <table:table-cell office:value-type="string">
            <text:p>powerful things powerful</text:p>
          </table:table-cell>
          <table:table-cell office:value-type="string">
            <text:p>silver lining than</text:p>
          </table:table-cell>
          <table:table-cell office:value-type="string">
            <text:p>everyone fill out</text:p>
          </table:table-cell>
          <table:table-cell office:value-type="string">
            <text:p>him smiling me</text:p>
          </table:table-cell>
          <table:table-cell office:value-type="string">
            <text:p>returns like whoa</text:p>
          </table:table-cell>
        </table:table-row>
        <table:table-row table:style-name="ro2">
          <table:table-cell office:value-type="string">
            <text:p>short call chop</text:p>
          </table:table-cell>
          <table:table-cell office:value-type="string">
            <text:p>siblings outside wen</text:p>
          </table:table-cell>
          <table:table-cell office:value-type="string">
            <text:p>day go go</text:p>
          </table:table-cell>
          <table:table-cell office:value-type="string">
            <text:p>women love men</text:p>
          </table:table-cell>
          <table:table-cell office:value-type="string">
            <text:p>campus please contact</text:p>
          </table:table-cell>
        </table:table-row>
        <table:table-row table:style-name="ro2">
          <table:table-cell office:value-type="string">
            <text:p>insides time wanted</text:p>
          </table:table-cell>
          <table:table-cell office:value-type="string">
            <text:p>booty exercises tricked</text:p>
          </table:table-cell>
          <table:table-cell office:value-type="string">
            <text:p>box restore balance</text:p>
          </table:table-cell>
          <table:table-cell office:value-type="string">
            <text:p>chat propname phone</text:p>
          </table:table-cell>
          <table:table-cell office:value-type="string">
            <text:p>fuck pro bowl</text:p>
          </table:table-cell>
        </table:table-row>
        <table:table-row table:style-name="ro2">
          <table:table-cell office:value-type="string">
            <text:p>boast weaknesses am</text:p>
          </table:table-cell>
          <table:table-cell office:value-type="string">
            <text:p>my life presence</text:p>
          </table:table-cell>
          <table:table-cell office:value-type="string">
            <text:p>fight argue question</text:p>
          </table:table-cell>
          <table:table-cell office:value-type="string">
            <text:p>me burned crisp</text:p>
          </table:table-cell>
          <table:table-cell office:value-type="string">
            <text:p>amazing morning sooooooooo</text:p>
          </table:table-cell>
        </table:table-row>
        <table:table-row table:style-name="ro2">
          <table:table-cell office:value-type="string">
            <text:p>gettin ready take</text:p>
          </table:table-cell>
          <table:table-cell office:value-type="string">
            <text:p>my old friend</text:p>
          </table:table-cell>
          <table:table-cell office:value-type="string">
            <text:p>grind complacent our</text:p>
          </table:table-cell>
          <table:table-cell office:value-type="string">
            <text:p>pop rocks shit</text:p>
          </table:table-cell>
          <table:table-cell office:value-type="string">
            <text:p>rather steal your</text:p>
          </table:table-cell>
        </table:table-row>
        <table:table-row table:style-name="ro2">
          <table:table-cell office:value-type="string">
            <text:p>fluff pollen week</text:p>
          </table:table-cell>
          <table:table-cell office:value-type="string">
            <text:p>cant exercise party</text:p>
          </table:table-cell>
          <table:table-cell office:value-type="string">
            <text:p>barat tang shode</text:p>
          </table:table-cell>
          <table:table-cell office:value-type="string">
            <text:p>always vulgar often</text:p>
          </table:table-cell>
          <table:table-cell office:value-type="string">
            <text:p>sit down typewriter</text:p>
          </table:table-cell>
        </table:table-row>
        <table:table-row table:style-name="ro2">
          <table:table-cell office:value-type="string">
            <text:p>sir take memo</text:p>
          </table:table-cell>
          <table:table-cell office:value-type="string">
            <text:p>individual updates getting</text:p>
          </table:table-cell>
          <table:table-cell office:value-type="string">
            <text:p>ahhhh my poor</text:p>
          </table:table-cell>
          <table:table-cell office:value-type="string">
            <text:p>ever my life</text:p>
          </table:table-cell>
          <table:table-cell office:value-type="string">
            <text:p>mj funeral wants</text:p>
          </table:table-cell>
        </table:table-row>
        <table:table-row table:style-name="ro2">
          <table:table-cell office:value-type="string">
            <text:p>market week sigh</text:p>
          </table:table-cell>
          <table:table-cell office:value-type="string">
            <text:p>enemies america rejects</text:p>
          </table:table-cell>
          <table:table-cell office:value-type="string">
            <text:p>sexy funny smart</text:p>
          </table:table-cell>
          <table:table-cell office:value-type="string">
            <text:p>fml university education</text:p>
          </table:table-cell>
          <table:table-cell office:value-type="string">
            <text:p>obligation government people</text:p>
          </table:table-cell>
        </table:table-row>
        <table:table-row table:style-name="ro2">
          <table:table-cell office:value-type="string">
            <text:p>book club my</text:p>
          </table:table-cell>
          <table:table-cell office:value-type="string">
            <text:p>make reference matrix</text:p>
          </table:table-cell>
          <table:table-cell office:value-type="string">
            <text:p>emotional response death</text:p>
          </table:table-cell>
          <table:table-cell office:value-type="string">
            <text:p>fall down stairs</text:p>
          </table:table-cell>
          <table:table-cell office:value-type="string">
            <text:p>take me riot</text:p>
          </table:table-cell>
        </table:table-row>
        <table:table-row table:style-name="ro2">
          <table:table-cell office:value-type="string">
            <text:p>shot him marshmellow</text:p>
          </table:table-cell>
          <table:table-cell office:value-type="string">
            <text:p>nearly got hit</text:p>
          </table:table-cell>
          <table:table-cell office:value-type="string">
            <text:p>gulf between author</text:p>
          </table:table-cell>
          <table:table-cell office:value-type="string">
            <text:p>then harry potter</text:p>
          </table:table-cell>
          <table:table-cell office:value-type="string">
            <text:p>needs stop listening</text:p>
          </table:table-cell>
        </table:table-row>
        <table:table-row table:style-name="ro2">
          <table:table-cell office:value-type="string">
            <text:p>break heading ithaca</text:p>
          </table:table-cell>
          <table:table-cell office:value-type="string">
            <text:p>favorite word weltanschauung</text:p>
          </table:table-cell>
          <table:table-cell office:value-type="string">
            <text:p>lets see survive</text:p>
          </table:table-cell>
          <table:table-cell office:value-type="string">
            <text:p>cell phone office</text:p>
          </table:table-cell>
          <table:table-cell office:value-type="string">
            <text:p>end up finishing</text:p>
          </table:table-cell>
        </table:table-row>
        <table:table-row table:style-name="ro2">
          <table:table-cell office:value-type="string">
            <text:p>boyfriend wooden leg</text:p>
          </table:table-cell>
          <table:table-cell office:value-type="string">
            <text:p>ready bigger better</text:p>
          </table:table-cell>
          <table:table-cell office:value-type="string">
            <text:p>until get home</text:p>
          </table:table-cell>
          <table:table-cell office:value-type="string">
            <text:p>flashlight batteries check</text:p>
          </table:table-cell>
          <table:table-cell office:value-type="string">
            <text:p>compound fracture compound</text:p>
          </table:table-cell>
        </table:table-row>
        <table:table-row table:style-name="ro2">
          <table:table-cell office:value-type="string">
            <text:p>stand my own</text:p>
          </table:table-cell>
          <table:table-cell office:value-type="string">
            <text:p>going go six</text:p>
          </table:table-cell>
          <table:table-cell office:value-type="string">
            <text:p>cannot find episode</text:p>
          </table:table-cell>
          <table:table-cell office:value-type="string">
            <text:p>american way purchasing</text:p>
          </table:table-cell>
          <table:table-cell office:value-type="string">
            <text:p>weather today kinda</text:p>
          </table:table-cell>
        </table:table-row>
        <table:table-row table:style-name="ro2">
          <table:table-cell office:value-type="string">
            <text:p>novato camp lotsafun</text:p>
          </table:table-cell>
          <table:table-cell office:value-type="string">
            <text:p>rough nice rough</text:p>
          </table:table-cell>
          <table:table-cell office:value-type="string">
            <text:p>propname could enjoy</text:p>
          </table:table-cell>
          <table:table-cell office:value-type="string">
            <text:p>sure propname never</text:p>
          </table:table-cell>
          <table:table-cell office:value-type="string">
            <text:p>dont wish dont</text:p>
          </table:table-cell>
        </table:table-row>
        <table:table-row table:style-name="ro2">
          <table:table-cell office:value-type="string">
            <text:p>post pics after</text:p>
          </table:table-cell>
          <table:table-cell office:value-type="string">
            <text:p>happy brother join</text:p>
          </table:table-cell>
          <table:table-cell office:value-type="string">
            <text:p>think youre busy</text:p>
          </table:table-cell>
          <table:table-cell office:value-type="string">
            <text:p>search perfect margarita</text:p>
          </table:table-cell>
          <table:table-cell office:value-type="string">
            <text:p>mon birthday le</text:p>
          </table:table-cell>
        </table:table-row>
        <table:table-row table:style-name="ro2">
          <table:table-cell office:value-type="string">
            <text:p>first latino microsoft</text:p>
          </table:table-cell>
          <table:table-cell office:value-type="string">
            <text:p>probably best time</text:p>
          </table:table-cell>
          <table:table-cell office:value-type="string">
            <text:p>louisian bar exam</text:p>
          </table:table-cell>
          <table:table-cell office:value-type="string">
            <text:p>sometimes just easier</text:p>
          </table:table-cell>
          <table:table-cell office:value-type="string">
            <text:p>truly want become</text:p>
          </table:table-cell>
        </table:table-row>
        <table:table-row table:style-name="ro2">
          <table:table-cell office:value-type="string">
            <text:p>life good olympics</text:p>
          </table:table-cell>
          <table:table-cell office:value-type="string">
            <text:p>live my life</text:p>
          </table:table-cell>
          <table:table-cell office:value-type="string">
            <text:p>eyes moist hating</text:p>
          </table:table-cell>
          <table:table-cell office:value-type="string">
            <text:p>supplies super excited</text:p>
          </table:table-cell>
          <table:table-cell office:value-type="string">
            <text:p>section doctors appointment</text:p>
          </table:table-cell>
        </table:table-row>
        <table:table-row table:style-name="ro2">
          <table:table-cell office:value-type="string">
            <text:p>winged cupid painted</text:p>
          </table:table-cell>
          <table:table-cell office:value-type="string">
            <text:p>yet another apology</text:p>
          </table:table-cell>
          <table:table-cell office:value-type="string">
            <text:p>fistful polyps yeah</text:p>
          </table:table-cell>
          <table:table-cell office:value-type="string">
            <text:p>happy thrilled ive</text:p>
          </table:table-cell>
          <table:table-cell office:value-type="string">
            <text:p>potential whereabouts during</text:p>
          </table:table-cell>
        </table:table-row>
        <table:table-row table:style-name="ro2">
          <table:table-cell office:value-type="string">
            <text:p>least lives nyc</text:p>
          </table:table-cell>
          <table:table-cell office:value-type="string">
            <text:p>god baby next</text:p>
          </table:table-cell>
          <table:table-cell office:value-type="string">
            <text:p>seeing came first</text:p>
          </table:table-cell>
          <table:table-cell office:value-type="string">
            <text:p>finally some legit</text:p>
          </table:table-cell>
          <table:table-cell office:value-type="string">
            <text:p>happens construction workers</text:p>
          </table:table-cell>
        </table:table-row>
        <table:table-row table:style-name="ro2">
          <table:table-cell office:value-type="string">
            <text:p>festive events me</text:p>
          </table:table-cell>
          <table:table-cell office:value-type="string">
            <text:p>finished my house</text:p>
          </table:table-cell>
          <table:table-cell office:value-type="string">
            <text:p>going rock climbing</text:p>
          </table:table-cell>
          <table:table-cell office:value-type="string">
            <text:p>sent kitty home</text:p>
          </table:table-cell>
          <table:table-cell office:value-type="string">
            <text:p>donkey drills living</text:p>
          </table:table-cell>
        </table:table-row>
        <table:table-row table:style-name="ro2">
          <table:table-cell office:value-type="string">
            <text:p>consistency beef jerky</text:p>
          </table:table-cell>
          <table:table-cell office:value-type="string">
            <text:p>internet anyone else</text:p>
          </table:table-cell>
          <table:table-cell office:value-type="string">
            <text:p>add even perfection</text:p>
          </table:table-cell>
          <table:table-cell office:value-type="string">
            <text:p>my best thats</text:p>
          </table:table-cell>
          <table:table-cell office:value-type="string">
            <text:p>ive ever pleasure</text:p>
          </table:table-cell>
        </table:table-row>
        <table:table-row table:style-name="ro2">
          <table:table-cell office:value-type="string">
            <text:p>sour mood meeting</text:p>
          </table:table-cell>
          <table:table-cell office:value-type="string">
            <text:p>dimpled outside wet</text:p>
          </table:table-cell>
          <table:table-cell office:value-type="string">
            <text:p>crunchy food before</text:p>
          </table:table-cell>
          <table:table-cell office:value-type="string">
            <text:p>guide my way</text:p>
          </table:table-cell>
          <table:table-cell office:value-type="string">
            <text:p>double feature find</text:p>
          </table:table-cell>
        </table:table-row>
        <table:table-row table:style-name="ro2">
          <table:table-cell office:value-type="string">
            <text:p>working week time</text:p>
          </table:table-cell>
          <table:table-cell office:value-type="string">
            <text:p>hospital visits being</text:p>
          </table:table-cell>
          <table:table-cell office:value-type="string">
            <text:p>cheese homemade mac</text:p>
          </table:table-cell>
          <table:table-cell office:value-type="string">
            <text:p>get outta here</text:p>
          </table:table-cell>
          <table:table-cell office:value-type="string">
            <text:p>being alone hundred</text:p>
          </table:table-cell>
        </table:table-row>
        <table:table-row table:style-name="ro2">
          <table:table-cell office:value-type="string">
            <text:p>congratulations propname your</text:p>
          </table:table-cell>
          <table:table-cell office:value-type="string">
            <text:p>book about how</text:p>
          </table:table-cell>
          <table:table-cell office:value-type="string">
            <text:p>soul satan buy</text:p>
          </table:table-cell>
          <table:table-cell office:value-type="string">
            <text:p>belong witch cousin</text:p>
          </table:table-cell>
          <table:table-cell office:value-type="string">
            <text:p>fighting computers continuously</text:p>
          </table:table-cell>
        </table:table-row>
        <table:table-row table:style-name="ro2">
          <table:table-cell office:value-type="string">
            <text:p>learned make feeling</text:p>
          </table:table-cell>
          <table:table-cell office:value-type="string">
            <text:p>naught mmm ritz</text:p>
          </table:table-cell>
          <table:table-cell office:value-type="string">
            <text:p>allegedly works my</text:p>
          </table:table-cell>
          <table:table-cell office:value-type="string">
            <text:p>almost rage towards</text:p>
          </table:table-cell>
          <table:table-cell office:value-type="string">
            <text:p>hi am laura</text:p>
          </table:table-cell>
        </table:table-row>
        <table:table-row table:style-name="ro2">
          <table:table-cell office:value-type="string">
            <text:p>five minutes rittenhouse</text:p>
          </table:table-cell>
          <table:table-cell office:value-type="string">
            <text:p>hangover mixed flu</text:p>
          </table:table-cell>
          <table:table-cell office:value-type="string">
            <text:p>my mind confusing</text:p>
          </table:table-cell>
          <table:table-cell office:value-type="string">
            <text:p>propname birthday happy</text:p>
          </table:table-cell>
          <table:table-cell office:value-type="string">
            <text:p>another day boiling</text:p>
          </table:table-cell>
        </table:table-row>
        <table:table-row table:style-name="ro2">
          <table:table-cell office:value-type="string">
            <text:p>canteen grill then</text:p>
          </table:table-cell>
          <table:table-cell office:value-type="string">
            <text:p>anarchism rich people</text:p>
          </table:table-cell>
          <table:table-cell office:value-type="string">
            <text:p>early anyone want</text:p>
          </table:table-cell>
          <table:table-cell office:value-type="string">
            <text:p>excited about getting</text:p>
          </table:table-cell>
          <table:table-cell office:value-type="string">
            <text:p>ohh finals week</text:p>
          </table:table-cell>
        </table:table-row>
        <table:table-row table:style-name="ro2">
          <table:table-cell office:value-type="string">
            <text:p>earth moving makes</text:p>
          </table:table-cell>
          <table:table-cell office:value-type="string">
            <text:p>yesterday am officially</text:p>
          </table:table-cell>
          <table:table-cell office:value-type="string">
            <text:p>texas state education</text:p>
          </table:table-cell>
          <table:table-cell office:value-type="string">
            <text:p>missed house until</text:p>
          </table:table-cell>
          <table:table-cell office:value-type="string">
            <text:p>hoping find someone</text:p>
          </table:table-cell>
        </table:table-row>
        <table:table-row table:style-name="ro2">
          <table:table-cell office:value-type="string">
            <text:p>after week move</text:p>
          </table:table-cell>
          <table:table-cell office:value-type="string">
            <text:p>did help fact</text:p>
          </table:table-cell>
          <table:table-cell office:value-type="string">
            <text:p>little vacation oshkosh</text:p>
          </table:table-cell>
          <table:table-cell office:value-type="string">
            <text:p>propname long since</text:p>
          </table:table-cell>
          <table:table-cell office:value-type="string">
            <text:p>mine am fucking</text:p>
          </table:table-cell>
        </table:table-row>
        <table:table-row table:style-name="ro2">
          <table:table-cell office:value-type="string">
            <text:p>just tested curb</text:p>
          </table:table-cell>
          <table:table-cell office:value-type="string">
            <text:p>after seeing my</text:p>
          </table:table-cell>
          <table:table-cell office:value-type="string">
            <text:p>should happen often</text:p>
          </table:table-cell>
          <table:table-cell office:value-type="string">
            <text:p>mosquitos outside already</text:p>
          </table:table-cell>
          <table:table-cell office:value-type="string">
            <text:p>want put me</text:p>
          </table:table-cell>
        </table:table-row>
        <table:table-row table:style-name="ro2">
          <table:table-cell office:value-type="string">
            <text:p>man sitting too</text:p>
          </table:table-cell>
          <table:table-cell office:value-type="string">
            <text:p>fail instead writing</text:p>
          </table:table-cell>
          <table:table-cell office:value-type="string">
            <text:p>tears loved hearing</text:p>
          </table:table-cell>
          <table:table-cell office:value-type="string">
            <text:p>got biler og</text:p>
          </table:table-cell>
          <table:table-cell office:value-type="string">
            <text:p>funny cosmic joke</text:p>
          </table:table-cell>
        </table:table-row>
        <table:table-row table:style-name="ro2">
          <table:table-cell office:value-type="string">
            <text:p>living large ill</text:p>
          </table:table-cell>
          <table:table-cell office:value-type="string">
            <text:p>cycles then mozart</text:p>
          </table:table-cell>
          <table:table-cell office:value-type="string">
            <text:p>knowing life never</text:p>
          </table:table-cell>
          <table:table-cell office:value-type="string">
            <text:p>propname miami dolphins</text:p>
          </table:table-cell>
          <table:table-cell office:value-type="string">
            <text:p>twice am whole</text:p>
          </table:table-cell>
        </table:table-row>
        <table:table-row table:style-name="ro2">
          <table:table-cell office:value-type="string">
            <text:p>whackjob best friends</text:p>
          </table:table-cell>
          <table:table-cell office:value-type="string">
            <text:p>keep out hungry</text:p>
          </table:table-cell>
          <table:table-cell office:value-type="string">
            <text:p>my entire life</text:p>
          </table:table-cell>
          <table:table-cell office:value-type="string">
            <text:p>perfect equilibrium don</text:p>
          </table:table-cell>
          <table:table-cell office:value-type="string">
            <text:p>section row only</text:p>
          </table:table-cell>
        </table:table-row>
        <table:table-row table:style-name="ro2">
          <table:table-cell office:value-type="string">
            <text:p>shoot himself face</text:p>
          </table:table-cell>
          <table:table-cell office:value-type="string">
            <text:p>going severely restrain</text:p>
          </table:table-cell>
          <table:table-cell office:value-type="string">
            <text:p>go then finally</text:p>
          </table:table-cell>
          <table:table-cell office:value-type="string">
            <text:p>farscape years old</text:p>
          </table:table-cell>
          <table:table-cell office:value-type="string">
            <text:p>hot glue electrical</text:p>
          </table:table-cell>
        </table:table-row>
        <table:table-row table:style-name="ro2">
          <table:table-cell office:value-type="string">
            <text:p>english english english</text:p>
          </table:table-cell>
          <table:table-cell office:value-type="string">
            <text:p>car wash tiring</text:p>
          </table:table-cell>
          <table:table-cell office:value-type="string">
            <text:p>work hope good</text:p>
          </table:table-cell>
          <table:table-cell office:value-type="string">
            <text:p>clara see family</text:p>
          </table:table-cell>
          <table:table-cell office:value-type="string">
            <text:p>accidental can sure</text:p>
          </table:table-cell>
        </table:table-row>
        <table:table-row table:style-name="ro2">
          <table:table-cell office:value-type="string">
            <text:p>machines weights free</text:p>
          </table:table-cell>
          <table:table-cell office:value-type="string">
            <text:p>really want star</text:p>
          </table:table-cell>
          <table:table-cell office:value-type="string">
            <text:p>fascinated trees dogs</text:p>
          </table:table-cell>
          <table:table-cell office:value-type="string">
            <text:p>seven query always</text:p>
          </table:table-cell>
          <table:table-cell office:value-type="string">
            <text:p>me place without</text:p>
          </table:table-cell>
        </table:table-row>
        <table:table-row table:style-name="ro2">
          <table:table-cell office:value-type="string">
            <text:p>actual profile my</text:p>
          </table:table-cell>
          <table:table-cell office:value-type="string">
            <text:p>image funny thing</text:p>
          </table:table-cell>
          <table:table-cell office:value-type="string">
            <text:p>going see newt</text:p>
          </table:table-cell>
          <table:table-cell office:value-type="string">
            <text:p>vampire story distract</text:p>
          </table:table-cell>
          <table:table-cell office:value-type="string">
            <text:p>lara accidentally scratched</text:p>
          </table:table-cell>
        </table:table-row>
        <table:table-row table:style-name="ro2">
          <table:table-cell office:value-type="string">
            <text:p>puzzled till puzzler</text:p>
          </table:table-cell>
          <table:table-cell office:value-type="string">
            <text:p>piece chicken out</text:p>
          </table:table-cell>
          <table:table-cell office:value-type="string">
            <text:p>listen up im</text:p>
          </table:table-cell>
          <table:table-cell office:value-type="string">
            <text:p>anticipation knowing show</text:p>
          </table:table-cell>
          <table:table-cell office:value-type="string">
            <text:p>runs down my</text:p>
          </table:table-cell>
        </table:table-row>
        <table:table-row table:style-name="ro2">
          <table:table-cell office:value-type="string">
            <text:p>him trivia sports</text:p>
          </table:table-cell>
          <table:table-cell office:value-type="string">
            <text:p>comes monopoly half</text:p>
          </table:table-cell>
          <table:table-cell office:value-type="string">
            <text:p>before me surely</text:p>
          </table:table-cell>
          <table:table-cell office:value-type="string">
            <text:p>stupid ass bracket</text:p>
          </table:table-cell>
          <table:table-cell office:value-type="string">
            <text:p>spiral shaped conglomeration</text:p>
          </table:table-cell>
        </table:table-row>
        <table:table-row table:style-name="ro2">
          <table:table-cell office:value-type="string">
            <text:p>deep lust going</text:p>
          </table:table-cell>
          <table:table-cell office:value-type="string">
            <text:p>news feed please</text:p>
          </table:table-cell>
          <table:table-cell office:value-type="string">
            <text:p>made crack heroin</text:p>
          </table:table-cell>
          <table:table-cell office:value-type="string">
            <text:p>very nice though</text:p>
          </table:table-cell>
          <table:table-cell office:value-type="string">
            <text:p>me senator propname</text:p>
          </table:table-cell>
        </table:table-row>
        <table:table-row table:style-name="ro2">
          <table:table-cell office:value-type="string">
            <text:p>car during football</text:p>
          </table:table-cell>
          <table:table-cell office:value-type="string">
            <text:p>listening alicia keys</text:p>
          </table:table-cell>
          <table:table-cell office:value-type="string">
            <text:p>take your tickets</text:p>
          </table:table-cell>
          <table:table-cell office:value-type="string">
            <text:p>californication netflix recommendations</text:p>
          </table:table-cell>
          <table:table-cell office:value-type="string">
            <text:p>three hours today</text:p>
          </table:table-cell>
        </table:table-row>
        <table:table-row table:style-name="ro2">
          <table:table-cell office:value-type="string">
            <text:p>still wearing abercrombie</text:p>
          </table:table-cell>
          <table:table-cell office:value-type="string">
            <text:p>legit omg go</text:p>
          </table:table-cell>
          <table:table-cell office:value-type="string">
            <text:p>sub optimal again</text:p>
          </table:table-cell>
          <table:table-cell office:value-type="string">
            <text:p>hope everyone wonderful</text:p>
          </table:table-cell>
          <table:table-cell office:value-type="string">
            <text:p>laugh good know</text:p>
          </table:table-cell>
        </table:table-row>
        <table:table-row table:style-name="ro2">
          <table:table-cell office:value-type="string">
            <text:p>law school like</text:p>
          </table:table-cell>
          <table:table-cell office:value-type="string">
            <text:p>nice me xd</text:p>
          </table:table-cell>
          <table:table-cell office:value-type="string">
            <text:p>green thumb today</text:p>
          </table:table-cell>
          <table:table-cell office:value-type="string">
            <text:p>msu only teams</text:p>
          </table:table-cell>
          <table:table-cell office:value-type="string">
            <text:p>then need listen</text:p>
          </table:table-cell>
        </table:table-row>
        <table:table-row table:style-name="ro2">
          <table:table-cell office:value-type="string">
            <text:p>else feel frustration</text:p>
          </table:table-cell>
          <table:table-cell office:value-type="string">
            <text:p>humans glow knew</text:p>
          </table:table-cell>
          <table:table-cell office:value-type="string">
            <text:p>uh didnt ask</text:p>
          </table:table-cell>
          <table:table-cell office:value-type="string">
            <text:p>my savior sandals</text:p>
          </table:table-cell>
          <table:table-cell office:value-type="string">
            <text:p>hello moneytown station</text:p>
          </table:table-cell>
        </table:table-row>
        <table:table-row table:style-name="ro2">
          <table:table-cell office:value-type="string">
            <text:p>date back fourth</text:p>
          </table:table-cell>
          <table:table-cell office:value-type="string">
            <text:p>please send find</text:p>
          </table:table-cell>
          <table:table-cell office:value-type="string">
            <text:p>follows just them</text:p>
          </table:table-cell>
          <table:table-cell office:value-type="string">
            <text:p>chicago spring break</text:p>
          </table:table-cell>
          <table:table-cell office:value-type="string">
            <text:p>look nfcs confused</text:p>
          </table:table-cell>
        </table:table-row>
        <table:table-row table:style-name="ro2">
          <table:table-cell office:value-type="string">
            <text:p>live out boxes</text:p>
          </table:table-cell>
          <table:table-cell office:value-type="string">
            <text:p>possibly jobless weeks</text:p>
          </table:table-cell>
          <table:table-cell office:value-type="string">
            <text:p>dmv hold up</text:p>
          </table:table-cell>
          <table:table-cell office:value-type="string">
            <text:p>tonight os can</text:p>
          </table:table-cell>
          <table:table-cell office:value-type="string">
            <text:p>complex pointed right</text:p>
          </table:table-cell>
        </table:table-row>
        <table:table-row table:style-name="ro2">
          <table:table-cell office:value-type="string">
            <text:p>self control against</text:p>
          </table:table-cell>
          <table:table-cell office:value-type="string">
            <text:p>stupid tri fold</text:p>
          </table:table-cell>
          <table:table-cell office:value-type="string">
            <text:p>where hour delays</text:p>
          </table:table-cell>
          <table:table-cell office:value-type="string">
            <text:p>math dont appreciate</text:p>
          </table:table-cell>
          <table:table-cell office:value-type="string">
            <text:p>turned wallet dislikes</text:p>
          </table:table-cell>
        </table:table-row>
        <table:table-row table:style-name="ro2">
          <table:table-cell office:value-type="string">
            <text:p>enjoying last day</text:p>
          </table:table-cell>
          <table:table-cell office:value-type="string">
            <text:p>cset saturday work</text:p>
          </table:table-cell>
          <table:table-cell office:value-type="string">
            <text:p>our very own</text:p>
          </table:table-cell>
          <table:table-cell office:value-type="string">
            <text:p>make me sleepy</text:p>
          </table:table-cell>
          <table:table-cell office:value-type="string">
            <text:p>then some homework</text:p>
          </table:table-cell>
        </table:table-row>
        <table:table-row table:style-name="ro2">
          <table:table-cell office:value-type="string">
            <text:p>takarazuka osaka today</text:p>
          </table:table-cell>
          <table:table-cell office:value-type="string">
            <text:p>up greenberrys little</text:p>
          </table:table-cell>
          <table:table-cell office:value-type="string">
            <text:p>eating body weight</text:p>
          </table:table-cell>
          <table:table-cell office:value-type="string">
            <text:p>ny sprint vs</text:p>
          </table:table-cell>
          <table:table-cell office:value-type="string">
            <text:p>me last night</text:p>
          </table:table-cell>
        </table:table-row>
        <table:table-row table:style-name="ro2">
          <table:table-cell office:value-type="string">
            <text:p>apartment leaving mess</text:p>
          </table:table-cell>
          <table:table-cell office:value-type="string">
            <text:p>drinks need work</text:p>
          </table:table-cell>
          <table:table-cell office:value-type="string">
            <text:p>exams epic phail</text:p>
          </table:table-cell>
          <table:table-cell office:value-type="string">
            <text:p>finally thanks capitalism</text:p>
          </table:table-cell>
          <table:table-cell office:value-type="string">
            <text:p>surest sign intelligent</text:p>
          </table:table-cell>
        </table:table-row>
        <table:table-row table:style-name="ro2">
          <table:table-cell office:value-type="string">
            <text:p>out well saturday</text:p>
          </table:table-cell>
          <table:table-cell office:value-type="string">
            <text:p>breakfast piggies various</text:p>
          </table:table-cell>
          <table:table-cell office:value-type="string">
            <text:p>win real tank</text:p>
          </table:table-cell>
          <table:table-cell office:value-type="string">
            <text:p>wheeler hall under</text:p>
          </table:table-cell>
          <table:table-cell office:value-type="string">
            <text:p>mom cant find</text:p>
          </table:table-cell>
        </table:table-row>
        <table:table-row table:style-name="ro2">
          <table:table-cell office:value-type="string">
            <text:p>rhiannas italian vogue</text:p>
          </table:table-cell>
          <table:table-cell office:value-type="string">
            <text:p>today going celebrate</text:p>
          </table:table-cell>
          <table:table-cell office:value-type="string">
            <text:p>soul turned wallet</text:p>
          </table:table-cell>
          <table:table-cell office:value-type="string">
            <text:p>think propname embarassed</text:p>
          </table:table-cell>
          <table:table-cell office:value-type="string">
            <text:p>long ive out</text:p>
          </table:table-cell>
        </table:table-row>
        <table:table-row table:style-name="ro2">
          <table:table-cell office:value-type="string">
            <text:p>kids realted note</text:p>
          </table:table-cell>
          <table:table-cell office:value-type="string">
            <text:p>happy year love</text:p>
          </table:table-cell>
          <table:table-cell office:value-type="string">
            <text:p>shows thats actually</text:p>
          </table:table-cell>
          <table:table-cell office:value-type="string">
            <text:p>working can call</text:p>
          </table:table-cell>
          <table:table-cell office:value-type="string">
            <text:p>my book recomend</text:p>
          </table:table-cell>
        </table:table-row>
        <table:table-row table:style-name="ro2">
          <table:table-cell office:value-type="string">
            <text:p>about certain changes</text:p>
          </table:table-cell>
          <table:table-cell office:value-type="string">
            <text:p>think about watching</text:p>
          </table:table-cell>
          <table:table-cell office:value-type="string">
            <text:p>just crazy thought</text:p>
          </table:table-cell>
          <table:table-cell office:value-type="string">
            <text:p>im college yet</text:p>
          </table:table-cell>
          <table:table-cell office:value-type="string">
            <text:p>op hummm cab</text:p>
          </table:table-cell>
        </table:table-row>
        <table:table-row table:style-name="ro2">
          <table:table-cell office:value-type="string">
            <text:p>bad leg see</text:p>
          </table:table-cell>
          <table:table-cell office:value-type="string">
            <text:p>close being illegal</text:p>
          </table:table-cell>
          <table:table-cell office:value-type="string">
            <text:p>locked out room</text:p>
          </table:table-cell>
          <table:table-cell office:value-type="string">
            <text:p>take extra send</text:p>
          </table:table-cell>
          <table:table-cell office:value-type="string">
            <text:p>just slipped over</text:p>
          </table:table-cell>
        </table:table-row>
        <table:table-row table:style-name="ro2">
          <table:table-cell office:value-type="string">
            <text:p>kroq almost accoustic</text:p>
          </table:table-cell>
          <table:table-cell office:value-type="string">
            <text:p>king king love</text:p>
          </table:table-cell>
          <table:table-cell office:value-type="string">
            <text:p>board im high</text:p>
          </table:table-cell>
          <table:table-cell office:value-type="string">
            <text:p>please hours week</text:p>
          </table:table-cell>
          <table:table-cell office:value-type="string">
            <text:p>leave my body</text:p>
          </table:table-cell>
        </table:table-row>
        <table:table-row table:style-name="ro2">
          <table:table-cell office:value-type="string">
            <text:p>minutes why work</text:p>
          </table:table-cell>
          <table:table-cell office:value-type="string">
            <text:p>lemon avocado pig</text:p>
          </table:table-cell>
          <table:table-cell office:value-type="string">
            <text:p>really am doing</text:p>
          </table:table-cell>
          <table:table-cell office:value-type="string">
            <text:p>furry shadow weather</text:p>
          </table:table-cell>
          <table:table-cell office:value-type="string">
            <text:p>fame de propname</text:p>
          </table:table-cell>
        </table:table-row>
        <table:table-row table:style-name="ro2">
          <table:table-cell office:value-type="string">
            <text:p>wants someone see</text:p>
          </table:table-cell>
          <table:table-cell office:value-type="string">
            <text:p>probably even betterer</text:p>
          </table:table-cell>
          <table:table-cell office:value-type="string">
            <text:p>your form good</text:p>
          </table:table-cell>
          <table:table-cell office:value-type="string">
            <text:p>justifieth am persuaded</text:p>
          </table:table-cell>
          <table:table-cell office:value-type="string">
            <text:p>love avoid drama</text:p>
          </table:table-cell>
        </table:table-row>
        <table:table-row table:style-name="ro2">
          <table:table-cell office:value-type="string">
            <text:p>cant imagine why</text:p>
          </table:table-cell>
          <table:table-cell office:value-type="string">
            <text:p>now drinkin buddy</text:p>
          </table:table-cell>
          <table:table-cell office:value-type="string">
            <text:p>just like mega</text:p>
          </table:table-cell>
          <table:table-cell office:value-type="string">
            <text:p>offer place stay</text:p>
          </table:table-cell>
          <table:table-cell office:value-type="string">
            <text:p>sadness dont understend</text:p>
          </table:table-cell>
        </table:table-row>
        <table:table-row table:style-name="ro2">
          <table:table-cell office:value-type="string">
            <text:p>again then reggae</text:p>
          </table:table-cell>
          <table:table-cell office:value-type="string">
            <text:p>samlede eventyr og</text:p>
          </table:table-cell>
          <table:table-cell office:value-type="string">
            <text:p>my life presence</text:p>
          </table:table-cell>
          <table:table-cell office:value-type="string">
            <text:p>bro row first</text:p>
          </table:table-cell>
          <table:table-cell office:value-type="string">
            <text:p>cool stories boats</text:p>
          </table:table-cell>
        </table:table-row>
        <table:table-row table:style-name="ro2">
          <table:table-cell office:value-type="string">
            <text:p>day then promptly</text:p>
          </table:table-cell>
          <table:table-cell office:value-type="string">
            <text:p>kind best coworkers</text:p>
          </table:table-cell>
          <table:table-cell office:value-type="string">
            <text:p>around want play</text:p>
          </table:table-cell>
          <table:table-cell office:value-type="string">
            <text:p>best surf while</text:p>
          </table:table-cell>
          <table:table-cell office:value-type="string">
            <text:p>word whom given</text:p>
          </table:table-cell>
        </table:table-row>
        <table:table-row table:style-name="ro2">
          <table:table-cell office:value-type="string">
            <text:p>propname biiiiig green</text:p>
          </table:table-cell>
          <table:table-cell office:value-type="string">
            <text:p>ive drinks need</text:p>
          </table:table-cell>
          <table:table-cell office:value-type="string">
            <text:p>book life good</text:p>
          </table:table-cell>
          <table:table-cell office:value-type="string">
            <text:p>everything else almost</text:p>
          </table:table-cell>
          <table:table-cell office:value-type="string">
            <text:p>restaurants revolving door</text:p>
          </table:table-cell>
        </table:table-row>
        <table:table-row table:style-name="ro2">
          <table:table-cell office:value-type="string">
            <text:p>girls good times</text:p>
          </table:table-cell>
          <table:table-cell office:value-type="string">
            <text:p>dig under walls</text:p>
          </table:table-cell>
          <table:table-cell office:value-type="string">
            <text:p>enemies america rejects</text:p>
          </table:table-cell>
          <table:table-cell office:value-type="string">
            <text:p>soon re potting</text:p>
          </table:table-cell>
          <table:table-cell office:value-type="string">
            <text:p>interviewed organization whose</text:p>
          </table:table-cell>
        </table:table-row>
        <table:table-row table:style-name="ro2">
          <table:table-cell office:value-type="string">
            <text:p>flu clementines carry</text:p>
          </table:table-cell>
          <table:table-cell office:value-type="string">
            <text:p>done friggin essay</text:p>
          </table:table-cell>
          <table:table-cell office:value-type="string">
            <text:p>plus snow mountains</text:p>
          </table:table-cell>
          <table:table-cell office:value-type="string">
            <text:p>formula success quite</text:p>
          </table:table-cell>
          <table:table-cell office:value-type="string">
            <text:p>why america like</text:p>
          </table:table-cell>
        </table:table-row>
        <table:table-row table:style-name="ro2">
          <table:table-cell office:value-type="string">
            <text:p>think yankees enough</text:p>
          </table:table-cell>
          <table:table-cell office:value-type="string">
            <text:p>wish shed actually</text:p>
          </table:table-cell>
          <table:table-cell office:value-type="string">
            <text:p>apparently mysterious propname</text:p>
          </table:table-cell>
          <table:table-cell office:value-type="string">
            <text:p>pages done miserable</text:p>
          </table:table-cell>
          <table:table-cell office:value-type="string">
            <text:p>running into building</text:p>
          </table:table-cell>
        </table:table-row>
        <table:table-row table:style-name="ro2">
          <table:table-cell office:value-type="string">
            <text:p>now find job</text:p>
          </table:table-cell>
          <table:table-cell office:value-type="string">
            <text:p>shes going outside</text:p>
          </table:table-cell>
          <table:table-cell office:value-type="string">
            <text:p>fact entagled both</text:p>
          </table:table-cell>
          <table:table-cell office:value-type="string">
            <text:p>after put food</text:p>
          </table:table-cell>
          <table:table-cell office:value-type="string">
            <text:p>sperm just like</text:p>
          </table:table-cell>
        </table:table-row>
        <table:table-row table:style-name="ro2">
          <table:table-cell office:value-type="string">
            <text:p>store christmas perhaps</text:p>
          </table:table-cell>
          <table:table-cell office:value-type="string">
            <text:p>music generally looking</text:p>
          </table:table-cell>
          <table:table-cell office:value-type="string">
            <text:p>weekend here work</text:p>
          </table:table-cell>
          <table:table-cell office:value-type="string">
            <text:p>today every other</text:p>
          </table:table-cell>
          <table:table-cell office:value-type="string">
            <text:p>cut sorry hurried</text:p>
          </table:table-cell>
        </table:table-row>
        <table:table-row table:style-name="ro2">
          <table:table-cell office:value-type="string">
            <text:p>come long way</text:p>
          </table:table-cell>
          <table:table-cell office:value-type="string">
            <text:p>shiny greeny blue</text:p>
          </table:table-cell>
          <table:table-cell office:value-type="string">
            <text:p>nearly got hit</text:p>
          </table:table-cell>
          <table:table-cell office:value-type="string">
            <text:p>afternoon looking lost</text:p>
          </table:table-cell>
          <table:table-cell office:value-type="string">
            <text:p>sleep gonna write</text:p>
          </table:table-cell>
        </table:table-row>
        <table:table-row table:style-name="ro2">
          <table:table-cell office:value-type="string">
            <text:p>how use like</text:p>
          </table:table-cell>
          <table:table-cell office:value-type="string">
            <text:p>crap know hit</text:p>
          </table:table-cell>
          <table:table-cell office:value-type="string">
            <text:p>works my company</text:p>
          </table:table-cell>
          <table:table-cell office:value-type="string">
            <text:p>shots jamesons can</text:p>
          </table:table-cell>
          <table:table-cell office:value-type="string">
            <text:p>chat heather totally</text:p>
          </table:table-cell>
        </table:table-row>
        <table:table-row table:style-name="ro2">
          <table:table-cell office:value-type="string">
            <text:p>propname only get</text:p>
          </table:table-cell>
          <table:table-cell office:value-type="string">
            <text:p>made through disobedience</text:p>
          </table:table-cell>
          <table:table-cell office:value-type="string">
            <text:p>ready bigger better</text:p>
          </table:table-cell>
          <table:table-cell office:value-type="string">
            <text:p>seem like im</text:p>
          </table:table-cell>
          <table:table-cell office:value-type="string">
            <text:p>legs get again</text:p>
          </table:table-cell>
        </table:table-row>
        <table:table-row table:style-name="ro2">
          <table:table-cell office:value-type="string">
            <text:p>needs find someone</text:p>
          </table:table-cell>
          <table:table-cell office:value-type="string">
            <text:p>excuse having enough</text:p>
          </table:table-cell>
          <table:table-cell office:value-type="string">
            <text:p>decided shoot really</text:p>
          </table:table-cell>
          <table:table-cell office:value-type="string">
            <text:p>bad romance want</text:p>
          </table:table-cell>
          <table:table-cell office:value-type="string">
            <text:p>simpler dont call</text:p>
          </table:table-cell>
        </table:table-row>
        <table:table-row table:style-name="ro2">
          <table:table-cell office:value-type="string">
            <text:p>teeth now open</text:p>
          </table:table-cell>
          <table:table-cell office:value-type="string">
            <text:p>cities keep out</text:p>
          </table:table-cell>
          <table:table-cell office:value-type="string">
            <text:p>hey friends did</text:p>
          </table:table-cell>
          <table:table-cell office:value-type="string">
            <text:p>goodness gentleness self</text:p>
          </table:table-cell>
          <table:table-cell office:value-type="string">
            <text:p>sin propon rselo</text:p>
          </table:table-cell>
        </table:table-row>
        <table:table-row table:style-name="ro2">
          <table:table-cell office:value-type="string">
            <text:p>spleen healing nicely</text:p>
          </table:table-cell>
          <table:table-cell office:value-type="string">
            <text:p>right completely immerse</text:p>
          </table:table-cell>
          <table:table-cell office:value-type="string">
            <text:p>probably best time</text:p>
          </table:table-cell>
          <table:table-cell office:value-type="string">
            <text:p>into something youd</text:p>
          </table:table-cell>
          <table:table-cell office:value-type="string">
            <text:p>beer chillaxin now</text:p>
          </table:table-cell>
        </table:table-row>
        <table:table-row table:style-name="ro2">
          <table:table-cell office:value-type="string">
            <text:p>world really want</text:p>
          </table:table-cell>
          <table:table-cell office:value-type="string">
            <text:p>political analysts around</text:p>
          </table:table-cell>
          <table:table-cell office:value-type="string">
            <text:p>then cold ice</text:p>
          </table:table-cell>
          <table:table-cell office:value-type="string">
            <text:p>something outside himself</text:p>
          </table:table-cell>
          <table:table-cell office:value-type="string">
            <text:p>waiting see interesting</text:p>
          </table:table-cell>
        </table:table-row>
        <table:table-row table:style-name="ro2">
          <table:table-cell office:value-type="string">
            <text:p>given truly understand</text:p>
          </table:table-cell>
          <table:table-cell office:value-type="string">
            <text:p>really people youre</text:p>
          </table:table-cell>
          <table:table-cell office:value-type="string">
            <text:p>loves workouts involve</text:p>
          </table:table-cell>
          <table:table-cell office:value-type="string">
            <text:p>faster way get</text:p>
          </table:table-cell>
          <table:table-cell office:value-type="string">
            <text:p>war going body</text:p>
          </table:table-cell>
        </table:table-row>
        <table:table-row table:style-name="ro2">
          <table:table-cell office:value-type="string">
            <text:p>my date spare</text:p>
          </table:table-cell>
          <table:table-cell office:value-type="string">
            <text:p>truth too difficult</text:p>
          </table:table-cell>
          <table:table-cell office:value-type="string">
            <text:p>map gmaps api</text:p>
          </table:table-cell>
          <table:table-cell office:value-type="string">
            <text:p>did anyone leave</text:p>
          </table:table-cell>
          <table:table-cell office:value-type="string">
            <text:p>designing mausoleum go</text:p>
          </table:table-cell>
        </table:table-row>
        <table:table-row table:style-name="ro2">
          <table:table-cell office:value-type="string">
            <text:p>thanksgiving willing dogsit</text:p>
          </table:table-cell>
          <table:table-cell office:value-type="string">
            <text:p>insides time wanted</text:p>
          </table:table-cell>
          <table:table-cell office:value-type="string">
            <text:p>some time raining</text:p>
          </table:table-cell>
          <table:table-cell office:value-type="string">
            <text:p>boycotting chance rain</text:p>
          </table:table-cell>
          <table:table-cell office:value-type="string">
            <text:p>supposed help discover</text:p>
          </table:table-cell>
        </table:table-row>
        <table:table-row table:style-name="ro2">
          <table:table-cell office:value-type="string">
            <text:p>night both good</text:p>
          </table:table-cell>
          <table:table-cell office:value-type="string">
            <text:p>sometimes youll find</text:p>
          </table:table-cell>
          <table:table-cell office:value-type="string">
            <text:p>fights gotta love</text:p>
          </table:table-cell>
          <table:table-cell office:value-type="string">
            <text:p>disturbed come realization</text:p>
          </table:table-cell>
          <table:table-cell office:value-type="string">
            <text:p>pants ground looking</text:p>
          </table:table-cell>
        </table:table-row>
        <table:table-row table:style-name="ro2">
          <table:table-cell office:value-type="string">
            <text:p>noticing pattern weather</text:p>
          </table:table-cell>
          <table:table-cell office:value-type="string">
            <text:p>got troubled thoughts</text:p>
          </table:table-cell>
          <table:table-cell office:value-type="string">
            <text:p>blown awesomeness zahav</text:p>
          </table:table-cell>
          <table:table-cell office:value-type="string">
            <text:p>propname unhappy girl</text:p>
          </table:table-cell>
          <table:table-cell office:value-type="string">
            <text:p>sick send home</text:p>
          </table:table-cell>
        </table:table-row>
        <table:table-row table:style-name="ro2">
          <table:table-cell office:value-type="string">
            <text:p>future time maybe</text:p>
          </table:table-cell>
          <table:table-cell office:value-type="string">
            <text:p>thanks my love</text:p>
          </table:table-cell>
          <table:table-cell office:value-type="string">
            <text:p>homeowners insurance policy</text:p>
          </table:table-cell>
          <table:table-cell office:value-type="string">
            <text:p>tv then heading</text:p>
          </table:table-cell>
          <table:table-cell office:value-type="string">
            <text:p>atteint mon objectif</text:p>
          </table:table-cell>
        </table:table-row>
        <table:table-row table:style-name="ro2">
          <table:table-cell office:value-type="string">
            <text:p>awesome way start</text:p>
          </table:table-cell>
          <table:table-cell office:value-type="string">
            <text:p>done now ache</text:p>
          </table:table-cell>
          <table:table-cell office:value-type="string">
            <text:p>our intrepid heroes</text:p>
          </table:table-cell>
          <table:table-cell office:value-type="string">
            <text:p>propname propname vote</text:p>
          </table:table-cell>
          <table:table-cell office:value-type="string">
            <text:p>stop violence start</text:p>
          </table:table-cell>
        </table:table-row>
        <table:table-row table:style-name="ro2">
          <table:table-cell office:value-type="string">
            <text:p>really wishes boss</text:p>
          </table:table-cell>
          <table:table-cell office:value-type="string">
            <text:p>dranksgiving dupage inn</text:p>
          </table:table-cell>
          <table:table-cell office:value-type="string">
            <text:p>moves people pray</text:p>
          </table:table-cell>
          <table:table-cell office:value-type="string">
            <text:p>night run north</text:p>
          </table:table-cell>
          <table:table-cell office:value-type="string">
            <text:p>laundry dishes usual</text:p>
          </table:table-cell>
        </table:table-row>
        <table:table-row table:style-name="ro2">
          <table:table-cell office:value-type="string">
            <text:p>stand face hounds</text:p>
          </table:table-cell>
          <table:table-cell office:value-type="string">
            <text:p>miss moos rubins</text:p>
          </table:table-cell>
          <table:table-cell office:value-type="string">
            <text:p>start classes yet</text:p>
          </table:table-cell>
          <table:table-cell office:value-type="string">
            <text:p>tablet mac created</text:p>
          </table:table-cell>
          <table:table-cell office:value-type="string">
            <text:p>years end era</text:p>
          </table:table-cell>
        </table:table-row>
        <table:table-row table:style-name="ro2">
          <table:table-cell office:value-type="string">
            <text:p>best birthday ever</text:p>
          </table:table-cell>
          <table:table-cell office:value-type="string">
            <text:p>race truth seems</text:p>
          </table:table-cell>
          <table:table-cell office:value-type="string">
            <text:p>sleep than hours</text:p>
          </table:table-cell>
          <table:table-cell office:value-type="string">
            <text:p>pea soup hope</text:p>
          </table:table-cell>
          <table:table-cell office:value-type="string">
            <text:p>heading bed hopefully</text:p>
          </table:table-cell>
        </table:table-row>
        <table:table-row table:style-name="ro2">
          <table:table-cell office:value-type="string">
            <text:p>lets go state</text:p>
          </table:table-cell>
          <table:table-cell office:value-type="string">
            <text:p>vt any ideas</text:p>
          </table:table-cell>
          <table:table-cell office:value-type="string">
            <text:p>cycles then mozart</text:p>
          </table:table-cell>
          <table:table-cell office:value-type="string">
            <text:p>everywhere someone coughs</text:p>
          </table:table-cell>
          <table:table-cell office:value-type="string">
            <text:p>catchphrase eventually became</text:p>
          </table:table-cell>
        </table:table-row>
        <table:table-row table:style-name="ro2">
          <table:table-cell office:value-type="string">
            <text:p>football southside life</text:p>
          </table:table-cell>
          <table:table-cell office:value-type="string">
            <text:p>far wonderful ingredients</text:p>
          </table:table-cell>
          <table:table-cell office:value-type="string">
            <text:p>keep out hungry</text:p>
          </table:table-cell>
          <table:table-cell office:value-type="string">
            <text:p>fall semester sea</text:p>
          </table:table-cell>
          <table:table-cell office:value-type="string">
            <text:p>propname wedding want</text:p>
          </table:table-cell>
        </table:table-row>
        <table:table-row table:style-name="ro2">
          <table:table-cell office:value-type="string">
            <text:p>coming everything starting</text:p>
          </table:table-cell>
          <table:table-cell office:value-type="string">
            <text:p>sleep some day</text:p>
          </table:table-cell>
          <table:table-cell office:value-type="string">
            <text:p>certified scuba diver</text:p>
          </table:table-cell>
          <table:table-cell office:value-type="string">
            <text:p>sunday saturday oops</text:p>
          </table:table-cell>
          <table:table-cell office:value-type="string">
            <text:p>till girls get</text:p>
          </table:table-cell>
        </table:table-row>
        <table:table-row table:style-name="ro2">
          <table:table-cell office:value-type="string">
            <text:p>winning smiles here</text:p>
          </table:table-cell>
          <table:table-cell office:value-type="string">
            <text:p>turned underground persons</text:p>
          </table:table-cell>
          <table:table-cell office:value-type="string">
            <text:p>image funny thing</text:p>
          </table:table-cell>
          <table:table-cell office:value-type="string">
            <text:p>idiot today spell</text:p>
          </table:table-cell>
          <table:table-cell office:value-type="string">
            <text:p>tokyo wednesday morning</text:p>
          </table:table-cell>
        </table:table-row>
        <table:table-row table:style-name="ro2">
          <table:table-cell office:value-type="string">
            <text:p>collecting flowers my</text:p>
          </table:table-cell>
          <table:table-cell office:value-type="string">
            <text:p>im good counseling</text:p>
          </table:table-cell>
          <table:table-cell office:value-type="string">
            <text:p>propname later then</text:p>
          </table:table-cell>
          <table:table-cell office:value-type="string">
            <text:p>tired staring computer</text:p>
          </table:table-cell>
          <table:table-cell office:value-type="string">
            <text:p>out how use</text:p>
          </table:table-cell>
        </table:table-row>
        <table:table-row table:style-name="ro2">
          <table:table-cell office:value-type="string">
            <text:p>anomalous trichomy called</text:p>
          </table:table-cell>
          <table:table-cell office:value-type="string">
            <text:p>wide awake stupid</text:p>
          </table:table-cell>
          <table:table-cell office:value-type="string">
            <text:p>cuteness watchanimeon axis</text:p>
          </table:table-cell>
          <table:table-cell office:value-type="string">
            <text:p>actually going see</text:p>
          </table:table-cell>
          <table:table-cell office:value-type="string">
            <text:p>ends end next</text:p>
          </table:table-cell>
        </table:table-row>
        <table:table-row table:style-name="ro2">
          <table:table-cell office:value-type="string">
            <text:p>our wings way</text:p>
          </table:table-cell>
          <table:table-cell office:value-type="string">
            <text:p>hours still want</text:p>
          </table:table-cell>
          <table:table-cell office:value-type="string">
            <text:p>piece chicken out</text:p>
          </table:table-cell>
          <table:table-cell office:value-type="string">
            <text:p>mini beef wellingtons</text:p>
          </table:table-cell>
          <table:table-cell office:value-type="string">
            <text:p>dreads mortality walks</text:p>
          </table:table-cell>
        </table:table-row>
        <table:table-row table:style-name="ro2">
          <table:table-cell office:value-type="string">
            <text:p>like my insides</text:p>
          </table:table-cell>
          <table:table-cell office:value-type="string">
            <text:p>sometime lot fun</text:p>
          </table:table-cell>
          <table:table-cell office:value-type="string">
            <text:p>listening alicia keys</text:p>
          </table:table-cell>
          <table:table-cell office:value-type="string">
            <text:p>propname noms predicted</text:p>
          </table:table-cell>
          <table:table-cell office:value-type="string">
            <text:p>gone home sad</text:p>
          </table:table-cell>
        </table:table-row>
        <table:table-row table:style-name="ro2">
          <table:table-cell office:value-type="string">
            <text:p>holocaust believe artisitic</text:p>
          </table:table-cell>
          <table:table-cell office:value-type="string">
            <text:p>feel emptied out</text:p>
          </table:table-cell>
          <table:table-cell office:value-type="string">
            <text:p>legit omg go</text:p>
          </table:table-cell>
          <table:table-cell office:value-type="string">
            <text:p>locking up office</text:p>
          </table:table-cell>
          <table:table-cell office:value-type="string">
            <text:p>anyone else school</text:p>
          </table:table-cell>
        </table:table-row>
        <table:table-row table:style-name="ro2">
          <table:table-cell office:value-type="string">
            <text:p>good times mountains</text:p>
          </table:table-cell>
          <table:table-cell office:value-type="string">
            <text:p>am human sandwich</text:p>
          </table:table-cell>
          <table:table-cell office:value-type="string">
            <text:p>sometimes dreams come</text:p>
          </table:table-cell>
          <table:table-cell office:value-type="string">
            <text:p>separated kitty rest</text:p>
          </table:table-cell>
          <table:table-cell office:value-type="string">
            <text:p>zuccini brocolini eggplant</text:p>
          </table:table-cell>
        </table:table-row>
        <table:table-row table:style-name="ro2">
          <table:table-cell office:value-type="string">
            <text:p>my wine glasses</text:p>
          </table:table-cell>
          <table:table-cell office:value-type="string">
            <text:p>know best yet</text:p>
          </table:table-cell>
          <table:table-cell office:value-type="string">
            <text:p>nice me xd</text:p>
          </table:table-cell>
          <table:table-cell office:value-type="string">
            <text:p>skin forever burn</text:p>
          </table:table-cell>
          <table:table-cell office:value-type="string">
            <text:p>wasnt quite awesome</text:p>
          </table:table-cell>
        </table:table-row>
        <table:table-row table:style-name="ro2">
          <table:table-cell office:value-type="string">
            <text:p>shuttle see sleeping</text:p>
          </table:table-cell>
          <table:table-cell office:value-type="string">
            <text:p>should stay only</text:p>
          </table:table-cell>
          <table:table-cell office:value-type="string">
            <text:p>paint myself than</text:p>
          </table:table-cell>
          <table:table-cell office:value-type="string">
            <text:p>like holy grail</text:p>
          </table:table-cell>
          <table:table-cell office:value-type="string">
            <text:p>manometer device goes</text:p>
          </table:table-cell>
        </table:table-row>
        <table:table-row table:style-name="ro2">
          <table:table-cell office:value-type="string">
            <text:p>see how cool</text:p>
          </table:table-cell>
          <table:table-cell office:value-type="string">
            <text:p>propname let me</text:p>
          </table:table-cell>
          <table:table-cell office:value-type="string">
            <text:p>up greenberrys little</text:p>
          </table:table-cell>
          <table:table-cell office:value-type="string">
            <text:p>worker going call</text:p>
          </table:table-cell>
          <table:table-cell office:value-type="string">
            <text:p>getting letters recommendation</text:p>
          </table:table-cell>
        </table:table-row>
        <table:table-row table:style-name="ro2">
          <table:table-cell office:value-type="string">
            <text:p>avg nyc model</text:p>
          </table:table-cell>
          <table:table-cell office:value-type="string">
            <text:p>towards ebony void</text:p>
          </table:table-cell>
          <table:table-cell office:value-type="string">
            <text:p>some rad gre</text:p>
          </table:table-cell>
          <table:table-cell office:value-type="string">
            <text:p>dammit urbandictionary type</text:p>
          </table:table-cell>
          <table:table-cell office:value-type="string">
            <text:p>drive him before</text:p>
          </table:table-cell>
        </table:table-row>
        <table:table-row table:style-name="ro2">
          <table:table-cell office:value-type="string">
            <text:p>me how find</text:p>
          </table:table-cell>
          <table:table-cell office:value-type="string">
            <text:p>closer closer like</text:p>
          </table:table-cell>
          <table:table-cell office:value-type="string">
            <text:p>propname home work</text:p>
          </table:table-cell>
          <table:table-cell office:value-type="string">
            <text:p>tech civil engineering</text:p>
          </table:table-cell>
          <table:table-cell office:value-type="string">
            <text:p>after whole days</text:p>
          </table:table-cell>
        </table:table-row>
        <table:table-row table:style-name="ro2">
          <table:table-cell office:value-type="string">
            <text:p>express how glad</text:p>
          </table:table-cell>
          <table:table-cell office:value-type="string">
            <text:p>bored shud studying</text:p>
          </table:table-cell>
          <table:table-cell office:value-type="string">
            <text:p>work mondays really</text:p>
          </table:table-cell>
          <table:table-cell office:value-type="string">
            <text:p>glad takes them</text:p>
          </table:table-cell>
          <table:table-cell office:value-type="string">
            <text:p>go stori skype</text:p>
          </table:table-cell>
        </table:table-row>
        <table:table-row table:style-name="ro2">
          <table:table-cell office:value-type="string">
            <text:p>aunties saw him</text:p>
          </table:table-cell>
          <table:table-cell office:value-type="string">
            <text:p>down da days</text:p>
          </table:table-cell>
          <table:table-cell office:value-type="string">
            <text:p>today going celebrate</text:p>
          </table:table-cell>
          <table:table-cell office:value-type="string">
            <text:p>lord belong until</text:p>
          </table:table-cell>
          <table:table-cell office:value-type="string">
            <text:p>together again last</text:p>
          </table:table-cell>
        </table:table-row>
        <table:table-row table:style-name="ro2">
          <table:table-cell office:value-type="string">
            <text:p>sleeping spring garden</text:p>
          </table:table-cell>
          <table:table-cell office:value-type="string">
            <text:p>mind whole day</text:p>
          </table:table-cell>
          <table:table-cell office:value-type="string">
            <text:p>ducks traded pronger</text:p>
          </table:table-cell>
          <table:table-cell office:value-type="string">
            <text:p>need get away</text:p>
          </table:table-cell>
          <table:table-cell office:value-type="string">
            <text:p>many really know</text:p>
          </table:table-cell>
        </table:table-row>
        <table:table-row table:style-name="ro2">
          <table:table-cell office:value-type="string">
            <text:p>long takes recover</text:p>
          </table:table-cell>
          <table:table-cell office:value-type="string">
            <text:p>scriptwriting law order</text:p>
          </table:table-cell>
          <table:table-cell office:value-type="string">
            <text:p>im drinking my</text:p>
          </table:table-cell>
          <table:table-cell office:value-type="string">
            <text:p>dinner movie date</text:p>
          </table:table-cell>
          <table:table-cell office:value-type="string">
            <text:p>become fan things</text:p>
          </table:table-cell>
        </table:table-row>
        <table:table-row table:style-name="ro2">
          <table:table-cell office:value-type="string">
            <text:p>taking miss propname</text:p>
          </table:table-cell>
          <table:table-cell office:value-type="string">
            <text:p>desires thrill inspiration</text:p>
          </table:table-cell>
          <table:table-cell office:value-type="string">
            <text:p>king king love</text:p>
          </table:table-cell>
          <table:table-cell office:value-type="string">
            <text:p>read little oh</text:p>
          </table:table-cell>
          <table:table-cell office:value-type="string">
            <text:p>wont around february</text:p>
          </table:table-cell>
        </table:table-row>
        <table:table-row table:style-name="ro2">
          <table:table-cell office:value-type="string">
            <text:p>having everyone just</text:p>
          </table:table-cell>
          <table:table-cell office:value-type="string">
            <text:p>bar my mom</text:p>
          </table:table-cell>
          <table:table-cell office:value-type="string">
            <text:p>excuse go see</text:p>
          </table:table-cell>
          <table:table-cell office:value-type="string">
            <text:p>down while waiting</text:p>
          </table:table-cell>
          <table:table-cell office:value-type="string">
            <text:p>than just christians</text:p>
          </table:table-cell>
        </table:table-row>
        <table:table-row table:style-name="ro2">
          <table:table-cell office:value-type="string">
            <text:p>should weekend nowwww</text:p>
          </table:table-cell>
          <table:table-cell office:value-type="string">
            <text:p>aggrevated let someone</text:p>
          </table:table-cell>
          <table:table-cell office:value-type="string">
            <text:p>just stung bee</text:p>
          </table:table-cell>
          <table:table-cell office:value-type="string">
            <text:p>partner istj interesting</text:p>
          </table:table-cell>
          <table:table-cell office:value-type="string">
            <text:p>make better laptop</text:p>
          </table:table-cell>
        </table:table-row>
        <table:table-row table:style-name="ro2">
          <table:table-cell office:value-type="string">
            <text:p>sign freckles our</text:p>
          </table:table-cell>
          <table:table-cell office:value-type="string">
            <text:p>issue youre pregnant</text:p>
          </table:table-cell>
          <table:table-cell office:value-type="string">
            <text:p>morally opposed poking</text:p>
          </table:table-cell>
          <table:table-cell office:value-type="string">
            <text:p>watched movie saved</text:p>
          </table:table-cell>
          <table:table-cell office:value-type="string">
            <text:p>played quidditch awesome</text:p>
          </table:table-cell>
        </table:table-row>
        <table:table-row table:style-name="ro2">
          <table:table-cell office:value-type="string">
            <text:p>good guy manager</text:p>
          </table:table-cell>
          <table:table-cell office:value-type="string">
            <text:p>sense smell sleep</text:p>
          </table:table-cell>
          <table:table-cell office:value-type="string">
            <text:p>me today class</text:p>
          </table:table-cell>
          <table:table-cell office:value-type="string">
            <text:p>thought really enough</text:p>
          </table:table-cell>
          <table:table-cell office:value-type="string">
            <text:p>can now kabuuuuuuuuuuuul</text:p>
          </table:table-cell>
        </table:table-row>
        <table:table-row table:style-name="ro2">
          <table:table-cell office:value-type="string">
            <text:p>hard hearing keeps</text:p>
          </table:table-cell>
          <table:table-cell office:value-type="string">
            <text:p>propname crews coming</text:p>
          </table:table-cell>
          <table:table-cell office:value-type="string">
            <text:p>laser mouse frustration</text:p>
          </table:table-cell>
          <table:table-cell office:value-type="string">
            <text:p>alarm clock projects</text:p>
          </table:table-cell>
          <table:table-cell office:value-type="string">
            <text:p>catch up sun</text:p>
          </table:table-cell>
        </table:table-row>
        <table:table-row table:style-name="ro2">
          <table:table-cell office:value-type="string">
            <text:p>status update go</text:p>
          </table:table-cell>
          <table:table-cell office:value-type="string">
            <text:p>many times hit</text:p>
          </table:table-cell>
          <table:table-cell office:value-type="string">
            <text:p>dig under walls</text:p>
          </table:table-cell>
          <table:table-cell office:value-type="string">
            <text:p>them too eventually</text:p>
          </table:table-cell>
          <table:table-cell office:value-type="string">
            <text:p>going chill tonight</text:p>
          </table:table-cell>
        </table:table-row>
        <table:table-row table:style-name="ro2">
          <table:table-cell office:value-type="string">
            <text:p>feature find out</text:p>
          </table:table-cell>
          <table:table-cell office:value-type="string">
            <text:p>moves propname long</text:p>
          </table:table-cell>
          <table:table-cell office:value-type="string">
            <text:p>than cost living</text:p>
          </table:table-cell>
          <table:table-cell office:value-type="string">
            <text:p>morning hope predictor</text:p>
          </table:table-cell>
          <table:table-cell office:value-type="string">
            <text:p>never huge michael</text:p>
          </table:table-cell>
        </table:table-row>
        <table:table-row table:style-name="ro2">
          <table:table-cell office:value-type="string">
            <text:p>my birthday dinner</text:p>
          </table:table-cell>
          <table:table-cell office:value-type="string">
            <text:p>pillow related comfort</text:p>
          </table:table-cell>
          <table:table-cell office:value-type="string">
            <text:p>shes going outside</text:p>
          </table:table-cell>
          <table:table-cell office:value-type="string">
            <text:p>created man seventh</text:p>
          </table:table-cell>
          <table:table-cell office:value-type="string">
            <text:p>dinner soon come</text:p>
          </table:table-cell>
        </table:table-row>
        <table:table-row table:style-name="ro2">
          <table:table-cell office:value-type="string">
            <text:p>check get step</text:p>
          </table:table-cell>
          <table:table-cell office:value-type="string">
            <text:p>rather enjoying little</text:p>
          </table:table-cell>
          <table:table-cell office:value-type="string">
            <text:p>cornellian friends good</text:p>
          </table:table-cell>
          <table:table-cell office:value-type="string">
            <text:p>know ill think</text:p>
          </table:table-cell>
          <table:table-cell office:value-type="string">
            <text:p>taking hour lunch</text:p>
          </table:table-cell>
        </table:table-row>
        <table:table-row table:style-name="ro2">
          <table:table-cell office:value-type="string">
            <text:p>get together act</text:p>
          </table:table-cell>
          <table:table-cell office:value-type="string">
            <text:p>should scared angry</text:p>
          </table:table-cell>
          <table:table-cell office:value-type="string">
            <text:p>how love thee</text:p>
          </table:table-cell>
          <table:table-cell office:value-type="string">
            <text:p>hours spare pictures</text:p>
          </table:table-cell>
          <table:table-cell office:value-type="string">
            <text:p>friday like seriously</text:p>
          </table:table-cell>
        </table:table-row>
        <table:table-row table:style-name="ro2">
          <table:table-cell office:value-type="string">
            <text:p>home kinda fun</text:p>
          </table:table-cell>
          <table:table-cell office:value-type="string">
            <text:p>each book typeset</text:p>
          </table:table-cell>
          <table:table-cell office:value-type="string">
            <text:p>crap know hit</text:p>
          </table:table-cell>
          <table:table-cell office:value-type="string">
            <text:p>day thats love</text:p>
          </table:table-cell>
          <table:table-cell office:value-type="string">
            <text:p>outside rain shine</text:p>
          </table:table-cell>
        </table:table-row>
        <table:table-row table:style-name="ro2">
          <table:table-cell office:value-type="string">
            <text:p>quite awesome still</text:p>
          </table:table-cell>
          <table:table-cell office:value-type="string">
            <text:p>my dick where</text:p>
          </table:table-cell>
          <table:table-cell office:value-type="string">
            <text:p>cover eyes feel</text:p>
          </table:table-cell>
          <table:table-cell office:value-type="string">
            <text:p>am trying sell</text:p>
          </table:table-cell>
          <table:table-cell office:value-type="string">
            <text:p>wheres steve wen</text:p>
          </table:table-cell>
        </table:table-row>
        <table:table-row table:style-name="ro2">
          <table:table-cell office:value-type="string">
            <text:p>two types lettuces</text:p>
          </table:table-cell>
          <table:table-cell office:value-type="string">
            <text:p>morning both arms</text:p>
          </table:table-cell>
          <table:table-cell office:value-type="string">
            <text:p>oh stanford youre</text:p>
          </table:table-cell>
          <table:table-cell office:value-type="string">
            <text:p>day dance practice</text:p>
          </table:table-cell>
          <table:table-cell office:value-type="string">
            <text:p>last nights gator</text:p>
          </table:table-cell>
        </table:table-row>
        <table:table-row table:style-name="ro2">
          <table:table-cell office:value-type="string">
            <text:p>some party bus</text:p>
          </table:table-cell>
          <table:table-cell office:value-type="string">
            <text:p>fun hearing your</text:p>
          </table:table-cell>
          <table:table-cell office:value-type="string">
            <text:p>chance rain snow</text:p>
          </table:table-cell>
          <table:table-cell office:value-type="string">
            <text:p>before thursday morning</text:p>
          </table:table-cell>
          <table:table-cell office:value-type="string">
            <text:p>guts shipping zip</text:p>
          </table:table-cell>
        </table:table-row>
        <table:table-row table:style-name="ro2">
          <table:table-cell office:value-type="string">
            <text:p>get work done</text:p>
          </table:table-cell>
          <table:table-cell office:value-type="string">
            <text:p>room drastically different</text:p>
          </table:table-cell>
          <table:table-cell office:value-type="string">
            <text:p>interaction stone drunk</text:p>
          </table:table-cell>
          <table:table-cell office:value-type="string">
            <text:p>fourth kind after</text:p>
          </table:table-cell>
          <table:table-cell office:value-type="string">
            <text:p>hrs christmas can</text:p>
          </table:table-cell>
        </table:table-row>
        <table:table-row table:style-name="ro2">
          <table:table-cell office:value-type="string">
            <text:p>lessons duets thanksgiving</text:p>
          </table:table-cell>
          <table:table-cell office:value-type="string">
            <text:p>reading admiring permit</text:p>
          </table:table-cell>
          <table:table-cell office:value-type="string">
            <text:p>my upcoming trip</text:p>
          </table:table-cell>
          <table:table-cell office:value-type="string">
            <text:p>how old am</text:p>
          </table:table-cell>
          <table:table-cell office:value-type="string">
            <text:p>jogged part way</text:p>
          </table:table-cell>
        </table:table-row>
        <table:table-row table:style-name="ro2">
          <table:table-cell office:value-type="string">
            <text:p>china turns today</text:p>
          </table:table-cell>
          <table:table-cell office:value-type="string">
            <text:p>let me some</text:p>
          </table:table-cell>
          <table:table-cell office:value-type="string">
            <text:p>short call chop</text:p>
          </table:table-cell>
          <table:table-cell office:value-type="string">
            <text:p>chef owes me</text:p>
          </table:table-cell>
          <table:table-cell office:value-type="string">
            <text:p>much hotter than</text:p>
          </table:table-cell>
        </table:table-row>
        <table:table-row table:style-name="ro2">
          <table:table-cell office:value-type="string">
            <text:p>know server exchange</text:p>
          </table:table-cell>
          <table:table-cell office:value-type="string">
            <text:p>learned make feeling</text:p>
          </table:table-cell>
          <table:table-cell office:value-type="string">
            <text:p>mesquite pods primary</text:p>
          </table:table-cell>
          <table:table-cell office:value-type="string">
            <text:p>gotta love french</text:p>
          </table:table-cell>
          <table:table-cell office:value-type="string">
            <text:p>course needs take</text:p>
          </table:table-cell>
        </table:table-row>
        <table:table-row table:style-name="ro2">
          <table:table-cell office:value-type="string">
            <text:p>members congrats everyone</text:p>
          </table:table-cell>
          <table:table-cell office:value-type="string">
            <text:p>get out driveway</text:p>
          </table:table-cell>
          <table:table-cell office:value-type="string">
            <text:p>got troubled thoughts</text:p>
          </table:table-cell>
          <table:table-cell office:value-type="string">
            <text:p>life doesnt get</text:p>
          </table:table-cell>
          <table:table-cell office:value-type="string">
            <text:p>stay patient tho</text:p>
          </table:table-cell>
        </table:table-row>
        <table:table-row table:style-name="ro2">
          <table:table-cell office:value-type="string">
            <text:p>freakin me out</text:p>
          </table:table-cell>
          <table:table-cell office:value-type="string">
            <text:p>ruined dont stop</text:p>
          </table:table-cell>
          <table:table-cell office:value-type="string">
            <text:p>boast weaknesses am</text:p>
          </table:table-cell>
          <table:table-cell office:value-type="string">
            <text:p>surface computing way</text:p>
          </table:table-cell>
          <table:table-cell office:value-type="string">
            <text:p>me serious sesh</text:p>
          </table:table-cell>
        </table:table-row>
        <table:table-row table:style-name="ro2">
          <table:table-cell office:value-type="string">
            <text:p>feel good then</text:p>
          </table:table-cell>
          <table:table-cell office:value-type="string">
            <text:p>thinking movie title</text:p>
          </table:table-cell>
          <table:table-cell office:value-type="string">
            <text:p>thanks my love</text:p>
          </table:table-cell>
          <table:table-cell office:value-type="string">
            <text:p>awesome fourth july</text:p>
          </table:table-cell>
          <table:table-cell office:value-type="string">
            <text:p>too sexy rabbit</text:p>
          </table:table-cell>
        </table:table-row>
        <table:table-row table:style-name="ro2">
          <table:table-cell office:value-type="string">
            <text:p>lovers read art</text:p>
          </table:table-cell>
          <table:table-cell office:value-type="string">
            <text:p>ignorance yes my</text:p>
          </table:table-cell>
          <table:table-cell office:value-type="string">
            <text:p>sir take memo</text:p>
          </table:table-cell>
          <table:table-cell office:value-type="string">
            <text:p>brett dennen world</text:p>
          </table:table-cell>
          <table:table-cell office:value-type="string">
            <text:p>examiner book eli</text:p>
          </table:table-cell>
        </table:table-row>
        <table:table-row table:style-name="ro2">
          <table:table-cell office:value-type="string">
            <text:p>rebuild towers get</text:p>
          </table:table-cell>
          <table:table-cell office:value-type="string">
            <text:p>mid term history</text:p>
          </table:table-cell>
          <table:table-cell office:value-type="string">
            <text:p>far wonderful ingredients</text:p>
          </table:table-cell>
          <table:table-cell office:value-type="string">
            <text:p>matter youve got</text:p>
          </table:table-cell>
          <table:table-cell office:value-type="string">
            <text:p>help others put</text:p>
          </table:table-cell>
        </table:table-row>
        <table:table-row table:style-name="ro2">
          <table:table-cell office:value-type="string">
            <text:p>boxes unpack boxes</text:p>
          </table:table-cell>
          <table:table-cell office:value-type="string">
            <text:p>my pass fail</text:p>
          </table:table-cell>
          <table:table-cell office:value-type="string">
            <text:p>break heading ithaca</text:p>
          </table:table-cell>
          <table:table-cell office:value-type="string">
            <text:p>echo chambers biggest</text:p>
          </table:table-cell>
          <table:table-cell office:value-type="string">
            <text:p>better idea stay</text:p>
          </table:table-cell>
        </table:table-row>
        <table:table-row table:style-name="ro2">
          <table:table-cell office:value-type="string">
            <text:p>bout them cowboys</text:p>
          </table:table-cell>
          <table:table-cell office:value-type="string">
            <text:p>another iron supplement</text:p>
          </table:table-cell>
          <table:table-cell office:value-type="string">
            <text:p>boyfriend wooden leg</text:p>
          </table:table-cell>
          <table:table-cell office:value-type="string">
            <text:p>day time sigh</text:p>
          </table:table-cell>
          <table:table-cell office:value-type="string">
            <text:p>american politics likely</text:p>
          </table:table-cell>
        </table:table-row>
        <table:table-row table:style-name="ro2">
          <table:table-cell office:value-type="string">
            <text:p>someone damn lol</text:p>
          </table:table-cell>
          <table:table-cell office:value-type="string">
            <text:p>something shut up</text:p>
          </table:table-cell>
          <table:table-cell office:value-type="string">
            <text:p>stand my own</text:p>
          </table:table-cell>
          <table:table-cell office:value-type="string">
            <text:p>bon jovi singing</text:p>
          </table:table-cell>
          <table:table-cell office:value-type="string">
            <text:p>show tonight extra</text:p>
          </table:table-cell>
        </table:table-row>
        <table:table-row table:style-name="ro2">
          <table:table-cell office:value-type="string">
            <text:p>orange highlighter makes</text:p>
          </table:table-cell>
          <table:table-cell office:value-type="string">
            <text:p>just few blocks</text:p>
          </table:table-cell>
          <table:table-cell office:value-type="string">
            <text:p>novato camp lotsafun</text:p>
          </table:table-cell>
          <table:table-cell office:value-type="string">
            <text:p>think like man</text:p>
          </table:table-cell>
          <table:table-cell office:value-type="string">
            <text:p>month long trip</text:p>
          </table:table-cell>
        </table:table-row>
        <table:table-row table:style-name="ro2">
          <table:table-cell office:value-type="string">
            <text:p>another double shitf</text:p>
          </table:table-cell>
          <table:table-cell office:value-type="string">
            <text:p>potato croquettes yumm</text:p>
          </table:table-cell>
          <table:table-cell office:value-type="string">
            <text:p>gets other stuff</text:p>
          </table:table-cell>
          <table:table-cell office:value-type="string">
            <text:p>seeing vulture munch</text:p>
          </table:table-cell>
          <table:table-cell office:value-type="string">
            <text:p>fil my clients</text:p>
          </table:table-cell>
        </table:table-row>
        <table:table-row table:style-name="ro2">
          <table:table-cell office:value-type="string">
            <text:p>lots snow escape</text:p>
          </table:table-cell>
          <table:table-cell office:value-type="string">
            <text:p>album only two</text:p>
          </table:table-cell>
          <table:table-cell office:value-type="string">
            <text:p>post pics after</text:p>
          </table:table-cell>
          <table:table-cell office:value-type="string">
            <text:p>season propname commencing</text:p>
          </table:table-cell>
          <table:table-cell office:value-type="string">
            <text:p>im bringin ladies</text:p>
          </table:table-cell>
        </table:table-row>
        <table:table-row table:style-name="ro2">
          <table:table-cell office:value-type="string">
            <text:p>come out til</text:p>
          </table:table-cell>
          <table:table-cell office:value-type="string">
            <text:p>sleep eight hours</text:p>
          </table:table-cell>
          <table:table-cell office:value-type="string">
            <text:p>im good counseling</text:p>
          </table:table-cell>
          <table:table-cell office:value-type="string">
            <text:p>says whatever doesnt</text:p>
          </table:table-cell>
          <table:table-cell office:value-type="string">
            <text:p>loves gorilla face</text:p>
          </table:table-cell>
        </table:table-row>
        <table:table-row table:style-name="ro2">
          <table:table-cell office:value-type="string">
            <text:p>east la needs</text:p>
          </table:table-cell>
          <table:table-cell office:value-type="string">
            <text:p>see people valdosta</text:p>
          </table:table-cell>
          <table:table-cell office:value-type="string">
            <text:p>first latino microsoft</text:p>
          </table:table-cell>
          <table:table-cell office:value-type="string">
            <text:p>kicking my ass</text:p>
          </table:table-cell>
          <table:table-cell office:value-type="string">
            <text:p>stupid harry potter</text:p>
          </table:table-cell>
        </table:table-row>
        <table:table-row table:style-name="ro2">
          <table:table-cell office:value-type="string">
            <text:p>call worst since</text:p>
          </table:table-cell>
          <table:table-cell office:value-type="string">
            <text:p>wash our jrotc</text:p>
          </table:table-cell>
          <table:table-cell office:value-type="string">
            <text:p>life good olympics</text:p>
          </table:table-cell>
          <table:table-cell office:value-type="string">
            <text:p>resemble actor singer</text:p>
          </table:table-cell>
          <table:table-cell office:value-type="string">
            <text:p>propname work dumps</text:p>
          </table:table-cell>
        </table:table-row>
        <table:table-row table:style-name="ro2">
          <table:table-cell office:value-type="string">
            <text:p>hardly ever miss</text:p>
          </table:table-cell>
          <table:table-cell office:value-type="string">
            <text:p>present second year</text:p>
          </table:table-cell>
          <table:table-cell office:value-type="string">
            <text:p>sometime lot fun</text:p>
          </table:table-cell>
          <table:table-cell office:value-type="string">
            <text:p>reminds me home</text:p>
          </table:table-cell>
          <table:table-cell office:value-type="string">
            <text:p>uie propname european</text:p>
          </table:table-cell>
        </table:table-row>
        <table:table-row table:style-name="ro2">
          <table:table-cell office:value-type="string">
            <text:p>fantabulous week like</text:p>
          </table:table-cell>
          <table:table-cell office:value-type="string">
            <text:p>de fotos si</text:p>
          </table:table-cell>
          <table:table-cell office:value-type="string">
            <text:p>am human sandwich</text:p>
          </table:table-cell>
          <table:table-cell office:value-type="string">
            <text:p>soon come universal</text:p>
          </table:table-cell>
          <table:table-cell office:value-type="string">
            <text:p>supposed english happened</text:p>
          </table:table-cell>
        </table:table-row>
        <table:table-row table:style-name="ro2">
          <table:table-cell office:value-type="string">
            <text:p>came loves cold</text:p>
          </table:table-cell>
          <table:table-cell office:value-type="string">
            <text:p>your path take</text:p>
          </table:table-cell>
          <table:table-cell office:value-type="string">
            <text:p>should stay only</text:p>
          </table:table-cell>
          <table:table-cell office:value-type="string">
            <text:p>ridiculous time holland</text:p>
          </table:table-cell>
          <table:table-cell office:value-type="string">
            <text:p>women love men</text:p>
          </table:table-cell>
        </table:table-row>
        <table:table-row table:style-name="ro2">
          <table:table-cell office:value-type="string">
            <text:p>en turrialba arooo</text:p>
          </table:table-cell>
          <table:table-cell office:value-type="string">
            <text:p>netflix instant movies</text:p>
          </table:table-cell>
          <table:table-cell office:value-type="string">
            <text:p>know best yet</text:p>
          </table:table-cell>
          <table:table-cell office:value-type="string">
            <text:p>receptors intrinsic tyrosine</text:p>
          </table:table-cell>
          <table:table-cell office:value-type="string">
            <text:p>cannot seem wake</text:p>
          </table:table-cell>
        </table:table-row>
        <table:table-row table:style-name="ro2">
          <table:table-cell office:value-type="string">
            <text:p>go sunshine cleaning</text:p>
          </table:table-cell>
          <table:table-cell office:value-type="string">
            <text:p>class hard reason</text:p>
          </table:table-cell>
          <table:table-cell office:value-type="string">
            <text:p>able easily find</text:p>
          </table:table-cell>
          <table:table-cell office:value-type="string">
            <text:p>moi xing nian</text:p>
          </table:table-cell>
          <table:table-cell office:value-type="string">
            <text:p>me burned crisp</text:p>
          </table:table-cell>
        </table:table-row>
        <table:table-row table:style-name="ro2">
          <table:table-cell office:value-type="string">
            <text:p>iron died bad</text:p>
          </table:table-cell>
          <table:table-cell office:value-type="string">
            <text:p>avoided always vulgar</text:p>
          </table:table-cell>
          <table:table-cell office:value-type="string">
            <text:p>markswoman skills wonders</text:p>
          </table:table-cell>
          <table:table-cell office:value-type="string">
            <text:p>how succe ful</text:p>
          </table:table-cell>
          <table:table-cell office:value-type="string">
            <text:p>bureaucratic hoops keep</text:p>
          </table:table-cell>
        </table:table-row>
        <table:table-row table:style-name="ro2">
          <table:table-cell office:value-type="string">
            <text:p>know expect undergoing</text:p>
          </table:table-cell>
          <table:table-cell office:value-type="string">
            <text:p>ankle football field</text:p>
          </table:table-cell>
          <table:table-cell office:value-type="string">
            <text:p>down da days</text:p>
          </table:table-cell>
          <table:table-cell office:value-type="string">
            <text:p>thanksgiving any body</text:p>
          </table:table-cell>
          <table:table-cell office:value-type="string">
            <text:p>always vulgar often</text:p>
          </table:table-cell>
        </table:table-row>
        <table:table-row table:style-name="ro2">
          <table:table-cell office:value-type="string">
            <text:p>can only achieved</text:p>
          </table:table-cell>
          <table:table-cell office:value-type="string">
            <text:p>okay file another</text:p>
          </table:table-cell>
          <table:table-cell office:value-type="string">
            <text:p>mind whole day</text:p>
          </table:table-cell>
          <table:table-cell office:value-type="string">
            <text:p>am persuaded neither</text:p>
          </table:table-cell>
          <table:table-cell office:value-type="string">
            <text:p>rednecks riding infinite</text:p>
          </table:table-cell>
        </table:table-row>
        <table:table-row table:style-name="ro2">
          <table:table-cell office:value-type="string">
            <text:p>while im sleeping</text:p>
          </table:table-cell>
          <table:table-cell office:value-type="string">
            <text:p>take my hand</text:p>
          </table:table-cell>
          <table:table-cell office:value-type="string">
            <text:p>planning year reunion</text:p>
          </table:table-cell>
          <table:table-cell office:value-type="string">
            <text:p>thinks doesnt find</text:p>
          </table:table-cell>
          <table:table-cell office:value-type="string">
            <text:p>fall down stairs</text:p>
          </table:table-cell>
        </table:table-row>
        <table:table-row table:style-name="ro2">
          <table:table-cell office:value-type="string">
            <text:p>law school days</text:p>
          </table:table-cell>
          <table:table-cell office:value-type="string">
            <text:p>asleep already thats</text:p>
          </table:table-cell>
          <table:table-cell office:value-type="string">
            <text:p>aggrevated let someone</text:p>
          </table:table-cell>
          <table:table-cell office:value-type="string">
            <text:p>trip planning bought</text:p>
          </table:table-cell>
          <table:table-cell office:value-type="string">
            <text:p>cell phone office</text:p>
          </table:table-cell>
        </table:table-row>
        <table:table-row table:style-name="ro2">
          <table:table-cell office:value-type="string">
            <text:p>some codeine later</text:p>
          </table:table-cell>
          <table:table-cell office:value-type="string">
            <text:p>life out me</text:p>
          </table:table-cell>
          <table:table-cell office:value-type="string">
            <text:p>consistency beef jerky</text:p>
          </table:table-cell>
          <table:table-cell office:value-type="string">
            <text:p>better night sleep</text:p>
          </table:table-cell>
          <table:table-cell office:value-type="string">
            <text:p>dishes done now</text:p>
          </table:table-cell>
        </table:table-row>
        <table:table-row table:style-name="ro2">
          <table:table-cell office:value-type="string">
            <text:p>appreciate intestines agree</text:p>
          </table:table-cell>
          <table:table-cell office:value-type="string">
            <text:p>boring hour long</text:p>
          </table:table-cell>
          <table:table-cell office:value-type="string">
            <text:p>wait meet tiny</text:p>
          </table:table-cell>
          <table:table-cell office:value-type="string">
            <text:p>get into baller</text:p>
          </table:table-cell>
          <table:table-cell office:value-type="string">
            <text:p>before born suffered</text:p>
          </table:table-cell>
        </table:table-row>
        <table:table-row table:style-name="ro2">
          <table:table-cell office:value-type="string">
            <text:p>where heck did</text:p>
          </table:table-cell>
          <table:table-cell office:value-type="string">
            <text:p>people haiti my</text:p>
          </table:table-cell>
          <table:table-cell office:value-type="string">
            <text:p>sense smell sleep</text:p>
          </table:table-cell>
          <table:table-cell office:value-type="string">
            <text:p>date night woo</text:p>
          </table:table-cell>
          <table:table-cell office:value-type="string">
            <text:p>search perfect margarita</text:p>
          </table:table-cell>
        </table:table-row>
        <table:table-row table:style-name="ro2">
          <table:table-cell office:value-type="string">
            <text:p>school path becoming</text:p>
          </table:table-cell>
          <table:table-cell office:value-type="string">
            <text:p>necesito todos los</text:p>
          </table:table-cell>
          <table:table-cell office:value-type="string">
            <text:p>many times hit</text:p>
          </table:table-cell>
          <table:table-cell office:value-type="string">
            <text:p>congrats propname wedding</text:p>
          </table:table-cell>
          <table:table-cell office:value-type="string">
            <text:p>extra servings gaperade</text:p>
          </table:table-cell>
        </table:table-row>
        <table:table-row table:style-name="ro2">
          <table:table-cell office:value-type="string">
            <text:p>recognition excellence plt</text:p>
          </table:table-cell>
          <table:table-cell office:value-type="string">
            <text:p>down pig farmers</text:p>
          </table:table-cell>
          <table:table-cell office:value-type="string">
            <text:p>sour mood meeting</text:p>
          </table:table-cell>
          <table:table-cell office:value-type="string">
            <text:p>im sort half</text:p>
          </table:table-cell>
          <table:table-cell office:value-type="string">
            <text:p>sometimes just easier</text:p>
          </table:table-cell>
        </table:table-row>
        <table:table-row table:style-name="ro2">
          <table:table-cell office:value-type="string">
            <text:p>flicking them just</text:p>
          </table:table-cell>
          <table:table-cell office:value-type="string">
            <text:p>selection naught mmm</text:p>
          </table:table-cell>
          <table:table-cell office:value-type="string">
            <text:p>moves propname long</text:p>
          </table:table-cell>
          <table:table-cell office:value-type="string">
            <text:p>go chill day</text:p>
          </table:table-cell>
          <table:table-cell office:value-type="string">
            <text:p>my fb account</text:p>
          </table:table-cell>
        </table:table-row>
        <table:table-row table:style-name="ro2">
          <table:table-cell office:value-type="string">
            <text:p>make through thursday</text:p>
          </table:table-cell>
          <table:table-cell office:value-type="string">
            <text:p>legends bar afterwards</text:p>
          </table:table-cell>
          <table:table-cell office:value-type="string">
            <text:p>congratulations propname your</text:p>
          </table:table-cell>
          <table:table-cell office:value-type="string">
            <text:p>your might oh</text:p>
          </table:table-cell>
          <table:table-cell office:value-type="string">
            <text:p>motorhead live end</text:p>
          </table:table-cell>
        </table:table-row>
        <table:table-row table:style-name="ro2">
          <table:table-cell office:value-type="string">
            <text:p>kanye leno tonight</text:p>
          </table:table-cell>
          <table:table-cell office:value-type="string">
            <text:p>bellmore mail takes</text:p>
          </table:table-cell>
          <table:table-cell office:value-type="string">
            <text:p>morning both arms</text:p>
          </table:table-cell>
          <table:table-cell office:value-type="string">
            <text:p>materials made cyanide</text:p>
          </table:table-cell>
          <table:table-cell office:value-type="string">
            <text:p>sent kitty home</text:p>
          </table:table-cell>
        </table:table-row>
        <table:table-row table:style-name="ro2">
          <table:table-cell office:value-type="string">
            <text:p>cabana boy never</text:p>
          </table:table-cell>
          <table:table-cell office:value-type="string">
            <text:p>stands sexy leaking</text:p>
          </table:table-cell>
          <table:table-cell office:value-type="string">
            <text:p>five minutes rittenhouse</text:p>
          </table:table-cell>
          <table:table-cell office:value-type="string">
            <text:p>turbo tax thanks</text:p>
          </table:table-cell>
          <table:table-cell office:value-type="string">
            <text:p>my students janitors</text:p>
          </table:table-cell>
        </table:table-row>
        <table:table-row table:style-name="ro2">
          <table:table-cell office:value-type="string">
            <text:p>amsterdam just isnt</text:p>
          </table:table-cell>
          <table:table-cell office:value-type="string">
            <text:p>got apple today</text:p>
          </table:table-cell>
          <table:table-cell office:value-type="string">
            <text:p>canteen grill then</text:p>
          </table:table-cell>
          <table:table-cell office:value-type="string">
            <text:p>few years hope</text:p>
          </table:table-cell>
          <table:table-cell office:value-type="string">
            <text:p>im tired day</text:p>
          </table:table-cell>
        </table:table-row>
        <table:table-row table:style-name="ro2">
          <table:table-cell office:value-type="string">
            <text:p>think might my</text:p>
          </table:table-cell>
          <table:table-cell office:value-type="string">
            <text:p>someone knows latin</text:p>
          </table:table-cell>
          <table:table-cell office:value-type="string">
            <text:p>some fancy restaurants</text:p>
          </table:table-cell>
          <table:table-cell office:value-type="string">
            <text:p>apparently takes me</text:p>
          </table:table-cell>
          <table:table-cell office:value-type="string">
            <text:p>learn live forever</text:p>
          </table:table-cell>
        </table:table-row>
        <table:table-row table:style-name="ro2">
          <table:table-cell office:value-type="string">
            <text:p>winter break yay</text:p>
          </table:table-cell>
          <table:table-cell office:value-type="string">
            <text:p>proceeded faint point</text:p>
          </table:table-cell>
          <table:table-cell office:value-type="string">
            <text:p>ignorance yes my</text:p>
          </table:table-cell>
          <table:table-cell office:value-type="string">
            <text:p>willing try hard</text:p>
          </table:table-cell>
          <table:table-cell office:value-type="string">
            <text:p>propname birthday happy</text:p>
          </table:table-cell>
        </table:table-row>
        <table:table-row table:style-name="ro2">
          <table:table-cell office:value-type="string">
            <text:p>begging return heinous</text:p>
          </table:table-cell>
          <table:table-cell office:value-type="string">
            <text:p>soup worst soup</text:p>
          </table:table-cell>
          <table:table-cell office:value-type="string">
            <text:p>student how bout</text:p>
          </table:table-cell>
          <table:table-cell office:value-type="string">
            <text:p>principalities nor powers</text:p>
          </table:table-cell>
          <table:table-cell office:value-type="string">
            <text:p>propname long since</text:p>
          </table:table-cell>
        </table:table-row>
        <table:table-row table:style-name="ro2">
          <table:table-cell office:value-type="string">
            <text:p>needs transfer pictures</text:p>
          </table:table-cell>
          <table:table-cell office:value-type="string">
            <text:p>car during football</text:p>
          </table:table-cell>
          <table:table-cell office:value-type="string">
            <text:p>earth moving makes</text:p>
          </table:table-cell>
          <table:table-cell office:value-type="string">
            <text:p>dinner get together</text:p>
          </table:table-cell>
          <table:table-cell office:value-type="string">
            <text:p>my conwest final</text:p>
          </table:table-cell>
        </table:table-row>
        <table:table-row table:style-name="ro2">
          <table:table-cell office:value-type="string">
            <text:p>ready school start</text:p>
          </table:table-cell>
          <table:table-cell office:value-type="string">
            <text:p>hope having less</text:p>
          </table:table-cell>
          <table:table-cell office:value-type="string">
            <text:p>date start modules</text:p>
          </table:table-cell>
          <table:table-cell office:value-type="string">
            <text:p>then propname night</text:p>
          </table:table-cell>
          <table:table-cell office:value-type="string">
            <text:p>perfect equilibrium don</text:p>
          </table:table-cell>
        </table:table-row>
        <table:table-row table:style-name="ro2">
          <table:table-cell office:value-type="string">
            <text:p>scared pc iii</text:p>
          </table:table-cell>
          <table:table-cell office:value-type="string">
            <text:p>writing need food</text:p>
          </table:table-cell>
          <table:table-cell office:value-type="string">
            <text:p>ship fighting crew</text:p>
          </table:table-cell>
          <table:table-cell office:value-type="string">
            <text:p>really ridiculously good</text:p>
          </table:table-cell>
          <table:table-cell office:value-type="string">
            <text:p>farscape years old</text:p>
          </table:table-cell>
        </table:table-row>
        <table:table-row table:style-name="ro2">
          <table:table-cell office:value-type="string">
            <text:p>hand signals inferrence</text:p>
          </table:table-cell>
          <table:table-cell office:value-type="string">
            <text:p>rewrite part story</text:p>
          </table:table-cell>
          <table:table-cell office:value-type="string">
            <text:p>after week move</text:p>
          </table:table-cell>
          <table:table-cell office:value-type="string">
            <text:p>sick day today</text:p>
          </table:table-cell>
          <table:table-cell office:value-type="string">
            <text:p>my life hmmm</text:p>
          </table:table-cell>
        </table:table-row>
        <table:table-row table:style-name="ro2">
          <table:table-cell office:value-type="string">
            <text:p>youre sitting saying</text:p>
          </table:table-cell>
          <table:table-cell office:value-type="string">
            <text:p>cliche just needs</text:p>
          </table:table-cell>
          <table:table-cell office:value-type="string">
            <text:p>just tested curb</text:p>
          </table:table-cell>
          <table:table-cell office:value-type="string">
            <text:p>rato llorando porque</text:p>
          </table:table-cell>
          <table:table-cell office:value-type="string">
            <text:p>seven query always</text:p>
          </table:table-cell>
        </table:table-row>
        <table:table-row table:style-name="ro2">
          <table:table-cell office:value-type="string">
            <text:p>stuck between reality</text:p>
          </table:table-cell>
          <table:table-cell office:value-type="string">
            <text:p>like tan sunburn</text:p>
          </table:table-cell>
          <table:table-cell office:value-type="string">
            <text:p>living large ill</text:p>
          </table:table-cell>
          <table:table-cell office:value-type="string">
            <text:p>wigly diet soda</text:p>
          </table:table-cell>
          <table:table-cell office:value-type="string">
            <text:p>trailer seven kids</text:p>
          </table:table-cell>
        </table:table-row>
        <table:table-row table:style-name="ro2">
          <table:table-cell office:value-type="string">
            <text:p>carry me even</text:p>
          </table:table-cell>
          <table:table-cell office:value-type="string">
            <text:p>months together my</text:p>
          </table:table-cell>
          <table:table-cell office:value-type="string">
            <text:p>man sitting too</text:p>
          </table:table-cell>
          <table:table-cell office:value-type="string">
            <text:p>week southern sweden</text:p>
          </table:table-cell>
          <table:table-cell office:value-type="string">
            <text:p>mistaken belief cannot</text:p>
          </table:table-cell>
        </table:table-row>
        <table:table-row table:style-name="ro2">
          <table:table-cell office:value-type="string">
            <text:p>migraines third day</text:p>
          </table:table-cell>
          <table:table-cell office:value-type="string">
            <text:p>then copy repost</text:p>
          </table:table-cell>
          <table:table-cell office:value-type="string">
            <text:p>whackjob best friends</text:p>
          </table:table-cell>
          <table:table-cell office:value-type="string">
            <text:p>few days pure</text:p>
          </table:table-cell>
          <table:table-cell office:value-type="string">
            <text:p>very nice though</text:p>
          </table:table-cell>
        </table:table-row>
        <table:table-row table:style-name="ro2">
          <table:table-cell office:value-type="string">
            <text:p>away lot better</text:p>
          </table:table-cell>
          <table:table-cell office:value-type="string">
            <text:p>worm midst splendor</text:p>
          </table:table-cell>
          <table:table-cell office:value-type="string">
            <text:p>shoot himself face</text:p>
          </table:table-cell>
          <table:table-cell office:value-type="string">
            <text:p>worse waves anywhere</text:p>
          </table:table-cell>
          <table:table-cell office:value-type="string">
            <text:p>chicago spring break</text:p>
          </table:table-cell>
        </table:table-row>
        <table:table-row table:style-name="ro2">
          <table:table-cell office:value-type="string">
            <text:p>tmrw spain next</text:p>
          </table:table-cell>
          <table:table-cell office:value-type="string">
            <text:p>god doing good</text:p>
          </table:table-cell>
          <table:table-cell office:value-type="string">
            <text:p>people haiti my</text:p>
          </table:table-cell>
          <table:table-cell office:value-type="string">
            <text:p>implicitly gun freedom</text:p>
          </table:table-cell>
          <table:table-cell office:value-type="string">
            <text:p>make me sleepy</text:p>
          </table:table-cell>
        </table:table-row>
        <table:table-row table:style-name="ro2">
          <table:table-cell office:value-type="string">
            <text:p>delicious pizza after</text:p>
          </table:table-cell>
          <table:table-cell office:value-type="string">
            <text:p>date back fourth</text:p>
          </table:table-cell>
          <table:table-cell office:value-type="string">
            <text:p>actual profile my</text:p>
          </table:table-cell>
          <table:table-cell office:value-type="string">
            <text:p>your arms give</text:p>
          </table:table-cell>
          <table:table-cell office:value-type="string">
            <text:p>ny sprint vs</text:p>
          </table:table-cell>
        </table:table-row>
        <table:table-row table:style-name="ro2">
          <table:table-cell office:value-type="string">
            <text:p>ever surprise dinner</text:p>
          </table:table-cell>
          <table:table-cell office:value-type="string">
            <text:p>feels tomorrow busy</text:p>
          </table:table-cell>
          <table:table-cell office:value-type="string">
            <text:p>finally happily making</text:p>
          </table:table-cell>
          <table:table-cell office:value-type="string">
            <text:p>count years resolutiion</text:p>
          </table:table-cell>
          <table:table-cell office:value-type="string">
            <text:p>get frikin song</text:p>
          </table:table-cell>
        </table:table-row>
        <table:table-row table:style-name="ro2">
          <table:table-cell office:value-type="string">
            <text:p>station doughnut does</text:p>
          </table:table-cell>
          <table:table-cell office:value-type="string">
            <text:p>people pain can</text:p>
          </table:table-cell>
          <table:table-cell office:value-type="string">
            <text:p>deep lust going</text:p>
          </table:table-cell>
          <table:table-cell office:value-type="string">
            <text:p>cake eat too</text:p>
          </table:table-cell>
          <table:table-cell office:value-type="string">
            <text:p>wheeler hall under</text:p>
          </table:table-cell>
        </table:table-row>
        <table:table-row table:style-name="ro2">
          <table:table-cell office:value-type="string">
            <text:p>excited pressing wrong</text:p>
          </table:table-cell>
          <table:table-cell office:value-type="string">
            <text:p>casatripartito nuevas prendas</text:p>
          </table:table-cell>
          <table:table-cell office:value-type="string">
            <text:p>him first crack</text:p>
          </table:table-cell>
          <table:table-cell office:value-type="string">
            <text:p>my boyfriend get</text:p>
          </table:table-cell>
          <table:table-cell office:value-type="string">
            <text:p>buried under cool</text:p>
          </table:table-cell>
        </table:table-row>
        <table:table-row table:style-name="ro2">
          <table:table-cell office:value-type="string">
            <text:p>education majors knowledge</text:p>
          </table:table-cell>
          <table:table-cell office:value-type="string">
            <text:p>them look like</text:p>
          </table:table-cell>
          <table:table-cell office:value-type="string">
            <text:p>soup worst soup</text:p>
          </table:table-cell>
          <table:table-cell office:value-type="string">
            <text:p>very happy out</text:p>
          </table:table-cell>
          <table:table-cell office:value-type="string">
            <text:p>lot different without</text:p>
          </table:table-cell>
        </table:table-row>
        <table:table-row table:style-name="ro2">
          <table:table-cell office:value-type="string">
            <text:p>tried gotten fed</text:p>
          </table:table-cell>
          <table:table-cell office:value-type="string">
            <text:p>then taking him</text:p>
          </table:table-cell>
          <table:table-cell office:value-type="string">
            <text:p>nam moi xing</text:p>
          </table:table-cell>
          <table:table-cell office:value-type="string">
            <text:p>me well travel</text:p>
          </table:table-cell>
          <table:table-cell office:value-type="string">
            <text:p>essay due moz</text:p>
          </table:table-cell>
        </table:table-row>
        <table:table-row table:style-name="ro2">
          <table:table-cell office:value-type="string">
            <text:p>christmas cookies civil</text:p>
          </table:table-cell>
          <table:table-cell office:value-type="string">
            <text:p>private hybrid goes</text:p>
          </table:table-cell>
          <table:table-cell office:value-type="string">
            <text:p>dont want think</text:p>
          </table:table-cell>
          <table:table-cell office:value-type="string">
            <text:p>lord making me</text:p>
          </table:table-cell>
          <table:table-cell office:value-type="string">
            <text:p>please hours week</text:p>
          </table:table-cell>
        </table:table-row>
        <table:table-row table:style-name="ro2">
          <table:table-cell office:value-type="string">
            <text:p>being healthy today</text:p>
          </table:table-cell>
          <table:table-cell office:value-type="string">
            <text:p>enjoying last day</text:p>
          </table:table-cell>
          <table:table-cell office:value-type="string">
            <text:p>law school like</text:p>
          </table:table-cell>
          <table:table-cell office:value-type="string">
            <text:p>himself face apparently</text:p>
          </table:table-cell>
          <table:table-cell office:value-type="string">
            <text:p>justifieth am persuaded</text:p>
          </table:table-cell>
        </table:table-row>
        <table:table-row table:style-name="ro2">
          <table:table-cell office:value-type="string">
            <text:p>hearing something common</text:p>
          </table:table-cell>
          <table:table-cell office:value-type="string">
            <text:p>songs ich habe</text:p>
          </table:table-cell>
          <table:table-cell office:value-type="string">
            <text:p>wreath today st</text:p>
          </table:table-cell>
          <table:table-cell office:value-type="string">
            <text:p>my paper plato</text:p>
          </table:table-cell>
          <table:table-cell office:value-type="string">
            <text:p>best surf while</text:p>
          </table:table-cell>
        </table:table-row>
        <table:table-row table:style-name="ro2">
          <table:table-cell office:value-type="string">
            <text:p>pre birthday happy</text:p>
          </table:table-cell>
          <table:table-cell office:value-type="string">
            <text:p>up morning youre</text:p>
          </table:table-cell>
          <table:table-cell office:value-type="string">
            <text:p>else feel frustration</text:p>
          </table:table-cell>
          <table:table-cell office:value-type="string">
            <text:p>dislocated sheared elbow</text:p>
          </table:table-cell>
          <table:table-cell office:value-type="string">
            <text:p>everything else almost</text:p>
          </table:table-cell>
        </table:table-row>
        <table:table-row table:style-name="ro2">
          <table:table-cell office:value-type="string">
            <text:p>out deep thinking</text:p>
          </table:table-cell>
          <table:table-cell office:value-type="string">
            <text:p>gotta love writers</text:p>
          </table:table-cell>
          <table:table-cell office:value-type="string">
            <text:p>date back fourth</text:p>
          </table:table-cell>
          <table:table-cell office:value-type="string">
            <text:p>complacent lives complacent</text:p>
          </table:table-cell>
          <table:table-cell office:value-type="string">
            <text:p>soon re potting</text:p>
          </table:table-cell>
        </table:table-row>
        <table:table-row table:style-name="ro2">
          <table:table-cell office:value-type="string">
            <text:p>now growing nice</text:p>
          </table:table-cell>
          <table:table-cell office:value-type="string">
            <text:p>affect golden globe</text:p>
          </table:table-cell>
          <table:table-cell office:value-type="string">
            <text:p>people pain can</text:p>
          </table:table-cell>
          <table:table-cell office:value-type="string">
            <text:p>friend coming visit</text:p>
          </table:table-cell>
          <table:table-cell office:value-type="string">
            <text:p>formula success quite</text:p>
          </table:table-cell>
        </table:table-row>
        <table:table-row table:style-name="ro2">
          <table:table-cell office:value-type="string">
            <text:p>got bronze medal</text:p>
          </table:table-cell>
          <table:table-cell office:value-type="string">
            <text:p>exhausted im ready</text:p>
          </table:table-cell>
          <table:table-cell office:value-type="string">
            <text:p>live out boxes</text:p>
          </table:table-cell>
          <table:table-cell office:value-type="string">
            <text:p>eyes open mouth</text:p>
          </table:table-cell>
          <table:table-cell office:value-type="string">
            <text:p>poway ready go</text:p>
          </table:table-cell>
        </table:table-row>
        <table:table-row table:style-name="ro2">
          <table:table-cell office:value-type="string">
            <text:p>just used peanuts</text:p>
          </table:table-cell>
          <table:table-cell office:value-type="string">
            <text:p>raed ervey lteter</text:p>
          </table:table-cell>
          <table:table-cell office:value-type="string">
            <text:p>self control against</text:p>
          </table:table-cell>
          <table:table-cell office:value-type="string">
            <text:p>back work after</text:p>
          </table:table-cell>
          <table:table-cell office:value-type="string">
            <text:p>pages done miserable</text:p>
          </table:table-cell>
        </table:table-row>
        <table:table-row table:style-name="ro2">
          <table:table-cell office:value-type="string">
            <text:p>bicep curls thats</text:p>
          </table:table-cell>
          <table:table-cell office:value-type="string">
            <text:p>over asked cig</text:p>
          </table:table-cell>
          <table:table-cell office:value-type="string">
            <text:p>songs ich habe</text:p>
          </table:table-cell>
          <table:table-cell office:value-type="string">
            <text:p>parade ready nap</text:p>
          </table:table-cell>
          <table:table-cell office:value-type="string">
            <text:p>today every other</text:p>
          </table:table-cell>
        </table:table-row>
        <table:table-row table:style-name="ro2">
          <table:table-cell office:value-type="string">
            <text:p>only driven speech</text:p>
          </table:table-cell>
          <table:table-cell office:value-type="string">
            <text:p>rhiannas italian vogue</text:p>
          </table:table-cell>
          <table:table-cell office:value-type="string">
            <text:p>up morning youre</text:p>
          </table:table-cell>
          <table:table-cell office:value-type="string">
            <text:p>join junior league</text:p>
          </table:table-cell>
          <table:table-cell office:value-type="string">
            <text:p>cheese just putting</text:p>
          </table:table-cell>
        </table:table-row>
        <table:table-row table:style-name="ro2">
          <table:table-cell office:value-type="string">
            <text:p>emt job asap</text:p>
          </table:table-cell>
          <table:table-cell office:value-type="string">
            <text:p>well walkin sun</text:p>
          </table:table-cell>
          <table:table-cell office:value-type="string">
            <text:p>affect golden globe</text:p>
          </table:table-cell>
          <table:table-cell office:value-type="string">
            <text:p>whenever pig butchered</text:p>
          </table:table-cell>
          <table:table-cell office:value-type="string">
            <text:p>shots jamesons can</text:p>
          </table:table-cell>
        </table:table-row>
        <table:table-row table:style-name="ro2">
          <table:table-cell office:value-type="string">
            <text:p>studying cramping my</text:p>
          </table:table-cell>
          <table:table-cell office:value-type="string">
            <text:p>hes never driven</text:p>
          </table:table-cell>
          <table:table-cell office:value-type="string">
            <text:p>apartment leaving mess</text:p>
          </table:table-cell>
          <table:table-cell office:value-type="string">
            <text:p>my today showed</text:p>
          </table:table-cell>
          <table:table-cell office:value-type="string">
            <text:p>saturday meet mean</text:p>
          </table:table-cell>
        </table:table-row>
        <table:table-row table:style-name="ro2">
          <table:table-cell office:value-type="string">
            <text:p>feeling stressed overwhelmed</text:p>
          </table:table-cell>
          <table:table-cell office:value-type="string">
            <text:p>writing my paper</text:p>
          </table:table-cell>
          <table:table-cell office:value-type="string">
            <text:p>well walkin sun</text:p>
          </table:table-cell>
          <table:table-cell office:value-type="string">
            <text:p>watching wire awesome</text:p>
          </table:table-cell>
          <table:table-cell office:value-type="string">
            <text:p>keep past thank</text:p>
          </table:table-cell>
        </table:table-row>
        <table:table-row table:style-name="ro2">
          <table:table-cell office:value-type="string">
            <text:p>propname special dark</text:p>
          </table:table-cell>
          <table:table-cell office:value-type="string">
            <text:p>unmissable tomorrow going</text:p>
          </table:table-cell>
          <table:table-cell office:value-type="string">
            <text:p>starting become pattern</text:p>
          </table:table-cell>
          <table:table-cell office:value-type="string">
            <text:p>heart quiet while</text:p>
          </table:table-cell>
          <table:table-cell office:value-type="string">
            <text:p>miles into mile</text:p>
          </table:table-cell>
        </table:table-row>
        <table:table-row table:style-name="ro2">
          <table:table-cell office:value-type="string">
            <text:p>lord please guide</text:p>
          </table:table-cell>
          <table:table-cell office:value-type="string">
            <text:p>about certain changes</text:p>
          </table:table-cell>
          <table:table-cell office:value-type="string">
            <text:p>christmas already damn</text:p>
          </table:table-cell>
          <table:table-cell office:value-type="string">
            <text:p>undoubtedly draw blank</text:p>
          </table:table-cell>
          <table:table-cell office:value-type="string">
            <text:p>something outside himself</text:p>
          </table:table-cell>
        </table:table-row>
        <table:table-row table:style-name="ro2">
          <table:table-cell office:value-type="string">
            <text:p>long day field</text:p>
          </table:table-cell>
          <table:table-cell office:value-type="string">
            <text:p>moustache please let</text:p>
          </table:table-cell>
          <table:table-cell office:value-type="string">
            <text:p>unmissable tomorrow going</text:p>
          </table:table-cell>
          <table:table-cell office:value-type="string">
            <text:p>see any our</text:p>
          </table:table-cell>
          <table:table-cell office:value-type="string">
            <text:p>happy now other</text:p>
          </table:table-cell>
        </table:table-row>
        <table:table-row table:style-name="ro2">
          <table:table-cell office:value-type="string">
            <text:p>propname wooo going</text:p>
          </table:table-cell>
          <table:table-cell office:value-type="string">
            <text:p>blanche rose golden</text:p>
          </table:table-cell>
          <table:table-cell office:value-type="string">
            <text:p>kroq almost accoustic</text:p>
          </table:table-cell>
          <table:table-cell office:value-type="string">
            <text:p>bought some rad</text:p>
          </table:table-cell>
          <table:table-cell office:value-type="string">
            <text:p>go offline mlia</text:p>
          </table:table-cell>
        </table:table-row>
        <table:table-row table:style-name="ro2">
          <table:table-cell office:value-type="string">
            <text:p>amazing time xoxo</text:p>
          </table:table-cell>
          <table:table-cell office:value-type="string">
            <text:p>lime corriander burgers</text:p>
          </table:table-cell>
          <table:table-cell office:value-type="string">
            <text:p>minutes why work</text:p>
          </table:table-cell>
          <table:table-cell office:value-type="string">
            <text:p>quick easy lab</text:p>
          </table:table-cell>
          <table:table-cell office:value-type="string">
            <text:p>fortifie la solution</text:p>
          </table:table-cell>
        </table:table-row>
        <table:table-row table:style-name="ro2">
          <table:table-cell office:value-type="string">
            <text:p>semi psychotic cockroach</text:p>
          </table:table-cell>
          <table:table-cell office:value-type="string">
            <text:p>like high school</text:p>
          </table:table-cell>
          <table:table-cell office:value-type="string">
            <text:p>enjoyed spending weekend</text:p>
          </table:table-cell>
          <table:table-cell office:value-type="string">
            <text:p>pleased meet propname</text:p>
          </table:table-cell>
          <table:table-cell office:value-type="string">
            <text:p>faster way get</text:p>
          </table:table-cell>
        </table:table-row>
        <table:table-row table:style-name="ro2">
          <table:table-cell office:value-type="string">
            <text:p>peace rest our</text:p>
          </table:table-cell>
          <table:table-cell office:value-type="string">
            <text:p>biyotch hmm am</text:p>
          </table:table-cell>
          <table:table-cell office:value-type="string">
            <text:p>propname biiiiig green</text:p>
          </table:table-cell>
          <table:table-cell office:value-type="string">
            <text:p>someone status updates</text:p>
          </table:table-cell>
          <table:table-cell office:value-type="string">
            <text:p>did anyone leave</text:p>
          </table:table-cell>
        </table:table-row>
        <table:table-row table:style-name="ro2">
          <table:table-cell office:value-type="string">
            <text:p>must strangle answering</text:p>
          </table:table-cell>
          <table:table-cell office:value-type="string">
            <text:p>class tonight making</text:p>
          </table:table-cell>
          <table:table-cell office:value-type="string">
            <text:p>uncle calvins dallas</text:p>
          </table:table-cell>
          <table:table-cell office:value-type="string">
            <text:p>pollution green peace</text:p>
          </table:table-cell>
          <table:table-cell office:value-type="string">
            <text:p>disturbed come realization</text:p>
          </table:table-cell>
        </table:table-row>
        <table:table-row table:style-name="ro2">
          <table:table-cell office:value-type="string">
            <text:p>going see rumble</text:p>
          </table:table-cell>
          <table:table-cell office:value-type="string">
            <text:p>post media blitz</text:p>
          </table:table-cell>
          <table:table-cell office:value-type="string">
            <text:p>able understand thing</text:p>
          </table:table-cell>
          <table:table-cell office:value-type="string">
            <text:p>getting busy job</text:p>
          </table:table-cell>
          <table:table-cell office:value-type="string">
            <text:p>propname unhappy girl</text:p>
          </table:table-cell>
        </table:table-row>
        <table:table-row table:style-name="ro2">
          <table:table-cell office:value-type="string">
            <text:p>taps then bed</text:p>
          </table:table-cell>
          <table:table-cell office:value-type="string">
            <text:p>currently get enormous</text:p>
          </table:table-cell>
          <table:table-cell office:value-type="string">
            <text:p>eda desoc learning</text:p>
          </table:table-cell>
          <table:table-cell office:value-type="string">
            <text:p>im going put</text:p>
          </table:table-cell>
          <table:table-cell office:value-type="string">
            <text:p>propname propname vote</text:p>
          </table:table-cell>
        </table:table-row>
        <table:table-row table:style-name="ro2">
          <table:table-cell office:value-type="string">
            <text:p>turkish team check</text:p>
          </table:table-cell>
          <table:table-cell office:value-type="string">
            <text:p>self defense hahaha</text:p>
          </table:table-cell>
          <table:table-cell office:value-type="string">
            <text:p>flu clementines carry</text:p>
          </table:table-cell>
          <table:table-cell office:value-type="string">
            <text:p>having good night</text:p>
          </table:table-cell>
          <table:table-cell office:value-type="string">
            <text:p>myriad other awesome</text:p>
          </table:table-cell>
        </table:table-row>
        <table:table-row table:style-name="ro2">
          <table:table-cell office:value-type="string">
            <text:p>before pm check</text:p>
          </table:table-cell>
          <table:table-cell office:value-type="string">
            <text:p>back thanks propname</text:p>
          </table:table-cell>
          <table:table-cell office:value-type="string">
            <text:p>receipt spelled correctly</text:p>
          </table:table-cell>
          <table:table-cell office:value-type="string">
            <text:p>need either get</text:p>
          </table:table-cell>
          <table:table-cell office:value-type="string">
            <text:p>night run north</text:p>
          </table:table-cell>
        </table:table-row>
        <table:table-row table:style-name="ro2">
          <table:table-cell office:value-type="string">
            <text:p>yankees enough superstars</text:p>
          </table:table-cell>
          <table:table-cell office:value-type="string">
            <text:p>day then promptly</text:p>
          </table:table-cell>
          <table:table-cell office:value-type="string">
            <text:p>now find job</text:p>
          </table:table-cell>
          <table:table-cell office:value-type="string">
            <text:p>done become people</text:p>
          </table:table-cell>
          <table:table-cell office:value-type="string">
            <text:p>tablet mac created</text:p>
          </table:table-cell>
        </table:table-row>
        <table:table-row table:style-name="ro2">
          <table:table-cell office:value-type="string">
            <text:p>hes doing well</text:p>
          </table:table-cell>
          <table:table-cell office:value-type="string">
            <text:p>finished pride prejudice</text:p>
          </table:table-cell>
          <table:table-cell office:value-type="string">
            <text:p>think yankees enough</text:p>
          </table:table-cell>
          <table:table-cell office:value-type="string">
            <text:p>around world lies</text:p>
          </table:table-cell>
          <table:table-cell office:value-type="string">
            <text:p>go get propname</text:p>
          </table:table-cell>
        </table:table-row>
        <table:table-row table:style-name="ro2">
          <table:table-cell office:value-type="string">
            <text:p>sneezes without covering</text:p>
          </table:table-cell>
          <table:table-cell office:value-type="string">
            <text:p>girls good times</text:p>
          </table:table-cell>
          <table:table-cell office:value-type="string">
            <text:p>level specific others</text:p>
          </table:table-cell>
          <table:table-cell office:value-type="string">
            <text:p>prepared pour whole</text:p>
          </table:table-cell>
          <table:table-cell office:value-type="string">
            <text:p>fall semester sea</text:p>
          </table:table-cell>
        </table:table-row>
        <table:table-row table:style-name="ro2">
          <table:table-cell office:value-type="string">
            <text:p>right big fat</text:p>
          </table:table-cell>
          <table:table-cell office:value-type="string">
            <text:p>uncle calvins dallas</text:p>
          </table:table-cell>
          <table:table-cell office:value-type="string">
            <text:p>realized theres large</text:p>
          </table:table-cell>
          <table:table-cell office:value-type="string">
            <text:p>food before thursday</text:p>
          </table:table-cell>
          <table:table-cell office:value-type="string">
            <text:p>sunday saturday oops</text:p>
          </table:table-cell>
        </table:table-row>
        <table:table-row table:style-name="ro2">
          <table:table-cell office:value-type="string">
            <text:p>door latches wd</text:p>
          </table:table-cell>
          <table:table-cell office:value-type="string">
            <text:p>la latis season</text:p>
          </table:table-cell>
          <table:table-cell office:value-type="string">
            <text:p>my sleep schedule</text:p>
          </table:table-cell>
          <table:table-cell office:value-type="string">
            <text:p>move into our</text:p>
          </table:table-cell>
          <table:table-cell office:value-type="string">
            <text:p>mini beef wellingtons</text:p>
          </table:table-cell>
        </table:table-row>
        <table:table-row table:style-name="ro2">
          <table:table-cell office:value-type="string">
            <text:p>ply toilet paper</text:p>
          </table:table-cell>
          <table:table-cell office:value-type="string">
            <text:p>receipt spelled correctly</text:p>
          </table:table-cell>
          <table:table-cell office:value-type="string">
            <text:p>did tell me</text:p>
          </table:table-cell>
          <table:table-cell office:value-type="string">
            <text:p>mans hatred christ</text:p>
          </table:table-cell>
          <table:table-cell office:value-type="string">
            <text:p>locking up office</text:p>
          </table:table-cell>
        </table:table-row>
        <table:table-row table:style-name="ro2">
          <table:table-cell office:value-type="string">
            <text:p>love out my</text:p>
          </table:table-cell>
          <table:table-cell office:value-type="string">
            <text:p>your hand snowed</text:p>
          </table:table-cell>
          <table:table-cell office:value-type="string">
            <text:p>propname only get</text:p>
          </table:table-cell>
          <table:table-cell office:value-type="string">
            <text:p>reading textbooks excited</text:p>
          </table:table-cell>
          <table:table-cell office:value-type="string">
            <text:p>electric eel make</text:p>
          </table:table-cell>
        </table:table-row>
        <table:table-row table:style-name="ro2">
          <table:table-cell office:value-type="string">
            <text:p>continues befuddle herself</text:p>
          </table:table-cell>
          <table:table-cell office:value-type="string">
            <text:p>good night even</text:p>
          </table:table-cell>
          <table:table-cell office:value-type="string">
            <text:p>needs find someone</text:p>
          </table:table-cell>
          <table:table-cell office:value-type="string">
            <text:p>funeral wants go</text:p>
          </table:table-cell>
          <table:table-cell office:value-type="string">
            <text:p>point nga im</text:p>
          </table:table-cell>
        </table:table-row>
        <table:table-row table:style-name="ro2">
          <table:table-cell office:value-type="string">
            <text:p>snow rosie mint</text:p>
          </table:table-cell>
          <table:table-cell office:value-type="string">
            <text:p>related someone wanker</text:p>
          </table:table-cell>
          <table:table-cell office:value-type="string">
            <text:p>teeth now open</text:p>
          </table:table-cell>
          <table:table-cell office:value-type="string">
            <text:p>our hearts your</text:p>
          </table:table-cell>
          <table:table-cell office:value-type="string">
            <text:p>tech civil engineering</text:p>
          </table:table-cell>
        </table:table-row>
        <table:table-row table:style-name="ro2">
          <table:table-cell office:value-type="string">
            <text:p>know im mad</text:p>
          </table:table-cell>
          <table:table-cell office:value-type="string">
            <text:p>my sleep schedule</text:p>
          </table:table-cell>
          <table:table-cell office:value-type="string">
            <text:p>proverbs lord know</text:p>
          </table:table-cell>
          <table:table-cell office:value-type="string">
            <text:p>class ring today</text:p>
          </table:table-cell>
          <table:table-cell office:value-type="string">
            <text:p>back our throat</text:p>
          </table:table-cell>
        </table:table-row>
        <table:table-row table:style-name="ro2">
          <table:table-cell office:value-type="string">
            <text:p>just worth grow</text:p>
          </table:table-cell>
          <table:table-cell office:value-type="string">
            <text:p>peoples experienced hell</text:p>
          </table:table-cell>
          <table:table-cell office:value-type="string">
            <text:p>world really want</text:p>
          </table:table-cell>
          <table:table-cell office:value-type="string">
            <text:p>go very happy</text:p>
          </table:table-cell>
          <table:table-cell office:value-type="string">
            <text:p>face basically failed</text:p>
          </table:table-cell>
        </table:table-row>
        <table:table-row table:style-name="ro2">
          <table:table-cell office:value-type="string">
            <text:p>react how adapt</text:p>
          </table:table-cell>
          <table:table-cell office:value-type="string">
            <text:p>blasting screamo theres</text:p>
          </table:table-cell>
          <table:table-cell office:value-type="string">
            <text:p>given truly understand</text:p>
          </table:table-cell>
          <table:table-cell office:value-type="string">
            <text:p>devising ways oust</text:p>
          </table:table-cell>
          <table:table-cell office:value-type="string">
            <text:p>dictionary says about</text:p>
          </table:table-cell>
        </table:table-row>
        <table:table-row table:style-name="ro2">
          <table:table-cell office:value-type="string">
            <text:p>priceless awesome weekend</text:p>
          </table:table-cell>
          <table:table-cell office:value-type="string">
            <text:p>did tell me</text:p>
          </table:table-cell>
          <table:table-cell office:value-type="string">
            <text:p>my date spare</text:p>
          </table:table-cell>
          <table:table-cell office:value-type="string">
            <text:p>book read club</text:p>
          </table:table-cell>
          <table:table-cell office:value-type="string">
            <text:p>looking forward taize</text:p>
          </table:table-cell>
        </table:table-row>
        <table:table-row table:style-name="ro2">
          <table:table-cell office:value-type="string">
            <text:p>inspired how active</text:p>
          </table:table-cell>
          <table:table-cell office:value-type="string">
            <text:p>midterm momentarily meh</text:p>
          </table:table-cell>
          <table:table-cell office:value-type="string">
            <text:p>day good xx</text:p>
          </table:table-cell>
          <table:table-cell office:value-type="string">
            <text:p>my now former</text:p>
          </table:table-cell>
          <table:table-cell office:value-type="string">
            <text:p>today theyre smelly</text:p>
          </table:table-cell>
        </table:table-row>
        <table:table-row table:style-name="ro2">
          <table:table-cell office:value-type="string">
            <text:p>me players fantastic</text:p>
          </table:table-cell>
          <table:table-cell office:value-type="string">
            <text:p>paste status only</text:p>
          </table:table-cell>
          <table:table-cell office:value-type="string">
            <text:p>thanksgiving willing dogsit</text:p>
          </table:table-cell>
          <table:table-cell office:value-type="string">
            <text:p>almost wish studying</text:p>
          </table:table-cell>
          <table:table-cell office:value-type="string">
            <text:p>around my fist</text:p>
          </table:table-cell>
        </table:table-row>
        <table:table-row table:style-name="ro2">
          <table:table-cell office:value-type="string">
            <text:p>hablar espa ol</text:p>
          </table:table-cell>
          <table:table-cell office:value-type="string">
            <text:p>integrations worst experience</text:p>
          </table:table-cell>
          <table:table-cell office:value-type="string">
            <text:p>night both good</text:p>
          </table:table-cell>
          <table:table-cell office:value-type="string">
            <text:p>politics policy recommend</text:p>
          </table:table-cell>
          <table:table-cell office:value-type="string">
            <text:p>getting beat up</text:p>
          </table:table-cell>
        </table:table-row>
        <table:table-row table:style-name="ro2">
          <table:table-cell office:value-type="string">
            <text:p>feeling sick gone</text:p>
          </table:table-cell>
          <table:table-cell office:value-type="string">
            <text:p>proverbs lord know</text:p>
          </table:table-cell>
          <table:table-cell office:value-type="string">
            <text:p>noticing pattern weather</text:p>
          </table:table-cell>
          <table:table-cell office:value-type="string">
            <text:p>party shinsaibashi osaka</text:p>
          </table:table-cell>
          <table:table-cell office:value-type="string">
            <text:p>them too eventually</text:p>
          </table:table-cell>
        </table:table-row>
        <table:table-row table:style-name="ro2">
          <table:table-cell office:value-type="string">
            <text:p>scene fiends wants</text:p>
          </table:table-cell>
          <table:table-cell office:value-type="string">
            <text:p>chance watch bachelor</text:p>
          </table:table-cell>
          <table:table-cell office:value-type="string">
            <text:p>gpa still seems</text:p>
          </table:table-cell>
          <table:table-cell office:value-type="string">
            <text:p>then maybe selling</text:p>
          </table:table-cell>
          <table:table-cell office:value-type="string">
            <text:p>know ill think</text:p>
          </table:table-cell>
        </table:table-row>
        <table:table-row table:style-name="ro2">
          <table:table-cell office:value-type="string">
            <text:p>past hour really</text:p>
          </table:table-cell>
          <table:table-cell office:value-type="string">
            <text:p>first tatt next</text:p>
          </table:table-cell>
          <table:table-cell office:value-type="string">
            <text:p>silver hair woman</text:p>
          </table:table-cell>
          <table:table-cell office:value-type="string">
            <text:p>old school old</text:p>
          </table:table-cell>
          <table:table-cell office:value-type="string">
            <text:p>days though probably</text:p>
          </table:table-cell>
        </table:table-row>
        <table:table-row table:style-name="ro2">
          <table:table-cell office:value-type="string">
            <text:p>poll how many</text:p>
          </table:table-cell>
          <table:table-cell office:value-type="string">
            <text:p>bit luck nice</text:p>
          </table:table-cell>
          <table:table-cell office:value-type="string">
            <text:p>characters holy crap</text:p>
          </table:table-cell>
          <table:table-cell office:value-type="string">
            <text:p>college cheerleader calling</text:p>
          </table:table-cell>
          <table:table-cell office:value-type="string">
            <text:p>salir limage du</text:p>
          </table:table-cell>
        </table:table-row>
        <table:table-row table:style-name="ro2">
          <table:table-cell office:value-type="string">
            <text:p>watching castle last</text:p>
          </table:table-cell>
          <table:table-cell office:value-type="string">
            <text:p>messin relationship status</text:p>
          </table:table-cell>
          <table:table-cell office:value-type="string">
            <text:p>awesome way start</text:p>
          </table:table-cell>
          <table:table-cell office:value-type="string">
            <text:p>broken weak weakness</text:p>
          </table:table-cell>
          <table:table-cell office:value-type="string">
            <text:p>before thursday morning</text:p>
          </table:table-cell>
        </table:table-row>
        <table:table-row table:style-name="ro2">
          <table:table-cell office:value-type="string">
            <text:p>my song butterflys</text:p>
          </table:table-cell>
          <table:table-cell office:value-type="string">
            <text:p>thanksgiving willing dogsit</text:p>
          </table:table-cell>
          <table:table-cell office:value-type="string">
            <text:p>really wishes boss</text:p>
          </table:table-cell>
          <table:table-cell office:value-type="string">
            <text:p>down la bar</text:p>
          </table:table-cell>
          <table:table-cell office:value-type="string">
            <text:p>back feet time</text:p>
          </table:table-cell>
        </table:table-row>
        <table:table-row table:style-name="ro2">
          <table:table-cell office:value-type="string">
            <text:p>glad derick while</text:p>
          </table:table-cell>
          <table:table-cell office:value-type="string">
            <text:p>four minute oral</text:p>
          </table:table-cell>
          <table:table-cell office:value-type="string">
            <text:p>wow da tossing</text:p>
          </table:table-cell>
          <table:table-cell office:value-type="string">
            <text:p>obama victory over</text:p>
          </table:table-cell>
          <table:table-cell office:value-type="string">
            <text:p>fourth kind after</text:p>
          </table:table-cell>
        </table:table-row>
        <table:table-row table:style-name="ro2">
          <table:table-cell office:value-type="string">
            <text:p>give yourself peace</text:p>
          </table:table-cell>
          <table:table-cell office:value-type="string">
            <text:p>gorgeous best cool</text:p>
          </table:table-cell>
          <table:table-cell office:value-type="string">
            <text:p>can stop heart</text:p>
          </table:table-cell>
          <table:table-cell office:value-type="string">
            <text:p>my daddy always</text:p>
          </table:table-cell>
          <table:table-cell office:value-type="string">
            <text:p>proud christian ashamed</text:p>
          </table:table-cell>
        </table:table-row>
        <table:table-row table:style-name="ro2">
          <table:table-cell office:value-type="string">
            <text:p>holy desire my</text:p>
          </table:table-cell>
          <table:table-cell office:value-type="string">
            <text:p>wow da tossing</text:p>
          </table:table-cell>
          <table:table-cell office:value-type="string">
            <text:p>friends like propname</text:p>
          </table:table-cell>
          <table:table-cell office:value-type="string">
            <text:p>bar tonight anyone</text:p>
          </table:table-cell>
          <table:table-cell office:value-type="string">
            <text:p>call paradigm shift</text:p>
          </table:table-cell>
        </table:table-row>
        <table:table-row table:style-name="ro2">
          <table:table-cell office:value-type="string">
            <text:p>unless want dont</text:p>
          </table:table-cell>
          <table:table-cell office:value-type="string">
            <text:p>can stop heart</text:p>
          </table:table-cell>
          <table:table-cell office:value-type="string">
            <text:p>best birthday ever</text:p>
          </table:table-cell>
          <table:table-cell office:value-type="string">
            <text:p>movies hot cocoa</text:p>
          </table:table-cell>
          <table:table-cell office:value-type="string">
            <text:p>ppl dont forget</text:p>
          </table:table-cell>
        </table:table-row>
        <table:table-row table:style-name="ro2">
          <table:table-cell office:value-type="string">
            <text:p>only given truly</text:p>
          </table:table-cell>
          <table:table-cell office:value-type="string">
            <text:p>played football well</text:p>
          </table:table-cell>
          <table:table-cell office:value-type="string">
            <text:p>north american deserts</text:p>
          </table:table-cell>
          <table:table-cell office:value-type="string">
            <text:p>art racing rain</text:p>
          </table:table-cell>
          <table:table-cell office:value-type="string">
            <text:p>strictly tomorrow may</text:p>
          </table:table-cell>
        </table:table-row>
        <table:table-row table:style-name="ro2">
          <table:table-cell office:value-type="string">
            <text:p>please respect my</text:p>
          </table:table-cell>
          <table:table-cell office:value-type="string">
            <text:p>about tax people</text:p>
          </table:table-cell>
          <table:table-cell office:value-type="string">
            <text:p>lets go state</text:p>
          </table:table-cell>
          <table:table-cell office:value-type="string">
            <text:p>petted some dolphins</text:p>
          </table:table-cell>
          <table:table-cell office:value-type="string">
            <text:p>until arrive only</text:p>
          </table:table-cell>
        </table:table-row>
        <table:table-row table:style-name="ro2">
          <table:table-cell office:value-type="string">
            <text:p>insane starting twitter</text:p>
          </table:table-cell>
          <table:table-cell office:value-type="string">
            <text:p>post pictures friends</text:p>
          </table:table-cell>
          <table:table-cell office:value-type="string">
            <text:p>winning smiles here</text:p>
          </table:table-cell>
          <table:table-cell office:value-type="string">
            <text:p>girl may mean</text:p>
          </table:table-cell>
          <table:table-cell office:value-type="string">
            <text:p>brett dennen world</text:p>
          </table:table-cell>
        </table:table-row>
        <table:table-row table:style-name="ro2">
          <table:table-cell office:value-type="string">
            <text:p>moon coming soon</text:p>
          </table:table-cell>
          <table:table-cell office:value-type="string">
            <text:p>didnt know brought</text:p>
          </table:table-cell>
          <table:table-cell office:value-type="string">
            <text:p>cuz lately im</text:p>
          </table:table-cell>
          <table:table-cell office:value-type="string">
            <text:p>thunderstorm hail good</text:p>
          </table:table-cell>
          <table:table-cell office:value-type="string">
            <text:p>get started things</text:p>
          </table:table-cell>
        </table:table-row>
        <table:table-row table:style-name="ro2">
          <table:table-cell office:value-type="string">
            <text:p>face everyone making</text:p>
          </table:table-cell>
          <table:table-cell office:value-type="string">
            <text:p>next weekend anyone</text:p>
          </table:table-cell>
          <table:table-cell office:value-type="string">
            <text:p>anomalous trichomy called</text:p>
          </table:table-cell>
          <table:table-cell office:value-type="string">
            <text:p>quick jabs sucker</text:p>
          </table:table-cell>
          <table:table-cell office:value-type="string">
            <text:p>ok magic travel</text:p>
          </table:table-cell>
        </table:table-row>
        <table:table-row table:style-name="ro2">
          <table:table-cell office:value-type="string">
            <text:p>work oils some</text:p>
          </table:table-cell>
          <table:table-cell office:value-type="string">
            <text:p>arms asleep unpleasant</text:p>
          </table:table-cell>
          <table:table-cell office:value-type="string">
            <text:p>like my insides</text:p>
          </table:table-cell>
          <table:table-cell office:value-type="string">
            <text:p>propname returned york</text:p>
          </table:table-cell>
          <table:table-cell office:value-type="string">
            <text:p>day time sigh</text:p>
          </table:table-cell>
        </table:table-row>
        <table:table-row table:style-name="ro2">
          <table:table-cell office:value-type="string">
            <text:p>now open revolt</text:p>
          </table:table-cell>
          <table:table-cell office:value-type="string">
            <text:p>cuz lately im</text:p>
          </table:table-cell>
          <table:table-cell office:value-type="string">
            <text:p>holocaust believe artisitic</text:p>
          </table:table-cell>
          <table:table-cell office:value-type="string">
            <text:p>consumption harmful substances</text:p>
          </table:table-cell>
          <table:table-cell office:value-type="string">
            <text:p>season propname commencing</text:p>
          </table:table-cell>
        </table:table-row>
        <table:table-row table:style-name="ro2">
          <table:table-cell office:value-type="string">
            <text:p>beyond life me</text:p>
          </table:table-cell>
          <table:table-cell office:value-type="string">
            <text:p>style car yo</text:p>
          </table:table-cell>
          <table:table-cell office:value-type="string">
            <text:p>youd call suicide</text:p>
          </table:table-cell>
          <table:table-cell office:value-type="string">
            <text:p>night ethnic men</text:p>
          </table:table-cell>
          <table:table-cell office:value-type="string">
            <text:p>kicking my ass</text:p>
          </table:table-cell>
        </table:table-row>
        <table:table-row table:style-name="ro2">
          <table:table-cell office:value-type="string">
            <text:p>fuck turbo tax</text:p>
          </table:table-cell>
          <table:table-cell office:value-type="string">
            <text:p>someone speaks than</text:p>
          </table:table-cell>
          <table:table-cell office:value-type="string">
            <text:p>good times mountains</text:p>
          </table:table-cell>
          <table:table-cell office:value-type="string">
            <text:p>contradictions fidelity jealous</text:p>
          </table:table-cell>
          <table:table-cell office:value-type="string">
            <text:p>make robomama proud</text:p>
          </table:table-cell>
        </table:table-row>
        <table:table-row table:style-name="ro2">
          <table:table-cell office:value-type="string">
            <text:p>school quite sure</text:p>
          </table:table-cell>
          <table:table-cell office:value-type="string">
            <text:p>style hearing automatic</text:p>
          </table:table-cell>
          <table:table-cell office:value-type="string">
            <text:p>my wine glasses</text:p>
          </table:table-cell>
          <table:table-cell office:value-type="string">
            <text:p>never even did</text:p>
          </table:table-cell>
          <table:table-cell office:value-type="string">
            <text:p>soon come universal</text:p>
          </table:table-cell>
        </table:table-row>
        <table:table-row table:style-name="ro2">
          <table:table-cell office:value-type="string">
            <text:p>pickin up few</text:p>
          </table:table-cell>
          <table:table-cell office:value-type="string">
            <text:p>possibly painful world</text:p>
          </table:table-cell>
          <table:table-cell office:value-type="string">
            <text:p>propname ranting about</text:p>
          </table:table-cell>
          <table:table-cell office:value-type="string">
            <text:p>bahahahaha here yet</text:p>
          </table:table-cell>
          <table:table-cell office:value-type="string">
            <text:p>mood abba sing</text:p>
          </table:table-cell>
        </table:table-row>
        <table:table-row table:style-name="ro2">
          <table:table-cell office:value-type="string">
            <text:p>write something publication</text:p>
          </table:table-cell>
          <table:table-cell office:value-type="string">
            <text:p>propname ranting about</text:p>
          </table:table-cell>
          <table:table-cell office:value-type="string">
            <text:p>shuttle see sleeping</text:p>
          </table:table-cell>
          <table:table-cell office:value-type="string">
            <text:p>questions then feel</text:p>
          </table:table-cell>
          <table:table-cell office:value-type="string">
            <text:p>god recording thats</text:p>
          </table:table-cell>
        </table:table-row>
        <table:table-row table:style-name="ro2">
          <table:table-cell office:value-type="string">
            <text:p>best day get</text:p>
          </table:table-cell>
          <table:table-cell office:value-type="string">
            <text:p>avg nyc model</text:p>
          </table:table-cell>
          <table:table-cell office:value-type="string">
            <text:p>see how cool</text:p>
          </table:table-cell>
          <table:table-cell office:value-type="string">
            <text:p>needs love song</text:p>
          </table:table-cell>
          <table:table-cell office:value-type="string">
            <text:p>once again put</text:p>
          </table:table-cell>
        </table:table-row>
        <table:table-row table:style-name="ro2">
          <table:table-cell office:value-type="string">
            <text:p>profound shift how</text:p>
          </table:table-cell>
          <table:table-cell office:value-type="string">
            <text:p>earlier tonight call</text:p>
          </table:table-cell>
          <table:table-cell office:value-type="string">
            <text:p>avg nyc model</text:p>
          </table:table-cell>
          <table:table-cell office:value-type="string">
            <text:p>reason im here</text:p>
          </table:table-cell>
          <table:table-cell office:value-type="string">
            <text:p>how succe ful</text:p>
          </table:table-cell>
        </table:table-row>
        <table:table-row table:style-name="ro2">
          <table:table-cell office:value-type="string">
            <text:p>monkey randomly choosing</text:p>
          </table:table-cell>
          <table:table-cell table:number-columns-repeated="2" office:value-type="string">
            <text:p>me how find</text:p>
          </table:table-cell>
          <table:table-cell office:value-type="string">
            <text:p>see tonight still</text:p>
          </table:table-cell>
          <table:table-cell office:value-type="string">
            <text:p>few apps including</text:p>
          </table:table-cell>
        </table:table-row>
        <table:table-row table:style-name="ro2">
          <table:table-cell office:value-type="string">
            <text:p>pray god merciful</text:p>
          </table:table-cell>
          <table:table-cell office:value-type="string">
            <text:p>ipod mini blue</text:p>
          </table:table-cell>
          <table:table-cell office:value-type="string">
            <text:p>aunties saw him</text:p>
          </table:table-cell>
          <table:table-cell office:value-type="string">
            <text:p>here im mad</text:p>
          </table:table-cell>
          <table:table-cell office:value-type="string">
            <text:p>am persuaded neither</text:p>
          </table:table-cell>
        </table:table-row>
        <table:table-row table:style-name="ro2">
          <table:table-cell office:value-type="string">
            <text:p>yet beautiful day</text:p>
          </table:table-cell>
          <table:table-cell table:number-columns-repeated="2" office:value-type="string">
            <text:p>evening uva vt</text:p>
          </table:table-cell>
          <table:table-cell office:value-type="string">
            <text:p>out picking up</text:p>
          </table:table-cell>
          <table:table-cell office:value-type="string">
            <text:p>thinks doesnt find</text:p>
          </table:table-cell>
        </table:table-row>
        <table:table-row table:style-name="ro2">
          <table:table-cell office:value-type="string">
            <text:p>senioritis apathy right</text:p>
          </table:table-cell>
          <table:table-cell office:value-type="string">
            <text:p>absolutely kung fu</text:p>
          </table:table-cell>
          <table:table-cell office:value-type="string">
            <text:p>sleeping spring garden</text:p>
          </table:table-cell>
          <table:table-cell office:value-type="string">
            <text:p>cell bio then</text:p>
          </table:table-cell>
          <table:table-cell office:value-type="string">
            <text:p>trip planning bought</text:p>
          </table:table-cell>
        </table:table-row>
        <table:table-row table:style-name="ro2">
          <table:table-cell office:value-type="string">
            <text:p>deplete earths fossil</text:p>
          </table:table-cell>
          <table:table-cell office:value-type="string">
            <text:p>presence lord house</text:p>
          </table:table-cell>
          <table:table-cell office:value-type="string">
            <text:p>absolutely kung fu</text:p>
          </table:table-cell>
          <table:table-cell office:value-type="string">
            <text:p>paper tray sheet</text:p>
          </table:table-cell>
          <table:table-cell office:value-type="string">
            <text:p>fantastic hmmm can</text:p>
          </table:table-cell>
        </table:table-row>
        <table:table-row table:style-name="ro2">
          <table:table-cell office:value-type="string">
            <text:p>pages scientific paper</text:p>
          </table:table-cell>
          <table:table-cell office:value-type="string">
            <text:p>reality check fortunate</text:p>
          </table:table-cell>
          <table:table-cell office:value-type="string">
            <text:p>should weekend nowwww</text:p>
          </table:table-cell>
          <table:table-cell office:value-type="string">
            <text:p>diphthongs yay psych</text:p>
          </table:table-cell>
          <table:table-cell office:value-type="string">
            <text:p>fabulous celebratory evening</text:p>
          </table:table-cell>
        </table:table-row>
        <table:table-row table:style-name="ro2">
          <table:table-cell office:value-type="string">
            <text:p>wish my sd</text:p>
          </table:table-cell>
          <table:table-cell office:value-type="string">
            <text:p>rappers see propname</text:p>
          </table:table-cell>
          <table:table-cell office:value-type="string">
            <text:p>little red bird</text:p>
          </table:table-cell>
          <table:table-cell office:value-type="string">
            <text:p>me out today</text:p>
          </table:table-cell>
          <table:table-cell office:value-type="string">
            <text:p>stocks time look</text:p>
          </table:table-cell>
        </table:table-row>
        <table:table-row table:style-name="ro2">
          <table:table-cell office:value-type="string">
            <text:p>st john bound</text:p>
          </table:table-cell>
          <table:table-cell office:value-type="string">
            <text:p>day home sweet</text:p>
          </table:table-cell>
          <table:table-cell office:value-type="string">
            <text:p>tree search fish</text:p>
          </table:table-cell>
          <table:table-cell office:value-type="string">
            <text:p>heroic emotional response</text:p>
          </table:table-cell>
          <table:table-cell office:value-type="string">
            <text:p>windows open probably</text:p>
          </table:table-cell>
        </table:table-row>
        <table:table-row table:style-name="ro2">
          <table:table-cell office:value-type="string">
            <text:p>just am already</text:p>
          </table:table-cell>
          <table:table-cell office:value-type="string">
            <text:p>wishes moving up</text:p>
          </table:table-cell>
          <table:table-cell office:value-type="string">
            <text:p>hard hearing keeps</text:p>
          </table:table-cell>
          <table:table-cell office:value-type="string">
            <text:p>science nerds made</text:p>
          </table:table-cell>
          <table:table-cell office:value-type="string">
            <text:p>mature grown up</text:p>
          </table:table-cell>
        </table:table-row>
        <table:table-row table:style-name="ro2">
          <table:table-cell office:value-type="string">
            <text:p>smoked walleye yummy</text:p>
          </table:table-cell>
          <table:table-cell office:value-type="string">
            <text:p>watching shows dvrd</text:p>
          </table:table-cell>
          <table:table-cell office:value-type="string">
            <text:p>walking ill report</text:p>
          </table:table-cell>
          <table:table-cell office:value-type="string">
            <text:p>vocab tricks memorizing</text:p>
          </table:table-cell>
          <table:table-cell office:value-type="string">
            <text:p>ma always texas</text:p>
          </table:table-cell>
        </table:table-row>
        <table:table-row table:style-name="ro2">
          <table:table-cell office:value-type="string">
            <text:p>spread word looking</text:p>
          </table:table-cell>
          <table:table-cell office:value-type="string">
            <text:p>little red bird</text:p>
          </table:table-cell>
          <table:table-cell office:value-type="string">
            <text:p>presidents speech yesterday</text:p>
          </table:table-cell>
          <table:table-cell office:value-type="string">
            <text:p>tomorrow finally after</text:p>
          </table:table-cell>
          <table:table-cell office:value-type="string">
            <text:p>then propname night</text:p>
          </table:table-cell>
        </table:table-row>
        <table:table-row table:style-name="ro2">
          <table:table-cell office:value-type="string">
            <text:p>world know next</text:p>
          </table:table-cell>
          <table:table-cell office:value-type="string">
            <text:p>hopefully ill feel</text:p>
          </table:table-cell>
          <table:table-cell office:value-type="string">
            <text:p>status update go</text:p>
          </table:table-cell>
          <table:table-cell office:value-type="string">
            <text:p>sometimes wish could</text:p>
          </table:table-cell>
          <table:table-cell office:value-type="string">
            <text:p>sick day today</text:p>
          </table:table-cell>
        </table:table-row>
        <table:table-row table:style-name="ro2">
          <table:table-cell office:value-type="string">
            <text:p>cant sleep just</text:p>
          </table:table-cell>
          <table:table-cell office:value-type="string">
            <text:p>my final developmental</text:p>
          </table:table-cell>
          <table:table-cell office:value-type="string">
            <text:p>feature find out</text:p>
          </table:table-cell>
          <table:table-cell office:value-type="string">
            <text:p>take your breath</text:p>
          </table:table-cell>
          <table:table-cell office:value-type="string">
            <text:p>trip where how</text:p>
          </table:table-cell>
        </table:table-row>
        <table:table-row table:style-name="ro2">
          <table:table-cell office:value-type="string">
            <text:p>first time three</text:p>
          </table:table-cell>
          <table:table-cell office:value-type="string">
            <text:p>other control over</text:p>
          </table:table-cell>
          <table:table-cell office:value-type="string">
            <text:p>check get step</text:p>
          </table:table-cell>
          <table:table-cell office:value-type="string">
            <text:p>won close still</text:p>
          </table:table-cell>
          <table:table-cell office:value-type="string">
            <text:p>wigly diet soda</text:p>
          </table:table-cell>
        </table:table-row>
        <table:table-row table:style-name="ro2">
          <table:table-cell office:value-type="string">
            <text:p>thank latest article</text:p>
          </table:table-cell>
          <table:table-cell office:value-type="string">
            <text:p>my hands means</text:p>
          </table:table-cell>
          <table:table-cell office:value-type="string">
            <text:p>misunderstandings innocent deceptions</text:p>
          </table:table-cell>
          <table:table-cell office:value-type="string">
            <text:p>begins every ugly</text:p>
          </table:table-cell>
          <table:table-cell office:value-type="string">
            <text:p>confusing internal dilemma</text:p>
          </table:table-cell>
        </table:table-row>
        <table:table-row table:style-name="ro2">
          <table:table-cell office:value-type="string">
            <text:p>soooooo excited hols</text:p>
          </table:table-cell>
          <table:table-cell office:value-type="string">
            <text:p>weeks learn statistics</text:p>
          </table:table-cell>
          <table:table-cell office:value-type="string">
            <text:p>home kinda fun</text:p>
          </table:table-cell>
          <table:table-cell office:value-type="string">
            <text:p>dang atlanta need</text:p>
          </table:table-cell>
          <table:table-cell office:value-type="string">
            <text:p>week southern sweden</text:p>
          </table:table-cell>
        </table:table-row>
        <table:table-row table:style-name="ro2">
          <table:table-cell office:value-type="string">
            <text:p>electronics giving out</text:p>
          </table:table-cell>
          <table:table-cell office:value-type="string">
            <text:p>getting raped woods</text:p>
          </table:table-cell>
          <table:table-cell office:value-type="string">
            <text:p>two types lettuces</text:p>
          </table:table-cell>
          <table:table-cell office:value-type="string">
            <text:p>sequential allnighters having</text:p>
          </table:table-cell>
          <table:table-cell office:value-type="string">
            <text:p>seulement mes ves</text:p>
          </table:table-cell>
        </table:table-row>
        <table:table-row table:style-name="ro2">
          <table:table-cell office:value-type="string">
            <text:p>how close came</text:p>
          </table:table-cell>
          <table:table-cell office:value-type="string">
            <text:p>sign freckles our</text:p>
          </table:table-cell>
          <table:table-cell office:value-type="string">
            <text:p>cot wen supposed</text:p>
          </table:table-cell>
          <table:table-cell office:value-type="string">
            <text:p>poked yelled old</text:p>
          </table:table-cell>
          <table:table-cell office:value-type="string">
            <text:p>few days pure</text:p>
          </table:table-cell>
        </table:table-row>
        <table:table-row table:style-name="ro2">
          <table:table-cell office:value-type="string">
            <text:p>fridays beer hour</text:p>
          </table:table-cell>
          <table:table-cell office:value-type="string">
            <text:p>con somehow got</text:p>
          </table:table-cell>
          <table:table-cell office:value-type="string">
            <text:p>some party bus</text:p>
          </table:table-cell>
          <table:table-cell office:value-type="string">
            <text:p>easy fast meaningful</text:p>
          </table:table-cell>
          <table:table-cell office:value-type="string">
            <text:p>forever ted talks</text:p>
          </table:table-cell>
        </table:table-row>
        <table:table-row table:style-name="ro2">
          <table:table-cell office:value-type="string">
            <text:p>find anything dont</text:p>
          </table:table-cell>
          <table:table-cell office:value-type="string">
            <text:p>walking ill report</text:p>
          </table:table-cell>
          <table:table-cell office:value-type="string">
            <text:p>get work done</text:p>
          </table:table-cell>
          <table:table-cell office:value-type="string">
            <text:p>cookies yule log</text:p>
          </table:table-cell>
          <table:table-cell office:value-type="string">
            <text:p>worse waves anywhere</text:p>
          </table:table-cell>
        </table:table-row>
        <table:table-row table:style-name="ro2">
          <table:table-cell office:value-type="string">
            <text:p>chillin cold chillin</text:p>
          </table:table-cell>
          <table:table-cell office:value-type="string">
            <text:p>cure can raise</text:p>
          </table:table-cell>
          <table:table-cell office:value-type="string">
            <text:p>china turns today</text:p>
          </table:table-cell>
          <table:table-cell office:value-type="string">
            <text:p>tricked out pole</text:p>
          </table:table-cell>
          <table:table-cell office:value-type="string">
            <text:p>time get lunch</text:p>
          </table:table-cell>
        </table:table-row>
        <table:table-row table:style-name="ro2">
          <table:table-cell office:value-type="string">
            <text:p>our justifiable self</text:p>
          </table:table-cell>
          <table:table-cell office:value-type="string">
            <text:p>presidents speech yesterday</text:p>
          </table:table-cell>
          <table:table-cell office:value-type="string">
            <text:p>came life theyd</text:p>
          </table:table-cell>
          <table:table-cell office:value-type="string">
            <text:p>kids stupid ugghh</text:p>
          </table:table-cell>
          <table:table-cell office:value-type="string">
            <text:p>cake eat too</text:p>
          </table:table-cell>
        </table:table-row>
        <table:table-row table:style-name="ro2">
          <table:table-cell office:value-type="string">
            <text:p>gonna nice little</text:p>
          </table:table-cell>
          <table:table-cell office:value-type="string">
            <text:p>having pepper steak</text:p>
          </table:table-cell>
          <table:table-cell office:value-type="string">
            <text:p>members congrats everyone</text:p>
          </table:table-cell>
          <table:table-cell office:value-type="string">
            <text:p>tengo es lo</text:p>
          </table:table-cell>
          <table:table-cell office:value-type="string">
            <text:p>your warm fuzzy</text:p>
          </table:table-cell>
        </table:table-row>
        <table:table-row table:style-name="ro2">
          <table:table-cell office:value-type="string">
            <text:p>needed let me</text:p>
          </table:table-cell>
          <table:table-cell office:value-type="string">
            <text:p>night girls anyone</text:p>
          </table:table-cell>
          <table:table-cell office:value-type="string">
            <text:p>take care myself</text:p>
          </table:table-cell>
          <table:table-cell office:value-type="string">
            <text:p>leave waco forever</text:p>
          </table:table-cell>
          <table:table-cell office:value-type="string">
            <text:p>man balls argh</text:p>
          </table:table-cell>
        </table:table-row>
        <table:table-row table:style-name="ro2">
          <table:table-cell office:value-type="string">
            <text:p>friends make crazy</text:p>
          </table:table-cell>
          <table:table-cell office:value-type="string">
            <text:p>mantra know only</text:p>
          </table:table-cell>
          <table:table-cell office:value-type="string">
            <text:p>feel good then</text:p>
          </table:table-cell>
          <table:table-cell office:value-type="string">
            <text:p>podkanva vseki koito</text:p>
          </table:table-cell>
          <table:table-cell office:value-type="string">
            <text:p>doesnt want done</text:p>
          </table:table-cell>
        </table:table-row>
        <table:table-row table:style-name="ro2">
          <table:table-cell office:value-type="string">
            <text:p>bsp family members</text:p>
          </table:table-cell>
          <table:table-cell office:value-type="string">
            <text:p>writing chapters story</text:p>
          </table:table-cell>
          <table:table-cell office:value-type="string">
            <text:p>lovers read art</text:p>
          </table:table-cell>
          <table:table-cell office:value-type="string">
            <text:p>barbri february can</text:p>
          </table:table-cell>
          <table:table-cell office:value-type="string">
            <text:p>needs some numbers</text:p>
          </table:table-cell>
        </table:table-row>
        <table:table-row table:style-name="ro2">
          <table:table-cell office:value-type="string">
            <text:p>after being moved</text:p>
          </table:table-cell>
          <table:table-cell office:value-type="string">
            <text:p>wait pet dolphin</text:p>
          </table:table-cell>
          <table:table-cell office:value-type="string">
            <text:p>rebuild towers get</text:p>
          </table:table-cell>
          <table:table-cell office:value-type="string">
            <text:p>go my first</text:p>
          </table:table-cell>
          <table:table-cell office:value-type="string">
            <text:p>very happy out</text:p>
          </table:table-cell>
        </table:table-row>
        <table:table-row table:style-name="ro2">
          <table:table-cell office:value-type="string">
            <text:p>kitty cat day</text:p>
          </table:table-cell>
          <table:table-cell office:value-type="string">
            <text:p>am make myself</text:p>
          </table:table-cell>
          <table:table-cell office:value-type="string">
            <text:p>boxes unpack boxes</text:p>
          </table:table-cell>
          <table:table-cell office:value-type="string">
            <text:p>home mega rolls</text:p>
          </table:table-cell>
          <table:table-cell office:value-type="string">
            <text:p>lord making me</text:p>
          </table:table-cell>
        </table:table-row>
        <table:table-row table:style-name="ro2">
          <table:table-cell office:value-type="string">
            <text:p>guess making few</text:p>
          </table:table-cell>
          <table:table-cell office:value-type="string">
            <text:p>misunderstandings innocent deceptions</text:p>
          </table:table-cell>
          <table:table-cell office:value-type="string">
            <text:p>take my next</text:p>
          </table:table-cell>
          <table:table-cell office:value-type="string">
            <text:p>day camping trip</text:p>
          </table:table-cell>
          <table:table-cell office:value-type="string">
            <text:p>finding hard deal</text:p>
          </table:table-cell>
        </table:table-row>
        <table:table-row table:style-name="ro2">
          <table:table-cell office:value-type="string">
            <text:p>out broad street</text:p>
          </table:table-cell>
          <table:table-cell office:value-type="string">
            <text:p>having write down</text:p>
          </table:table-cell>
          <table:table-cell office:value-type="string">
            <text:p>feeling good come</text:p>
          </table:table-cell>
          <table:table-cell office:value-type="string">
            <text:p>broken relationships achieve</text:p>
          </table:table-cell>
          <table:table-cell office:value-type="string">
            <text:p>propname win vs</text:p>
          </table:table-cell>
        </table:table-row>
        <table:table-row table:style-name="ro2">
          <table:table-cell office:value-type="string">
            <text:p>virginia weekend back</text:p>
          </table:table-cell>
          <table:table-cell office:value-type="string">
            <text:p>without calling fee</text:p>
          </table:table-cell>
          <table:table-cell office:value-type="string">
            <text:p>another double shitf</text:p>
          </table:table-cell>
          <table:table-cell office:value-type="string">
            <text:p>east brown wesleyan</text:p>
          </table:table-cell>
          <table:table-cell office:value-type="string">
            <text:p>dislocated sheared elbow</text:p>
          </table:table-cell>
        </table:table-row>
        <table:table-row table:style-name="ro2">
          <table:table-cell office:value-type="string">
            <text:p>mad alice must</text:p>
          </table:table-cell>
          <table:table-cell office:value-type="string">
            <text:p>cot wen supposed</text:p>
          </table:table-cell>
          <table:table-cell office:value-type="string">
            <text:p>come out til</text:p>
          </table:table-cell>
          <table:table-cell office:value-type="string">
            <text:p>my mind well</text:p>
          </table:table-cell>
          <table:table-cell office:value-type="string">
            <text:p>back work after</text:p>
          </table:table-cell>
        </table:table-row>
        <table:table-row table:style-name="ro2">
          <table:table-cell office:value-type="string">
            <text:p>minutes cannibal holocaust</text:p>
          </table:table-cell>
          <table:table-cell office:value-type="string">
            <text:p>embassy san francisco</text:p>
          </table:table-cell>
          <table:table-cell office:value-type="string">
            <text:p>cottage cheese pastrami</text:p>
          </table:table-cell>
          <table:table-cell office:value-type="string">
            <text:p>propname like job</text:p>
          </table:table-cell>
          <table:table-cell office:value-type="string">
            <text:p>join junior league</text:p>
          </table:table-cell>
        </table:table-row>
        <table:table-row table:style-name="ro2">
          <table:table-cell office:value-type="string">
            <text:p>your life wish</text:p>
          </table:table-cell>
          <table:table-cell office:value-type="string">
            <text:p>vezz sonambulear por</text:p>
          </table:table-cell>
          <table:table-cell office:value-type="string">
            <text:p>east la needs</text:p>
          </table:table-cell>
          <table:table-cell office:value-type="string">
            <text:p>damn thats good</text:p>
          </table:table-cell>
          <table:table-cell office:value-type="string">
            <text:p>being home my</text:p>
          </table:table-cell>
        </table:table-row>
        <table:table-row table:style-name="ro2">
          <table:table-cell office:value-type="string">
            <text:p>please repost spread</text:p>
          </table:table-cell>
          <table:table-cell office:value-type="string">
            <text:p>know your love</text:p>
          </table:table-cell>
          <table:table-cell office:value-type="string">
            <text:p>throbbing could really</text:p>
          </table:table-cell>
          <table:table-cell office:value-type="string">
            <text:p>un amor ver</text:p>
          </table:table-cell>
          <table:table-cell office:value-type="string">
            <text:p>up nice early</text:p>
          </table:table-cell>
        </table:table-row>
        <table:table-row table:style-name="ro2">
          <table:table-cell office:value-type="string">
            <text:p>reason good bye</text:p>
          </table:table-cell>
          <table:table-cell office:value-type="string">
            <text:p>get work done</text:p>
          </table:table-cell>
          <table:table-cell office:value-type="string">
            <text:p>my voice back</text:p>
          </table:table-cell>
          <table:table-cell office:value-type="string">
            <text:p>coming complete ahole</text:p>
          </table:table-cell>
          <table:table-cell office:value-type="string">
            <text:p>want rock band</text:p>
          </table:table-cell>
        </table:table-row>
        <table:table-row table:style-name="ro2">
          <table:table-cell office:value-type="string">
            <text:p>facebook doesnt remember</text:p>
          </table:table-cell>
          <table:table-cell office:value-type="string">
            <text:p>day shopping got</text:p>
          </table:table-cell>
          <table:table-cell office:value-type="string">
            <text:p>readings prepare read</text:p>
          </table:table-cell>
          <table:table-cell office:value-type="string">
            <text:p>cheating stealing till</text:p>
          </table:table-cell>
          <table:table-cell office:value-type="string">
            <text:p>things down taking</text:p>
          </table:table-cell>
        </table:table-row>
        <table:table-row table:style-name="ro2">
          <table:table-cell office:value-type="string">
            <text:p>propname then home</text:p>
          </table:table-cell>
          <table:table-cell office:value-type="string">
            <text:p>does shell lie</text:p>
          </table:table-cell>
          <table:table-cell office:value-type="string">
            <text:p>know expect undergoing</text:p>
          </table:table-cell>
          <table:table-cell office:value-type="string">
            <text:p>scored rad position</text:p>
          </table:table-cell>
          <table:table-cell office:value-type="string">
            <text:p>watching wire awesome</text:p>
          </table:table-cell>
        </table:table-row>
        <table:table-row table:style-name="ro2">
          <table:table-cell office:value-type="string">
            <text:p>city fb cmon</text:p>
          </table:table-cell>
          <table:table-cell office:value-type="string">
            <text:p>came life theyd</text:p>
          </table:table-cell>
          <table:table-cell office:value-type="string">
            <text:p>convinced just about</text:p>
          </table:table-cell>
          <table:table-cell office:value-type="string">
            <text:p>gay disease people</text:p>
          </table:table-cell>
          <table:table-cell office:value-type="string">
            <text:p>only doctrine offer</text:p>
          </table:table-cell>
        </table:table-row>
        <table:table-row table:style-name="ro2">
          <table:table-cell office:value-type="string">
            <text:p>half way started</text:p>
          </table:table-cell>
          <table:table-cell office:value-type="string">
            <text:p>elect god justifieth</text:p>
          </table:table-cell>
          <table:table-cell office:value-type="string">
            <text:p>can only achieved</text:p>
          </table:table-cell>
          <table:table-cell office:value-type="string">
            <text:p>forever makeup aqua</text:p>
          </table:table-cell>
          <table:table-cell office:value-type="string">
            <text:p>see any our</text:p>
          </table:table-cell>
        </table:table-row>
        <table:table-row table:style-name="ro2">
          <table:table-cell office:value-type="string">
            <text:p>ticket ducks sharks</text:p>
          </table:table-cell>
          <table:table-cell office:value-type="string">
            <text:p>trader joes whole</text:p>
          </table:table-cell>
          <table:table-cell office:value-type="string">
            <text:p>while im sleeping</text:p>
          </table:table-cell>
          <table:table-cell office:value-type="string">
            <text:p>worked front desk</text:p>
          </table:table-cell>
          <table:table-cell office:value-type="string">
            <text:p>bought some rad</text:p>
          </table:table-cell>
        </table:table-row>
        <table:table-row table:style-name="ro2">
          <table:table-cell office:value-type="string">
            <text:p>your spouse significant</text:p>
          </table:table-cell>
          <table:table-cell office:value-type="string">
            <text:p>take care myself</text:p>
          </table:table-cell>
          <table:table-cell office:value-type="string">
            <text:p>into sauce lol</text:p>
          </table:table-cell>
          <table:table-cell office:value-type="string">
            <text:p>good just always</text:p>
          </table:table-cell>
          <table:table-cell office:value-type="string">
            <text:p>think moon taking</text:p>
          </table:table-cell>
        </table:table-row>
        <table:table-row table:style-name="ro2">
          <table:table-cell office:value-type="string">
            <text:p>boss even acknowledged</text:p>
          </table:table-cell>
          <table:table-cell office:value-type="string">
            <text:p>hw essay reading</text:p>
          </table:table-cell>
          <table:table-cell office:value-type="string">
            <text:p>some codeine later</text:p>
          </table:table-cell>
          <table:table-cell office:value-type="string">
            <text:p>how filter facebook</text:p>
          </table:table-cell>
          <table:table-cell office:value-type="string">
            <text:p>quick easy lab</text:p>
          </table:table-cell>
        </table:table-row>
        <table:table-row table:style-name="ro2">
          <table:table-cell office:value-type="string">
            <text:p>around beach let</text:p>
          </table:table-cell>
          <table:table-cell office:value-type="string">
            <text:p>least jamie get</text:p>
          </table:table-cell>
          <table:table-cell office:value-type="string">
            <text:p>finally gets go</text:p>
          </table:table-cell>
          <table:table-cell office:value-type="string">
            <text:p>tonight run propname</text:p>
          </table:table-cell>
          <table:table-cell office:value-type="string">
            <text:p>pollution green peace</text:p>
          </table:table-cell>
        </table:table-row>
        <table:table-row table:style-name="ro2">
          <table:table-cell office:value-type="string">
            <text:p>soul getting down</text:p>
          </table:table-cell>
          <table:table-cell office:value-type="string">
            <text:p>experienced tutor feel</text:p>
          </table:table-cell>
          <table:table-cell office:value-type="string">
            <text:p>due tomorrow design</text:p>
          </table:table-cell>
          <table:table-cell office:value-type="string">
            <text:p>keep swimming am</text:p>
          </table:table-cell>
          <table:table-cell office:value-type="string">
            <text:p>loving around good</text:p>
          </table:table-cell>
        </table:table-row>
        <table:table-row table:style-name="ro2">
          <table:table-cell office:value-type="string">
            <text:p>skim mozarella sticks</text:p>
          </table:table-cell>
          <table:table-cell office:value-type="string">
            <text:p>today facebook told</text:p>
          </table:table-cell>
          <table:table-cell office:value-type="string">
            <text:p>computers software currently</text:p>
          </table:table-cell>
          <table:table-cell office:value-type="string">
            <text:p>full up memories</text:p>
          </table:table-cell>
          <table:table-cell office:value-type="string">
            <text:p>hell dani watson</text:p>
          </table:table-cell>
        </table:table-row>
        <table:table-row table:style-name="ro2">
          <table:table-cell office:value-type="string">
            <text:p>arthas die oh</text:p>
          </table:table-cell>
          <table:table-cell office:value-type="string">
            <text:p>around fire code</text:p>
          </table:table-cell>
          <table:table-cell office:value-type="string">
            <text:p>school path becoming</text:p>
          </table:table-cell>
          <table:table-cell office:value-type="string">
            <text:p>floor dominican hospital</text:p>
          </table:table-cell>
          <table:table-cell office:value-type="string">
            <text:p>need either get</text:p>
          </table:table-cell>
        </table:table-row>
        <table:table-row table:style-name="ro2">
          <table:table-cell office:value-type="string">
            <text:p>motorized couch random</text:p>
          </table:table-cell>
          <table:table-cell office:value-type="string">
            <text:p>home minute then</text:p>
          </table:table-cell>
          <table:table-cell office:value-type="string">
            <text:p>call meant me</text:p>
          </table:table-cell>
          <table:table-cell office:value-type="string">
            <text:p>puzzling how could</text:p>
          </table:table-cell>
          <table:table-cell office:value-type="string">
            <text:p>prepared pour whole</text:p>
          </table:table-cell>
        </table:table-row>
        <table:table-row table:style-name="ro2">
          <table:table-cell office:value-type="string">
            <text:p>ur ovloadin facebook</text:p>
          </table:table-cell>
          <table:table-cell office:value-type="string">
            <text:p>goat horse shall</text:p>
          </table:table-cell>
          <table:table-cell office:value-type="string">
            <text:p>bulls pit bull</text:p>
          </table:table-cell>
          <table:table-cell office:value-type="string">
            <text:p>week my companys</text:p>
          </table:table-cell>
          <table:table-cell office:value-type="string">
            <text:p>another awesome weekend</text:p>
          </table:table-cell>
        </table:table-row>
        <table:table-row table:style-name="ro2">
          <table:table-cell office:value-type="string">
            <text:p>de la cuidad</text:p>
          </table:table-cell>
          <table:table-cell office:value-type="string">
            <text:p>end up red</text:p>
          </table:table-cell>
          <table:table-cell office:value-type="string">
            <text:p>owner restaurant my</text:p>
          </table:table-cell>
          <table:table-cell office:value-type="string">
            <text:p>brain ugh days</text:p>
          </table:table-cell>
          <table:table-cell office:value-type="string">
            <text:p>reading textbooks excited</text:p>
          </table:table-cell>
        </table:table-row>
        <table:table-row table:style-name="ro2">
          <table:table-cell office:value-type="string">
            <text:p>propname want me</text:p>
          </table:table-cell>
          <table:table-cell office:value-type="string">
            <text:p>submit festival fat</text:p>
          </table:table-cell>
          <table:table-cell office:value-type="string">
            <text:p>flicking them just</text:p>
          </table:table-cell>
          <table:table-cell office:value-type="string">
            <text:p>storm clouds dirty</text:p>
          </table:table-cell>
          <table:table-cell office:value-type="string">
            <text:p>funeral wants go</text:p>
          </table:table-cell>
        </table:table-row>
        <table:table-row table:style-name="ro2">
          <table:table-cell office:value-type="string">
            <text:p>up comedy thursday</text:p>
          </table:table-cell>
          <table:table-cell office:value-type="string">
            <text:p>throbbing could really</text:p>
          </table:table-cell>
          <table:table-cell office:value-type="string">
            <text:p>make through thursday</text:p>
          </table:table-cell>
          <table:table-cell office:value-type="string">
            <text:p>should them tomorrow</text:p>
          </table:table-cell>
          <table:table-cell office:value-type="string">
            <text:p>class ring today</text:p>
          </table:table-cell>
        </table:table-row>
        <table:table-row table:style-name="ro2">
          <table:table-cell office:value-type="string">
            <text:p>put me yet</text:p>
          </table:table-cell>
          <table:table-cell office:value-type="string">
            <text:p>en turrialba arooo</text:p>
          </table:table-cell>
          <table:table-cell office:value-type="string">
            <text:p>hope wonderful nd</text:p>
          </table:table-cell>
          <table:table-cell office:value-type="string">
            <text:p>myself intelligent sensitive</text:p>
          </table:table-cell>
          <table:table-cell office:value-type="string">
            <text:p>gonna up within</text:p>
          </table:table-cell>
        </table:table-row>
        <table:table-row table:style-name="ro2">
          <table:table-cell office:value-type="string">
            <text:p>bringing milk inside</text:p>
          </table:table-cell>
          <table:table-cell office:value-type="string">
            <text:p>band good even</text:p>
          </table:table-cell>
          <table:table-cell office:value-type="string">
            <text:p>amsterdam just isnt</text:p>
          </table:table-cell>
          <table:table-cell office:value-type="string">
            <text:p>worthy lamb worthy</text:p>
          </table:table-cell>
          <table:table-cell office:value-type="string">
            <text:p>devising ways oust</text:p>
          </table:table-cell>
        </table:table-row>
        <table:table-row table:style-name="ro2">
          <table:table-cell office:value-type="string">
            <text:p>afternoon stratford upon</text:p>
          </table:table-cell>
          <table:table-cell office:value-type="string">
            <text:p>go sunshine cleaning</text:p>
          </table:table-cell>
          <table:table-cell office:value-type="string">
            <text:p>cabana boy never</text:p>
          </table:table-cell>
          <table:table-cell office:value-type="string">
            <text:p>addicted propname biographies</text:p>
          </table:table-cell>
          <table:table-cell office:value-type="string">
            <text:p>friends must either</text:p>
          </table:table-cell>
        </table:table-row>
        <table:table-row table:style-name="ro2">
          <table:table-cell office:value-type="string">
            <text:p>comes autumn cold</text:p>
          </table:table-cell>
          <table:table-cell office:value-type="string">
            <text:p>unexciting nd birthday</text:p>
          </table:table-cell>
          <table:table-cell office:value-type="string">
            <text:p>think might my</text:p>
          </table:table-cell>
          <table:table-cell office:value-type="string">
            <text:p>wolverines yesterday then</text:p>
          </table:table-cell>
          <table:table-cell office:value-type="string">
            <text:p>beautiful experience can</text:p>
          </table:table-cell>
        </table:table-row>
        <table:table-row table:style-name="ro2">
          <table:table-cell office:value-type="string">
            <text:p>actually watched football</text:p>
          </table:table-cell>
          <table:table-cell office:value-type="string">
            <text:p>tired need sleep</text:p>
          </table:table-cell>
          <table:table-cell office:value-type="string">
            <text:p>begging return heinous</text:p>
          </table:table-cell>
          <table:table-cell office:value-type="string">
            <text:p>bark set fridge</text:p>
          </table:table-cell>
          <table:table-cell office:value-type="string">
            <text:p>almost wish studying</text:p>
          </table:table-cell>
        </table:table-row>
        <table:table-row table:style-name="ro2">
          <table:table-cell office:value-type="string">
            <text:p>duets thanksgiving dinner</text:p>
          </table:table-cell>
          <table:table-cell office:value-type="string">
            <text:p>nights sleep hopefully</text:p>
          </table:table-cell>
          <table:table-cell office:value-type="string">
            <text:p>winter break yay</text:p>
          </table:table-cell>
          <table:table-cell office:value-type="string">
            <text:p>doing great things</text:p>
          </table:table-cell>
          <table:table-cell office:value-type="string">
            <text:p>politics policy recommend</text:p>
          </table:table-cell>
        </table:table-row>
        <table:table-row table:style-name="ro2">
          <table:table-cell office:value-type="string">
            <text:p>total cost books</text:p>
          </table:table-cell>
          <table:table-cell office:value-type="string">
            <text:p>then knows ill</text:p>
          </table:table-cell>
          <table:table-cell office:value-type="string">
            <text:p>needs transfer pictures</text:p>
          </table:table-cell>
          <table:table-cell office:value-type="string">
            <text:p>great weekend west</text:p>
          </table:table-cell>
          <table:table-cell office:value-type="string">
            <text:p>might end tonight</text:p>
          </table:table-cell>
        </table:table-row>
        <table:table-row table:style-name="ro2">
          <table:table-cell office:value-type="string">
            <text:p>call me your</text:p>
          </table:table-cell>
          <table:table-cell office:value-type="string">
            <text:p>excited fireworks love</text:p>
          </table:table-cell>
          <table:table-cell office:value-type="string">
            <text:p>got google voice</text:p>
          </table:table-cell>
          <table:table-cell office:value-type="string">
            <text:p>assignment late still</text:p>
          </table:table-cell>
          <table:table-cell office:value-type="string">
            <text:p>someone might mistake</text:p>
          </table:table-cell>
        </table:table-row>
        <table:table-row table:style-name="ro2">
          <table:table-cell office:value-type="string">
            <text:p>eating apple got</text:p>
          </table:table-cell>
          <table:table-cell office:value-type="string">
            <text:p>days could pay</text:p>
          </table:table-cell>
          <table:table-cell office:value-type="string">
            <text:p>favorite christmas song</text:p>
          </table:table-cell>
          <table:table-cell office:value-type="string">
            <text:p>predicted propname saw</text:p>
          </table:table-cell>
          <table:table-cell office:value-type="string">
            <text:p>write read through</text:p>
          </table:table-cell>
        </table:table-row>
        <table:table-row table:style-name="ro2">
          <table:table-cell office:value-type="string">
            <text:p>past dream future</text:p>
          </table:table-cell>
          <table:table-cell office:value-type="string">
            <text:p>while im sleeping</text:p>
          </table:table-cell>
          <table:table-cell office:value-type="string">
            <text:p>wishes may holiday</text:p>
          </table:table-cell>
          <table:table-cell office:value-type="string">
            <text:p>rehearsal after long</text:p>
          </table:table-cell>
          <table:table-cell office:value-type="string">
            <text:p>party shinsaibashi osaka</text:p>
          </table:table-cell>
        </table:table-row>
        <table:table-row table:style-name="ro2">
          <table:table-cell office:value-type="string">
            <text:p>hippies serve nothing</text:p>
          </table:table-cell>
          <table:table-cell office:value-type="string">
            <text:p>into sauce lol</text:p>
          </table:table-cell>
          <table:table-cell office:value-type="string">
            <text:p>scared pc iii</text:p>
          </table:table-cell>
          <table:table-cell office:value-type="string">
            <text:p>going soak my</text:p>
          </table:table-cell>
          <table:table-cell office:value-type="string">
            <text:p>college cheerleader calling</text:p>
          </table:table-cell>
        </table:table-row>
        <table:table-row table:style-name="ro2">
          <table:table-cell office:value-type="string">
            <text:p>forgot propname going</text:p>
          </table:table-cell>
          <table:table-cell office:value-type="string">
            <text:p>degree abt thesis</text:p>
          </table:table-cell>
          <table:table-cell office:value-type="string">
            <text:p>hand signals inferrence</text:p>
          </table:table-cell>
          <table:table-cell office:value-type="string">
            <text:p>crap out my</text:p>
          </table:table-cell>
          <table:table-cell office:value-type="string">
            <text:p>broken weak weakness</text:p>
          </table:table-cell>
        </table:table-row>
        <table:table-row table:style-name="ro2">
          <table:table-cell office:value-type="string">
            <text:p>cant decide good</text:p>
          </table:table-cell>
          <table:table-cell office:value-type="string">
            <text:p>any number things</text:p>
          </table:table-cell>
          <table:table-cell office:value-type="string">
            <text:p>youre sitting saying</text:p>
          </table:table-cell>
          <table:table-cell office:value-type="string">
            <text:p>made me gave</text:p>
          </table:table-cell>
          <table:table-cell office:value-type="string">
            <text:p>my daddy always</text:p>
          </table:table-cell>
        </table:table-row>
        <table:table-row table:style-name="ro2">
          <table:table-cell office:value-type="string">
            <text:p>me gave me</text:p>
          </table:table-cell>
          <table:table-cell office:value-type="string">
            <text:p>up schedule pick</text:p>
          </table:table-cell>
          <table:table-cell office:value-type="string">
            <text:p>wars thanks propname</text:p>
          </table:table-cell>
          <table:table-cell office:value-type="string">
            <text:p>wedding ever love</text:p>
          </table:table-cell>
          <table:table-cell office:value-type="string">
            <text:p>bar tonight anyone</text:p>
          </table:table-cell>
        </table:table-row>
        <table:table-row table:style-name="ro2">
          <table:table-cell office:value-type="string">
            <text:p>breathe how take</text:p>
          </table:table-cell>
          <table:table-cell office:value-type="string">
            <text:p>due tomorrow design</text:p>
          </table:table-cell>
          <table:table-cell office:value-type="string">
            <text:p>regular size every</text:p>
          </table:table-cell>
          <table:table-cell office:value-type="string">
            <text:p>soy un aprensivo</text:p>
          </table:table-cell>
          <table:table-cell office:value-type="string">
            <text:p>movies hot cocoa</text:p>
          </table:table-cell>
        </table:table-row>
        <table:table-row table:style-name="ro2">
          <table:table-cell office:value-type="string">
            <text:p>nobel prize lets</text:p>
          </table:table-cell>
          <table:table-cell office:value-type="string">
            <text:p>alone xd poor</text:p>
          </table:table-cell>
          <table:table-cell office:value-type="string">
            <text:p>carry me even</text:p>
          </table:table-cell>
          <table:table-cell office:value-type="string">
            <text:p>run down wish</text:p>
          </table:table-cell>
          <table:table-cell office:value-type="string">
            <text:p>part our intrepid</text:p>
          </table:table-cell>
        </table:table-row>
        <table:table-row table:style-name="ro2">
          <table:table-cell office:value-type="string">
            <text:p>dentist man cometh</text:p>
          </table:table-cell>
          <table:table-cell office:value-type="string">
            <text:p>discouraged failure can</text:p>
          </table:table-cell>
          <table:table-cell office:value-type="string">
            <text:p>migraines third day</text:p>
          </table:table-cell>
          <table:table-cell office:value-type="string">
            <text:p>soy igual desde</text:p>
          </table:table-cell>
          <table:table-cell office:value-type="string">
            <text:p>raining sucks stupid</text:p>
          </table:table-cell>
        </table:table-row>
        <table:table-row table:style-name="ro2">
          <table:table-cell office:value-type="string">
            <text:p>wants know anyone</text:p>
          </table:table-cell>
          <table:table-cell office:value-type="string">
            <text:p>roflmao rolling around</text:p>
          </table:table-cell>
          <table:table-cell office:value-type="string">
            <text:p>once again just</text:p>
          </table:table-cell>
          <table:table-cell office:value-type="string">
            <text:p>best anime show</text:p>
          </table:table-cell>
          <table:table-cell office:value-type="string">
            <text:p>coal christmas every</text:p>
          </table:table-cell>
        </table:table-row>
        <table:table-row table:style-name="ro2">
          <table:table-cell office:value-type="string">
            <text:p>wish snowing just</text:p>
          </table:table-cell>
          <table:table-cell office:value-type="string">
            <text:p>cocktail champagne chambord</text:p>
          </table:table-cell>
          <table:table-cell office:value-type="string">
            <text:p>ever surprise dinner</text:p>
          </table:table-cell>
          <table:table-cell office:value-type="string">
            <text:p>rain shine together</text:p>
          </table:table-cell>
          <table:table-cell office:value-type="string">
            <text:p>stroganoff waiting hubby</text:p>
          </table:table-cell>
        </table:table-row>
        <table:table-row table:style-name="ro2">
          <table:table-cell office:value-type="string">
            <text:p>mobile next year</text:p>
          </table:table-cell>
          <table:table-cell office:value-type="string">
            <text:p>bulls pit bull</text:p>
          </table:table-cell>
          <table:table-cell office:value-type="string">
            <text:p>excited pressing wrong</text:p>
          </table:table-cell>
          <table:table-cell office:value-type="string">
            <text:p>note my homeowners</text:p>
          </table:table-cell>
          <table:table-cell office:value-type="string">
            <text:p>thunderstorm hail good</text:p>
          </table:table-cell>
        </table:table-row>
        <table:table-row table:style-name="ro2">
          <table:table-cell office:value-type="string">
            <text:p>find interesting cannot</text:p>
          </table:table-cell>
          <table:table-cell office:value-type="string">
            <text:p>recognition excellence plt</text:p>
          </table:table-cell>
          <table:table-cell office:value-type="string">
            <text:p>sure heat still</text:p>
          </table:table-cell>
          <table:table-cell office:value-type="string">
            <text:p>npr other day</text:p>
          </table:table-cell>
          <table:table-cell office:value-type="string">
            <text:p>avec mes cap</text:p>
          </table:table-cell>
        </table:table-row>
        <table:table-row table:style-name="ro2">
          <table:table-cell office:value-type="string">
            <text:p>everyone should listen</text:p>
          </table:table-cell>
          <table:table-cell office:value-type="string">
            <text:p>under walls like</text:p>
          </table:table-cell>
          <table:table-cell office:value-type="string">
            <text:p>hearing something common</text:p>
          </table:table-cell>
          <table:table-cell office:value-type="string">
            <text:p>credit card life</text:p>
          </table:table-cell>
          <table:table-cell office:value-type="string">
            <text:p>propname returned york</text:p>
          </table:table-cell>
        </table:table-row>
        <table:table-row table:style-name="ro2">
          <table:table-cell office:value-type="string">
            <text:p>chance long time</text:p>
          </table:table-cell>
          <table:table-cell office:value-type="string">
            <text:p>retaredely slop whjen</text:p>
          </table:table-cell>
          <table:table-cell office:value-type="string">
            <text:p>drive problem made</text:p>
          </table:table-cell>
          <table:table-cell office:value-type="string">
            <text:p>down happens strap</text:p>
          </table:table-cell>
          <table:table-cell office:value-type="string">
            <text:p>very pleased himself</text:p>
          </table:table-cell>
        </table:table-row>
        <table:table-row table:style-name="ro2">
          <table:table-cell office:value-type="string">
            <text:p>music blames late</text:p>
          </table:table-cell>
          <table:table-cell office:value-type="string">
            <text:p>norwegian can judge</text:p>
          </table:table-cell>
          <table:table-cell office:value-type="string">
            <text:p>your beautiful moustachioed</text:p>
          </table:table-cell>
          <table:table-cell office:value-type="string">
            <text:p>malaria med dont</text:p>
          </table:table-cell>
          <table:table-cell office:value-type="string">
            <text:p>only steelers left</text:p>
          </table:table-cell>
        </table:table-row>
        <table:table-row table:style-name="ro2">
          <table:table-cell office:value-type="string">
            <text:p>dennen world wonderful</text:p>
          </table:table-cell>
          <table:table-cell office:value-type="string">
            <text:p>room today make</text:p>
          </table:table-cell>
          <table:table-cell office:value-type="string">
            <text:p>interactive cyborg trinity</text:p>
          </table:table-cell>
          <table:table-cell office:value-type="string">
            <text:p>walk pier llame</text:p>
          </table:table-cell>
          <table:table-cell office:value-type="string">
            <text:p>upsydaisy igglepiggle kissin</text:p>
          </table:table-cell>
        </table:table-row>
        <table:table-row table:style-name="ro2">
          <table:table-cell office:value-type="string">
            <text:p>beans rice beans</text:p>
          </table:table-cell>
          <table:table-cell office:value-type="string">
            <text:p>ffffffffffff weirdest mix</text:p>
          </table:table-cell>
          <table:table-cell office:value-type="string">
            <text:p>might time nap</text:p>
          </table:table-cell>
          <table:table-cell office:value-type="string">
            <text:p>friday pick up</text:p>
          </table:table-cell>
          <table:table-cell office:value-type="string">
            <text:p>mad river uncle</text:p>
          </table:table-cell>
        </table:table-row>
        <table:table-row table:style-name="ro2">
          <table:table-cell office:value-type="string">
            <text:p>awesome people like</text:p>
          </table:table-cell>
          <table:table-cell office:value-type="string">
            <text:p>still writing essay</text:p>
          </table:table-cell>
          <table:table-cell office:value-type="string">
            <text:p>out deep thinking</text:p>
          </table:table-cell>
          <table:table-cell office:value-type="string">
            <text:p>amused propname character</text:p>
          </table:table-cell>
          <table:table-cell office:value-type="string">
            <text:p>keith can misspell</text:p>
          </table:table-cell>
        </table:table-row>
        <table:table-row table:style-name="ro2">
          <table:table-cell office:value-type="string">
            <text:p>fill out personal</text:p>
          </table:table-cell>
          <table:table-cell office:value-type="string">
            <text:p>ready school start</text:p>
          </table:table-cell>
          <table:table-cell office:value-type="string">
            <text:p>now growing nice</text:p>
          </table:table-cell>
          <table:table-cell office:value-type="string">
            <text:p>provide help ever</text:p>
          </table:table-cell>
          <table:table-cell office:value-type="string">
            <text:p>miss weekend might</text:p>
          </table:table-cell>
        </table:table-row>
        <table:table-row table:style-name="ro2">
          <table:table-cell office:value-type="string">
            <text:p>too much crap</text:p>
          </table:table-cell>
          <table:table-cell office:value-type="string">
            <text:p>scared pc iii</text:p>
          </table:table-cell>
          <table:table-cell office:value-type="string">
            <text:p>actually danced dance</text:p>
          </table:table-cell>
          <table:table-cell office:value-type="string">
            <text:p>graduation can believe</text:p>
          </table:table-cell>
          <table:table-cell office:value-type="string">
            <text:p>reason im here</text:p>
          </table:table-cell>
        </table:table-row>
        <table:table-row table:style-name="ro2">
          <table:table-cell office:value-type="string">
            <text:p>am weak then</text:p>
          </table:table-cell>
          <table:table-cell office:value-type="string">
            <text:p>propname won collection</text:p>
          </table:table-cell>
          <table:table-cell office:value-type="string">
            <text:p>got bronze medal</text:p>
          </table:table-cell>
          <table:table-cell office:value-type="string">
            <text:p>far internet echo</text:p>
          </table:table-cell>
          <table:table-cell office:value-type="string">
            <text:p>purging non believers</text:p>
          </table:table-cell>
        </table:table-row>
        <table:table-row table:style-name="ro2">
          <table:table-cell office:value-type="string">
            <text:p>having language preference</text:p>
          </table:table-cell>
          <table:table-cell office:value-type="string">
            <text:p>things getting excited</text:p>
          </table:table-cell>
          <table:table-cell office:value-type="string">
            <text:p>minutes much simpler</text:p>
          </table:table-cell>
          <table:table-cell office:value-type="string">
            <text:p>kitchen looks bigger</text:p>
          </table:table-cell>
          <table:table-cell office:value-type="string">
            <text:p>should work birthday</text:p>
          </table:table-cell>
        </table:table-row>
        <table:table-row table:style-name="ro2">
          <table:table-cell office:value-type="string">
            <text:p>snapping under snow</text:p>
          </table:table-cell>
          <table:table-cell office:value-type="string">
            <text:p>im thankful found</text:p>
          </table:table-cell>
          <table:table-cell office:value-type="string">
            <text:p>only driven speech</text:p>
          </table:table-cell>
          <table:table-cell office:value-type="string">
            <text:p>far talk about</text:p>
          </table:table-cell>
          <table:table-cell office:value-type="string">
            <text:p>really nice person</text:p>
          </table:table-cell>
        </table:table-row>
        <table:table-row table:style-name="ro2">
          <table:table-cell office:value-type="string">
            <text:p>wishes everyone great</text:p>
          </table:table-cell>
          <table:table-cell office:value-type="string">
            <text:p>wars thanks propname</text:p>
          </table:table-cell>
          <table:table-cell office:value-type="string">
            <text:p>bicep curls thats</text:p>
          </table:table-cell>
          <table:table-cell office:value-type="string">
            <text:p>brotherhood californication netflix</text:p>
          </table:table-cell>
          <table:table-cell office:value-type="string">
            <text:p>ah well random</text:p>
          </table:table-cell>
        </table:table-row>
        <table:table-row table:style-name="ro2">
          <table:table-cell office:value-type="string">
            <text:p>something sick person</text:p>
          </table:table-cell>
          <table:table-cell office:value-type="string">
            <text:p>regular size every</text:p>
          </table:table-cell>
          <table:table-cell office:value-type="string">
            <text:p>just used peanuts</text:p>
          </table:table-cell>
          <table:table-cell office:value-type="string">
            <text:p>caught downpour while</text:p>
          </table:table-cell>
          <table:table-cell office:value-type="string">
            <text:p>nature face rain</text:p>
          </table:table-cell>
        </table:table-row>
        <table:table-row table:style-name="ro2">
          <table:table-cell office:value-type="string">
            <text:p>before leave my</text:p>
          </table:table-cell>
          <table:table-cell office:value-type="string">
            <text:p>tmrw spain next</text:p>
          </table:table-cell>
          <table:table-cell office:value-type="string">
            <text:p>emt job asap</text:p>
          </table:table-cell>
          <table:table-cell office:value-type="string">
            <text:p>olive garden tonight</text:p>
          </table:table-cell>
          <table:table-cell office:value-type="string">
            <text:p>go gently into</text:p>
          </table:table-cell>
        </table:table-row>
        <table:table-row table:style-name="ro2">
          <table:table-cell office:value-type="string">
            <text:p>today nobody want</text:p>
          </table:table-cell>
          <table:table-cell office:value-type="string">
            <text:p>cant sit futon</text:p>
          </table:table-cell>
          <table:table-cell office:value-type="string">
            <text:p>studying cramping my</text:p>
          </table:table-cell>
          <table:table-cell office:value-type="string">
            <text:p>died your soul</text:p>
          </table:table-cell>
          <table:table-cell office:value-type="string">
            <text:p>like power lines</text:p>
          </table:table-cell>
        </table:table-row>
        <table:table-row table:style-name="ro2">
          <table:table-cell office:value-type="string">
            <text:p>check back tonight</text:p>
          </table:table-cell>
          <table:table-cell office:value-type="string">
            <text:p>night rarity days</text:p>
          </table:table-cell>
          <table:table-cell office:value-type="string">
            <text:p>propname special dark</text:p>
          </table:table-cell>
          <table:table-cell office:value-type="string">
            <text:p>thinks should time</text:p>
          </table:table-cell>
          <table:table-cell office:value-type="string">
            <text:p>quite pleasant harrassed</text:p>
          </table:table-cell>
        </table:table-row>
        <table:table-row table:style-name="ro2">
          <table:table-cell office:value-type="string">
            <text:p>my wings fly</text:p>
          </table:table-cell>
          <table:table-cell office:value-type="string">
            <text:p>someone give me</text:p>
          </table:table-cell>
          <table:table-cell office:value-type="string">
            <text:p>long todayiwassoawesome wordpress</text:p>
          </table:table-cell>
          <table:table-cell office:value-type="string">
            <text:p>immigration center norwegian</text:p>
          </table:table-cell>
          <table:table-cell office:value-type="string">
            <text:p>artisitic expression everything</text:p>
          </table:table-cell>
        </table:table-row>
        <table:table-row table:style-name="ro2">
          <table:table-cell office:value-type="string">
            <text:p>love rainbow race</text:p>
          </table:table-cell>
          <table:table-cell office:value-type="string">
            <text:p>education majors knowledge</text:p>
          </table:table-cell>
          <table:table-cell office:value-type="string">
            <text:p>lord please guide</text:p>
          </table:table-cell>
          <table:table-cell office:value-type="string">
            <text:p>turn noise put</text:p>
          </table:table-cell>
          <table:table-cell office:value-type="string">
            <text:p>vocab tricks memorizing</text:p>
          </table:table-cell>
        </table:table-row>
        <table:table-row table:style-name="ro2">
          <table:table-cell office:value-type="string">
            <text:p>dreading glee week</text:p>
          </table:table-cell>
          <table:table-cell office:value-type="string">
            <text:p>late class usual</text:p>
          </table:table-cell>
          <table:table-cell office:value-type="string">
            <text:p>meeting world born</text:p>
          </table:table-cell>
          <table:table-cell office:value-type="string">
            <text:p>then went shit</text:p>
          </table:table-cell>
          <table:table-cell office:value-type="string">
            <text:p>real boats rock</text:p>
          </table:table-cell>
        </table:table-row>
        <table:table-row table:style-name="ro2">
          <table:table-cell office:value-type="string">
            <text:p>trying scratch bed</text:p>
          </table:table-cell>
          <table:table-cell office:value-type="string">
            <text:p>myself im mouthy</text:p>
          </table:table-cell>
          <table:table-cell office:value-type="string">
            <text:p>come out ted</text:p>
          </table:table-cell>
          <table:table-cell office:value-type="string">
            <text:p>krishna propname middle</text:p>
          </table:table-cell>
          <table:table-cell office:value-type="string">
            <text:p>cuts right hand</text:p>
          </table:table-cell>
        </table:table-row>
        <table:table-row table:style-name="ro2">
          <table:table-cell office:value-type="string">
            <text:p>writing editing greys</text:p>
          </table:table-cell>
          <table:table-cell office:value-type="string">
            <text:p>anywhere few months</text:p>
          </table:table-cell>
          <table:table-cell office:value-type="string">
            <text:p>hope bring sweatshirt</text:p>
          </table:table-cell>
          <table:table-cell office:value-type="string">
            <text:p>cant wait till</text:p>
          </table:table-cell>
          <table:table-cell office:value-type="string">
            <text:p>going try whoop</text:p>
          </table:table-cell>
        </table:table-row>
        <table:table-row table:style-name="ro2">
          <table:table-cell office:value-type="string">
            <text:p>fatigued suffer occasional</text:p>
          </table:table-cell>
          <table:table-cell office:value-type="string">
            <text:p>succeed find out</text:p>
          </table:table-cell>
          <table:table-cell office:value-type="string">
            <text:p>semi psychotic cockroach</text:p>
          </table:table-cell>
          <table:table-cell office:value-type="string">
            <text:p>year better then</text:p>
          </table:table-cell>
          <table:table-cell office:value-type="string">
            <text:p>bad really skillful</text:p>
          </table:table-cell>
        </table:table-row>
        <table:table-row table:style-name="ro2">
          <table:table-cell office:value-type="string">
            <text:p>equal paczki almot</text:p>
          </table:table-cell>
          <table:table-cell office:value-type="string">
            <text:p>dancing equals epic</text:p>
          </table:table-cell>
          <table:table-cell office:value-type="string">
            <text:p>peace rest our</text:p>
          </table:table-cell>
          <table:table-cell office:value-type="string">
            <text:p>news some guy</text:p>
          </table:table-cell>
          <table:table-cell office:value-type="string">
            <text:p>my coworkers always</text:p>
          </table:table-cell>
        </table:table-row>
        <table:table-row table:style-name="ro2">
          <table:table-cell office:value-type="string">
            <text:p>metal arm stops</text:p>
          </table:table-cell>
          <table:table-cell office:value-type="string">
            <text:p>messed up assignment</text:p>
          </table:table-cell>
          <table:table-cell office:value-type="string">
            <text:p>must strangle answering</text:p>
          </table:table-cell>
          <table:table-cell office:value-type="string">
            <text:p>feelin fine ill</text:p>
          </table:table-cell>
          <table:table-cell office:value-type="string">
            <text:p>rhymes snoop dr</text:p>
          </table:table-cell>
        </table:table-row>
        <table:table-row table:style-name="ro2">
          <table:table-cell office:value-type="string">
            <text:p>missing summer wwr</text:p>
          </table:table-cell>
          <table:table-cell office:value-type="string">
            <text:p>facebook told ignored</text:p>
          </table:table-cell>
          <table:table-cell office:value-type="string">
            <text:p>blues festival hopefully</text:p>
          </table:table-cell>
          <table:table-cell office:value-type="string">
            <text:p>me listens gin</text:p>
          </table:table-cell>
          <table:table-cell office:value-type="string">
            <text:p>roof still roof</text:p>
          </table:table-cell>
        </table:table-row>
        <table:table-row table:style-name="ro2">
          <table:table-cell office:value-type="string">
            <text:p>challenged change ourselves</text:p>
          </table:table-cell>
          <table:table-cell office:value-type="string">
            <text:p>can really good</text:p>
          </table:table-cell>
          <table:table-cell office:value-type="string">
            <text:p>going see rumble</text:p>
          </table:table-cell>
          <table:table-cell office:value-type="string">
            <text:p>out like grapes</text:p>
          </table:table-cell>
          <table:table-cell office:value-type="string">
            <text:p>sequential allnighters having</text:p>
          </table:table-cell>
        </table:table-row>
        <table:table-row table:style-name="ro2">
          <table:table-cell office:value-type="string">
            <text:p>heroin else can</text:p>
          </table:table-cell>
          <table:table-cell office:value-type="string">
            <text:p>sheboygan falls tomorrow</text:p>
          </table:table-cell>
          <table:table-cell office:value-type="string">
            <text:p>taps then bed</text:p>
          </table:table-cell>
          <table:table-cell office:value-type="string">
            <text:p>into our house</text:p>
          </table:table-cell>
          <table:table-cell office:value-type="string">
            <text:p>poked yelled old</text:p>
          </table:table-cell>
        </table:table-row>
        <table:table-row table:style-name="ro2">
          <table:table-cell office:value-type="string">
            <text:p>work despair writing</text:p>
          </table:table-cell>
          <table:table-cell office:value-type="string">
            <text:p>mino camcorder pink</text:p>
          </table:table-cell>
          <table:table-cell office:value-type="string">
            <text:p>turkish team check</text:p>
          </table:table-cell>
          <table:table-cell office:value-type="string">
            <text:p>entre rocas otras</text:p>
          </table:table-cell>
          <table:table-cell office:value-type="string">
            <text:p>nice next year</text:p>
          </table:table-cell>
        </table:table-row>
        <table:table-row table:style-name="ro2">
          <table:table-cell office:value-type="string">
            <text:p>block begining mini</text:p>
          </table:table-cell>
          <table:table-cell office:value-type="string">
            <text:p>perfect weather david</text:p>
          </table:table-cell>
          <table:table-cell office:value-type="string">
            <text:p>discharge nuclear weapon</text:p>
          </table:table-cell>
          <table:table-cell office:value-type="string">
            <text:p>glad am home</text:p>
          </table:table-cell>
          <table:table-cell office:value-type="string">
            <text:p>few days sun</text:p>
          </table:table-cell>
        </table:table-row>
        <table:table-row table:style-name="ro2">
          <table:table-cell office:value-type="string">
            <text:p>shortly dont jealous</text:p>
          </table:table-cell>
          <table:table-cell office:value-type="string">
            <text:p>minutes much simpler</text:p>
          </table:table-cell>
          <table:table-cell office:value-type="string">
            <text:p>before pm check</text:p>
          </table:table-cell>
          <table:table-cell office:value-type="string">
            <text:p>die jesus christ</text:p>
          </table:table-cell>
          <table:table-cell office:value-type="string">
            <text:p>snow reedsburg im</text:p>
          </table:table-cell>
        </table:table-row>
        <table:table-row table:style-name="ro2">
          <table:table-cell office:value-type="string">
            <text:p>back vacation tired</text:p>
          </table:table-cell>
          <table:table-cell office:value-type="string">
            <text:p>milk honey carlizzle</text:p>
          </table:table-cell>
          <table:table-cell office:value-type="string">
            <text:p>long walk feeling</text:p>
          </table:table-cell>
          <table:table-cell office:value-type="string">
            <text:p>stuck battlecreek night</text:p>
          </table:table-cell>
          <table:table-cell office:value-type="string">
            <text:p>rearrange furniture room</text:p>
          </table:table-cell>
        </table:table-row>
        <table:table-row table:style-name="ro2">
          <table:table-cell office:value-type="string">
            <text:p>cutting hair bald</text:p>
          </table:table-cell>
          <table:table-cell office:value-type="string">
            <text:p>studying cramping my</text:p>
          </table:table-cell>
          <table:table-cell office:value-type="string">
            <text:p>yankees enough superstars</text:p>
          </table:table-cell>
          <table:table-cell office:value-type="string">
            <text:p>pretty sure theres</text:p>
          </table:table-cell>
          <table:table-cell office:value-type="string">
            <text:p>easy fast meaningful</text:p>
          </table:table-cell>
        </table:table-row>
        <table:table-row table:style-name="ro2">
          <table:table-cell office:value-type="string">
            <text:p>my thumbs waiting</text:p>
          </table:table-cell>
          <table:table-cell office:value-type="string">
            <text:p>half asleep best</text:p>
          </table:table-cell>
          <table:table-cell office:value-type="string">
            <text:p>watching glee hate</text:p>
          </table:table-cell>
          <table:table-cell office:value-type="string">
            <text:p>buried ground hundreds</text:p>
          </table:table-cell>
          <table:table-cell office:value-type="string">
            <text:p>training level complete</text:p>
          </table:table-cell>
        </table:table-row>
        <table:table-row table:style-name="ro2">
          <table:table-cell office:value-type="string">
            <text:p>having great day</text:p>
          </table:table-cell>
          <table:table-cell office:value-type="string">
            <text:p>hidden application your</text:p>
          </table:table-cell>
          <table:table-cell office:value-type="string">
            <text:p>misses sound winds</text:p>
          </table:table-cell>
          <table:table-cell office:value-type="string">
            <text:p>jamesons can wonders</text:p>
          </table:table-cell>
          <table:table-cell office:value-type="string">
            <text:p>next criminal minds</text:p>
          </table:table-cell>
        </table:table-row>
        <table:table-row table:style-name="ro2">
          <table:table-cell office:value-type="string">
            <text:p>goes out people</text:p>
          </table:table-cell>
          <table:table-cell office:value-type="string">
            <text:p>meeting world born</text:p>
          </table:table-cell>
          <table:table-cell office:value-type="string">
            <text:p>butt robot prostate</text:p>
          </table:table-cell>
          <table:table-cell office:value-type="string">
            <text:p>him chicken soup</text:p>
          </table:table-cell>
          <table:table-cell office:value-type="string">
            <text:p>being ballot stupid</text:p>
          </table:table-cell>
        </table:table-row>
        <table:table-row table:style-name="ro2">
          <table:table-cell office:value-type="string">
            <text:p>gf congrats babe</text:p>
          </table:table-cell>
          <table:table-cell office:value-type="string">
            <text:p>first broncos game</text:p>
          </table:table-cell>
          <table:table-cell office:value-type="string">
            <text:p>admin number spoil</text:p>
          </table:table-cell>
          <table:table-cell office:value-type="string">
            <text:p>wait later tonight</text:p>
          </table:table-cell>
          <table:table-cell office:value-type="string">
            <text:p>never pretend love</text:p>
          </table:table-cell>
        </table:table-row>
        <table:table-row table:style-name="ro2">
          <table:table-cell office:value-type="string">
            <text:p>three years now</text:p>
          </table:table-cell>
          <table:table-cell office:value-type="string">
            <text:p>sign wall every</text:p>
          </table:table-cell>
          <table:table-cell office:value-type="string">
            <text:p>victim mission curse</text:p>
          </table:table-cell>
          <table:table-cell office:value-type="string">
            <text:p>dancing saturday morning</text:p>
          </table:table-cell>
          <table:table-cell office:value-type="string">
            <text:p>mood why cant</text:p>
          </table:table-cell>
        </table:table-row>
        <table:table-row table:style-name="ro2">
          <table:table-cell office:value-type="string">
            <text:p>yesterday nice seeing</text:p>
          </table:table-cell>
          <table:table-cell office:value-type="string">
            <text:p>hope bring sweatshirt</text:p>
          </table:table-cell>
          <table:table-cell office:value-type="string">
            <text:p>how does happen</text:p>
          </table:table-cell>
          <table:table-cell office:value-type="string">
            <text:p>about how much</text:p>
          </table:table-cell>
          <table:table-cell office:value-type="string">
            <text:p>leave waco forever</text:p>
          </table:table-cell>
        </table:table-row>
        <table:table-row table:style-name="ro2">
          <table:table-cell office:value-type="string">
            <text:p>just saw flash</text:p>
          </table:table-cell>
          <table:table-cell office:value-type="string">
            <text:p>agnello risotto funghi</text:p>
          </table:table-cell>
          <table:table-cell office:value-type="string">
            <text:p>sneezes without covering</text:p>
          </table:table-cell>
          <table:table-cell office:value-type="string">
            <text:p>mark july your</text:p>
          </table:table-cell>
          <table:table-cell office:value-type="string">
            <text:p>podkanva vseki koito</text:p>
          </table:table-cell>
        </table:table-row>
        <table:table-row table:style-name="ro2">
          <table:table-cell office:value-type="string">
            <text:p>nes warhol cuero</text:p>
          </table:table-cell>
          <table:table-cell office:value-type="string">
            <text:p>listening audience brief</text:p>
          </table:table-cell>
          <table:table-cell office:value-type="string">
            <text:p>right big fat</text:p>
          </table:table-cell>
          <table:table-cell office:value-type="string">
            <text:p>pictures playing my</text:p>
          </table:table-cell>
          <table:table-cell office:value-type="string">
            <text:p>go my first</text:p>
          </table:table-cell>
        </table:table-row>
        <table:table-row table:style-name="ro2">
          <table:table-cell office:value-type="string">
            <text:p>lord god almighty</text:p>
          </table:table-cell>
          <table:table-cell office:value-type="string">
            <text:p>rainy sun shiny</text:p>
          </table:table-cell>
          <table:table-cell office:value-type="string">
            <text:p>enough know move</text:p>
          </table:table-cell>
          <table:table-cell office:value-type="string">
            <text:p>tue wed thu</text:p>
          </table:table-cell>
          <table:table-cell office:value-type="string">
            <text:p>vintage prada penny</text:p>
          </table:table-cell>
        </table:table-row>
        <table:table-row table:style-name="ro2">
          <table:table-cell office:value-type="string">
            <text:p>going bed before</text:p>
          </table:table-cell>
          <table:table-cell office:value-type="string">
            <text:p>cross road questioned</text:p>
          </table:table-cell>
          <table:table-cell office:value-type="string">
            <text:p>love out my</text:p>
          </table:table-cell>
          <table:table-cell office:value-type="string">
            <text:p>dog cafe then</text:p>
          </table:table-cell>
          <table:table-cell office:value-type="string">
            <text:p>irritating microsoft excel</text:p>
          </table:table-cell>
        </table:table-row>
        <table:table-row table:style-name="ro2">
          <table:table-cell office:value-type="string">
            <text:p>minus hours til</text:p>
          </table:table-cell>
          <table:table-cell office:value-type="string">
            <text:p>petrifying same time</text:p>
          </table:table-cell>
          <table:table-cell office:value-type="string">
            <text:p>my first good</text:p>
          </table:table-cell>
          <table:table-cell office:value-type="string">
            <text:p>ready play beatles</text:p>
          </table:table-cell>
          <table:table-cell office:value-type="string">
            <text:p>highly reccommend propname</text:p>
          </table:table-cell>
        </table:table-row>
        <table:table-row table:style-name="ro2">
          <table:table-cell office:value-type="string">
            <text:p>happy turkey day</text:p>
          </table:table-cell>
          <table:table-cell office:value-type="string">
            <text:p>tonight always fun</text:p>
          </table:table-cell>
          <table:table-cell office:value-type="string">
            <text:p>continues befuddle herself</text:p>
          </table:table-cell>
          <table:table-cell office:value-type="string">
            <text:p>against gofers then</text:p>
          </table:table-cell>
          <table:table-cell office:value-type="string">
            <text:p>propname like job</text:p>
          </table:table-cell>
        </table:table-row>
        <table:table-row table:style-name="ro2">
          <table:table-cell office:value-type="string">
            <text:p>could sure put</text:p>
          </table:table-cell>
          <table:table-cell office:value-type="string">
            <text:p>propname propname week</text:p>
          </table:table-cell>
          <table:table-cell office:value-type="string">
            <text:p>im done writing</text:p>
          </table:table-cell>
          <table:table-cell office:value-type="string">
            <text:p>old doctors office</text:p>
          </table:table-cell>
          <table:table-cell office:value-type="string">
            <text:p>other than miracle</text:p>
          </table:table-cell>
        </table:table-row>
        <table:table-row table:style-name="ro2">
          <table:table-cell office:value-type="string">
            <text:p>health care should</text:p>
          </table:table-cell>
          <table:table-cell office:value-type="string">
            <text:p>forward going beach</text:p>
          </table:table-cell>
          <table:table-cell office:value-type="string">
            <text:p>know im mad</text:p>
          </table:table-cell>
          <table:table-cell office:value-type="string">
            <text:p>can crazy stuff</text:p>
          </table:table-cell>
          <table:table-cell office:value-type="string">
            <text:p>time low tolerance</text:p>
          </table:table-cell>
        </table:table-row>
        <table:table-row table:style-name="ro2">
          <table:table-cell office:value-type="string">
            <text:p>than ya ex</text:p>
          </table:table-cell>
          <table:table-cell office:value-type="string">
            <text:p>taps then bed</text:p>
          </table:table-cell>
          <table:table-cell office:value-type="string">
            <text:p>my stupid bromley</text:p>
          </table:table-cell>
          <table:table-cell office:value-type="string">
            <text:p>show wants go</text:p>
          </table:table-cell>
          <table:table-cell office:value-type="string">
            <text:p>tingling thats nerve</text:p>
          </table:table-cell>
        </table:table-row>
        <table:table-row table:style-name="ro2">
          <table:table-cell office:value-type="string">
            <text:p>sulfur vent opened</text:p>
          </table:table-cell>
          <table:table-cell office:value-type="string">
            <text:p>difference between news</text:p>
          </table:table-cell>
          <table:table-cell office:value-type="string">
            <text:p>just worth grow</text:p>
          </table:table-cell>
          <table:table-cell office:value-type="string">
            <text:p>form lovely maiden</text:p>
          </table:table-cell>
          <table:table-cell office:value-type="string">
            <text:p>quovi tait pas</text:p>
          </table:table-cell>
        </table:table-row>
        <table:table-row table:style-name="ro2">
          <table:table-cell office:value-type="string">
            <text:p>dolphins logo looks</text:p>
          </table:table-cell>
          <table:table-cell office:value-type="string">
            <text:p>some numbers friends</text:p>
          </table:table-cell>
          <table:table-cell office:value-type="string">
            <text:p>anyone ever loved</text:p>
          </table:table-cell>
          <table:table-cell office:value-type="string">
            <text:p>moved die asks</text:p>
          </table:table-cell>
          <table:table-cell office:value-type="string">
            <text:p>gay disease people</text:p>
          </table:table-cell>
        </table:table-row>
        <table:table-row table:style-name="ro2">
          <table:table-cell office:value-type="string">
            <text:p>than poor baby</text:p>
          </table:table-cell>
          <table:table-cell office:value-type="string">
            <text:p>uncaring ignorant heartless</text:p>
          </table:table-cell>
          <table:table-cell office:value-type="string">
            <text:p>react how adapt</text:p>
          </table:table-cell>
          <table:table-cell office:value-type="string">
            <text:p>means industrious labor</text:p>
          </table:table-cell>
          <table:table-cell office:value-type="string">
            <text:p>me change my</text:p>
          </table:table-cell>
        </table:table-row>
        <table:table-row table:style-name="ro2">
          <table:table-cell office:value-type="string">
            <text:p>tuesday going great</text:p>
          </table:table-cell>
          <table:table-cell office:value-type="string">
            <text:p>rocky rocky tomato</text:p>
          </table:table-cell>
          <table:table-cell office:value-type="string">
            <text:p>climb up into</text:p>
          </table:table-cell>
          <table:table-cell office:value-type="string">
            <text:p>completely insane anticipation</text:p>
          </table:table-cell>
          <table:table-cell office:value-type="string">
            <text:p>forever makeup aqua</text:p>
          </table:table-cell>
        </table:table-row>
        <table:table-row table:style-name="ro2">
          <table:table-cell office:value-type="string">
            <text:p>dropped me wrong</text:p>
          </table:table-cell>
          <table:table-cell office:value-type="string">
            <text:p>mud than anything</text:p>
          </table:table-cell>
          <table:table-cell office:value-type="string">
            <text:p>night accessories hollywood</text:p>
          </table:table-cell>
          <table:table-cell office:value-type="string">
            <text:p>propname propname tonight</text:p>
          </table:table-cell>
          <table:table-cell office:value-type="string">
            <text:p>show awesome good</text:p>
          </table:table-cell>
        </table:table-row>
        <table:table-row table:style-name="ro2">
          <table:table-cell office:value-type="string">
            <text:p>killer gets setting</text:p>
          </table:table-cell>
          <table:table-cell office:value-type="string">
            <text:p>drastically different now</text:p>
          </table:table-cell>
          <table:table-cell office:value-type="string">
            <text:p>inspired how active</text:p>
          </table:table-cell>
          <table:table-cell office:value-type="string">
            <text:p>love god them</text:p>
          </table:table-cell>
          <table:table-cell office:value-type="string">
            <text:p>how filter facebook</text:p>
          </table:table-cell>
        </table:table-row>
        <table:table-row table:style-name="ro2">
          <table:table-cell office:value-type="string">
            <text:p>air cold outside</text:p>
          </table:table-cell>
          <table:table-cell office:value-type="string">
            <text:p>glass birthday present</text:p>
          </table:table-cell>
          <table:table-cell office:value-type="string">
            <text:p>me players fantastic</text:p>
          </table:table-cell>
          <table:table-cell office:value-type="string">
            <text:p>birthday happy birthday</text:p>
          </table:table-cell>
          <table:table-cell office:value-type="string">
            <text:p>tonight run propname</text:p>
          </table:table-cell>
        </table:table-row>
        <table:table-row table:style-name="ro2">
          <table:table-cell office:value-type="string">
            <text:p>best products used</text:p>
          </table:table-cell>
          <table:table-cell office:value-type="string">
            <text:p>about stupid stupid</text:p>
          </table:table-cell>
          <table:table-cell office:value-type="string">
            <text:p>officer god damn</text:p>
          </table:table-cell>
          <table:table-cell office:value-type="string">
            <text:p>mom licorice christmas</text:p>
          </table:table-cell>
          <table:table-cell office:value-type="string">
            <text:p>floor dominican hospital</text:p>
          </table:table-cell>
        </table:table-row>
        <table:table-row table:style-name="ro2">
          <table:table-cell office:value-type="string">
            <text:p>day where wish</text:p>
          </table:table-cell>
          <table:table-cell office:value-type="string">
            <text:p>instiution christmas lecture</text:p>
          </table:table-cell>
          <table:table-cell office:value-type="string">
            <text:p>hablar espa ol</text:p>
          </table:table-cell>
          <table:table-cell office:value-type="string">
            <text:p>cheese liguini prosciutto</text:p>
          </table:table-cell>
          <table:table-cell office:value-type="string">
            <text:p>poor girls doing</text:p>
          </table:table-cell>
        </table:table-row>
        <table:table-row table:style-name="ro2">
          <table:table-cell office:value-type="string">
            <text:p>prague again friday</text:p>
          </table:table-cell>
          <table:table-cell office:value-type="string">
            <text:p>beautiful forget arent</text:p>
          </table:table-cell>
          <table:table-cell office:value-type="string">
            <text:p>feeling sick gone</text:p>
          </table:table-cell>
          <table:table-cell office:value-type="string">
            <text:p>wishing friend best</text:p>
          </table:table-cell>
          <table:table-cell office:value-type="string">
            <text:p>didnt know fair</text:p>
          </table:table-cell>
        </table:table-row>
        <table:table-row table:style-name="ro2">
          <table:table-cell office:value-type="string">
            <text:p>industry examiner stop</text:p>
          </table:table-cell>
          <table:table-cell office:value-type="string">
            <text:p>out evidence day</text:p>
          </table:table-cell>
          <table:table-cell office:value-type="string">
            <text:p>scene fiends wants</text:p>
          </table:table-cell>
          <table:table-cell office:value-type="string">
            <text:p>guy long beard</text:p>
          </table:table-cell>
          <table:table-cell office:value-type="string">
            <text:p>tv lol guess</text:p>
          </table:table-cell>
        </table:table-row>
        <table:table-row table:style-name="ro2">
          <table:table-cell office:value-type="string">
            <text:p>ways get rid</text:p>
          </table:table-cell>
          <table:table-cell office:value-type="string">
            <text:p>how leave out</text:p>
          </table:table-cell>
          <table:table-cell office:value-type="string">
            <text:p>past hour really</text:p>
          </table:table-cell>
          <table:table-cell office:value-type="string">
            <text:p>my life covered</text:p>
          </table:table-cell>
          <table:table-cell office:value-type="string">
            <text:p>bitter blue turn</text:p>
          </table:table-cell>
        </table:table-row>
        <table:table-row table:style-name="ro2">
          <table:table-cell office:value-type="string">
            <text:p>wants famous overnight</text:p>
          </table:table-cell>
          <table:table-cell office:value-type="string">
            <text:p>refuse back down</text:p>
          </table:table-cell>
          <table:table-cell office:value-type="string">
            <text:p>times better than</text:p>
          </table:table-cell>
          <table:table-cell office:value-type="string">
            <text:p>supported political analysts</text:p>
          </table:table-cell>
          <table:table-cell office:value-type="string">
            <text:p>week my companys</text:p>
          </table:table-cell>
        </table:table-row>
        <table:table-row table:style-name="ro2">
          <table:table-cell office:value-type="string">
            <text:p>just calm down</text:p>
          </table:table-cell>
          <table:table-cell office:value-type="string">
            <text:p>asleep because reality</text:p>
          </table:table-cell>
          <table:table-cell office:value-type="string">
            <text:p>poll how many</text:p>
          </table:table-cell>
          <table:table-cell office:value-type="string">
            <text:p>thinking about my</text:p>
          </table:table-cell>
          <table:table-cell office:value-type="string">
            <text:p>living someone elses</text:p>
          </table:table-cell>
        </table:table-row>
        <table:table-row table:style-name="ro2">
          <table:table-cell office:value-type="string">
            <text:p>go propname propname</text:p>
          </table:table-cell>
          <table:table-cell office:value-type="string">
            <text:p>dreams miracle worker</text:p>
          </table:table-cell>
          <table:table-cell office:value-type="string">
            <text:p>watching castle last</text:p>
          </table:table-cell>
          <table:table-cell office:value-type="string">
            <text:p>male female definition</text:p>
          </table:table-cell>
          <table:table-cell office:value-type="string">
            <text:p>storm clouds dirty</text:p>
          </table:table-cell>
        </table:table-row>
        <table:table-row table:style-name="ro2">
          <table:table-cell office:value-type="string">
            <text:p>day work seems</text:p>
          </table:table-cell>
          <table:table-cell office:value-type="string">
            <text:p>buckley jr just</text:p>
          </table:table-cell>
          <table:table-cell office:value-type="string">
            <text:p>being able relate</text:p>
          </table:table-cell>
          <table:table-cell office:value-type="string">
            <text:p>job college graduate</text:p>
          </table:table-cell>
          <table:table-cell office:value-type="string">
            <text:p>out moving into</text:p>
          </table:table-cell>
        </table:table-row>
        <table:table-row table:style-name="ro2">
          <table:table-cell office:value-type="string">
            <text:p>weeks summer shadowing</text:p>
          </table:table-cell>
          <table:table-cell office:value-type="string">
            <text:p>misses sound winds</text:p>
          </table:table-cell>
          <table:table-cell office:value-type="string">
            <text:p>meant guess theres</text:p>
          </table:table-cell>
          <table:table-cell office:value-type="string">
            <text:p>outsider im right</text:p>
          </table:table-cell>
          <table:table-cell office:value-type="string">
            <text:p>worthy lamb worthy</text:p>
          </table:table-cell>
        </table:table-row>
        <table:table-row table:style-name="ro2">
          <table:table-cell office:value-type="string">
            <text:p>jesus christ american</text:p>
          </table:table-cell>
          <table:table-cell office:value-type="string">
            <text:p>youre going rcc</text:p>
          </table:table-cell>
          <table:table-cell office:value-type="string">
            <text:p>whatever might gain</text:p>
          </table:table-cell>
          <table:table-cell office:value-type="string">
            <text:p>depaul today least</text:p>
          </table:table-cell>
          <table:table-cell office:value-type="string">
            <text:p>just start telling</text:p>
          </table:table-cell>
        </table:table-row>
        <table:table-row table:style-name="ro2">
          <table:table-cell office:value-type="string">
            <text:p>thou change thyself</text:p>
          </table:table-cell>
          <table:table-cell office:value-type="string">
            <text:p>read think about</text:p>
          </table:table-cell>
          <table:table-cell office:value-type="string">
            <text:p>give yourself peace</text:p>
          </table:table-cell>
          <table:table-cell office:value-type="string">
            <text:p>weather hot cocoa</text:p>
          </table:table-cell>
          <table:table-cell office:value-type="string">
            <text:p>could post awesome</text:p>
          </table:table-cell>
        </table:table-row>
        <table:table-row table:style-name="ro2">
          <table:table-cell office:value-type="string">
            <text:p>propname afar today</text:p>
          </table:table-cell>
          <table:table-cell office:value-type="string">
            <text:p>im only getting</text:p>
          </table:table-cell>
          <table:table-cell office:value-type="string">
            <text:p>song god recording</text:p>
          </table:table-cell>
          <table:table-cell office:value-type="string">
            <text:p>up night reason</text:p>
          </table:table-cell>
          <table:table-cell office:value-type="string">
            <text:p>cant focus writing</text:p>
          </table:table-cell>
        </table:table-row>
        <table:table-row table:style-name="ro2">
          <table:table-cell office:value-type="string">
            <text:p>see how works</text:p>
          </table:table-cell>
          <table:table-cell office:value-type="string">
            <text:p>phone grrrrr think</text:p>
          </table:table-cell>
          <table:table-cell office:value-type="string">
            <text:p>holy desire my</text:p>
          </table:table-cell>
          <table:table-cell office:value-type="string">
            <text:p>museum natural history</text:p>
          </table:table-cell>
          <table:table-cell office:value-type="string">
            <text:p>days memories capping</text:p>
          </table:table-cell>
        </table:table-row>
        <table:table-row table:style-name="ro2">
          <table:table-cell office:value-type="string">
            <text:p>parley come amicable</text:p>
          </table:table-cell>
          <table:table-cell office:value-type="string">
            <text:p>how does happen</text:p>
          </table:table-cell>
          <table:table-cell office:value-type="string">
            <text:p>unless want dont</text:p>
          </table:table-cell>
          <table:table-cell office:value-type="string">
            <text:p>today spell my</text:p>
          </table:table-cell>
          <table:table-cell office:value-type="string">
            <text:p>doing great things</text:p>
          </table:table-cell>
        </table:table-row>
        <table:table-row table:style-name="ro2">
          <table:table-cell office:value-type="string">
            <text:p>dresses shirts oh</text:p>
          </table:table-cell>
          <table:table-cell office:value-type="string">
            <text:p>male dominated apple</text:p>
          </table:table-cell>
          <table:table-cell office:value-type="string">
            <text:p>only given truly</text:p>
          </table:table-cell>
          <table:table-cell office:value-type="string">
            <text:p>look see your</text:p>
          </table:table-cell>
          <table:table-cell office:value-type="string">
            <text:p>great weekend west</text:p>
          </table:table-cell>
        </table:table-row>
        <table:table-row table:style-name="ro2">
          <table:table-cell office:value-type="string">
            <text:p>dont want shouldnt</text:p>
          </table:table-cell>
          <table:table-cell office:value-type="string">
            <text:p>god dont see</text:p>
          </table:table-cell>
          <table:table-cell office:value-type="string">
            <text:p>nest again shall</text:p>
          </table:table-cell>
          <table:table-cell office:value-type="string">
            <text:p>worry mom tell</text:p>
          </table:table-cell>
          <table:table-cell office:value-type="string">
            <text:p>im fascinated everything</text:p>
          </table:table-cell>
        </table:table-row>
        <table:table-row table:style-name="ro2">
          <table:table-cell office:value-type="string">
            <text:p>my own everybody</text:p>
          </table:table-cell>
          <table:table-cell office:value-type="string">
            <text:p>covered blood done</text:p>
          </table:table-cell>
          <table:table-cell office:value-type="string">
            <text:p>please respect my</text:p>
          </table:table-cell>
          <table:table-cell office:value-type="string">
            <text:p>change things up</text:p>
          </table:table-cell>
          <table:table-cell office:value-type="string">
            <text:p>everyone else dun</text:p>
          </table:table-cell>
        </table:table-row>
        <table:table-row table:style-name="ro2">
          <table:table-cell office:value-type="string">
            <text:p>fat elf man</text:p>
          </table:table-cell>
          <table:table-cell office:value-type="string">
            <text:p>than ever could</text:p>
          </table:table-cell>
          <table:table-cell office:value-type="string">
            <text:p>please ill love</text:p>
          </table:table-cell>
          <table:table-cell office:value-type="string">
            <text:p>work pick up</text:p>
          </table:table-cell>
          <table:table-cell office:value-type="string">
            <text:p>assignment late still</text:p>
          </table:table-cell>
        </table:table-row>
        <table:table-row table:style-name="ro2">
          <table:table-cell office:value-type="string">
            <text:p>while after tonight</text:p>
          </table:table-cell>
          <table:table-cell office:value-type="string">
            <text:p>enough know move</text:p>
          </table:table-cell>
          <table:table-cell office:value-type="string">
            <text:p>break keep chicago</text:p>
          </table:table-cell>
          <table:table-cell office:value-type="string">
            <text:p>while get used</text:p>
          </table:table-cell>
          <table:table-cell office:value-type="string">
            <text:p>rehearsal after long</text:p>
          </table:table-cell>
        </table:table-row>
        <table:table-row table:style-name="ro2">
          <table:table-cell office:value-type="string">
            <text:p>day year old</text:p>
          </table:table-cell>
          <table:table-cell office:value-type="string">
            <text:p>love out my</text:p>
          </table:table-cell>
          <table:table-cell office:value-type="string">
            <text:p>work oils some</text:p>
          </table:table-cell>
          <table:table-cell office:value-type="string">
            <text:p>need ever come</text:p>
          </table:table-cell>
          <table:table-cell office:value-type="string">
            <text:p>course pattern next</text:p>
          </table:table-cell>
        </table:table-row>
        <table:table-row table:style-name="ro2">
          <table:table-cell office:value-type="string">
            <text:p>going some comfort</text:p>
          </table:table-cell>
          <table:table-cell office:value-type="string">
            <text:p>ner mcdonalds uniform</text:p>
          </table:table-cell>
          <table:table-cell office:value-type="string">
            <text:p>now open revolt</text:p>
          </table:table-cell>
          <table:table-cell office:value-type="string">
            <text:p>carrying without him</text:p>
          </table:table-cell>
          <table:table-cell office:value-type="string">
            <text:p>made me gave</text:p>
          </table:table-cell>
        </table:table-row>
        <table:table-row table:style-name="ro2">
          <table:table-cell office:value-type="string">
            <text:p>tonight surfing alllll</text:p>
          </table:table-cell>
          <table:table-cell office:value-type="string">
            <text:p>than intended sorry</text:p>
          </table:table-cell>
          <table:table-cell office:value-type="string">
            <text:p>beyond life me</text:p>
          </table:table-cell>
          <table:table-cell office:value-type="string">
            <text:p>me feel truely</text:p>
          </table:table-cell>
          <table:table-cell office:value-type="string">
            <text:p>travel pictures uh</text:p>
          </table:table-cell>
        </table:table-row>
        <table:table-row table:style-name="ro2">
          <table:table-cell office:value-type="string">
            <text:p>love right now</text:p>
          </table:table-cell>
          <table:table-cell office:value-type="string">
            <text:p>continues befuddle herself</text:p>
          </table:table-cell>
          <table:table-cell office:value-type="string">
            <text:p>pizza hrs yesterday</text:p>
          </table:table-cell>
          <table:table-cell office:value-type="string">
            <text:p>facebook frequently than</text:p>
          </table:table-cell>
          <table:table-cell office:value-type="string">
            <text:p>finding place live</text:p>
          </table:table-cell>
        </table:table-row>
        <table:table-row table:style-name="ro2">
          <table:table-cell office:value-type="string">
            <text:p>pounds gravity motivated</text:p>
          </table:table-cell>
          <table:table-cell office:value-type="string">
            <text:p>siren reedsburg keeps</text:p>
          </table:table-cell>
          <table:table-cell office:value-type="string">
            <text:p>write something publication</text:p>
          </table:table-cell>
          <table:table-cell office:value-type="string">
            <text:p>than intellectuals colonial</text:p>
          </table:table-cell>
          <table:table-cell office:value-type="string">
            <text:p>how cool am</text:p>
          </table:table-cell>
        </table:table-row>
        <table:table-row table:style-name="ro2">
          <table:table-cell office:value-type="string">
            <text:p>hasnt outside yet</text:p>
          </table:table-cell>
          <table:table-cell office:value-type="string">
            <text:p>liking girls aloud</text:p>
          </table:table-cell>
          <table:table-cell office:value-type="string">
            <text:p>cooking home made</text:p>
          </table:table-cell>
          <table:table-cell office:value-type="string">
            <text:p>bare tre uker</text:p>
          </table:table-cell>
          <table:table-cell office:value-type="string">
            <text:p>soy un aprensivo</text:p>
          </table:table-cell>
        </table:table-row>
        <table:table-row table:style-name="ro2">
          <table:table-cell office:value-type="string">
            <text:p>rough morning looking</text:p>
          </table:table-cell>
          <table:table-cell office:value-type="string">
            <text:p>im done writing</text:p>
          </table:table-cell>
          <table:table-cell office:value-type="string">
            <text:p>best day get</text:p>
          </table:table-cell>
          <table:table-cell office:value-type="string">
            <text:p>large feet can</text:p>
          </table:table-cell>
          <table:table-cell office:value-type="string">
            <text:p>really hate spiders</text:p>
          </table:table-cell>
        </table:table-row>
        <table:table-row table:style-name="ro2">
          <table:table-cell office:value-type="string">
            <text:p>propname mail should</text:p>
          </table:table-cell>
          <table:table-cell office:value-type="string">
            <text:p>my stupid bromley</text:p>
          </table:table-cell>
          <table:table-cell office:value-type="string">
            <text:p>profound shift how</text:p>
          </table:table-cell>
          <table:table-cell office:value-type="string">
            <text:p>my cell phone</text:p>
          </table:table-cell>
          <table:table-cell office:value-type="string">
            <text:p>hope my friends</text:p>
          </table:table-cell>
        </table:table-row>
        <table:table-row table:style-name="ro2">
          <table:table-cell office:value-type="string">
            <text:p>get fierce under</text:p>
          </table:table-cell>
          <table:table-cell office:value-type="string">
            <text:p>just worth grow</text:p>
          </table:table-cell>
          <table:table-cell office:value-type="string">
            <text:p>monkey randomly choosing</text:p>
          </table:table-cell>
          <table:table-cell office:value-type="string">
            <text:p>exams flying colors</text:p>
          </table:table-cell>
          <table:table-cell office:value-type="string">
            <text:p>band rehearsal bus</text:p>
          </table:table-cell>
        </table:table-row>
        <table:table-row table:style-name="ro2">
          <table:table-cell office:value-type="string">
            <text:p>day french fries</text:p>
          </table:table-cell>
          <table:table-cell office:value-type="string">
            <text:p>starts dancing like</text:p>
          </table:table-cell>
          <table:table-cell office:value-type="string">
            <text:p>pray god merciful</text:p>
          </table:table-cell>
          <table:table-cell office:value-type="string">
            <text:p>saw propname wtc</text:p>
          </table:table-cell>
          <table:table-cell office:value-type="string">
            <text:p>appreciates special time</text:p>
          </table:table-cell>
        </table:table-row>
        <table:table-row table:style-name="ro2">
          <table:table-cell office:value-type="string">
            <text:p>failing life why</text:p>
          </table:table-cell>
          <table:table-cell office:value-type="string">
            <text:p>react how adapt</text:p>
          </table:table-cell>
          <table:table-cell office:value-type="string">
            <text:p>yet beautiful day</text:p>
          </table:table-cell>
          <table:table-cell office:value-type="string">
            <text:p>my paper draft</text:p>
          </table:table-cell>
          <table:table-cell office:value-type="string">
            <text:p>npr other day</text:p>
          </table:table-cell>
        </table:table-row>
        <table:table-row table:style-name="ro2">
          <table:table-cell office:value-type="string">
            <text:p>stop palace petaluma</text:p>
          </table:table-cell>
          <table:table-cell office:value-type="string">
            <text:p>tutoring class today</text:p>
          </table:table-cell>
          <table:table-cell office:value-type="string">
            <text:p>save computer otherwise</text:p>
          </table:table-cell>
          <table:table-cell office:value-type="string">
            <text:p>difficult see make</text:p>
          </table:table-cell>
          <table:table-cell office:value-type="string">
            <text:p>methods early modern</text:p>
          </table:table-cell>
        </table:table-row>
        <table:table-row table:style-name="ro2">
          <table:table-cell office:value-type="string">
            <text:p>running first time</text:p>
          </table:table-cell>
          <table:table-cell office:value-type="string">
            <text:p>me end up</text:p>
          </table:table-cell>
          <table:table-cell office:value-type="string">
            <text:p>senioritis apathy right</text:p>
          </table:table-cell>
          <table:table-cell office:value-type="string">
            <text:p>misses buddies back</text:p>
          </table:table-cell>
          <table:table-cell office:value-type="string">
            <text:p>credit card life</text:p>
          </table:table-cell>
        </table:table-row>
        <table:table-row table:style-name="ro2">
          <table:table-cell office:value-type="string">
            <text:p>anyone doing anything</text:p>
          </table:table-cell>
          <table:table-cell office:value-type="string">
            <text:p>climb up into</text:p>
          </table:table-cell>
          <table:table-cell office:value-type="string">
            <text:p>pestilence everything seems</text:p>
          </table:table-cell>
          <table:table-cell office:value-type="string">
            <text:p>propname need get</text:p>
          </table:table-cell>
          <table:table-cell office:value-type="string">
            <text:p>malaria med dont</text:p>
          </table:table-cell>
        </table:table-row>
        <table:table-row table:style-name="ro2">
          <table:table-cell office:value-type="string">
            <text:p>your status warn</text:p>
          </table:table-cell>
          <table:table-cell office:value-type="string">
            <text:p>told me thinks</text:p>
          </table:table-cell>
          <table:table-cell office:value-type="string">
            <text:p>deplete earths fossil</text:p>
          </table:table-cell>
          <table:table-cell office:value-type="string">
            <text:p>thank veteran dammit</text:p>
          </table:table-cell>
          <table:table-cell office:value-type="string">
            <text:p>friday pick up</text:p>
          </table:table-cell>
        </table:table-row>
        <table:table-row table:style-name="ro2">
          <table:table-cell office:value-type="string">
            <text:p>relationship status goin</text:p>
          </table:table-cell>
          <table:table-cell office:value-type="string">
            <text:p>perfectly noctural today</text:p>
          </table:table-cell>
          <table:table-cell office:value-type="string">
            <text:p>lost need work</text:p>
          </table:table-cell>
          <table:table-cell office:value-type="string">
            <text:p>life about knowing</text:p>
          </table:table-cell>
          <table:table-cell office:value-type="string">
            <text:p>hears some sort</text:p>
          </table:table-cell>
        </table:table-row>
        <table:table-row table:style-name="ro2">
          <table:table-cell office:value-type="string">
            <text:p>industry examiner pirate</text:p>
          </table:table-cell>
          <table:table-cell office:value-type="string">
            <text:p>ago today rassool</text:p>
          </table:table-cell>
          <table:table-cell office:value-type="string">
            <text:p>pages scientific paper</text:p>
          </table:table-cell>
          <table:table-cell office:value-type="string">
            <text:p>blast my ipod</text:p>
          </table:table-cell>
          <table:table-cell office:value-type="string">
            <text:p>february im sort</text:p>
          </table:table-cell>
        </table:table-row>
        <table:table-row table:style-name="ro2">
          <table:table-cell office:value-type="string">
            <text:p>nice am sure</text:p>
          </table:table-cell>
          <table:table-cell office:value-type="string">
            <text:p>through each others</text:p>
          </table:table-cell>
          <table:table-cell office:value-type="string">
            <text:p>required organize presentation</text:p>
          </table:table-cell>
          <table:table-cell office:value-type="string">
            <text:p>invisible members turned</text:p>
          </table:table-cell>
          <table:table-cell office:value-type="string">
            <text:p>heard anything quite</text:p>
          </table:table-cell>
        </table:table-row>
        <table:table-row table:style-name="ro2">
          <table:table-cell office:value-type="string">
            <text:p>petting bunny listening</text:p>
          </table:table-cell>
          <table:table-cell office:value-type="string">
            <text:p>night accessories hollywood</text:p>
          </table:table-cell>
          <table:table-cell office:value-type="string">
            <text:p>just am already</text:p>
          </table:table-cell>
          <table:table-cell office:value-type="string">
            <text:p>kidds besides am</text:p>
          </table:table-cell>
          <table:table-cell office:value-type="string">
            <text:p>provide help ever</text:p>
          </table:table-cell>
        </table:table-row>
        <table:table-row table:style-name="ro2">
          <table:table-cell office:value-type="string">
            <text:p>grocery store then</text:p>
          </table:table-cell>
          <table:table-cell office:value-type="string">
            <text:p>propname thriteen wet</text:p>
          </table:table-cell>
          <table:table-cell office:value-type="string">
            <text:p>st john bound</text:p>
          </table:table-cell>
          <table:table-cell office:value-type="string">
            <text:p>wednesday night yes</text:p>
          </table:table-cell>
          <table:table-cell office:value-type="string">
            <text:p>suddenly loud girls</text:p>
          </table:table-cell>
        </table:table-row>
        <table:table-row table:style-name="ro2">
          <table:table-cell office:value-type="string">
            <text:p>officially nominated peace</text:p>
          </table:table-cell>
          <table:table-cell office:value-type="string">
            <text:p>wishes werent ticklish</text:p>
          </table:table-cell>
          <table:table-cell office:value-type="string">
            <text:p>status updates damnit</text:p>
          </table:table-cell>
          <table:table-cell office:value-type="string">
            <text:p>actually virgo lol</text:p>
          </table:table-cell>
          <table:table-cell office:value-type="string">
            <text:p>going shopping studying</text:p>
          </table:table-cell>
        </table:table-row>
        <table:table-row table:style-name="ro2">
          <table:table-cell office:value-type="string">
            <text:p>got reason could</text:p>
          </table:table-cell>
          <table:table-cell office:value-type="string">
            <text:p>keys album far</text:p>
          </table:table-cell>
          <table:table-cell office:value-type="string">
            <text:p>tempted gargle vodka</text:p>
          </table:table-cell>
          <table:table-cell office:value-type="string">
            <text:p>night planned state</text:p>
          </table:table-cell>
          <table:table-cell office:value-type="string">
            <text:p>kitchen looks bigger</text:p>
          </table:table-cell>
        </table:table-row>
        <table:table-row table:style-name="ro2">
          <table:table-cell office:value-type="string">
            <text:p>industry examiner might</text:p>
          </table:table-cell>
          <table:table-cell office:value-type="string">
            <text:p>sjp frost nixon</text:p>
          </table:table-cell>
          <table:table-cell office:value-type="string">
            <text:p>out dinner tonight</text:p>
          </table:table-cell>
          <table:table-cell office:value-type="string">
            <text:p>furlough scheduling mistake</text:p>
          </table:table-cell>
          <table:table-cell office:value-type="string">
            <text:p>caught downpour while</text:p>
          </table:table-cell>
        </table:table-row>
        <table:table-row table:style-name="ro2">
          <table:table-cell office:value-type="string">
            <text:p>out short ah</text:p>
          </table:table-cell>
          <table:table-cell office:value-type="string">
            <text:p>officer god damn</text:p>
          </table:table-cell>
          <table:table-cell office:value-type="string">
            <text:p>spread word looking</text:p>
          </table:table-cell>
          <table:table-cell office:value-type="string">
            <text:p>uofm whim see</text:p>
          </table:table-cell>
          <table:table-cell office:value-type="string">
            <text:p>turn noise put</text:p>
          </table:table-cell>
        </table:table-row>
        <table:table-row table:style-name="ro2">
          <table:table-cell office:value-type="string">
            <text:p>faded memory next</text:p>
          </table:table-cell>
          <table:table-cell office:value-type="string">
            <text:p>hablar espa ol</text:p>
          </table:table-cell>
          <table:table-cell office:value-type="string">
            <text:p>first time three</text:p>
          </table:table-cell>
          <table:table-cell office:value-type="string">
            <text:p>work am tired</text:p>
          </table:table-cell>
          <table:table-cell office:value-type="string">
            <text:p>boys blue viva</text:p>
          </table:table-cell>
        </table:table-row>
        <table:table-row table:style-name="ro2">
          <table:table-cell office:value-type="string">
            <text:p>gaga cd got</text:p>
          </table:table-cell>
          <table:table-cell office:value-type="string">
            <text:p>letting me speak</text:p>
          </table:table-cell>
          <table:table-cell office:value-type="string">
            <text:p>beach everythings casual</text:p>
          </table:table-cell>
          <table:table-cell office:value-type="string">
            <text:p>weekend lake friends</text:p>
          </table:table-cell>
          <table:table-cell office:value-type="string">
            <text:p>then went shit</text:p>
          </table:table-cell>
        </table:table-row>
        <table:table-row table:style-name="ro2">
          <table:table-cell office:value-type="string">
            <text:p>now christmas tree</text:p>
          </table:table-cell>
          <table:table-cell office:value-type="string">
            <text:p>games begin after</text:p>
          </table:table-cell>
          <table:table-cell office:value-type="string">
            <text:p>pretty upset cause</text:p>
          </table:table-cell>
          <table:table-cell office:value-type="string">
            <text:p>orders today sick</text:p>
          </table:table-cell>
          <table:table-cell office:value-type="string">
            <text:p>garage set fire</text:p>
          </table:table-cell>
        </table:table-row>
        <table:table-row table:style-name="ro2">
          <table:table-cell office:value-type="string">
            <text:p>thirst living god</text:p>
          </table:table-cell>
          <table:table-cell office:value-type="string">
            <text:p>monster being stabbed</text:p>
          </table:table-cell>
          <table:table-cell office:value-type="string">
            <text:p>thank latest article</text:p>
          </table:table-cell>
          <table:table-cell office:value-type="string">
            <text:p>catching up sleep</text:p>
          </table:table-cell>
          <table:table-cell office:value-type="string">
            <text:p>bras lately stupid</text:p>
          </table:table-cell>
        </table:table-row>
        <table:table-row table:style-name="ro2">
          <table:table-cell office:value-type="string">
            <text:p>coffee maker op</text:p>
          </table:table-cell>
          <table:table-cell office:value-type="string">
            <text:p>going bed yeah</text:p>
          </table:table-cell>
          <table:table-cell office:value-type="string">
            <text:p>wow im sooo</text:p>
          </table:table-cell>
          <table:table-cell office:value-type="string">
            <text:p>like times pains</text:p>
          </table:table-cell>
          <table:table-cell office:value-type="string">
            <text:p>even severely ruins</text:p>
          </table:table-cell>
        </table:table-row>
        <table:table-row table:style-name="ro2">
          <table:table-cell office:value-type="string">
            <text:p>long wait knows</text:p>
          </table:table-cell>
          <table:table-cell office:value-type="string">
            <text:p>class missed distribution</text:p>
          </table:table-cell>
          <table:table-cell office:value-type="string">
            <text:p>dont want days</text:p>
          </table:table-cell>
          <table:table-cell office:value-type="string">
            <text:p>arent sore yesterday</text:p>
          </table:table-cell>
          <table:table-cell office:value-type="string">
            <text:p>feelin fine ill</text:p>
          </table:table-cell>
        </table:table-row>
        <table:table-row table:style-name="ro2">
          <table:table-cell office:value-type="string">
            <text:p>both good bad</text:p>
          </table:table-cell>
          <table:table-cell office:value-type="string">
            <text:p>feel mine go</text:p>
          </table:table-cell>
          <table:table-cell office:value-type="string">
            <text:p>always wondered blame</text:p>
          </table:table-cell>
          <table:table-cell office:value-type="string">
            <text:p>show almost over</text:p>
          </table:table-cell>
          <table:table-cell office:value-type="string">
            <text:p>stupid radical jerks</text:p>
          </table:table-cell>
        </table:table-row>
        <table:table-row table:style-name="ro2">
          <table:table-cell office:value-type="string">
            <text:p>first time ever</text:p>
          </table:table-cell>
          <table:table-cell office:value-type="string">
            <text:p>helping husband start</text:p>
          </table:table-cell>
          <table:table-cell office:value-type="string">
            <text:p>find my phone</text:p>
          </table:table-cell>
          <table:table-cell office:value-type="string">
            <text:p>gave great show</text:p>
          </table:table-cell>
          <table:table-cell office:value-type="string">
            <text:p>la justice encore</text:p>
          </table:table-cell>
        </table:table-row>
        <table:table-row table:style-name="ro2">
          <table:table-cell office:value-type="string">
            <text:p>help ever needed</text:p>
          </table:table-cell>
          <table:table-cell office:value-type="string">
            <text:p>greatest disservice can</text:p>
          </table:table-cell>
          <table:table-cell office:value-type="string">
            <text:p>due moz monday</text:p>
          </table:table-cell>
          <table:table-cell office:value-type="string">
            <text:p>made bird right</text:p>
          </table:table-cell>
          <table:table-cell office:value-type="string">
            <text:p>me listens gin</text:p>
          </table:table-cell>
        </table:table-row>
        <table:table-row table:style-name="ro2">
          <table:table-cell office:value-type="string">
            <text:p>thing now think</text:p>
          </table:table-cell>
          <table:table-cell office:value-type="string">
            <text:p>being able relate</text:p>
          </table:table-cell>
          <table:table-cell office:value-type="string">
            <text:p>find anything dont</text:p>
          </table:table-cell>
          <table:table-cell office:value-type="string">
            <text:p>me siento apenas</text:p>
          </table:table-cell>
          <table:table-cell office:value-type="string">
            <text:p>into our house</text:p>
          </table:table-cell>
        </table:table-row>
        <table:table-row table:style-name="ro2">
          <table:table-cell office:value-type="string">
            <text:p>everyone came out</text:p>
          </table:table-cell>
          <table:table-cell office:value-type="string">
            <text:p>whatever might gain</text:p>
          </table:table-cell>
          <table:table-cell office:value-type="string">
            <text:p>chillin cold chillin</text:p>
          </table:table-cell>
          <table:table-cell office:value-type="string">
            <text:p>sick sick kids</text:p>
          </table:table-cell>
          <table:table-cell office:value-type="string">
            <text:p>night out friends</text:p>
          </table:table-cell>
        </table:table-row>
        <table:table-row table:style-name="ro2">
          <table:table-cell office:value-type="string">
            <text:p>sheet time fml</text:p>
          </table:table-cell>
          <table:table-cell office:value-type="string">
            <text:p>chiefs over pittsburgh</text:p>
          </table:table-cell>
          <table:table-cell office:value-type="string">
            <text:p>me find my</text:p>
          </table:table-cell>
          <table:table-cell office:value-type="string">
            <text:p>adventure kalamazoo bitches</text:p>
          </table:table-cell>
          <table:table-cell office:value-type="string">
            <text:p>entre rocas otras</text:p>
          </table:table-cell>
        </table:table-row>
        <table:table-row table:style-name="ro2">
          <table:table-cell office:value-type="string">
            <text:p>ive heard long</text:p>
          </table:table-cell>
          <table:table-cell office:value-type="string">
            <text:p>song god recording</text:p>
          </table:table-cell>
          <table:table-cell office:value-type="string">
            <text:p>our justifiable self</text:p>
          </table:table-cell>
          <table:table-cell office:value-type="string">
            <text:p>john bound days</text:p>
          </table:table-cell>
          <table:table-cell office:value-type="string">
            <text:p>trial ad animal</text:p>
          </table:table-cell>
        </table:table-row>
        <table:table-row table:style-name="ro2">
          <table:table-cell office:value-type="string">
            <text:p>volcano nachos taco</text:p>
          </table:table-cell>
          <table:table-cell office:value-type="string">
            <text:p>power between political</text:p>
          </table:table-cell>
          <table:table-cell office:value-type="string">
            <text:p>needed let me</text:p>
          </table:table-cell>
          <table:table-cell office:value-type="string">
            <text:p>then finally get</text:p>
          </table:table-cell>
          <table:table-cell office:value-type="string">
            <text:p>stuck battlecreek night</text:p>
          </table:table-cell>
        </table:table-row>
        <table:table-row table:style-name="ro2">
          <table:table-cell office:value-type="string">
            <text:p>wine chocolate guitar</text:p>
          </table:table-cell>
          <table:table-cell office:value-type="string">
            <text:p>today time play</text:p>
          </table:table-cell>
          <table:table-cell office:value-type="string">
            <text:p>few years ago</text:p>
          </table:table-cell>
          <table:table-cell office:value-type="string">
            <text:p>need call worst</text:p>
          </table:table-cell>
          <table:table-cell office:value-type="string">
            <text:p>buried ground hundreds</text:p>
          </table:table-cell>
        </table:table-row>
        <table:table-row table:style-name="ro2">
          <table:table-cell office:value-type="string">
            <text:p>phone work ppl</text:p>
          </table:table-cell>
          <table:table-cell office:value-type="string">
            <text:p>la enfermedad soy</text:p>
          </table:table-cell>
          <table:table-cell office:value-type="string">
            <text:p>bsp family members</text:p>
          </table:table-cell>
          <table:table-cell office:value-type="string">
            <text:p>hel dag biblioteket</text:p>
          </table:table-cell>
          <table:table-cell office:value-type="string">
            <text:p>shapes like puzzle</text:p>
          </table:table-cell>
        </table:table-row>
        <table:table-row table:style-name="ro2">
          <table:table-cell office:value-type="string">
            <text:p>bought class ring</text:p>
          </table:table-cell>
          <table:table-cell office:value-type="string">
            <text:p>nest again shall</text:p>
          </table:table-cell>
          <table:table-cell office:value-type="string">
            <text:p>got portraits today</text:p>
          </table:table-cell>
          <table:table-cell office:value-type="string">
            <text:p>looking up car</text:p>
          </table:table-cell>
          <table:table-cell office:value-type="string">
            <text:p>wait later tonight</text:p>
          </table:table-cell>
        </table:table-row>
        <table:table-row table:style-name="ro2">
          <table:table-cell office:value-type="string">
            <text:p>mom youre playing</text:p>
          </table:table-cell>
          <table:table-cell office:value-type="string">
            <text:p>thinks quite amusing</text:p>
          </table:table-cell>
          <table:table-cell office:value-type="string">
            <text:p>after being moved</text:p>
          </table:table-cell>
          <table:table-cell office:value-type="string">
            <text:p>market mil wonder</text:p>
          </table:table-cell>
          <table:table-cell office:value-type="string">
            <text:p>pictures playing my</text:p>
          </table:table-cell>
        </table:table-row>
        <table:table-row table:style-name="ro2">
          <table:table-cell office:value-type="string">
            <text:p>office heading home</text:p>
          </table:table-cell>
          <table:table-cell office:value-type="string">
            <text:p>insane starting twitter</text:p>
          </table:table-cell>
          <table:table-cell office:value-type="string">
            <text:p>kitty cat day</text:p>
          </table:table-cell>
          <table:table-cell office:value-type="string">
            <text:p>selfish ones propname</text:p>
          </table:table-cell>
          <table:table-cell office:value-type="string">
            <text:p>dog cafe then</text:p>
          </table:table-cell>
        </table:table-row>
        <table:table-row table:style-name="ro2">
          <table:table-cell office:value-type="string">
            <text:p>today then maybe</text:p>
          </table:table-cell>
          <table:table-cell office:value-type="string">
            <text:p>other people around</text:p>
          </table:table-cell>
          <table:table-cell office:value-type="string">
            <text:p>delivery guy come</text:p>
          </table:table-cell>
          <table:table-cell office:value-type="string">
            <text:p>put work only</text:p>
          </table:table-cell>
          <table:table-cell office:value-type="string">
            <text:p>ability breathe form</text:p>
          </table:table-cell>
        </table:table-row>
        <table:table-row table:style-name="ro2">
          <table:table-cell office:value-type="string">
            <text:p>fresh flowers katie</text:p>
          </table:table-cell>
          <table:table-cell office:value-type="string">
            <text:p>beat sister arm</text:p>
          </table:table-cell>
          <table:table-cell office:value-type="string">
            <text:p>class planning year</text:p>
          </table:table-cell>
          <table:table-cell office:value-type="string">
            <text:p>people around immediate</text:p>
          </table:table-cell>
          <table:table-cell office:value-type="string">
            <text:p>against gofers then</text:p>
          </table:table-cell>
        </table:table-row>
        <table:table-row table:style-name="ro2">
          <table:table-cell office:value-type="string">
            <text:p>academic journal article</text:p>
          </table:table-cell>
          <table:table-cell office:value-type="string">
            <text:p>gonna keep nice</text:p>
          </table:table-cell>
          <table:table-cell office:value-type="string">
            <text:p>nothing personal against</text:p>
          </table:table-cell>
          <table:table-cell office:value-type="string">
            <text:p>garden dashed gosh</text:p>
          </table:table-cell>
          <table:table-cell office:value-type="string">
            <text:p>box box won</text:p>
          </table:table-cell>
        </table:table-row>
        <table:table-row table:style-name="ro2">
          <table:table-cell office:value-type="string">
            <text:p>excited about life</text:p>
          </table:table-cell>
          <table:table-cell office:value-type="string">
            <text:p>my previous low</text:p>
          </table:table-cell>
          <table:table-cell office:value-type="string">
            <text:p>decide stock fridge</text:p>
          </table:table-cell>
          <table:table-cell office:value-type="string">
            <text:p>fought hard didnt</text:p>
          </table:table-cell>
          <table:table-cell office:value-type="string">
            <text:p>hence longer able</text:p>
          </table:table-cell>
        </table:table-row>
        <table:table-row table:style-name="ro2">
          <table:table-cell office:value-type="string">
            <text:p>lunch then back</text:p>
          </table:table-cell>
          <table:table-cell office:value-type="string">
            <text:p>fuck turbo tax</text:p>
          </table:table-cell>
          <table:table-cell office:value-type="string">
            <text:p>just turned masters</text:p>
          </table:table-cell>
          <table:table-cell office:value-type="string">
            <text:p>uhhhhh how intense</text:p>
          </table:table-cell>
          <table:table-cell office:value-type="string">
            <text:p>status commented once</text:p>
          </table:table-cell>
        </table:table-row>
        <table:table-row table:style-name="ro2">
          <table:table-cell office:value-type="string">
            <text:p>stars answer appears</text:p>
          </table:table-cell>
          <table:table-cell office:value-type="string">
            <text:p>love cue ball</text:p>
          </table:table-cell>
          <table:table-cell office:value-type="string">
            <text:p>mad alice must</text:p>
          </table:table-cell>
          <table:table-cell office:value-type="string">
            <text:p>rock fuck out</text:p>
          </table:table-cell>
          <table:table-cell office:value-type="string">
            <text:p>form lovely maiden</text:p>
          </table:table-cell>
        </table:table-row>
        <table:table-row table:style-name="ro2">
          <table:table-cell office:value-type="string">
            <text:p>first real vacation</text:p>
          </table:table-cell>
          <table:table-cell office:value-type="string">
            <text:p>min im tired</text:p>
          </table:table-cell>
          <table:table-cell office:value-type="string">
            <text:p>minutes cannibal holocaust</text:p>
          </table:table-cell>
          <table:table-cell office:value-type="string">
            <text:p>wrong me soon</text:p>
          </table:table-cell>
          <table:table-cell office:value-type="string">
            <text:p>moved die asks</text:p>
          </table:table-cell>
        </table:table-row>
        <table:table-row table:style-name="ro2">
          <table:table-cell office:value-type="string">
            <text:p>thier bags lost</text:p>
          </table:table-cell>
          <table:table-cell office:value-type="string">
            <text:p>kids facebook saturday</text:p>
          </table:table-cell>
          <table:table-cell office:value-type="string">
            <text:p>reason good bye</text:p>
          </table:table-cell>
          <table:table-cell office:value-type="string">
            <text:p>reset because recent</text:p>
          </table:table-cell>
          <table:table-cell office:value-type="string">
            <text:p>means industrious labor</text:p>
          </table:table-cell>
        </table:table-row>
        <table:table-row table:style-name="ro2">
          <table:table-cell office:value-type="string">
            <text:p>thieves ticket tomorrow</text:p>
          </table:table-cell>
          <table:table-cell office:value-type="string">
            <text:p>ah smell freedom</text:p>
          </table:table-cell>
          <table:table-cell office:value-type="string">
            <text:p>please repost spread</text:p>
          </table:table-cell>
          <table:table-cell office:value-type="string">
            <text:p>some dolphins today</text:p>
          </table:table-cell>
          <table:table-cell office:value-type="string">
            <text:p>propname propname tonight</text:p>
          </table:table-cell>
        </table:table-row>
        <table:table-row table:style-name="ro2">
          <table:table-cell office:value-type="string">
            <text:p>amazon how rad</text:p>
          </table:table-cell>
          <table:table-cell office:value-type="string">
            <text:p>cooking home made</text:p>
          </table:table-cell>
          <table:table-cell office:value-type="string">
            <text:p>tells me listens</text:p>
          </table:table-cell>
          <table:table-cell office:value-type="string">
            <text:p>today finds moms</text:p>
          </table:table-cell>
          <table:table-cell office:value-type="string">
            <text:p>before disappears back</text:p>
          </table:table-cell>
        </table:table-row>
        <table:table-row table:style-name="ro2">
          <table:table-cell office:value-type="string">
            <text:p>library rest life</text:p>
          </table:table-cell>
          <table:table-cell office:value-type="string">
            <text:p>part im done</text:p>
          </table:table-cell>
          <table:table-cell office:value-type="string">
            <text:p>city fb cmon</text:p>
          </table:table-cell>
          <table:table-cell office:value-type="string">
            <text:p>love someone does</text:p>
          </table:table-cell>
          <table:table-cell office:value-type="string">
            <text:p>moment dont want</text:p>
          </table:table-cell>
        </table:table-row>
        <table:table-row table:style-name="ro2">
          <table:table-cell office:value-type="string">
            <text:p>your warm cheesy</text:p>
          </table:table-cell>
          <table:table-cell office:value-type="string">
            <text:p>cool people pay</text:p>
          </table:table-cell>
          <table:table-cell office:value-type="string">
            <text:p>propname then home</text:p>
          </table:table-cell>
          <table:table-cell office:value-type="string">
            <text:p>big bear until</text:p>
          </table:table-cell>
          <table:table-cell office:value-type="string">
            <text:p>nat science final</text:p>
          </table:table-cell>
        </table:table-row>
        <table:table-row table:style-name="ro2">
          <table:table-cell office:value-type="string">
            <text:p>any sponsor pulling</text:p>
          </table:table-cell>
          <table:table-cell office:value-type="string">
            <text:p>up my receipt</text:p>
          </table:table-cell>
          <table:table-cell office:value-type="string">
            <text:p>today cant wait</text:p>
          </table:table-cell>
          <table:table-cell office:value-type="string">
            <text:p>came radio im</text:p>
          </table:table-cell>
          <table:table-cell office:value-type="string">
            <text:p>now long stay</text:p>
          </table:table-cell>
        </table:table-row>
        <table:table-row table:style-name="ro2">
          <table:table-cell office:value-type="string">
            <text:p>care about feeling</text:p>
          </table:table-cell>
          <table:table-cell office:value-type="string">
            <text:p>some hot chocolate</text:p>
          </table:table-cell>
          <table:table-cell office:value-type="string">
            <text:p>still saying day</text:p>
          </table:table-cell>
          <table:table-cell office:value-type="string">
            <text:p>your dreams propname</text:p>
          </table:table-cell>
          <table:table-cell office:value-type="string">
            <text:p>up hours sleep</text:p>
          </table:table-cell>
        </table:table-row>
        <table:table-row table:style-name="ro2">
          <table:table-cell office:value-type="string">
            <text:p>great thanksgiving break</text:p>
          </table:table-cell>
          <table:table-cell office:value-type="string">
            <text:p>public private hybrid</text:p>
          </table:table-cell>
          <table:table-cell office:value-type="string">
            <text:p>half way started</text:p>
          </table:table-cell>
          <table:table-cell office:value-type="string">
            <text:p>children pets copy</text:p>
          </table:table-cell>
          <table:table-cell office:value-type="string">
            <text:p>male female definition</text:p>
          </table:table-cell>
        </table:table-row>
        <table:table-row table:style-name="ro2">
          <table:table-cell office:value-type="string">
            <text:p>couple third avenue</text:p>
          </table:table-cell>
          <table:table-cell office:value-type="string">
            <text:p>pestilence everything seems</text:p>
          </table:table-cell>
          <table:table-cell office:value-type="string">
            <text:p>idea eggnog looked</text:p>
          </table:table-cell>
          <table:table-cell office:value-type="string">
            <text:p>pictures me three</text:p>
          </table:table-cell>
          <table:table-cell office:value-type="string">
            <text:p>job college graduate</text:p>
          </table:table-cell>
        </table:table-row>
        <table:table-row table:style-name="ro2">
          <table:table-cell office:value-type="string">
            <text:p>wars didnt take</text:p>
          </table:table-cell>
          <table:table-cell office:value-type="string">
            <text:p>called where sucky</text:p>
          </table:table-cell>
          <table:table-cell office:value-type="string">
            <text:p>ticket ducks sharks</text:p>
          </table:table-cell>
          <table:table-cell office:value-type="string">
            <text:p>hat out natty</text:p>
          </table:table-cell>
          <table:table-cell office:value-type="string">
            <text:p>mine my best</text:p>
          </table:table-cell>
        </table:table-row>
        <table:table-row table:style-name="ro2">
          <table:table-cell office:value-type="string">
            <text:p>put your warm</text:p>
          </table:table-cell>
          <table:table-cell office:value-type="string">
            <text:p>too much keep</text:p>
          </table:table-cell>
          <table:table-cell office:value-type="string">
            <text:p>boss even acknowledged</text:p>
          </table:table-cell>
          <table:table-cell office:value-type="string">
            <text:p>forward tooo cant</text:p>
          </table:table-cell>
          <table:table-cell office:value-type="string">
            <text:p>museum natural history</text:p>
          </table:table-cell>
        </table:table-row>
        <table:table-row table:style-name="ro2">
          <table:table-cell office:value-type="string">
            <text:p>my phone stopped</text:p>
          </table:table-cell>
          <table:table-cell office:value-type="string">
            <text:p>looking roommate lakeview</text:p>
          </table:table-cell>
          <table:table-cell office:value-type="string">
            <text:p>your spouse significant</text:p>
          </table:table-cell>
          <table:table-cell office:value-type="string">
            <text:p>themes wicked sooo</text:p>
          </table:table-cell>
          <table:table-cell office:value-type="string">
            <text:p>sliced finger meat</text:p>
          </table:table-cell>
        </table:table-row>
        <table:table-row table:style-name="ro2">
          <table:table-cell office:value-type="string">
            <text:p>face wack smack</text:p>
          </table:table-cell>
          <table:table-cell office:value-type="string">
            <text:p>required organize presentation</text:p>
          </table:table-cell>
          <table:table-cell office:value-type="string">
            <text:p>around beach let</text:p>
          </table:table-cell>
          <table:table-cell office:value-type="string">
            <text:p>got orders once</text:p>
          </table:table-cell>
          <table:table-cell office:value-type="string">
            <text:p>inbox any question</text:p>
          </table:table-cell>
        </table:table-row>
        <table:table-row table:style-name="ro2">
          <table:table-cell office:value-type="string">
            <text:p>ball joint my</text:p>
          </table:table-cell>
          <table:table-cell office:value-type="string">
            <text:p>nyu portaits voices</text:p>
          </table:table-cell>
          <table:table-cell office:value-type="string">
            <text:p>im drama queen</text:p>
          </table:table-cell>
          <table:table-cell office:value-type="string">
            <text:p>enough non perishable</text:p>
          </table:table-cell>
          <table:table-cell office:value-type="string">
            <text:p>speech brought me</text:p>
          </table:table-cell>
        </table:table-row>
        <table:table-row table:style-name="ro2">
          <table:table-cell office:value-type="string">
            <text:p>needs tie up</text:p>
          </table:table-cell>
          <table:table-cell office:value-type="string">
            <text:p>found my actual</text:p>
          </table:table-cell>
          <table:table-cell office:value-type="string">
            <text:p>odd especially since</text:p>
          </table:table-cell>
          <table:table-cell office:value-type="string">
            <text:p>stats paper bought</text:p>
          </table:table-cell>
          <table:table-cell office:value-type="string">
            <text:p>change things up</text:p>
          </table:table-cell>
        </table:table-row>
        <table:table-row table:style-name="ro2">
          <table:table-cell office:value-type="string">
            <text:p>propname pardoned today</text:p>
          </table:table-cell>
          <table:table-cell office:value-type="string">
            <text:p>already soo freaky</text:p>
          </table:table-cell>
          <table:table-cell office:value-type="string">
            <text:p>arthas die oh</text:p>
          </table:table-cell>
          <table:table-cell office:value-type="string">
            <text:p>little guy after</text:p>
          </table:table-cell>
          <table:table-cell office:value-type="string">
            <text:p>work pick up</text:p>
          </table:table-cell>
        </table:table-row>
        <table:table-row table:style-name="ro2">
          <table:table-cell office:value-type="string">
            <text:p>well after being</text:p>
          </table:table-cell>
          <table:table-cell office:value-type="string">
            <text:p>tempted gargle vodka</text:p>
          </table:table-cell>
          <table:table-cell office:value-type="string">
            <text:p>skim mozarella sticks</text:p>
          </table:table-cell>
          <table:table-cell office:value-type="string">
            <text:p>finally found propname</text:p>
          </table:table-cell>
          <table:table-cell office:value-type="string">
            <text:p>tomorrow hmmmm almost</text:p>
          </table:table-cell>
        </table:table-row>
        <table:table-row table:style-name="ro2">
          <table:table-cell office:value-type="string">
            <text:p>am excited propname</text:p>
          </table:table-cell>
          <table:table-cell office:value-type="string">
            <text:p>out dinner tonight</text:p>
          </table:table-cell>
          <table:table-cell office:value-type="string">
            <text:p>motorized couch random</text:p>
          </table:table-cell>
          <table:table-cell office:value-type="string">
            <text:p>thank your mom</text:p>
          </table:table-cell>
          <table:table-cell office:value-type="string">
            <text:p>while get used</text:p>
          </table:table-cell>
        </table:table-row>
        <table:table-row table:style-name="ro2">
          <table:table-cell office:value-type="string">
            <text:p>feels like bum</text:p>
          </table:table-cell>
          <table:table-cell office:value-type="string">
            <text:p>times last days</text:p>
          </table:table-cell>
          <table:table-cell office:value-type="string">
            <text:p>list here sure</text:p>
          </table:table-cell>
          <table:table-cell office:value-type="string">
            <text:p>now may like</text:p>
          </table:table-cell>
          <table:table-cell office:value-type="string">
            <text:p>carrying without him</text:p>
          </table:table-cell>
        </table:table-row>
        <table:table-row table:style-name="ro2">
          <table:table-cell office:value-type="string">
            <text:p>my taxes my</text:p>
          </table:table-cell>
          <table:table-cell office:value-type="string">
            <text:p>chichis perfect city</text:p>
          </table:table-cell>
          <table:table-cell office:value-type="string">
            <text:p>ur ovloadin facebook</text:p>
          </table:table-cell>
          <table:table-cell office:value-type="string">
            <text:p>watched whole bunch</text:p>
          </table:table-cell>
          <table:table-cell office:value-type="string">
            <text:p>facebook frequently than</text:p>
          </table:table-cell>
        </table:table-row>
        <table:table-row table:style-name="ro2">
          <table:table-cell office:value-type="string">
            <text:p>feeling productive yee</text:p>
          </table:table-cell>
          <table:table-cell office:value-type="string">
            <text:p>lapse back work</text:p>
          </table:table-cell>
          <table:table-cell office:value-type="string">
            <text:p>propname want me</text:p>
          </table:table-cell>
          <table:table-cell office:value-type="string">
            <text:p>check start dinner</text:p>
          </table:table-cell>
          <table:table-cell office:value-type="string">
            <text:p>finally ended orientation</text:p>
          </table:table-cell>
        </table:table-row>
        <table:table-row table:style-name="ro2">
          <table:table-cell office:value-type="string">
            <text:p>about going sark</text:p>
          </table:table-cell>
          <table:table-cell office:value-type="string">
            <text:p>line especially funny</text:p>
          </table:table-cell>
          <table:table-cell office:value-type="string">
            <text:p>up comedy thursday</text:p>
          </table:table-cell>
          <table:table-cell office:value-type="string">
            <text:p>dont root colts</text:p>
          </table:table-cell>
          <table:table-cell office:value-type="string">
            <text:p>large feet can</text:p>
          </table:table-cell>
        </table:table-row>
        <table:table-row table:style-name="ro2">
          <table:table-cell office:value-type="string">
            <text:p>day fun night</text:p>
          </table:table-cell>
          <table:table-cell office:value-type="string">
            <text:p>hours reading about</text:p>
          </table:table-cell>
          <table:table-cell office:value-type="string">
            <text:p>put me yet</text:p>
          </table:table-cell>
          <table:table-cell office:value-type="string">
            <text:p>now everything order</text:p>
          </table:table-cell>
          <table:table-cell office:value-type="string">
            <text:p>river reach my</text:p>
          </table:table-cell>
        </table:table-row>
        <table:table-row table:style-name="ro2">
          <table:table-cell office:value-type="string">
            <text:p>everyone nice birthday</text:p>
          </table:table-cell>
          <table:table-cell office:value-type="string">
            <text:p>my dad telling</text:p>
          </table:table-cell>
          <table:table-cell office:value-type="string">
            <text:p>bringing milk inside</text:p>
          </table:table-cell>
          <table:table-cell office:value-type="string">
            <text:p>way celebrate year</text:p>
          </table:table-cell>
          <table:table-cell office:value-type="string">
            <text:p>saw propname wtc</text:p>
          </table:table-cell>
        </table:table-row>
        <table:table-row table:style-name="ro2">
          <table:table-cell office:value-type="string">
            <text:p>took me back</text:p>
          </table:table-cell>
          <table:table-cell office:value-type="string">
            <text:p>changing gears nurse</text:p>
          </table:table-cell>
          <table:table-cell office:value-type="string">
            <text:p>good documentary very</text:p>
          </table:table-cell>
          <table:table-cell office:value-type="string">
            <text:p>apparently applied law</text:p>
          </table:table-cell>
          <table:table-cell office:value-type="string">
            <text:p>difficult see make</text:p>
          </table:table-cell>
        </table:table-row>
        <table:table-row table:style-name="ro2">
          <table:table-cell office:value-type="string">
            <text:p>whatever way master</text:p>
          </table:table-cell>
          <table:table-cell office:value-type="string">
            <text:p>got charcoals christmas</text:p>
          </table:table-cell>
          <table:table-cell office:value-type="string">
            <text:p>public pools yuk</text:p>
          </table:table-cell>
          <table:table-cell office:value-type="string">
            <text:p>day get out</text:p>
          </table:table-cell>
          <table:table-cell office:value-type="string">
            <text:p>misses buddies back</text:p>
          </table:table-cell>
        </table:table-row>
        <table:table-row table:style-name="ro2">
          <table:table-cell office:value-type="string">
            <text:p>damn fox glee</text:p>
          </table:table-cell>
          <table:table-cell office:value-type="string">
            <text:p>making drinks annoying</text:p>
          </table:table-cell>
          <table:table-cell office:value-type="string">
            <text:p>afternoon stratford upon</text:p>
          </table:table-cell>
          <table:table-cell office:value-type="string">
            <text:p>going out my</text:p>
          </table:table-cell>
          <table:table-cell office:value-type="string">
            <text:p>drawn helicopter circling</text:p>
          </table:table-cell>
        </table:table-row>
        <table:table-row table:style-name="ro2">
          <table:table-cell office:value-type="string">
            <text:p>whats symbolic meaning</text:p>
          </table:table-cell>
          <table:table-cell office:value-type="string">
            <text:p>torture watching propname</text:p>
          </table:table-cell>
          <table:table-cell office:value-type="string">
            <text:p>comes autumn cold</text:p>
          </table:table-cell>
          <table:table-cell office:value-type="string">
            <text:p>see whats left</text:p>
          </table:table-cell>
          <table:table-cell office:value-type="string">
            <text:p>beer then grow</text:p>
          </table:table-cell>
        </table:table-row>
        <table:table-row table:style-name="ro2">
          <table:table-cell office:value-type="string">
            <text:p>well didnt see</text:p>
          </table:table-cell>
          <table:table-cell office:value-type="string">
            <text:p>cant sleep just</text:p>
          </table:table-cell>
          <table:table-cell office:value-type="string">
            <text:p>lyric opera hmm</text:p>
          </table:table-cell>
          <table:table-cell office:value-type="string">
            <text:p>feet upon rock</text:p>
          </table:table-cell>
          <table:table-cell office:value-type="string">
            <text:p>thank veteran dammit</text:p>
          </table:table-cell>
        </table:table-row>
        <table:table-row table:style-name="ro2">
          <table:table-cell office:value-type="string">
            <text:p>my house pittsburgh</text:p>
          </table:table-cell>
          <table:table-cell office:value-type="string">
            <text:p>im sorry baby</text:p>
          </table:table-cell>
          <table:table-cell office:value-type="string">
            <text:p>total cost books</text:p>
          </table:table-cell>
          <table:table-cell office:value-type="string">
            <text:p>gig starting monday</text:p>
          </table:table-cell>
          <table:table-cell office:value-type="string">
            <text:p>dune longue rie</text:p>
          </table:table-cell>
        </table:table-row>
        <table:table-row table:style-name="ro2">
          <table:table-cell office:value-type="string">
            <text:p>reunited feels good</text:p>
          </table:table-cell>
          <table:table-cell office:value-type="string">
            <text:p>pretty upset cause</text:p>
          </table:table-cell>
          <table:table-cell office:value-type="string">
            <text:p>until just now</text:p>
          </table:table-cell>
          <table:table-cell office:value-type="string">
            <text:p>am saturday far</text:p>
          </table:table-cell>
          <table:table-cell office:value-type="string">
            <text:p>couldnt find wire</text:p>
          </table:table-cell>
        </table:table-row>
        <table:table-row table:style-name="ro2">
          <table:table-cell office:value-type="string">
            <text:p>bed rest given</text:p>
          </table:table-cell>
          <table:table-cell office:value-type="string">
            <text:p>me ayudaron dem</text:p>
          </table:table-cell>
          <table:table-cell office:value-type="string">
            <text:p>call me your</text:p>
          </table:table-cell>
          <table:table-cell office:value-type="string">
            <text:p>attracting incompetence today</text:p>
          </table:table-cell>
          <table:table-cell office:value-type="string">
            <text:p>wednesday night yes</text:p>
          </table:table-cell>
        </table:table-row>
        <table:table-row table:style-name="ro2">
          <table:table-cell office:value-type="string">
            <text:p>time seeing everyone</text:p>
          </table:table-cell>
          <table:table-cell office:value-type="string">
            <text:p>well claims narcissism</text:p>
          </table:table-cell>
          <table:table-cell office:value-type="string">
            <text:p>crap crap know</text:p>
          </table:table-cell>
          <table:table-cell office:value-type="string">
            <text:p>going eric see</text:p>
          </table:table-cell>
          <table:table-cell office:value-type="string">
            <text:p>blog isnt helping</text:p>
          </table:table-cell>
        </table:table-row>
        <table:table-row table:style-name="ro2">
          <table:table-cell office:value-type="string">
            <text:p>north face judgement</text:p>
          </table:table-cell>
          <table:table-cell office:value-type="string">
            <text:p>air propose homeowners</text:p>
          </table:table-cell>
          <table:table-cell office:value-type="string">
            <text:p>eating apple got</text:p>
          </table:table-cell>
          <table:table-cell office:value-type="string">
            <text:p>passed national emt</text:p>
          </table:table-cell>
          <table:table-cell office:value-type="string">
            <text:p>actually virgo lol</text:p>
          </table:table-cell>
        </table:table-row>
        <table:table-row table:style-name="ro2">
          <table:table-cell office:value-type="string">
            <text:p>little early birthday</text:p>
          </table:table-cell>
          <table:table-cell office:value-type="string">
            <text:p>gray wool coat</text:p>
          </table:table-cell>
          <table:table-cell office:value-type="string">
            <text:p>come back thanks</text:p>
          </table:table-cell>
          <table:table-cell office:value-type="string">
            <text:p>super excited about</text:p>
          </table:table-cell>
          <table:table-cell office:value-type="string">
            <text:p>night planned state</text:p>
          </table:table-cell>
        </table:table-row>
        <table:table-row table:style-name="ro2">
          <table:table-cell office:value-type="string">
            <text:p>chili after propname</text:p>
          </table:table-cell>
          <table:table-cell office:value-type="string">
            <text:p>electronics giving out</text:p>
          </table:table-cell>
          <table:table-cell office:value-type="string">
            <text:p>propname pictures come</text:p>
          </table:table-cell>
          <table:table-cell office:value-type="string">
            <text:p>oi then work</text:p>
          </table:table-cell>
          <table:table-cell office:value-type="string">
            <text:p>man sold kidney</text:p>
          </table:table-cell>
        </table:table-row>
        <table:table-row table:style-name="ro2">
          <table:table-cell office:value-type="string">
            <text:p>your true reflection</text:p>
          </table:table-cell>
          <table:table-cell office:value-type="string">
            <text:p>wow im sooo</text:p>
          </table:table-cell>
          <table:table-cell office:value-type="string">
            <text:p>wise speak only</text:p>
          </table:table-cell>
          <table:table-cell office:value-type="string">
            <text:p>check fortunate prayers</text:p>
          </table:table-cell>
          <table:table-cell office:value-type="string">
            <text:p>work am tired</text:p>
          </table:table-cell>
        </table:table-row>
        <table:table-row table:style-name="ro2">
          <table:table-cell office:value-type="string">
            <text:p>connor crabby im</text:p>
          </table:table-cell>
          <table:table-cell office:value-type="string">
            <text:p>man gives me</text:p>
          </table:table-cell>
          <table:table-cell office:value-type="string">
            <text:p>projects ideas inspirations</text:p>
          </table:table-cell>
          <table:table-cell office:value-type="string">
            <text:p>good anyway want</text:p>
          </table:table-cell>
          <table:table-cell office:value-type="string">
            <text:p>area idea whats</text:p>
          </table:table-cell>
        </table:table-row>
        <table:table-row table:style-name="ro2">
          <table:table-cell office:value-type="string">
            <text:p>get here soon</text:p>
          </table:table-cell>
          <table:table-cell office:value-type="string">
            <text:p>stuck home doing</text:p>
          </table:table-cell>
          <table:table-cell office:value-type="string">
            <text:p>hippies serve nothing</text:p>
          </table:table-cell>
          <table:table-cell office:value-type="string">
            <text:p>charlie brown christmas</text:p>
          </table:table-cell>
          <table:table-cell office:value-type="string">
            <text:p>my inbox any</text:p>
          </table:table-cell>
        </table:table-row>
        <table:table-row table:style-name="ro2">
          <table:table-cell office:value-type="string">
            <text:p>lord my portion</text:p>
          </table:table-cell>
          <table:table-cell office:value-type="string">
            <text:p>enjoying tiny poetry</text:p>
          </table:table-cell>
          <table:table-cell office:value-type="string">
            <text:p>forgot propname going</text:p>
          </table:table-cell>
          <table:table-cell office:value-type="string">
            <text:p>hatred christ summed</text:p>
          </table:table-cell>
          <table:table-cell office:value-type="string">
            <text:p>orders today sick</text:p>
          </table:table-cell>
        </table:table-row>
        <table:table-row table:style-name="ro2">
          <table:table-cell office:value-type="string">
            <text:p>person used terms</text:p>
          </table:table-cell>
          <table:table-cell office:value-type="string">
            <text:p>find my phone</text:p>
          </table:table-cell>
          <table:table-cell office:value-type="string">
            <text:p>cant decide good</text:p>
          </table:table-cell>
          <table:table-cell office:value-type="string">
            <text:p>our university co</text:p>
          </table:table-cell>
          <table:table-cell office:value-type="string">
            <text:p>love my coworkers</text:p>
          </table:table-cell>
        </table:table-row>
        <table:table-row table:style-name="ro2">
          <table:table-cell office:value-type="string">
            <text:p>put monies energy</text:p>
          </table:table-cell>
          <table:table-cell office:value-type="string">
            <text:p>due moz monday</text:p>
          </table:table-cell>
          <table:table-cell office:value-type="string">
            <text:p>bestie propname love</text:p>
          </table:table-cell>
          <table:table-cell office:value-type="string">
            <text:p>everyone fill out</text:p>
          </table:table-cell>
          <table:table-cell office:value-type="string">
            <text:p>catching up sleep</text:p>
          </table:table-cell>
        </table:table-row>
        <table:table-row table:style-name="ro2">
          <table:table-cell office:value-type="string">
            <text:p>home study clean</text:p>
          </table:table-cell>
          <table:table-cell office:value-type="string">
            <text:p>here come right</text:p>
          </table:table-cell>
          <table:table-cell office:value-type="string">
            <text:p>me gave me</text:p>
          </table:table-cell>
          <table:table-cell office:value-type="string">
            <text:p>pantry minutes after</text:p>
          </table:table-cell>
          <table:table-cell office:value-type="string">
            <text:p>bottle wish including</text:p>
          </table:table-cell>
        </table:table-row>
        <table:table-row table:style-name="ro2">
          <table:table-cell office:value-type="string">
            <text:p>see mu sochua</text:p>
          </table:table-cell>
          <table:table-cell office:value-type="string">
            <text:p>love college cant</text:p>
          </table:table-cell>
          <table:table-cell office:value-type="string">
            <text:p>salted caramel sauce</text:p>
          </table:table-cell>
          <table:table-cell office:value-type="string">
            <text:p>eye rubbed now</text:p>
          </table:table-cell>
          <table:table-cell office:value-type="string">
            <text:p>like times pains</text:p>
          </table:table-cell>
        </table:table-row>
        <table:table-row table:style-name="ro2">
          <table:table-cell office:value-type="string">
            <text:p>hmm next weekend</text:p>
          </table:table-cell>
          <table:table-cell office:value-type="string">
            <text:p>gotz shoes hooray</text:p>
          </table:table-cell>
          <table:table-cell office:value-type="string">
            <text:p>nobel prize lets</text:p>
          </table:table-cell>
          <table:table-cell office:value-type="string">
            <text:p>venta vestidos camisas</text:p>
          </table:table-cell>
          <table:table-cell office:value-type="string">
            <text:p>slept twelve hours</text:p>
          </table:table-cell>
        </table:table-row>
        <table:table-row table:style-name="ro2">
          <table:table-cell office:value-type="string">
            <text:p>first few days</text:p>
          </table:table-cell>
          <table:table-cell office:value-type="string">
            <text:p>about dont like</text:p>
          </table:table-cell>
          <table:table-cell office:value-type="string">
            <text:p>dinner table because</text:p>
          </table:table-cell>
          <table:table-cell office:value-type="string">
            <text:p>grind complacent our</text:p>
          </table:table-cell>
          <table:table-cell office:value-type="string">
            <text:p>everything go wrong</text:p>
          </table:table-cell>
        </table:table-row>
        <table:table-row table:style-name="ro2">
          <table:table-cell office:value-type="string">
            <text:p>experienced first clarksburg</text:p>
          </table:table-cell>
          <table:table-cell office:value-type="string">
            <text:p>home day please</text:p>
          </table:table-cell>
          <table:table-cell office:value-type="string">
            <text:p>beach anyone want</text:p>
          </table:table-cell>
          <table:table-cell office:value-type="string">
            <text:p>try sometimes youll</text:p>
          </table:table-cell>
          <table:table-cell office:value-type="string">
            <text:p>made bird right</text:p>
          </table:table-cell>
        </table:table-row>
        <table:table-row table:style-name="ro2">
          <table:table-cell office:value-type="string">
            <text:p>propname getting my</text:p>
          </table:table-cell>
          <table:table-cell office:value-type="string">
            <text:p>bio years education</text:p>
          </table:table-cell>
          <table:table-cell office:value-type="string">
            <text:p>breathe how take</text:p>
          </table:table-cell>
          <table:table-cell office:value-type="string">
            <text:p>hoping propname slept</text:p>
          </table:table-cell>
          <table:table-cell office:value-type="string">
            <text:p>me siento apenas</text:p>
          </table:table-cell>
        </table:table-row>
        <table:table-row table:style-name="ro2">
          <table:table-cell office:value-type="string">
            <text:p>know boston wants</text:p>
          </table:table-cell>
          <table:table-cell office:value-type="string">
            <text:p>caltech california here</text:p>
          </table:table-cell>
          <table:table-cell office:value-type="string">
            <text:p>dentist man cometh</text:p>
          </table:table-cell>
          <table:table-cell office:value-type="string">
            <text:p>missed forest smacked</text:p>
          </table:table-cell>
          <table:table-cell office:value-type="string">
            <text:p>propname being here</text:p>
          </table:table-cell>
        </table:table-row>
        <table:table-row table:style-name="ro2">
          <table:table-cell office:value-type="string">
            <text:p>man realization necessity</text:p>
          </table:table-cell>
          <table:table-cell office:value-type="string">
            <text:p>release day late</text:p>
          </table:table-cell>
          <table:table-cell office:value-type="string">
            <text:p>wants know anyone</text:p>
          </table:table-cell>
          <table:table-cell office:value-type="string">
            <text:p>kindness goodness gentleness</text:p>
          </table:table-cell>
          <table:table-cell office:value-type="string">
            <text:p>apart continuous traffic</text:p>
          </table:table-cell>
        </table:table-row>
        <table:table-row table:style-name="ro2">
          <table:table-cell office:value-type="string">
            <text:p>mas bus top</text:p>
          </table:table-cell>
          <table:table-cell office:value-type="string">
            <text:p>stop hurting other</text:p>
          </table:table-cell>
          <table:table-cell office:value-type="string">
            <text:p>mobile next year</text:p>
          </table:table-cell>
          <table:table-cell office:value-type="string">
            <text:p>emotional response death</text:p>
          </table:table-cell>
          <table:table-cell office:value-type="string">
            <text:p>john bound days</text:p>
          </table:table-cell>
        </table:table-row>
        <table:table-row table:style-name="ro2">
          <table:table-cell office:value-type="string">
            <text:p>pleasure life doing</text:p>
          </table:table-cell>
          <table:table-cell office:value-type="string">
            <text:p>few years ago</text:p>
          </table:table-cell>
          <table:table-cell office:value-type="string">
            <text:p>chance long time</text:p>
          </table:table-cell>
          <table:table-cell office:value-type="string">
            <text:p>gulf between author</text:p>
          </table:table-cell>
          <table:table-cell office:value-type="string">
            <text:p>neck somehow should</text:p>
          </table:table-cell>
        </table:table-row>
        <table:table-row table:style-name="ro2">
          <table:table-cell office:value-type="string">
            <text:p>dome light go</text:p>
          </table:table-cell>
          <table:table-cell office:value-type="string">
            <text:p>got portraits today</text:p>
          </table:table-cell>
          <table:table-cell office:value-type="string">
            <text:p>music blames late</text:p>
          </table:table-cell>
          <table:table-cell office:value-type="string">
            <text:p>lets see survive</text:p>
          </table:table-cell>
          <table:table-cell office:value-type="string">
            <text:p>inevitably begins pounding</text:p>
          </table:table-cell>
        </table:table-row>
        <table:table-row table:style-name="ro2">
          <table:table-cell office:value-type="string">
            <text:p>old poetry hers</text:p>
          </table:table-cell>
          <table:table-cell office:value-type="string">
            <text:p>because knows soon</text:p>
          </table:table-cell>
          <table:table-cell office:value-type="string">
            <text:p>read notes top</text:p>
          </table:table-cell>
          <table:table-cell office:value-type="string">
            <text:p>until get home</text:p>
          </table:table-cell>
          <table:table-cell office:value-type="string">
            <text:p>midterm much happier</text:p>
          </table:table-cell>
        </table:table-row>
        <table:table-row table:style-name="ro2">
          <table:table-cell office:value-type="string">
            <text:p>selfindulgent bliss bad</text:p>
          </table:table-cell>
          <table:table-cell office:value-type="string">
            <text:p>fan just told</text:p>
          </table:table-cell>
          <table:table-cell office:value-type="string">
            <text:p>attack state fair</text:p>
          </table:table-cell>
          <table:table-cell office:value-type="string">
            <text:p>cannot find episode</text:p>
          </table:table-cell>
          <table:table-cell office:value-type="string">
            <text:p>doesnt get tennis</text:p>
          </table:table-cell>
        </table:table-row>
        <table:table-row table:style-name="ro2">
          <table:table-cell office:value-type="string">
            <text:p>my troath hurts</text:p>
          </table:table-cell>
          <table:table-cell office:value-type="string">
            <text:p>my first bouquet</text:p>
          </table:table-cell>
          <table:table-cell office:value-type="string">
            <text:p>first memory me</text:p>
          </table:table-cell>
          <table:table-cell office:value-type="string">
            <text:p>how did go</text:p>
          </table:table-cell>
          <table:table-cell office:value-type="string">
            <text:p>trying out mini</text:p>
          </table:table-cell>
        </table:table-row>
        <table:table-row table:style-name="ro2">
          <table:table-cell office:value-type="string">
            <text:p>itching continues stings</text:p>
          </table:table-cell>
          <table:table-cell office:value-type="string">
            <text:p>everything fine until</text:p>
          </table:table-cell>
          <table:table-cell office:value-type="string">
            <text:p>fill out personal</text:p>
          </table:table-cell>
          <table:table-cell office:value-type="string">
            <text:p>propname could enjoy</text:p>
          </table:table-cell>
          <table:table-cell office:value-type="string">
            <text:p>drown bittersweet victory</text:p>
          </table:table-cell>
        </table:table-row>
        <table:table-row table:style-name="ro2">
          <table:table-cell office:value-type="string">
            <text:p>making yet another</text:p>
          </table:table-cell>
          <table:table-cell office:value-type="string">
            <text:p>hair quite bit</text:p>
          </table:table-cell>
          <table:table-cell office:value-type="string">
            <text:p>beans rice beans</text:p>
          </table:table-cell>
          <table:table-cell office:value-type="string">
            <text:p>louisian bar exam</text:p>
          </table:table-cell>
          <table:table-cell office:value-type="string">
            <text:p>month complete thesis</text:p>
          </table:table-cell>
        </table:table-row>
        <table:table-row table:style-name="ro2">
          <table:table-cell office:value-type="string">
            <text:p>many our players</text:p>
          </table:table-cell>
          <table:table-cell office:value-type="string">
            <text:p>gotta get out</text:p>
          </table:table-cell>
          <table:table-cell office:value-type="string">
            <text:p>turkey lebanon israel</text:p>
          </table:table-cell>
          <table:table-cell office:value-type="string">
            <text:p>rodri que es</text:p>
          </table:table-cell>
          <table:table-cell office:value-type="string">
            <text:p>live grass seed</text:p>
          </table:table-cell>
        </table:table-row>
        <table:table-row table:style-name="ro2">
          <table:table-cell office:value-type="string">
            <text:p>fine until isn</text:p>
          </table:table-cell>
          <table:table-cell office:value-type="string">
            <text:p>nothing personal against</text:p>
          </table:table-cell>
          <table:table-cell office:value-type="string">
            <text:p>awesome people like</text:p>
          </table:table-cell>
          <table:table-cell office:value-type="string">
            <text:p>resumes today am</text:p>
          </table:table-cell>
          <table:table-cell office:value-type="string">
            <text:p>selfish ones propname</text:p>
          </table:table-cell>
        </table:table-row>
        <table:table-row table:style-name="ro2">
          <table:table-cell office:value-type="string">
            <text:p>nobodys looking loophole</text:p>
          </table:table-cell>
          <table:table-cell office:value-type="string">
            <text:p>christmas happy year</text:p>
          </table:table-cell>
          <table:table-cell office:value-type="string">
            <text:p>unease about idea</text:p>
          </table:table-cell>
          <table:table-cell office:value-type="string">
            <text:p>thankfully did alright</text:p>
          </table:table-cell>
          <table:table-cell office:value-type="string">
            <text:p>put work only</text:p>
          </table:table-cell>
        </table:table-row>
        <table:table-row table:style-name="ro2">
          <table:table-cell office:value-type="string">
            <text:p>then home clean</text:p>
          </table:table-cell>
          <table:table-cell office:value-type="string">
            <text:p>non stop days</text:p>
          </table:table-cell>
          <table:table-cell office:value-type="string">
            <text:p>too much crap</text:p>
          </table:table-cell>
          <table:table-cell office:value-type="string">
            <text:p>dead tomorrow hasnt</text:p>
          </table:table-cell>
          <table:table-cell office:value-type="string">
            <text:p>should frozen carbonite</text:p>
          </table:table-cell>
        </table:table-row>
        <table:table-row table:style-name="ro2">
          <table:table-cell office:value-type="string">
            <text:p>just checked see</text:p>
          </table:table-cell>
          <table:table-cell office:value-type="string">
            <text:p>month went see</text:p>
          </table:table-cell>
          <table:table-cell office:value-type="string">
            <text:p>am weak then</text:p>
          </table:table-cell>
          <table:table-cell office:value-type="string">
            <text:p>add even perfection</text:p>
          </table:table-cell>
          <table:table-cell office:value-type="string">
            <text:p>people around immediate</text:p>
          </table:table-cell>
        </table:table-row>
        <table:table-row table:style-name="ro2">
          <table:table-cell office:value-type="string">
            <text:p>going home today</text:p>
          </table:table-cell>
          <table:table-cell office:value-type="string">
            <text:p>ass raped propname</text:p>
          </table:table-cell>
          <table:table-cell office:value-type="string">
            <text:p>having language preference</text:p>
          </table:table-cell>
          <table:table-cell office:value-type="string">
            <text:p>seriously going insane</text:p>
          </table:table-cell>
          <table:table-cell office:value-type="string">
            <text:p>men win course</text:p>
          </table:table-cell>
        </table:table-row>
        <table:table-row table:style-name="ro2">
          <table:table-cell office:value-type="string">
            <text:p>studying next two</text:p>
          </table:table-cell>
          <table:table-cell office:value-type="string">
            <text:p>constantly hit adversity</text:p>
          </table:table-cell>
          <table:table-cell office:value-type="string">
            <text:p>movie animator like</text:p>
          </table:table-cell>
          <table:table-cell office:value-type="string">
            <text:p>crunchy food before</text:p>
          </table:table-cell>
          <table:table-cell office:value-type="string">
            <text:p>uhhhhh how intense</text:p>
          </table:table-cell>
        </table:table-row>
        <table:table-row table:style-name="ro2">
          <table:table-cell office:value-type="string">
            <text:p>know seen agesss</text:p>
          </table:table-cell>
          <table:table-cell office:value-type="string">
            <text:p>propname propname well</text:p>
          </table:table-cell>
          <table:table-cell office:value-type="string">
            <text:p>something sick person</text:p>
          </table:table-cell>
          <table:table-cell office:value-type="string">
            <text:p>cheese homemade mac</text:p>
          </table:table-cell>
          <table:table-cell office:value-type="string">
            <text:p>rock fuck out</text:p>
          </table:table-cell>
        </table:table-row>
        <table:table-row table:style-name="ro2">
          <table:table-cell office:value-type="string">
            <text:p>praised every step</text:p>
          </table:table-cell>
          <table:table-cell office:value-type="string">
            <text:p>fall weather love</text:p>
          </table:table-cell>
          <table:table-cell office:value-type="string">
            <text:p>wishes everyone great</text:p>
          </table:table-cell>
          <table:table-cell office:value-type="string">
            <text:p>zero two three</text:p>
          </table:table-cell>
          <table:table-cell office:value-type="string">
            <text:p>wrong me soon</text:p>
          </table:table-cell>
        </table:table-row>
        <table:table-row table:style-name="ro2">
          <table:table-cell office:value-type="string">
            <text:p>things accomplished today</text:p>
          </table:table-cell>
          <table:table-cell office:value-type="string">
            <text:p>gift card amazing</text:p>
          </table:table-cell>
          <table:table-cell office:value-type="string">
            <text:p>today nobody want</text:p>
          </table:table-cell>
          <table:table-cell office:value-type="string">
            <text:p>can take away</text:p>
          </table:table-cell>
          <table:table-cell office:value-type="string">
            <text:p>pastor cool people</text:p>
          </table:table-cell>
        </table:table-row>
        <table:table-row table:style-name="ro2">
          <table:table-cell office:value-type="string">
            <text:p>apple got stranger</text:p>
          </table:table-cell>
          <table:table-cell office:value-type="string">
            <text:p>wont go away</text:p>
          </table:table-cell>
          <table:table-cell office:value-type="string">
            <text:p>site engineering wont</text:p>
          </table:table-cell>
          <table:table-cell office:value-type="string">
            <text:p>around top down</text:p>
          </table:table-cell>
          <table:table-cell office:value-type="string">
            <text:p>reset because recent</text:p>
          </table:table-cell>
        </table:table-row>
        <table:table-row table:style-name="ro2">
          <table:table-cell office:value-type="string">
            <text:p>can double dip</text:p>
          </table:table-cell>
          <table:table-cell office:value-type="string">
            <text:p>facebook doesnt remember</text:p>
          </table:table-cell>
          <table:table-cell office:value-type="string">
            <text:p>check back tonight</text:p>
          </table:table-cell>
          <table:table-cell office:value-type="string">
            <text:p>start using post</text:p>
          </table:table-cell>
          <table:table-cell office:value-type="string">
            <text:p>october shout out</text:p>
          </table:table-cell>
        </table:table-row>
        <table:table-row table:style-name="ro2">
          <table:table-cell office:value-type="string">
            <text:p>quote plesantly surprised</text:p>
          </table:table-cell>
          <table:table-cell office:value-type="string">
            <text:p>kids cartoons wishing</text:p>
          </table:table-cell>
          <table:table-cell office:value-type="string">
            <text:p>love rainbow race</text:p>
          </table:table-cell>
          <table:table-cell office:value-type="string">
            <text:p>could afford gown</text:p>
          </table:table-cell>
          <table:table-cell office:value-type="string">
            <text:p>know fair catch</text:p>
          </table:table-cell>
        </table:table-row>
        <table:table-row table:style-name="ro2">
          <table:table-cell office:value-type="string">
            <text:p>about celeb dying</text:p>
          </table:table-cell>
          <table:table-cell office:value-type="string">
            <text:p>today cant wait</text:p>
          </table:table-cell>
          <table:table-cell office:value-type="string">
            <text:p>ended care about</text:p>
          </table:table-cell>
          <table:table-cell office:value-type="string">
            <text:p>early anyone want</text:p>
          </table:table-cell>
          <table:table-cell office:value-type="string">
            <text:p>today finds moms</text:p>
          </table:table-cell>
        </table:table-row>
        <table:table-row table:style-name="ro2">
          <table:table-cell office:value-type="string">
            <text:p>long beard caught</text:p>
          </table:table-cell>
          <table:table-cell office:value-type="string">
            <text:p>especially da mornin</text:p>
          </table:table-cell>
          <table:table-cell office:value-type="string">
            <text:p>teaching already sunday</text:p>
          </table:table-cell>
          <table:table-cell office:value-type="string">
            <text:p>should happen often</text:p>
          </table:table-cell>
          <table:table-cell office:value-type="string">
            <text:p>mmm mmm turkey</text:p>
          </table:table-cell>
        </table:table-row>
        <table:table-row table:style-name="ro2">
          <table:table-cell office:value-type="string">
            <text:p>how ridiculously excited</text:p>
          </table:table-cell>
          <table:table-cell office:value-type="string">
            <text:p>real thought mythical</text:p>
          </table:table-cell>
          <table:table-cell office:value-type="string">
            <text:p>got here last</text:p>
          </table:table-cell>
          <table:table-cell office:value-type="string">
            <text:p>back work me</text:p>
          </table:table-cell>
          <table:table-cell office:value-type="string">
            <text:p>une question qui</text:p>
          </table:table-cell>
        </table:table-row>
        <table:table-row table:style-name="ro2">
          <table:table-cell office:value-type="string">
            <text:p>fail then keep</text:p>
          </table:table-cell>
          <table:table-cell office:value-type="string">
            <text:p>figure out everything</text:p>
          </table:table-cell>
          <table:table-cell office:value-type="string">
            <text:p>trying scratch bed</text:p>
          </table:table-cell>
          <table:table-cell office:value-type="string">
            <text:p>go then finally</text:p>
          </table:table-cell>
          <table:table-cell office:value-type="string">
            <text:p>because thermo first</text:p>
          </table:table-cell>
        </table:table-row>
        <table:table-row table:style-name="ro2">
          <table:table-cell office:value-type="string">
            <text:p>through next weeks</text:p>
          </table:table-cell>
          <table:table-cell office:value-type="string">
            <text:p>anger use cream</text:p>
          </table:table-cell>
          <table:table-cell office:value-type="string">
            <text:p>same together can</text:p>
          </table:table-cell>
          <table:table-cell office:value-type="string">
            <text:p>exams postponed like</text:p>
          </table:table-cell>
          <table:table-cell office:value-type="string">
            <text:p>tired etc right</text:p>
          </table:table-cell>
        </table:table-row>
        <table:table-row table:style-name="ro2" table:number-rows-repeated="104657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u </meta:initial-creator>
    <meta:creation-date>2014-04-13T11:33:17</meta:creation-date>
    <dc:date>2014-04-13T11:45:31</dc:date>
    <dc:creator>charu </dc:creator>
    <meta:editing-duration>PT8M40S</meta:editing-duration>
    <meta:editing-cycles>7</meta:editing-cycles>
    <meta:generator>LibreOffice/3.5$Linux_X86_64 LibreOffice_project/350m1$Build-2</meta:generator>
    <meta:document-statistic meta:table-count="3" meta:cell-count="10010" meta:object-count="0"/>
  </office:meta>
</office:document-meta>
</file>